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" svg:font-family="Gentium" style:font-pitch="variable"/>
    <style:font-face style:name="TeXGyreAdventor" svg:font-family="TeXGyreAdvento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0.8492in"/>
    </style:style>
    <style:style style:name="co6" style:family="table-column">
      <style:table-column-properties fo:break-before="auto" style:column-width="0.5327in"/>
    </style:style>
    <style:style style:name="co7" style:family="table-column">
      <style:table-column-properties fo:break-before="auto" style:column-width="0.7437in"/>
    </style:style>
    <style:style style:name="co8" style:family="table-column">
      <style:table-column-properties fo:break-before="auto" style:column-width="1.156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Gentium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ntium" fo:font-size="12pt" style:font-size-asian="12pt" style:font-size-complex="12pt"/>
    </style:style>
    <style:style style:name="ce5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style:font-name="Gentium" fo:font-size="12pt" style:font-size-asian="12pt" style:font-size-complex="12pt"/>
    </style:style>
    <style:style style:name="ce6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style:font-name="Gentium" fo:font-size="12pt" style:font-size-asian="12pt" style:font-size-complex="12pt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color="#004586" style:font-name="Gentium" fo:font-size="12pt" style:font-size-asian="12pt" style:font-size-complex="12pt"/>
    </style:style>
    <style:style style:name="ce8" style:family="table-cell" style:parent-style-name="Default">
      <style:table-cell-properties fo:background-color="#ff950e"/>
      <style:text-properties style:font-name="Gentium" fo:font-size="12pt" style:font-size-asian="12pt" style:font-size-complex="12pt"/>
    </style:style>
    <style:style style:name="ce9" style:family="table-cell" style:parent-style-name="Default">
      <style:table-cell-properties fo:background-color="#ffd320" style:text-align-source="fix" style:repeat-content="false"/>
      <style:paragraph-properties fo:text-align="end" fo:margin-left="0in"/>
      <style:text-properties style:font-name="Gentium" fo:font-size="12pt" style:font-size-asian="12pt" style:font-size-complex="12pt"/>
    </style:style>
    <style:style style:name="ce10" style:family="table-cell" style:parent-style-name="Default">
      <style:text-properties style:font-name="Gentium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950e"/>
      <style:text-properties style:font-name="Gentium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d320" style:text-align-source="fix" style:repeat-content="false"/>
      <style:paragraph-properties fo:text-align="center" fo:margin-left="0in"/>
      <style:text-properties style:font-name="Gentium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style:font-name="TeXGyreAdventor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tium" fo:font-size="12pt" style:font-size-asian="12pt" style:font-size-complex="12pt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font-name="Gentium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e6e6ff" style:text-align-source="fix" style:repeat-content="false"/>
      <style:paragraph-properties fo:text-align="end" fo:margin-left="0in"/>
      <style:text-properties style:font-name="Gentium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in"/>
      <style:text-properties style:font-name="Gentium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  <style:text-properties style:font-name="Gentium" fo:font-size="12pt" style:font-size-asian="12pt" style:font-size-complex="12pt"/>
    </style:style>
    <style:style style:name="ce21" style:family="table-cell" style:parent-style-name="Default" style:data-style-name="N129">
      <style:table-cell-properties fo:border-bottom="none" fo:background-color="#e6e6ff" fo:border-left="0.06pt solid #000000" fo:border-right="none" fo:border-top="none"/>
      <style:text-properties style:font-name="Gentium" fo:font-size="12pt" style:font-size-asian="12pt" style:font-size-complex="12pt"/>
    </style:style>
    <style:style style:name="ce22" style:family="table-cell" style:parent-style-name="Default" style:data-style-name="N129">
      <style:table-cell-properties fo:border-bottom="none" fo:background-color="#ff950e" style:text-align-source="fix" style:repeat-content="false" fo:border-left="none" fo:border-right="0.06pt solid #000000" fo:border-top="none"/>
      <style:paragraph-properties fo:text-align="center" fo:margin-left="0in"/>
      <style:text-properties style:font-name="Gentium" fo:font-size="12pt" style:font-size-asian="12pt" style:font-size-complex="12pt"/>
    </style:style>
    <style:style style:name="ce23" style:family="table-cell" style:parent-style-name="Default" style:data-style-name="N129">
      <style:table-cell-properties fo:border-bottom="none" fo:background-color="#ff950e" style:text-align-source="fix" style:repeat-content="false" fo:border-left="0.06pt solid #000000" fo:border-right="none" fo:border-top="none"/>
      <style:paragraph-properties fo:text-align="center" fo:margin-left="0in"/>
      <style:text-properties style:font-name="Gentium" fo:font-size="12pt" style:font-size-asian="12pt" style:font-size-complex="12pt"/>
    </style:style>
    <style:style style:name="ce24" style:family="table-cell" style:parent-style-name="Default" style:data-style-name="N129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  <style:text-properties style:font-name="Gentium" fo:font-size="12pt" style:font-size-asian="12pt" style:font-size-complex="12pt"/>
    </style:style>
    <style:style style:name="ce25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  <style:text-properties style:font-name="Gentium" fo:font-size="12pt" style:font-size-asian="12pt" style:font-size-complex="12pt"/>
    </style:style>
    <style:style style:name="ce27" style:family="table-cell" style:parent-style-name="Default" style:data-style-name="N129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  <style:text-properties style:font-name="Gentium" fo:font-size="12pt" style:font-size-asian="12pt" style:font-size-complex="12pt"/>
    </style:style>
    <style:style style:name="ce28" style:family="table-cell" style:parent-style-name="Default" style:data-style-name="N11">
      <style:table-cell-properties fo:background-color="#e6e6ff" style:text-align-source="fix" style:repeat-content="false" fo:border="none"/>
      <style:paragraph-properties fo:text-align="center" fo:margin-left="0in"/>
      <style:text-properties style:font-name="Gentium" fo:font-size="12pt" style:font-size-asian="12pt" style:font-size-complex="12pt"/>
    </style:style>
    <style:style style:name="ce29" style:family="table-cell" style:parent-style-name="Default" style:data-style-name="N11">
      <style:table-cell-properties fo:border-bottom="none" fo:background-color="#e6e6ff" fo:border-left="0.06pt solid #000000" fo:border-right="none" fo:border-top="none"/>
      <style:text-properties style:font-name="Gentium"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950e" style:text-align-source="fix" style:repeat-content="false" fo:border-left="none" fo:border-right="0.06pt solid #000000" fo:border-top="none"/>
      <style:paragraph-properties fo:text-align="center" fo:margin-left="0in"/>
      <style:text-properties style:font-name="Gentium"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style:font-name="Gentium" fo:font-size="12pt" style:font-size-asian="12pt" style:font-size-complex="12pt"/>
    </style:style>
    <style:style style:name="ce34" style:family="table-cell" style:parent-style-name="Default">
      <style:table-cell-properties fo:border-bottom="none" fo:background-color="#ff950e" fo:border-left="0.06pt solid #000000" fo:border-right="none" fo:border-top="none"/>
      <style:text-properties style:font-name="Gentium" fo:font-size="12pt" style:font-size-asian="12pt" style:font-size-complex="12pt"/>
    </style:style>
    <style:style style:name="ce35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Gentium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22">
      <style:table-cell-properties fo:border-bottom="none" fo:background-color="#ff950e" fo:border-left="0.06pt solid #000000" fo:border-right="none" fo:border-top="none"/>
      <style:text-properties fo:color="#004586" style:font-name="Gentium" fo:font-size="12pt" style:font-size-asian="12pt" style:font-size-complex="12pt"/>
    </style:style>
    <style:style style:name="ce37" style:family="table-cell" style:parent-style-name="Default">
      <style:table-cell-properties fo:border-bottom="none" fo:background-color="#ff950e" fo:border-left="0.06pt solid #000000" fo:border-right="none" fo:border-top="none"/>
      <style:text-properties style:font-name="Gentium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25">
      <style:table-cell-properties fo:background-color="#ff950e" style:text-align-source="fix" style:repeat-content="false"/>
      <style:paragraph-properties fo:text-align="center" fo:margin-left="0in"/>
      <style:text-properties style:font-name="Gentium" fo:font-size="12pt" style:font-size-asian="12pt" style:font-size-complex="12pt"/>
    </style:style>
    <style:style style:name="ce39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22">
      <style:table-cell-properties fo:background-color="#ff950e"/>
      <style:text-properties fo:color="#004586" style:font-name="Gentium" fo:font-size="12pt" style:font-size-asian="12pt" style:font-size-complex="12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1">
      <style:text-properties style:font-name="Gentium" fo:font-size="12pt" style:font-size-asian="12pt" style:font-size-complex="12pt"/>
    </style:style>
    <style:style style:name="ce43" style:family="table-cell" style:parent-style-name="Default" style:data-style-name="N11">
      <style:table-cell-properties fo:background-color="#ff950e"/>
      <style:text-properties fo:color="#004586" style:font-name="Gentium" fo:font-size="12pt" style:font-size-asian="12pt" style:font-size-complex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0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2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3"/>
          <table:table-cell table:style-name="ce2" table:number-columns-repeated="5"/>
          <table:table-cell table:style-name="ce17" office:value-type="string" calcext:value-type="string" table:number-columns-spanned="3" table:number-rows-spanned="1">
            <text:p>Total</text:p>
          </table:table-cell>
          <table:covered-table-cell table:number-columns-repeated="2" table:style-name="ce25"/>
          <table:table-cell table:style-name="ce31" office:value-type="string" calcext:value-type="string" table:number-columns-spanned="3" table:number-rows-spanned="1">
            <text:p>Kid Icarus</text:p>
          </table:table-cell>
          <table:covered-table-cell table:style-name="ce39"/>
          <table:covered-table-cell table:style-name="ce1"/>
          <table:table-cell table:style-name="ce31" office:value-type="string" calcext:value-type="string" table:number-columns-spanned="3" table:number-rows-spanned="1">
            <text:p>R-Type DX</text:p>
          </table:table-cell>
          <table:covered-table-cell table:style-name="ce39"/>
          <table:covered-table-cell table:style-name="ce1"/>
          <table:table-cell table:style-name="ce31" office:value-type="string" calcext:value-type="string" table:number-columns-spanned="3" table:number-rows-spanned="1">
            <text:p>F-18 Thunder Strike</text:p>
          </table:table-cell>
          <table:covered-table-cell table:number-columns-repeated="2" table:style-name="ce1"/>
          <table:table-cell table:style-name="ce31" office:value-type="string" calcext:value-type="string" table:number-columns-spanned="3" table:number-rows-spanned="1">
            <text:p>Formula One 2000</text:p>
          </table:table-cell>
          <table:covered-table-cell table:number-columns-repeated="2" table:style-name="ce1"/>
          <table:table-cell table:style-name="ce31" office:value-type="string" calcext:value-type="string" table:number-columns-spanned="3" table:number-rows-spanned="1">
            <text:p>Skate or Die (Bad 'N Rad)</text:p>
          </table:table-cell>
          <table:covered-table-cell table:number-columns-repeated="2" table:style-name="ce1"/>
          <table:table-cell table:style-name="ce1" table:number-columns-repeated="999"/>
        </table:table-row>
        <table:table-row table:style-name="ro1">
          <table:table-cell table:style-name="ce2" office:value-type="string" calcext:value-type="string">
            <text:p>Opcode</text:p>
          </table:table-cell>
          <table:table-cell table:style-name="ce3" office:value-type="string" calcext:value-type="string">
            <text:p>Opcode (0x)</text:p>
          </table:table-cell>
          <table:table-cell table:style-name="ce2" office:value-type="string" calcext:value-type="string">
            <text:p>Instruction</text:p>
          </table:table-cell>
          <table:table-cell table:style-name="ce13" office:value-type="string" calcext:value-type="string">
            <text:p>DELAY</text:p>
          </table:table-cell>
          <table:table-cell table:style-name="ce13" office:value-type="string" calcext:value-type="string">
            <text:p>RD_XOR_WR</text:p>
          </table:table-cell>
          <table:table-cell table:style-name="ce13" office:value-type="string" calcext:value-type="string">
            <text:p>RD_WR</text:p>
          </table:table-cell>
          <table:table-cell table:style-name="ce13" office:value-type="string" calcext:value-type="string">
            <text:p>Ext</text:p>
          </table:table-cell>
          <table:table-cell table:style-name="ce18" office:value-type="string" calcext:value-type="string">
            <text:p><text:s/>Usage </text:p>
          </table:table-cell>
          <table:table-cell table:style-name="ce25" office:value-type="string" calcext:value-type="string">
            <text:p><text:s/>Time</text:p>
          </table:table-cell>
          <table:table-cell table:style-name="ce25" office:value-type="string" calcext:value-type="string">
            <text:p>Percentage</text:p>
          </table:table-cell>
          <table:table-cell table:style-name="ce32" office:value-type="string" calcext:value-type="string">
            <text:p><text:s/>Usage </text:p>
          </table:table-cell>
          <table:table-cell table:style-name="ce2" office:value-type="string" calcext:value-type="string">
            <text:p><text:s/>Time</text:p>
          </table:table-cell>
          <table:table-cell table:style-name="ce41" office:value-type="string" calcext:value-type="string">
            <text:p>Percentage</text:p>
          </table:table-cell>
          <table:table-cell table:style-name="ce32" office:value-type="string" calcext:value-type="string">
            <text:p><text:s/>Usage </text:p>
          </table:table-cell>
          <table:table-cell table:style-name="ce2" office:value-type="string" calcext:value-type="string">
            <text:p><text:s/>Time</text:p>
          </table:table-cell>
          <table:table-cell table:style-name="ce41" office:value-type="string" calcext:value-type="string">
            <text:p>Percentage</text:p>
          </table:table-cell>
          <table:table-cell table:style-name="ce32" office:value-type="string" calcext:value-type="string">
            <text:p><text:s/>Usage </text:p>
          </table:table-cell>
          <table:table-cell table:style-name="ce2" office:value-type="string" calcext:value-type="string">
            <text:p><text:s/>Time</text:p>
          </table:table-cell>
          <table:table-cell table:style-name="ce41" office:value-type="string" calcext:value-type="string">
            <text:p>Percentage</text:p>
          </table:table-cell>
          <table:table-cell table:style-name="ce32" office:value-type="string" calcext:value-type="string">
            <text:p><text:s/>Usage </text:p>
          </table:table-cell>
          <table:table-cell table:style-name="ce2" office:value-type="string" calcext:value-type="string">
            <text:p><text:s/>Time</text:p>
          </table:table-cell>
          <table:table-cell table:style-name="ce41" office:value-type="string" calcext:value-type="string">
            <text:p>Percentage</text:p>
          </table:table-cell>
          <table:table-cell table:style-name="ce32" office:value-type="string" calcext:value-type="string">
            <text:p><text:s/>Usage </text:p>
          </table:table-cell>
          <table:table-cell table:style-name="ce2" office:value-type="string" calcext:value-type="string">
            <text:p><text:s/>Time</text:p>
          </table:table-cell>
          <table:table-cell table:style-name="ce41" office:value-type="string" calcext:value-type="string">
            <text:p>Percentage</text:p>
          </table:table-cell>
          <table:table-cell table:style-name="ce1"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p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3];[.N3];[.Q3];[.T3];[.W3])" office:value-type="float" office:value="1652345" calcext:value-type="float">
            <text:p>1652345</text:p>
          </table:table-cell>
          <table:table-cell table:style-name="ce19" table:formula="of:=SUM([.L3];[.O3];[.R3];[.U3];[.X3])" office:value-type="float" office:value="593334" calcext:value-type="float">
            <text:p>593334</text:p>
          </table:table-cell>
          <table:table-cell table:style-name="ce28" table:formula="of:=SUM([.M3];[.P3];[.S3];[.V3];[.Y3])" office:value-type="percentage" office:value="0.00227209059971974" calcext:value-type="percentage">
            <text:p>0.23%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2" table:formula="of:=[.K3]/[.$K$518]" office:value-type="percentage" office:value="0.00000000519549440075334" calcext:value-type="percentage">
            <text:p>0.00%</text:p>
          </table:table-cell>
          <table:table-cell office:value-type="float" office:value="1540099" calcext:value-type="float">
            <text:p>1540099</text:p>
          </table:table-cell>
          <table:table-cell office:value-type="float" office:value="556843" calcext:value-type="float">
            <text:p>556843</text:p>
          </table:table-cell>
          <table:table-cell table:style-name="ce42" table:formula="of:=[.N3]/[.N$518]" office:value-type="percentage" office:value="0.00204412346017849" calcext:value-type="percentage">
            <text:p>0.20%</text:p>
          </table:table-cell>
          <table:table-cell office:value-type="float" office:value="25208" calcext:value-type="float">
            <text:p>25208</text:p>
          </table:table-cell>
          <table:table-cell office:value-type="float" office:value="8773" calcext:value-type="float">
            <text:p>8773</text:p>
          </table:table-cell>
          <table:table-cell table:style-name="ce42" table:formula="of:=[.Q3]/[.Q$518]" office:value-type="percentage" office:value="0.0000705902808401335" calcext:value-type="percentage">
            <text:p>0.01%</text:p>
          </table:table-cell>
          <table:table-cell office:value-type="float" office:value="85580" calcext:value-type="float">
            <text:p>85580</text:p>
          </table:table-cell>
          <table:table-cell office:value-type="float" office:value="27282" calcext:value-type="float">
            <text:p>27282</text:p>
          </table:table-cell>
          <table:table-cell table:style-name="ce42" table:formula="of:=[.T3]/[.T$518]" office:value-type="percentage" office:value="0.000140422572772038" calcext:value-type="percentage">
            <text:p>0.01%</text:p>
          </table:table-cell>
          <table:table-cell office:value-type="float" office:value="1457" calcext:value-type="float">
            <text:p>1457</text:p>
          </table:table-cell>
          <table:table-cell office:value-type="float" office:value="435" calcext:value-type="float">
            <text:p>435</text:p>
          </table:table-cell>
          <table:table-cell table:style-name="ce42" table:formula="of:=[.W3]/[.W$518]" office:value-type="percentage" office:value="0.0000169490904346814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4];[.N4];[.Q4];[.T4];[.W4])" office:value-type="float" office:value="4033030" calcext:value-type="float">
            <text:p>4033030</text:p>
          </table:table-cell>
          <table:table-cell table:style-name="ce19" table:formula="of:=SUM([.L4];[.O4];[.R4];[.U4];[.X4])" office:value-type="float" office:value="1184219" calcext:value-type="float">
            <text:p>1184219</text:p>
          </table:table-cell>
          <table:table-cell table:style-name="ce28" table:formula="of:=SUM([.M4];[.P4];[.S4];[.V4];[.Y4])" office:value-type="percentage" office:value="0.00703257716597502" calcext:value-type="percentage">
            <text:p>0.70%</text:p>
          </table:table-cell>
          <table:table-cell table:style-name="ce1" office:value-type="float" office:value="30363" calcext:value-type="float">
            <text:p>30363</text:p>
          </table:table-cell>
          <table:table-cell table:style-name="ce1" office:value-type="float" office:value="11109" calcext:value-type="float">
            <text:p>11109</text:p>
          </table:table-cell>
          <table:table-cell table:style-name="ce42" table:formula="of:=[.K4]/[.$K$518]" office:value-type="percentage" office:value="0.000157750796490074" calcext:value-type="percentage">
            <text:p>0.02%</text:p>
          </table:table-cell>
          <table:table-cell office:value-type="float" office:value="2745129" calcext:value-type="float">
            <text:p>2745129</text:p>
          </table:table-cell>
          <table:table-cell office:value-type="float" office:value="810813" calcext:value-type="float">
            <text:p>810813</text:p>
          </table:table-cell>
          <table:table-cell table:style-name="ce42" table:formula="of:=[.N4]/[.N$518]" office:value-type="percentage" office:value="0.0036435207023161" calcext:value-type="percentage">
            <text:p>0.36%</text:p>
          </table:table-cell>
          <table:table-cell office:value-type="float" office:value="425831" calcext:value-type="float">
            <text:p>425831</text:p>
          </table:table-cell>
          <table:table-cell office:value-type="float" office:value="122868" calcext:value-type="float">
            <text:p>122868</text:p>
          </table:table-cell>
          <table:table-cell table:style-name="ce42" table:formula="of:=[.Q4]/[.Q$518]" office:value-type="percentage" office:value="0.00119245992861135" calcext:value-type="percentage">
            <text:p>0.12%</text:p>
          </table:table-cell>
          <table:table-cell office:value-type="float" office:value="764238" calcext:value-type="float">
            <text:p>764238</text:p>
          </table:table-cell>
          <table:table-cell office:value-type="float" office:value="214191" calcext:value-type="float">
            <text:p>214191</text:p>
          </table:table-cell>
          <table:table-cell table:style-name="ce42" table:formula="of:=[.T4]/[.T$518]" office:value-type="percentage" office:value="0.0012539876860266" calcext:value-type="percentage">
            <text:p>0.13%</text:p>
          </table:table-cell>
          <table:table-cell office:value-type="float" office:value="67469" calcext:value-type="float">
            <text:p>67469</text:p>
          </table:table-cell>
          <table:table-cell office:value-type="float" office:value="25238" calcext:value-type="float">
            <text:p>25238</text:p>
          </table:table-cell>
          <table:table-cell table:style-name="ce42" table:formula="of:=[.W4]/[.W$518]" office:value-type="percentage" office:value="0.000784858052530896" calcext:value-type="percentage">
            <text:p>0.08%</text:p>
          </table:table-cell>
          <table:table-cell table:style-name="ce1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ld (BC), 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5];[.N5];[.Q5];[.T5];[.W5])" office:value-type="float" office:value="301414" calcext:value-type="float">
            <text:p>301414</text:p>
          </table:table-cell>
          <table:table-cell table:style-name="ce19" table:formula="of:=SUM([.L5];[.O5];[.R5];[.U5];[.X5])" office:value-type="float" office:value="368197" calcext:value-type="float">
            <text:p>368197</text:p>
          </table:table-cell>
          <table:table-cell table:style-name="ce28" table:formula="of:=SUM([.M5];[.P5];[.S5];[.V5];[.Y5])" office:value-type="percentage" office:value="0.000754911872929339" calcext:value-type="percentage">
            <text:p>0.08%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23" calcext:value-type="float">
            <text:p>123</text:p>
          </table:table-cell>
          <table:table-cell table:style-name="ce42" table:formula="of:=[.K5]/[.$K$518]" office:value-type="percentage" office:value="0.000000410444057659514" calcext:value-type="percentage">
            <text:p>0.00%</text:p>
          </table:table-cell>
          <table:table-cell office:value-type="float" office:value="120512" calcext:value-type="float">
            <text:p>120512</text:p>
          </table:table-cell>
          <table:table-cell office:value-type="float" office:value="155810" calcext:value-type="float">
            <text:p>155810</text:p>
          </table:table-cell>
          <table:table-cell table:style-name="ce42" table:formula="of:=[.N5]/[.N$518]" office:value-type="percentage" office:value="0.000159951669621908" calcext:value-type="percentage">
            <text:p>0.02%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style-name="ce42" table:formula="of:=[.Q5]/[.Q$518]" office:value-type="percentage" office:value="0.000000378042205387894" calcext:value-type="percentage">
            <text:p>0.00%</text:p>
          </table:table-cell>
          <table:table-cell office:value-type="float" office:value="150895" calcext:value-type="float">
            <text:p>150895</text:p>
          </table:table-cell>
          <table:table-cell office:value-type="float" office:value="171515" calcext:value-type="float">
            <text:p>171515</text:p>
          </table:table-cell>
          <table:table-cell table:style-name="ce42" table:formula="of:=[.T5]/[.T$518]" office:value-type="percentage" office:value="0.000247593644758549" calcext:value-type="percentage">
            <text:p>0.02%</text:p>
          </table:table-cell>
          <table:table-cell office:value-type="float" office:value="29793" calcext:value-type="float">
            <text:p>29793</text:p>
          </table:table-cell>
          <table:table-cell office:value-type="float" office:value="40616" calcext:value-type="float">
            <text:p>40616</text:p>
          </table:table-cell>
          <table:table-cell table:style-name="ce42" table:formula="of:=[.W5]/[.W$518]" office:value-type="percentage" office:value="0.000346578072285835" calcext:value-type="percentage">
            <text:p>0.03%</text:p>
          </table:table-cell>
          <table:table-cell table:style-name="ce1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inc B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6];[.N6];[.Q6];[.T6];[.W6])" office:value-type="float" office:value="387111" calcext:value-type="float">
            <text:p>387111</text:p>
          </table:table-cell>
          <table:table-cell table:style-name="ce19" table:formula="of:=SUM([.L6];[.O6];[.R6];[.U6];[.X6])" office:value-type="float" office:value="116267" calcext:value-type="float">
            <text:p>116267</text:p>
          </table:table-cell>
          <table:table-cell table:style-name="ce28" table:formula="of:=SUM([.M6];[.P6];[.S6];[.V6];[.Y6])" office:value-type="percentage" office:value="0.00113657054063372" calcext:value-type="percentage">
            <text:p>0.11%</text:p>
          </table:table-cell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324" calcext:value-type="float">
            <text:p>324</text:p>
          </table:table-cell>
          <table:table-cell table:style-name="ce42" table:formula="of:=[.K6]/[.$K$518]" office:value-type="percentage" office:value="0.00000477465935429232" calcext:value-type="percentage">
            <text:p>0.00%</text:p>
          </table:table-cell>
          <table:table-cell office:value-type="float" office:value="135195" calcext:value-type="float">
            <text:p>135195</text:p>
          </table:table-cell>
          <table:table-cell office:value-type="float" office:value="42836" calcext:value-type="float">
            <text:p>42836</text:p>
          </table:table-cell>
          <table:table-cell table:style-name="ce42" table:formula="of:=[.N6]/[.N$518]" office:value-type="percentage" office:value="0.000179439939379761" calcext:value-type="percentage">
            <text:p>0.02%</text:p>
          </table:table-cell>
          <table:table-cell office:value-type="float" office:value="41953" calcext:value-type="float">
            <text:p>41953</text:p>
          </table:table-cell>
          <table:table-cell office:value-type="float" office:value="12674" calcext:value-type="float">
            <text:p>12674</text:p>
          </table:table-cell>
          <table:table-cell table:style-name="ce42" table:formula="of:=[.Q6]/[.Q$518]" office:value-type="percentage" office:value="0.000117481515871395" calcext:value-type="percentage">
            <text:p>0.01%</text:p>
          </table:table-cell>
          <table:table-cell office:value-type="float" office:value="159818" calcext:value-type="float">
            <text:p>159818</text:p>
          </table:table-cell>
          <table:table-cell office:value-type="float" office:value="43153" calcext:value-type="float">
            <text:p>43153</text:p>
          </table:table-cell>
          <table:table-cell table:style-name="ce42" table:formula="of:=[.T6]/[.T$518]" office:value-type="percentage" office:value="0.000262234806441709" calcext:value-type="percentage">
            <text:p>0.03%</text:p>
          </table:table-cell>
          <table:table-cell office:value-type="float" office:value="49226" calcext:value-type="float">
            <text:p>49226</text:p>
          </table:table-cell>
          <table:table-cell office:value-type="float" office:value="17280" calcext:value-type="float">
            <text:p>17280</text:p>
          </table:table-cell>
          <table:table-cell table:style-name="ce42" table:formula="of:=[.W6]/[.W$518]" office:value-type="percentage" office:value="0.000572639619586564" calcext:value-type="percentage">
            <text:p>0.06%</text:p>
          </table:table-cell>
          <table:table-cell table:style-name="ce1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nc 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7];[.N7];[.Q7];[.T7];[.W7])" office:value-type="float" office:value="589006" calcext:value-type="float">
            <text:p>589006</text:p>
          </table:table-cell>
          <table:table-cell table:style-name="ce19" table:formula="of:=SUM([.L7];[.O7];[.R7];[.U7];[.X7])" office:value-type="float" office:value="180536" calcext:value-type="float">
            <text:p>180536</text:p>
          </table:table-cell>
          <table:table-cell table:style-name="ce28" table:formula="of:=SUM([.M7];[.P7];[.S7];[.V7];[.Y7])" office:value-type="percentage" office:value="0.00141948257114536" calcext:value-type="percentage">
            <text:p>0.14%</text:p>
          </table:table-cell>
          <table:table-cell table:style-name="ce1" office:value-type="float" office:value="147611" calcext:value-type="float">
            <text:p>147611</text:p>
          </table:table-cell>
          <table:table-cell table:style-name="ce1" office:value-type="float" office:value="53517" calcext:value-type="float">
            <text:p>53517</text:p>
          </table:table-cell>
          <table:table-cell table:style-name="ce42" table:formula="of:=[.K7]/[.$K$518]" office:value-type="percentage" office:value="0.000766912123989601" calcext:value-type="percentage">
            <text:p>0.08%</text:p>
          </table:table-cell>
          <table:table-cell office:value-type="float" office:value="378922" calcext:value-type="float">
            <text:p>378922</text:p>
          </table:table-cell>
          <table:table-cell office:value-type="float" office:value="108338" calcext:value-type="float">
            <text:p>108338</text:p>
          </table:table-cell>
          <table:table-cell table:style-name="ce42" table:formula="of:=[.N7]/[.N$518]" office:value-type="percentage" office:value="0.000502930882870357" calcext:value-type="percentage">
            <text:p>0.05%</text:p>
          </table:table-cell>
          <table:table-cell office:value-type="float" office:value="36616" calcext:value-type="float">
            <text:p>36616</text:p>
          </table:table-cell>
          <table:table-cell office:value-type="float" office:value="11612" calcext:value-type="float">
            <text:p>11612</text:p>
          </table:table-cell>
          <table:table-cell table:style-name="ce42" table:formula="of:=[.Q7]/[.Q$518]" office:value-type="percentage" office:value="0.000102536247351727" calcext:value-type="percentage">
            <text:p>0.01%</text:p>
          </table:table-cell>
          <table:table-cell office:value-type="float" office:value="25389" calcext:value-type="float">
            <text:p>25389</text:p>
          </table:table-cell>
          <table:table-cell office:value-type="float" office:value="6881" calcext:value-type="float">
            <text:p>6881</text:p>
          </table:table-cell>
          <table:table-cell table:style-name="ce42" table:formula="of:=[.T7]/[.T$518]" office:value-type="percentage" office:value="0.0000416591341447682" calcext:value-type="percentage">
            <text:p>0.00%</text:p>
          </table:table-cell>
          <table:table-cell office:value-type="float" office:value="468" calcext:value-type="float">
            <text:p>468</text:p>
          </table:table-cell>
          <table:table-cell office:value-type="float" office:value="188" calcext:value-type="float">
            <text:p>188</text:p>
          </table:table-cell>
          <table:table-cell table:style-name="ce42" table:formula="of:=[.W7]/[.W$518]" office:value-type="percentage" office:value="0.00000544418278890245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dec 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8];[.N8];[.Q8];[.T8];[.W8])" office:value-type="float" office:value="37154350" calcext:value-type="float">
            <text:p>37154350</text:p>
          </table:table-cell>
          <table:table-cell table:style-name="ce19" table:formula="of:=SUM([.L8];[.O8];[.R8];[.U8];[.X8])" office:value-type="float" office:value="11939447" calcext:value-type="float">
            <text:p>11939447</text:p>
          </table:table-cell>
          <table:table-cell table:style-name="ce28" table:formula="of:=SUM([.M8];[.P8];[.S8];[.V8];[.Y8])" office:value-type="percentage" office:value="0.12328413763757" calcext:value-type="percentage">
            <text:p>12.33%</text:p>
          </table:table-cell>
          <table:table-cell table:style-name="ce1" office:value-type="float" office:value="18115742" calcext:value-type="float">
            <text:p>18115742</text:p>
          </table:table-cell>
          <table:table-cell table:style-name="ce1" office:value-type="float" office:value="6341904" calcext:value-type="float">
            <text:p>6341904</text:p>
          </table:table-cell>
          <table:table-cell table:style-name="ce42" table:formula="of:=[.K8]/[.$K$518]" office:value-type="percentage" office:value="0.0941202361264921" calcext:value-type="percentage">
            <text:p>9.41%</text:p>
          </table:table-cell>
          <table:table-cell office:value-type="float" office:value="15368725" calcext:value-type="float">
            <text:p>15368725</text:p>
          </table:table-cell>
          <table:table-cell office:value-type="float" office:value="4557161" calcext:value-type="float">
            <text:p>4557161</text:p>
          </table:table-cell>
          <table:table-cell table:style-name="ce42" table:formula="of:=[.N8]/[.N$518]" office:value-type="percentage" office:value="0.0203984103135783" calcext:value-type="percentage">
            <text:p>2.04%</text:p>
          </table:table-cell>
          <table:table-cell office:value-type="float" office:value="1234545" calcext:value-type="float">
            <text:p>1234545</text:p>
          </table:table-cell>
          <table:table-cell office:value-type="float" office:value="352661" calcext:value-type="float">
            <text:p>352661</text:p>
          </table:table-cell>
          <table:table-cell table:style-name="ce42" table:formula="of:=[.Q8]/[.Q$518]" office:value-type="percentage" office:value="0.00345711195889331" calcext:value-type="percentage">
            <text:p>0.35%</text:p>
          </table:table-cell>
          <table:table-cell office:value-type="float" office:value="2303994" calcext:value-type="float">
            <text:p>2303994</text:p>
          </table:table-cell>
          <table:table-cell office:value-type="float" office:value="642873" calcext:value-type="float">
            <text:p>642873</text:p>
          </table:table-cell>
          <table:table-cell table:style-name="ce42" table:formula="of:=[.T8]/[.T$518]" office:value-type="percentage" office:value="0.00378047166547485" calcext:value-type="percentage">
            <text:p>0.38%</text:p>
          </table:table-cell>
          <table:table-cell office:value-type="float" office:value="131344" calcext:value-type="float">
            <text:p>131344</text:p>
          </table:table-cell>
          <table:table-cell office:value-type="float" office:value="44848" calcext:value-type="float">
            <text:p>44848</text:p>
          </table:table-cell>
          <table:table-cell table:style-name="ce42" table:formula="of:=[.W8]/[.W$518]" office:value-type="percentage" office:value="0.00152790757313163" calcext:value-type="percentage">
            <text:p>0.15%</text:p>
          </table:table-cell>
          <table:table-cell table:style-name="ce1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9];[.N9];[.Q9];[.T9];[.W9])" office:value-type="float" office:value="2874827" calcext:value-type="float">
            <text:p>2874827</text:p>
          </table:table-cell>
          <table:table-cell table:style-name="ce19" table:formula="of:=SUM([.L9];[.O9];[.R9];[.U9];[.X9])" office:value-type="float" office:value="883448" calcext:value-type="float">
            <text:p>883448</text:p>
          </table:table-cell>
          <table:table-cell table:style-name="ce28" table:formula="of:=SUM([.M9];[.P9];[.S9];[.V9];[.Y9])" office:value-type="percentage" office:value="0.00814871294882979" calcext:value-type="percentage">
            <text:p>0.81%</text:p>
          </table:table-cell>
          <table:table-cell table:style-name="ce1" office:value-type="float" office:value="613950" calcext:value-type="float">
            <text:p>613950</text:p>
          </table:table-cell>
          <table:table-cell table:style-name="ce1" office:value-type="float" office:value="212154" calcext:value-type="float">
            <text:p>212154</text:p>
          </table:table-cell>
          <table:table-cell table:style-name="ce42" table:formula="of:=[.K9]/[.$K$518]" office:value-type="percentage" office:value="0.00318977378734251" calcext:value-type="percentage">
            <text:p>0.32%</text:p>
          </table:table-cell>
          <table:table-cell office:value-type="float" office:value="1397796" calcext:value-type="float">
            <text:p>1397796</text:p>
          </table:table-cell>
          <table:table-cell office:value-type="float" office:value="408556" calcext:value-type="float">
            <text:p>408556</text:p>
          </table:table-cell>
          <table:table-cell table:style-name="ce42" table:formula="of:=[.N9]/[.N$518]" office:value-type="percentage" office:value="0.00185524930289784" calcext:value-type="percentage">
            <text:p>0.19%</text:p>
          </table:table-cell>
          <table:table-cell office:value-type="float" office:value="546071" calcext:value-type="float">
            <text:p>546071</text:p>
          </table:table-cell>
          <table:table-cell office:value-type="float" office:value="162164" calcext:value-type="float">
            <text:p>162164</text:p>
          </table:table-cell>
          <table:table-cell table:style-name="ce42" table:formula="of:=[.Q9]/[.Q$518]" office:value-type="percentage" office:value="0.0015291695195435" calcext:value-type="percentage">
            <text:p>0.15%</text:p>
          </table:table-cell>
          <table:table-cell office:value-type="float" office:value="211490" calcext:value-type="float">
            <text:p>211490</text:p>
          </table:table-cell>
          <table:table-cell office:value-type="float" office:value="61377" calcext:value-type="float">
            <text:p>61377</text:p>
          </table:table-cell>
          <table:table-cell table:style-name="ce42" table:formula="of:=[.T9]/[.T$518]" office:value-type="percentage" office:value="0.000347019980317343" calcext:value-type="percentage">
            <text:p>0.03%</text:p>
          </table:table-cell>
          <table:table-cell office:value-type="float" office:value="105520" calcext:value-type="float">
            <text:p>105520</text:p>
          </table:table-cell>
          <table:table-cell office:value-type="float" office:value="39197" calcext:value-type="float">
            <text:p>39197</text:p>
          </table:table-cell>
          <table:table-cell table:style-name="ce42" table:formula="of:=[.W9]/[.W$518]" office:value-type="percentage" office:value="0.0012275003587286" calcext:value-type="percentage">
            <text:p>0.12%</text:p>
          </table:table-cell>
          <table:table-cell table:style-name="ce1"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rlc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0];[.N10];[.Q10];[.T10];[.W10])" office:value-type="float" office:value="1417639" calcext:value-type="float">
            <text:p>1417639</text:p>
          </table:table-cell>
          <table:table-cell table:style-name="ce19" table:formula="of:=SUM([.L10];[.O10];[.R10];[.U10];[.X10])" office:value-type="float" office:value="447432" calcext:value-type="float">
            <text:p>447432</text:p>
          </table:table-cell>
          <table:table-cell table:style-name="ce28" table:formula="of:=SUM([.M10];[.P10];[.S10];[.V10];[.Y10])" office:value-type="percentage" office:value="0.00414449162329844" calcext:value-type="percentage">
            <text:p>0.41%</text:p>
          </table:table-cell>
          <table:table-cell table:style-name="ce1" office:value-type="float" office:value="351909" calcext:value-type="float">
            <text:p>351909</text:p>
          </table:table-cell>
          <table:table-cell table:style-name="ce1" office:value-type="float" office:value="129952" calcext:value-type="float">
            <text:p>129952</text:p>
          </table:table-cell>
          <table:table-cell table:style-name="ce42" table:formula="of:=[.K10]/[.$K$518]" office:value-type="percentage" office:value="0.00182834123907471" calcext:value-type="percentage">
            <text:p>0.18%</text:p>
          </table:table-cell>
          <table:table-cell office:value-type="float" office:value="33600" calcext:value-type="float">
            <text:p>33600</text:p>
          </table:table-cell>
          <table:table-cell office:value-type="float" office:value="12371" calcext:value-type="float">
            <text:p>12371</text:p>
          </table:table-cell>
          <table:table-cell table:style-name="ce42" table:formula="of:=[.N10]/[.N$518]" office:value-type="percentage" office:value="0.00004459619041503" calcext:value-type="percentage">
            <text:p>0.00%</text:p>
          </table:table-cell>
          <table:table-cell office:value-type="float" office:value="17624" calcext:value-type="float">
            <text:p>17624</text:p>
          </table:table-cell>
          <table:table-cell office:value-type="float" office:value="5872" calcext:value-type="float">
            <text:p>5872</text:p>
          </table:table-cell>
          <table:table-cell table:style-name="ce42" table:formula="of:=[.Q10]/[.Q$518]" office:value-type="percentage" office:value="0.0000493527098352314" calcext:value-type="percentage">
            <text:p>0.00%</text:p>
          </table:table-cell>
          <table:table-cell office:value-type="float" office:value="958705" calcext:value-type="float">
            <text:p>958705</text:p>
          </table:table-cell>
          <table:table-cell office:value-type="float" office:value="276246" calcext:value-type="float">
            <text:p>276246</text:p>
          </table:table-cell>
          <table:table-cell table:style-name="ce42" table:formula="of:=[.T10]/[.T$518]" office:value-type="percentage" office:value="0.00157307574935051" calcext:value-type="percentage">
            <text:p>0.16%</text:p>
          </table:table-cell>
          <table:table-cell office:value-type="float" office:value="55801" calcext:value-type="float">
            <text:p>55801</text:p>
          </table:table-cell>
          <table:table-cell office:value-type="float" office:value="22991" calcext:value-type="float">
            <text:p>22991</text:p>
          </table:table-cell>
          <table:table-cell table:style-name="ce42" table:formula="of:=[.W10]/[.W$518]" office:value-type="percentage" office:value="0.000649125734622961" calcext:value-type="percentage">
            <text:p>0.06%</text:p>
          </table:table-cell>
          <table:table-cell table:style-name="ce1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l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1];[.N11];[.Q11];[.T11];[.W11])" office:value-type="float" office:value="1" calcext:value-type="float">
            <text:p>1</text:p>
          </table:table-cell>
          <table:table-cell table:style-name="ce19" table:formula="of:=SUM([.L11];[.O11];[.R11];[.U11];[.X11])" office:value-type="float" office:value="1" calcext:value-type="float">
            <text:p>1</text:p>
          </table:table-cell>
          <table:table-cell table:style-name="ce28" table:formula="of:=SUM([.M11];[.P11];[.S11];[.V11];[.Y11])" office:value-type="percentage" office:value="0.00000000132726757187589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1]/[.$K$518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table:formula="of:=[.N11]/[.N$518]" office:value-type="percentage" office:value="0.00000000132726757187589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1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11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add HL, B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2];[.N12];[.Q12];[.T12];[.W12])" office:value-type="float" office:value="6434763" calcext:value-type="float">
            <text:p>6434763</text:p>
          </table:table-cell>
          <table:table-cell table:style-name="ce19" table:formula="of:=SUM([.L12];[.O12];[.R12];[.U12];[.X12])" office:value-type="float" office:value="1950339" calcext:value-type="float">
            <text:p>1950339</text:p>
          </table:table-cell>
          <table:table-cell table:style-name="ce28" table:formula="of:=SUM([.M12];[.P12];[.S12];[.V12];[.Y12])" office:value-type="percentage" office:value="0.0156538912781115" calcext:value-type="percentage">
            <text:p>1.57%</text:p>
          </table:table-cell>
          <table:table-cell table:style-name="ce1" office:value-type="float" office:value="71264" calcext:value-type="float">
            <text:p>71264</text:p>
          </table:table-cell>
          <table:table-cell table:style-name="ce1" office:value-type="float" office:value="25594" calcext:value-type="float">
            <text:p>25594</text:p>
          </table:table-cell>
          <table:table-cell table:style-name="ce42" table:formula="of:=[.K12]/[.$K$518]" office:value-type="percentage" office:value="0.000370251712975286" calcext:value-type="percentage">
            <text:p>0.04%</text:p>
          </table:table-cell>
          <table:table-cell office:value-type="float" office:value="3149971" calcext:value-type="float">
            <text:p>3149971</text:p>
          </table:table-cell>
          <table:table-cell office:value-type="float" office:value="945782" calcext:value-type="float">
            <text:p>945782</text:p>
          </table:table-cell>
          <table:table-cell table:style-name="ce42" table:formula="of:=[.N12]/[.N$518]" office:value-type="percentage" office:value="0.00418085436064948" calcext:value-type="percentage">
            <text:p>0.42%</text:p>
          </table:table-cell>
          <table:table-cell office:value-type="float" office:value="1094677" calcext:value-type="float">
            <text:p>1094677</text:p>
          </table:table-cell>
          <table:table-cell office:value-type="float" office:value="328428" calcext:value-type="float">
            <text:p>328428</text:p>
          </table:table-cell>
          <table:table-cell table:style-name="ce42" table:formula="of:=[.Q12]/[.Q$518]" office:value-type="percentage" office:value="0.0030654378316104" calcext:value-type="percentage">
            <text:p>0.31%</text:p>
          </table:table-cell>
          <table:table-cell office:value-type="float" office:value="1662421" calcext:value-type="float">
            <text:p>1662421</text:p>
          </table:table-cell>
          <table:table-cell office:value-type="float" office:value="478821" calcext:value-type="float">
            <text:p>478821</text:p>
          </table:table-cell>
          <table:table-cell table:style-name="ce42" table:formula="of:=[.T12]/[.T$518]" office:value-type="percentage" office:value="0.0027277568806995" calcext:value-type="percentage">
            <text:p>0.27%</text:p>
          </table:table-cell>
          <table:table-cell office:value-type="float" office:value="456430" calcext:value-type="float">
            <text:p>456430</text:p>
          </table:table-cell>
          <table:table-cell office:value-type="float" office:value="171714" calcext:value-type="float">
            <text:p>171714</text:p>
          </table:table-cell>
          <table:table-cell table:style-name="ce42" table:formula="of:=[.W12]/[.W$518]" office:value-type="percentage" office:value="0.00530959049217681" calcext:value-type="percentage">
            <text:p>0.53%</text:p>
          </table:table-cell>
          <table:table-cell table:style-name="ce1"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ld A, (BC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3];[.N13];[.Q13];[.T13];[.W13])" office:value-type="float" office:value="221597" calcext:value-type="float">
            <text:p>221597</text:p>
          </table:table-cell>
          <table:table-cell table:style-name="ce19" table:formula="of:=SUM([.L13];[.O13];[.R13];[.U13];[.X13])" office:value-type="float" office:value="306526" calcext:value-type="float">
            <text:p>306526</text:p>
          </table:table-cell>
          <table:table-cell table:style-name="ce28" table:formula="of:=SUM([.M13];[.P13];[.S13];[.V13];[.Y13])" office:value-type="percentage" office:value="0.00151330131511407" calcext:value-type="percentage">
            <text:p>0.15%</text:p>
          </table:table-cell>
          <table:table-cell table:style-name="ce1" office:value-type="float" office:value="9380" calcext:value-type="float">
            <text:p>9380</text:p>
          </table:table-cell>
          <table:table-cell table:style-name="ce1" office:value-type="float" office:value="14416" calcext:value-type="float">
            <text:p>14416</text:p>
          </table:table-cell>
          <table:table-cell table:style-name="ce42" table:formula="of:=[.K13]/[.$K$518]" office:value-type="percentage" office:value="0.0000487337374790663" calcext:value-type="percentage">
            <text:p>0.00%</text:p>
          </table:table-cell>
          <table:table-cell office:value-type="float" office:value="40744" calcext:value-type="float">
            <text:p>40744</text:p>
          </table:table-cell>
          <table:table-cell office:value-type="float" office:value="53399" calcext:value-type="float">
            <text:p>53399</text:p>
          </table:table-cell>
          <table:table-cell table:style-name="ce42" table:formula="of:=[.N13]/[.N$518]" office:value-type="percentage" office:value="0.0000540781899485114" calcext:value-type="percentage">
            <text:p>0.01%</text:p>
          </table:table-cell>
          <table:table-cell office:value-type="float" office:value="47622" calcext:value-type="float">
            <text:p>47622</text:p>
          </table:table-cell>
          <table:table-cell office:value-type="float" office:value="59520" calcext:value-type="float">
            <text:p>59520</text:p>
          </table:table-cell>
          <table:table-cell table:style-name="ce42" table:formula="of:=[.Q13]/[.Q$518]" office:value-type="percentage" office:value="0.000133356488185054" calcext:value-type="percentage">
            <text:p>0.01%</text:p>
          </table:table-cell>
          <table:table-cell office:value-type="float" office:value="16374" calcext:value-type="float">
            <text:p>16374</text:p>
          </table:table-cell>
          <table:table-cell office:value-type="float" office:value="18511" calcext:value-type="float">
            <text:p>18511</text:p>
          </table:table-cell>
          <table:table-cell table:style-name="ce42" table:formula="of:=[.T13]/[.T$518]" office:value-type="percentage" office:value="0.0000268670157346266" calcext:value-type="percentage">
            <text:p>0.00%</text:p>
          </table:table-cell>
          <table:table-cell office:value-type="float" office:value="107477" calcext:value-type="float">
            <text:p>107477</text:p>
          </table:table-cell>
          <table:table-cell office:value-type="float" office:value="160680" calcext:value-type="float">
            <text:p>160680</text:p>
          </table:table-cell>
          <table:table-cell table:style-name="ce42" table:formula="of:=[.W13]/[.W$518]" office:value-type="percentage" office:value="0.00125026588376681" calcext:value-type="percentage">
            <text:p>0.13%</text:p>
          </table:table-cell>
          <table:table-cell table:style-name="ce1"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dec B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4];[.N14];[.Q14];[.T14];[.W14])" office:value-type="float" office:value="21698444" calcext:value-type="float">
            <text:p>21698444</text:p>
          </table:table-cell>
          <table:table-cell table:style-name="ce19" table:formula="of:=SUM([.L14];[.O14];[.R14];[.U14];[.X14])" office:value-type="float" office:value="6242151" calcext:value-type="float">
            <text:p>6242151</text:p>
          </table:table-cell>
          <table:table-cell table:style-name="ce28" table:formula="of:=SUM([.M14];[.P14];[.S14];[.V14];[.Y14])" office:value-type="percentage" office:value="0.0351942117966847" calcext:value-type="percentage">
            <text:p>3.52%</text:p>
          </table:table-cell>
          <table:table-cell table:style-name="ce1" office:value-type="float" office:value="99327" calcext:value-type="float">
            <text:p>99327</text:p>
          </table:table-cell>
          <table:table-cell table:style-name="ce1" office:value-type="float" office:value="24977" calcext:value-type="float">
            <text:p>24977</text:p>
          </table:table-cell>
          <table:table-cell table:style-name="ce42" table:formula="of:=[.K14]/[.$K$518]" office:value-type="percentage" office:value="0.000516052872343627" calcext:value-type="percentage">
            <text:p>0.05%</text:p>
          </table:table-cell>
          <table:table-cell office:value-type="float" office:value="18774085" calcext:value-type="float">
            <text:p>18774085</text:p>
          </table:table-cell>
          <table:table-cell office:value-type="float" office:value="5421706" calcext:value-type="float">
            <text:p>5421706</text:p>
          </table:table-cell>
          <table:table-cell table:style-name="ce42" table:formula="of:=[.N14]/[.N$518]" office:value-type="percentage" office:value="0.0249182342121416" calcext:value-type="percentage">
            <text:p>2.49%</text:p>
          </table:table-cell>
          <table:table-cell office:value-type="float" office:value="2394876" calcext:value-type="float">
            <text:p>2394876</text:p>
          </table:table-cell>
          <table:table-cell office:value-type="float" office:value="674972" calcext:value-type="float">
            <text:p>674972</text:p>
          </table:table-cell>
          <table:table-cell table:style-name="ce42" table:formula="of:=[.Q14]/[.Q$518]" office:value-type="percentage" office:value="0.00670640151607806" calcext:value-type="percentage">
            <text:p>0.67%</text:p>
          </table:table-cell>
          <table:table-cell office:value-type="float" office:value="195198" calcext:value-type="float">
            <text:p>195198</text:p>
          </table:table-cell>
          <table:table-cell office:value-type="float" office:value="53118" calcext:value-type="float">
            <text:p>53118</text:p>
          </table:table-cell>
          <table:table-cell table:style-name="ce42" table:formula="of:=[.T14]/[.T$518]" office:value-type="percentage" office:value="0.000320287512969808" calcext:value-type="percentage">
            <text:p>0.03%</text:p>
          </table:table-cell>
          <table:table-cell office:value-type="float" office:value="234958" calcext:value-type="float">
            <text:p>234958</text:p>
          </table:table-cell>
          <table:table-cell office:value-type="float" office:value="67378" calcext:value-type="float">
            <text:p>67378</text:p>
          </table:table-cell>
          <table:table-cell table:style-name="ce42" table:formula="of:=[.W14]/[.W$518]" office:value-type="percentage" office:value="0.00273323568315159" calcext:value-type="percentage">
            <text:p>0.27%</text:p>
          </table:table-cell>
          <table:table-cell table:style-name="ce1"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inc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5];[.N15];[.Q15];[.T15];[.W15])" office:value-type="float" office:value="808665" calcext:value-type="float">
            <text:p>808665</text:p>
          </table:table-cell>
          <table:table-cell table:style-name="ce19" table:formula="of:=SUM([.L15];[.O15];[.R15];[.U15];[.X15])" office:value-type="float" office:value="237638" calcext:value-type="float">
            <text:p>237638</text:p>
          </table:table-cell>
          <table:table-cell table:style-name="ce28" table:formula="of:=SUM([.M15];[.P15];[.S15];[.V15];[.Y15])" office:value-type="percentage" office:value="0.00252883670360118" calcext:value-type="percentage">
            <text:p>0.25%</text:p>
          </table:table-cell>
          <table:table-cell table:style-name="ce1" office:value-type="float" office:value="2476" calcext:value-type="float">
            <text:p>2476</text:p>
          </table:table-cell>
          <table:table-cell table:style-name="ce1" office:value-type="float" office:value="922" calcext:value-type="float">
            <text:p>922</text:p>
          </table:table-cell>
          <table:table-cell table:style-name="ce42" table:formula="of:=[.K15]/[.$K$518]" office:value-type="percentage" office:value="0.0000128640441362653" calcext:value-type="percentage">
            <text:p>0.00%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42" table:formula="of:=[.N15]/[.N$518]" office:value-type="percentage" office:value="0.0000000265453514375178" calcext:value-type="percentage">
            <text:p>0.00%</text:p>
          </table:table-cell>
          <table:table-cell office:value-type="float" office:value="676875" calcext:value-type="float">
            <text:p>676875</text:p>
          </table:table-cell>
          <table:table-cell office:value-type="float" office:value="197806" calcext:value-type="float">
            <text:p>197806</text:p>
          </table:table-cell>
          <table:table-cell table:style-name="ce42" table:formula="of:=[.Q15]/[.Q$518]" office:value-type="percentage" office:value="0.00189546161312541" calcext:value-type="percentage">
            <text:p>0.19%</text:p>
          </table:table-cell>
          <table:table-cell office:value-type="float" office:value="88428" calcext:value-type="float">
            <text:p>88428</text:p>
          </table:table-cell>
          <table:table-cell office:value-type="float" office:value="24984" calcext:value-type="float">
            <text:p>24984</text:p>
          </table:table-cell>
          <table:table-cell table:style-name="ce42" table:formula="of:=[.T15]/[.T$518]" office:value-type="percentage" office:value="0.00014509566797249" calcext:value-type="percentage">
            <text:p>0.01%</text:p>
          </table:table-cell>
          <table:table-cell office:value-type="float" office:value="40866" calcext:value-type="float">
            <text:p>40866</text:p>
          </table:table-cell>
          <table:table-cell office:value-type="float" office:value="13920" calcext:value-type="float">
            <text:p>13920</text:p>
          </table:table-cell>
          <table:table-cell table:style-name="ce42" table:formula="of:=[.W15]/[.W$518]" office:value-type="percentage" office:value="0.000475388833015572" calcext:value-type="percentage">
            <text:p>0.05%</text:p>
          </table:table-cell>
          <table:table-cell table:style-name="ce1"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dec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6];[.N16];[.Q16];[.T16];[.W16])" office:value-type="float" office:value="2368429" calcext:value-type="float">
            <text:p>2368429</text:p>
          </table:table-cell>
          <table:table-cell table:style-name="ce19" table:formula="of:=SUM([.L16];[.O16];[.R16];[.U16];[.X16])" office:value-type="float" office:value="703735" calcext:value-type="float">
            <text:p>703735</text:p>
          </table:table-cell>
          <table:table-cell table:style-name="ce28" table:formula="of:=SUM([.M16];[.P16];[.S16];[.V16];[.Y16])" office:value-type="percentage" office:value="0.00946646152345577" calcext:value-type="percentage">
            <text:p>0.95%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float" office:value="1451" calcext:value-type="float">
            <text:p>1451</text:p>
          </table:table-cell>
          <table:table-cell table:style-name="ce42" table:formula="of:=[.K16]/[.$K$518]" office:value-type="percentage" office:value="0.0000218470539551678" calcext:value-type="percentage">
            <text:p>0.00%</text:p>
          </table:table-cell>
          <table:table-cell office:value-type="float" office:value="89995" calcext:value-type="float">
            <text:p>89995</text:p>
          </table:table-cell>
          <table:table-cell office:value-type="float" office:value="26573" calcext:value-type="float">
            <text:p>26573</text:p>
          </table:table-cell>
          <table:table-cell table:style-name="ce42" table:formula="of:=[.N16]/[.N$518]" office:value-type="percentage" office:value="0.000119447445130971" calcext:value-type="percentage">
            <text:p>0.01%</text:p>
          </table:table-cell>
          <table:table-cell office:value-type="float" office:value="1444260" calcext:value-type="float">
            <text:p>1444260</text:p>
          </table:table-cell>
          <table:table-cell office:value-type="float" office:value="407562" calcext:value-type="float">
            <text:p>407562</text:p>
          </table:table-cell>
          <table:table-cell table:style-name="ce42" table:formula="of:=[.Q16]/[.Q$518]" office:value-type="percentage" office:value="0.00404437952261866" calcext:value-type="percentage">
            <text:p>0.40%</text:p>
          </table:table-cell>
          <table:table-cell office:value-type="float" office:value="437762" calcext:value-type="float">
            <text:p>437762</text:p>
          </table:table-cell>
          <table:table-cell office:value-type="float" office:value="122623" calcext:value-type="float">
            <text:p>122623</text:p>
          </table:table-cell>
          <table:table-cell table:style-name="ce42" table:formula="of:=[.T16]/[.T$518]" office:value-type="percentage" office:value="0.000718294768658947" calcext:value-type="percentage">
            <text:p>0.07%</text:p>
          </table:table-cell>
          <table:table-cell office:value-type="float" office:value="392207" calcext:value-type="float">
            <text:p>392207</text:p>
          </table:table-cell>
          <table:table-cell office:value-type="float" office:value="145526" calcext:value-type="float">
            <text:p>145526</text:p>
          </table:table-cell>
          <table:table-cell table:style-name="ce42" table:formula="of:=[.W16]/[.W$518]" office:value-type="percentage" office:value="0.00456249273309202" calcext:value-type="percentage">
            <text:p>0.46%</text:p>
          </table:table-cell>
          <table:table-cell table:style-name="ce1"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7];[.N17];[.Q17];[.T17];[.W17])" office:value-type="float" office:value="4424297" calcext:value-type="float">
            <text:p>4424297</text:p>
          </table:table-cell>
          <table:table-cell table:style-name="ce19" table:formula="of:=SUM([.L17];[.O17];[.R17];[.U17];[.X17])" office:value-type="float" office:value="1307331" calcext:value-type="float">
            <text:p>1307331</text:p>
          </table:table-cell>
          <table:table-cell table:style-name="ce28" table:formula="of:=SUM([.M17];[.P17];[.S17];[.V17];[.Y17])" office:value-type="percentage" office:value="0.00717325867748596" calcext:value-type="percentage">
            <text:p>0.72%</text:p>
          </table:table-cell>
          <table:table-cell table:style-name="ce1" office:value-type="float" office:value="100256" calcext:value-type="float">
            <text:p>100256</text:p>
          </table:table-cell>
          <table:table-cell table:style-name="ce1" office:value-type="float" office:value="35903" calcext:value-type="float">
            <text:p>35903</text:p>
          </table:table-cell>
          <table:table-cell table:style-name="ce42" table:formula="of:=[.K17]/[.$K$518]" office:value-type="percentage" office:value="0.000520879486641927" calcext:value-type="percentage">
            <text:p>0.05%</text:p>
          </table:table-cell>
          <table:table-cell office:value-type="float" office:value="3716418" calcext:value-type="float">
            <text:p>3716418</text:p>
          </table:table-cell>
          <table:table-cell office:value-type="float" office:value="1094386" calcext:value-type="float">
            <text:p>1094386</text:p>
          </table:table-cell>
          <table:table-cell table:style-name="ce42" table:formula="of:=[.N17]/[.N$518]" office:value-type="percentage" office:value="0.00493268109493586" calcext:value-type="percentage">
            <text:p>0.49%</text:p>
          </table:table-cell>
          <table:table-cell office:value-type="float" office:value="343851" calcext:value-type="float">
            <text:p>343851</text:p>
          </table:table-cell>
          <table:table-cell office:value-type="float" office:value="98119" calcext:value-type="float">
            <text:p>98119</text:p>
          </table:table-cell>
          <table:table-cell table:style-name="ce42" table:formula="of:=[.Q17]/[.Q$518]" office:value-type="percentage" office:value="0.000962890298998761" calcext:value-type="percentage">
            <text:p>0.10%</text:p>
          </table:table-cell>
          <table:table-cell office:value-type="float" office:value="231346" calcext:value-type="float">
            <text:p>231346</text:p>
          </table:table-cell>
          <table:table-cell office:value-type="float" office:value="66640" calcext:value-type="float">
            <text:p>66640</text:p>
          </table:table-cell>
          <table:table-cell table:style-name="ce42" table:formula="of:=[.T17]/[.T$518]" office:value-type="percentage" office:value="0.0003796003800014" calcext:value-type="percentage">
            <text:p>0.04%</text:p>
          </table:table-cell>
          <table:table-cell office:value-type="float" office:value="32426" calcext:value-type="float">
            <text:p>32426</text:p>
          </table:table-cell>
          <table:table-cell office:value-type="float" office:value="12283" calcext:value-type="float">
            <text:p>12283</text:p>
          </table:table-cell>
          <table:table-cell table:style-name="ce42" table:formula="of:=[.W17]/[.W$518]" office:value-type="percentage" office:value="0.000377207416908015" calcext:value-type="percentage">
            <text:p>0.04%</text:p>
          </table:table-cell>
          <table:table-cell table:style-name="ce1"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rrc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8];[.N18];[.Q18];[.T18];[.W18])" office:value-type="float" office:value="446815" calcext:value-type="float">
            <text:p>446815</text:p>
          </table:table-cell>
          <table:table-cell table:style-name="ce19" table:formula="of:=SUM([.L18];[.O18];[.R18];[.U18];[.X18])" office:value-type="float" office:value="146238" calcext:value-type="float">
            <text:p>146238</text:p>
          </table:table-cell>
          <table:table-cell table:style-name="ce28" table:formula="of:=SUM([.M18];[.P18];[.S18];[.V18];[.Y18])" office:value-type="percentage" office:value="0.00213373464624649" calcext:value-type="percentage">
            <text:p>0.21%</text:p>
          </table:table-cell>
          <table:table-cell table:style-name="ce1" office:value-type="float" office:value="20511" calcext:value-type="float">
            <text:p>20511</text:p>
          </table:table-cell>
          <table:table-cell table:style-name="ce1" office:value-type="float" office:value="8339" calcext:value-type="float">
            <text:p>8339</text:p>
          </table:table-cell>
          <table:table-cell table:style-name="ce42" table:formula="of:=[.K18]/[.$K$518]" office:value-type="percentage" office:value="0.000106564785653852" calcext:value-type="percentage">
            <text:p>0.01%</text:p>
          </table:table-cell>
          <table:table-cell office:value-type="float" office:value="93120" calcext:value-type="float">
            <text:p>93120</text:p>
          </table:table-cell>
          <table:table-cell office:value-type="float" office:value="33432" calcext:value-type="float">
            <text:p>33432</text:p>
          </table:table-cell>
          <table:table-cell table:style-name="ce42" table:formula="of:=[.N18]/[.N$518]" office:value-type="percentage" office:value="0.000123595156293083" calcext:value-type="percentage">
            <text:p>0.01%</text:p>
          </table:table-cell>
          <table:table-cell office:value-type="float" office:value="132882" calcext:value-type="float">
            <text:p>132882</text:p>
          </table:table-cell>
          <table:table-cell office:value-type="float" office:value="37406" calcext:value-type="float">
            <text:p>37406</text:p>
          </table:table-cell>
          <table:table-cell table:style-name="ce42" table:formula="of:=[.Q18]/[.Q$518]" office:value-type="percentage" office:value="0.000372111143232253" calcext:value-type="percentage">
            <text:p>0.04%</text:p>
          </table:table-cell>
          <table:table-cell office:value-type="float" office:value="79926" calcext:value-type="float">
            <text:p>79926</text:p>
          </table:table-cell>
          <table:table-cell office:value-type="float" office:value="21942" calcext:value-type="float">
            <text:p>21942</text:p>
          </table:table-cell>
          <table:table-cell table:style-name="ce42" table:formula="of:=[.T18]/[.T$518]" office:value-type="percentage" office:value="0.000131145297398666" calcext:value-type="percentage">
            <text:p>0.01%</text:p>
          </table:table-cell>
          <table:table-cell office:value-type="float" office:value="120376" calcext:value-type="float">
            <text:p>120376</text:p>
          </table:table-cell>
          <table:table-cell office:value-type="float" office:value="45119" calcext:value-type="float">
            <text:p>45119</text:p>
          </table:table-cell>
          <table:table-cell table:style-name="ce42" table:formula="of:=[.W18]/[.W$518]" office:value-type="percentage" office:value="0.00140031826366864" calcext:value-type="percentage">
            <text:p>0.14%</text:p>
          </table:table-cell>
          <table:table-cell table:style-name="ce1"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top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9];[.N19];[.Q19];[.T19];[.W19])" office:value-type="float" office:value="3" calcext:value-type="float">
            <text:p>3</text:p>
          </table:table-cell>
          <table:table-cell table:style-name="ce19" table:formula="of:=SUM([.L19];[.O19];[.R19];[.U19];[.X19])" office:value-type="float" office:value="1" calcext:value-type="float">
            <text:p>1</text:p>
          </table:table-cell>
          <table:table-cell table:style-name="ce28" table:formula="of:=SUM([.M19];[.P19];[.S19];[.V19];[.Y19])" office:value-type="percentage" office:value="0.00000000576841419330189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9]/[.$K$518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table:formula="of:=[.N19]/[.N$518]" office:value-type="percentage" office:value="0.00000000132726757187589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table:formula="of:=[.Q19]/[.Q$518]" office:value-type="percentage" office:value="0.00000000280031263250292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table:formula="of:=[.T19]/[.T$518]" office:value-type="percentage" office:value="0.0000000016408339889230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0];[.N20];[.Q20];[.T20];[.W20])" office:value-type="float" office:value="3851369" calcext:value-type="float">
            <text:p>3851369</text:p>
          </table:table-cell>
          <table:table-cell table:style-name="ce19" table:formula="of:=SUM([.L20];[.O20];[.R20];[.U20];[.X20])" office:value-type="float" office:value="1177619" calcext:value-type="float">
            <text:p>1177619</text:p>
          </table:table-cell>
          <table:table-cell table:style-name="ce28" table:formula="of:=SUM([.M20];[.P20];[.S20];[.V20];[.Y20])" office:value-type="percentage" office:value="0.0105081918742728" calcext:value-type="percentage">
            <text:p>1.05%</text:p>
          </table:table-cell>
          <table:table-cell table:style-name="ce1" office:value-type="float" office:value="926877" calcext:value-type="float">
            <text:p>926877</text:p>
          </table:table-cell>
          <table:table-cell table:style-name="ce1" office:value-type="float" office:value="326717" calcext:value-type="float">
            <text:p>326717</text:p>
          </table:table-cell>
          <table:table-cell table:style-name="ce42" table:formula="of:=[.K20]/[.$K$518]" office:value-type="percentage" office:value="0.00481558426368705" calcext:value-type="percentage">
            <text:p>0.48%</text:p>
          </table:table-cell>
          <table:table-cell office:value-type="float" office:value="1690889" calcext:value-type="float">
            <text:p>1690889</text:p>
          </table:table-cell>
          <table:table-cell office:value-type="float" office:value="490368" calcext:value-type="float">
            <text:p>490368</text:p>
          </table:table-cell>
          <table:table-cell table:style-name="ce42" table:formula="of:=[.N20]/[.N$518]" office:value-type="percentage" office:value="0.00224426213734166" calcext:value-type="percentage">
            <text:p>0.22%</text:p>
          </table:table-cell>
          <table:table-cell office:value-type="float" office:value="241255" calcext:value-type="float">
            <text:p>241255</text:p>
          </table:table-cell>
          <table:table-cell office:value-type="float" office:value="70440" calcext:value-type="float">
            <text:p>70440</text:p>
          </table:table-cell>
          <table:table-cell table:style-name="ce42" table:formula="of:=[.Q20]/[.Q$518]" office:value-type="percentage" office:value="0.000675589424154491" calcext:value-type="percentage">
            <text:p>0.07%</text:p>
          </table:table-cell>
          <table:table-cell office:value-type="float" office:value="877809" calcext:value-type="float">
            <text:p>877809</text:p>
          </table:table-cell>
          <table:table-cell office:value-type="float" office:value="247952" calcext:value-type="float">
            <text:p>247952</text:p>
          </table:table-cell>
          <table:table-cell table:style-name="ce42" table:formula="of:=[.T20]/[.T$518]" office:value-type="percentage" office:value="0.00144033884298258" calcext:value-type="percentage">
            <text:p>0.14%</text:p>
          </table:table-cell>
          <table:table-cell office:value-type="float" office:value="114539" calcext:value-type="float">
            <text:p>114539</text:p>
          </table:table-cell>
          <table:table-cell office:value-type="float" office:value="42142" calcext:value-type="float">
            <text:p>42142</text:p>
          </table:table-cell>
          <table:table-cell table:style-name="ce42" table:formula="of:=[.W20]/[.W$518]" office:value-type="percentage" office:value="0.00133241720610705" calcext:value-type="percentage">
            <text:p>0.13%</text:p>
          </table:table-cell>
          <table:table-cell table:style-name="ce1" table:number-columns-repeated="99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ld (DE), 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21];[.N21];[.Q21];[.T21];[.W21])" office:value-type="float" office:value="32618138" calcext:value-type="float">
            <text:p>32618138</text:p>
          </table:table-cell>
          <table:table-cell table:style-name="ce19" table:formula="of:=SUM([.L21];[.O21];[.R21];[.U21];[.X21])" office:value-type="float" office:value="40564706" calcext:value-type="float">
            <text:p>40564706</text:p>
          </table:table-cell>
          <table:table-cell table:style-name="ce28" table:formula="of:=SUM([.M21];[.P21];[.S21];[.V21];[.Y21])" office:value-type="percentage" office:value="0.102279783072753" calcext:value-type="percentage">
            <text:p>10.23%</text:p>
          </table:table-cell>
          <table:table-cell table:style-name="ce1" office:value-type="float" office:value="13064244" calcext:value-type="float">
            <text:p>13064244</text:p>
          </table:table-cell>
          <table:table-cell table:style-name="ce1" office:value-type="float" office:value="18267737" calcext:value-type="float">
            <text:p>18267737</text:p>
          </table:table-cell>
          <table:table-cell table:style-name="ce42" table:formula="of:=[.K21]/[.$K$518]" office:value-type="percentage" office:value="0.0678752065520754" calcext:value-type="percentage">
            <text:p>6.79%</text:p>
          </table:table-cell>
          <table:table-cell office:value-type="float" office:value="4858811" calcext:value-type="float">
            <text:p>4858811</text:p>
          </table:table-cell>
          <table:table-cell office:value-type="float" office:value="5717543" calcext:value-type="float">
            <text:p>5717543</text:p>
          </table:table-cell>
          <table:table-cell table:style-name="ce42" table:formula="of:=[.N21]/[.N$518]" office:value-type="percentage" office:value="0.00644894227817388" calcext:value-type="percentage">
            <text:p>0.64%</text:p>
          </table:table-cell>
          <table:table-cell office:value-type="float" office:value="552236" calcext:value-type="float">
            <text:p>552236</text:p>
          </table:table-cell>
          <table:table-cell office:value-type="float" office:value="635666" calcext:value-type="float">
            <text:p>635666</text:p>
          </table:table-cell>
          <table:table-cell table:style-name="ce42" table:formula="of:=[.Q21]/[.Q$518]" office:value-type="percentage" office:value="0.00154643344692288" calcext:value-type="percentage">
            <text:p>0.15%</text:p>
          </table:table-cell>
          <table:table-cell office:value-type="float" office:value="13822278" calcext:value-type="float">
            <text:p>13822278</text:p>
          </table:table-cell>
          <table:table-cell office:value-type="float" office:value="15460778" calcext:value-type="float">
            <text:p>15460778</text:p>
          </table:table-cell>
          <table:table-cell table:style-name="ce42" table:formula="of:=[.T21]/[.T$518]" office:value-type="percentage" office:value="0.0226800635467438" calcext:value-type="percentage">
            <text:p>2.27%</text:p>
          </table:table-cell>
          <table:table-cell office:value-type="float" office:value="320569" calcext:value-type="float">
            <text:p>320569</text:p>
          </table:table-cell>
          <table:table-cell office:value-type="float" office:value="482982" calcext:value-type="float">
            <text:p>482982</text:p>
          </table:table-cell>
          <table:table-cell table:style-name="ce42" table:formula="of:=[.W21]/[.W$518]" office:value-type="percentage" office:value="0.0037291372488369" calcext:value-type="percentage">
            <text:p>0.37%</text:p>
          </table:table-cell>
          <table:table-cell table:style-name="ce1"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nc D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2];[.N22];[.Q22];[.T22];[.W22])" office:value-type="float" office:value="46957247" calcext:value-type="float">
            <text:p>46957247</text:p>
          </table:table-cell>
          <table:table-cell table:style-name="ce19" table:formula="of:=SUM([.L22];[.O22];[.R22];[.U22];[.X22])" office:value-type="float" office:value="13651812" calcext:value-type="float">
            <text:p>13651812</text:p>
          </table:table-cell>
          <table:table-cell table:style-name="ce28" table:formula="of:=SUM([.M22];[.P22];[.S22];[.V22];[.Y22])" office:value-type="percentage" office:value="0.109789802257237" calcext:value-type="percentage">
            <text:p>10.98%</text:p>
          </table:table-cell>
          <table:table-cell table:style-name="ce1" office:value-type="float" office:value="7926346" calcext:value-type="float">
            <text:p>7926346</text:p>
          </table:table-cell>
          <table:table-cell table:style-name="ce1" office:value-type="float" office:value="2740205" calcext:value-type="float">
            <text:p>2740205</text:p>
          </table:table-cell>
          <table:table-cell table:style-name="ce42" table:formula="of:=[.K22]/[.$K$518]" office:value-type="percentage" office:value="0.0411812862614336" calcext:value-type="percentage">
            <text:p>4.12%</text:p>
          </table:table-cell>
          <table:table-cell office:value-type="float" office:value="14932665" calcext:value-type="float">
            <text:p>14932665</text:p>
          </table:table-cell>
          <table:table-cell office:value-type="float" office:value="4357456" calcext:value-type="float">
            <text:p>4357456</text:p>
          </table:table-cell>
          <table:table-cell table:style-name="ce42" table:formula="of:=[.N22]/[.N$518]" office:value-type="percentage" office:value="0.0198196420161861" calcext:value-type="percentage">
            <text:p>1.98%</text:p>
          </table:table-cell>
          <table:table-cell office:value-type="float" office:value="2146936" calcext:value-type="float">
            <text:p>2146936</text:p>
          </table:table-cell>
          <table:table-cell office:value-type="float" office:value="599081" calcext:value-type="float">
            <text:p>599081</text:p>
          </table:table-cell>
          <table:table-cell table:style-name="ce42" table:formula="of:=[.Q22]/[.Q$518]" office:value-type="percentage" office:value="0.00601209200197529" calcext:value-type="percentage">
            <text:p>0.60%</text:p>
          </table:table-cell>
          <table:table-cell office:value-type="float" office:value="21274927" calcext:value-type="float">
            <text:p>21274927</text:p>
          </table:table-cell>
          <table:table-cell office:value-type="float" office:value="5731108" calcext:value-type="float">
            <text:p>5731108</text:p>
          </table:table-cell>
          <table:table-cell table:style-name="ce42" table:formula="of:=[.T22]/[.T$518]" office:value-type="percentage" office:value="0.0349086233334574" calcext:value-type="percentage">
            <text:p>3.49%</text:p>
          </table:table-cell>
          <table:table-cell office:value-type="float" office:value="676373" calcext:value-type="float">
            <text:p>676373</text:p>
          </table:table-cell>
          <table:table-cell office:value-type="float" office:value="223962" calcext:value-type="float">
            <text:p>223962</text:p>
          </table:table-cell>
          <table:table-cell table:style-name="ce42" table:formula="of:=[.W22]/[.W$518]" office:value-type="percentage" office:value="0.00786815864418444" calcext:value-type="percentage">
            <text:p>0.79%</text:p>
          </table:table-cell>
          <table:table-cell table:style-name="ce1" table:number-columns-repeated="99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inc 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3];[.N23];[.Q23];[.T23];[.W23])" office:value-type="float" office:value="65483" calcext:value-type="float">
            <text:p>65483</text:p>
          </table:table-cell>
          <table:table-cell table:style-name="ce19" table:formula="of:=SUM([.L23];[.O23];[.R23];[.U23];[.X23])" office:value-type="float" office:value="18198" calcext:value-type="float">
            <text:p>18198</text:p>
          </table:table-cell>
          <table:table-cell table:style-name="ce28" table:formula="of:=SUM([.M23];[.P23];[.S23];[.V23];[.Y23])" office:value-type="percentage" office:value="0.000195874239391146" calcext:value-type="percentage">
            <text:p>0.02%</text:p>
          </table:table-cell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383" calcext:value-type="float">
            <text:p>383</text:p>
          </table:table-cell>
          <table:table-cell table:style-name="ce42" table:formula="of:=[.K23]/[.$K$518]" office:value-type="percentage" office:value="0.00000569426186322566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3]/[.N$518]" office:value-type="percentage" office:value="0" calcext:value-type="percentage">
            <text:p>0.00%</text:p>
          </table:table-cell>
          <table:table-cell office:value-type="float" office:value="4420" calcext:value-type="float">
            <text:p>4420</text:p>
          </table:table-cell>
          <table:table-cell office:value-type="float" office:value="1227" calcext:value-type="float">
            <text:p>1227</text:p>
          </table:table-cell>
          <table:table-cell table:style-name="ce42" table:formula="of:=[.Q23]/[.Q$518]" office:value-type="percentage" office:value="0.0000123773818356629" calcext:value-type="percentage">
            <text:p>0.00%</text:p>
          </table:table-cell>
          <table:table-cell office:value-type="float" office:value="52020" calcext:value-type="float">
            <text:p>52020</text:p>
          </table:table-cell>
          <table:table-cell office:value-type="float" office:value="13685" calcext:value-type="float">
            <text:p>13685</text:p>
          </table:table-cell>
          <table:table-cell table:style-name="ce42" table:formula="of:=[.T23]/[.T$518]" office:value-type="percentage" office:value="0.0000853561841037788" calcext:value-type="percentage">
            <text:p>0.01%</text:p>
          </table:table-cell>
          <table:table-cell office:value-type="float" office:value="7947" calcext:value-type="float">
            <text:p>7947</text:p>
          </table:table-cell>
          <table:table-cell office:value-type="float" office:value="2903" calcext:value-type="float">
            <text:p>2903</text:p>
          </table:table-cell>
          <table:table-cell table:style-name="ce42" table:formula="of:=[.W23]/[.W$518]" office:value-type="percentage" office:value="0.0000924464115884782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dec 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4];[.N24];[.Q24];[.T24];[.W24])" office:value-type="float" office:value="123888" calcext:value-type="float">
            <text:p>123888</text:p>
          </table:table-cell>
          <table:table-cell table:style-name="ce19" table:formula="of:=SUM([.L24];[.O24];[.R24];[.U24];[.X24])" office:value-type="float" office:value="37607" calcext:value-type="float">
            <text:p>37607</text:p>
          </table:table-cell>
          <table:table-cell table:style-name="ce28" table:formula="of:=SUM([.M24];[.P24];[.S24];[.V24];[.Y24])" office:value-type="percentage" office:value="0.00065180327756992" calcext:value-type="percentage">
            <text:p>0.07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4]/[.N$518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table:formula="of:=[.Q24]/[.Q$518]" office:value-type="percentage" office:value="0.00000000280031263250292" calcext:value-type="percentage">
            <text:p>0.00%</text:p>
          </table:table-cell>
          <table:table-cell office:value-type="float" office:value="78999" calcext:value-type="float">
            <text:p>78999</text:p>
          </table:table-cell>
          <table:table-cell office:value-type="float" office:value="21658" calcext:value-type="float">
            <text:p>21658</text:p>
          </table:table-cell>
          <table:table-cell table:style-name="ce42" table:formula="of:=[.T24]/[.T$518]" office:value-type="percentage" office:value="0.000129624244290935" calcext:value-type="percentage">
            <text:p>0.01%</text:p>
          </table:table-cell>
          <table:table-cell office:value-type="float" office:value="44888" calcext:value-type="float">
            <text:p>44888</text:p>
          </table:table-cell>
          <table:table-cell office:value-type="float" office:value="15948" calcext:value-type="float">
            <text:p>15948</text:p>
          </table:table-cell>
          <table:table-cell table:style-name="ce42" table:formula="of:=[.W24]/[.W$518]" office:value-type="percentage" office:value="0.000522176232966353" calcext:value-type="percentage">
            <text:p>0.05%</text:p>
          </table:table-cell>
          <table:table-cell table:style-name="ce1" table:number-columns-repeated="99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5];[.N25];[.Q25];[.T25];[.W25])" office:value-type="float" office:value="3572432" calcext:value-type="float">
            <text:p>3572432</text:p>
          </table:table-cell>
          <table:table-cell table:style-name="ce19" table:formula="of:=SUM([.L25];[.O25];[.R25];[.U25];[.X25])" office:value-type="float" office:value="1114163" calcext:value-type="float">
            <text:p>1114163</text:p>
          </table:table-cell>
          <table:table-cell table:style-name="ce28" table:formula="of:=SUM([.M25];[.P25];[.S25];[.V25];[.Y25])" office:value-type="percentage" office:value="0.0104623794698132" calcext:value-type="percentage">
            <text:p>1.05%</text:p>
          </table:table-cell>
          <table:table-cell table:style-name="ce1" office:value-type="float" office:value="1282322" calcext:value-type="float">
            <text:p>1282322</text:p>
          </table:table-cell>
          <table:table-cell table:style-name="ce1" office:value-type="float" office:value="453270" calcext:value-type="float">
            <text:p>453270</text:p>
          </table:table-cell>
          <table:table-cell table:style-name="ce42" table:formula="of:=[.K25]/[.$K$518]" office:value-type="percentage" office:value="0.00666229677096282" calcext:value-type="percentage">
            <text:p>0.67%</text:p>
          </table:table-cell>
          <table:table-cell office:value-type="float" office:value="315949" calcext:value-type="float">
            <text:p>315949</text:p>
          </table:table-cell>
          <table:table-cell office:value-type="float" office:value="94012" calcext:value-type="float">
            <text:p>94012</text:p>
          </table:table-cell>
          <table:table-cell table:style-name="ce42" table:formula="of:=[.N25]/[.N$518]" office:value-type="percentage" office:value="0.000419348862066616" calcext:value-type="percentage">
            <text:p>0.04%</text:p>
          </table:table-cell>
          <table:table-cell office:value-type="float" office:value="99014" calcext:value-type="float">
            <text:p>99014</text:p>
          </table:table-cell>
          <table:table-cell office:value-type="float" office:value="29355" calcext:value-type="float">
            <text:p>29355</text:p>
          </table:table-cell>
          <table:table-cell table:style-name="ce42" table:formula="of:=[.Q25]/[.Q$518]" office:value-type="percentage" office:value="0.000277270154994644" calcext:value-type="percentage">
            <text:p>0.03%</text:p>
          </table:table-cell>
          <table:table-cell office:value-type="float" office:value="1872479" calcext:value-type="float">
            <text:p>1872479</text:p>
          </table:table-cell>
          <table:table-cell office:value-type="float" office:value="536719" calcext:value-type="float">
            <text:p>536719</text:p>
          </table:table-cell>
          <table:table-cell table:style-name="ce42" table:formula="of:=[.T25]/[.T$518]" office:value-type="percentage" office:value="0.00307242718674471" calcext:value-type="percentage">
            <text:p>0.31%</text:p>
          </table:table-cell>
          <table:table-cell office:value-type="float" office:value="2668" calcext:value-type="float">
            <text:p>2668</text:p>
          </table:table-cell>
          <table:table-cell office:value-type="float" office:value="807" calcext:value-type="float">
            <text:p>807</text:p>
          </table:table-cell>
          <table:table-cell table:style-name="ce42" table:formula="of:=[.W25]/[.W$518]" office:value-type="percentage" office:value="0.0000310364950444268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rl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6];[.N26];[.Q26];[.T26];[.W26])" office:value-type="float" office:value="755170" calcext:value-type="float">
            <text:p>755170</text:p>
          </table:table-cell>
          <table:table-cell table:style-name="ce19" table:formula="of:=SUM([.L26];[.O26];[.R26];[.U26];[.X26])" office:value-type="float" office:value="224307" calcext:value-type="float">
            <text:p>224307</text:p>
          </table:table-cell>
          <table:table-cell table:style-name="ce28" table:formula="of:=SUM([.M26];[.P26];[.S26];[.V26];[.Y26])" office:value-type="percentage" office:value="0.00163621290368973" calcext:value-type="percentage">
            <text:p>0.16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6]/[.$K$518]" office:value-type="percentage" office:value="0" calcext:value-type="percentage">
            <text:p>0.00%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style-name="ce42" table:formula="of:=[.N26]/[.N$518]" office:value-type="percentage" office:value="0.0000000424725623000286" calcext:value-type="percentage">
            <text:p>0.00%</text:p>
          </table:table-cell>
          <table:table-cell office:value-type="float" office:value="1190" calcext:value-type="float">
            <text:p>1190</text:p>
          </table:table-cell>
          <table:table-cell office:value-type="float" office:value="436" calcext:value-type="float">
            <text:p>436</text:p>
          </table:table-cell>
          <table:table-cell table:style-name="ce42" table:formula="of:=[.Q26]/[.Q$518]" office:value-type="percentage" office:value="0.00000333237203267847" calcext:value-type="percentage">
            <text:p>0.00%</text:p>
          </table:table-cell>
          <table:table-cell office:value-type="float" office:value="714343" calcext:value-type="float">
            <text:p>714343</text:p>
          </table:table-cell>
          <table:table-cell office:value-type="float" office:value="208555" calcext:value-type="float">
            <text:p>208555</text:p>
          </table:table-cell>
          <table:table-cell table:style-name="ce42" table:formula="of:=[.T26]/[.T$518]" office:value-type="percentage" office:value="0.00117211827414928" calcext:value-type="percentage">
            <text:p>0.12%</text:p>
          </table:table-cell>
          <table:table-cell office:value-type="float" office:value="39605" calcext:value-type="float">
            <text:p>39605</text:p>
          </table:table-cell>
          <table:table-cell office:value-type="float" office:value="15309" calcext:value-type="float">
            <text:p>15309</text:p>
          </table:table-cell>
          <table:table-cell table:style-name="ce42" table:formula="of:=[.W26]/[.W$518]" office:value-type="percentage" office:value="0.000460719784945474" calcext:value-type="percentage">
            <text:p>0.05%</text:p>
          </table:table-cell>
          <table:table-cell table:style-name="ce1" table:number-columns-repeated="99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jr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7];[.N27];[.Q27];[.T27];[.W27])" office:value-type="float" office:value="62337911" calcext:value-type="float">
            <text:p>62337911</text:p>
          </table:table-cell>
          <table:table-cell table:style-name="ce19" table:formula="of:=SUM([.L27];[.O27];[.R27];[.U27];[.X27])" office:value-type="float" office:value="21309751" calcext:value-type="float">
            <text:p>21309751</text:p>
          </table:table-cell>
          <table:table-cell table:style-name="ce28" table:formula="of:=SUM([.M27];[.P27];[.S27];[.V27];[.Y27])" office:value-type="percentage" office:value="0.632119701242042" calcext:value-type="percentage">
            <text:p>63.21%</text:p>
          </table:table-cell>
          <table:table-cell table:style-name="ce1" office:value-type="float" office:value="593606" calcext:value-type="float">
            <text:p>593606</text:p>
          </table:table-cell>
          <table:table-cell table:style-name="ce1" office:value-type="float" office:value="211285" calcext:value-type="float">
            <text:p>211285</text:p>
          </table:table-cell>
          <table:table-cell table:style-name="ce42" table:formula="of:=[.K27]/[.$K$518]" office:value-type="percentage" office:value="0.00308407664925359" calcext:value-type="percentage">
            <text:p>0.31%</text:p>
          </table:table-cell>
          <table:table-cell office:value-type="float" office:value="1681568" calcext:value-type="float">
            <text:p>1681568</text:p>
          </table:table-cell>
          <table:table-cell office:value-type="float" office:value="501665" calcext:value-type="float">
            <text:p>501665</text:p>
          </table:table-cell>
          <table:table-cell table:style-name="ce42" table:formula="of:=[.N27]/[.N$518]" office:value-type="percentage" office:value="0.0022318906763042" calcext:value-type="percentage">
            <text:p>0.22%</text:p>
          </table:table-cell>
          <table:table-cell office:value-type="float" office:value="6724793" calcext:value-type="float">
            <text:p>6724793</text:p>
          </table:table-cell>
          <table:table-cell office:value-type="float" office:value="1911391" calcext:value-type="float">
            <text:p>1911391</text:p>
          </table:table-cell>
          <table:table-cell table:style-name="ce42" table:formula="of:=[.Q27]/[.Q$518]" office:value-type="percentage" office:value="0.0188315227888672" calcext:value-type="percentage">
            <text:p>1.88%</text:p>
          </table:table-cell>
          <table:table-cell office:value-type="float" office:value="1251108" calcext:value-type="float">
            <text:p>1251108</text:p>
          </table:table-cell>
          <table:table-cell office:value-type="float" office:value="367269" calcext:value-type="float">
            <text:p>367269</text:p>
          </table:table-cell>
          <table:table-cell table:style-name="ce42" table:formula="of:=[.T27]/[.T$518]" office:value-type="percentage" office:value="0.00205286053021358" calcext:value-type="percentage">
            <text:p>0.21%</text:p>
          </table:table-cell>
          <table:table-cell office:value-type="float" office:value="52086836" calcext:value-type="float">
            <text:p>52086836</text:p>
          </table:table-cell>
          <table:table-cell office:value-type="float" office:value="18318141" calcext:value-type="float">
            <text:p>18318141</text:p>
          </table:table-cell>
          <table:table-cell table:style-name="ce42" table:formula="of:=[.W27]/[.W$518]" office:value-type="percentage" office:value="0.605919350597403" calcext:value-type="percentage">
            <text:p>60.59%</text:p>
          </table:table-cell>
          <table:table-cell table:style-name="ce1"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dd HL, D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8];[.N28];[.Q28];[.T28];[.W28])" office:value-type="float" office:value="7569768" calcext:value-type="float">
            <text:p>7569768</text:p>
          </table:table-cell>
          <table:table-cell table:style-name="ce19" table:formula="of:=SUM([.L28];[.O28];[.R28];[.U28];[.X28])" office:value-type="float" office:value="2358723" calcext:value-type="float">
            <text:p>2358723</text:p>
          </table:table-cell>
          <table:table-cell table:style-name="ce28" table:formula="of:=SUM([.M28];[.P28];[.S28];[.V28];[.Y28])" office:value-type="percentage" office:value="0.0223952317516365" calcext:value-type="percentage">
            <text:p>2.24%</text:p>
          </table:table-cell>
          <table:table-cell table:style-name="ce1" office:value-type="float" office:value="2512058" calcext:value-type="float">
            <text:p>2512058</text:p>
          </table:table-cell>
          <table:table-cell table:style-name="ce1" office:value-type="float" office:value="897694" calcext:value-type="float">
            <text:p>897694</text:p>
          </table:table-cell>
          <table:table-cell table:style-name="ce42" table:formula="of:=[.K28]/[.$K$518]" office:value-type="percentage" office:value="0.0130513832733676" calcext:value-type="percentage">
            <text:p>1.31%</text:p>
          </table:table-cell>
          <table:table-cell office:value-type="float" office:value="2518466" calcext:value-type="float">
            <text:p>2518466</text:p>
          </table:table-cell>
          <table:table-cell office:value-type="float" office:value="728376" calcext:value-type="float">
            <text:p>728376</text:p>
          </table:table-cell>
          <table:table-cell table:style-name="ce42" table:formula="of:=[.N28]/[.N$518]" office:value-type="percentage" office:value="0.00334267825267199" calcext:value-type="percentage">
            <text:p>0.33%</text:p>
          </table:table-cell>
          <table:table-cell office:value-type="float" office:value="448426" calcext:value-type="float">
            <text:p>448426</text:p>
          </table:table-cell>
          <table:table-cell office:value-type="float" office:value="130376" calcext:value-type="float">
            <text:p>130376</text:p>
          </table:table-cell>
          <table:table-cell table:style-name="ce42" table:formula="of:=[.Q28]/[.Q$518]" office:value-type="percentage" office:value="0.00125573299254275" calcext:value-type="percentage">
            <text:p>0.13%</text:p>
          </table:table-cell>
          <table:table-cell office:value-type="float" office:value="1959238" calcext:value-type="float">
            <text:p>1959238</text:p>
          </table:table-cell>
          <table:table-cell office:value-type="float" office:value="554115" calcext:value-type="float">
            <text:p>554115</text:p>
          </table:table-cell>
          <table:table-cell table:style-name="ce42" table:formula="of:=[.T28]/[.T$518]" office:value-type="percentage" office:value="0.00321478430278969" calcext:value-type="percentage">
            <text:p>0.32%</text:p>
          </table:table-cell>
          <table:table-cell office:value-type="float" office:value="131580" calcext:value-type="float">
            <text:p>131580</text:p>
          </table:table-cell>
          <table:table-cell office:value-type="float" office:value="48162" calcext:value-type="float">
            <text:p>48162</text:p>
          </table:table-cell>
          <table:table-cell table:style-name="ce42" table:formula="of:=[.W28]/[.W$518]" office:value-type="percentage" office:value="0.0015306529302645" calcext:value-type="percentage">
            <text:p>0.15%</text:p>
          </table:table-cell>
          <table:table-cell table:style-name="ce1" table:number-columns-repeated="99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ld A, (DE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29];[.N29];[.Q29];[.T29];[.W29])" office:value-type="float" office:value="25099439" calcext:value-type="float">
            <text:p>25099439</text:p>
          </table:table-cell>
          <table:table-cell table:style-name="ce19" table:formula="of:=SUM([.L29];[.O29];[.R29];[.U29];[.X29])" office:value-type="float" office:value="29694582" calcext:value-type="float">
            <text:p>29694582</text:p>
          </table:table-cell>
          <table:table-cell table:style-name="ce28" table:formula="of:=SUM([.M29];[.P29];[.S29];[.V29];[.Y29])" office:value-type="percentage" office:value="0.0536697312914231" calcext:value-type="percentage">
            <text:p>5.37%</text:p>
          </table:table-cell>
          <table:table-cell table:style-name="ce1" office:value-type="float" office:value="2198428" calcext:value-type="float">
            <text:p>2198428</text:p>
          </table:table-cell>
          <table:table-cell table:style-name="ce1" office:value-type="float" office:value="3019165" calcext:value-type="float">
            <text:p>3019165</text:p>
          </table:table-cell>
          <table:table-cell table:style-name="ce42" table:formula="of:=[.K29]/[.$K$518]" office:value-type="percentage" office:value="0.0114219203644594" calcext:value-type="percentage">
            <text:p>1.14%</text:p>
          </table:table-cell>
          <table:table-cell office:value-type="float" office:value="9996317" calcext:value-type="float">
            <text:p>9996317</text:p>
          </table:table-cell>
          <table:table-cell office:value-type="float" office:value="11877927" calcext:value-type="float">
            <text:p>11877927</text:p>
          </table:table-cell>
          <table:table-cell table:style-name="ce42" table:formula="of:=[.N29]/[.N$518]" office:value-type="percentage" office:value="0.0132677873922917" calcext:value-type="percentage">
            <text:p>1.33%</text:p>
          </table:table-cell>
          <table:table-cell office:value-type="float" office:value="1946785" calcext:value-type="float">
            <text:p>1946785</text:p>
          </table:table-cell>
          <table:table-cell office:value-type="float" office:value="2270496" calcext:value-type="float">
            <text:p>2270496</text:p>
          </table:table-cell>
          <table:table-cell table:style-name="ce42" table:formula="of:=[.Q29]/[.Q$518]" office:value-type="percentage" office:value="0.00545160662826719" calcext:value-type="percentage">
            <text:p>0.55%</text:p>
          </table:table-cell>
          <table:table-cell office:value-type="float" office:value="10402636" calcext:value-type="float">
            <text:p>10402636</text:p>
          </table:table-cell>
          <table:table-cell office:value-type="float" office:value="11700357" calcext:value-type="float">
            <text:p>11700357</text:p>
          </table:table-cell>
          <table:table-cell table:style-name="ce42" table:formula="of:=[.T29]/[.T$518]" office:value-type="percentage" office:value="0.0170689987231949" calcext:value-type="percentage">
            <text:p>1.71%</text:p>
          </table:table-cell>
          <table:table-cell office:value-type="float" office:value="555273" calcext:value-type="float">
            <text:p>555273</text:p>
          </table:table-cell>
          <table:table-cell office:value-type="float" office:value="826637" calcext:value-type="float">
            <text:p>826637</text:p>
          </table:table-cell>
          <table:table-cell table:style-name="ce42" table:formula="of:=[.W29]/[.W$518]" office:value-type="percentage" office:value="0.0064594181832099" calcext:value-type="percentage">
            <text:p>0.65%</text:p>
          </table:table-cell>
          <table:table-cell table:style-name="ce1" table:number-columns-repeated="99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dec D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30];[.N30];[.Q30];[.T30];[.W30])" office:value-type="float" office:value="293193" calcext:value-type="float">
            <text:p>293193</text:p>
          </table:table-cell>
          <table:table-cell table:style-name="ce19" table:formula="of:=SUM([.L30];[.O30];[.R30];[.U30];[.X30])" office:value-type="float" office:value="82899" calcext:value-type="float">
            <text:p>82899</text:p>
          </table:table-cell>
          <table:table-cell table:style-name="ce28" table:formula="of:=SUM([.M30];[.P30];[.S30];[.V30];[.Y30])" office:value-type="percentage" office:value="0.000649586392062504" calcext:value-type="percentage">
            <text:p>0.06%</text:p>
          </table:table-cell>
          <table:table-cell table:style-name="ce1" office:value-type="float" office:value="5686" calcext:value-type="float">
            <text:p>5686</text:p>
          </table:table-cell>
          <table:table-cell table:style-name="ce1" office:value-type="float" office:value="2012" calcext:value-type="float">
            <text:p>2012</text:p>
          </table:table-cell>
          <table:table-cell table:style-name="ce42" table:formula="of:=[.K30]/[.$K$518]" office:value-type="percentage" office:value="0.0000295415811626835" calcext:value-type="percentage">
            <text:p>0.00%</text:p>
          </table:table-cell>
          <table:table-cell office:value-type="float" office:value="57732" calcext:value-type="float">
            <text:p>57732</text:p>
          </table:table-cell>
          <table:table-cell office:value-type="float" office:value="17202" calcext:value-type="float">
            <text:p>17202</text:p>
          </table:table-cell>
          <table:table-cell table:style-name="ce42" table:formula="of:=[.N30]/[.N$518]" office:value-type="percentage" office:value="0.000076625811459539" calcext:value-type="percentage">
            <text:p>0.01%</text:p>
          </table:table-cell>
          <table:table-cell office:value-type="float" office:value="56807" calcext:value-type="float">
            <text:p>56807</text:p>
          </table:table-cell>
          <table:table-cell office:value-type="float" office:value="15902" calcext:value-type="float">
            <text:p>15902</text:p>
          </table:table-cell>
          <table:table-cell table:style-name="ce42" table:formula="of:=[.Q30]/[.Q$518]" office:value-type="percentage" office:value="0.000159077359714593" calcext:value-type="percentage">
            <text:p>0.02%</text:p>
          </table:table-cell>
          <table:table-cell office:value-type="float" office:value="162907" calcext:value-type="float">
            <text:p>162907</text:p>
          </table:table-cell>
          <table:table-cell office:value-type="float" office:value="44142" calcext:value-type="float">
            <text:p>44142</text:p>
          </table:table-cell>
          <table:table-cell table:style-name="ce42" table:formula="of:=[.T30]/[.T$518]" office:value-type="percentage" office:value="0.000267303342633493" calcext:value-type="percentage">
            <text:p>0.03%</text:p>
          </table:table-cell>
          <table:table-cell office:value-type="float" office:value="10061" calcext:value-type="float">
            <text:p>10061</text:p>
          </table:table-cell>
          <table:table-cell office:value-type="float" office:value="3641" calcext:value-type="float">
            <text:p>3641</text:p>
          </table:table-cell>
          <table:table-cell table:style-name="ce42" table:formula="of:=[.W30]/[.W$518]" office:value-type="percentage" office:value="0.000117038297092196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inc 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31];[.N31];[.Q31];[.T31];[.W31])" office:value-type="float" office:value="8147954" calcext:value-type="float">
            <text:p>8147954</text:p>
          </table:table-cell>
          <table:table-cell table:style-name="ce19" table:formula="of:=SUM([.L31];[.O31];[.R31];[.U31];[.X31])" office:value-type="float" office:value="2787424" calcext:value-type="float">
            <text:p>2787424</text:p>
          </table:table-cell>
          <table:table-cell table:style-name="ce28" table:formula="of:=SUM([.M31];[.P31];[.S31];[.V31];[.Y31])" office:value-type="percentage" office:value="0.0399138450082964" calcext:value-type="percentage">
            <text:p>3.99%</text:p>
          </table:table-cell>
          <table:table-cell table:style-name="ce1" office:value-type="float" office:value="7346627" calcext:value-type="float">
            <text:p>7346627</text:p>
          </table:table-cell>
          <table:table-cell table:style-name="ce1" office:value-type="float" office:value="2569030" calcext:value-type="float">
            <text:p>2569030</text:p>
          </table:table-cell>
          <table:table-cell table:style-name="ce42" table:formula="of:=[.K31]/[.$K$518]" office:value-type="percentage" office:value="0.0381693594429233" calcext:value-type="percentage">
            <text:p>3.82%</text:p>
          </table:table-cell>
          <table:table-cell office:value-type="float" office:value="2664" calcext:value-type="float">
            <text:p>2664</text:p>
          </table:table-cell>
          <table:table-cell office:value-type="float" office:value="1078" calcext:value-type="float">
            <text:p>1078</text:p>
          </table:table-cell>
          <table:table-cell table:style-name="ce42" table:formula="of:=[.N31]/[.N$518]" office:value-type="percentage" office:value="0.00000353584081147738" calcext:value-type="percentage">
            <text:p>0.00%</text:p>
          </table:table-cell>
          <table:table-cell office:value-type="float" office:value="125861" calcext:value-type="float">
            <text:p>125861</text:p>
          </table:table-cell>
          <table:table-cell office:value-type="float" office:value="36177" calcext:value-type="float">
            <text:p>36177</text:p>
          </table:table-cell>
          <table:table-cell table:style-name="ce42" table:formula="of:=[.Q31]/[.Q$518]" office:value-type="percentage" office:value="0.00035245014823945" calcext:value-type="percentage">
            <text:p>0.04%</text:p>
          </table:table-cell>
          <table:table-cell office:value-type="float" office:value="644325" calcext:value-type="float">
            <text:p>644325</text:p>
          </table:table-cell>
          <table:table-cell office:value-type="float" office:value="170584" calcext:value-type="float">
            <text:p>170584</text:p>
          </table:table-cell>
          <table:table-cell table:style-name="ce42" table:formula="of:=[.T31]/[.T$518]" office:value-type="percentage" office:value="0.00105723035991287" calcext:value-type="percentage">
            <text:p>0.11%</text:p>
          </table:table-cell>
          <table:table-cell office:value-type="float" office:value="28477" calcext:value-type="float">
            <text:p>28477</text:p>
          </table:table-cell>
          <table:table-cell office:value-type="float" office:value="10555" calcext:value-type="float">
            <text:p>10555</text:p>
          </table:table-cell>
          <table:table-cell table:style-name="ce42" table:formula="of:=[.W31]/[.W$518]" office:value-type="percentage" office:value="0.000331269216409349" calcext:value-type="percentage">
            <text:p>0.03%</text:p>
          </table:table-cell>
          <table:table-cell table:style-name="ce1" table:number-columns-repeated="99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dec 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32];[.N32];[.Q32];[.T32];[.W32])" office:value-type="float" office:value="369681" calcext:value-type="float">
            <text:p>369681</text:p>
          </table:table-cell>
          <table:table-cell table:style-name="ce19" table:formula="of:=SUM([.L32];[.O32];[.R32];[.U32];[.X32])" office:value-type="float" office:value="102708" calcext:value-type="float">
            <text:p>102708</text:p>
          </table:table-cell>
          <table:table-cell table:style-name="ce28" table:formula="of:=SUM([.M32];[.P32];[.S32];[.V32];[.Y32])" office:value-type="percentage" office:value="0.000669351673467404" calcext:value-type="percentage">
            <text:p>0.07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2]/[.$K$518]" office:value-type="percentage" office:value="0" calcext:value-type="percentage">
            <text:p>0.00%</text:p>
          </table:table-cell>
          <table:table-cell office:value-type="float" office:value="1200" calcext:value-type="float">
            <text:p>1200</text:p>
          </table:table-cell>
          <table:table-cell office:value-type="float" office:value="344" calcext:value-type="float">
            <text:p>344</text:p>
          </table:table-cell>
          <table:table-cell table:style-name="ce42" table:formula="of:=[.N32]/[.N$518]" office:value-type="percentage" office:value="0.00000159272108625107" calcext:value-type="percentage">
            <text:p>0.00%</text:p>
          </table:table-cell>
          <table:table-cell office:value-type="float" office:value="46702" calcext:value-type="float">
            <text:p>46702</text:p>
          </table:table-cell>
          <table:table-cell office:value-type="float" office:value="13444" calcext:value-type="float">
            <text:p>13444</text:p>
          </table:table-cell>
          <table:table-cell table:style-name="ce42" table:formula="of:=[.Q32]/[.Q$518]" office:value-type="percentage" office:value="0.000130780200563151" calcext:value-type="percentage">
            <text:p>0.01%</text:p>
          </table:table-cell>
          <table:table-cell office:value-type="float" office:value="320879" calcext:value-type="float">
            <text:p>320879</text:p>
          </table:table-cell>
          <table:table-cell office:value-type="float" office:value="88702" calcext:value-type="float">
            <text:p>88702</text:p>
          </table:table-cell>
          <table:table-cell table:style-name="ce42" table:formula="of:=[.T32]/[.T$518]" office:value-type="percentage" office:value="0.00052650916953165" calcext:value-type="percentage">
            <text:p>0.05%</text:p>
          </table:table-cell>
          <table:table-cell office:value-type="float" office:value="900" calcext:value-type="float">
            <text:p>900</text:p>
          </table:table-cell>
          <table:table-cell office:value-type="float" office:value="218" calcext:value-type="float">
            <text:p>218</text:p>
          </table:table-cell>
          <table:table-cell table:style-name="ce42" table:formula="of:=[.W32]/[.W$518]" office:value-type="percentage" office:value="0.0000104695822863509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33];[.N33];[.Q33];[.T33];[.W33])" office:value-type="float" office:value="542581" calcext:value-type="float">
            <text:p>542581</text:p>
          </table:table-cell>
          <table:table-cell table:style-name="ce19" table:formula="of:=SUM([.L33];[.O33];[.R33];[.U33];[.X33])" office:value-type="float" office:value="164307" calcext:value-type="float">
            <text:p>164307</text:p>
          </table:table-cell>
          <table:table-cell table:style-name="ce28" table:formula="of:=SUM([.M33];[.P33];[.S33];[.V33];[.Y33])" office:value-type="percentage" office:value="0.000897092442221144" calcext:value-type="percentage">
            <text:p>0.09%</text:p>
          </table:table-cell>
          <table:table-cell table:style-name="ce1" office:value-type="float" office:value="21739" calcext:value-type="float">
            <text:p>21739</text:p>
          </table:table-cell>
          <table:table-cell table:style-name="ce1" office:value-type="float" office:value="9323" calcext:value-type="float">
            <text:p>9323</text:p>
          </table:table-cell>
          <table:table-cell table:style-name="ce42" table:formula="of:=[.K33]/[.$K$518]" office:value-type="percentage" office:value="0.000112944852777977" calcext:value-type="percentage">
            <text:p>0.01%</text:p>
          </table:table-cell>
          <table:table-cell office:value-type="float" office:value="374890" calcext:value-type="float">
            <text:p>374890</text:p>
          </table:table-cell>
          <table:table-cell office:value-type="float" office:value="112592" calcext:value-type="float">
            <text:p>112592</text:p>
          </table:table-cell>
          <table:table-cell table:style-name="ce42" table:formula="of:=[.N33]/[.N$518]" office:value-type="percentage" office:value="0.000497579340020553" calcext:value-type="percentage">
            <text:p>0.05%</text:p>
          </table:table-cell>
          <table:table-cell office:value-type="float" office:value="38670" calcext:value-type="float">
            <text:p>38670</text:p>
          </table:table-cell>
          <table:table-cell office:value-type="float" office:value="11550" calcext:value-type="float">
            <text:p>11550</text:p>
          </table:table-cell>
          <table:table-cell table:style-name="ce42" table:formula="of:=[.Q33]/[.Q$518]" office:value-type="percentage" office:value="0.000108288089498888" calcext:value-type="percentage">
            <text:p>0.01%</text:p>
          </table:table-cell>
          <table:table-cell office:value-type="float" office:value="107057" calcext:value-type="float">
            <text:p>107057</text:p>
          </table:table-cell>
          <table:table-cell office:value-type="float" office:value="30798" calcext:value-type="float">
            <text:p>30798</text:p>
          </table:table-cell>
          <table:table-cell table:style-name="ce42" table:formula="of:=[.T33]/[.T$518]" office:value-type="percentage" office:value="0.000175662764352139" calcext:value-type="percentage">
            <text:p>0.02%</text:p>
          </table:table-cell>
          <table:table-cell office:value-type="float" office:value="225" calcext:value-type="float">
            <text:p>225</text:p>
          </table:table-cell>
          <table:table-cell office:value-type="float" office:value="44" calcext:value-type="float">
            <text:p>44</text:p>
          </table:table-cell>
          <table:table-cell table:style-name="ce42" table:formula="of:=[.W33]/[.W$518]" office:value-type="percentage" office:value="0.00000261739557158772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rr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34];[.N34];[.Q34];[.T34];[.W34])" office:value-type="float" office:value="5980530" calcext:value-type="float">
            <text:p>5980530</text:p>
          </table:table-cell>
          <table:table-cell table:style-name="ce19" table:formula="of:=SUM([.L34];[.O34];[.R34];[.U34];[.X34])" office:value-type="float" office:value="1682537" calcext:value-type="float">
            <text:p>1682537</text:p>
          </table:table-cell>
          <table:table-cell table:style-name="ce28" table:formula="of:=SUM([.M34];[.P34];[.S34];[.V34];[.Y34])" office:value-type="percentage" office:value="0.0108508717809087" calcext:value-type="percentage">
            <text:p>1.09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4]/[.N$518]" office:value-type="percentage" office:value="0" calcext:value-type="percentage">
            <text:p>0.00%</text:p>
          </table:table-cell>
          <table:table-cell office:value-type="float" office:value="113833" calcext:value-type="float">
            <text:p>113833</text:p>
          </table:table-cell>
          <table:table-cell office:value-type="float" office:value="35081" calcext:value-type="float">
            <text:p>35081</text:p>
          </table:table-cell>
          <table:table-cell table:style-name="ce42" table:formula="of:=[.Q34]/[.Q$518]" office:value-type="percentage" office:value="0.000318767987895705" calcext:value-type="percentage">
            <text:p>0.03%</text:p>
          </table:table-cell>
          <table:table-cell office:value-type="float" office:value="5776042" calcext:value-type="float">
            <text:p>5776042</text:p>
          </table:table-cell>
          <table:table-cell office:value-type="float" office:value="1614202" calcext:value-type="float">
            <text:p>1614202</text:p>
          </table:table-cell>
          <table:table-cell table:style-name="ce42" table:formula="of:=[.T34]/[.T$518]" office:value-type="percentage" office:value="0.00947752603504727" calcext:value-type="percentage">
            <text:p>0.95%</text:p>
          </table:table-cell>
          <table:table-cell office:value-type="float" office:value="90655" calcext:value-type="float">
            <text:p>90655</text:p>
          </table:table-cell>
          <table:table-cell office:value-type="float" office:value="33254" calcext:value-type="float">
            <text:p>33254</text:p>
          </table:table-cell>
          <table:table-cell table:style-name="ce42" table:formula="of:=[.W34]/[.W$518]" office:value-type="percentage" office:value="0.00105457775796571" calcext:value-type="percentage">
            <text:p>0.11%</text:p>
          </table:table-cell>
          <table:table-cell table:style-name="ce1"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jrnz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35];[.N35];[.Q35];[.T35];[.W35])" office:value-type="float" office:value="158189572" calcext:value-type="float">
            <text:p>158189572</text:p>
          </table:table-cell>
          <table:table-cell table:style-name="ce19" table:formula="of:=SUM([.L35];[.O35];[.R35];[.U35];[.X35])" office:value-type="float" office:value="47491539" calcext:value-type="float">
            <text:p>47491539</text:p>
          </table:table-cell>
          <table:table-cell table:style-name="ce28" table:formula="of:=SUM([.M35];[.P35];[.S35];[.V35];[.Y35])" office:value-type="percentage" office:value="0.386752834198014" calcext:value-type="percentage">
            <text:p>38.68%</text:p>
          </table:table-cell>
          <table:table-cell table:style-name="ce1" office:value-type="float" office:value="25871859" calcext:value-type="float">
            <text:p>25871859</text:p>
          </table:table-cell>
          <table:table-cell table:style-name="ce1" office:value-type="float" office:value="8992115" calcext:value-type="float">
            <text:p>8992115</text:p>
          </table:table-cell>
          <table:table-cell table:style-name="ce42" table:formula="of:=[.K35]/[.$K$518]" office:value-type="percentage" office:value="0.13441709857158" calcext:value-type="percentage">
            <text:p>13.44%</text:p>
          </table:table-cell>
          <table:table-cell office:value-type="float" office:value="73048415" calcext:value-type="float">
            <text:p>73048415</text:p>
          </table:table-cell>
          <table:table-cell office:value-type="float" office:value="21522909" calcext:value-type="float">
            <text:p>21522909</text:p>
          </table:table-cell>
          <table:table-cell table:style-name="ce42" table:formula="of:=[.N35]/[.N$518]" office:value-type="percentage" office:value="0.0969547924064325" calcext:value-type="percentage">
            <text:p>9.70%</text:p>
          </table:table-cell>
          <table:table-cell office:value-type="float" office:value="32811915" calcext:value-type="float">
            <text:p>32811915</text:p>
          </table:table-cell>
          <table:table-cell office:value-type="float" office:value="9354902" calcext:value-type="float">
            <text:p>9354902</text:p>
          </table:table-cell>
          <table:table-cell table:style-name="ce42" table:formula="of:=[.Q35]/[.Q$518]" office:value-type="percentage" office:value="0.091883620071112" calcext:value-type="percentage">
            <text:p>9.19%</text:p>
          </table:table-cell>
          <table:table-cell office:value-type="float" office:value="24447267" calcext:value-type="float">
            <text:p>24447267</text:p>
          </table:table-cell>
          <table:table-cell office:value-type="float" office:value="6915757" calcext:value-type="float">
            <text:p>6915757</text:p>
          </table:table-cell>
          <table:table-cell table:style-name="ce42" table:formula="of:=[.T35]/[.T$518]" office:value-type="percentage" office:value="0.0401139066298777" calcext:value-type="percentage">
            <text:p>4.01%</text:p>
          </table:table-cell>
          <table:table-cell office:value-type="float" office:value="2010116" calcext:value-type="float">
            <text:p>2010116</text:p>
          </table:table-cell>
          <table:table-cell office:value-type="float" office:value="705856" calcext:value-type="float">
            <text:p>705856</text:p>
          </table:table-cell>
          <table:table-cell table:style-name="ce42" table:formula="of:=[.W35]/[.W$518]" office:value-type="percentage" office:value="0.0233834165190116" calcext:value-type="percentage">
            <text:p>2.34%</text:p>
          </table:table-cell>
          <table:table-cell table:style-name="ce1" table:number-columns-repeated="99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36];[.N36];[.Q36];[.T36];[.W36])" office:value-type="float" office:value="16962404" calcext:value-type="float">
            <text:p>16962404</text:p>
          </table:table-cell>
          <table:table-cell table:style-name="ce19" table:formula="of:=SUM([.L36];[.O36];[.R36];[.U36];[.X36])" office:value-type="float" office:value="5074133" calcext:value-type="float">
            <text:p>5074133</text:p>
          </table:table-cell>
          <table:table-cell table:style-name="ce28" table:formula="of:=SUM([.M36];[.P36];[.S36];[.V36];[.Y36])" office:value-type="percentage" office:value="0.0457987806508375" calcext:value-type="percentage">
            <text:p>4.58%</text:p>
          </table:table-cell>
          <table:table-cell table:style-name="ce1" office:value-type="float" office:value="2298263" calcext:value-type="float">
            <text:p>2298263</text:p>
          </table:table-cell>
          <table:table-cell table:style-name="ce1" office:value-type="float" office:value="807916" calcext:value-type="float">
            <text:p>807916</text:p>
          </table:table-cell>
          <table:table-cell table:style-name="ce42" table:formula="of:=[.K36]/[.$K$518]" office:value-type="percentage" office:value="0.0119406125479586" calcext:value-type="percentage">
            <text:p>1.19%</text:p>
          </table:table-cell>
          <table:table-cell office:value-type="float" office:value="2179354" calcext:value-type="float">
            <text:p>2179354</text:p>
          </table:table-cell>
          <table:table-cell office:value-type="float" office:value="641206" calcext:value-type="float">
            <text:p>641206</text:p>
          </table:table-cell>
          <table:table-cell table:style-name="ce42" table:formula="of:=[.N36]/[.N$518]" office:value-type="percentage" office:value="0.00289258589183801" calcext:value-type="percentage">
            <text:p>0.29%</text:p>
          </table:table-cell>
          <table:table-cell office:value-type="float" office:value="1944000" calcext:value-type="float">
            <text:p>1944000</text:p>
          </table:table-cell>
          <table:table-cell office:value-type="float" office:value="569492" calcext:value-type="float">
            <text:p>569492</text:p>
          </table:table-cell>
          <table:table-cell table:style-name="ce42" table:formula="of:=[.Q36]/[.Q$518]" office:value-type="percentage" office:value="0.00544380775758567" calcext:value-type="percentage">
            <text:p>0.54%</text:p>
          </table:table-cell>
          <table:table-cell office:value-type="float" office:value="9717522" calcext:value-type="float">
            <text:p>9717522</text:p>
          </table:table-cell>
          <table:table-cell office:value-type="float" office:value="2749597" calcext:value-type="float">
            <text:p>2749597</text:p>
          </table:table-cell>
          <table:table-cell table:style-name="ce42" table:formula="of:=[.T36]/[.T$518]" office:value-type="percentage" office:value="0.0159448403857078" calcext:value-type="percentage">
            <text:p>1.59%</text:p>
          </table:table-cell>
          <table:table-cell office:value-type="float" office:value="823265" calcext:value-type="float">
            <text:p>823265</text:p>
          </table:table-cell>
          <table:table-cell office:value-type="float" office:value="305922" calcext:value-type="float">
            <text:p>305922</text:p>
          </table:table-cell>
          <table:table-cell table:style-name="ce42" table:formula="of:=[.W36]/[.W$518]" office:value-type="percentage" office:value="0.00957693406774739" calcext:value-type="percentage">
            <text:p>0.96%</text:p>
          </table:table-cell>
          <table:table-cell table:style-name="ce1"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ldi (HL), 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37];[.N37];[.Q37];[.T37];[.W37])" office:value-type="float" office:value="31076515" calcext:value-type="float">
            <text:p>31076515</text:p>
          </table:table-cell>
          <table:table-cell table:style-name="ce19" table:formula="of:=SUM([.L37];[.O37];[.R37];[.U37];[.X37])" office:value-type="float" office:value="37346616" calcext:value-type="float">
            <text:p>37346616</text:p>
          </table:table-cell>
          <table:table-cell table:style-name="ce28" table:formula="of:=SUM([.M37];[.P37];[.S37];[.V37];[.Y37])" office:value-type="percentage" office:value="0.0836557638732386" calcext:value-type="percentage">
            <text:p>8.37%</text:p>
          </table:table-cell>
          <table:table-cell table:style-name="ce1" office:value-type="float" office:value="6128122" calcext:value-type="float">
            <text:p>6128122</text:p>
          </table:table-cell>
          <table:table-cell table:style-name="ce1" office:value-type="float" office:value="8333831" calcext:value-type="float">
            <text:p>8333831</text:p>
          </table:table-cell>
          <table:table-cell table:style-name="ce42" table:formula="of:=[.K37]/[.$K$518]" office:value-type="percentage" office:value="0.0318386235381333" calcext:value-type="percentage">
            <text:p>3.18%</text:p>
          </table:table-cell>
          <table:table-cell office:value-type="float" office:value="10399793" calcext:value-type="float">
            <text:p>10399793</text:p>
          </table:table-cell>
          <table:table-cell office:value-type="float" office:value="12331612" calcext:value-type="float">
            <text:p>12331612</text:p>
          </table:table-cell>
          <table:table-cell table:style-name="ce42" table:formula="of:=[.N37]/[.N$518]" office:value-type="percentage" office:value="0.0138033080031219" calcext:value-type="percentage">
            <text:p>1.38%</text:p>
          </table:table-cell>
          <table:table-cell office:value-type="float" office:value="3401739" calcext:value-type="float">
            <text:p>3401739</text:p>
          </table:table-cell>
          <table:table-cell office:value-type="float" office:value="3839617" calcext:value-type="float">
            <text:p>3839617</text:p>
          </table:table-cell>
          <table:table-cell table:style-name="ce42" table:formula="of:=[.Q37]/[.Q$518]" office:value-type="percentage" office:value="0.00952593269417784" calcext:value-type="percentage">
            <text:p>0.95%</text:p>
          </table:table-cell>
          <table:table-cell office:value-type="float" office:value="10126273" calcext:value-type="float">
            <text:p>10126273</text:p>
          </table:table-cell>
          <table:table-cell office:value-type="float" office:value="11352780" calcext:value-type="float">
            <text:p>11352780</text:p>
          </table:table-cell>
          <table:table-cell table:style-name="ce42" table:formula="of:=[.T37]/[.T$518]" office:value-type="percentage" office:value="0.0166155329195141" calcext:value-type="percentage">
            <text:p>1.66%</text:p>
          </table:table-cell>
          <table:table-cell office:value-type="float" office:value="1020588" calcext:value-type="float">
            <text:p>1020588</text:p>
          </table:table-cell>
          <table:table-cell office:value-type="float" office:value="1488776" calcext:value-type="float">
            <text:p>1488776</text:p>
          </table:table-cell>
          <table:table-cell table:style-name="ce42" table:formula="of:=[.W37]/[.W$518]" office:value-type="percentage" office:value="0.0118723667182914" calcext:value-type="percentage">
            <text:p>1.19%</text:p>
          </table:table-cell>
          <table:table-cell table:style-name="ce1"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inc H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38];[.N38];[.Q38];[.T38];[.W38])" office:value-type="float" office:value="10197368" calcext:value-type="float">
            <text:p>10197368</text:p>
          </table:table-cell>
          <table:table-cell table:style-name="ce19" table:formula="of:=SUM([.L38];[.O38];[.R38];[.U38];[.X38])" office:value-type="float" office:value="2942921" calcext:value-type="float">
            <text:p>2942921</text:p>
          </table:table-cell>
          <table:table-cell table:style-name="ce28" table:formula="of:=SUM([.M38];[.P38];[.S38];[.V38];[.Y38])" office:value-type="percentage" office:value="0.022442223621388" calcext:value-type="percentage">
            <text:p>2.24%</text:p>
          </table:table-cell>
          <table:table-cell table:style-name="ce1" office:value-type="float" office:value="845968" calcext:value-type="float">
            <text:p>845968</text:p>
          </table:table-cell>
          <table:table-cell table:style-name="ce1" office:value-type="float" office:value="297394" calcext:value-type="float">
            <text:p>297394</text:p>
          </table:table-cell>
          <table:table-cell table:style-name="ce42" table:formula="of:=[.K38]/[.$K$518]" office:value-type="percentage" office:value="0.0043952220072165" calcext:value-type="percentage">
            <text:p>0.44%</text:p>
          </table:table-cell>
          <table:table-cell office:value-type="float" office:value="2105084" calcext:value-type="float">
            <text:p>2105084</text:p>
          </table:table-cell>
          <table:table-cell office:value-type="float" office:value="605620" calcext:value-type="float">
            <text:p>605620</text:p>
          </table:table-cell>
          <table:table-cell table:style-name="ce42" table:formula="of:=[.N38]/[.N$518]" office:value-type="percentage" office:value="0.00279400972927479" calcext:value-type="percentage">
            <text:p>0.28%</text:p>
          </table:table-cell>
          <table:table-cell office:value-type="float" office:value="1703392" calcext:value-type="float">
            <text:p>1703392</text:p>
          </table:table-cell>
          <table:table-cell office:value-type="float" office:value="486999" calcext:value-type="float">
            <text:p>486999</text:p>
          </table:table-cell>
          <table:table-cell table:style-name="ce42" table:formula="of:=[.Q38]/[.Q$518]" office:value-type="percentage" office:value="0.00477003013570441" calcext:value-type="percentage">
            <text:p>0.48%</text:p>
          </table:table-cell>
          <table:table-cell office:value-type="float" office:value="5404019" calcext:value-type="float">
            <text:p>5404019</text:p>
          </table:table-cell>
          <table:table-cell office:value-type="float" office:value="1501130" calcext:value-type="float">
            <text:p>1501130</text:p>
          </table:table-cell>
          <table:table-cell table:style-name="ce42" table:formula="of:=[.T38]/[.T$518]" office:value-type="percentage" office:value="0.00886709805198614" calcext:value-type="percentage">
            <text:p>0.89%</text:p>
          </table:table-cell>
          <table:table-cell office:value-type="float" office:value="138905" calcext:value-type="float">
            <text:p>138905</text:p>
          </table:table-cell>
          <table:table-cell office:value-type="float" office:value="51778" calcext:value-type="float">
            <text:p>51778</text:p>
          </table:table-cell>
          <table:table-cell table:style-name="ce42" table:formula="of:=[.W38]/[.W$518]" office:value-type="percentage" office:value="0.00161586369720619" calcext:value-type="percentage">
            <text:p>0.16%</text:p>
          </table:table-cell>
          <table:table-cell table:style-name="ce1" table:number-columns-repeated="99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inc 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39];[.N39];[.Q39];[.T39];[.W39])" office:value-type="float" office:value="25820" calcext:value-type="float">
            <text:p>25820</text:p>
          </table:table-cell>
          <table:table-cell table:style-name="ce19" table:formula="of:=SUM([.L39];[.O39];[.R39];[.U39];[.X39])" office:value-type="float" office:value="8889" calcext:value-type="float">
            <text:p>8889</text:p>
          </table:table-cell>
          <table:table-cell table:style-name="ce28" table:formula="of:=SUM([.M39];[.P39];[.S39];[.V39];[.Y39])" office:value-type="percentage" office:value="0.000152494853311598" calcext:value-type="percentage">
            <text:p>0.02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9]/[.N$518]" office:value-type="percentage" office:value="0" calcext:value-type="percentage">
            <text:p>0.00%</text:p>
          </table:table-cell>
          <table:table-cell office:value-type="float" office:value="16741" calcext:value-type="float">
            <text:p>16741</text:p>
          </table:table-cell>
          <table:table-cell office:value-type="float" office:value="5229" calcext:value-type="float">
            <text:p>5229</text:p>
          </table:table-cell>
          <table:table-cell table:style-name="ce42" table:formula="of:=[.Q39]/[.Q$518]" office:value-type="percentage" office:value="0.000046880033780731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9]/[.T$518]" office:value-type="percentage" office:value="0" calcext:value-type="percentage">
            <text:p>0.00%</text:p>
          </table:table-cell>
          <table:table-cell office:value-type="float" office:value="9079" calcext:value-type="float">
            <text:p>9079</text:p>
          </table:table-cell>
          <table:table-cell office:value-type="float" office:value="3660" calcext:value-type="float">
            <text:p>3660</text:p>
          </table:table-cell>
          <table:table-cell table:style-name="ce42" table:formula="of:=[.W39]/[.W$518]" office:value-type="percentage" office:value="0.000105614819530866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dec 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40];[.N40];[.Q40];[.T40];[.W40])" office:value-type="float" office:value="1148" calcext:value-type="float">
            <text:p>1148</text:p>
          </table:table-cell>
          <table:table-cell table:style-name="ce19" table:formula="of:=SUM([.L40];[.O40];[.R40];[.U40];[.X40])" office:value-type="float" office:value="323" calcext:value-type="float">
            <text:p>323</text:p>
          </table:table-cell>
          <table:table-cell table:style-name="ce28" table:formula="of:=SUM([.M40];[.P40];[.S40];[.V40];[.Y40])" office:value-type="percentage" office:value="0.00000323638057352207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0]/[.N$518]" office:value-type="percentage" office:value="0" calcext:value-type="percentage">
            <text:p>0.00%</text:p>
          </table:table-cell>
          <table:table-cell office:value-type="float" office:value="1046" calcext:value-type="float">
            <text:p>1046</text:p>
          </table:table-cell>
          <table:table-cell office:value-type="float" office:value="300" calcext:value-type="float">
            <text:p>300</text:p>
          </table:table-cell>
          <table:table-cell table:style-name="ce42" table:formula="of:=[.Q40]/[.Q$518]" office:value-type="percentage" office:value="0.00000292912701359805" calcext:value-type="percentage">
            <text:p>0.00%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style-name="ce42" table:formula="of:=[.T40]/[.T$518]" office:value-type="percentage" office:value="0.000000144393391025231" calcext:value-type="percentage">
            <text:p>0.00%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42" table:formula="of:=[.W40]/[.W$518]" office:value-type="percentage" office:value="0.000000162860168898791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41];[.N41];[.Q41];[.T41];[.W41])" office:value-type="float" office:value="1799414" calcext:value-type="float">
            <text:p>1799414</text:p>
          </table:table-cell>
          <table:table-cell table:style-name="ce19" table:formula="of:=SUM([.L41];[.O41];[.R41];[.U41];[.X41])" office:value-type="float" office:value="561518" calcext:value-type="float">
            <text:p>561518</text:p>
          </table:table-cell>
          <table:table-cell table:style-name="ce28" table:formula="of:=SUM([.M41];[.P41];[.S41];[.V41];[.Y41])" office:value-type="percentage" office:value="0.00515762772447611" calcext:value-type="percentage">
            <text:p>0.52%</text:p>
          </table:table-cell>
          <table:table-cell table:style-name="ce1" office:value-type="float" office:value="369854" calcext:value-type="float">
            <text:p>369854</text:p>
          </table:table-cell>
          <table:table-cell table:style-name="ce1" office:value-type="float" office:value="131827" calcext:value-type="float">
            <text:p>131827</text:p>
          </table:table-cell>
          <table:table-cell table:style-name="ce42" table:formula="of:=[.K41]/[.$K$518]" office:value-type="percentage" office:value="0.00192157438609623" calcext:value-type="percentage">
            <text:p>0.19%</text:p>
          </table:table-cell>
          <table:table-cell office:value-type="float" office:value="215475" calcext:value-type="float">
            <text:p>215475</text:p>
          </table:table-cell>
          <table:table-cell office:value-type="float" office:value="65105" calcext:value-type="float">
            <text:p>65105</text:p>
          </table:table-cell>
          <table:table-cell table:style-name="ce42" table:formula="of:=[.N41]/[.N$518]" office:value-type="percentage" office:value="0.000285992980049958" calcext:value-type="percentage">
            <text:p>0.03%</text:p>
          </table:table-cell>
          <table:table-cell office:value-type="float" office:value="96451" calcext:value-type="float">
            <text:p>96451</text:p>
          </table:table-cell>
          <table:table-cell office:value-type="float" office:value="29617" calcext:value-type="float">
            <text:p>29617</text:p>
          </table:table-cell>
          <table:table-cell table:style-name="ce42" table:formula="of:=[.Q41]/[.Q$518]" office:value-type="percentage" office:value="0.000270092953717539" calcext:value-type="percentage">
            <text:p>0.03%</text:p>
          </table:table-cell>
          <table:table-cell office:value-type="float" office:value="1032955" calcext:value-type="float">
            <text:p>1032955</text:p>
          </table:table-cell>
          <table:table-cell office:value-type="float" office:value="302739" calcext:value-type="float">
            <text:p>302739</text:p>
          </table:table-cell>
          <table:table-cell table:style-name="ce42" table:formula="of:=[.T41]/[.T$518]" office:value-type="percentage" office:value="0.00169490767302804" calcext:value-type="percentage">
            <text:p>0.17%</text:p>
          </table:table-cell>
          <table:table-cell office:value-type="float" office:value="84679" calcext:value-type="float">
            <text:p>84679</text:p>
          </table:table-cell>
          <table:table-cell office:value-type="float" office:value="32230" calcext:value-type="float">
            <text:p>32230</text:p>
          </table:table-cell>
          <table:table-cell table:style-name="ce42" table:formula="of:=[.W41]/[.W$518]" office:value-type="percentage" office:value="0.000985059731584339" calcext:value-type="percentage">
            <text:p>0.10%</text:p>
          </table:table-cell>
          <table:table-cell table:style-name="ce1" table:number-columns-repeated="99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da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42];[.N42];[.Q42];[.T42];[.W42])" office:value-type="float" office:value="167581" calcext:value-type="float">
            <text:p>167581</text:p>
          </table:table-cell>
          <table:table-cell table:style-name="ce19" table:formula="of:=SUM([.L42];[.O42];[.R42];[.U42];[.X42])" office:value-type="float" office:value="48503" calcext:value-type="float">
            <text:p>48503</text:p>
          </table:table-cell>
          <table:table-cell table:style-name="ce28" table:formula="of:=SUM([.M42];[.P42];[.S42];[.V42];[.Y42])" office:value-type="percentage" office:value="0.000276892117320108" calcext:value-type="percentage">
            <text:p>0.03%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15" calcext:value-type="float">
            <text:p>215</text:p>
          </table:table-cell>
          <table:table-cell table:style-name="ce42" table:formula="of:=[.K42]/[.$K$518]" office:value-type="percentage" office:value="0.000002805566976406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2]/[.Q$518]" office:value-type="percentage" office:value="0" calcext:value-type="percentage">
            <text:p>0.00%</text:p>
          </table:table-cell>
          <table:table-cell office:value-type="float" office:value="167041" calcext:value-type="float">
            <text:p>167041</text:p>
          </table:table-cell>
          <table:table-cell office:value-type="float" office:value="48288" calcext:value-type="float">
            <text:p>48288</text:p>
          </table:table-cell>
          <table:table-cell table:style-name="ce42" table:formula="of:=[.T42]/[.T$518]" office:value-type="percentage" office:value="0.000274086550343701" calcext:value-type="percentage">
            <text:p>0.0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jrz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43];[.N43];[.Q43];[.T43];[.W43])" office:value-type="float" office:value="156824660" calcext:value-type="float">
            <text:p>156824660</text:p>
          </table:table-cell>
          <table:table-cell table:style-name="ce19" table:formula="of:=SUM([.L43];[.O43];[.R43];[.U43];[.X43])" office:value-type="float" office:value="45486635" calcext:value-type="float">
            <text:p>45486635</text:p>
          </table:table-cell>
          <table:table-cell table:style-name="ce28" table:formula="of:=SUM([.M43];[.P43];[.S43];[.V43];[.Y43])" office:value-type="percentage" office:value="0.33015984900744" calcext:value-type="percentage">
            <text:p>33.02%</text:p>
          </table:table-cell>
          <table:table-cell table:style-name="ce1" office:value-type="float" office:value="7738462" calcext:value-type="float">
            <text:p>7738462</text:p>
          </table:table-cell>
          <table:table-cell table:style-name="ce1" office:value-type="float" office:value="2702809" calcext:value-type="float">
            <text:p>2702809</text:p>
          </table:table-cell>
          <table:table-cell table:style-name="ce42" table:formula="of:=[.K43]/[.$K$518]" office:value-type="percentage" office:value="0.0402051359914425" calcext:value-type="percentage">
            <text:p>4.02%</text:p>
          </table:table-cell>
          <table:table-cell office:value-type="float" office:value="82046454" calcext:value-type="float">
            <text:p>82046454</text:p>
          </table:table-cell>
          <table:table-cell office:value-type="float" office:value="23959453" calcext:value-type="float">
            <text:p>23959453</text:p>
          </table:table-cell>
          <table:table-cell table:style-name="ce42" table:formula="of:=[.N43]/[.N$518]" office:value-type="percentage" office:value="0.108897597781607" calcext:value-type="percentage">
            <text:p>10.89%</text:p>
          </table:table-cell>
          <table:table-cell office:value-type="float" office:value="52526709" calcext:value-type="float">
            <text:p>52526709</text:p>
          </table:table-cell>
          <table:table-cell office:value-type="float" office:value="14649876" calcext:value-type="float">
            <text:p>14649876</text:p>
          </table:table-cell>
          <table:table-cell table:style-name="ce42" table:formula="of:=[.Q43]/[.Q$518]" office:value-type="percentage" office:value="0.147091206756505" calcext:value-type="percentage">
            <text:p>14.71%</text:p>
          </table:table-cell>
          <table:table-cell office:value-type="float" office:value="13496983" calcext:value-type="float">
            <text:p>13496983</text:p>
          </table:table-cell>
          <table:table-cell office:value-type="float" office:value="3796409" calcext:value-type="float">
            <text:p>3796409</text:p>
          </table:table-cell>
          <table:table-cell table:style-name="ce42" table:formula="of:=[.T43]/[.T$518]" office:value-type="percentage" office:value="0.0221463084543171" calcext:value-type="percentage">
            <text:p>2.21%</text:p>
          </table:table-cell>
          <table:table-cell office:value-type="float" office:value="1016052" calcext:value-type="float">
            <text:p>1016052</text:p>
          </table:table-cell>
          <table:table-cell office:value-type="float" office:value="378088" calcext:value-type="float">
            <text:p>378088</text:p>
          </table:table-cell>
          <table:table-cell table:style-name="ce42" table:formula="of:=[.W43]/[.W$518]" office:value-type="percentage" office:value="0.0118196000235682" calcext:value-type="percentage">
            <text:p>1.18%</text:p>
          </table:table-cell>
          <table:table-cell table:style-name="ce1" table:number-columns-repeated="99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add HL, H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44];[.N44];[.Q44];[.T44];[.W44])" office:value-type="float" office:value="7965739" calcext:value-type="float">
            <text:p>7965739</text:p>
          </table:table-cell>
          <table:table-cell table:style-name="ce19" table:formula="of:=SUM([.L44];[.O44];[.R44];[.U44];[.X44])" office:value-type="float" office:value="2276547" calcext:value-type="float">
            <text:p>2276547</text:p>
          </table:table-cell>
          <table:table-cell table:style-name="ce28" table:formula="of:=SUM([.M44];[.P44];[.S44];[.V44];[.Y44])" office:value-type="percentage" office:value="0.0146683570551347" calcext:value-type="percentage">
            <text:p>1.47%</text:p>
          </table:table-cell>
          <table:table-cell table:style-name="ce1" office:value-type="float" office:value="255244" calcext:value-type="float">
            <text:p>255244</text:p>
          </table:table-cell>
          <table:table-cell table:style-name="ce1" office:value-type="float" office:value="93051" calcext:value-type="float">
            <text:p>93051</text:p>
          </table:table-cell>
          <table:table-cell table:style-name="ce42" table:formula="of:=[.K44]/[.$K$518]" office:value-type="percentage" office:value="0.00132611877282589" calcext:value-type="percentage">
            <text:p>0.13%</text:p>
          </table:table-cell>
          <table:table-cell office:value-type="float" office:value="1073242" calcext:value-type="float">
            <text:p>1073242</text:p>
          </table:table-cell>
          <table:table-cell office:value-type="float" office:value="315110" calcext:value-type="float">
            <text:p>315110</text:p>
          </table:table-cell>
          <table:table-cell table:style-name="ce42" table:formula="of:=[.N44]/[.N$518]" office:value-type="percentage" office:value="0.00142447930337523" calcext:value-type="percentage">
            <text:p>0.14%</text:p>
          </table:table-cell>
          <table:table-cell office:value-type="float" office:value="578340" calcext:value-type="float">
            <text:p>578340</text:p>
          </table:table-cell>
          <table:table-cell office:value-type="float" office:value="169073" calcext:value-type="float">
            <text:p>169073</text:p>
          </table:table-cell>
          <table:table-cell table:style-name="ce42" table:formula="of:=[.Q44]/[.Q$518]" office:value-type="percentage" office:value="0.00161953280788174" calcext:value-type="percentage">
            <text:p>0.16%</text:p>
          </table:table-cell>
          <table:table-cell office:value-type="float" office:value="6023229" calcext:value-type="float">
            <text:p>6023229</text:p>
          </table:table-cell>
          <table:table-cell office:value-type="float" office:value="1686576" calcext:value-type="float">
            <text:p>1686576</text:p>
          </table:table-cell>
          <table:table-cell table:style-name="ce42" table:formula="of:=[.T44]/[.T$518]" office:value-type="percentage" office:value="0.0098831188662672" calcext:value-type="percentage">
            <text:p>0.99%</text:p>
          </table:table-cell>
          <table:table-cell office:value-type="float" office:value="35684" calcext:value-type="float">
            <text:p>35684</text:p>
          </table:table-cell>
          <table:table-cell office:value-type="float" office:value="12737" calcext:value-type="float">
            <text:p>12737</text:p>
          </table:table-cell>
          <table:table-cell table:style-name="ce42" table:formula="of:=[.W44]/[.W$518]" office:value-type="percentage" office:value="0.000415107304784605" calcext:value-type="percentage">
            <text:p>0.04%</text:p>
          </table:table-cell>
          <table:table-cell table:style-name="ce1" table:number-columns-repeated="99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ldi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45];[.N45];[.Q45];[.T45];[.W45])" office:value-type="float" office:value="52796005" calcext:value-type="float">
            <text:p>52796005</text:p>
          </table:table-cell>
          <table:table-cell table:style-name="ce19" table:formula="of:=SUM([.L45];[.O45];[.R45];[.U45];[.X45])" office:value-type="float" office:value="63752490" calcext:value-type="float">
            <text:p>63752490</text:p>
          </table:table-cell>
          <table:table-cell table:style-name="ce28" table:formula="of:=SUM([.M45];[.P45];[.S45];[.V45];[.Y45])" office:value-type="percentage" office:value="0.144861988535931" calcext:value-type="percentage">
            <text:p>14.49%</text:p>
          </table:table-cell>
          <table:table-cell table:style-name="ce1" office:value-type="float" office:value="14513698" calcext:value-type="float">
            <text:p>14513698</text:p>
          </table:table-cell>
          <table:table-cell table:style-name="ce1" office:value-type="float" office:value="20299129" calcext:value-type="float">
            <text:p>20299129</text:p>
          </table:table-cell>
          <table:table-cell table:style-name="ce42" table:formula="of:=[.K45]/[.$K$518]" office:value-type="percentage" office:value="0.0754058366932249" calcext:value-type="percentage">
            <text:p>7.54%</text:p>
          </table:table-cell>
          <table:table-cell office:value-type="float" office:value="5242373" calcext:value-type="float">
            <text:p>5242373</text:p>
          </table:table-cell>
          <table:table-cell office:value-type="float" office:value="6176073" calcext:value-type="float">
            <text:p>6176073</text:p>
          </table:table-cell>
          <table:table-cell table:style-name="ce42" table:formula="of:=[.N45]/[.N$518]" office:value-type="percentage" office:value="0.00695803168257774" calcext:value-type="percentage">
            <text:p>0.70%</text:p>
          </table:table-cell>
          <table:table-cell office:value-type="float" office:value="1335491" calcext:value-type="float">
            <text:p>1335491</text:p>
          </table:table-cell>
          <table:table-cell office:value-type="float" office:value="1527146" calcext:value-type="float">
            <text:p>1527146</text:p>
          </table:table-cell>
          <table:table-cell table:style-name="ce42" table:formula="of:=[.Q45]/[.Q$518]" office:value-type="percentage" office:value="0.00373979231789395" calcext:value-type="percentage">
            <text:p>0.37%</text:p>
          </table:table-cell>
          <table:table-cell office:value-type="float" office:value="31030246" calcext:value-type="float">
            <text:p>31030246</text:p>
          </table:table-cell>
          <table:table-cell office:value-type="float" office:value="34819910" calcext:value-type="float">
            <text:p>34819910</text:p>
          </table:table-cell>
          <table:table-cell table:style-name="ce42" table:formula="of:=[.T45]/[.T$518]" office:value-type="percentage" office:value="0.0509154823214446" calcext:value-type="percentage">
            <text:p>5.09%</text:p>
          </table:table-cell>
          <table:table-cell office:value-type="float" office:value="674197" calcext:value-type="float">
            <text:p>674197</text:p>
          </table:table-cell>
          <table:table-cell office:value-type="float" office:value="930232" calcext:value-type="float">
            <text:p>930232</text:p>
          </table:table-cell>
          <table:table-cell table:style-name="ce42" table:formula="of:=[.W45]/[.W$518]" office:value-type="percentage" office:value="0.00784284552078989" calcext:value-type="percentage">
            <text:p>0.78%</text:p>
          </table:table-cell>
          <table:table-cell table:style-name="ce1"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dec H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46];[.N46];[.Q46];[.T46];[.W46])" office:value-type="float" office:value="610520" calcext:value-type="float">
            <text:p>610520</text:p>
          </table:table-cell>
          <table:table-cell table:style-name="ce19" table:formula="of:=SUM([.L46];[.O46];[.R46];[.U46];[.X46])" office:value-type="float" office:value="178333" calcext:value-type="float">
            <text:p>178333</text:p>
          </table:table-cell>
          <table:table-cell table:style-name="ce28" table:formula="of:=SUM([.M46];[.P46];[.S46];[.V46];[.Y46])" office:value-type="percentage" office:value="0.0010821040639808" calcext:value-type="percentage">
            <text:p>0.11%</text:p>
          </table:table-cell>
          <table:table-cell table:style-name="ce1" office:value-type="float" office:value="13685" calcext:value-type="float">
            <text:p>13685</text:p>
          </table:table-cell>
          <table:table-cell table:style-name="ce1" office:value-type="float" office:value="4820" calcext:value-type="float">
            <text:p>4820</text:p>
          </table:table-cell>
          <table:table-cell table:style-name="ce42" table:formula="of:=[.K46]/[.$K$518]" office:value-type="percentage" office:value="0.0000711003408743094" calcext:value-type="percentage">
            <text:p>0.01%</text:p>
          </table:table-cell>
          <table:table-cell office:value-type="float" office:value="287331" calcext:value-type="float">
            <text:p>287331</text:p>
          </table:table-cell>
          <table:table-cell office:value-type="float" office:value="84178" calcext:value-type="float">
            <text:p>84178</text:p>
          </table:table-cell>
          <table:table-cell table:style-name="ce42" table:formula="of:=[.N46]/[.N$518]" office:value-type="percentage" office:value="0.000381365118694672" calcext:value-type="percentage">
            <text:p>0.04%</text:p>
          </table:table-cell>
          <table:table-cell office:value-type="float" office:value="94830" calcext:value-type="float">
            <text:p>94830</text:p>
          </table:table-cell>
          <table:table-cell office:value-type="float" office:value="28075" calcext:value-type="float">
            <text:p>28075</text:p>
          </table:table-cell>
          <table:table-cell table:style-name="ce42" table:formula="of:=[.Q46]/[.Q$518]" office:value-type="percentage" office:value="0.000265553646940252" calcext:value-type="percentage">
            <text:p>0.03%</text:p>
          </table:table-cell>
          <table:table-cell office:value-type="float" office:value="213489" calcext:value-type="float">
            <text:p>213489</text:p>
          </table:table-cell>
          <table:table-cell office:value-type="float" office:value="60895" calcext:value-type="float">
            <text:p>60895</text:p>
          </table:table-cell>
          <table:table-cell table:style-name="ce42" table:formula="of:=[.T46]/[.T$518]" office:value-type="percentage" office:value="0.0003503000074612" calcext:value-type="percentage">
            <text:p>0.04%</text:p>
          </table:table-cell>
          <table:table-cell office:value-type="float" office:value="1185" calcext:value-type="float">
            <text:p>1185</text:p>
          </table:table-cell>
          <table:table-cell office:value-type="float" office:value="365" calcext:value-type="float">
            <text:p>365</text:p>
          </table:table-cell>
          <table:table-cell table:style-name="ce42" table:formula="of:=[.W46]/[.W$518]" office:value-type="percentage" office:value="0.000013784950010362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inc 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47];[.N47];[.Q47];[.T47];[.W47])" office:value-type="float" office:value="2173678" calcext:value-type="float">
            <text:p>2173678</text:p>
          </table:table-cell>
          <table:table-cell table:style-name="ce19" table:formula="of:=SUM([.L47];[.O47];[.R47];[.U47];[.X47])" office:value-type="float" office:value="753224" calcext:value-type="float">
            <text:p>753224</text:p>
          </table:table-cell>
          <table:table-cell table:style-name="ce28" table:formula="of:=SUM([.M47];[.P47];[.S47];[.V47];[.Y47])" office:value-type="percentage" office:value="0.0185456443543513" calcext:value-type="percentage">
            <text:p>1.85%</text:p>
          </table:table-cell>
          <table:table-cell table:style-name="ce1" office:value-type="float" office:value="489662" calcext:value-type="float">
            <text:p>489662</text:p>
          </table:table-cell>
          <table:table-cell table:style-name="ce1" office:value-type="float" office:value="170657" calcext:value-type="float">
            <text:p>170657</text:p>
          </table:table-cell>
          <table:table-cell table:style-name="ce42" table:formula="of:=[.K47]/[.$K$518]" office:value-type="percentage" office:value="0.00254403617926168" calcext:value-type="percentage">
            <text:p>0.2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7]/[.Q$518]" office:value-type="percentage" office:value="0" calcext:value-type="percentage">
            <text:p>0.00%</text:p>
          </table:table-cell>
          <table:table-cell office:value-type="float" office:value="359119" calcext:value-type="float">
            <text:p>359119</text:p>
          </table:table-cell>
          <table:table-cell office:value-type="float" office:value="99565" calcext:value-type="float">
            <text:p>99565</text:p>
          </table:table-cell>
          <table:table-cell table:style-name="ce42" table:formula="of:=[.T47]/[.T$518]" office:value-type="percentage" office:value="0.000589254661268069" calcext:value-type="percentage">
            <text:p>0.06%</text:p>
          </table:table-cell>
          <table:table-cell office:value-type="float" office:value="1324897" calcext:value-type="float">
            <text:p>1324897</text:p>
          </table:table-cell>
          <table:table-cell office:value-type="float" office:value="483002" calcext:value-type="float">
            <text:p>483002</text:p>
          </table:table-cell>
          <table:table-cell table:style-name="ce42" table:formula="of:=[.W47]/[.W$518]" office:value-type="percentage" office:value="0.0154123535138216" calcext:value-type="percentage">
            <text:p>1.54%</text:p>
          </table:table-cell>
          <table:table-cell table:style-name="ce1"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dec 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48];[.N48];[.Q48];[.T48];[.W48])" office:value-type="float" office:value="265598" calcext:value-type="float">
            <text:p>265598</text:p>
          </table:table-cell>
          <table:table-cell table:style-name="ce19" table:formula="of:=SUM([.L48];[.O48];[.R48];[.U48];[.X48])" office:value-type="float" office:value="78154" calcext:value-type="float">
            <text:p>78154</text:p>
          </table:table-cell>
          <table:table-cell table:style-name="ce28" table:formula="of:=SUM([.M48];[.P48];[.S48];[.V48];[.Y48])" office:value-type="percentage" office:value="0.00120476894091953" calcext:value-type="percentage">
            <text:p>0.12%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833" calcext:value-type="float">
            <text:p>833</text:p>
          </table:table-cell>
          <table:table-cell table:style-name="ce42" table:formula="of:=[.K48]/[.$K$518]" office:value-type="percentage" office:value="0.000012614660405029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8]/[.N$518]" office:value-type="percentage" office:value="0" calcext:value-type="percentage">
            <text:p>0.00%</text:p>
          </table:table-cell>
          <table:table-cell office:value-type="float" office:value="139281" calcext:value-type="float">
            <text:p>139281</text:p>
          </table:table-cell>
          <table:table-cell office:value-type="float" office:value="38313" calcext:value-type="float">
            <text:p>38313</text:p>
          </table:table-cell>
          <table:table-cell table:style-name="ce42" table:formula="of:=[.Q48]/[.Q$518]" office:value-type="percentage" office:value="0.000390030343767639" calcext:value-type="percentage">
            <text:p>0.04%</text:p>
          </table:table-cell>
          <table:table-cell office:value-type="float" office:value="63957" calcext:value-type="float">
            <text:p>63957</text:p>
          </table:table-cell>
          <table:table-cell office:value-type="float" office:value="17642" calcext:value-type="float">
            <text:p>17642</text:p>
          </table:table-cell>
          <table:table-cell table:style-name="ce42" table:formula="of:=[.T48]/[.T$518]" office:value-type="percentage" office:value="0.000104942819429554" calcext:value-type="percentage">
            <text:p>0.01%</text:p>
          </table:table-cell>
          <table:table-cell office:value-type="float" office:value="59932" calcext:value-type="float">
            <text:p>59932</text:p>
          </table:table-cell>
          <table:table-cell office:value-type="float" office:value="21366" calcext:value-type="float">
            <text:p>21366</text:p>
          </table:table-cell>
          <table:table-cell table:style-name="ce42" table:formula="of:=[.W48]/[.W$518]" office:value-type="percentage" office:value="0.000697181117317311" calcext:value-type="percentage">
            <text:p>0.07%</text:p>
          </table:table-cell>
          <table:table-cell table:style-name="ce1"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49];[.N49];[.Q49];[.T49];[.W49])" office:value-type="float" office:value="381802" calcext:value-type="float">
            <text:p>381802</text:p>
          </table:table-cell>
          <table:table-cell table:style-name="ce19" table:formula="of:=SUM([.L49];[.O49];[.R49];[.U49];[.X49])" office:value-type="float" office:value="142331" calcext:value-type="float">
            <text:p>142331</text:p>
          </table:table-cell>
          <table:table-cell table:style-name="ce28" table:formula="of:=SUM([.M49];[.P49];[.S49];[.V49];[.Y49])" office:value-type="percentage" office:value="0.00437874921438193" calcext:value-type="percentage">
            <text:p>0.44%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42" table:formula="of:=[.K49]/[.$K$518]" office:value-type="percentage" office:value="0.000000057150438408286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9]/[.N$518]" office:value-type="percentage" office:value="0" calcext:value-type="percentage">
            <text:p>0.00%</text:p>
          </table:table-cell>
          <table:table-cell office:value-type="float" office:value="127" calcext:value-type="float">
            <text:p>127</text:p>
          </table:table-cell>
          <table:table-cell office:value-type="float" office:value="38" calcext:value-type="float">
            <text:p>38</text:p>
          </table:table-cell>
          <table:table-cell table:style-name="ce42" table:formula="of:=[.Q49]/[.Q$518]" office:value-type="percentage" office:value="0.000000355639704327871" calcext:value-type="percentage">
            <text:p>0.00%</text:p>
          </table:table-cell>
          <table:table-cell office:value-type="float" office:value="6156" calcext:value-type="float">
            <text:p>6156</text:p>
          </table:table-cell>
          <table:table-cell office:value-type="float" office:value="3250" calcext:value-type="float">
            <text:p>3250</text:p>
          </table:table-cell>
          <table:table-cell table:style-name="ce42" table:formula="of:=[.T49]/[.T$518]" office:value-type="percentage" office:value="0.0000101009740358105" calcext:value-type="percentage">
            <text:p>0.00%</text:p>
          </table:table-cell>
          <table:table-cell office:value-type="float" office:value="375508" calcext:value-type="float">
            <text:p>375508</text:p>
          </table:table-cell>
          <table:table-cell office:value-type="float" office:value="139041" calcext:value-type="float">
            <text:p>139041</text:p>
          </table:table-cell>
          <table:table-cell table:style-name="ce42" table:formula="of:=[.W49]/[.W$518]" office:value-type="percentage" office:value="0.00436823545020338" calcext:value-type="percentage">
            <text:p>0.44%</text:p>
          </table:table-cell>
          <table:table-cell table:style-name="ce1"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cp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50];[.N50];[.Q50];[.T50];[.W50])" office:value-type="float" office:value="3195691" calcext:value-type="float">
            <text:p>3195691</text:p>
          </table:table-cell>
          <table:table-cell table:style-name="ce19" table:formula="of:=SUM([.L50];[.O50];[.R50];[.U50];[.X50])" office:value-type="float" office:value="938296" calcext:value-type="float">
            <text:p>938296</text:p>
          </table:table-cell>
          <table:table-cell table:style-name="ce28" table:formula="of:=SUM([.M50];[.P50];[.S50];[.V50];[.Y50])" office:value-type="percentage" office:value="0.00655041029510641" calcext:value-type="percentage">
            <text:p>0.66%</text:p>
          </table:table-cell>
          <table:table-cell table:style-name="ce1" office:value-type="float" office:value="57610" calcext:value-type="float">
            <text:p>57610</text:p>
          </table:table-cell>
          <table:table-cell table:style-name="ce1" office:value-type="float" office:value="21339" calcext:value-type="float">
            <text:p>21339</text:p>
          </table:table-cell>
          <table:table-cell table:style-name="ce42" table:formula="of:=[.K50]/[.$K$518]" office:value-type="percentage" office:value="0.0002993124324274" calcext:value-type="percentage">
            <text:p>0.03%</text:p>
          </table:table-cell>
          <table:table-cell office:value-type="float" office:value="1626067" calcext:value-type="float">
            <text:p>1626067</text:p>
          </table:table-cell>
          <table:table-cell office:value-type="float" office:value="493743" calcext:value-type="float">
            <text:p>493743</text:p>
          </table:table-cell>
          <table:table-cell table:style-name="ce42" table:formula="of:=[.N50]/[.N$518]" office:value-type="percentage" office:value="0.00215822599879752" calcext:value-type="percentage">
            <text:p>0.22%</text:p>
          </table:table-cell>
          <table:table-cell office:value-type="float" office:value="744873" calcext:value-type="float">
            <text:p>744873</text:p>
          </table:table-cell>
          <table:table-cell office:value-type="float" office:value="201950" calcext:value-type="float">
            <text:p>201950</text:p>
          </table:table-cell>
          <table:table-cell table:style-name="ce42" table:formula="of:=[.Q50]/[.Q$518]" office:value-type="percentage" office:value="0.00208587727151035" calcext:value-type="percentage">
            <text:p>0.21%</text:p>
          </table:table-cell>
          <table:table-cell office:value-type="float" office:value="692257" calcext:value-type="float">
            <text:p>692257</text:p>
          </table:table-cell>
          <table:table-cell office:value-type="float" office:value="194180" calcext:value-type="float">
            <text:p>194180</text:p>
          </table:table-cell>
          <table:table-cell table:style-name="ce42" table:formula="of:=[.T50]/[.T$518]" office:value-type="percentage" office:value="0.00113587881466993" calcext:value-type="percentage">
            <text:p>0.11%</text:p>
          </table:table-cell>
          <table:table-cell office:value-type="float" office:value="74884" calcext:value-type="float">
            <text:p>74884</text:p>
          </table:table-cell>
          <table:table-cell office:value-type="float" office:value="27084" calcext:value-type="float">
            <text:p>27084</text:p>
          </table:table-cell>
          <table:table-cell table:style-name="ce42" table:formula="of:=[.W50]/[.W$518]" office:value-type="percentage" office:value="0.000871115777701221" calcext:value-type="percentage">
            <text:p>0.09%</text:p>
          </table:table-cell>
          <table:table-cell table:style-name="ce1"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jrn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51];[.N51];[.Q51];[.T51];[.W51])" office:value-type="float" office:value="15804008" calcext:value-type="float">
            <text:p>15804008</text:p>
          </table:table-cell>
          <table:table-cell table:style-name="ce19" table:formula="of:=SUM([.L51];[.O51];[.R51];[.U51];[.X51])" office:value-type="float" office:value="4568253" calcext:value-type="float">
            <text:p>4568253</text:p>
          </table:table-cell>
          <table:table-cell table:style-name="ce28" table:formula="of:=SUM([.M51];[.P51];[.S51];[.V51];[.Y51])" office:value-type="percentage" office:value="0.0292499541535541" calcext:value-type="percentage">
            <text:p>2.92%</text:p>
          </table:table-cell>
          <table:table-cell table:style-name="ce1" office:value-type="float" office:value="366159" calcext:value-type="float">
            <text:p>366159</text:p>
          </table:table-cell>
          <table:table-cell table:style-name="ce1" office:value-type="float" office:value="130871" calcext:value-type="float">
            <text:p>130871</text:p>
          </table:table-cell>
          <table:table-cell table:style-name="ce42" table:formula="of:=[.K51]/[.$K$518]" office:value-type="percentage" office:value="0.00190237703428544" calcext:value-type="percentage">
            <text:p>0.19%</text:p>
          </table:table-cell>
          <table:table-cell office:value-type="float" office:value="4269072" calcext:value-type="float">
            <text:p>4269072</text:p>
          </table:table-cell>
          <table:table-cell office:value-type="float" office:value="1260839" calcext:value-type="float">
            <text:p>1260839</text:p>
          </table:table-cell>
          <table:table-cell table:style-name="ce42" table:formula="of:=[.N51]/[.N$518]" office:value-type="percentage" office:value="0.00566620082760336" calcext:value-type="percentage">
            <text:p>0.57%</text:p>
          </table:table-cell>
          <table:table-cell office:value-type="float" office:value="466400" calcext:value-type="float">
            <text:p>466400</text:p>
          </table:table-cell>
          <table:table-cell office:value-type="float" office:value="136808" calcext:value-type="float">
            <text:p>136808</text:p>
          </table:table-cell>
          <table:table-cell table:style-name="ce42" table:formula="of:=[.Q51]/[.Q$518]" office:value-type="percentage" office:value="0.00130606581179936" calcext:value-type="percentage">
            <text:p>0.13%</text:p>
          </table:table-cell>
          <table:table-cell office:value-type="float" office:value="10420704" calcext:value-type="float">
            <text:p>10420704</text:p>
          </table:table-cell>
          <table:table-cell office:value-type="float" office:value="2933998" calcext:value-type="float">
            <text:p>2933998</text:p>
          </table:table-cell>
          <table:table-cell table:style-name="ce42" table:formula="of:=[.T51]/[.T$518]" office:value-type="percentage" office:value="0.0170986453117067" calcext:value-type="percentage">
            <text:p>1.71%</text:p>
          </table:table-cell>
          <table:table-cell office:value-type="float" office:value="281673" calcext:value-type="float">
            <text:p>281673</text:p>
          </table:table-cell>
          <table:table-cell office:value-type="float" office:value="105737" calcext:value-type="float">
            <text:p>105737</text:p>
          </table:table-cell>
          <table:table-cell table:style-name="ce42" table:formula="of:=[.W51]/[.W$518]" office:value-type="percentage" office:value="0.00327666516815923" calcext:value-type="percentage">
            <text:p>0.33%</text:p>
          </table:table-cell>
          <table:table-cell table:style-name="ce1" table:number-columns-repeated="99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52];[.N52];[.Q52];[.T52];[.W52])" office:value-type="float" office:value="38" calcext:value-type="float">
            <text:p>38</text:p>
          </table:table-cell>
          <table:table-cell table:style-name="ce19" table:formula="of:=SUM([.L52];[.O52];[.R52];[.U52];[.X52])" office:value-type="float" office:value="12" calcext:value-type="float">
            <text:p>12</text:p>
          </table:table-cell>
          <table:table-cell table:style-name="ce28" table:formula="of:=SUM([.M52];[.P52];[.S52];[.V52];[.Y52])" office:value-type="percentage" office:value="0.0000000720514459795679" calcext:value-type="percentage">
            <text:p>0.0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2" table:formula="of:=[.K52]/[.$K$518]" office:value-type="percentage" office:value="0.0000000103909888015067" calcext:value-type="percentage">
            <text:p>0.00%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42" table:formula="of:=[.N52]/[.N$518]" office:value-type="percentage" office:value="0.0000000411452947281527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2" table:formula="of:=[.Q52]/[.Q$518]" office:value-type="percentage" office:value="0.00000000560062526500584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2" table:formula="of:=[.T52]/[.T$518]" office:value-type="percentage" office:value="0.00000000328166797784617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table:formula="of:=[.W52]/[.W$518]" office:value-type="percentage" office:value="0.0000000116328692070565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ldd (HL), 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53];[.N53];[.Q53];[.T53];[.W53])" office:value-type="float" office:value="505908" calcext:value-type="float">
            <text:p>505908</text:p>
          </table:table-cell>
          <table:table-cell table:style-name="ce19" table:formula="of:=SUM([.L53];[.O53];[.R53];[.U53];[.X53])" office:value-type="float" office:value="567067" calcext:value-type="float">
            <text:p>567067</text:p>
          </table:table-cell>
          <table:table-cell table:style-name="ce28" table:formula="of:=SUM([.M53];[.P53];[.S53];[.V53];[.Y53])" office:value-type="percentage" office:value="0.00104167853993825" calcext:value-type="percentage">
            <text:p>0.10%</text:p>
          </table:table-cell>
          <table:table-cell table:style-name="ce1" office:value-type="float" office:value="30452" calcext:value-type="float">
            <text:p>30452</text:p>
          </table:table-cell>
          <table:table-cell table:style-name="ce1" office:value-type="float" office:value="43668" calcext:value-type="float">
            <text:p>43668</text:p>
          </table:table-cell>
          <table:table-cell table:style-name="ce42" table:formula="of:=[.K53]/[.$K$518]" office:value-type="percentage" office:value="0.000158213195491741" calcext:value-type="percentage">
            <text:p>0.02%</text:p>
          </table:table-cell>
          <table:table-cell office:value-type="float" office:value="13867" calcext:value-type="float">
            <text:p>13867</text:p>
          </table:table-cell>
          <table:table-cell office:value-type="float" office:value="15331" calcext:value-type="float">
            <text:p>15331</text:p>
          </table:table-cell>
          <table:table-cell table:style-name="ce42" table:formula="of:=[.N53]/[.N$518]" office:value-type="percentage" office:value="0.000018405219419203" calcext:value-type="percentage">
            <text:p>0.00%</text:p>
          </table:table-cell>
          <table:table-cell office:value-type="float" office:value="23703" calcext:value-type="float">
            <text:p>23703</text:p>
          </table:table-cell>
          <table:table-cell office:value-type="float" office:value="26602" calcext:value-type="float">
            <text:p>26602</text:p>
          </table:table-cell>
          <table:table-cell table:style-name="ce42" table:formula="of:=[.Q53]/[.Q$518]" office:value-type="percentage" office:value="0.0000663758103282167" calcext:value-type="percentage">
            <text:p>0.01%</text:p>
          </table:table-cell>
          <table:table-cell office:value-type="float" office:value="429861" calcext:value-type="float">
            <text:p>429861</text:p>
          </table:table-cell>
          <table:table-cell office:value-type="float" office:value="469120" calcext:value-type="float">
            <text:p>469120</text:p>
          </table:table-cell>
          <table:table-cell table:style-name="ce42" table:formula="of:=[.T53]/[.T$518]" office:value-type="percentage" office:value="0.000705330539312466" calcext:value-type="percentage">
            <text:p>0.07%</text:p>
          </table:table-cell>
          <table:table-cell office:value-type="float" office:value="8025" calcext:value-type="float">
            <text:p>8025</text:p>
          </table:table-cell>
          <table:table-cell office:value-type="float" office:value="12346" calcext:value-type="float">
            <text:p>12346</text:p>
          </table:table-cell>
          <table:table-cell table:style-name="ce42" table:formula="of:=[.W53]/[.W$518]" office:value-type="percentage" office:value="0.0000933537753866286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inc SP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54];[.N54];[.Q54];[.T54];[.W54])" office:value-type="float" office:value="1792" calcext:value-type="float">
            <text:p>1792</text:p>
          </table:table-cell>
          <table:table-cell table:style-name="ce19" table:formula="of:=SUM([.L54];[.O54];[.R54];[.U54];[.X54])" office:value-type="float" office:value="516" calcext:value-type="float">
            <text:p>516</text:p>
          </table:table-cell>
          <table:table-cell table:style-name="ce28" table:formula="of:=SUM([.M54];[.P54];[.S54];[.V54];[.Y54])" office:value-type="percentage" office:value="0.00000294037450815017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5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5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54]/[.Q$518]" office:value-type="percentage" office:value="0" calcext:value-type="percentage">
            <text:p>0.00%</text:p>
          </table:table-cell>
          <table:table-cell office:value-type="float" office:value="1792" calcext:value-type="float">
            <text:p>1792</text:p>
          </table:table-cell>
          <table:table-cell office:value-type="float" office:value="516" calcext:value-type="float">
            <text:p>516</text:p>
          </table:table-cell>
          <table:table-cell table:style-name="ce42" table:formula="of:=[.T54]/[.T$518]" office:value-type="percentage" office:value="0.0000029403745081501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5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9" table:formula="of:=SUM([.K55];[.N55];[.Q55];[.T55];[.W55])" office:value-type="float" office:value="2613419" calcext:value-type="float">
            <text:p>2613419</text:p>
          </table:table-cell>
          <table:table-cell table:style-name="ce19" table:formula="of:=SUM([.L55];[.O55];[.R55];[.U55];[.X55])" office:value-type="float" office:value="3302805" calcext:value-type="float">
            <text:p>3302805</text:p>
          </table:table-cell>
          <table:table-cell table:style-name="ce28" table:formula="of:=SUM([.M55];[.P55];[.S55];[.V55];[.Y55])" office:value-type="percentage" office:value="0.005110710439135" calcext:value-type="percentage">
            <text:p>0.51%</text:p>
          </table:table-cell>
          <table:table-cell table:style-name="ce1" office:value-type="float" office:value="101756" calcext:value-type="float">
            <text:p>101756</text:p>
          </table:table-cell>
          <table:table-cell table:style-name="ce1" office:value-type="float" office:value="159381" calcext:value-type="float">
            <text:p>159381</text:p>
          </table:table-cell>
          <table:table-cell table:style-name="ce42" table:formula="of:=[.K55]/[.$K$518]" office:value-type="percentage" office:value="0.000528672728243057" calcext:value-type="percentage">
            <text:p>0.05%</text:p>
          </table:table-cell>
          <table:table-cell office:value-type="float" office:value="156167" calcext:value-type="float">
            <text:p>156167</text:p>
          </table:table-cell>
          <table:table-cell office:value-type="float" office:value="206880" calcext:value-type="float">
            <text:p>206880</text:p>
          </table:table-cell>
          <table:table-cell table:style-name="ce42" table:formula="of:=[.N55]/[.N$518]" office:value-type="percentage" office:value="0.000207275394897142" calcext:value-type="percentage">
            <text:p>0.02%</text:p>
          </table:table-cell>
          <table:table-cell office:value-type="float" office:value="98725" calcext:value-type="float">
            <text:p>98725</text:p>
          </table:table-cell>
          <table:table-cell office:value-type="float" office:value="132663" calcext:value-type="float">
            <text:p>132663</text:p>
          </table:table-cell>
          <table:table-cell table:style-name="ce42" table:formula="of:=[.Q55]/[.Q$518]" office:value-type="percentage" office:value="0.000276460864643851" calcext:value-type="percentage">
            <text:p>0.03%</text:p>
          </table:table-cell>
          <table:table-cell office:value-type="float" office:value="2217208" calcext:value-type="float">
            <text:p>2217208</text:p>
          </table:table-cell>
          <table:table-cell office:value-type="float" office:value="2733291" calcext:value-type="float">
            <text:p>2733291</text:p>
          </table:table-cell>
          <table:table-cell table:style-name="ce42" table:formula="of:=[.T55]/[.T$518]" office:value-type="percentage" office:value="0.00363807024691217" calcext:value-type="percentage">
            <text:p>0.36%</text:p>
          </table:table-cell>
          <table:table-cell office:value-type="float" office:value="39563" calcext:value-type="float">
            <text:p>39563</text:p>
          </table:table-cell>
          <table:table-cell office:value-type="float" office:value="70590" calcext:value-type="float">
            <text:p>70590</text:p>
          </table:table-cell>
          <table:table-cell table:style-name="ce42" table:formula="of:=[.W55]/[.W$518]" office:value-type="percentage" office:value="0.000460231204438777" calcext:value-type="percentage">
            <text:p>0.05%</text:p>
          </table:table-cell>
          <table:table-cell table:style-name="ce1" table:number-columns-repeated="99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9" table:formula="of:=SUM([.K56];[.N56];[.Q56];[.T56];[.W56])" office:value-type="float" office:value="1012190" calcext:value-type="float">
            <text:p>1012190</text:p>
          </table:table-cell>
          <table:table-cell table:style-name="ce19" table:formula="of:=SUM([.L56];[.O56];[.R56];[.U56];[.X56])" office:value-type="float" office:value="1355439" calcext:value-type="float">
            <text:p>1355439</text:p>
          </table:table-cell>
          <table:table-cell table:style-name="ce28" table:formula="of:=SUM([.M56];[.P56];[.S56];[.V56];[.Y56])" office:value-type="percentage" office:value="0.00296428179378724" calcext:value-type="percentage">
            <text:p>0.30%</text:p>
          </table:table-cell>
          <table:table-cell table:style-name="ce1" office:value-type="float" office:value="202861" calcext:value-type="float">
            <text:p>202861</text:p>
          </table:table-cell>
          <table:table-cell table:style-name="ce1" office:value-type="float" office:value="307131" calcext:value-type="float">
            <text:p>307131</text:p>
          </table:table-cell>
          <table:table-cell table:style-name="ce42" table:formula="of:=[.K56]/[.$K$518]" office:value-type="percentage" office:value="0.00105396318963122" calcext:value-type="percentage">
            <text:p>0.11%</text:p>
          </table:table-cell>
          <table:table-cell office:value-type="float" office:value="135384" calcext:value-type="float">
            <text:p>135384</text:p>
          </table:table-cell>
          <table:table-cell office:value-type="float" office:value="171633" calcext:value-type="float">
            <text:p>171633</text:p>
          </table:table-cell>
          <table:table-cell table:style-name="ce42" table:formula="of:=[.N56]/[.N$518]" office:value-type="percentage" office:value="0.000179690792950846" calcext:value-type="percentage">
            <text:p>0.02%</text:p>
          </table:table-cell>
          <table:table-cell office:value-type="float" office:value="139748" calcext:value-type="float">
            <text:p>139748</text:p>
          </table:table-cell>
          <table:table-cell office:value-type="float" office:value="172774" calcext:value-type="float">
            <text:p>172774</text:p>
          </table:table-cell>
          <table:table-cell table:style-name="ce42" table:formula="of:=[.Q56]/[.Q$518]" office:value-type="percentage" office:value="0.000391338089767018" calcext:value-type="percentage">
            <text:p>0.04%</text:p>
          </table:table-cell>
          <table:table-cell office:value-type="float" office:value="487884" calcext:value-type="float">
            <text:p>487884</text:p>
          </table:table-cell>
          <table:table-cell office:value-type="float" office:value="625327" calcext:value-type="float">
            <text:p>625327</text:p>
          </table:table-cell>
          <table:table-cell table:style-name="ce42" table:formula="of:=[.T56]/[.T$518]" office:value-type="percentage" office:value="0.00080053664985175" calcext:value-type="percentage">
            <text:p>0.08%</text:p>
          </table:table-cell>
          <table:table-cell office:value-type="float" office:value="46313" calcext:value-type="float">
            <text:p>46313</text:p>
          </table:table-cell>
          <table:table-cell office:value-type="float" office:value="78574" calcext:value-type="float">
            <text:p>78574</text:p>
          </table:table-cell>
          <table:table-cell table:style-name="ce42" table:formula="of:=[.W56]/[.W$518]" office:value-type="percentage" office:value="0.000538753071586409" calcext:value-type="percentage">
            <text:p>0.05%</text:p>
          </table:table-cell>
          <table:table-cell table:style-name="ce1"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l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57];[.N57];[.Q57];[.T57];[.W57])" office:value-type="float" office:value="141278" calcext:value-type="float">
            <text:p>141278</text:p>
          </table:table-cell>
          <table:table-cell table:style-name="ce19" table:formula="of:=SUM([.L57];[.O57];[.R57];[.U57];[.X57])" office:value-type="float" office:value="183574" calcext:value-type="float">
            <text:p>183574</text:p>
          </table:table-cell>
          <table:table-cell table:style-name="ce28" table:formula="of:=SUM([.M57];[.P57];[.S57];[.V57];[.Y57])" office:value-type="percentage" office:value="0.000497768557710636" calcext:value-type="percentage">
            <text:p>0.05%</text:p>
          </table:table-cell>
          <table:table-cell table:style-name="ce1" office:value-type="float" office:value="29000" calcext:value-type="float">
            <text:p>29000</text:p>
          </table:table-cell>
          <table:table-cell table:style-name="ce1" office:value-type="float" office:value="41802" calcext:value-type="float">
            <text:p>41802</text:p>
          </table:table-cell>
          <table:table-cell table:style-name="ce42" table:formula="of:=[.K57]/[.$K$518]" office:value-type="percentage" office:value="0.000150669337621847" calcext:value-type="percentage">
            <text:p>0.02%</text:p>
          </table:table-cell>
          <table:table-cell office:value-type="float" office:value="9831" calcext:value-type="float">
            <text:p>9831</text:p>
          </table:table-cell>
          <table:table-cell office:value-type="float" office:value="11857" calcext:value-type="float">
            <text:p>11857</text:p>
          </table:table-cell>
          <table:table-cell table:style-name="ce42" table:formula="of:=[.N57]/[.N$518]" office:value-type="percentage" office:value="0.0000130483674991119" calcext:value-type="percentage">
            <text:p>0.00%</text:p>
          </table:table-cell>
          <table:table-cell office:value-type="float" office:value="70333" calcext:value-type="float">
            <text:p>70333</text:p>
          </table:table-cell>
          <table:table-cell office:value-type="float" office:value="85394" calcext:value-type="float">
            <text:p>85394</text:p>
          </table:table-cell>
          <table:table-cell table:style-name="ce42" table:formula="of:=[.Q57]/[.Q$518]" office:value-type="percentage" office:value="0.000196954388381828" calcext:value-type="percentage">
            <text:p>0.02%</text:p>
          </table:table-cell>
          <table:table-cell office:value-type="float" office:value="23667" calcext:value-type="float">
            <text:p>23667</text:p>
          </table:table-cell>
          <table:table-cell office:value-type="float" office:value="30982" calcext:value-type="float">
            <text:p>30982</text:p>
          </table:table-cell>
          <table:table-cell table:style-name="ce42" table:formula="of:=[.T57]/[.T$518]" office:value-type="percentage" office:value="0.0000388336180158426" calcext:value-type="percentage">
            <text:p>0.00%</text:p>
          </table:table-cell>
          <table:table-cell office:value-type="float" office:value="8447" calcext:value-type="float">
            <text:p>8447</text:p>
          </table:table-cell>
          <table:table-cell office:value-type="float" office:value="13539" calcext:value-type="float">
            <text:p>13539</text:p>
          </table:table-cell>
          <table:table-cell table:style-name="ce42" table:formula="of:=[.W57]/[.W$518]" office:value-type="percentage" office:value="0.0000982628461920064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scf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58];[.N58];[.Q58];[.T58];[.W58])" office:value-type="float" office:value="151890" calcext:value-type="float">
            <text:p>151890</text:p>
          </table:table-cell>
          <table:table-cell table:style-name="ce19" table:formula="of:=SUM([.L58];[.O58];[.R58];[.U58];[.X58])" office:value-type="float" office:value="45983" calcext:value-type="float">
            <text:p>45983</text:p>
          </table:table-cell>
          <table:table-cell table:style-name="ce28" table:formula="of:=SUM([.M58];[.P58];[.S58];[.V58];[.Y58])" office:value-type="percentage" office:value="0.000386867601704651" calcext:value-type="percentage">
            <text:p>0.04%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42" calcext:value-type="float">
            <text:p>42</text:p>
          </table:table-cell>
          <table:table-cell table:style-name="ce42" table:formula="of:=[.K58]/[.$K$518]" office:value-type="percentage" office:value="0.00000058709086728512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58]/[.N$518]" office:value-type="percentage" office:value="0" calcext:value-type="percentage">
            <text:p>0.00%</text:p>
          </table:table-cell>
          <table:table-cell office:value-type="float" office:value="101981" calcext:value-type="float">
            <text:p>101981</text:p>
          </table:table-cell>
          <table:table-cell office:value-type="float" office:value="31149" calcext:value-type="float">
            <text:p>31149</text:p>
          </table:table-cell>
          <table:table-cell table:style-name="ce42" table:formula="of:=[.Q58]/[.Q$518]" office:value-type="percentage" office:value="0.00028557868257528" calcext:value-type="percentage">
            <text:p>0.03%</text:p>
          </table:table-cell>
          <table:table-cell office:value-type="float" office:value="47895" calcext:value-type="float">
            <text:p>47895</text:p>
          </table:table-cell>
          <table:table-cell office:value-type="float" office:value="14026" calcext:value-type="float">
            <text:p>14026</text:p>
          </table:table-cell>
          <table:table-cell table:style-name="ce42" table:formula="of:=[.T58]/[.T$518]" office:value-type="percentage" office:value="0.0000785877438994711" calcext:value-type="percentage">
            <text:p>0.01%</text:p>
          </table:table-cell>
          <table:table-cell office:value-type="float" office:value="1901" calcext:value-type="float">
            <text:p>1901</text:p>
          </table:table-cell>
          <table:table-cell office:value-type="float" office:value="766" calcext:value-type="float">
            <text:p>766</text:p>
          </table:table-cell>
          <table:table-cell table:style-name="ce42" table:formula="of:=[.W58]/[.W$518]" office:value-type="percentage" office:value="0.0000221140843626144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jr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59];[.N59];[.Q59];[.T59];[.W59])" office:value-type="float" office:value="11488617" calcext:value-type="float">
            <text:p>11488617</text:p>
          </table:table-cell>
          <table:table-cell table:style-name="ce19" table:formula="of:=SUM([.L59];[.O59];[.R59];[.U59];[.X59])" office:value-type="float" office:value="3356739" calcext:value-type="float">
            <text:p>3356739</text:p>
          </table:table-cell>
          <table:table-cell table:style-name="ce28" table:formula="of:=SUM([.M59];[.P59];[.S59];[.V59];[.Y59])" office:value-type="percentage" office:value="0.0240003649948199" calcext:value-type="percentage">
            <text:p>2.40%</text:p>
          </table:table-cell>
          <table:table-cell table:style-name="ce1" office:value-type="float" office:value="869479" calcext:value-type="float">
            <text:p>869479</text:p>
          </table:table-cell>
          <table:table-cell table:style-name="ce1" office:value-type="float" office:value="313367" calcext:value-type="float">
            <text:p>313367</text:p>
          </table:table-cell>
          <table:table-cell table:style-name="ce42" table:formula="of:=[.K59]/[.$K$518]" office:value-type="percentage" office:value="0.00451737327607261" calcext:value-type="percentage">
            <text:p>0.45%</text:p>
          </table:table-cell>
          <table:table-cell office:value-type="float" office:value="1601147" calcext:value-type="float">
            <text:p>1601147</text:p>
          </table:table-cell>
          <table:table-cell office:value-type="float" office:value="474625" calcext:value-type="float">
            <text:p>474625</text:p>
          </table:table-cell>
          <table:table-cell table:style-name="ce42" table:formula="of:=[.N59]/[.N$518]" office:value-type="percentage" office:value="0.00212515049090637" calcext:value-type="percentage">
            <text:p>0.21%</text:p>
          </table:table-cell>
          <table:table-cell office:value-type="float" office:value="1156035" calcext:value-type="float">
            <text:p>1156035</text:p>
          </table:table-cell>
          <table:table-cell office:value-type="float" office:value="340083" calcext:value-type="float">
            <text:p>340083</text:p>
          </table:table-cell>
          <table:table-cell table:style-name="ce42" table:formula="of:=[.Q59]/[.Q$518]" office:value-type="percentage" office:value="0.00323725941411551" calcext:value-type="percentage">
            <text:p>0.32%</text:p>
          </table:table-cell>
          <table:table-cell office:value-type="float" office:value="7739817" calcext:value-type="float">
            <text:p>7739817</text:p>
          </table:table-cell>
          <table:table-cell office:value-type="float" office:value="2182201" calcext:value-type="float">
            <text:p>2182201</text:p>
          </table:table-cell>
          <table:table-cell table:style-name="ce42" table:formula="of:=[.T59]/[.T$518]" office:value-type="percentage" office:value="0.0126997548016447" calcext:value-type="percentage">
            <text:p>1.27%</text:p>
          </table:table-cell>
          <table:table-cell office:value-type="float" office:value="122139" calcext:value-type="float">
            <text:p>122139</text:p>
          </table:table-cell>
          <table:table-cell office:value-type="float" office:value="46463" calcext:value-type="float">
            <text:p>46463</text:p>
          </table:table-cell>
          <table:table-cell table:style-name="ce42" table:formula="of:=[.W59]/[.W$518]" office:value-type="percentage" office:value="0.00142082701208068" calcext:value-type="percentage">
            <text:p>0.14%</text:p>
          </table:table-cell>
          <table:table-cell table:style-name="ce1"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add HL, SP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60];[.N60];[.Q60];[.T60];[.W60])" office:value-type="float" office:value="0" calcext:value-type="float">
            <text:p>0</text:p>
          </table:table-cell>
          <table:table-cell table:style-name="ce19" table:formula="of:=SUM([.L60];[.O60];[.R60];[.U60];[.X60])" office:value-type="float" office:value="0" calcext:value-type="float">
            <text:p>0</text:p>
          </table:table-cell>
          <table:table-cell table:style-name="ce28" table:formula="of:=SUM([.M60];[.P60];[.S60];[.V60];[.Y6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6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6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6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6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6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ldd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61];[.N61];[.Q61];[.T61];[.W61])" office:value-type="float" office:value="387188" calcext:value-type="float">
            <text:p>387188</text:p>
          </table:table-cell>
          <table:table-cell table:style-name="ce19" table:formula="of:=SUM([.L61];[.O61];[.R61];[.U61];[.X61])" office:value-type="float" office:value="431563" calcext:value-type="float">
            <text:p>431563</text:p>
          </table:table-cell>
          <table:table-cell table:style-name="ce28" table:formula="of:=SUM([.M61];[.P61];[.S61];[.V61];[.Y61])" office:value-type="percentage" office:value="0.000637228245098372" calcext:value-type="percentage">
            <text:p>0.06%</text:p>
          </table:table-cell>
          <table:table-cell table:style-name="ce1" office:value-type="float" office:value="3070" calcext:value-type="float">
            <text:p>3070</text:p>
          </table:table-cell>
          <table:table-cell table:style-name="ce1" office:value-type="float" office:value="4292" calcext:value-type="float">
            <text:p>4292</text:p>
          </table:table-cell>
          <table:table-cell table:style-name="ce42" table:formula="of:=[.K61]/[.$K$518]" office:value-type="percentage" office:value="0.0000159501678103127" calcext:value-type="percentage">
            <text:p>0.00%</text:p>
          </table:table-cell>
          <table:table-cell office:value-type="float" office:value="66091" calcext:value-type="float">
            <text:p>66091</text:p>
          </table:table-cell>
          <table:table-cell office:value-type="float" office:value="78903" calcext:value-type="float">
            <text:p>78903</text:p>
          </table:table-cell>
          <table:table-cell table:style-name="ce42" table:formula="of:=[.N61]/[.N$518]" office:value-type="percentage" office:value="0.0000877204410928496" calcext:value-type="percentage">
            <text:p>0.01%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table:style-name="ce42" table:formula="of:=[.Q61]/[.Q$518]" office:value-type="percentage" office:value="0.000000235226261130245" calcext:value-type="percentage">
            <text:p>0.00%</text:p>
          </table:table-cell>
          <table:table-cell office:value-type="float" office:value="316779" calcext:value-type="float">
            <text:p>316779</text:p>
          </table:table-cell>
          <table:table-cell office:value-type="float" office:value="346804" calcext:value-type="float">
            <text:p>346804</text:p>
          </table:table-cell>
          <table:table-cell table:style-name="ce42" table:formula="of:=[.T61]/[.T$518]" office:value-type="percentage" office:value="0.000519781750177066" calcext:value-type="percentage">
            <text:p>0.05%</text:p>
          </table:table-cell>
          <table:table-cell office:value-type="float" office:value="1164" calcext:value-type="float">
            <text:p>1164</text:p>
          </table:table-cell>
          <table:table-cell office:value-type="float" office:value="1466" calcext:value-type="float">
            <text:p>1466</text:p>
          </table:table-cell>
          <table:table-cell table:style-name="ce42" table:formula="of:=[.W61]/[.W$518]" office:value-type="percentage" office:value="0.0000135406597570138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dec SP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62];[.N62];[.Q62];[.T62];[.W62])" office:value-type="float" office:value="0" calcext:value-type="float">
            <text:p>0</text:p>
          </table:table-cell>
          <table:table-cell table:style-name="ce19" table:formula="of:=SUM([.L62];[.O62];[.R62];[.U62];[.X62])" office:value-type="float" office:value="0" calcext:value-type="float">
            <text:p>0</text:p>
          </table:table-cell>
          <table:table-cell table:style-name="ce28" table:formula="of:=SUM([.M62];[.P62];[.S62];[.V62];[.Y6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6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6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6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6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6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inc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63];[.N63];[.Q63];[.T63];[.W63])" office:value-type="float" office:value="4495720" calcext:value-type="float">
            <text:p>4495720</text:p>
          </table:table-cell>
          <table:table-cell table:style-name="ce19" table:formula="of:=SUM([.L63];[.O63];[.R63];[.U63];[.X63])" office:value-type="float" office:value="1346747" calcext:value-type="float">
            <text:p>1346747</text:p>
          </table:table-cell>
          <table:table-cell table:style-name="ce28" table:formula="of:=SUM([.M63];[.P63];[.S63];[.V63];[.Y63])" office:value-type="percentage" office:value="0.0107184832017317" calcext:value-type="percentage">
            <text:p>1.07%</text:p>
          </table:table-cell>
          <table:table-cell table:style-name="ce1" office:value-type="float" office:value="279907" calcext:value-type="float">
            <text:p>279907</text:p>
          </table:table-cell>
          <table:table-cell table:style-name="ce1" office:value-type="float" office:value="99927" calcext:value-type="float">
            <text:p>99927</text:p>
          </table:table-cell>
          <table:table-cell table:style-name="ce42" table:formula="of:=[.K63]/[.$K$518]" office:value-type="percentage" office:value="0.00145425525123166" calcext:value-type="percentage">
            <text:p>0.15%</text:p>
          </table:table-cell>
          <table:table-cell office:value-type="float" office:value="543911" calcext:value-type="float">
            <text:p>543911</text:p>
          </table:table-cell>
          <table:table-cell office:value-type="float" office:value="165320" calcext:value-type="float">
            <text:p>165320</text:p>
          </table:table-cell>
          <table:table-cell table:style-name="ce42" table:formula="of:=[.N63]/[.N$518]" office:value-type="percentage" office:value="0.000721915432286589" calcext:value-type="percentage">
            <text:p>0.07%</text:p>
          </table:table-cell>
          <table:table-cell office:value-type="float" office:value="868722" calcext:value-type="float">
            <text:p>868722</text:p>
          </table:table-cell>
          <table:table-cell office:value-type="float" office:value="257203" calcext:value-type="float">
            <text:p>257203</text:p>
          </table:table-cell>
          <table:table-cell table:style-name="ce42" table:formula="of:=[.Q63]/[.Q$518]" office:value-type="percentage" office:value="0.0024326931907332" calcext:value-type="percentage">
            <text:p>0.24%</text:p>
          </table:table-cell>
          <table:table-cell office:value-type="float" office:value="2652053" calcext:value-type="float">
            <text:p>2652053</text:p>
          </table:table-cell>
          <table:table-cell office:value-type="float" office:value="767590" calcext:value-type="float">
            <text:p>767590</text:p>
          </table:table-cell>
          <table:table-cell table:style-name="ce42" table:formula="of:=[.T63]/[.T$518]" office:value-type="percentage" office:value="0.00435157870282543" calcext:value-type="percentage">
            <text:p>0.44%</text:p>
          </table:table-cell>
          <table:table-cell office:value-type="float" office:value="151127" calcext:value-type="float">
            <text:p>151127</text:p>
          </table:table-cell>
          <table:table-cell office:value-type="float" office:value="56707" calcext:value-type="float">
            <text:p>56707</text:p>
          </table:table-cell>
          <table:table-cell table:style-name="ce42" table:formula="of:=[.W63]/[.W$518]" office:value-type="percentage" office:value="0.00175804062465483" calcext:value-type="percentage">
            <text:p>0.18%</text:p>
          </table:table-cell>
          <table:table-cell table:style-name="ce1"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x3d</text:p>
          </table:table-cell>
          <table:table-cell office:value-type="string" calcext:value-type="string">
            <text:p>dec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64];[.N64];[.Q64];[.T64];[.W64])" office:value-type="float" office:value="15130667" calcext:value-type="float">
            <text:p>15130667</text:p>
          </table:table-cell>
          <table:table-cell table:style-name="ce19" table:formula="of:=SUM([.L64];[.O64];[.R64];[.U64];[.X64])" office:value-type="float" office:value="4410396" calcext:value-type="float">
            <text:p>4410396</text:p>
          </table:table-cell>
          <table:table-cell table:style-name="ce28" table:formula="of:=SUM([.M64];[.P64];[.S64];[.V64];[.Y64])" office:value-type="percentage" office:value="0.0388563471110723" calcext:value-type="percentage">
            <text:p>3.89%</text:p>
          </table:table-cell>
          <table:table-cell table:style-name="ce1" office:value-type="float" office:value="988728" calcext:value-type="float">
            <text:p>988728</text:p>
          </table:table-cell>
          <table:table-cell table:style-name="ce1" office:value-type="float" office:value="339310" calcext:value-type="float">
            <text:p>339310</text:p>
          </table:table-cell>
          <table:table-cell table:style-name="ce42" table:formula="of:=[.K64]/[.$K$518]" office:value-type="percentage" office:value="0.00513693078786805" calcext:value-type="percentage">
            <text:p>0.51%</text:p>
          </table:table-cell>
          <table:table-cell office:value-type="float" office:value="2315641" calcext:value-type="float">
            <text:p>2315641</text:p>
          </table:table-cell>
          <table:table-cell office:value-type="float" office:value="659646" calcext:value-type="float">
            <text:p>659646</text:p>
          </table:table-cell>
          <table:table-cell table:style-name="ce42" table:formula="of:=[.N64]/[.N$518]" office:value-type="percentage" office:value="0.00307347520740626" calcext:value-type="percentage">
            <text:p>0.31%</text:p>
          </table:table-cell>
          <table:table-cell office:value-type="float" office:value="1624065" calcext:value-type="float">
            <text:p>1624065</text:p>
          </table:table-cell>
          <table:table-cell office:value-type="float" office:value="457490" calcext:value-type="float">
            <text:p>457490</text:p>
          </table:table-cell>
          <table:table-cell table:style-name="ce42" table:formula="of:=[.Q64]/[.Q$518]" office:value-type="percentage" office:value="0.00454788973550585" calcext:value-type="percentage">
            <text:p>0.45%</text:p>
          </table:table-cell>
          <table:table-cell office:value-type="float" office:value="9265699" calcext:value-type="float">
            <text:p>9265699</text:p>
          </table:table-cell>
          <table:table-cell office:value-type="float" office:value="2612242" calcext:value-type="float">
            <text:p>2612242</text:p>
          </table:table-cell>
          <table:table-cell table:style-name="ce42" table:formula="of:=[.T64]/[.T$518]" office:value-type="percentage" office:value="0.0152034738503306" calcext:value-type="percentage">
            <text:p>1.52%</text:p>
          </table:table-cell>
          <table:table-cell office:value-type="float" office:value="936534" calcext:value-type="float">
            <text:p>936534</text:p>
          </table:table-cell>
          <table:table-cell office:value-type="float" office:value="341708" calcext:value-type="float">
            <text:p>341708</text:p>
          </table:table-cell>
          <table:table-cell table:style-name="ce42" table:formula="of:=[.W64]/[.W$518]" office:value-type="percentage" office:value="0.0108945775299615" calcext:value-type="percentage">
            <text:p>1.09%</text:p>
          </table:table-cell>
          <table:table-cell table:style-name="ce1"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65];[.N65];[.Q65];[.T65];[.W65])" office:value-type="float" office:value="13154952" calcext:value-type="float">
            <text:p>13154952</text:p>
          </table:table-cell>
          <table:table-cell table:style-name="ce19" table:formula="of:=SUM([.L65];[.O65];[.R65];[.U65];[.X65])" office:value-type="float" office:value="3943446" calcext:value-type="float">
            <text:p>3943446</text:p>
          </table:table-cell>
          <table:table-cell table:style-name="ce28" table:formula="of:=SUM([.M65];[.P65];[.S65];[.V65];[.Y65])" office:value-type="percentage" office:value="0.0303362817810523" calcext:value-type="percentage">
            <text:p>3.03%</text:p>
          </table:table-cell>
          <table:table-cell table:style-name="ce1" office:value-type="float" office:value="935107" calcext:value-type="float">
            <text:p>935107</text:p>
          </table:table-cell>
          <table:table-cell table:style-name="ce1" office:value-type="float" office:value="334617" calcext:value-type="float">
            <text:p>334617</text:p>
          </table:table-cell>
          <table:table-cell table:style-name="ce42" table:formula="of:=[.K65]/[.$K$518]" office:value-type="percentage" office:value="0.00485834318260525" calcext:value-type="percentage">
            <text:p>0.49%</text:p>
          </table:table-cell>
          <table:table-cell office:value-type="float" office:value="4823235" calcext:value-type="float">
            <text:p>4823235</text:p>
          </table:table-cell>
          <table:table-cell office:value-type="float" office:value="1448446" calcext:value-type="float">
            <text:p>1448446</text:p>
          </table:table-cell>
          <table:table-cell table:style-name="ce42" table:formula="of:=[.N65]/[.N$518]" office:value-type="percentage" office:value="0.00640172340703682" calcext:value-type="percentage">
            <text:p>0.64%</text:p>
          </table:table-cell>
          <table:table-cell office:value-type="float" office:value="2095098" calcext:value-type="float">
            <text:p>2095098</text:p>
          </table:table-cell>
          <table:table-cell office:value-type="float" office:value="599482" calcext:value-type="float">
            <text:p>599482</text:p>
          </table:table-cell>
          <table:table-cell table:style-name="ce42" table:formula="of:=[.Q65]/[.Q$518]" office:value-type="percentage" office:value="0.0058669293957316" calcext:value-type="percentage">
            <text:p>0.59%</text:p>
          </table:table-cell>
          <table:table-cell office:value-type="float" office:value="4850114" calcext:value-type="float">
            <text:p>4850114</text:p>
          </table:table-cell>
          <table:table-cell office:value-type="float" office:value="1392884" calcext:value-type="float">
            <text:p>1392884</text:p>
          </table:table-cell>
          <table:table-cell table:style-name="ce42" table:formula="of:=[.T65]/[.T$518]" office:value-type="percentage" office:value="0.0079582319013517" calcext:value-type="percentage">
            <text:p>0.80%</text:p>
          </table:table-cell>
          <table:table-cell office:value-type="float" office:value="451398" calcext:value-type="float">
            <text:p>451398</text:p>
          </table:table-cell>
          <table:table-cell office:value-type="float" office:value="168017" calcext:value-type="float">
            <text:p>168017</text:p>
          </table:table-cell>
          <table:table-cell table:style-name="ce42" table:formula="of:=[.W65]/[.W$518]" office:value-type="percentage" office:value="0.0052510538943269" calcext:value-type="percentage">
            <text:p>0.53%</text:p>
          </table:table-cell>
          <table:table-cell table:style-name="ce1"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ccf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66];[.N66];[.Q66];[.T66];[.W66])" office:value-type="float" office:value="172006" calcext:value-type="float">
            <text:p>172006</text:p>
          </table:table-cell>
          <table:table-cell table:style-name="ce19" table:formula="of:=SUM([.L66];[.O66];[.R66];[.U66];[.X66])" office:value-type="float" office:value="57045" calcext:value-type="float">
            <text:p>57045</text:p>
          </table:table-cell>
          <table:table-cell table:style-name="ce28" table:formula="of:=SUM([.M66];[.P66];[.S66];[.V66];[.Y66])" office:value-type="percentage" office:value="0.000668108449403404" calcext:value-type="percentage">
            <text:p>0.07%</text:p>
          </table:table-cell>
          <table:table-cell table:style-name="ce1" office:value-type="float" office:value="86834" calcext:value-type="float">
            <text:p>86834</text:p>
          </table:table-cell>
          <table:table-cell table:style-name="ce1" office:value-type="float" office:value="31698" calcext:value-type="float">
            <text:p>31698</text:p>
          </table:table-cell>
          <table:table-cell table:style-name="ce42" table:formula="of:=[.K66]/[.$K$518]" office:value-type="percentage" office:value="0.000451145560795015" calcext:value-type="percentage">
            <text:p>0.0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66]/[.N$518]" office:value-type="percentage" office:value="0" calcext:value-type="percentage">
            <text:p>0.00%</text:p>
          </table:table-cell>
          <table:table-cell office:value-type="float" office:value="32171" calcext:value-type="float">
            <text:p>32171</text:p>
          </table:table-cell>
          <table:table-cell office:value-type="float" office:value="9491" calcext:value-type="float">
            <text:p>9491</text:p>
          </table:table-cell>
          <table:table-cell table:style-name="ce42" table:formula="of:=[.Q66]/[.Q$518]" office:value-type="percentage" office:value="0.0000900888577002514" calcext:value-type="percentage">
            <text:p>0.01%</text:p>
          </table:table-cell>
          <table:table-cell office:value-type="float" office:value="49007" calcext:value-type="float">
            <text:p>49007</text:p>
          </table:table-cell>
          <table:table-cell office:value-type="float" office:value="14293" calcext:value-type="float">
            <text:p>14293</text:p>
          </table:table-cell>
          <table:table-cell table:style-name="ce42" table:formula="of:=[.T66]/[.T$518]" office:value-type="percentage" office:value="0.0000804123512951536" calcext:value-type="percentage">
            <text:p>0.01%</text:p>
          </table:table-cell>
          <table:table-cell office:value-type="float" office:value="3994" calcext:value-type="float">
            <text:p>3994</text:p>
          </table:table-cell>
          <table:table-cell office:value-type="float" office:value="1563" calcext:value-type="float">
            <text:p>1563</text:p>
          </table:table-cell>
          <table:table-cell table:style-name="ce42" table:formula="of:=[.W66]/[.W$518]" office:value-type="percentage" office:value="0.0000464616796129837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ld B, 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67];[.N67];[.Q67];[.T67];[.W67])" office:value-type="float" office:value="0" calcext:value-type="float">
            <text:p>0</text:p>
          </table:table-cell>
          <table:table-cell table:style-name="ce19" table:formula="of:=SUM([.L67];[.O67];[.R67];[.U67];[.X67])" office:value-type="float" office:value="0" calcext:value-type="float">
            <text:p>0</text:p>
          </table:table-cell>
          <table:table-cell table:style-name="ce28" table:formula="of:=SUM([.M67];[.P67];[.S67];[.V67];[.Y67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6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6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67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67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6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ld B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68];[.N68];[.Q68];[.T68];[.W68])" office:value-type="float" office:value="1477" calcext:value-type="float">
            <text:p>1477</text:p>
          </table:table-cell>
          <table:table-cell table:style-name="ce19" table:formula="of:=SUM([.L68];[.O68];[.R68];[.U68];[.X68])" office:value-type="float" office:value="402" calcext:value-type="float">
            <text:p>402</text:p>
          </table:table-cell>
          <table:table-cell table:style-name="ce28" table:formula="of:=SUM([.M68];[.P68];[.S68];[.V68];[.Y68])" office:value-type="percentage" office:value="0.00000413606175820681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6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68]/[.N$518]" office:value-type="percentage" office:value="0" calcext:value-type="percentage">
            <text:p>0.00%</text:p>
          </table:table-cell>
          <table:table-cell office:value-type="float" office:value="1477" calcext:value-type="float">
            <text:p>1477</text:p>
          </table:table-cell>
          <table:table-cell office:value-type="float" office:value="402" calcext:value-type="float">
            <text:p>402</text:p>
          </table:table-cell>
          <table:table-cell table:style-name="ce42" table:formula="of:=[.Q68]/[.Q$518]" office:value-type="percentage" office:value="0.0000041360617582068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6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6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ld B, 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69];[.N69];[.Q69];[.T69];[.W69])" office:value-type="float" office:value="6351" calcext:value-type="float">
            <text:p>6351</text:p>
          </table:table-cell>
          <table:table-cell table:style-name="ce19" table:formula="of:=SUM([.L69];[.O69];[.R69];[.U69];[.X69])" office:value-type="float" office:value="1677" calcext:value-type="float">
            <text:p>1677</text:p>
          </table:table-cell>
          <table:table-cell table:style-name="ce28" table:formula="of:=SUM([.M69];[.P69];[.S69];[.V69];[.Y69])" office:value-type="percentage" office:value="0.0000139979282790943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6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69]/[.N$518]" office:value-type="percentage" office:value="0" calcext:value-type="percentage">
            <text:p>0.00%</text:p>
          </table:table-cell>
          <table:table-cell office:value-type="float" office:value="3085" calcext:value-type="float">
            <text:p>3085</text:p>
          </table:table-cell>
          <table:table-cell office:value-type="float" office:value="792" calcext:value-type="float">
            <text:p>792</text:p>
          </table:table-cell>
          <table:table-cell table:style-name="ce42" table:formula="of:=[.Q69]/[.Q$518]" office:value-type="percentage" office:value="0.0000086389644712715" calcext:value-type="percentage">
            <text:p>0.00%</text:p>
          </table:table-cell>
          <table:table-cell office:value-type="float" office:value="3266" calcext:value-type="float">
            <text:p>3266</text:p>
          </table:table-cell>
          <table:table-cell office:value-type="float" office:value="885" calcext:value-type="float">
            <text:p>885</text:p>
          </table:table-cell>
          <table:table-cell table:style-name="ce42" table:formula="of:=[.T69]/[.T$518]" office:value-type="percentage" office:value="0.00000535896380782279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6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ld B, 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70];[.N70];[.Q70];[.T70];[.W70])" office:value-type="float" office:value="82109" calcext:value-type="float">
            <text:p>82109</text:p>
          </table:table-cell>
          <table:table-cell table:style-name="ce19" table:formula="of:=SUM([.L70];[.O70];[.R70];[.U70];[.X70])" office:value-type="float" office:value="23153" calcext:value-type="float">
            <text:p>23153</text:p>
          </table:table-cell>
          <table:table-cell table:style-name="ce28" table:formula="of:=SUM([.M70];[.P70];[.S70];[.V70];[.Y70])" office:value-type="percentage" office:value="0.000134727237996486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7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7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70]/[.Q$518]" office:value-type="percentage" office:value="0" calcext:value-type="percentage">
            <text:p>0.00%</text:p>
          </table:table-cell>
          <table:table-cell office:value-type="float" office:value="82109" calcext:value-type="float">
            <text:p>82109</text:p>
          </table:table-cell>
          <table:table-cell office:value-type="float" office:value="23153" calcext:value-type="float">
            <text:p>23153</text:p>
          </table:table-cell>
          <table:table-cell table:style-name="ce42" table:formula="of:=[.T70]/[.T$518]" office:value-type="percentage" office:value="0.000134727237996486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7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ld B, 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71];[.N71];[.Q71];[.T71];[.W71])" office:value-type="float" office:value="1270349" calcext:value-type="float">
            <text:p>1270349</text:p>
          </table:table-cell>
          <table:table-cell table:style-name="ce19" table:formula="of:=SUM([.L71];[.O71];[.R71];[.U71];[.X71])" office:value-type="float" office:value="367739" calcext:value-type="float">
            <text:p>367739</text:p>
          </table:table-cell>
          <table:table-cell table:style-name="ce28" table:formula="of:=SUM([.M71];[.P71];[.S71];[.V71];[.Y71])" office:value-type="percentage" office:value="0.0034477983862439" calcext:value-type="percentage">
            <text:p>0.34%</text:p>
          </table:table-cell>
          <table:table-cell table:style-name="ce1" office:value-type="float" office:value="85250" calcext:value-type="float">
            <text:p>85250</text:p>
          </table:table-cell>
          <table:table-cell table:style-name="ce1" office:value-type="float" office:value="29745" calcext:value-type="float">
            <text:p>29745</text:p>
          </table:table-cell>
          <table:table-cell table:style-name="ce42" table:formula="of:=[.K71]/[.$K$518]" office:value-type="percentage" office:value="0.000442915897664222" calcext:value-type="percentage">
            <text:p>0.04%</text:p>
          </table:table-cell>
          <table:table-cell office:value-type="float" office:value="56789" calcext:value-type="float">
            <text:p>56789</text:p>
          </table:table-cell>
          <table:table-cell office:value-type="float" office:value="18437" calcext:value-type="float">
            <text:p>18437</text:p>
          </table:table-cell>
          <table:table-cell table:style-name="ce42" table:formula="of:=[.N71]/[.N$518]" office:value-type="percentage" office:value="0.0000753741981392601" calcext:value-type="percentage">
            <text:p>0.01%</text:p>
          </table:table-cell>
          <table:table-cell office:value-type="float" office:value="5488" calcext:value-type="float">
            <text:p>5488</text:p>
          </table:table-cell>
          <table:table-cell office:value-type="float" office:value="1485" calcext:value-type="float">
            <text:p>1485</text:p>
          </table:table-cell>
          <table:table-cell table:style-name="ce42" table:formula="of:=[.Q71]/[.Q$518]" office:value-type="percentage" office:value="0.000015368115727176" calcext:value-type="percentage">
            <text:p>0.00%</text:p>
          </table:table-cell>
          <table:table-cell office:value-type="float" office:value="1015559" calcext:value-type="float">
            <text:p>1015559</text:p>
          </table:table-cell>
          <table:table-cell office:value-type="float" office:value="277867" calcext:value-type="float">
            <text:p>277867</text:p>
          </table:table-cell>
          <table:table-cell table:style-name="ce42" table:formula="of:=[.T71]/[.T$518]" office:value-type="percentage" office:value="0.00166636372495674" calcext:value-type="percentage">
            <text:p>0.17%</text:p>
          </table:table-cell>
          <table:table-cell office:value-type="float" office:value="107263" calcext:value-type="float">
            <text:p>107263</text:p>
          </table:table-cell>
          <table:table-cell office:value-type="float" office:value="40205" calcext:value-type="float">
            <text:p>40205</text:p>
          </table:table-cell>
          <table:table-cell table:style-name="ce42" table:formula="of:=[.W71]/[.W$518]" office:value-type="percentage" office:value="0.0012477764497565" calcext:value-type="percentage">
            <text:p>0.12%</text:p>
          </table:table-cell>
          <table:table-cell table:style-name="ce1" table:number-columns-repeated="99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ld B, 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72];[.N72];[.Q72];[.T72];[.W72])" office:value-type="float" office:value="0" calcext:value-type="float">
            <text:p>0</text:p>
          </table:table-cell>
          <table:table-cell table:style-name="ce19" table:formula="of:=SUM([.L72];[.O72];[.R72];[.U72];[.X72])" office:value-type="float" office:value="0" calcext:value-type="float">
            <text:p>0</text:p>
          </table:table-cell>
          <table:table-cell table:style-name="ce28" table:formula="of:=SUM([.M72];[.P72];[.S72];[.V72];[.Y7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7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7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7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7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7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ld B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73];[.N73];[.Q73];[.T73];[.W73])" office:value-type="float" office:value="357878" calcext:value-type="float">
            <text:p>357878</text:p>
          </table:table-cell>
          <table:table-cell table:style-name="ce19" table:formula="of:=SUM([.L73];[.O73];[.R73];[.U73];[.X73])" office:value-type="float" office:value="482530" calcext:value-type="float">
            <text:p>482530</text:p>
          </table:table-cell>
          <table:table-cell table:style-name="ce28" table:formula="of:=SUM([.M73];[.P73];[.S73];[.V73];[.Y73])" office:value-type="percentage" office:value="0.0019745072572026" calcext:value-type="percentage">
            <text:p>0.20%</text:p>
          </table:table-cell>
          <table:table-cell table:style-name="ce1" office:value-type="float" office:value="181505" calcext:value-type="float">
            <text:p>181505</text:p>
          </table:table-cell>
          <table:table-cell table:style-name="ce1" office:value-type="float" office:value="257625" calcext:value-type="float">
            <text:p>257625</text:p>
          </table:table-cell>
          <table:table-cell table:style-name="ce42" table:formula="of:=[.K73]/[.$K$518]" office:value-type="percentage" office:value="0.000943008211208735" calcext:value-type="percentage">
            <text:p>0.09%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2" table:formula="of:=[.N73]/[.N$518]" office:value-type="percentage" office:value="0.00000000663633785937946" calcext:value-type="percentage">
            <text:p>0.00%</text:p>
          </table:table-cell>
          <table:table-cell office:value-type="float" office:value="744" calcext:value-type="float">
            <text:p>744</text:p>
          </table:table-cell>
          <table:table-cell office:value-type="float" office:value="790" calcext:value-type="float">
            <text:p>790</text:p>
          </table:table-cell>
          <table:table-cell table:style-name="ce42" table:formula="of:=[.Q73]/[.Q$518]" office:value-type="percentage" office:value="0.00000208343259858217" calcext:value-type="percentage">
            <text:p>0.00%</text:p>
          </table:table-cell>
          <table:table-cell office:value-type="float" office:value="101441" calcext:value-type="float">
            <text:p>101441</text:p>
          </table:table-cell>
          <table:table-cell office:value-type="float" office:value="114625" calcext:value-type="float">
            <text:p>114625</text:p>
          </table:table-cell>
          <table:table-cell table:style-name="ce42" table:formula="of:=[.T73]/[.T$518]" office:value-type="percentage" office:value="0.000166447840670347" calcext:value-type="percentage">
            <text:p>0.02%</text:p>
          </table:table-cell>
          <table:table-cell office:value-type="float" office:value="74183" calcext:value-type="float">
            <text:p>74183</text:p>
          </table:table-cell>
          <table:table-cell office:value-type="float" office:value="109484" calcext:value-type="float">
            <text:p>109484</text:p>
          </table:table-cell>
          <table:table-cell table:style-name="ce42" table:formula="of:=[.W73]/[.W$518]" office:value-type="percentage" office:value="0.000862961136387074" calcext:value-type="percentage">
            <text:p>0.09%</text:p>
          </table:table-cell>
          <table:table-cell table:style-name="ce1"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ld B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74];[.N74];[.Q74];[.T74];[.W74])" office:value-type="float" office:value="7233516" calcext:value-type="float">
            <text:p>7233516</text:p>
          </table:table-cell>
          <table:table-cell table:style-name="ce19" table:formula="of:=SUM([.L74];[.O74];[.R74];[.U74];[.X74])" office:value-type="float" office:value="2163479" calcext:value-type="float">
            <text:p>2163479</text:p>
          </table:table-cell>
          <table:table-cell table:style-name="ce28" table:formula="of:=SUM([.M74];[.P74];[.S74];[.V74];[.Y74])" office:value-type="percentage" office:value="0.019843497633811" calcext:value-type="percentage">
            <text:p>1.98%</text:p>
          </table:table-cell>
          <table:table-cell table:style-name="ce1" office:value-type="float" office:value="1265968" calcext:value-type="float">
            <text:p>1265968</text:p>
          </table:table-cell>
          <table:table-cell table:style-name="ce1" office:value-type="float" office:value="450704" calcext:value-type="float">
            <text:p>450704</text:p>
          </table:table-cell>
          <table:table-cell table:style-name="ce42" table:formula="of:=[.K74]/[.$K$518]" office:value-type="percentage" office:value="0.0065773296555329" calcext:value-type="percentage">
            <text:p>0.66%</text:p>
          </table:table-cell>
          <table:table-cell office:value-type="float" office:value="1440412" calcext:value-type="float">
            <text:p>1440412</text:p>
          </table:table-cell>
          <table:table-cell office:value-type="float" office:value="428370" calcext:value-type="float">
            <text:p>428370</text:p>
          </table:table-cell>
          <table:table-cell table:style-name="ce42" table:formula="of:=[.N74]/[.N$518]" office:value-type="percentage" office:value="0.0019118121377409" calcext:value-type="percentage">
            <text:p>0.19%</text:p>
          </table:table-cell>
          <table:table-cell office:value-type="float" office:value="957475" calcext:value-type="float">
            <text:p>957475</text:p>
          </table:table-cell>
          <table:table-cell office:value-type="float" office:value="266917" calcext:value-type="float">
            <text:p>266917</text:p>
          </table:table-cell>
          <table:table-cell table:style-name="ce42" table:formula="of:=[.Q74]/[.Q$518]" office:value-type="percentage" office:value="0.00268122933780573" calcext:value-type="percentage">
            <text:p>0.27%</text:p>
          </table:table-cell>
          <table:table-cell office:value-type="float" office:value="3287846" calcext:value-type="float">
            <text:p>3287846</text:p>
          </table:table-cell>
          <table:table-cell office:value-type="float" office:value="914503" calcext:value-type="float">
            <text:p>914503</text:p>
          </table:table-cell>
          <table:table-cell table:style-name="ce42" table:formula="of:=[.T74]/[.T$518]" office:value-type="percentage" office:value="0.00539480946714481" calcext:value-type="percentage">
            <text:p>0.54%</text:p>
          </table:table-cell>
          <table:table-cell office:value-type="float" office:value="281815" calcext:value-type="float">
            <text:p>281815</text:p>
          </table:table-cell>
          <table:table-cell office:value-type="float" office:value="102985" calcext:value-type="float">
            <text:p>102985</text:p>
          </table:table-cell>
          <table:table-cell table:style-name="ce42" table:formula="of:=[.W74]/[.W$518]" office:value-type="percentage" office:value="0.00327831703558663" calcext:value-type="percentage">
            <text:p>0.33%</text:p>
          </table:table-cell>
          <table:table-cell table:style-name="ce1"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ld C, 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75];[.N75];[.Q75];[.T75];[.W75])" office:value-type="float" office:value="19409" calcext:value-type="float">
            <text:p>19409</text:p>
          </table:table-cell>
          <table:table-cell table:style-name="ce19" table:formula="of:=SUM([.L75];[.O75];[.R75];[.U75];[.X75])" office:value-type="float" office:value="5636" calcext:value-type="float">
            <text:p>5636</text:p>
          </table:table-cell>
          <table:table-cell table:style-name="ce28" table:formula="of:=SUM([.M75];[.P75];[.S75];[.V75];[.Y75])" office:value-type="percentage" office:value="0.0000543396730978133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7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75]/[.N$518]" office:value-type="percentage" office:value="0" calcext:value-type="percentage">
            <text:p>0.00%</text:p>
          </table:table-cell>
          <table:table-cell office:value-type="float" office:value="19399" calcext:value-type="float">
            <text:p>19399</text:p>
          </table:table-cell>
          <table:table-cell office:value-type="float" office:value="5636" calcext:value-type="float">
            <text:p>5636</text:p>
          </table:table-cell>
          <table:table-cell table:style-name="ce42" table:formula="of:=[.Q75]/[.Q$518]" office:value-type="percentage" office:value="0.0000543232647579241" calcext:value-type="percentage">
            <text:p>0.01%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2" table:formula="of:=[.T75]/[.T$518]" office:value-type="percentage" office:value="0.000000016408339889230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7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ld C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76];[.N76];[.Q76];[.T76];[.W76])" office:value-type="float" office:value="0" calcext:value-type="float">
            <text:p>0</text:p>
          </table:table-cell>
          <table:table-cell table:style-name="ce19" table:formula="of:=SUM([.L76];[.O76];[.R76];[.U76];[.X76])" office:value-type="float" office:value="0" calcext:value-type="float">
            <text:p>0</text:p>
          </table:table-cell>
          <table:table-cell table:style-name="ce28" table:formula="of:=SUM([.M76];[.P76];[.S76];[.V76];[.Y76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7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7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76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76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7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ld C, 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77];[.N77];[.Q77];[.T77];[.W77])" office:value-type="float" office:value="11171" calcext:value-type="float">
            <text:p>11171</text:p>
          </table:table-cell>
          <table:table-cell table:style-name="ce19" table:formula="of:=SUM([.L77];[.O77];[.R77];[.U77];[.X77])" office:value-type="float" office:value="3040" calcext:value-type="float">
            <text:p>3040</text:p>
          </table:table-cell>
          <table:table-cell table:style-name="ce28" table:formula="of:=SUM([.M77];[.P77];[.S77];[.V77];[.Y77])" office:value-type="percentage" office:value="0.000018349740560696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7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7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77]/[.Q$518]" office:value-type="percentage" office:value="0" calcext:value-type="percentage">
            <text:p>0.00%</text:p>
          </table:table-cell>
          <table:table-cell office:value-type="float" office:value="11169" calcext:value-type="float">
            <text:p>11169</text:p>
          </table:table-cell>
          <table:table-cell office:value-type="float" office:value="3040" calcext:value-type="float">
            <text:p>3040</text:p>
          </table:table-cell>
          <table:table-cell table:style-name="ce42" table:formula="of:=[.T77]/[.T$518]" office:value-type="percentage" office:value="0.0000183264748222819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2" table:formula="of:=[.W77]/[.W$518]" office:value-type="percentage" office:value="0.000000023265738414113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ld C, 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78];[.N78];[.Q78];[.T78];[.W78])" office:value-type="float" office:value="82251" calcext:value-type="float">
            <text:p>82251</text:p>
          </table:table-cell>
          <table:table-cell table:style-name="ce19" table:formula="of:=SUM([.L78];[.O78];[.R78];[.U78];[.X78])" office:value-type="float" office:value="23859" calcext:value-type="float">
            <text:p>23859</text:p>
          </table:table-cell>
          <table:table-cell table:style-name="ce28" table:formula="of:=SUM([.M78];[.P78];[.S78];[.V78];[.Y78])" office:value-type="percentage" office:value="0.000135353299683086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7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78]/[.N$518]" office:value-type="percentage" office:value="0" calcext:value-type="percentage">
            <text:p>0.00%</text:p>
          </table:table-cell>
          <table:table-cell office:value-type="float" office:value="339" calcext:value-type="float">
            <text:p>339</text:p>
          </table:table-cell>
          <table:table-cell office:value-type="float" office:value="93" calcext:value-type="float">
            <text:p>93</text:p>
          </table:table-cell>
          <table:table-cell table:style-name="ce42" table:formula="of:=[.Q78]/[.Q$518]" office:value-type="percentage" office:value="0.000000949305982418489" calcext:value-type="percentage">
            <text:p>0.00%</text:p>
          </table:table-cell>
          <table:table-cell office:value-type="float" office:value="81912" calcext:value-type="float">
            <text:p>81912</text:p>
          </table:table-cell>
          <table:table-cell office:value-type="float" office:value="23766" calcext:value-type="float">
            <text:p>23766</text:p>
          </table:table-cell>
          <table:table-cell table:style-name="ce42" table:formula="of:=[.T78]/[.T$518]" office:value-type="percentage" office:value="0.000134403993700668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7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ld C, 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79];[.N79];[.Q79];[.T79];[.W79])" office:value-type="float" office:value="1941" calcext:value-type="float">
            <text:p>1941</text:p>
          </table:table-cell>
          <table:table-cell table:style-name="ce19" table:formula="of:=SUM([.L79];[.O79];[.R79];[.U79];[.X79])" office:value-type="float" office:value="668" calcext:value-type="float">
            <text:p>668</text:p>
          </table:table-cell>
          <table:table-cell table:style-name="ce28" table:formula="of:=SUM([.M79];[.P79];[.S79];[.V79];[.Y79])" office:value-type="percentage" office:value="0.0000181101255041726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7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79]/[.N$518]" office:value-type="percentage" office:value="0" calcext:value-type="percentage">
            <text:p>0.00%</text:p>
          </table:table-cell>
          <table:table-cell office:value-type="float" office:value="506" calcext:value-type="float">
            <text:p>506</text:p>
          </table:table-cell>
          <table:table-cell office:value-type="float" office:value="146" calcext:value-type="float">
            <text:p>146</text:p>
          </table:table-cell>
          <table:table-cell table:style-name="ce42" table:formula="of:=[.Q79]/[.Q$518]" office:value-type="percentage" office:value="0.0000014169581920464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79]/[.T$518]" office:value-type="percentage" office:value="0" calcext:value-type="percentage">
            <text:p>0.00%</text:p>
          </table:table-cell>
          <table:table-cell office:value-type="float" office:value="1435" calcext:value-type="float">
            <text:p>1435</text:p>
          </table:table-cell>
          <table:table-cell office:value-type="float" office:value="522" calcext:value-type="float">
            <text:p>522</text:p>
          </table:table-cell>
          <table:table-cell table:style-name="ce42" table:formula="of:=[.W79]/[.W$518]" office:value-type="percentage" office:value="0.0000166931673121261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ld C, 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80];[.N80];[.Q80];[.T80];[.W80])" office:value-type="float" office:value="1271628" calcext:value-type="float">
            <text:p>1271628</text:p>
          </table:table-cell>
          <table:table-cell table:style-name="ce19" table:formula="of:=SUM([.L80];[.O80];[.R80];[.U80];[.X80])" office:value-type="float" office:value="365539" calcext:value-type="float">
            <text:p>365539</text:p>
          </table:table-cell>
          <table:table-cell table:style-name="ce28" table:formula="of:=SUM([.M80];[.P80];[.S80];[.V80];[.Y80])" office:value-type="percentage" office:value="0.00345504923614159" calcext:value-type="percentage">
            <text:p>0.35%</text:p>
          </table:table-cell>
          <table:table-cell table:style-name="ce1" office:value-type="float" office:value="85250" calcext:value-type="float">
            <text:p>85250</text:p>
          </table:table-cell>
          <table:table-cell table:style-name="ce1" office:value-type="float" office:value="28496" calcext:value-type="float">
            <text:p>28496</text:p>
          </table:table-cell>
          <table:table-cell table:style-name="ce42" table:formula="of:=[.K80]/[.$K$518]" office:value-type="percentage" office:value="0.000442915897664222" calcext:value-type="percentage">
            <text:p>0.04%</text:p>
          </table:table-cell>
          <table:table-cell office:value-type="float" office:value="42229" calcext:value-type="float">
            <text:p>42229</text:p>
          </table:table-cell>
          <table:table-cell office:value-type="float" office:value="13317" calcext:value-type="float">
            <text:p>13317</text:p>
          </table:table-cell>
          <table:table-cell table:style-name="ce42" table:formula="of:=[.N80]/[.N$518]" office:value-type="percentage" office:value="0.0000560491822927471" calcext:value-type="percentage">
            <text:p>0.01%</text:p>
          </table:table-cell>
          <table:table-cell office:value-type="float" office:value="5994" calcext:value-type="float">
            <text:p>5994</text:p>
          </table:table-cell>
          <table:table-cell office:value-type="float" office:value="1691" calcext:value-type="float">
            <text:p>1691</text:p>
          </table:table-cell>
          <table:table-cell table:style-name="ce42" table:formula="of:=[.Q80]/[.Q$518]" office:value-type="percentage" office:value="0.0000167850739192225" calcext:value-type="percentage">
            <text:p>0.00%</text:p>
          </table:table-cell>
          <table:table-cell office:value-type="float" office:value="1030892" calcext:value-type="float">
            <text:p>1030892</text:p>
          </table:table-cell>
          <table:table-cell office:value-type="float" office:value="284021" calcext:value-type="float">
            <text:p>284021</text:p>
          </table:table-cell>
          <table:table-cell table:style-name="ce42" table:formula="of:=[.T80]/[.T$518]" office:value-type="percentage" office:value="0.0016915226325089" calcext:value-type="percentage">
            <text:p>0.17%</text:p>
          </table:table-cell>
          <table:table-cell office:value-type="float" office:value="107263" calcext:value-type="float">
            <text:p>107263</text:p>
          </table:table-cell>
          <table:table-cell office:value-type="float" office:value="38014" calcext:value-type="float">
            <text:p>38014</text:p>
          </table:table-cell>
          <table:table-cell table:style-name="ce42" table:formula="of:=[.W80]/[.W$518]" office:value-type="percentage" office:value="0.0012477764497565" calcext:value-type="percentage">
            <text:p>0.12%</text:p>
          </table:table-cell>
          <table:table-cell table:style-name="ce1" table:number-columns-repeated="99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ld C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81];[.N81];[.Q81];[.T81];[.W81])" office:value-type="float" office:value="164276" calcext:value-type="float">
            <text:p>164276</text:p>
          </table:table-cell>
          <table:table-cell table:style-name="ce19" table:formula="of:=SUM([.L81];[.O81];[.R81];[.U81];[.X81])" office:value-type="float" office:value="229073" calcext:value-type="float">
            <text:p>229073</text:p>
          </table:table-cell>
          <table:table-cell table:style-name="ce28" table:formula="of:=SUM([.M81];[.P81];[.S81];[.V81];[.Y81])" office:value-type="percentage" office:value="0.000957016071345331" calcext:value-type="percentage">
            <text:p>0.10%</text:p>
          </table:table-cell>
          <table:table-cell table:style-name="ce1" office:value-type="float" office:value="88128" calcext:value-type="float">
            <text:p>88128</text:p>
          </table:table-cell>
          <table:table-cell table:style-name="ce1" office:value-type="float" office:value="125025" calcext:value-type="float">
            <text:p>125025</text:p>
          </table:table-cell>
          <table:table-cell table:style-name="ce42" table:formula="of:=[.K81]/[.$K$518]" office:value-type="percentage" office:value="0.00045786853054959" calcext:value-type="percentage">
            <text:p>0.05%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42" table:formula="of:=[.N81]/[.N$518]" office:value-type="percentage" office:value="0.0000000132726757187589" calcext:value-type="percentage">
            <text:p>0.00%</text:p>
          </table:table-cell>
          <table:table-cell office:value-type="float" office:value="4699" calcext:value-type="float">
            <text:p>4699</text:p>
          </table:table-cell>
          <table:table-cell office:value-type="float" office:value="5548" calcext:value-type="float">
            <text:p>5548</text:p>
          </table:table-cell>
          <table:table-cell table:style-name="ce42" table:formula="of:=[.Q81]/[.Q$518]" office:value-type="percentage" office:value="0.0000131586690601312" calcext:value-type="percentage">
            <text:p>0.00%</text:p>
          </table:table-cell>
          <table:table-cell office:value-type="float" office:value="34534" calcext:value-type="float">
            <text:p>34534</text:p>
          </table:table-cell>
          <table:table-cell office:value-type="float" office:value="43057" calcext:value-type="float">
            <text:p>43057</text:p>
          </table:table-cell>
          <table:table-cell table:style-name="ce42" table:formula="of:=[.T81]/[.T$518]" office:value-type="percentage" office:value="0.0000566645609734698" calcext:value-type="percentage">
            <text:p>0.01%</text:p>
          </table:table-cell>
          <table:table-cell office:value-type="float" office:value="36905" calcext:value-type="float">
            <text:p>36905</text:p>
          </table:table-cell>
          <table:table-cell office:value-type="float" office:value="55426" calcext:value-type="float">
            <text:p>55426</text:p>
          </table:table-cell>
          <table:table-cell table:style-name="ce42" table:formula="of:=[.W81]/[.W$518]" office:value-type="percentage" office:value="0.000429311038086421" calcext:value-type="percentage">
            <text:p>0.04%</text:p>
          </table:table-cell>
          <table:table-cell table:style-name="ce1" table:number-columns-repeated="99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ld C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82];[.N82];[.Q82];[.T82];[.W82])" office:value-type="float" office:value="7009279" calcext:value-type="float">
            <text:p>7009279</text:p>
          </table:table-cell>
          <table:table-cell table:style-name="ce19" table:formula="of:=SUM([.L82];[.O82];[.R82];[.U82];[.X82])" office:value-type="float" office:value="2079420" calcext:value-type="float">
            <text:p>2079420</text:p>
          </table:table-cell>
          <table:table-cell table:style-name="ce28" table:formula="of:=SUM([.M82];[.P82];[.S82];[.V82];[.Y82])" office:value-type="percentage" office:value="0.0202574207472923" calcext:value-type="percentage">
            <text:p>2.03%</text:p>
          </table:table-cell>
          <table:table-cell table:style-name="ce1" office:value-type="float" office:value="563573" calcext:value-type="float">
            <text:p>563573</text:p>
          </table:table-cell>
          <table:table-cell table:style-name="ce1" office:value-type="float" office:value="194970" calcext:value-type="float">
            <text:p>194970</text:p>
          </table:table-cell>
          <table:table-cell table:style-name="ce42" table:formula="of:=[.K82]/[.$K$518]" office:value-type="percentage" office:value="0.00292804036591576" calcext:value-type="percentage">
            <text:p>0.29%</text:p>
          </table:table-cell>
          <table:table-cell office:value-type="float" office:value="1980819" calcext:value-type="float">
            <text:p>1980819</text:p>
          </table:table-cell>
          <table:table-cell office:value-type="float" office:value="585508" calcext:value-type="float">
            <text:p>585508</text:p>
          </table:table-cell>
          <table:table-cell table:style-name="ce42" table:formula="of:=[.N82]/[.N$518]" office:value-type="percentage" office:value="0.00262907682445563" calcext:value-type="percentage">
            <text:p>0.26%</text:p>
          </table:table-cell>
          <table:table-cell office:value-type="float" office:value="1250534" calcext:value-type="float">
            <text:p>1250534</text:p>
          </table:table-cell>
          <table:table-cell office:value-type="float" office:value="357865" calcext:value-type="float">
            <text:p>357865</text:p>
          </table:table-cell>
          <table:table-cell table:style-name="ce42" table:formula="of:=[.Q82]/[.Q$518]" office:value-type="percentage" office:value="0.0035018861575744" calcext:value-type="percentage">
            <text:p>0.35%</text:p>
          </table:table-cell>
          <table:table-cell office:value-type="float" office:value="2621461" calcext:value-type="float">
            <text:p>2621461</text:p>
          </table:table-cell>
          <table:table-cell office:value-type="float" office:value="723789" calcext:value-type="float">
            <text:p>723789</text:p>
          </table:table-cell>
          <table:table-cell table:style-name="ce42" table:formula="of:=[.T82]/[.T$518]" office:value-type="percentage" office:value="0.0043013823094363" calcext:value-type="percentage">
            <text:p>0.43%</text:p>
          </table:table-cell>
          <table:table-cell office:value-type="float" office:value="592892" calcext:value-type="float">
            <text:p>592892</text:p>
          </table:table-cell>
          <table:table-cell office:value-type="float" office:value="217288" calcext:value-type="float">
            <text:p>217288</text:p>
          </table:table-cell>
          <table:table-cell table:style-name="ce42" table:formula="of:=[.W82]/[.W$518]" office:value-type="percentage" office:value="0.00689703508991016" calcext:value-type="percentage">
            <text:p>0.69%</text:p>
          </table:table-cell>
          <table:table-cell table:style-name="ce1" table:number-columns-repeated="99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ld D, 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83];[.N83];[.Q83];[.T83];[.W83])" office:value-type="float" office:value="13041" calcext:value-type="float">
            <text:p>13041</text:p>
          </table:table-cell>
          <table:table-cell table:style-name="ce19" table:formula="of:=SUM([.L83];[.O83];[.R83];[.U83];[.X83])" office:value-type="float" office:value="3312" calcext:value-type="float">
            <text:p>3312</text:p>
          </table:table-cell>
          <table:table-cell table:style-name="ce28" table:formula="of:=SUM([.M83];[.P83];[.S83];[.V83];[.Y83])" office:value-type="percentage" office:value="0.0000235164275157902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8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8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83]/[.Q$518]" office:value-type="percentage" office:value="0" calcext:value-type="percentage">
            <text:p>0.00%</text:p>
          </table:table-cell>
          <table:table-cell office:value-type="float" office:value="12829" calcext:value-type="float">
            <text:p>12829</text:p>
          </table:table-cell>
          <table:table-cell office:value-type="float" office:value="3237" calcext:value-type="float">
            <text:p>3237</text:p>
          </table:table-cell>
          <table:table-cell table:style-name="ce42" table:formula="of:=[.T83]/[.T$518]" office:value-type="percentage" office:value="0.0000210502592438942" calcext:value-type="percentage">
            <text:p>0.00%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table:style-name="ce42" table:formula="of:=[.W83]/[.W$518]" office:value-type="percentage" office:value="0.00000246616827189598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ld D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84];[.N84];[.Q84];[.T84];[.W84])" office:value-type="float" office:value="44" calcext:value-type="float">
            <text:p>44</text:p>
          </table:table-cell>
          <table:table-cell table:style-name="ce19" table:formula="of:=SUM([.L84];[.O84];[.R84];[.U84];[.X84])" office:value-type="float" office:value="10" calcext:value-type="float">
            <text:p>10</text:p>
          </table:table-cell>
          <table:table-cell table:style-name="ce28" table:formula="of:=SUM([.M84];[.P84];[.S84];[.V84];[.Y84])" office:value-type="percentage" office:value="0.0000000721966955126157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8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8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84]/[.Q$518]" office:value-type="percentage" office:value="0" calcext:value-type="percentage">
            <text:p>0.00%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style-name="ce42" table:formula="of:=[.T84]/[.T$518]" office:value-type="percentage" office:value="0.000000072196695512615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8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ld D, 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85];[.N85];[.Q85];[.T85];[.W85])" office:value-type="float" office:value="0" calcext:value-type="float">
            <text:p>0</text:p>
          </table:table-cell>
          <table:table-cell table:style-name="ce19" table:formula="of:=SUM([.L85];[.O85];[.R85];[.U85];[.X85])" office:value-type="float" office:value="0" calcext:value-type="float">
            <text:p>0</text:p>
          </table:table-cell>
          <table:table-cell table:style-name="ce28" table:formula="of:=SUM([.M85];[.P85];[.S85];[.V85];[.Y85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8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8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85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85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8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ld D, 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86];[.N86];[.Q86];[.T86];[.W86])" office:value-type="float" office:value="84386" calcext:value-type="float">
            <text:p>84386</text:p>
          </table:table-cell>
          <table:table-cell table:style-name="ce19" table:formula="of:=SUM([.L86];[.O86];[.R86];[.U86];[.X86])" office:value-type="float" office:value="24820" calcext:value-type="float">
            <text:p>24820</text:p>
          </table:table-cell>
          <table:table-cell table:style-name="ce28" table:formula="of:=SUM([.M86];[.P86];[.S86];[.V86];[.Y86])" office:value-type="percentage" office:value="0.000138463416989263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8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8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86]/[.Q$518]" office:value-type="percentage" office:value="0" calcext:value-type="percentage">
            <text:p>0.00%</text:p>
          </table:table-cell>
          <table:table-cell office:value-type="float" office:value="84386" calcext:value-type="float">
            <text:p>84386</text:p>
          </table:table-cell>
          <table:table-cell office:value-type="float" office:value="24820" calcext:value-type="float">
            <text:p>24820</text:p>
          </table:table-cell>
          <table:table-cell table:style-name="ce42" table:formula="of:=[.T86]/[.T$518]" office:value-type="percentage" office:value="0.000138463416989263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8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ld D, 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87];[.N87];[.Q87];[.T87];[.W87])" office:value-type="float" office:value="399309" calcext:value-type="float">
            <text:p>399309</text:p>
          </table:table-cell>
          <table:table-cell table:style-name="ce19" table:formula="of:=SUM([.L87];[.O87];[.R87];[.U87];[.X87])" office:value-type="float" office:value="116543" calcext:value-type="float">
            <text:p>116543</text:p>
          </table:table-cell>
          <table:table-cell table:style-name="ce28" table:formula="of:=SUM([.M87];[.P87];[.S87];[.V87];[.Y87])" office:value-type="percentage" office:value="0.00159829675784819" calcext:value-type="percentage">
            <text:p>0.16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87]/[.$K$518]" office:value-type="percentage" office:value="0" calcext:value-type="percentage">
            <text:p>0.00%</text:p>
          </table:table-cell>
          <table:table-cell office:value-type="float" office:value="33173" calcext:value-type="float">
            <text:p>33173</text:p>
          </table:table-cell>
          <table:table-cell office:value-type="float" office:value="9472" calcext:value-type="float">
            <text:p>9472</text:p>
          </table:table-cell>
          <table:table-cell table:style-name="ce42" table:formula="of:=[.N87]/[.N$518]" office:value-type="percentage" office:value="0.000044029447161839" calcext:value-type="percentage">
            <text:p>0.00%</text:p>
          </table:table-cell>
          <table:table-cell office:value-type="float" office:value="293199" calcext:value-type="float">
            <text:p>293199</text:p>
          </table:table-cell>
          <table:table-cell office:value-type="float" office:value="82184" calcext:value-type="float">
            <text:p>82184</text:p>
          </table:table-cell>
          <table:table-cell table:style-name="ce42" table:formula="of:=[.Q87]/[.Q$518]" office:value-type="percentage" office:value="0.000821048863537223" calcext:value-type="percentage">
            <text:p>0.08%</text:p>
          </table:table-cell>
          <table:table-cell office:value-type="float" office:value="11534" calcext:value-type="float">
            <text:p>11534</text:p>
          </table:table-cell>
          <table:table-cell office:value-type="float" office:value="3060" calcext:value-type="float">
            <text:p>3060</text:p>
          </table:table-cell>
          <table:table-cell table:style-name="ce42" table:formula="of:=[.T87]/[.T$518]" office:value-type="percentage" office:value="0.0000189253792282389" calcext:value-type="percentage">
            <text:p>0.00%</text:p>
          </table:table-cell>
          <table:table-cell office:value-type="float" office:value="61403" calcext:value-type="float">
            <text:p>61403</text:p>
          </table:table-cell>
          <table:table-cell office:value-type="float" office:value="21827" calcext:value-type="float">
            <text:p>21827</text:p>
          </table:table-cell>
          <table:table-cell table:style-name="ce42" table:formula="of:=[.W87]/[.W$518]" office:value-type="percentage" office:value="0.000714293067920892" calcext:value-type="percentage">
            <text:p>0.07%</text:p>
          </table:table-cell>
          <table:table-cell table:style-name="ce1" table:number-columns-repeated="99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ld D, 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88];[.N88];[.Q88];[.T88];[.W88])" office:value-type="float" office:value="0" calcext:value-type="float">
            <text:p>0</text:p>
          </table:table-cell>
          <table:table-cell table:style-name="ce19" table:formula="of:=SUM([.L88];[.O88];[.R88];[.U88];[.X88])" office:value-type="float" office:value="0" calcext:value-type="float">
            <text:p>0</text:p>
          </table:table-cell>
          <table:table-cell table:style-name="ce28" table:formula="of:=SUM([.M88];[.P88];[.S88];[.V88];[.Y88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8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8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88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8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8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ld D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89];[.N89];[.Q89];[.T89];[.W89])" office:value-type="float" office:value="439742" calcext:value-type="float">
            <text:p>439742</text:p>
          </table:table-cell>
          <table:table-cell table:style-name="ce19" table:formula="of:=SUM([.L89];[.O89];[.R89];[.U89];[.X89])" office:value-type="float" office:value="512270" calcext:value-type="float">
            <text:p>512270</text:p>
          </table:table-cell>
          <table:table-cell table:style-name="ce28" table:formula="of:=SUM([.M89];[.P89];[.S89];[.V89];[.Y89])" office:value-type="percentage" office:value="0.00131428624735921" calcext:value-type="percentage">
            <text:p>0.13%</text:p>
          </table:table-cell>
          <table:table-cell table:style-name="ce1" office:value-type="float" office:value="4216" calcext:value-type="float">
            <text:p>4216</text:p>
          </table:table-cell>
          <table:table-cell table:style-name="ce1" office:value-type="float" office:value="5578" calcext:value-type="float">
            <text:p>5578</text:p>
          </table:table-cell>
          <table:table-cell table:style-name="ce42" table:formula="of:=[.K89]/[.$K$518]" office:value-type="percentage" office:value="0.000021904204393576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89]/[.N$518]" office:value-type="percentage" office:value="0" calcext:value-type="percentage">
            <text:p>0.00%</text:p>
          </table:table-cell>
          <table:table-cell office:value-type="float" office:value="93120" calcext:value-type="float">
            <text:p>93120</text:p>
          </table:table-cell>
          <table:table-cell office:value-type="float" office:value="105113" calcext:value-type="float">
            <text:p>105113</text:p>
          </table:table-cell>
          <table:table-cell table:style-name="ce42" table:formula="of:=[.Q89]/[.Q$518]" office:value-type="percentage" office:value="0.000260765112338672" calcext:value-type="percentage">
            <text:p>0.03%</text:p>
          </table:table-cell>
          <table:table-cell office:value-type="float" office:value="295390" calcext:value-type="float">
            <text:p>295390</text:p>
          </table:table-cell>
          <table:table-cell office:value-type="float" office:value="331729" calcext:value-type="float">
            <text:p>331729</text:p>
          </table:table-cell>
          <table:table-cell table:style-name="ce42" table:formula="of:=[.T89]/[.T$518]" office:value-type="percentage" office:value="0.00048468595198799" calcext:value-type="percentage">
            <text:p>0.05%</text:p>
          </table:table-cell>
          <table:table-cell office:value-type="float" office:value="47016" calcext:value-type="float">
            <text:p>47016</text:p>
          </table:table-cell>
          <table:table-cell office:value-type="float" office:value="69850" calcext:value-type="float">
            <text:p>69850</text:p>
          </table:table-cell>
          <table:table-cell table:style-name="ce42" table:formula="of:=[.W89]/[.W$518]" office:value-type="percentage" office:value="0.000546930978638969" calcext:value-type="percentage">
            <text:p>0.05%</text:p>
          </table:table-cell>
          <table:table-cell table:style-name="ce1" table:number-columns-repeated="99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ld D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90];[.N90];[.Q90];[.T90];[.W90])" office:value-type="float" office:value="2304093" calcext:value-type="float">
            <text:p>2304093</text:p>
          </table:table-cell>
          <table:table-cell table:style-name="ce19" table:formula="of:=SUM([.L90];[.O90];[.R90];[.U90];[.X90])" office:value-type="float" office:value="676893" calcext:value-type="float">
            <text:p>676893</text:p>
          </table:table-cell>
          <table:table-cell table:style-name="ce28" table:formula="of:=SUM([.M90];[.P90];[.S90];[.V90];[.Y90])" office:value-type="percentage" office:value="0.00667126124288594" calcext:value-type="percentage">
            <text:p>0.67%</text:p>
          </table:table-cell>
          <table:table-cell table:style-name="ce1" office:value-type="float" office:value="475356" calcext:value-type="float">
            <text:p>475356</text:p>
          </table:table-cell>
          <table:table-cell table:style-name="ce1" office:value-type="float" office:value="162617" calcext:value-type="float">
            <text:p>162617</text:p>
          </table:table-cell>
          <table:table-cell table:style-name="ce42" table:formula="of:=[.K90]/[.$K$518]" office:value-type="percentage" office:value="0.0024697094363645" calcext:value-type="percentage">
            <text:p>0.25%</text:p>
          </table:table-cell>
          <table:table-cell office:value-type="float" office:value="252620" calcext:value-type="float">
            <text:p>252620</text:p>
          </table:table-cell>
          <table:table-cell office:value-type="float" office:value="69456" calcext:value-type="float">
            <text:p>69456</text:p>
          </table:table-cell>
          <table:table-cell table:style-name="ce42" table:formula="of:=[.N90]/[.N$518]" office:value-type="percentage" office:value="0.000335294334007288" calcext:value-type="percentage">
            <text:p>0.03%</text:p>
          </table:table-cell>
          <table:table-cell office:value-type="float" office:value="221907" calcext:value-type="float">
            <text:p>221907</text:p>
          </table:table-cell>
          <table:table-cell office:value-type="float" office:value="63433" calcext:value-type="float">
            <text:p>63433</text:p>
          </table:table-cell>
          <table:table-cell table:style-name="ce42" table:formula="of:=[.Q90]/[.Q$518]" office:value-type="percentage" office:value="0.000621408975340825" calcext:value-type="percentage">
            <text:p>0.06%</text:p>
          </table:table-cell>
          <table:table-cell office:value-type="float" office:value="1251847" calcext:value-type="float">
            <text:p>1251847</text:p>
          </table:table-cell>
          <table:table-cell office:value-type="float" office:value="344726" calcext:value-type="float">
            <text:p>344726</text:p>
          </table:table-cell>
          <table:table-cell table:style-name="ce42" table:formula="of:=[.T90]/[.T$518]" office:value-type="percentage" office:value="0.0020540731065314" calcext:value-type="percentage">
            <text:p>0.21%</text:p>
          </table:table-cell>
          <table:table-cell office:value-type="float" office:value="102363" calcext:value-type="float">
            <text:p>102363</text:p>
          </table:table-cell>
          <table:table-cell office:value-type="float" office:value="36661" calcext:value-type="float">
            <text:p>36661</text:p>
          </table:table-cell>
          <table:table-cell table:style-name="ce42" table:formula="of:=[.W90]/[.W$518]" office:value-type="percentage" office:value="0.00119077539064193" calcext:value-type="percentage">
            <text:p>0.12%</text:p>
          </table:table-cell>
          <table:table-cell table:style-name="ce1" table:number-columns-repeated="99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ld E, 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91];[.N91];[.Q91];[.T91];[.W91])" office:value-type="float" office:value="55898" calcext:value-type="float">
            <text:p>55898</text:p>
          </table:table-cell>
          <table:table-cell table:style-name="ce19" table:formula="of:=SUM([.L91];[.O91];[.R91];[.U91];[.X91])" office:value-type="float" office:value="17043" calcext:value-type="float">
            <text:p>17043</text:p>
          </table:table-cell>
          <table:table-cell table:style-name="ce28" table:formula="of:=SUM([.M91];[.P91];[.S91];[.V91];[.Y91])" office:value-type="percentage" office:value="0.000303800285817705" calcext:value-type="percentage">
            <text:p>0.03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9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9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91]/[.Q$518]" office:value-type="percentage" office:value="0" calcext:value-type="percentage">
            <text:p>0.00%</text:p>
          </table:table-cell>
          <table:table-cell office:value-type="float" office:value="34673" calcext:value-type="float">
            <text:p>34673</text:p>
          </table:table-cell>
          <table:table-cell office:value-type="float" office:value="9591" calcext:value-type="float">
            <text:p>9591</text:p>
          </table:table-cell>
          <table:table-cell table:style-name="ce42" table:formula="of:=[.T91]/[.T$518]" office:value-type="percentage" office:value="0.0000568926368979301" calcext:value-type="percentage">
            <text:p>0.01%</text:p>
          </table:table-cell>
          <table:table-cell office:value-type="float" office:value="21225" calcext:value-type="float">
            <text:p>21225</text:p>
          </table:table-cell>
          <table:table-cell office:value-type="float" office:value="7452" calcext:value-type="float">
            <text:p>7452</text:p>
          </table:table-cell>
          <table:table-cell table:style-name="ce42" table:formula="of:=[.W91]/[.W$518]" office:value-type="percentage" office:value="0.000246907648919775" calcext:value-type="percentage">
            <text:p>0.02%</text:p>
          </table:table-cell>
          <table:table-cell table:style-name="ce1" table:number-columns-repeated="99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ld E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92];[.N92];[.Q92];[.T92];[.W92])" office:value-type="float" office:value="48832" calcext:value-type="float">
            <text:p>48832</text:p>
          </table:table-cell>
          <table:table-cell table:style-name="ce19" table:formula="of:=SUM([.L92];[.O92];[.R92];[.U92];[.X92])" office:value-type="float" office:value="13928" calcext:value-type="float">
            <text:p>13928</text:p>
          </table:table-cell>
          <table:table-cell table:style-name="ce28" table:formula="of:=SUM([.M92];[.P92];[.S92];[.V92];[.Y92])" office:value-type="percentage" office:value="0.000112312007983643" calcext:value-type="percentage">
            <text:p>0.01%</text:p>
          </table:table-cell>
          <table:table-cell table:style-name="ce1" office:value-type="float" office:value="6583" calcext:value-type="float">
            <text:p>6583</text:p>
          </table:table-cell>
          <table:table-cell table:style-name="ce1" office:value-type="float" office:value="2289" calcext:value-type="float">
            <text:p>2289</text:p>
          </table:table-cell>
          <table:table-cell table:style-name="ce42" table:formula="of:=[.K92]/[.$K$518]" office:value-type="percentage" office:value="0.000034201939640159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92]/[.N$518]" office:value-type="percentage" office:value="0" calcext:value-type="percentage">
            <text:p>0.00%</text:p>
          </table:table-cell>
          <table:table-cell office:value-type="float" office:value="5751" calcext:value-type="float">
            <text:p>5751</text:p>
          </table:table-cell>
          <table:table-cell office:value-type="float" office:value="1764" calcext:value-type="float">
            <text:p>1764</text:p>
          </table:table-cell>
          <table:table-cell table:style-name="ce42" table:formula="of:=[.Q92]/[.Q$518]" office:value-type="percentage" office:value="0.0000161045979495243" calcext:value-type="percentage">
            <text:p>0.00%</text:p>
          </table:table-cell>
          <table:table-cell office:value-type="float" office:value="36286" calcext:value-type="float">
            <text:p>36286</text:p>
          </table:table-cell>
          <table:table-cell office:value-type="float" office:value="9798" calcext:value-type="float">
            <text:p>9798</text:p>
          </table:table-cell>
          <table:table-cell table:style-name="ce42" table:formula="of:=[.T92]/[.T$518]" office:value-type="percentage" office:value="0.000059539302122063" calcext:value-type="percentage">
            <text:p>0.01%</text:p>
          </table:table-cell>
          <table:table-cell office:value-type="float" office:value="212" calcext:value-type="float">
            <text:p>212</text:p>
          </table:table-cell>
          <table:table-cell office:value-type="float" office:value="77" calcext:value-type="float">
            <text:p>77</text:p>
          </table:table-cell>
          <table:table-cell table:style-name="ce42" table:formula="of:=[.W92]/[.W$518]" office:value-type="percentage" office:value="0.00000246616827189598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ld E, 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93];[.N93];[.Q93];[.T93];[.W93])" office:value-type="float" office:value="11174" calcext:value-type="float">
            <text:p>11174</text:p>
          </table:table-cell>
          <table:table-cell table:style-name="ce19" table:formula="of:=SUM([.L93];[.O93];[.R93];[.U93];[.X93])" office:value-type="float" office:value="3391" calcext:value-type="float">
            <text:p>3391</text:p>
          </table:table-cell>
          <table:table-cell table:style-name="ce28" table:formula="of:=SUM([.M93];[.P93];[.S93];[.V93];[.Y93])" office:value-type="percentage" office:value="0.0000183346789922265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9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9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93]/[.Q$518]" office:value-type="percentage" office:value="0" calcext:value-type="percentage">
            <text:p>0.00%</text:p>
          </table:table-cell>
          <table:table-cell office:value-type="float" office:value="11174" calcext:value-type="float">
            <text:p>11174</text:p>
          </table:table-cell>
          <table:table-cell office:value-type="float" office:value="3391" calcext:value-type="float">
            <text:p>3391</text:p>
          </table:table-cell>
          <table:table-cell table:style-name="ce42" table:formula="of:=[.T93]/[.T$518]" office:value-type="percentage" office:value="0.0000183346789922265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9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ld E, 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94];[.N94];[.Q94];[.T94];[.W94])" office:value-type="float" office:value="0" calcext:value-type="float">
            <text:p>0</text:p>
          </table:table-cell>
          <table:table-cell table:style-name="ce19" table:formula="of:=SUM([.L94];[.O94];[.R94];[.U94];[.X94])" office:value-type="float" office:value="0" calcext:value-type="float">
            <text:p>0</text:p>
          </table:table-cell>
          <table:table-cell table:style-name="ce28" table:formula="of:=SUM([.M94];[.P94];[.S94];[.V94];[.Y9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9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9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9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9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9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ld E, 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95];[.N95];[.Q95];[.T95];[.W95])" office:value-type="float" office:value="148893" calcext:value-type="float">
            <text:p>148893</text:p>
          </table:table-cell>
          <table:table-cell table:style-name="ce19" table:formula="of:=SUM([.L95];[.O95];[.R95];[.U95];[.X95])" office:value-type="float" office:value="42782" calcext:value-type="float">
            <text:p>42782</text:p>
          </table:table-cell>
          <table:table-cell table:style-name="ce28" table:formula="of:=SUM([.M95];[.P95];[.S95];[.V95];[.Y95])" office:value-type="percentage" office:value="0.000244308695112725" calcext:value-type="percentage">
            <text:p>0.02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9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9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95]/[.Q$518]" office:value-type="percentage" office:value="0" calcext:value-type="percentage">
            <text:p>0.00%</text:p>
          </table:table-cell>
          <table:table-cell office:value-type="float" office:value="148893" calcext:value-type="float">
            <text:p>148893</text:p>
          </table:table-cell>
          <table:table-cell office:value-type="float" office:value="42782" calcext:value-type="float">
            <text:p>42782</text:p>
          </table:table-cell>
          <table:table-cell table:style-name="ce42" table:formula="of:=[.T95]/[.T$518]" office:value-type="percentage" office:value="0.000244308695112725" calcext:value-type="percentage">
            <text:p>0.02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9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ld E, 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96];[.N96];[.Q96];[.T96];[.W96])" office:value-type="float" office:value="398674" calcext:value-type="float">
            <text:p>398674</text:p>
          </table:table-cell>
          <table:table-cell table:style-name="ce19" table:formula="of:=SUM([.L96];[.O96];[.R96];[.U96];[.X96])" office:value-type="float" office:value="119238" calcext:value-type="float">
            <text:p>119238</text:p>
          </table:table-cell>
          <table:table-cell table:style-name="ce28" table:formula="of:=SUM([.M96];[.P96];[.S96];[.V96];[.Y96])" office:value-type="percentage" office:value="0.00159725482826523" calcext:value-type="percentage">
            <text:p>0.16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96]/[.$K$518]" office:value-type="percentage" office:value="0" calcext:value-type="percentage">
            <text:p>0.00%</text:p>
          </table:table-cell>
          <table:table-cell office:value-type="float" office:value="33173" calcext:value-type="float">
            <text:p>33173</text:p>
          </table:table-cell>
          <table:table-cell office:value-type="float" office:value="9330" calcext:value-type="float">
            <text:p>9330</text:p>
          </table:table-cell>
          <table:table-cell table:style-name="ce42" table:formula="of:=[.N96]/[.N$518]" office:value-type="percentage" office:value="0.000044029447161839" calcext:value-type="percentage">
            <text:p>0.00%</text:p>
          </table:table-cell>
          <table:table-cell office:value-type="float" office:value="293199" calcext:value-type="float">
            <text:p>293199</text:p>
          </table:table-cell>
          <table:table-cell office:value-type="float" office:value="84756" calcext:value-type="float">
            <text:p>84756</text:p>
          </table:table-cell>
          <table:table-cell table:style-name="ce42" table:formula="of:=[.Q96]/[.Q$518]" office:value-type="percentage" office:value="0.000821048863537223" calcext:value-type="percentage">
            <text:p>0.08%</text:p>
          </table:table-cell>
          <table:table-cell office:value-type="float" office:value="10899" calcext:value-type="float">
            <text:p>10899</text:p>
          </table:table-cell>
          <table:table-cell office:value-type="float" office:value="3029" calcext:value-type="float">
            <text:p>3029</text:p>
          </table:table-cell>
          <table:table-cell table:style-name="ce42" table:formula="of:=[.T96]/[.T$518]" office:value-type="percentage" office:value="0.0000178834496452727" calcext:value-type="percentage">
            <text:p>0.00%</text:p>
          </table:table-cell>
          <table:table-cell office:value-type="float" office:value="61403" calcext:value-type="float">
            <text:p>61403</text:p>
          </table:table-cell>
          <table:table-cell office:value-type="float" office:value="22123" calcext:value-type="float">
            <text:p>22123</text:p>
          </table:table-cell>
          <table:table-cell table:style-name="ce42" table:formula="of:=[.W96]/[.W$518]" office:value-type="percentage" office:value="0.000714293067920892" calcext:value-type="percentage">
            <text:p>0.07%</text:p>
          </table:table-cell>
          <table:table-cell table:style-name="ce1" table:number-columns-repeated="99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ld E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97];[.N97];[.Q97];[.T97];[.W97])" office:value-type="float" office:value="406795" calcext:value-type="float">
            <text:p>406795</text:p>
          </table:table-cell>
          <table:table-cell table:style-name="ce19" table:formula="of:=SUM([.L97];[.O97];[.R97];[.U97];[.X97])" office:value-type="float" office:value="477427" calcext:value-type="float">
            <text:p>477427</text:p>
          </table:table-cell>
          <table:table-cell table:style-name="ce28" table:formula="of:=SUM([.M97];[.P97];[.S97];[.V97];[.Y97])" office:value-type="percentage" office:value="0.00122605631496713" calcext:value-type="percentage">
            <text:p>0.12%</text:p>
          </table:table-cell>
          <table:table-cell table:style-name="ce1" office:value-type="float" office:value="4121" calcext:value-type="float">
            <text:p>4121</text:p>
          </table:table-cell>
          <table:table-cell table:style-name="ce1" office:value-type="float" office:value="5442" calcext:value-type="float">
            <text:p>5442</text:p>
          </table:table-cell>
          <table:table-cell table:style-name="ce42" table:formula="of:=[.K97]/[.$K$518]" office:value-type="percentage" office:value="0.0000214106324255045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97]/[.N$518]" office:value-type="percentage" office:value="0" calcext:value-type="percentage">
            <text:p>0.00%</text:p>
          </table:table-cell>
          <table:table-cell office:value-type="float" office:value="95379" calcext:value-type="float">
            <text:p>95379</text:p>
          </table:table-cell>
          <table:table-cell office:value-type="float" office:value="108408" calcext:value-type="float">
            <text:p>108408</text:p>
          </table:table-cell>
          <table:table-cell table:style-name="ce42" table:formula="of:=[.Q97]/[.Q$518]" office:value-type="percentage" office:value="0.000267091018575496" calcext:value-type="percentage">
            <text:p>0.03%</text:p>
          </table:table-cell>
          <table:table-cell office:value-type="float" office:value="263927" calcext:value-type="float">
            <text:p>263927</text:p>
          </table:table-cell>
          <table:table-cell office:value-type="float" office:value="299253" calcext:value-type="float">
            <text:p>299253</text:p>
          </table:table-cell>
          <table:table-cell table:style-name="ce42" table:formula="of:=[.T97]/[.T$518]" office:value-type="percentage" office:value="0.000433060392194503" calcext:value-type="percentage">
            <text:p>0.04%</text:p>
          </table:table-cell>
          <table:table-cell office:value-type="float" office:value="43368" calcext:value-type="float">
            <text:p>43368</text:p>
          </table:table-cell>
          <table:table-cell office:value-type="float" office:value="64324" calcext:value-type="float">
            <text:p>64324</text:p>
          </table:table-cell>
          <table:table-cell table:style-name="ce42" table:formula="of:=[.W97]/[.W$518]" office:value-type="percentage" office:value="0.000504494271771627" calcext:value-type="percentage">
            <text:p>0.05%</text:p>
          </table:table-cell>
          <table:table-cell table:style-name="ce1" table:number-columns-repeated="99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ld E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98];[.N98];[.Q98];[.T98];[.W98])" office:value-type="float" office:value="8719542" calcext:value-type="float">
            <text:p>8719542</text:p>
          </table:table-cell>
          <table:table-cell table:style-name="ce19" table:formula="of:=SUM([.L98];[.O98];[.R98];[.U98];[.X98])" office:value-type="float" office:value="2582063" calcext:value-type="float">
            <text:p>2582063</text:p>
          </table:table-cell>
          <table:table-cell table:style-name="ce28" table:formula="of:=SUM([.M98];[.P98];[.S98];[.V98];[.Y98])" office:value-type="percentage" office:value="0.022771799142091" calcext:value-type="percentage">
            <text:p>2.28%</text:p>
          </table:table-cell>
          <table:table-cell table:style-name="ce1" office:value-type="float" office:value="1615022" calcext:value-type="float">
            <text:p>1615022</text:p>
          </table:table-cell>
          <table:table-cell table:style-name="ce1" office:value-type="float" office:value="562751" calcext:value-type="float">
            <text:p>562751</text:p>
          </table:table-cell>
          <table:table-cell table:style-name="ce42" table:formula="of:=[.K98]/[.$K$518]" office:value-type="percentage" office:value="0.00839083775809346" calcext:value-type="percentage">
            <text:p>0.84%</text:p>
          </table:table-cell>
          <table:table-cell office:value-type="float" office:value="1114823" calcext:value-type="float">
            <text:p>1114823</text:p>
          </table:table-cell>
          <table:table-cell office:value-type="float" office:value="323536" calcext:value-type="float">
            <text:p>323536</text:p>
          </table:table-cell>
          <table:table-cell table:style-name="ce42" table:formula="of:=[.N98]/[.N$518]" office:value-type="percentage" office:value="0.0014796684162814" calcext:value-type="percentage">
            <text:p>0.15%</text:p>
          </table:table-cell>
          <table:table-cell office:value-type="float" office:value="690307" calcext:value-type="float">
            <text:p>690307</text:p>
          </table:table-cell>
          <table:table-cell office:value-type="float" office:value="201139" calcext:value-type="float">
            <text:p>201139</text:p>
          </table:table-cell>
          <table:table-cell table:style-name="ce42" table:formula="of:=[.Q98]/[.Q$518]" office:value-type="percentage" office:value="0.00193307541240519" calcext:value-type="percentage">
            <text:p>0.19%</text:p>
          </table:table-cell>
          <table:table-cell office:value-type="float" office:value="5071929" calcext:value-type="float">
            <text:p>5071929</text:p>
          </table:table-cell>
          <table:table-cell office:value-type="float" office:value="1412680" calcext:value-type="float">
            <text:p>1412680</text:p>
          </table:table-cell>
          <table:table-cell table:style-name="ce42" table:formula="of:=[.T98]/[.T$518]" office:value-type="percentage" office:value="0.00832219349260467" calcext:value-type="percentage">
            <text:p>0.83%</text:p>
          </table:table-cell>
          <table:table-cell office:value-type="float" office:value="227461" calcext:value-type="float">
            <text:p>227461</text:p>
          </table:table-cell>
          <table:table-cell office:value-type="float" office:value="81957" calcext:value-type="float">
            <text:p>81957</text:p>
          </table:table-cell>
          <table:table-cell table:style-name="ce42" table:formula="of:=[.W98]/[.W$518]" office:value-type="percentage" office:value="0.00264602406270628" calcext:value-type="percentage">
            <text:p>0.26%</text:p>
          </table:table-cell>
          <table:table-cell table:style-name="ce1" table:number-columns-repeated="99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ld H, 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99];[.N99];[.Q99];[.T99];[.W99])" office:value-type="float" office:value="80778" calcext:value-type="float">
            <text:p>80778</text:p>
          </table:table-cell>
          <table:table-cell table:style-name="ce19" table:formula="of:=SUM([.L99];[.O99];[.R99];[.U99];[.X99])" office:value-type="float" office:value="26349" calcext:value-type="float">
            <text:p>26349</text:p>
          </table:table-cell>
          <table:table-cell table:style-name="ce28" table:formula="of:=SUM([.M99];[.P99];[.S99];[.V99];[.Y99])" office:value-type="percentage" office:value="0.00037481843826682" calcext:value-type="percentage">
            <text:p>0.04%</text:p>
          </table:table-cell>
          <table:table-cell table:style-name="ce1" office:value-type="float" office:value="48159" calcext:value-type="float">
            <text:p>48159</text:p>
          </table:table-cell>
          <table:table-cell table:style-name="ce1" office:value-type="float" office:value="16846" calcext:value-type="float">
            <text:p>16846</text:p>
          </table:table-cell>
          <table:table-cell table:style-name="ce42" table:formula="of:=[.K99]/[.$K$518]" office:value-type="percentage" office:value="0.00025020981484588" calcext:value-type="percentage">
            <text:p>0.03%</text:p>
          </table:table-cell>
          <table:table-cell office:value-type="float" office:value="628" calcext:value-type="float">
            <text:p>628</text:p>
          </table:table-cell>
          <table:table-cell office:value-type="float" office:value="192" calcext:value-type="float">
            <text:p>192</text:p>
          </table:table-cell>
          <table:table-cell table:style-name="ce42" table:formula="of:=[.N99]/[.N$518]" office:value-type="percentage" office:value="0.00000083352403513806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99]/[.Q$518]" office:value-type="percentage" office:value="0" calcext:value-type="percentage">
            <text:p>0.00%</text:p>
          </table:table-cell>
          <table:table-cell office:value-type="float" office:value="24857" calcext:value-type="float">
            <text:p>24857</text:p>
          </table:table-cell>
          <table:table-cell office:value-type="float" office:value="6825" calcext:value-type="float">
            <text:p>6825</text:p>
          </table:table-cell>
          <table:table-cell table:style-name="ce42" table:formula="of:=[.T99]/[.T$518]" office:value-type="percentage" office:value="0.0000407862104626611" calcext:value-type="percentage">
            <text:p>0.00%</text:p>
          </table:table-cell>
          <table:table-cell office:value-type="float" office:value="7134" calcext:value-type="float">
            <text:p>7134</text:p>
          </table:table-cell>
          <table:table-cell office:value-type="float" office:value="2486" calcext:value-type="float">
            <text:p>2486</text:p>
          </table:table-cell>
          <table:table-cell table:style-name="ce42" table:formula="of:=[.W99]/[.W$518]" office:value-type="percentage" office:value="0.0000829888889231412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ld H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00];[.N100];[.Q100];[.T100];[.W100])" office:value-type="float" office:value="1623" calcext:value-type="float">
            <text:p>1623</text:p>
          </table:table-cell>
          <table:table-cell table:style-name="ce19" table:formula="of:=SUM([.L100];[.O100];[.R100];[.U100];[.X100])" office:value-type="float" office:value="449" calcext:value-type="float">
            <text:p>449</text:p>
          </table:table-cell>
          <table:table-cell table:style-name="ce28" table:formula="of:=SUM([.M100];[.P100];[.S100];[.V100];[.Y100])" office:value-type="percentage" office:value="0.00000256335944340116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00]/[.$K$518]" office:value-type="percentage" office:value="0" calcext:value-type="percentage">
            <text:p>0.00%</text:p>
          </table:table-cell>
          <table:table-cell office:value-type="float" office:value="318" calcext:value-type="float">
            <text:p>318</text:p>
          </table:table-cell>
          <table:table-cell office:value-type="float" office:value="103" calcext:value-type="float">
            <text:p>103</text:p>
          </table:table-cell>
          <table:table-cell table:style-name="ce42" table:formula="of:=[.N100]/[.N$518]" office:value-type="percentage" office:value="0.00000042207108785653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00]/[.Q$518]" office:value-type="percentage" office:value="0" calcext:value-type="percentage">
            <text:p>0.00%</text:p>
          </table:table-cell>
          <table:table-cell office:value-type="float" office:value="1305" calcext:value-type="float">
            <text:p>1305</text:p>
          </table:table-cell>
          <table:table-cell office:value-type="float" office:value="346" calcext:value-type="float">
            <text:p>346</text:p>
          </table:table-cell>
          <table:table-cell table:style-name="ce42" table:formula="of:=[.T100]/[.T$518]" office:value-type="percentage" office:value="0.0000021412883555446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0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ld H, 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01];[.N101];[.Q101];[.T101];[.W101])" office:value-type="float" office:value="449638" calcext:value-type="float">
            <text:p>449638</text:p>
          </table:table-cell>
          <table:table-cell table:style-name="ce19" table:formula="of:=SUM([.L101];[.O101];[.R101];[.U101];[.X101])" office:value-type="float" office:value="146892" calcext:value-type="float">
            <text:p>146892</text:p>
          </table:table-cell>
          <table:table-cell table:style-name="ce28" table:formula="of:=SUM([.M101];[.P101];[.S101];[.V101];[.Y101])" office:value-type="percentage" office:value="0.00289477339648089" calcext:value-type="percentage">
            <text:p>0.29%</text:p>
          </table:table-cell>
          <table:table-cell table:style-name="ce1" office:value-type="float" office:value="127909" calcext:value-type="float">
            <text:p>127909</text:p>
          </table:table-cell>
          <table:table-cell table:style-name="ce1" office:value-type="float" office:value="44480" calcext:value-type="float">
            <text:p>44480</text:p>
          </table:table-cell>
          <table:table-cell table:style-name="ce42" table:formula="of:=[.K101]/[.$K$518]" office:value-type="percentage" office:value="0.000664550493305959" calcext:value-type="percentage">
            <text:p>0.07%</text:p>
          </table:table-cell>
          <table:table-cell office:value-type="float" office:value="32963" calcext:value-type="float">
            <text:p>32963</text:p>
          </table:table-cell>
          <table:table-cell office:value-type="float" office:value="9361" calcext:value-type="float">
            <text:p>9361</text:p>
          </table:table-cell>
          <table:table-cell table:style-name="ce42" table:formula="of:=[.N101]/[.N$518]" office:value-type="percentage" office:value="0.000043750720971745" calcext:value-type="percentage">
            <text:p>0.00%</text:p>
          </table:table-cell>
          <table:table-cell office:value-type="float" office:value="1922" calcext:value-type="float">
            <text:p>1922</text:p>
          </table:table-cell>
          <table:table-cell office:value-type="float" office:value="464" calcext:value-type="float">
            <text:p>464</text:p>
          </table:table-cell>
          <table:table-cell table:style-name="ce42" table:formula="of:=[.Q101]/[.Q$518]" office:value-type="percentage" office:value="0.00000538220087967061" calcext:value-type="percentage">
            <text:p>0.00%</text:p>
          </table:table-cell>
          <table:table-cell office:value-type="float" office:value="115665" calcext:value-type="float">
            <text:p>115665</text:p>
          </table:table-cell>
          <table:table-cell office:value-type="float" office:value="30668" calcext:value-type="float">
            <text:p>30668</text:p>
          </table:table-cell>
          <table:table-cell table:style-name="ce42" table:formula="of:=[.T101]/[.T$518]" office:value-type="percentage" office:value="0.000189787063328789" calcext:value-type="percentage">
            <text:p>0.02%</text:p>
          </table:table-cell>
          <table:table-cell office:value-type="float" office:value="171179" calcext:value-type="float">
            <text:p>171179</text:p>
          </table:table-cell>
          <table:table-cell office:value-type="float" office:value="61919" calcext:value-type="float">
            <text:p>61919</text:p>
          </table:table-cell>
          <table:table-cell table:style-name="ce42" table:formula="of:=[.W101]/[.W$518]" office:value-type="percentage" office:value="0.00199130291799473" calcext:value-type="percentage">
            <text:p>0.20%</text:p>
          </table:table-cell>
          <table:table-cell table:style-name="ce1" table:number-columns-repeated="99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ld H, 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02];[.N102];[.Q102];[.T102];[.W102])" office:value-type="float" office:value="0" calcext:value-type="float">
            <text:p>0</text:p>
          </table:table-cell>
          <table:table-cell table:style-name="ce19" table:formula="of:=SUM([.L102];[.O102];[.R102];[.U102];[.X102])" office:value-type="float" office:value="0" calcext:value-type="float">
            <text:p>0</text:p>
          </table:table-cell>
          <table:table-cell table:style-name="ce28" table:formula="of:=SUM([.M102];[.P102];[.S102];[.V102];[.Y10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0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0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0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10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0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ld H, 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03];[.N103];[.Q103];[.T103];[.W103])" office:value-type="float" office:value="0" calcext:value-type="float">
            <text:p>0</text:p>
          </table:table-cell>
          <table:table-cell table:style-name="ce19" table:formula="of:=SUM([.L103];[.O103];[.R103];[.U103];[.X103])" office:value-type="float" office:value="0" calcext:value-type="float">
            <text:p>0</text:p>
          </table:table-cell>
          <table:table-cell table:style-name="ce28" table:formula="of:=SUM([.M103];[.P103];[.S103];[.V103];[.Y103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0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0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03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103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0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ld H, 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04];[.N104];[.Q104];[.T104];[.W104])" office:value-type="float" office:value="0" calcext:value-type="float">
            <text:p>0</text:p>
          </table:table-cell>
          <table:table-cell table:style-name="ce19" table:formula="of:=SUM([.L104];[.O104];[.R104];[.U104];[.X104])" office:value-type="float" office:value="0" calcext:value-type="float">
            <text:p>0</text:p>
          </table:table-cell>
          <table:table-cell table:style-name="ce28" table:formula="of:=SUM([.M104];[.P104];[.S104];[.V104];[.Y10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0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0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0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10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0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ld H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05];[.N105];[.Q105];[.T105];[.W105])" office:value-type="float" office:value="3929730" calcext:value-type="float">
            <text:p>3929730</text:p>
          </table:table-cell>
          <table:table-cell table:style-name="ce19" table:formula="of:=SUM([.L105];[.O105];[.R105];[.U105];[.X105])" office:value-type="float" office:value="4740029" calcext:value-type="float">
            <text:p>4740029</text:p>
          </table:table-cell>
          <table:table-cell table:style-name="ce28" table:formula="of:=SUM([.M105];[.P105];[.S105];[.V105];[.Y105])" office:value-type="percentage" office:value="0.0103533573691782" calcext:value-type="percentage">
            <text:p>1.04%</text:p>
          </table:table-cell>
          <table:table-cell table:style-name="ce1" office:value-type="float" office:value="651099" calcext:value-type="float">
            <text:p>651099</text:p>
          </table:table-cell>
          <table:table-cell table:style-name="ce1" office:value-type="float" office:value="921487" calcext:value-type="float">
            <text:p>921487</text:p>
          </table:table-cell>
          <table:table-cell table:style-name="ce42" table:formula="of:=[.K105]/[.$K$518]" office:value-type="percentage" office:value="0.0033827812088361" calcext:value-type="percentage">
            <text:p>0.34%</text:p>
          </table:table-cell>
          <table:table-cell office:value-type="float" office:value="141526" calcext:value-type="float">
            <text:p>141526</text:p>
          </table:table-cell>
          <table:table-cell office:value-type="float" office:value="168381" calcext:value-type="float">
            <text:p>168381</text:p>
          </table:table-cell>
          <table:table-cell table:style-name="ce42" table:formula="of:=[.N105]/[.N$518]" office:value-type="percentage" office:value="0.000187842870377308" calcext:value-type="percentage">
            <text:p>0.02%</text:p>
          </table:table-cell>
          <table:table-cell office:value-type="float" office:value="177299" calcext:value-type="float">
            <text:p>177299</text:p>
          </table:table-cell>
          <table:table-cell office:value-type="float" office:value="207549" calcext:value-type="float">
            <text:p>207549</text:p>
          </table:table-cell>
          <table:table-cell table:style-name="ce42" table:formula="of:=[.Q105]/[.Q$518]" office:value-type="percentage" office:value="0.000496492629430135" calcext:value-type="percentage">
            <text:p>0.05%</text:p>
          </table:table-cell>
          <table:table-cell office:value-type="float" office:value="2816723" calcext:value-type="float">
            <text:p>2816723</text:p>
          </table:table-cell>
          <table:table-cell office:value-type="float" office:value="3230518" calcext:value-type="float">
            <text:p>3230518</text:p>
          </table:table-cell>
          <table:table-cell table:style-name="ce42" table:formula="of:=[.T105]/[.T$518]" office:value-type="percentage" office:value="0.0046217748357814" calcext:value-type="percentage">
            <text:p>0.46%</text:p>
          </table:table-cell>
          <table:table-cell office:value-type="float" office:value="143083" calcext:value-type="float">
            <text:p>143083</text:p>
          </table:table-cell>
          <table:table-cell office:value-type="float" office:value="212094" calcext:value-type="float">
            <text:p>212094</text:p>
          </table:table-cell>
          <table:table-cell table:style-name="ce42" table:formula="of:=[.W105]/[.W$518]" office:value-type="percentage" office:value="0.00166446582475327" calcext:value-type="percentage">
            <text:p>0.17%</text:p>
          </table:table-cell>
          <table:table-cell table:style-name="ce1" table:number-columns-repeated="99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ld H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06];[.N106];[.Q106];[.T106];[.W106])" office:value-type="float" office:value="4526579" calcext:value-type="float">
            <text:p>4526579</text:p>
          </table:table-cell>
          <table:table-cell table:style-name="ce19" table:formula="of:=SUM([.L106];[.O106];[.R106];[.U106];[.X106])" office:value-type="float" office:value="1278452" calcext:value-type="float">
            <text:p>1278452</text:p>
          </table:table-cell>
          <table:table-cell table:style-name="ce28" table:formula="of:=SUM([.M106];[.P106];[.S106];[.V106];[.Y106])" office:value-type="percentage" office:value="0.00943571252738854" calcext:value-type="percentage">
            <text:p>0.94%</text:p>
          </table:table-cell>
          <table:table-cell table:style-name="ce1" office:value-type="float" office:value="32913" calcext:value-type="float">
            <text:p>32913</text:p>
          </table:table-cell>
          <table:table-cell table:style-name="ce1" office:value-type="float" office:value="11042" calcext:value-type="float">
            <text:p>11042</text:p>
          </table:table-cell>
          <table:table-cell table:style-name="ce42" table:formula="of:=[.K106]/[.$K$518]" office:value-type="percentage" office:value="0.000170999307211995" calcext:value-type="percentage">
            <text:p>0.02%</text:p>
          </table:table-cell>
          <table:table-cell office:value-type="float" office:value="1728363" calcext:value-type="float">
            <text:p>1728363</text:p>
          </table:table-cell>
          <table:table-cell office:value-type="float" office:value="480050" calcext:value-type="float">
            <text:p>480050</text:p>
          </table:table-cell>
          <table:table-cell table:style-name="ce42" table:formula="of:=[.N106]/[.N$518]" office:value-type="percentage" office:value="0.00229400016233013" calcext:value-type="percentage">
            <text:p>0.23%</text:p>
          </table:table-cell>
          <table:table-cell office:value-type="float" office:value="893491" calcext:value-type="float">
            <text:p>893491</text:p>
          </table:table-cell>
          <table:table-cell office:value-type="float" office:value="256282" calcext:value-type="float">
            <text:p>256282</text:p>
          </table:table-cell>
          <table:table-cell table:style-name="ce42" table:formula="of:=[.Q106]/[.Q$518]" office:value-type="percentage" office:value="0.00250205413432766" calcext:value-type="percentage">
            <text:p>0.25%</text:p>
          </table:table-cell>
          <table:table-cell office:value-type="float" office:value="1731968" calcext:value-type="float">
            <text:p>1731968</text:p>
          </table:table-cell>
          <table:table-cell office:value-type="float" office:value="478625" calcext:value-type="float">
            <text:p>478625</text:p>
          </table:table-cell>
          <table:table-cell table:style-name="ce42" table:formula="of:=[.T106]/[.T$518]" office:value-type="percentage" office:value="0.00284187196212714" calcext:value-type="percentage">
            <text:p>0.28%</text:p>
          </table:table-cell>
          <table:table-cell office:value-type="float" office:value="139844" calcext:value-type="float">
            <text:p>139844</text:p>
          </table:table-cell>
          <table:table-cell office:value-type="float" office:value="52453" calcext:value-type="float">
            <text:p>52453</text:p>
          </table:table-cell>
          <table:table-cell table:style-name="ce42" table:formula="of:=[.W106]/[.W$518]" office:value-type="percentage" office:value="0.00162678696139161" calcext:value-type="percentage">
            <text:p>0.16%</text:p>
          </table:table-cell>
          <table:table-cell table:style-name="ce1" table:number-columns-repeated="99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ld L, 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07];[.N107];[.Q107];[.T107];[.W107])" office:value-type="float" office:value="1218" calcext:value-type="float">
            <text:p>1218</text:p>
          </table:table-cell>
          <table:table-cell table:style-name="ce19" table:formula="of:=SUM([.L107];[.O107];[.R107];[.U107];[.X107])" office:value-type="float" office:value="439" calcext:value-type="float">
            <text:p>439</text:p>
          </table:table-cell>
          <table:table-cell table:style-name="ce28" table:formula="of:=SUM([.M107];[.P107];[.S107];[.V107];[.Y107])" office:value-type="percentage" office:value="0.0000128086209817136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0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07]/[.N$518]" office:value-type="percentage" office:value="0" calcext:value-type="percentage">
            <text:p>0.00%</text:p>
          </table:table-cell>
          <table:table-cell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table:style-name="ce42" table:formula="of:=[.Q107]/[.Q$518]" office:value-type="percentage" office:value="0.000000431248145405449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107]/[.T$518]" office:value-type="percentage" office:value="0" calcext:value-type="percentage">
            <text:p>0.00%</text:p>
          </table:table-cell>
          <table:table-cell office:value-type="float" office:value="1064" calcext:value-type="float">
            <text:p>1064</text:p>
          </table:table-cell>
          <table:table-cell office:value-type="float" office:value="399" calcext:value-type="float">
            <text:p>399</text:p>
          </table:table-cell>
          <table:table-cell table:style-name="ce42" table:formula="of:=[.W107]/[.W$518]" office:value-type="percentage" office:value="0.0000123773728363081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ld L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08];[.N108];[.Q108];[.T108];[.W108])" office:value-type="float" office:value="215833" calcext:value-type="float">
            <text:p>215833</text:p>
          </table:table-cell>
          <table:table-cell table:style-name="ce19" table:formula="of:=SUM([.L108];[.O108];[.R108];[.U108];[.X108])" office:value-type="float" office:value="62823" calcext:value-type="float">
            <text:p>62823</text:p>
          </table:table-cell>
          <table:table-cell table:style-name="ce28" table:formula="of:=SUM([.M108];[.P108];[.S108];[.V108];[.Y108])" office:value-type="percentage" office:value="0.000553892573063134" calcext:value-type="percentage">
            <text:p>0.06%</text:p>
          </table:table-cell>
          <table:table-cell table:style-name="ce1" office:value-type="float" office:value="48159" calcext:value-type="float">
            <text:p>48159</text:p>
          </table:table-cell>
          <table:table-cell table:style-name="ce1" office:value-type="float" office:value="16234" calcext:value-type="float">
            <text:p>16234</text:p>
          </table:table-cell>
          <table:table-cell table:style-name="ce42" table:formula="of:=[.K108]/[.$K$518]" office:value-type="percentage" office:value="0.00025020981484588" calcext:value-type="percentage">
            <text:p>0.03%</text:p>
          </table:table-cell>
          <table:table-cell office:value-type="float" office:value="136257" calcext:value-type="float">
            <text:p>136257</text:p>
          </table:table-cell>
          <table:table-cell office:value-type="float" office:value="37288" calcext:value-type="float">
            <text:p>37288</text:p>
          </table:table-cell>
          <table:table-cell table:style-name="ce42" table:formula="of:=[.N108]/[.N$518]" office:value-type="percentage" office:value="0.000180849497541093" calcext:value-type="percentage">
            <text:p>0.02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08]/[.Q$518]" office:value-type="percentage" office:value="0" calcext:value-type="percentage">
            <text:p>0.00%</text:p>
          </table:table-cell>
          <table:table-cell office:value-type="float" office:value="24283" calcext:value-type="float">
            <text:p>24283</text:p>
          </table:table-cell>
          <table:table-cell office:value-type="float" office:value="6851" calcext:value-type="float">
            <text:p>6851</text:p>
          </table:table-cell>
          <table:table-cell table:style-name="ce42" table:formula="of:=[.T108]/[.T$518]" office:value-type="percentage" office:value="0.0000398443717530192" calcext:value-type="percentage">
            <text:p>0.00%</text:p>
          </table:table-cell>
          <table:table-cell office:value-type="float" office:value="7134" calcext:value-type="float">
            <text:p>7134</text:p>
          </table:table-cell>
          <table:table-cell office:value-type="float" office:value="2450" calcext:value-type="float">
            <text:p>2450</text:p>
          </table:table-cell>
          <table:table-cell table:style-name="ce42" table:formula="of:=[.W108]/[.W$518]" office:value-type="percentage" office:value="0.0000829888889231412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ld L, 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09];[.N109];[.Q109];[.T109];[.W109])" office:value-type="float" office:value="8" calcext:value-type="float">
            <text:p>8</text:p>
          </table:table-cell>
          <table:table-cell table:style-name="ce19" table:formula="of:=SUM([.L109];[.O109];[.R109];[.U109];[.X109])" office:value-type="float" office:value="1" calcext:value-type="float">
            <text:p>1</text:p>
          </table:table-cell>
          <table:table-cell table:style-name="ce28" table:formula="of:=SUM([.M109];[.P109];[.S109];[.V109];[.Y109])" office:value-type="percentage" office:value="0.0000000106181405750071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09]/[.$K$518]" office:value-type="percentage" office:value="0" calcext:value-type="percentage">
            <text:p>0.00%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table:formula="of:=[.N109]/[.N$518]" office:value-type="percentage" office:value="0.000000010618140575007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09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109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0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ld L, 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10];[.N110];[.Q110];[.T110];[.W110])" office:value-type="float" office:value="339878" calcext:value-type="float">
            <text:p>339878</text:p>
          </table:table-cell>
          <table:table-cell table:style-name="ce19" table:formula="of:=SUM([.L110];[.O110];[.R110];[.U110];[.X110])" office:value-type="float" office:value="115927" calcext:value-type="float">
            <text:p>115927</text:p>
          </table:table-cell>
          <table:table-cell table:style-name="ce28" table:formula="of:=SUM([.M110];[.P110];[.S110];[.V110];[.Y110])" office:value-type="percentage" office:value="0.00271297091081363" calcext:value-type="percentage">
            <text:p>0.27%</text:p>
          </table:table-cell>
          <table:table-cell table:style-name="ce1" office:value-type="float" office:value="127909" calcext:value-type="float">
            <text:p>127909</text:p>
          </table:table-cell>
          <table:table-cell table:style-name="ce1" office:value-type="float" office:value="42904" calcext:value-type="float">
            <text:p>42904</text:p>
          </table:table-cell>
          <table:table-cell table:style-name="ce42" table:formula="of:=[.K110]/[.$K$518]" office:value-type="percentage" office:value="0.000664550493305959" calcext:value-type="percentage">
            <text:p>0.07%</text:p>
          </table:table-cell>
          <table:table-cell office:value-type="float" office:value="38399" calcext:value-type="float">
            <text:p>38399</text:p>
          </table:table-cell>
          <table:table-cell office:value-type="float" office:value="11672" calcext:value-type="float">
            <text:p>11672</text:p>
          </table:table-cell>
          <table:table-cell table:style-name="ce42" table:formula="of:=[.N110]/[.N$518]" office:value-type="percentage" office:value="0.0000509657474924624" calcext:value-type="percentage">
            <text:p>0.01%</text:p>
          </table:table-cell>
          <table:table-cell office:value-type="float" office:value="1922" calcext:value-type="float">
            <text:p>1922</text:p>
          </table:table-cell>
          <table:table-cell office:value-type="float" office:value="566" calcext:value-type="float">
            <text:p>566</text:p>
          </table:table-cell>
          <table:table-cell table:style-name="ce42" table:formula="of:=[.Q110]/[.Q$518]" office:value-type="percentage" office:value="0.00000538220087967061" calcext:value-type="percentage">
            <text:p>0.00%</text:p>
          </table:table-cell>
          <table:table-cell office:value-type="float" office:value="469" calcext:value-type="float">
            <text:p>469</text:p>
          </table:table-cell>
          <table:table-cell office:value-type="float" office:value="129" calcext:value-type="float">
            <text:p>129</text:p>
          </table:table-cell>
          <table:table-cell table:style-name="ce42" table:formula="of:=[.T110]/[.T$518]" office:value-type="percentage" office:value="0.000000769551140804926" calcext:value-type="percentage">
            <text:p>0.00%</text:p>
          </table:table-cell>
          <table:table-cell office:value-type="float" office:value="171179" calcext:value-type="float">
            <text:p>171179</text:p>
          </table:table-cell>
          <table:table-cell office:value-type="float" office:value="60656" calcext:value-type="float">
            <text:p>60656</text:p>
          </table:table-cell>
          <table:table-cell table:style-name="ce42" table:formula="of:=[.W110]/[.W$518]" office:value-type="percentage" office:value="0.00199130291799473" calcext:value-type="percentage">
            <text:p>0.20%</text:p>
          </table:table-cell>
          <table:table-cell table:style-name="ce1" table:number-columns-repeated="99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ld L, 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11];[.N111];[.Q111];[.T111];[.W111])" office:value-type="float" office:value="113232" calcext:value-type="float">
            <text:p>113232</text:p>
          </table:table-cell>
          <table:table-cell table:style-name="ce19" table:formula="of:=SUM([.L111];[.O111];[.R111];[.U111];[.X111])" office:value-type="float" office:value="31090" calcext:value-type="float">
            <text:p>31090</text:p>
          </table:table-cell>
          <table:table-cell table:style-name="ce28" table:formula="of:=SUM([.M111];[.P111];[.S111];[.V111];[.Y111])" office:value-type="percentage" office:value="0.000185794914233739" calcext:value-type="percentage">
            <text:p>0.02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1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1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11]/[.Q$518]" office:value-type="percentage" office:value="0" calcext:value-type="percentage">
            <text:p>0.00%</text:p>
          </table:table-cell>
          <table:table-cell office:value-type="float" office:value="113232" calcext:value-type="float">
            <text:p>113232</text:p>
          </table:table-cell>
          <table:table-cell office:value-type="float" office:value="31090" calcext:value-type="float">
            <text:p>31090</text:p>
          </table:table-cell>
          <table:table-cell table:style-name="ce42" table:formula="of:=[.T111]/[.T$518]" office:value-type="percentage" office:value="0.000185794914233739" calcext:value-type="percentage">
            <text:p>0.02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1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ld L, 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12];[.N112];[.Q112];[.T112];[.W112])" office:value-type="float" office:value="0" calcext:value-type="float">
            <text:p>0</text:p>
          </table:table-cell>
          <table:table-cell table:style-name="ce19" table:formula="of:=SUM([.L112];[.O112];[.R112];[.U112];[.X112])" office:value-type="float" office:value="0" calcext:value-type="float">
            <text:p>0</text:p>
          </table:table-cell>
          <table:table-cell table:style-name="ce28" table:formula="of:=SUM([.M112];[.P112];[.S112];[.V112];[.Y11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1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1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1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11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1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ld L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13];[.N113];[.Q113];[.T113];[.W113])" office:value-type="float" office:value="344640" calcext:value-type="float">
            <text:p>344640</text:p>
          </table:table-cell>
          <table:table-cell table:style-name="ce19" table:formula="of:=SUM([.L113];[.O113];[.R113];[.U113];[.X113])" office:value-type="float" office:value="510954" calcext:value-type="float">
            <text:p>510954</text:p>
          </table:table-cell>
          <table:table-cell table:style-name="ce28" table:formula="of:=SUM([.M113];[.P113];[.S113];[.V113];[.Y113])" office:value-type="percentage" office:value="0.00164205063065903" calcext:value-type="percentage">
            <text:p>0.16%</text:p>
          </table:table-cell>
          <table:table-cell table:style-name="ce1" office:value-type="float" office:value="302885" calcext:value-type="float">
            <text:p>302885</text:p>
          </table:table-cell>
          <table:table-cell table:style-name="ce1" office:value-type="float" office:value="457310" calcext:value-type="float">
            <text:p>457310</text:p>
          </table:table-cell>
          <table:table-cell table:style-name="ce42" table:formula="of:=[.K113]/[.$K$518]" office:value-type="percentage" office:value="0.00157363732157217" calcext:value-type="percentage">
            <text:p>0.16%</text:p>
          </table:table-cell>
          <table:table-cell office:value-type="float" office:value="318" calcext:value-type="float">
            <text:p>318</text:p>
          </table:table-cell>
          <table:table-cell office:value-type="float" office:value="413" calcext:value-type="float">
            <text:p>413</text:p>
          </table:table-cell>
          <table:table-cell table:style-name="ce42" table:formula="of:=[.N113]/[.N$518]" office:value-type="percentage" office:value="0.00000042207108785653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13]/[.Q$518]" office:value-type="percentage" office:value="0" calcext:value-type="percentage">
            <text:p>0.00%</text:p>
          </table:table-cell>
          <table:table-cell office:value-type="float" office:value="41437" calcext:value-type="float">
            <text:p>41437</text:p>
          </table:table-cell>
          <table:table-cell office:value-type="float" office:value="53231" calcext:value-type="float">
            <text:p>53231</text:p>
          </table:table-cell>
          <table:table-cell table:style-name="ce42" table:formula="of:=[.T113]/[.T$518]" office:value-type="percentage" office:value="0.0000679912379990058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1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ld L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14];[.N114];[.Q114];[.T114];[.W114])" office:value-type="float" office:value="11203183" calcext:value-type="float">
            <text:p>11203183</text:p>
          </table:table-cell>
          <table:table-cell table:style-name="ce19" table:formula="of:=SUM([.L114];[.O114];[.R114];[.U114];[.X114])" office:value-type="float" office:value="3300273" calcext:value-type="float">
            <text:p>3300273</text:p>
          </table:table-cell>
          <table:table-cell table:style-name="ce28" table:formula="of:=SUM([.M114];[.P114];[.S114];[.V114];[.Y114])" office:value-type="percentage" office:value="0.0286937787975017" calcext:value-type="percentage">
            <text:p>2.87%</text:p>
          </table:table-cell>
          <table:table-cell table:style-name="ce1" office:value-type="float" office:value="877619" calcext:value-type="float">
            <text:p>877619</text:p>
          </table:table-cell>
          <table:table-cell table:style-name="ce1" office:value-type="float" office:value="306527" calcext:value-type="float">
            <text:p>306527</text:p>
          </table:table-cell>
          <table:table-cell table:style-name="ce42" table:formula="of:=[.K114]/[.$K$518]" office:value-type="percentage" office:value="0.00455966460049474" calcext:value-type="percentage">
            <text:p>0.46%</text:p>
          </table:table-cell>
          <table:table-cell office:value-type="float" office:value="1944294" calcext:value-type="float">
            <text:p>1944294</text:p>
          </table:table-cell>
          <table:table-cell office:value-type="float" office:value="565134" calcext:value-type="float">
            <text:p>565134</text:p>
          </table:table-cell>
          <table:table-cell table:style-name="ce42" table:formula="of:=[.N114]/[.N$518]" office:value-type="percentage" office:value="0.00258059837639287" calcext:value-type="percentage">
            <text:p>0.26%</text:p>
          </table:table-cell>
          <table:table-cell office:value-type="float" office:value="2202564" calcext:value-type="float">
            <text:p>2202564</text:p>
          </table:table-cell>
          <table:table-cell office:value-type="float" office:value="636540" calcext:value-type="float">
            <text:p>636540</text:p>
          </table:table-cell>
          <table:table-cell table:style-name="ce42" table:formula="of:=[.Q114]/[.Q$518]" office:value-type="percentage" office:value="0.00616786779309616" calcext:value-type="percentage">
            <text:p>0.62%</text:p>
          </table:table-cell>
          <table:table-cell office:value-type="float" office:value="5653546" calcext:value-type="float">
            <text:p>5653546</text:p>
          </table:table-cell>
          <table:table-cell office:value-type="float" office:value="1598001" calcext:value-type="float">
            <text:p>1598001</text:p>
          </table:table-cell>
          <table:table-cell table:style-name="ce42" table:formula="of:=[.T114]/[.T$518]" office:value-type="percentage" office:value="0.00927653043474015" calcext:value-type="percentage">
            <text:p>0.93%</text:p>
          </table:table-cell>
          <table:table-cell office:value-type="float" office:value="525160" calcext:value-type="float">
            <text:p>525160</text:p>
          </table:table-cell>
          <table:table-cell office:value-type="float" office:value="194071" calcext:value-type="float">
            <text:p>194071</text:p>
          </table:table-cell>
          <table:table-cell table:style-name="ce42" table:formula="of:=[.W114]/[.W$518]" office:value-type="percentage" office:value="0.0061091175927778" calcext:value-type="percentage">
            <text:p>0.61%</text:p>
          </table:table-cell>
          <table:table-cell table:style-name="ce1" table:number-columns-repeated="99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ld (HL), B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15];[.N115];[.Q115];[.T115];[.W115])" office:value-type="float" office:value="115659" calcext:value-type="float">
            <text:p>115659</text:p>
          </table:table-cell>
          <table:table-cell table:style-name="ce19" table:formula="of:=SUM([.L115];[.O115];[.R115];[.U115];[.X115])" office:value-type="float" office:value="134921" calcext:value-type="float">
            <text:p>134921</text:p>
          </table:table-cell>
          <table:table-cell table:style-name="ce28" table:formula="of:=SUM([.M115];[.P115];[.S115];[.V115];[.Y115])" office:value-type="percentage" office:value="0.00042856733236326" calcext:value-type="percentage">
            <text:p>0.04%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70" calcext:value-type="float">
            <text:p>170</text:p>
          </table:table-cell>
          <table:table-cell table:style-name="ce42" table:formula="of:=[.K115]/[.$K$518]" office:value-type="percentage" office:value="0.00000062865482249115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1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15]/[.Q$518]" office:value-type="percentage" office:value="0" calcext:value-type="percentage">
            <text:p>0.00%</text:p>
          </table:table-cell>
          <table:table-cell office:value-type="float" office:value="91683" calcext:value-type="float">
            <text:p>91683</text:p>
          </table:table-cell>
          <table:table-cell office:value-type="float" office:value="100516" calcext:value-type="float">
            <text:p>100516</text:p>
          </table:table-cell>
          <table:table-cell table:style-name="ce42" table:formula="of:=[.T115]/[.T$518]" office:value-type="percentage" office:value="0.000150436582606435" calcext:value-type="percentage">
            <text:p>0.02%</text:p>
          </table:table-cell>
          <table:table-cell office:value-type="float" office:value="23855" calcext:value-type="float">
            <text:p>23855</text:p>
          </table:table-cell>
          <table:table-cell office:value-type="float" office:value="34235" calcext:value-type="float">
            <text:p>34235</text:p>
          </table:table-cell>
          <table:table-cell table:style-name="ce42" table:formula="of:=[.W115]/[.W$518]" office:value-type="percentage" office:value="0.000277502094934333" calcext:value-type="percentage">
            <text:p>0.03%</text:p>
          </table:table-cell>
          <table:table-cell table:style-name="ce1" table:number-columns-repeated="99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ld (HL), 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16];[.N116];[.Q116];[.T116];[.W116])" office:value-type="float" office:value="513682" calcext:value-type="float">
            <text:p>513682</text:p>
          </table:table-cell>
          <table:table-cell table:style-name="ce19" table:formula="of:=SUM([.L116];[.O116];[.R116];[.U116];[.X116])" office:value-type="float" office:value="606096" calcext:value-type="float">
            <text:p>606096</text:p>
          </table:table-cell>
          <table:table-cell table:style-name="ce28" table:formula="of:=SUM([.M116];[.P116];[.S116];[.V116];[.Y116])" office:value-type="percentage" office:value="0.00164235056923738" calcext:value-type="percentage">
            <text:p>0.16%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3" calcext:value-type="float">
            <text:p>63</text:p>
          </table:table-cell>
          <table:table-cell table:style-name="ce42" table:formula="of:=[.K116]/[.$K$518]" office:value-type="percentage" office:value="0.000000129887360018833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16]/[.N$518]" office:value-type="percentage" office:value="0" calcext:value-type="percentage">
            <text:p>0.00%</text:p>
          </table:table-cell>
          <table:table-cell office:value-type="float" office:value="483782" calcext:value-type="float">
            <text:p>483782</text:p>
          </table:table-cell>
          <table:table-cell office:value-type="float" office:value="563854" calcext:value-type="float">
            <text:p>563854</text:p>
          </table:table-cell>
          <table:table-cell table:style-name="ce42" table:formula="of:=[.Q116]/[.Q$518]" office:value-type="percentage" office:value="0.00135474084597753" calcext:value-type="percentage">
            <text:p>0.14%</text:p>
          </table:table-cell>
          <table:table-cell office:value-type="float" office:value="6010" calcext:value-type="float">
            <text:p>6010</text:p>
          </table:table-cell>
          <table:table-cell office:value-type="float" office:value="6621" calcext:value-type="float">
            <text:p>6621</text:p>
          </table:table-cell>
          <table:table-cell table:style-name="ce42" table:formula="of:=[.T116]/[.T$518]" office:value-type="percentage" office:value="0.00000986141227342774" calcext:value-type="percentage">
            <text:p>0.00%</text:p>
          </table:table-cell>
          <table:table-cell office:value-type="float" office:value="23865" calcext:value-type="float">
            <text:p>23865</text:p>
          </table:table-cell>
          <table:table-cell office:value-type="float" office:value="35558" calcext:value-type="float">
            <text:p>35558</text:p>
          </table:table-cell>
          <table:table-cell table:style-name="ce42" table:formula="of:=[.W116]/[.W$518]" office:value-type="percentage" office:value="0.000277618423626404" calcext:value-type="percentage">
            <text:p>0.03%</text:p>
          </table:table-cell>
          <table:table-cell table:style-name="ce1" table:number-columns-repeated="99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ld (HL), 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17];[.N117];[.Q117];[.T117];[.W117])" office:value-type="float" office:value="85104" calcext:value-type="float">
            <text:p>85104</text:p>
          </table:table-cell>
          <table:table-cell table:style-name="ce19" table:formula="of:=SUM([.L117];[.O117];[.R117];[.U117];[.X117])" office:value-type="float" office:value="103240" calcext:value-type="float">
            <text:p>103240</text:p>
          </table:table-cell>
          <table:table-cell table:style-name="ce28" table:formula="of:=SUM([.M117];[.P117];[.S117];[.V117];[.Y117])" office:value-type="percentage" office:value="0.000297045234055991" calcext:value-type="percentage">
            <text:p>0.03%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47" calcext:value-type="float">
            <text:p>247</text:p>
          </table:table-cell>
          <table:table-cell table:style-name="ce42" table:formula="of:=[.K117]/[.$K$518]" office:value-type="percentage" office:value="0.00000091960250893334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17]/[.N$518]" office:value-type="percentage" office:value="0" calcext:value-type="percentage">
            <text:p>0.00%</text:p>
          </table:table-cell>
          <table:table-cell office:value-type="float" office:value="60987" calcext:value-type="float">
            <text:p>60987</text:p>
          </table:table-cell>
          <table:table-cell office:value-type="float" office:value="73027" calcext:value-type="float">
            <text:p>73027</text:p>
          </table:table-cell>
          <table:table-cell table:style-name="ce42" table:formula="of:=[.Q117]/[.Q$518]" office:value-type="percentage" office:value="0.000170782666518455" calcext:value-type="percentage">
            <text:p>0.02%</text:p>
          </table:table-cell>
          <table:table-cell office:value-type="float" office:value="15327" calcext:value-type="float">
            <text:p>15327</text:p>
          </table:table-cell>
          <table:table-cell office:value-type="float" office:value="17119" calcext:value-type="float">
            <text:p>17119</text:p>
          </table:table-cell>
          <table:table-cell table:style-name="ce42" table:formula="of:=[.T117]/[.T$518]" office:value-type="percentage" office:value="0.0000251490625482241" calcext:value-type="percentage">
            <text:p>0.00%</text:p>
          </table:table-cell>
          <table:table-cell office:value-type="float" office:value="8613" calcext:value-type="float">
            <text:p>8613</text:p>
          </table:table-cell>
          <table:table-cell office:value-type="float" office:value="12847" calcext:value-type="float">
            <text:p>12847</text:p>
          </table:table-cell>
          <table:table-cell table:style-name="ce42" table:formula="of:=[.W117]/[.W$518]" office:value-type="percentage" office:value="0.000100193902480378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ld (HL), 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18];[.N118];[.Q118];[.T118];[.W118])" office:value-type="float" office:value="84934" calcext:value-type="float">
            <text:p>84934</text:p>
          </table:table-cell>
          <table:table-cell table:style-name="ce19" table:formula="of:=SUM([.L118];[.O118];[.R118];[.U118];[.X118])" office:value-type="float" office:value="108753" calcext:value-type="float">
            <text:p>108753</text:p>
          </table:table-cell>
          <table:table-cell table:style-name="ce28" table:formula="of:=SUM([.M118];[.P118];[.S118];[.V118];[.Y118])" office:value-type="percentage" office:value="0.000292881325092909" calcext:value-type="percentage">
            <text:p>0.03%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9" calcext:value-type="float">
            <text:p>69</text:p>
          </table:table-cell>
          <table:table-cell table:style-name="ce42" table:formula="of:=[.K118]/[.$K$518]" office:value-type="percentage" office:value="0.00000024938373123616" calcext:value-type="percentage">
            <text:p>0.00%</text:p>
          </table:table-cell>
          <table:table-cell office:value-type="float" office:value="12288" calcext:value-type="float">
            <text:p>12288</text:p>
          </table:table-cell>
          <table:table-cell office:value-type="float" office:value="19252" calcext:value-type="float">
            <text:p>19252</text:p>
          </table:table-cell>
          <table:table-cell table:style-name="ce42" table:formula="of:=[.N118]/[.N$518]" office:value-type="percentage" office:value="0.000016309463923211" calcext:value-type="percentage">
            <text:p>0.00%</text:p>
          </table:table-cell>
          <table:table-cell office:value-type="float" office:value="61355" calcext:value-type="float">
            <text:p>61355</text:p>
          </table:table-cell>
          <table:table-cell office:value-type="float" office:value="73045" calcext:value-type="float">
            <text:p>73045</text:p>
          </table:table-cell>
          <table:table-cell table:style-name="ce42" table:formula="of:=[.Q118]/[.Q$518]" office:value-type="percentage" office:value="0.000171813181567217" calcext:value-type="percentage">
            <text:p>0.02%</text:p>
          </table:table-cell>
          <table:table-cell office:value-type="float" office:value="2630" calcext:value-type="float">
            <text:p>2630</text:p>
          </table:table-cell>
          <table:table-cell office:value-type="float" office:value="2633" calcext:value-type="float">
            <text:p>2633</text:p>
          </table:table-cell>
          <table:table-cell table:style-name="ce42" table:formula="of:=[.T118]/[.T$518]" office:value-type="percentage" office:value="0.00000431539339086771" calcext:value-type="percentage">
            <text:p>0.00%</text:p>
          </table:table-cell>
          <table:table-cell office:value-type="float" office:value="8613" calcext:value-type="float">
            <text:p>8613</text:p>
          </table:table-cell>
          <table:table-cell office:value-type="float" office:value="13754" calcext:value-type="float">
            <text:p>13754</text:p>
          </table:table-cell>
          <table:table-cell table:style-name="ce42" table:formula="of:=[.W118]/[.W$518]" office:value-type="percentage" office:value="0.000100193902480378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ld (HL), H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19];[.N119];[.Q119];[.T119];[.W119])" office:value-type="float" office:value="0" calcext:value-type="float">
            <text:p>0</text:p>
          </table:table-cell>
          <table:table-cell table:style-name="ce19" table:formula="of:=SUM([.L119];[.O119];[.R119];[.U119];[.X119])" office:value-type="float" office:value="0" calcext:value-type="float">
            <text:p>0</text:p>
          </table:table-cell>
          <table:table-cell table:style-name="ce28" table:formula="of:=SUM([.M119];[.P119];[.S119];[.V119];[.Y119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1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1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19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119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1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ld (HL), 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20];[.N120];[.Q120];[.T120];[.W120])" office:value-type="float" office:value="11" calcext:value-type="float">
            <text:p>11</text:p>
          </table:table-cell>
          <table:table-cell table:style-name="ce19" table:formula="of:=SUM([.L120];[.O120];[.R120];[.U120];[.X120])" office:value-type="float" office:value="13" calcext:value-type="float">
            <text:p>13</text:p>
          </table:table-cell>
          <table:table-cell table:style-name="ce28" table:formula="of:=SUM([.M120];[.P120];[.S120];[.V120];[.Y120])" office:value-type="percentage" office:value="0.0000000571504384082867" calcext:value-type="percentage">
            <text:p>0.00%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42" table:formula="of:=[.K120]/[.$K$518]" office:value-type="percentage" office:value="0.000000057150438408286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2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2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12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2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halt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21];[.N121];[.Q121];[.T121];[.W121])" office:value-type="float" office:value="121938220" calcext:value-type="float">
            <text:p>121938220</text:p>
          </table:table-cell>
          <table:table-cell table:style-name="ce19" table:formula="of:=SUM([.L121];[.O121];[.R121];[.U121];[.X121])" office:value-type="float" office:value="33459687" calcext:value-type="float">
            <text:p>33459687</text:p>
          </table:table-cell>
          <table:table-cell table:style-name="ce28" table:formula="of:=SUM([.M121];[.P121];[.S121];[.V121];[.Y121])" office:value-type="percentage" office:value="0.200080375924781" calcext:value-type="percentage">
            <text:p>2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2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2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21]/[.Q$518]" office:value-type="percentage" office:value="0" calcext:value-type="percentage">
            <text:p>0.00%</text:p>
          </table:table-cell>
          <table:table-cell office:value-type="float" office:value="121938220" calcext:value-type="float">
            <text:p>121938220</text:p>
          </table:table-cell>
          <table:table-cell office:value-type="float" office:value="33459687" calcext:value-type="float">
            <text:p>33459687</text:p>
          </table:table-cell>
          <table:table-cell table:style-name="ce42" table:formula="of:=[.T121]/[.T$518]" office:value-type="percentage" office:value="0.200080375924781" calcext:value-type="percentage">
            <text:p>2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2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ld (HL), 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22];[.N122];[.Q122];[.T122];[.W122])" office:value-type="float" office:value="2463612" calcext:value-type="float">
            <text:p>2463612</text:p>
          </table:table-cell>
          <table:table-cell table:style-name="ce19" table:formula="of:=SUM([.L122];[.O122];[.R122];[.U122];[.X122])" office:value-type="float" office:value="2940933" calcext:value-type="float">
            <text:p>2940933</text:p>
          </table:table-cell>
          <table:table-cell table:style-name="ce28" table:formula="of:=SUM([.M122];[.P122];[.S122];[.V122];[.Y122])" office:value-type="percentage" office:value="0.0071604071254049" calcext:value-type="percentage">
            <text:p>0.72%</text:p>
          </table:table-cell>
          <table:table-cell table:style-name="ce1" office:value-type="float" office:value="122482" calcext:value-type="float">
            <text:p>122482</text:p>
          </table:table-cell>
          <table:table-cell table:style-name="ce1" office:value-type="float" office:value="171344" calcext:value-type="float">
            <text:p>171344</text:p>
          </table:table-cell>
          <table:table-cell table:style-name="ce42" table:formula="of:=[.K122]/[.$K$518]" office:value-type="percentage" office:value="0.00063635454519307" calcext:value-type="percentage">
            <text:p>0.06%</text:p>
          </table:table-cell>
          <table:table-cell office:value-type="float" office:value="198654" calcext:value-type="float">
            <text:p>198654</text:p>
          </table:table-cell>
          <table:table-cell office:value-type="float" office:value="236757" calcext:value-type="float">
            <text:p>236757</text:p>
          </table:table-cell>
          <table:table-cell table:style-name="ce42" table:formula="of:=[.N122]/[.N$518]" office:value-type="percentage" office:value="0.000263667012223434" calcext:value-type="percentage">
            <text:p>0.03%</text:p>
          </table:table-cell>
          <table:table-cell office:value-type="float" office:value="974865" calcext:value-type="float">
            <text:p>974865</text:p>
          </table:table-cell>
          <table:table-cell office:value-type="float" office:value="1137439" calcext:value-type="float">
            <text:p>1137439</text:p>
          </table:table-cell>
          <table:table-cell table:style-name="ce42" table:formula="of:=[.Q122]/[.Q$518]" office:value-type="percentage" office:value="0.00272992677448496" calcext:value-type="percentage">
            <text:p>0.27%</text:p>
          </table:table-cell>
          <table:table-cell office:value-type="float" office:value="1006022" calcext:value-type="float">
            <text:p>1006022</text:p>
          </table:table-cell>
          <table:table-cell office:value-type="float" office:value="1147519" calcext:value-type="float">
            <text:p>1147519</text:p>
          </table:table-cell>
          <table:table-cell table:style-name="ce42" table:formula="of:=[.T122]/[.T$518]" office:value-type="percentage" office:value="0.00165071509120438" calcext:value-type="percentage">
            <text:p>0.17%</text:p>
          </table:table-cell>
          <table:table-cell office:value-type="float" office:value="161589" calcext:value-type="float">
            <text:p>161589</text:p>
          </table:table-cell>
          <table:table-cell office:value-type="float" office:value="247874" calcext:value-type="float">
            <text:p>247874</text:p>
          </table:table-cell>
          <table:table-cell table:style-name="ce42" table:formula="of:=[.W122]/[.W$518]" office:value-type="percentage" office:value="0.00187974370229906" calcext:value-type="percentage">
            <text:p>0.19%</text:p>
          </table:table-cell>
          <table:table-cell table:style-name="ce1" table:number-columns-repeated="99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ld A, 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23];[.N123];[.Q123];[.T123];[.W123])" office:value-type="float" office:value="23997586" calcext:value-type="float">
            <text:p>23997586</text:p>
          </table:table-cell>
          <table:table-cell table:style-name="ce19" table:formula="of:=SUM([.L123];[.O123];[.R123];[.U123];[.X123])" office:value-type="float" office:value="6945708" calcext:value-type="float">
            <text:p>6945708</text:p>
          </table:table-cell>
          <table:table-cell table:style-name="ce28" table:formula="of:=SUM([.M123];[.P123];[.S123];[.V123];[.Y123])" office:value-type="percentage" office:value="0.0421533467185283" calcext:value-type="percentage">
            <text:p>4.22%</text:p>
          </table:table-cell>
          <table:table-cell table:style-name="ce1" office:value-type="float" office:value="632377" calcext:value-type="float">
            <text:p>632377</text:p>
          </table:table-cell>
          <table:table-cell table:style-name="ce1" office:value-type="float" office:value="205713" calcext:value-type="float">
            <text:p>205713</text:p>
          </table:table-cell>
          <table:table-cell table:style-name="ce42" table:formula="of:=[.K123]/[.$K$518]" office:value-type="percentage" office:value="0.00328551116266519" calcext:value-type="percentage">
            <text:p>0.33%</text:p>
          </table:table-cell>
          <table:table-cell office:value-type="float" office:value="18964357" calcext:value-type="float">
            <text:p>18964357</text:p>
          </table:table-cell>
          <table:table-cell office:value-type="float" office:value="5497107" calcext:value-type="float">
            <text:p>5497107</text:p>
          </table:table-cell>
          <table:table-cell table:style-name="ce42" table:formula="of:=[.N123]/[.N$518]" office:value-type="percentage" office:value="0.0251707760675776" calcext:value-type="percentage">
            <text:p>2.52%</text:p>
          </table:table-cell>
          <table:table-cell office:value-type="float" office:value="2496938" calcext:value-type="float">
            <text:p>2496938</text:p>
          </table:table-cell>
          <table:table-cell office:value-type="float" office:value="708052" calcext:value-type="float">
            <text:p>708052</text:p>
          </table:table-cell>
          <table:table-cell table:style-name="ce42" table:formula="of:=[.Q123]/[.Q$518]" office:value-type="percentage" office:value="0.00699220702397657" calcext:value-type="percentage">
            <text:p>0.70%</text:p>
          </table:table-cell>
          <table:table-cell office:value-type="float" office:value="1545544" calcext:value-type="float">
            <text:p>1545544</text:p>
          </table:table-cell>
          <table:table-cell office:value-type="float" office:value="422404" calcext:value-type="float">
            <text:p>422404</text:p>
          </table:table-cell>
          <table:table-cell table:style-name="ce42" table:formula="of:=[.T123]/[.T$518]" office:value-type="percentage" office:value="0.00253598112657614" calcext:value-type="percentage">
            <text:p>0.25%</text:p>
          </table:table-cell>
          <table:table-cell office:value-type="float" office:value="358370" calcext:value-type="float">
            <text:p>358370</text:p>
          </table:table-cell>
          <table:table-cell office:value-type="float" office:value="112432" calcext:value-type="float">
            <text:p>112432</text:p>
          </table:table-cell>
          <table:table-cell table:style-name="ce42" table:formula="of:=[.W123]/[.W$518]" office:value-type="percentage" office:value="0.00416887133773285" calcext:value-type="percentage">
            <text:p>0.42%</text:p>
          </table:table-cell>
          <table:table-cell table:style-name="ce1" table:number-columns-repeated="99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ld A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24];[.N124];[.Q124];[.T124];[.W124])" office:value-type="float" office:value="4917116" calcext:value-type="float">
            <text:p>4917116</text:p>
          </table:table-cell>
          <table:table-cell table:style-name="ce19" table:formula="of:=SUM([.L124];[.O124];[.R124];[.U124];[.X124])" office:value-type="float" office:value="1425432" calcext:value-type="float">
            <text:p>1425432</text:p>
          </table:table-cell>
          <table:table-cell table:style-name="ce28" table:formula="of:=SUM([.M124];[.P124];[.S124];[.V124];[.Y124])" office:value-type="percentage" office:value="0.0131161863071992" calcext:value-type="percentage">
            <text:p>1.31%</text:p>
          </table:table-cell>
          <table:table-cell table:style-name="ce1" office:value-type="float" office:value="329725" calcext:value-type="float">
            <text:p>329725</text:p>
          </table:table-cell>
          <table:table-cell table:style-name="ce1" office:value-type="float" office:value="113038" calcext:value-type="float">
            <text:p>113038</text:p>
          </table:table-cell>
          <table:table-cell table:style-name="ce42" table:formula="of:=[.K124]/[.$K$518]" office:value-type="percentage" office:value="0.00171308439128839" calcext:value-type="percentage">
            <text:p>0.17%</text:p>
          </table:table-cell>
          <table:table-cell office:value-type="float" office:value="770227" calcext:value-type="float">
            <text:p>770227</text:p>
          </table:table-cell>
          <table:table-cell office:value-type="float" office:value="234695" calcext:value-type="float">
            <text:p>234695</text:p>
          </table:table-cell>
          <table:table-cell table:style-name="ce42" table:formula="of:=[.N124]/[.N$518]" office:value-type="percentage" office:value="0.00102229732008325" calcext:value-type="percentage">
            <text:p>0.10%</text:p>
          </table:table-cell>
          <table:table-cell office:value-type="float" office:value="1923689" calcext:value-type="float">
            <text:p>1923689</text:p>
          </table:table-cell>
          <table:table-cell office:value-type="float" office:value="534691" calcext:value-type="float">
            <text:p>534691</text:p>
          </table:table-cell>
          <table:table-cell table:style-name="ce42" table:formula="of:=[.Q124]/[.Q$518]" office:value-type="percentage" office:value="0.00538693060770691" calcext:value-type="percentage">
            <text:p>0.54%</text:p>
          </table:table-cell>
          <table:table-cell office:value-type="float" office:value="1704625" calcext:value-type="float">
            <text:p>1704625</text:p>
          </table:table-cell>
          <table:table-cell office:value-type="float" office:value="474242" calcext:value-type="float">
            <text:p>474242</text:p>
          </table:table-cell>
          <table:table-cell table:style-name="ce42" table:formula="of:=[.T124]/[.T$518]" office:value-type="percentage" office:value="0.00279700663836801" calcext:value-type="percentage">
            <text:p>0.28%</text:p>
          </table:table-cell>
          <table:table-cell office:value-type="float" office:value="188850" calcext:value-type="float">
            <text:p>188850</text:p>
          </table:table-cell>
          <table:table-cell office:value-type="float" office:value="68766" calcext:value-type="float">
            <text:p>68766</text:p>
          </table:table-cell>
          <table:table-cell table:style-name="ce42" table:formula="of:=[.W124]/[.W$518]" office:value-type="percentage" office:value="0.00219686734975262" calcext:value-type="percentage">
            <text:p>0.22%</text:p>
          </table:table-cell>
          <table:table-cell table:style-name="ce1" table:number-columns-repeated="99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ld A, 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25];[.N125];[.Q125];[.T125];[.W125])" office:value-type="float" office:value="1094860" calcext:value-type="float">
            <text:p>1094860</text:p>
          </table:table-cell>
          <table:table-cell table:style-name="ce19" table:formula="of:=SUM([.L125];[.O125];[.R125];[.U125];[.X125])" office:value-type="float" office:value="313853" calcext:value-type="float">
            <text:p>313853</text:p>
          </table:table-cell>
          <table:table-cell table:style-name="ce28" table:formula="of:=SUM([.M125];[.P125];[.S125];[.V125];[.Y125])" office:value-type="percentage" office:value="0.00264532619880478" calcext:value-type="percentage">
            <text:p>0.26%</text:p>
          </table:table-cell>
          <table:table-cell table:style-name="ce1" office:value-type="float" office:value="198195" calcext:value-type="float">
            <text:p>198195</text:p>
          </table:table-cell>
          <table:table-cell table:style-name="ce1" office:value-type="float" office:value="68418" calcext:value-type="float">
            <text:p>68418</text:p>
          </table:table-cell>
          <table:table-cell table:style-name="ce42" table:formula="of:=[.K125]/[.$K$518]" office:value-type="percentage" office:value="0.00102972101275731" calcext:value-type="percentage">
            <text:p>0.10%</text:p>
          </table:table-cell>
          <table:table-cell office:value-type="float" office:value="45693" calcext:value-type="float">
            <text:p>45693</text:p>
          </table:table-cell>
          <table:table-cell office:value-type="float" office:value="13569" calcext:value-type="float">
            <text:p>13569</text:p>
          </table:table-cell>
          <table:table-cell table:style-name="ce42" table:formula="of:=[.N125]/[.N$518]" office:value-type="percentage" office:value="0.0000606468371617252" calcext:value-type="percentage">
            <text:p>0.01%</text:p>
          </table:table-cell>
          <table:table-cell office:value-type="float" office:value="136600" calcext:value-type="float">
            <text:p>136600</text:p>
          </table:table-cell>
          <table:table-cell office:value-type="float" office:value="37660" calcext:value-type="float">
            <text:p>37660</text:p>
          </table:table-cell>
          <table:table-cell table:style-name="ce42" table:formula="of:=[.Q125]/[.Q$518]" office:value-type="percentage" office:value="0.000382522705599899" calcext:value-type="percentage">
            <text:p>0.04%</text:p>
          </table:table-cell>
          <table:table-cell office:value-type="float" office:value="714345" calcext:value-type="float">
            <text:p>714345</text:p>
          </table:table-cell>
          <table:table-cell office:value-type="float" office:value="194199" calcext:value-type="float">
            <text:p>194199</text:p>
          </table:table-cell>
          <table:table-cell table:style-name="ce42" table:formula="of:=[.T125]/[.T$518]" office:value-type="percentage" office:value="0.00117212155581726" calcext:value-type="percentage">
            <text:p>0.12%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42" table:formula="of:=[.W125]/[.W$518]" office:value-type="percentage" office:value="0.000000314087468590526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ld A, 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26];[.N126];[.Q126];[.T126];[.W126])" office:value-type="float" office:value="3465654" calcext:value-type="float">
            <text:p>3465654</text:p>
          </table:table-cell>
          <table:table-cell table:style-name="ce19" table:formula="of:=SUM([.L126];[.O126];[.R126];[.U126];[.X126])" office:value-type="float" office:value="1041776" calcext:value-type="float">
            <text:p>1041776</text:p>
          </table:table-cell>
          <table:table-cell table:style-name="ce28" table:formula="of:=SUM([.M126];[.P126];[.S126];[.V126];[.Y126])" office:value-type="percentage" office:value="0.010669939816994" calcext:value-type="percentage">
            <text:p>1.07%</text:p>
          </table:table-cell>
          <table:table-cell table:style-name="ce1" office:value-type="float" office:value="674876" calcext:value-type="float">
            <text:p>674876</text:p>
          </table:table-cell>
          <table:table-cell table:style-name="ce1" office:value-type="float" office:value="240192" calcext:value-type="float">
            <text:p>240192</text:p>
          </table:table-cell>
          <table:table-cell table:style-name="ce42" table:formula="of:=[.K126]/[.$K$518]" office:value-type="percentage" office:value="0.00350631447920281" calcext:value-type="percentage">
            <text:p>0.35%</text:p>
          </table:table-cell>
          <table:table-cell office:value-type="float" office:value="34989" calcext:value-type="float">
            <text:p>34989</text:p>
          </table:table-cell>
          <table:table-cell office:value-type="float" office:value="10458" calcext:value-type="float">
            <text:p>10458</text:p>
          </table:table-cell>
          <table:table-cell table:style-name="ce42" table:formula="of:=[.N126]/[.N$518]" office:value-type="percentage" office:value="0.0000464397650723656" calcext:value-type="percentage">
            <text:p>0.00%</text:p>
          </table:table-cell>
          <table:table-cell office:value-type="float" office:value="1770499" calcext:value-type="float">
            <text:p>1770499</text:p>
          </table:table-cell>
          <table:table-cell office:value-type="float" office:value="511689" calcext:value-type="float">
            <text:p>511689</text:p>
          </table:table-cell>
          <table:table-cell table:style-name="ce42" table:formula="of:=[.Q126]/[.Q$518]" office:value-type="percentage" office:value="0.00495795071553378" calcext:value-type="percentage">
            <text:p>0.50%</text:p>
          </table:table-cell>
          <table:table-cell office:value-type="float" office:value="930993" calcext:value-type="float">
            <text:p>930993</text:p>
          </table:table-cell>
          <table:table-cell office:value-type="float" office:value="259578" calcext:value-type="float">
            <text:p>259578</text:p>
          </table:table-cell>
          <table:table-cell table:style-name="ce42" table:formula="of:=[.T126]/[.T$518]" office:value-type="percentage" office:value="0.00152760495784947" calcext:value-type="percentage">
            <text:p>0.15%</text:p>
          </table:table-cell>
          <table:table-cell office:value-type="float" office:value="54297" calcext:value-type="float">
            <text:p>54297</text:p>
          </table:table-cell>
          <table:table-cell office:value-type="float" office:value="19859" calcext:value-type="float">
            <text:p>19859</text:p>
          </table:table-cell>
          <table:table-cell table:style-name="ce42" table:formula="of:=[.W126]/[.W$518]" office:value-type="percentage" office:value="0.000631629899335548" calcext:value-type="percentage">
            <text:p>0.06%</text:p>
          </table:table-cell>
          <table:table-cell table:style-name="ce1" table:number-columns-repeated="99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ld A, 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27];[.N127];[.Q127];[.T127];[.W127])" office:value-type="float" office:value="6742908" calcext:value-type="float">
            <text:p>6742908</text:p>
          </table:table-cell>
          <table:table-cell table:style-name="ce19" table:formula="of:=SUM([.L127];[.O127];[.R127];[.U127];[.X127])" office:value-type="float" office:value="1865335" calcext:value-type="float">
            <text:p>1865335</text:p>
          </table:table-cell>
          <table:table-cell table:style-name="ce28" table:formula="of:=SUM([.M127];[.P127];[.S127];[.V127];[.Y127])" office:value-type="percentage" office:value="0.0119648127408584" calcext:value-type="percentage">
            <text:p>1.20%</text:p>
          </table:table-cell>
          <table:table-cell table:style-name="ce1" office:value-type="float" office:value="16415" calcext:value-type="float">
            <text:p>16415</text:p>
          </table:table-cell>
          <table:table-cell table:style-name="ce1" office:value-type="float" office:value="5783" calcext:value-type="float">
            <text:p>5783</text:p>
          </table:table-cell>
          <table:table-cell table:style-name="ce42" table:formula="of:=[.K127]/[.$K$518]" office:value-type="percentage" office:value="0.000085284040588366" calcext:value-type="percentage">
            <text:p>0.01%</text:p>
          </table:table-cell>
          <table:table-cell office:value-type="float" office:value="2160764" calcext:value-type="float">
            <text:p>2160764</text:p>
          </table:table-cell>
          <table:table-cell office:value-type="float" office:value="604964" calcext:value-type="float">
            <text:p>604964</text:p>
          </table:table-cell>
          <table:table-cell table:style-name="ce42" table:formula="of:=[.N127]/[.N$518]" office:value-type="percentage" office:value="0.00286791198767684" calcext:value-type="percentage">
            <text:p>0.29%</text:p>
          </table:table-cell>
          <table:table-cell office:value-type="float" office:value="829449" calcext:value-type="float">
            <text:p>829449</text:p>
          </table:table-cell>
          <table:table-cell office:value-type="float" office:value="228393" calcext:value-type="float">
            <text:p>228393</text:p>
          </table:table-cell>
          <table:table-cell table:style-name="ce42" table:formula="of:=[.Q127]/[.Q$518]" office:value-type="percentage" office:value="0.00232271651271691" calcext:value-type="percentage">
            <text:p>0.23%</text:p>
          </table:table-cell>
          <table:table-cell office:value-type="float" office:value="3680407" calcext:value-type="float">
            <text:p>3680407</text:p>
          </table:table-cell>
          <table:table-cell office:value-type="float" office:value="1006139" calcext:value-type="float">
            <text:p>1006139</text:p>
          </table:table-cell>
          <table:table-cell table:style-name="ce42" table:formula="of:=[.T127]/[.T$518]" office:value-type="percentage" office:value="0.00603893689867044" calcext:value-type="percentage">
            <text:p>0.60%</text:p>
          </table:table-cell>
          <table:table-cell office:value-type="float" office:value="55873" calcext:value-type="float">
            <text:p>55873</text:p>
          </table:table-cell>
          <table:table-cell office:value-type="float" office:value="20056" calcext:value-type="float">
            <text:p>20056</text:p>
          </table:table-cell>
          <table:table-cell table:style-name="ce42" table:formula="of:=[.W127]/[.W$518]" office:value-type="percentage" office:value="0.000649963301205869" calcext:value-type="percentage">
            <text:p>0.06%</text:p>
          </table:table-cell>
          <table:table-cell table:style-name="ce1" table:number-columns-repeated="99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ld A, 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28];[.N128];[.Q128];[.T128];[.W128])" office:value-type="float" office:value="7168387" calcext:value-type="float">
            <text:p>7168387</text:p>
          </table:table-cell>
          <table:table-cell table:style-name="ce19" table:formula="of:=SUM([.L128];[.O128];[.R128];[.U128];[.X128])" office:value-type="float" office:value="2105056" calcext:value-type="float">
            <text:p>2105056</text:p>
          </table:table-cell>
          <table:table-cell table:style-name="ce28" table:formula="of:=SUM([.M128];[.P128];[.S128];[.V128];[.Y128])" office:value-type="percentage" office:value="0.016183090830289" calcext:value-type="percentage">
            <text:p>1.62%</text:p>
          </table:table-cell>
          <table:table-cell table:style-name="ce1" office:value-type="float" office:value="685028" calcext:value-type="float">
            <text:p>685028</text:p>
          </table:table-cell>
          <table:table-cell table:style-name="ce1" office:value-type="float" office:value="240581" calcext:value-type="float">
            <text:p>240581</text:p>
          </table:table-cell>
          <table:table-cell table:style-name="ce42" table:formula="of:=[.K128]/[.$K$518]" office:value-type="percentage" office:value="0.00355905913835926" calcext:value-type="percentage">
            <text:p>0.36%</text:p>
          </table:table-cell>
          <table:table-cell office:value-type="float" office:value="2055388" calcext:value-type="float">
            <text:p>2055388</text:p>
          </table:table-cell>
          <table:table-cell office:value-type="float" office:value="601824" calcext:value-type="float">
            <text:p>601824</text:p>
          </table:table-cell>
          <table:table-cell table:style-name="ce42" table:formula="of:=[.N128]/[.N$518]" office:value-type="percentage" office:value="0.00272804984002285" calcext:value-type="percentage">
            <text:p>0.27%</text:p>
          </table:table-cell>
          <table:table-cell office:value-type="float" office:value="879749" calcext:value-type="float">
            <text:p>879749</text:p>
          </table:table-cell>
          <table:table-cell office:value-type="float" office:value="253513" calcext:value-type="float">
            <text:p>253513</text:p>
          </table:table-cell>
          <table:table-cell table:style-name="ce42" table:formula="of:=[.Q128]/[.Q$518]" office:value-type="percentage" office:value="0.00246357223813181" calcext:value-type="percentage">
            <text:p>0.25%</text:p>
          </table:table-cell>
          <table:table-cell office:value-type="float" office:value="3387057" calcext:value-type="float">
            <text:p>3387057</text:p>
          </table:table-cell>
          <table:table-cell office:value-type="float" office:value="949862" calcext:value-type="float">
            <text:p>949862</text:p>
          </table:table-cell>
          <table:table-cell table:style-name="ce42" table:formula="of:=[.T128]/[.T$518]" office:value-type="percentage" office:value="0.00555759824801986" calcext:value-type="percentage">
            <text:p>0.56%</text:p>
          </table:table-cell>
          <table:table-cell office:value-type="float" office:value="161165" calcext:value-type="float">
            <text:p>161165</text:p>
          </table:table-cell>
          <table:table-cell office:value-type="float" office:value="59276" calcext:value-type="float">
            <text:p>59276</text:p>
          </table:table-cell>
          <table:table-cell table:style-name="ce42" table:formula="of:=[.W128]/[.W$518]" office:value-type="percentage" office:value="0.00187481136575526" calcext:value-type="percentage">
            <text:p>0.19%</text:p>
          </table:table-cell>
          <table:table-cell table:style-name="ce1" table:number-columns-repeated="99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ld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29];[.N129];[.Q129];[.T129];[.W129])" office:value-type="float" office:value="8489141" calcext:value-type="float">
            <text:p>8489141</text:p>
          </table:table-cell>
          <table:table-cell table:style-name="ce19" table:formula="of:=SUM([.L129];[.O129];[.R129];[.U129];[.X129])" office:value-type="float" office:value="10476782" calcext:value-type="float">
            <text:p>10476782</text:p>
          </table:table-cell>
          <table:table-cell table:style-name="ce28" table:formula="of:=SUM([.M129];[.P129];[.S129];[.V129];[.Y129])" office:value-type="percentage" office:value="0.0231827299040198" calcext:value-type="percentage">
            <text:p>2.32%</text:p>
          </table:table-cell>
          <table:table-cell table:style-name="ce1" office:value-type="float" office:value="902948" calcext:value-type="float">
            <text:p>902948</text:p>
          </table:table-cell>
          <table:table-cell table:style-name="ce1" office:value-type="float" office:value="1304061" calcext:value-type="float">
            <text:p>1304061</text:p>
          </table:table-cell>
          <table:table-cell table:style-name="ce42" table:formula="of:=[.K129]/[.$K$518]" office:value-type="percentage" office:value="0.00469126127817143" calcext:value-type="percentage">
            <text:p>0.47%</text:p>
          </table:table-cell>
          <table:table-cell office:value-type="float" office:value="2098165" calcext:value-type="float">
            <text:p>2098165</text:p>
          </table:table-cell>
          <table:table-cell office:value-type="float" office:value="2590434" calcext:value-type="float">
            <text:p>2590434</text:p>
          </table:table-cell>
          <table:table-cell table:style-name="ce42" table:formula="of:=[.N129]/[.N$518]" office:value-type="percentage" office:value="0.00278482636494498" calcext:value-type="percentage">
            <text:p>0.28%</text:p>
          </table:table-cell>
          <table:table-cell office:value-type="float" office:value="1068406" calcext:value-type="float">
            <text:p>1068406</text:p>
          </table:table-cell>
          <table:table-cell office:value-type="float" office:value="1306972" calcext:value-type="float">
            <text:p>1306972</text:p>
          </table:table-cell>
          <table:table-cell table:style-name="ce42" table:formula="of:=[.Q129]/[.Q$518]" office:value-type="percentage" office:value="0.00299187081844191" calcext:value-type="percentage">
            <text:p>0.30%</text:p>
          </table:table-cell>
          <table:table-cell office:value-type="float" office:value="3872896" calcext:value-type="float">
            <text:p>3872896</text:p>
          </table:table-cell>
          <table:table-cell office:value-type="float" office:value="4433882" calcext:value-type="float">
            <text:p>4433882</text:p>
          </table:table-cell>
          <table:table-cell table:style-name="ce42" table:formula="of:=[.T129]/[.T$518]" office:value-type="percentage" office:value="0.00635477939236426" calcext:value-type="percentage">
            <text:p>0.64%</text:p>
          </table:table-cell>
          <table:table-cell office:value-type="float" office:value="546726" calcext:value-type="float">
            <text:p>546726</text:p>
          </table:table-cell>
          <table:table-cell office:value-type="float" office:value="841433" calcext:value-type="float">
            <text:p>841433</text:p>
          </table:table-cell>
          <table:table-cell table:style-name="ce42" table:formula="of:=[.W129]/[.W$518]" office:value-type="percentage" office:value="0.00635999205009718" calcext:value-type="percentage">
            <text:p>0.64%</text:p>
          </table:table-cell>
          <table:table-cell table:style-name="ce1" table:number-columns-repeated="99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ld A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30];[.N130];[.Q130];[.T130];[.W130])" office:value-type="float" office:value="0" calcext:value-type="float">
            <text:p>0</text:p>
          </table:table-cell>
          <table:table-cell table:style-name="ce19" table:formula="of:=SUM([.L130];[.O130];[.R130];[.U130];[.X130])" office:value-type="float" office:value="0" calcext:value-type="float">
            <text:p>0</text:p>
          </table:table-cell>
          <table:table-cell table:style-name="ce28" table:formula="of:=SUM([.M130];[.P130];[.S130];[.V130];[.Y13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3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3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3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13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3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add A, 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31];[.N131];[.Q131];[.T131];[.W131])" office:value-type="float" office:value="1511160" calcext:value-type="float">
            <text:p>1511160</text:p>
          </table:table-cell>
          <table:table-cell table:style-name="ce19" table:formula="of:=SUM([.L131];[.O131];[.R131];[.U131];[.X131])" office:value-type="float" office:value="493086" calcext:value-type="float">
            <text:p>493086</text:p>
          </table:table-cell>
          <table:table-cell table:style-name="ce28" table:formula="of:=SUM([.M131];[.P131];[.S131];[.V131];[.Y131])" office:value-type="percentage" office:value="0.00539796348929413" calcext:value-type="percentage">
            <text:p>0.54%</text:p>
          </table:table-cell>
          <table:table-cell table:style-name="ce1" office:value-type="float" office:value="687702" calcext:value-type="float">
            <text:p>687702</text:p>
          </table:table-cell>
          <table:table-cell table:style-name="ce1" office:value-type="float" office:value="247473" calcext:value-type="float">
            <text:p>247473</text:p>
          </table:table-cell>
          <table:table-cell table:style-name="ce42" table:formula="of:=[.K131]/[.$K$518]" office:value-type="percentage" office:value="0.00357295189038687" calcext:value-type="percentage">
            <text:p>0.36%</text:p>
          </table:table-cell>
          <table:table-cell office:value-type="float" office:value="427893" calcext:value-type="float">
            <text:p>427893</text:p>
          </table:table-cell>
          <table:table-cell office:value-type="float" office:value="127080" calcext:value-type="float">
            <text:p>127080</text:p>
          </table:table-cell>
          <table:table-cell table:style-name="ce42" table:formula="of:=[.N131]/[.N$518]" office:value-type="percentage" office:value="0.000567928503132691" calcext:value-type="percentage">
            <text:p>0.06%</text:p>
          </table:table-cell>
          <table:table-cell office:value-type="float" office:value="61023" calcext:value-type="float">
            <text:p>61023</text:p>
          </table:table-cell>
          <table:table-cell office:value-type="float" office:value="17745" calcext:value-type="float">
            <text:p>17745</text:p>
          </table:table-cell>
          <table:table-cell table:style-name="ce42" table:formula="of:=[.Q131]/[.Q$518]" office:value-type="percentage" office:value="0.000170883477773226" calcext:value-type="percentage">
            <text:p>0.02%</text:p>
          </table:table-cell>
          <table:table-cell office:value-type="float" office:value="280772" calcext:value-type="float">
            <text:p>280772</text:p>
          </table:table-cell>
          <table:table-cell office:value-type="float" office:value="80225" calcext:value-type="float">
            <text:p>80225</text:p>
          </table:table-cell>
          <table:table-cell table:style-name="ce42" table:formula="of:=[.T131]/[.T$518]" office:value-type="percentage" office:value="0.000460700240737912" calcext:value-type="percentage">
            <text:p>0.05%</text:p>
          </table:table-cell>
          <table:table-cell office:value-type="float" office:value="53770" calcext:value-type="float">
            <text:p>53770</text:p>
          </table:table-cell>
          <table:table-cell office:value-type="float" office:value="20563" calcext:value-type="float">
            <text:p>20563</text:p>
          </table:table-cell>
          <table:table-cell table:style-name="ce42" table:formula="of:=[.W131]/[.W$518]" office:value-type="percentage" office:value="0.000625499377263429" calcext:value-type="percentage">
            <text:p>0.06%</text:p>
          </table:table-cell>
          <table:table-cell table:style-name="ce1" table:number-columns-repeated="99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add A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32];[.N132];[.Q132];[.T132];[.W132])" office:value-type="float" office:value="5725143" calcext:value-type="float">
            <text:p>5725143</text:p>
          </table:table-cell>
          <table:table-cell table:style-name="ce19" table:formula="of:=SUM([.L132];[.O132];[.R132];[.U132];[.X132])" office:value-type="float" office:value="1767900" calcext:value-type="float">
            <text:p>1767900</text:p>
          </table:table-cell>
          <table:table-cell table:style-name="ce28" table:formula="of:=SUM([.M132];[.P132];[.S132];[.V132];[.Y132])" office:value-type="percentage" office:value="0.0123771080819402" calcext:value-type="percentage">
            <text:p>1.24%</text:p>
          </table:table-cell>
          <table:table-cell table:style-name="ce1" office:value-type="float" office:value="463527" calcext:value-type="float">
            <text:p>463527</text:p>
          </table:table-cell>
          <table:table-cell table:style-name="ce1" office:value-type="float" office:value="169265" calcext:value-type="float">
            <text:p>169265</text:p>
          </table:table-cell>
          <table:table-cell table:style-name="ce42" table:formula="of:=[.K132]/[.$K$518]" office:value-type="percentage" office:value="0.00240825193309799" calcext:value-type="percentage">
            <text:p>0.24%</text:p>
          </table:table-cell>
          <table:table-cell office:value-type="float" office:value="4100899" calcext:value-type="float">
            <text:p>4100899</text:p>
          </table:table-cell>
          <table:table-cell office:value-type="float" office:value="1234174" calcext:value-type="float">
            <text:p>1234174</text:p>
          </table:table-cell>
          <table:table-cell table:style-name="ce42" table:formula="of:=[.N132]/[.N$518]" office:value-type="percentage" office:value="0.00544299025823828" calcext:value-type="percentage">
            <text:p>0.54%</text:p>
          </table:table-cell>
          <table:table-cell office:value-type="float" office:value="187936" calcext:value-type="float">
            <text:p>187936</text:p>
          </table:table-cell>
          <table:table-cell office:value-type="float" office:value="56709" calcext:value-type="float">
            <text:p>56709</text:p>
          </table:table-cell>
          <table:table-cell table:style-name="ce42" table:formula="of:=[.Q132]/[.Q$518]" office:value-type="percentage" office:value="0.000526279554902068" calcext:value-type="percentage">
            <text:p>0.05%</text:p>
          </table:table-cell>
          <table:table-cell office:value-type="float" office:value="732248" calcext:value-type="float">
            <text:p>732248</text:p>
          </table:table-cell>
          <table:table-cell office:value-type="float" office:value="214978" calcext:value-type="float">
            <text:p>214978</text:p>
          </table:table-cell>
          <table:table-cell table:style-name="ce42" table:formula="of:=[.T132]/[.T$518]" office:value-type="percentage" office:value="0.00120149740672095" calcext:value-type="percentage">
            <text:p>0.12%</text:p>
          </table:table-cell>
          <table:table-cell office:value-type="float" office:value="240533" calcext:value-type="float">
            <text:p>240533</text:p>
          </table:table-cell>
          <table:table-cell office:value-type="float" office:value="92774" calcext:value-type="float">
            <text:p>92774</text:p>
          </table:table-cell>
          <table:table-cell table:style-name="ce42" table:formula="of:=[.W132]/[.W$518]" office:value-type="percentage" office:value="0.00279808892898093" calcext:value-type="percentage">
            <text:p>0.28%</text:p>
          </table:table-cell>
          <table:table-cell table:style-name="ce1" table:number-columns-repeated="99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add A, 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33];[.N133];[.Q133];[.T133];[.W133])" office:value-type="float" office:value="202284" calcext:value-type="float">
            <text:p>202284</text:p>
          </table:table-cell>
          <table:table-cell table:style-name="ce19" table:formula="of:=SUM([.L133];[.O133];[.R133];[.U133];[.X133])" office:value-type="float" office:value="61478" calcext:value-type="float">
            <text:p>61478</text:p>
          </table:table-cell>
          <table:table-cell table:style-name="ce28" table:formula="of:=SUM([.M133];[.P133];[.S133];[.V133];[.Y133])" office:value-type="percentage" office:value="0.000411548314343158" calcext:value-type="percentage">
            <text:p>0.04%</text:p>
          </table:table-cell>
          <table:table-cell table:style-name="ce1" office:value-type="float" office:value="15142" calcext:value-type="float">
            <text:p>15142</text:p>
          </table:table-cell>
          <table:table-cell table:style-name="ce1" office:value-type="float" office:value="5353" calcext:value-type="float">
            <text:p>5353</text:p>
          </table:table-cell>
          <table:table-cell table:style-name="ce42" table:formula="of:=[.K133]/[.$K$518]" office:value-type="percentage" office:value="0.000078670176216207" calcext:value-type="percentage">
            <text:p>0.01%</text:p>
          </table:table-cell>
          <table:table-cell office:value-type="float" office:value="78766" calcext:value-type="float">
            <text:p>78766</text:p>
          </table:table-cell>
          <table:table-cell office:value-type="float" office:value="23633" calcext:value-type="float">
            <text:p>23633</text:p>
          </table:table-cell>
          <table:table-cell table:style-name="ce42" table:formula="of:=[.N133]/[.N$518]" office:value-type="percentage" office:value="0.000104543557566377" calcext:value-type="percentage">
            <text:p>0.01%</text:p>
          </table:table-cell>
          <table:table-cell office:value-type="float" office:value="5005" calcext:value-type="float">
            <text:p>5005</text:p>
          </table:table-cell>
          <table:table-cell office:value-type="float" office:value="1395" calcext:value-type="float">
            <text:p>1395</text:p>
          </table:table-cell>
          <table:table-cell table:style-name="ce42" table:formula="of:=[.Q133]/[.Q$518]" office:value-type="percentage" office:value="0.0000140155647256771" calcext:value-type="percentage">
            <text:p>0.00%</text:p>
          </table:table-cell>
          <table:table-cell office:value-type="float" office:value="98897" calcext:value-type="float">
            <text:p>98897</text:p>
          </table:table-cell>
          <table:table-cell office:value-type="float" office:value="29366" calcext:value-type="float">
            <text:p>29366</text:p>
          </table:table-cell>
          <table:table-cell table:style-name="ce42" table:formula="of:=[.T133]/[.T$518]" office:value-type="percentage" office:value="0.000162273559002526" calcext:value-type="percentage">
            <text:p>0.02%</text:p>
          </table:table-cell>
          <table:table-cell office:value-type="float" office:value="4474" calcext:value-type="float">
            <text:p>4474</text:p>
          </table:table-cell>
          <table:table-cell office:value-type="float" office:value="1731" calcext:value-type="float">
            <text:p>1731</text:p>
          </table:table-cell>
          <table:table-cell table:style-name="ce42" table:formula="of:=[.W133]/[.W$518]" office:value-type="percentage" office:value="0.0000520454568323709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add A, 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34];[.N134];[.Q134];[.T134];[.W134])" office:value-type="float" office:value="967052" calcext:value-type="float">
            <text:p>967052</text:p>
          </table:table-cell>
          <table:table-cell table:style-name="ce19" table:formula="of:=SUM([.L134];[.O134];[.R134];[.U134];[.X134])" office:value-type="float" office:value="302763" calcext:value-type="float">
            <text:p>302763</text:p>
          </table:table-cell>
          <table:table-cell table:style-name="ce28" table:formula="of:=SUM([.M134];[.P134];[.S134];[.V134];[.Y134])" office:value-type="percentage" office:value="0.00253791348582025" calcext:value-type="percentage">
            <text:p>0.25%</text:p>
          </table:table-cell>
          <table:table-cell table:style-name="ce1" office:value-type="float" office:value="4232" calcext:value-type="float">
            <text:p>4232</text:p>
          </table:table-cell>
          <table:table-cell table:style-name="ce1" office:value-type="float" office:value="1644" calcext:value-type="float">
            <text:p>1644</text:p>
          </table:table-cell>
          <table:table-cell table:style-name="ce42" table:formula="of:=[.K134]/[.$K$518]" office:value-type="percentage" office:value="0.0000219873323039881" calcext:value-type="percentage">
            <text:p>0.00%</text:p>
          </table:table-cell>
          <table:table-cell office:value-type="float" office:value="642011" calcext:value-type="float">
            <text:p>642011</text:p>
          </table:table-cell>
          <table:table-cell office:value-type="float" office:value="195702" calcext:value-type="float">
            <text:p>195702</text:p>
          </table:table-cell>
          <table:table-cell table:style-name="ce42" table:formula="of:=[.N134]/[.N$518]" office:value-type="percentage" office:value="0.000852120381087614" calcext:value-type="percentage">
            <text:p>0.09%</text:p>
          </table:table-cell>
          <table:table-cell office:value-type="float" office:value="155746" calcext:value-type="float">
            <text:p>155746</text:p>
          </table:table-cell>
          <table:table-cell office:value-type="float" office:value="48491" calcext:value-type="float">
            <text:p>48491</text:p>
          </table:table-cell>
          <table:table-cell table:style-name="ce42" table:formula="of:=[.Q134]/[.Q$518]" office:value-type="percentage" office:value="0.000436137491261799" calcext:value-type="percentage">
            <text:p>0.04%</text:p>
          </table:table-cell>
          <table:table-cell office:value-type="float" office:value="69304" calcext:value-type="float">
            <text:p>69304</text:p>
          </table:table-cell>
          <table:table-cell office:value-type="float" office:value="20815" calcext:value-type="float">
            <text:p>20815</text:p>
          </table:table-cell>
          <table:table-cell table:style-name="ce42" table:formula="of:=[.T134]/[.T$518]" office:value-type="percentage" office:value="0.000113716358768325" calcext:value-type="percentage">
            <text:p>0.01%</text:p>
          </table:table-cell>
          <table:table-cell office:value-type="float" office:value="95759" calcext:value-type="float">
            <text:p>95759</text:p>
          </table:table-cell>
          <table:table-cell office:value-type="float" office:value="36111" calcext:value-type="float">
            <text:p>36111</text:p>
          </table:table-cell>
          <table:table-cell table:style-name="ce42" table:formula="of:=[.W134]/[.W$518]" office:value-type="percentage" office:value="0.00111395192239853" calcext:value-type="percentage">
            <text:p>0.11%</text:p>
          </table:table-cell>
          <table:table-cell table:style-name="ce1" table:number-columns-repeated="99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add A, 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35];[.N135];[.Q135];[.T135];[.W135])" office:value-type="float" office:value="46931" calcext:value-type="float">
            <text:p>46931</text:p>
          </table:table-cell>
          <table:table-cell table:style-name="ce19" table:formula="of:=SUM([.L135];[.O135];[.R135];[.U135];[.X135])" office:value-type="float" office:value="16906" calcext:value-type="float">
            <text:p>16906</text:p>
          </table:table-cell>
          <table:table-cell table:style-name="ce28" table:formula="of:=SUM([.M135];[.P135];[.S135];[.V135];[.Y135])" office:value-type="percentage" office:value="0.000411639239389438" calcext:value-type="percentage">
            <text:p>0.04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3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3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35]/[.Q$518]" office:value-type="percentage" office:value="0" calcext:value-type="percentage">
            <text:p>0.00%</text:p>
          </table:table-cell>
          <table:table-cell office:value-type="float" office:value="13441" calcext:value-type="float">
            <text:p>13441</text:p>
          </table:table-cell>
          <table:table-cell office:value-type="float" office:value="4166" calcext:value-type="float">
            <text:p>4166</text:p>
          </table:table-cell>
          <table:table-cell table:style-name="ce42" table:formula="of:=[.T135]/[.T$518]" office:value-type="percentage" office:value="0.0000220544496451152" calcext:value-type="percentage">
            <text:p>0.00%</text:p>
          </table:table-cell>
          <table:table-cell office:value-type="float" office:value="33490" calcext:value-type="float">
            <text:p>33490</text:p>
          </table:table-cell>
          <table:table-cell office:value-type="float" office:value="12740" calcext:value-type="float">
            <text:p>12740</text:p>
          </table:table-cell>
          <table:table-cell table:style-name="ce42" table:formula="of:=[.W135]/[.W$518]" office:value-type="percentage" office:value="0.000389584789744323" calcext:value-type="percentage">
            <text:p>0.04%</text:p>
          </table:table-cell>
          <table:table-cell table:style-name="ce1" table:number-columns-repeated="99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add A, 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36];[.N136];[.Q136];[.T136];[.W136])" office:value-type="float" office:value="1621550" calcext:value-type="float">
            <text:p>1621550</text:p>
          </table:table-cell>
          <table:table-cell table:style-name="ce19" table:formula="of:=SUM([.L136];[.O136];[.R136];[.U136];[.X136])" office:value-type="float" office:value="517370" calcext:value-type="float">
            <text:p>517370</text:p>
          </table:table-cell>
          <table:table-cell table:style-name="ce28" table:formula="of:=SUM([.M136];[.P136];[.S136];[.V136];[.Y136])" office:value-type="percentage" office:value="0.00680464839827274" calcext:value-type="percentage">
            <text:p>0.68%</text:p>
          </table:table-cell>
          <table:table-cell table:style-name="ce1" office:value-type="float" office:value="1740" calcext:value-type="float">
            <text:p>1740</text:p>
          </table:table-cell>
          <table:table-cell table:style-name="ce1" office:value-type="float" office:value="645" calcext:value-type="float">
            <text:p>645</text:p>
          </table:table-cell>
          <table:table-cell table:style-name="ce42" table:formula="of:=[.K136]/[.$K$518]" office:value-type="percentage" office:value="0.0000090401602573108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36]/[.N$518]" office:value-type="percentage" office:value="0" calcext:value-type="percentage">
            <text:p>0.00%</text:p>
          </table:table-cell>
          <table:table-cell office:value-type="float" office:value="924754" calcext:value-type="float">
            <text:p>924754</text:p>
          </table:table-cell>
          <table:table-cell office:value-type="float" office:value="280790" calcext:value-type="float">
            <text:p>280790</text:p>
          </table:table-cell>
          <table:table-cell table:style-name="ce42" table:formula="of:=[.Q136]/[.Q$518]" office:value-type="percentage" office:value="0.0025896003081576" calcext:value-type="percentage">
            <text:p>0.26%</text:p>
          </table:table-cell>
          <table:table-cell office:value-type="float" office:value="388258" calcext:value-type="float">
            <text:p>388258</text:p>
          </table:table-cell>
          <table:table-cell office:value-type="float" office:value="118270" calcext:value-type="float">
            <text:p>118270</text:p>
          </table:table-cell>
          <table:table-cell table:style-name="ce42" table:formula="of:=[.T136]/[.T$518]" office:value-type="percentage" office:value="0.000637066922871299" calcext:value-type="percentage">
            <text:p>0.06%</text:p>
          </table:table-cell>
          <table:table-cell office:value-type="float" office:value="306798" calcext:value-type="float">
            <text:p>306798</text:p>
          </table:table-cell>
          <table:table-cell office:value-type="float" office:value="117665" calcext:value-type="float">
            <text:p>117665</text:p>
          </table:table-cell>
          <table:table-cell table:style-name="ce42" table:formula="of:=[.W136]/[.W$518]" office:value-type="percentage" office:value="0.00356894100698653" calcext:value-type="percentage">
            <text:p>0.36%</text:p>
          </table:table-cell>
          <table:table-cell table:style-name="ce1" table:number-columns-repeated="99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add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37];[.N137];[.Q137];[.T137];[.W137])" office:value-type="float" office:value="821079" calcext:value-type="float">
            <text:p>821079</text:p>
          </table:table-cell>
          <table:table-cell table:style-name="ce19" table:formula="of:=SUM([.L137];[.O137];[.R137];[.U137];[.X137])" office:value-type="float" office:value="1056806" calcext:value-type="float">
            <text:p>1056806</text:p>
          </table:table-cell>
          <table:table-cell table:style-name="ce28" table:formula="of:=SUM([.M137];[.P137];[.S137];[.V137];[.Y137])" office:value-type="percentage" office:value="0.00290704642263837" calcext:value-type="percentage">
            <text:p>0.29%</text:p>
          </table:table-cell>
          <table:table-cell table:style-name="ce1" office:value-type="float" office:value="52071" calcext:value-type="float">
            <text:p>52071</text:p>
          </table:table-cell>
          <table:table-cell table:style-name="ce1" office:value-type="float" office:value="87445" calcext:value-type="float">
            <text:p>87445</text:p>
          </table:table-cell>
          <table:table-cell table:style-name="ce42" table:formula="of:=[.K137]/[.$K$518]" office:value-type="percentage" office:value="0.000270534588941627" calcext:value-type="percentage">
            <text:p>0.03%</text:p>
          </table:table-cell>
          <table:table-cell office:value-type="float" office:value="220047" calcext:value-type="float">
            <text:p>220047</text:p>
          </table:table-cell>
          <table:table-cell office:value-type="float" office:value="274178" calcext:value-type="float">
            <text:p>274178</text:p>
          </table:table-cell>
          <table:table-cell table:style-name="ce42" table:formula="of:=[.N137]/[.N$518]" office:value-type="percentage" office:value="0.000292061247388575" calcext:value-type="percentage">
            <text:p>0.03%</text:p>
          </table:table-cell>
          <table:table-cell office:value-type="float" office:value="122688" calcext:value-type="float">
            <text:p>122688</text:p>
          </table:table-cell>
          <table:table-cell office:value-type="float" office:value="150721" calcext:value-type="float">
            <text:p>150721</text:p>
          </table:table-cell>
          <table:table-cell table:style-name="ce42" table:formula="of:=[.Q137]/[.Q$518]" office:value-type="percentage" office:value="0.000343564756256518" calcext:value-type="percentage">
            <text:p>0.03%</text:p>
          </table:table-cell>
          <table:table-cell office:value-type="float" office:value="296025" calcext:value-type="float">
            <text:p>296025</text:p>
          </table:table-cell>
          <table:table-cell office:value-type="float" office:value="343604" calcext:value-type="float">
            <text:p>343604</text:p>
          </table:table-cell>
          <table:table-cell table:style-name="ce42" table:formula="of:=[.T137]/[.T$518]" office:value-type="percentage" office:value="0.000485727881570956" calcext:value-type="percentage">
            <text:p>0.05%</text:p>
          </table:table-cell>
          <table:table-cell office:value-type="float" office:value="130248" calcext:value-type="float">
            <text:p>130248</text:p>
          </table:table-cell>
          <table:table-cell office:value-type="float" office:value="200858" calcext:value-type="float">
            <text:p>200858</text:p>
          </table:table-cell>
          <table:table-cell table:style-name="ce42" table:formula="of:=[.W137]/[.W$518]" office:value-type="percentage" office:value="0.0015151579484807" calcext:value-type="percentage">
            <text:p>0.15%</text:p>
          </table:table-cell>
          <table:table-cell table:style-name="ce1" table:number-columns-repeated="99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add A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38];[.N138];[.Q138];[.T138];[.W138])" office:value-type="float" office:value="2332722" calcext:value-type="float">
            <text:p>2332722</text:p>
          </table:table-cell>
          <table:table-cell table:style-name="ce19" table:formula="of:=SUM([.L138];[.O138];[.R138];[.U138];[.X138])" office:value-type="float" office:value="752970" calcext:value-type="float">
            <text:p>752970</text:p>
          </table:table-cell>
          <table:table-cell table:style-name="ce28" table:formula="of:=SUM([.M138];[.P138];[.S138];[.V138];[.Y138])" office:value-type="percentage" office:value="0.00828042340013331" calcext:value-type="percentage">
            <text:p>0.83%</text:p>
          </table:table-cell>
          <table:table-cell table:style-name="ce1" office:value-type="float" office:value="589513" calcext:value-type="float">
            <text:p>589513</text:p>
          </table:table-cell>
          <table:table-cell table:style-name="ce1" office:value-type="float" office:value="221304" calcext:value-type="float">
            <text:p>221304</text:p>
          </table:table-cell>
          <table:table-cell table:style-name="ce42" table:formula="of:=[.K138]/[.$K$518]" office:value-type="percentage" office:value="0.0030628114906713" calcext:value-type="percentage">
            <text:p>0.31%</text:p>
          </table:table-cell>
          <table:table-cell office:value-type="float" office:value="154297" calcext:value-type="float">
            <text:p>154297</text:p>
          </table:table-cell>
          <table:table-cell office:value-type="float" office:value="44463" calcext:value-type="float">
            <text:p>44463</text:p>
          </table:table-cell>
          <table:table-cell table:style-name="ce42" table:formula="of:=[.N138]/[.N$518]" office:value-type="percentage" office:value="0.000204793404537735" calcext:value-type="percentage">
            <text:p>0.02%</text:p>
          </table:table-cell>
          <table:table-cell office:value-type="float" office:value="409371" calcext:value-type="float">
            <text:p>409371</text:p>
          </table:table-cell>
          <table:table-cell office:value-type="float" office:value="122653" calcext:value-type="float">
            <text:p>122653</text:p>
          </table:table-cell>
          <table:table-cell table:style-name="ce42" table:formula="of:=[.Q138]/[.Q$518]" office:value-type="percentage" office:value="0.00114636678268035" calcext:value-type="percentage">
            <text:p>0.11%</text:p>
          </table:table-cell>
          <table:table-cell office:value-type="float" office:value="986285" calcext:value-type="float">
            <text:p>986285</text:p>
          </table:table-cell>
          <table:table-cell office:value-type="float" office:value="287636" calcext:value-type="float">
            <text:p>287636</text:p>
          </table:table-cell>
          <table:table-cell table:style-name="ce42" table:formula="of:=[.T138]/[.T$518]" office:value-type="percentage" office:value="0.001618329950765" calcext:value-type="percentage">
            <text:p>0.16%</text:p>
          </table:table-cell>
          <table:table-cell office:value-type="float" office:value="193256" calcext:value-type="float">
            <text:p>193256</text:p>
          </table:table-cell>
          <table:table-cell office:value-type="float" office:value="76914" calcext:value-type="float">
            <text:p>76914</text:p>
          </table:table-cell>
          <table:table-cell table:style-name="ce42" table:formula="of:=[.W138]/[.W$518]" office:value-type="percentage" office:value="0.00224812177147892" calcext:value-type="percentage">
            <text:p>0.22%</text:p>
          </table:table-cell>
          <table:table-cell table:style-name="ce1" table:number-columns-repeated="99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adc A, 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39];[.N139];[.Q139];[.T139];[.W139])" office:value-type="float" office:value="673991" calcext:value-type="float">
            <text:p>673991</text:p>
          </table:table-cell>
          <table:table-cell table:style-name="ce19" table:formula="of:=SUM([.L139];[.O139];[.R139];[.U139];[.X139])" office:value-type="float" office:value="202423" calcext:value-type="float">
            <text:p>202423</text:p>
          </table:table-cell>
          <table:table-cell table:style-name="ce28" table:formula="of:=SUM([.M139];[.P139];[.S139];[.V139];[.Y139])" office:value-type="percentage" office:value="0.00111285201173642" calcext:value-type="percentage">
            <text:p>0.1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39]/[.$K$518]" office:value-type="percentage" office:value="0" calcext:value-type="percentage">
            <text:p>0.00%</text:p>
          </table:table-cell>
          <table:table-cell office:value-type="float" office:value="318" calcext:value-type="float">
            <text:p>318</text:p>
          </table:table-cell>
          <table:table-cell office:value-type="float" office:value="92" calcext:value-type="float">
            <text:p>92</text:p>
          </table:table-cell>
          <table:table-cell table:style-name="ce42" table:formula="of:=[.N139]/[.N$518]" office:value-type="percentage" office:value="0.00000042207108785653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39]/[.Q$518]" office:value-type="percentage" office:value="0" calcext:value-type="percentage">
            <text:p>0.00%</text:p>
          </table:table-cell>
          <table:table-cell office:value-type="float" office:value="672968" calcext:value-type="float">
            <text:p>672968</text:p>
          </table:table-cell>
          <table:table-cell office:value-type="float" office:value="201977" calcext:value-type="float">
            <text:p>201977</text:p>
          </table:table-cell>
          <table:table-cell table:style-name="ce42" table:formula="of:=[.T139]/[.T$518]" office:value-type="percentage" office:value="0.00110422876785759" calcext:value-type="percentage">
            <text:p>0.11%</text:p>
          </table:table-cell>
          <table:table-cell office:value-type="float" office:value="705" calcext:value-type="float">
            <text:p>705</text:p>
          </table:table-cell>
          <table:table-cell office:value-type="float" office:value="354" calcext:value-type="float">
            <text:p>354</text:p>
          </table:table-cell>
          <table:table-cell table:style-name="ce42" table:formula="of:=[.W139]/[.W$518]" office:value-type="percentage" office:value="0.00000820117279097485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adc A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40];[.N140];[.Q140];[.T140];[.W140])" office:value-type="float" office:value="1924" calcext:value-type="float">
            <text:p>1924</text:p>
          </table:table-cell>
          <table:table-cell table:style-name="ce19" table:formula="of:=SUM([.L140];[.O140];[.R140];[.U140];[.X140])" office:value-type="float" office:value="571" calcext:value-type="float">
            <text:p>571</text:p>
          </table:table-cell>
          <table:table-cell table:style-name="ce28" table:formula="of:=SUM([.M140];[.P140];[.S140];[.V140];[.Y140])" office:value-type="percentage" office:value="0.00000305725047406701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40]/[.$K$518]" office:value-type="percentage" office:value="0" calcext:value-type="percentage">
            <text:p>0.00%</text:p>
          </table:table-cell>
          <table:table-cell office:value-type="float" office:value="318" calcext:value-type="float">
            <text:p>318</text:p>
          </table:table-cell>
          <table:table-cell office:value-type="float" office:value="136" calcext:value-type="float">
            <text:p>136</text:p>
          </table:table-cell>
          <table:table-cell table:style-name="ce42" table:formula="of:=[.N140]/[.N$518]" office:value-type="percentage" office:value="0.00000042207108785653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40]/[.Q$518]" office:value-type="percentage" office:value="0" calcext:value-type="percentage">
            <text:p>0.00%</text:p>
          </table:table-cell>
          <table:table-cell office:value-type="float" office:value="1606" calcext:value-type="float">
            <text:p>1606</text:p>
          </table:table-cell>
          <table:table-cell office:value-type="float" office:value="435" calcext:value-type="float">
            <text:p>435</text:p>
          </table:table-cell>
          <table:table-cell table:style-name="ce42" table:formula="of:=[.T140]/[.T$518]" office:value-type="percentage" office:value="0.0000026351793862104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4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x8a</text:p>
          </table:table-cell>
          <table:table-cell office:value-type="string" calcext:value-type="string">
            <text:p>adc A, 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41];[.N141];[.Q141];[.T141];[.W141])" office:value-type="float" office:value="590343" calcext:value-type="float">
            <text:p>590343</text:p>
          </table:table-cell>
          <table:table-cell table:style-name="ce19" table:formula="of:=SUM([.L141];[.O141];[.R141];[.U141];[.X141])" office:value-type="float" office:value="168174" calcext:value-type="float">
            <text:p>168174</text:p>
          </table:table-cell>
          <table:table-cell table:style-name="ce28" table:formula="of:=SUM([.M141];[.P141];[.S141];[.V141];[.Y141])" office:value-type="percentage" office:value="0.00098951826911787" calcext:value-type="percentage">
            <text:p>0.10%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9" calcext:value-type="float">
            <text:p>39</text:p>
          </table:table-cell>
          <table:table-cell table:style-name="ce42" table:formula="of:=[.K141]/[.$K$518]" office:value-type="percentage" office:value="0.00000045720350726629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41]/[.N$518]" office:value-type="percentage" office:value="0" calcext:value-type="percentage">
            <text:p>0.00%</text:p>
          </table:table-cell>
          <table:table-cell office:value-type="float" office:value="17724" calcext:value-type="float">
            <text:p>17724</text:p>
          </table:table-cell>
          <table:table-cell office:value-type="float" office:value="6083" calcext:value-type="float">
            <text:p>6083</text:p>
          </table:table-cell>
          <table:table-cell table:style-name="ce42" table:formula="of:=[.Q141]/[.Q$518]" office:value-type="percentage" office:value="0.0000496327410984817" calcext:value-type="percentage">
            <text:p>0.00%</text:p>
          </table:table-cell>
          <table:table-cell office:value-type="float" office:value="572531" calcext:value-type="float">
            <text:p>572531</text:p>
          </table:table-cell>
          <table:table-cell office:value-type="float" office:value="162052" calcext:value-type="float">
            <text:p>162052</text:p>
          </table:table-cell>
          <table:table-cell table:style-name="ce42" table:formula="of:=[.T141]/[.T$518]" office:value-type="percentage" office:value="0.000939428324512122" calcext:value-type="percentage">
            <text:p>0.09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4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adc A, 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42];[.N142];[.Q142];[.T142];[.W142])" office:value-type="float" office:value="568332" calcext:value-type="float">
            <text:p>568332</text:p>
          </table:table-cell>
          <table:table-cell table:style-name="ce19" table:formula="of:=SUM([.L142];[.O142];[.R142];[.U142];[.X142])" office:value-type="float" office:value="165157" calcext:value-type="float">
            <text:p>165157</text:p>
          </table:table-cell>
          <table:table-cell table:style-name="ce28" table:formula="of:=SUM([.M142];[.P142];[.S142];[.V142];[.Y142])" office:value-type="percentage" office:value="0.000932538462592634" calcext:value-type="percentage">
            <text:p>0.09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4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4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42]/[.Q$518]" office:value-type="percentage" office:value="0" calcext:value-type="percentage">
            <text:p>0.00%</text:p>
          </table:table-cell>
          <table:table-cell office:value-type="float" office:value="568332" calcext:value-type="float">
            <text:p>568332</text:p>
          </table:table-cell>
          <table:table-cell office:value-type="float" office:value="165157" calcext:value-type="float">
            <text:p>165157</text:p>
          </table:table-cell>
          <table:table-cell table:style-name="ce42" table:formula="of:=[.T142]/[.T$518]" office:value-type="percentage" office:value="0.000932538462592634" calcext:value-type="percentage">
            <text:p>0.09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4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adc A, 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43];[.N143];[.Q143];[.T143];[.W143])" office:value-type="float" office:value="374058" calcext:value-type="float">
            <text:p>374058</text:p>
          </table:table-cell>
          <table:table-cell table:style-name="ce19" table:formula="of:=SUM([.L143];[.O143];[.R143];[.U143];[.X143])" office:value-type="float" office:value="117978" calcext:value-type="float">
            <text:p>117978</text:p>
          </table:table-cell>
          <table:table-cell table:style-name="ce28" table:formula="of:=SUM([.M143];[.P143];[.S143];[.V143];[.Y143])" office:value-type="percentage" office:value="0.000754654776804273" calcext:value-type="percentage">
            <text:p>0.08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4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4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43]/[.Q$518]" office:value-type="percentage" office:value="0" calcext:value-type="percentage">
            <text:p>0.00%</text:p>
          </table:table-cell>
          <table:table-cell office:value-type="float" office:value="359958" calcext:value-type="float">
            <text:p>359958</text:p>
          </table:table-cell>
          <table:table-cell office:value-type="float" office:value="112541" calcext:value-type="float">
            <text:p>112541</text:p>
          </table:table-cell>
          <table:table-cell table:style-name="ce42" table:formula="of:=[.T143]/[.T$518]" office:value-type="percentage" office:value="0.000590631320984776" calcext:value-type="percentage">
            <text:p>0.06%</text:p>
          </table:table-cell>
          <table:table-cell office:value-type="float" office:value="14100" calcext:value-type="float">
            <text:p>14100</text:p>
          </table:table-cell>
          <table:table-cell office:value-type="float" office:value="5437" calcext:value-type="float">
            <text:p>5437</text:p>
          </table:table-cell>
          <table:table-cell table:style-name="ce42" table:formula="of:=[.W143]/[.W$518]" office:value-type="percentage" office:value="0.000164023455819497" calcext:value-type="percentage">
            <text:p>0.02%</text:p>
          </table:table-cell>
          <table:table-cell table:style-name="ce1" table:number-columns-repeated="99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x8d</text:p>
          </table:table-cell>
          <table:table-cell office:value-type="string" calcext:value-type="string">
            <text:p>adc A, 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44];[.N144];[.Q144];[.T144];[.W144])" office:value-type="float" office:value="0" calcext:value-type="float">
            <text:p>0</text:p>
          </table:table-cell>
          <table:table-cell table:style-name="ce19" table:formula="of:=SUM([.L144];[.O144];[.R144];[.U144];[.X144])" office:value-type="float" office:value="0" calcext:value-type="float">
            <text:p>0</text:p>
          </table:table-cell>
          <table:table-cell table:style-name="ce28" table:formula="of:=SUM([.M144];[.P144];[.S144];[.V144];[.Y14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4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4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4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14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4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adc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45];[.N145];[.Q145];[.T145];[.W145])" office:value-type="float" office:value="359866" calcext:value-type="float">
            <text:p>359866</text:p>
          </table:table-cell>
          <table:table-cell table:style-name="ce19" table:formula="of:=SUM([.L145];[.O145];[.R145];[.U145];[.X145])" office:value-type="float" office:value="437367" calcext:value-type="float">
            <text:p>437367</text:p>
          </table:table-cell>
          <table:table-cell table:style-name="ce28" table:formula="of:=SUM([.M145];[.P145];[.S145];[.V145];[.Y145])" office:value-type="percentage" office:value="0.000956645578774422" calcext:value-type="percentage">
            <text:p>0.1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45]/[.$K$518]" office:value-type="percentage" office:value="0" calcext:value-type="percentage">
            <text:p>0.00%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table:style-name="ce42" table:formula="of:=[.N145]/[.N$518]" office:value-type="percentage" office:value="0.000000163253911340735" calcext:value-type="percentage">
            <text:p>0.00%</text:p>
          </table:table-cell>
          <table:table-cell office:value-type="float" office:value="98712" calcext:value-type="float">
            <text:p>98712</text:p>
          </table:table-cell>
          <table:table-cell office:value-type="float" office:value="121723" calcext:value-type="float">
            <text:p>121723</text:p>
          </table:table-cell>
          <table:table-cell table:style-name="ce42" table:formula="of:=[.Q145]/[.Q$518]" office:value-type="percentage" office:value="0.000276424460579628" calcext:value-type="percentage">
            <text:p>0.03%</text:p>
          </table:table-cell>
          <table:table-cell office:value-type="float" office:value="235836" calcext:value-type="float">
            <text:p>235836</text:p>
          </table:table-cell>
          <table:table-cell office:value-type="float" office:value="275228" calcext:value-type="float">
            <text:p>275228</text:p>
          </table:table-cell>
          <table:table-cell table:style-name="ce42" table:formula="of:=[.T145]/[.T$518]" office:value-type="percentage" office:value="0.000386967724611664" calcext:value-type="percentage">
            <text:p>0.04%</text:p>
          </table:table-cell>
          <table:table-cell office:value-type="float" office:value="25195" calcext:value-type="float">
            <text:p>25195</text:p>
          </table:table-cell>
          <table:table-cell office:value-type="float" office:value="40252" calcext:value-type="float">
            <text:p>40252</text:p>
          </table:table-cell>
          <table:table-cell table:style-name="ce42" table:formula="of:=[.W145]/[.W$518]" office:value-type="percentage" office:value="0.000293090139671789" calcext:value-type="percentage">
            <text:p>0.03%</text:p>
          </table:table-cell>
          <table:table-cell table:style-name="ce1" table:number-columns-repeated="99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x8f</text:p>
          </table:table-cell>
          <table:table-cell office:value-type="string" calcext:value-type="string">
            <text:p>adc A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46];[.N146];[.Q146];[.T146];[.W146])" office:value-type="float" office:value="3503" calcext:value-type="float">
            <text:p>3503</text:p>
          </table:table-cell>
          <table:table-cell table:style-name="ce19" table:formula="of:=SUM([.L146];[.O146];[.R146];[.U146];[.X146])" office:value-type="float" office:value="1268" calcext:value-type="float">
            <text:p>1268</text:p>
          </table:table-cell>
          <table:table-cell table:style-name="ce28" table:formula="of:=SUM([.M146];[.P146];[.S146];[.V146];[.Y146])" office:value-type="percentage" office:value="0.00000574784146319756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4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4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46]/[.Q$518]" office:value-type="percentage" office:value="0" calcext:value-type="percentage">
            <text:p>0.00%</text:p>
          </table:table-cell>
          <table:table-cell office:value-type="float" office:value="3503" calcext:value-type="float">
            <text:p>3503</text:p>
          </table:table-cell>
          <table:table-cell office:value-type="float" office:value="1268" calcext:value-type="float">
            <text:p>1268</text:p>
          </table:table-cell>
          <table:table-cell table:style-name="ce42" table:formula="of:=[.T146]/[.T$518]" office:value-type="percentage" office:value="0.00000574784146319756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4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sub A, 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47];[.N147];[.Q147];[.T147];[.W147])" office:value-type="float" office:value="491448" calcext:value-type="float">
            <text:p>491448</text:p>
          </table:table-cell>
          <table:table-cell table:style-name="ce19" table:formula="of:=SUM([.L147];[.O147];[.R147];[.U147];[.X147])" office:value-type="float" office:value="155250" calcext:value-type="float">
            <text:p>155250</text:p>
          </table:table-cell>
          <table:table-cell table:style-name="ce28" table:formula="of:=SUM([.M147];[.P147];[.S147];[.V147];[.Y147])" office:value-type="percentage" office:value="0.00148999288742634" calcext:value-type="percentage">
            <text:p>0.15%</text:p>
          </table:table-cell>
          <table:table-cell table:style-name="ce1" office:value-type="float" office:value="93655" calcext:value-type="float">
            <text:p>93655</text:p>
          </table:table-cell>
          <table:table-cell table:style-name="ce1" office:value-type="float" office:value="34027" calcext:value-type="float">
            <text:p>34027</text:p>
          </table:table-cell>
          <table:table-cell table:style-name="ce42" table:formula="of:=[.K147]/[.$K$518]" office:value-type="percentage" office:value="0.000486584028102554" calcext:value-type="percentage">
            <text:p>0.0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47]/[.N$518]" office:value-type="percentage" office:value="0" calcext:value-type="percentage">
            <text:p>0.00%</text:p>
          </table:table-cell>
          <table:table-cell office:value-type="float" office:value="32787" calcext:value-type="float">
            <text:p>32787</text:p>
          </table:table-cell>
          <table:table-cell office:value-type="float" office:value="10035" calcext:value-type="float">
            <text:p>10035</text:p>
          </table:table-cell>
          <table:table-cell table:style-name="ce42" table:formula="of:=[.Q147]/[.Q$518]" office:value-type="percentage" office:value="0.0000918138502818732" calcext:value-type="percentage">
            <text:p>0.01%</text:p>
          </table:table-cell>
          <table:table-cell office:value-type="float" office:value="333713" calcext:value-type="float">
            <text:p>333713</text:p>
          </table:table-cell>
          <table:table-cell office:value-type="float" office:value="98141" calcext:value-type="float">
            <text:p>98141</text:p>
          </table:table-cell>
          <table:table-cell table:style-name="ce42" table:formula="of:=[.T147]/[.T$518]" office:value-type="percentage" office:value="0.000547567632945489" calcext:value-type="percentage">
            <text:p>0.05%</text:p>
          </table:table-cell>
          <table:table-cell office:value-type="float" office:value="31293" calcext:value-type="float">
            <text:p>31293</text:p>
          </table:table-cell>
          <table:table-cell office:value-type="float" office:value="13047" calcext:value-type="float">
            <text:p>13047</text:p>
          </table:table-cell>
          <table:table-cell table:style-name="ce42" table:formula="of:=[.W147]/[.W$518]" office:value-type="percentage" office:value="0.00036402737609642" calcext:value-type="percentage">
            <text:p>0.04%</text:p>
          </table:table-cell>
          <table:table-cell table:style-name="ce1" table:number-columns-repeated="99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sub A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48];[.N148];[.Q148];[.T148];[.W148])" office:value-type="float" office:value="622741" calcext:value-type="float">
            <text:p>622741</text:p>
          </table:table-cell>
          <table:table-cell table:style-name="ce19" table:formula="of:=SUM([.L148];[.O148];[.R148];[.U148];[.X148])" office:value-type="float" office:value="195776" calcext:value-type="float">
            <text:p>195776</text:p>
          </table:table-cell>
          <table:table-cell table:style-name="ce28" table:formula="of:=SUM([.M148];[.P148];[.S148];[.V148];[.Y148])" office:value-type="percentage" office:value="0.00157176679869274" calcext:value-type="percentage">
            <text:p>0.16%</text:p>
          </table:table-cell>
          <table:table-cell table:style-name="ce1" office:value-type="float" office:value="83939" calcext:value-type="float">
            <text:p>83939</text:p>
          </table:table-cell>
          <table:table-cell table:style-name="ce1" office:value-type="float" office:value="32817" calcext:value-type="float">
            <text:p>32817</text:p>
          </table:table-cell>
          <table:table-cell table:style-name="ce42" table:formula="of:=[.K148]/[.$K$518]" office:value-type="percentage" office:value="0.000436104604504834" calcext:value-type="percentage">
            <text:p>0.04%</text:p>
          </table:table-cell>
          <table:table-cell office:value-type="float" office:value="624" calcext:value-type="float">
            <text:p>624</text:p>
          </table:table-cell>
          <table:table-cell office:value-type="float" office:value="229" calcext:value-type="float">
            <text:p>229</text:p>
          </table:table-cell>
          <table:table-cell table:style-name="ce42" table:formula="of:=[.N148]/[.N$518]" office:value-type="percentage" office:value="0.000000828214964850557" calcext:value-type="percentage">
            <text:p>0.00%</text:p>
          </table:table-cell>
          <table:table-cell office:value-type="float" office:value="98383" calcext:value-type="float">
            <text:p>98383</text:p>
          </table:table-cell>
          <table:table-cell office:value-type="float" office:value="30578" calcext:value-type="float">
            <text:p>30578</text:p>
          </table:table-cell>
          <table:table-cell table:style-name="ce42" table:formula="of:=[.Q148]/[.Q$518]" office:value-type="percentage" office:value="0.000275503157723535" calcext:value-type="percentage">
            <text:p>0.03%</text:p>
          </table:table-cell>
          <table:table-cell office:value-type="float" office:value="426014" calcext:value-type="float">
            <text:p>426014</text:p>
          </table:table-cell>
          <table:table-cell office:value-type="float" office:value="126616" calcext:value-type="float">
            <text:p>126616</text:p>
          </table:table-cell>
          <table:table-cell table:style-name="ce42" table:formula="of:=[.T148]/[.T$518]" office:value-type="percentage" office:value="0.000699018250957079" calcext:value-type="percentage">
            <text:p>0.07%</text:p>
          </table:table-cell>
          <table:table-cell office:value-type="float" office:value="13781" calcext:value-type="float">
            <text:p>13781</text:p>
          </table:table-cell>
          <table:table-cell office:value-type="float" office:value="5536" calcext:value-type="float">
            <text:p>5536</text:p>
          </table:table-cell>
          <table:table-cell table:style-name="ce42" table:formula="of:=[.W148]/[.W$518]" office:value-type="percentage" office:value="0.000160312570542446" calcext:value-type="percentage">
            <text:p>0.02%</text:p>
          </table:table-cell>
          <table:table-cell table:style-name="ce1" table:number-columns-repeated="99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sub A, 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49];[.N149];[.Q149];[.T149];[.W149])" office:value-type="float" office:value="33551" calcext:value-type="float">
            <text:p>33551</text:p>
          </table:table-cell>
          <table:table-cell table:style-name="ce19" table:formula="of:=SUM([.L149];[.O149];[.R149];[.U149];[.X149])" office:value-type="float" office:value="12158" calcext:value-type="float">
            <text:p>12158</text:p>
          </table:table-cell>
          <table:table-cell table:style-name="ce28" table:formula="of:=SUM([.M149];[.P149];[.S149];[.V149];[.Y149])" office:value-type="percentage" office:value="0.000153746767496825" calcext:value-type="percentage">
            <text:p>0.02%</text:p>
          </table:table-cell>
          <table:table-cell table:style-name="ce1" office:value-type="float" office:value="27765" calcext:value-type="float">
            <text:p>27765</text:p>
          </table:table-cell>
          <table:table-cell table:style-name="ce1" office:value-type="float" office:value="10658" calcext:value-type="float">
            <text:p>10658</text:p>
          </table:table-cell>
          <table:table-cell table:style-name="ce42" table:formula="of:=[.K149]/[.$K$518]" office:value-type="percentage" office:value="0.000144252902036916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4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49]/[.Q$518]" office:value-type="percentage" office:value="0" calcext:value-type="percentage">
            <text:p>0.00%</text:p>
          </table:table-cell>
          <table:table-cell office:value-type="float" office:value="5786" calcext:value-type="float">
            <text:p>5786</text:p>
          </table:table-cell>
          <table:table-cell office:value-type="float" office:value="1500" calcext:value-type="float">
            <text:p>1500</text:p>
          </table:table-cell>
          <table:table-cell table:style-name="ce42" table:formula="of:=[.T149]/[.T$518]" office:value-type="percentage" office:value="0.0000094938654599089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4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sub A, 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50];[.N150];[.Q150];[.T150];[.W150])" office:value-type="float" office:value="1079928" calcext:value-type="float">
            <text:p>1079928</text:p>
          </table:table-cell>
          <table:table-cell table:style-name="ce19" table:formula="of:=SUM([.L150];[.O150];[.R150];[.U150];[.X150])" office:value-type="float" office:value="329990" calcext:value-type="float">
            <text:p>329990</text:p>
          </table:table-cell>
          <table:table-cell table:style-name="ce28" table:formula="of:=SUM([.M150];[.P150];[.S150];[.V150];[.Y150])" office:value-type="percentage" office:value="0.00310119469578755" calcext:value-type="percentage">
            <text:p>0.31%</text:p>
          </table:table-cell>
          <table:table-cell table:style-name="ce1" office:value-type="float" office:value="119017" calcext:value-type="float">
            <text:p>119017</text:p>
          </table:table-cell>
          <table:table-cell table:style-name="ce1" office:value-type="float" office:value="44644" calcext:value-type="float">
            <text:p>44644</text:p>
          </table:table-cell>
          <table:table-cell table:style-name="ce42" table:formula="of:=[.K150]/[.$K$518]" office:value-type="percentage" office:value="0.00061835215709446" calcext:value-type="percentage">
            <text:p>0.06%</text:p>
          </table:table-cell>
          <table:table-cell office:value-type="float" office:value="21163" calcext:value-type="float">
            <text:p>21163</text:p>
          </table:table-cell>
          <table:table-cell office:value-type="float" office:value="8623" calcext:value-type="float">
            <text:p>8623</text:p>
          </table:table-cell>
          <table:table-cell table:style-name="ce42" table:formula="of:=[.N150]/[.N$518]" office:value-type="percentage" office:value="0.0000280889636236095" calcext:value-type="percentage">
            <text:p>0.00%</text:p>
          </table:table-cell>
          <table:table-cell office:value-type="float" office:value="711943" calcext:value-type="float">
            <text:p>711943</text:p>
          </table:table-cell>
          <table:table-cell office:value-type="float" office:value="210479" calcext:value-type="float">
            <text:p>210479</text:p>
          </table:table-cell>
          <table:table-cell table:style-name="ce42" table:formula="of:=[.Q150]/[.Q$518]" office:value-type="percentage" office:value="0.00199366297652202" calcext:value-type="percentage">
            <text:p>0.20%</text:p>
          </table:table-cell>
          <table:table-cell office:value-type="float" office:value="219068" calcext:value-type="float">
            <text:p>219068</text:p>
          </table:table-cell>
          <table:table-cell office:value-type="float" office:value="62855" calcext:value-type="float">
            <text:p>62855</text:p>
          </table:table-cell>
          <table:table-cell table:style-name="ce42" table:formula="of:=[.T150]/[.T$518]" office:value-type="percentage" office:value="0.000359454220285402" calcext:value-type="percentage">
            <text:p>0.04%</text:p>
          </table:table-cell>
          <table:table-cell office:value-type="float" office:value="8737" calcext:value-type="float">
            <text:p>8737</text:p>
          </table:table-cell>
          <table:table-cell office:value-type="float" office:value="3389" calcext:value-type="float">
            <text:p>3389</text:p>
          </table:table-cell>
          <table:table-cell table:style-name="ce42" table:formula="of:=[.W150]/[.W$518]" office:value-type="percentage" office:value="0.000101636378262053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sub A, 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51];[.N151];[.Q151];[.T151];[.W151])" office:value-type="float" office:value="3640" calcext:value-type="float">
            <text:p>3640</text:p>
          </table:table-cell>
          <table:table-cell table:style-name="ce19" table:formula="of:=SUM([.L151];[.O151];[.R151];[.U151];[.X151])" office:value-type="float" office:value="1526" calcext:value-type="float">
            <text:p>1526</text:p>
          </table:table-cell>
          <table:table-cell table:style-name="ce28" table:formula="of:=SUM([.M151];[.P151];[.S151];[.V151];[.Y151])" office:value-type="percentage" office:value="0.0000413544324270905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5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5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51]/[.Q$518]" office:value-type="percentage" office:value="0" calcext:value-type="percentage">
            <text:p>0.00%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table:style-name="ce42" table:formula="of:=[.T151]/[.T$518]" office:value-type="percentage" office:value="0.000000162442564903385" calcext:value-type="percentage">
            <text:p>0.00%</text:p>
          </table:table-cell>
          <table:table-cell office:value-type="float" office:value="3541" calcext:value-type="float">
            <text:p>3541</text:p>
          </table:table-cell>
          <table:table-cell office:value-type="float" office:value="1505" calcext:value-type="float">
            <text:p>1505</text:p>
          </table:table-cell>
          <table:table-cell table:style-name="ce42" table:formula="of:=[.W151]/[.W$518]" office:value-type="percentage" office:value="0.0000411919898621871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sub A, 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52];[.N152];[.Q152];[.T152];[.W152])" office:value-type="float" office:value="696121" calcext:value-type="float">
            <text:p>696121</text:p>
          </table:table-cell>
          <table:table-cell table:style-name="ce19" table:formula="of:=SUM([.L152];[.O152];[.R152];[.U152];[.X152])" office:value-type="float" office:value="206265" calcext:value-type="float">
            <text:p>206265</text:p>
          </table:table-cell>
          <table:table-cell table:style-name="ce28" table:formula="of:=SUM([.M152];[.P152];[.S152];[.V152];[.Y152])" office:value-type="percentage" office:value="0.00123134001632136" calcext:value-type="percentage">
            <text:p>0.12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5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52]/[.N$518]" office:value-type="percentage" office:value="0" calcext:value-type="percentage">
            <text:p>0.00%</text:p>
          </table:table-cell>
          <table:table-cell office:value-type="float" office:value="39264" calcext:value-type="float">
            <text:p>39264</text:p>
          </table:table-cell>
          <table:table-cell office:value-type="float" office:value="13102" calcext:value-type="float">
            <text:p>13102</text:p>
          </table:table-cell>
          <table:table-cell table:style-name="ce42" table:formula="of:=[.Q152]/[.Q$518]" office:value-type="percentage" office:value="0.000109951475202595" calcext:value-type="percentage">
            <text:p>0.01%</text:p>
          </table:table-cell>
          <table:table-cell office:value-type="float" office:value="652494" calcext:value-type="float">
            <text:p>652494</text:p>
          </table:table-cell>
          <table:table-cell office:value-type="float" office:value="191346" calcext:value-type="float">
            <text:p>191346</text:p>
          </table:table-cell>
          <table:table-cell table:style-name="ce42" table:formula="of:=[.T152]/[.T$518]" office:value-type="percentage" office:value="0.00107063433276838" calcext:value-type="percentage">
            <text:p>0.11%</text:p>
          </table:table-cell>
          <table:table-cell office:value-type="float" office:value="4363" calcext:value-type="float">
            <text:p>4363</text:p>
          </table:table-cell>
          <table:table-cell office:value-type="float" office:value="1817" calcext:value-type="float">
            <text:p>1817</text:p>
          </table:table-cell>
          <table:table-cell table:style-name="ce42" table:formula="of:=[.W152]/[.W$518]" office:value-type="percentage" office:value="0.0000507542083503876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sub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53];[.N153];[.Q153];[.T153];[.W153])" office:value-type="float" office:value="580764" calcext:value-type="float">
            <text:p>580764</text:p>
          </table:table-cell>
          <table:table-cell table:style-name="ce19" table:formula="of:=SUM([.L153];[.O153];[.R153];[.U153];[.X153])" office:value-type="float" office:value="799163" calcext:value-type="float">
            <text:p>799163</text:p>
          </table:table-cell>
          <table:table-cell table:style-name="ce28" table:formula="of:=SUM([.M153];[.P153];[.S153];[.V153];[.Y153])" office:value-type="percentage" office:value="0.00216264946500198" calcext:value-type="percentage">
            <text:p>0.22%</text:p>
          </table:table-cell>
          <table:table-cell table:style-name="ce1" office:value-type="float" office:value="337218" calcext:value-type="float">
            <text:p>337218</text:p>
          </table:table-cell>
          <table:table-cell table:style-name="ce1" office:value-type="float" office:value="486399" calcext:value-type="float">
            <text:p>486399</text:p>
          </table:table-cell>
          <table:table-cell table:style-name="ce42" table:formula="of:=[.K153]/[.$K$518]" office:value-type="percentage" office:value="0.00175201423083324" calcext:value-type="percentage">
            <text:p>0.18%</text:p>
          </table:table-cell>
          <table:table-cell office:value-type="float" office:value="84704" calcext:value-type="float">
            <text:p>84704</text:p>
          </table:table-cell>
          <table:table-cell office:value-type="float" office:value="116689" calcext:value-type="float">
            <text:p>116689</text:p>
          </table:table-cell>
          <table:table-cell table:style-name="ce42" table:formula="of:=[.N153]/[.N$518]" office:value-type="percentage" office:value="0.000112424872408176" calcext:value-type="percentage">
            <text:p>0.01%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2" table:formula="of:=[.Q153]/[.Q$518]" office:value-type="percentage" office:value="0.0000000168018757950175" calcext:value-type="percentage">
            <text:p>0.00%</text:p>
          </table:table-cell>
          <table:table-cell office:value-type="float" office:value="155076" calcext:value-type="float">
            <text:p>155076</text:p>
          </table:table-cell>
          <table:table-cell office:value-type="float" office:value="190102" calcext:value-type="float">
            <text:p>190102</text:p>
          </table:table-cell>
          <table:table-cell table:style-name="ce42" table:formula="of:=[.T153]/[.T$518]" office:value-type="percentage" office:value="0.000254453971666236" calcext:value-type="percentage">
            <text:p>0.03%</text:p>
          </table:table-cell>
          <table:table-cell office:value-type="float" office:value="3760" calcext:value-type="float">
            <text:p>3760</text:p>
          </table:table-cell>
          <table:table-cell office:value-type="float" office:value="5966" calcext:value-type="float">
            <text:p>5966</text:p>
          </table:table-cell>
          <table:table-cell table:style-name="ce42" table:formula="of:=[.W153]/[.W$518]" office:value-type="percentage" office:value="0.0000437395882185325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sub A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54];[.N154];[.Q154];[.T154];[.W154])" office:value-type="float" office:value="0" calcext:value-type="float">
            <text:p>0</text:p>
          </table:table-cell>
          <table:table-cell table:style-name="ce19" table:formula="of:=SUM([.L154];[.O154];[.R154];[.U154];[.X154])" office:value-type="float" office:value="0" calcext:value-type="float">
            <text:p>0</text:p>
          </table:table-cell>
          <table:table-cell table:style-name="ce28" table:formula="of:=SUM([.M154];[.P154];[.S154];[.V154];[.Y15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5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5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5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15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5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sbc A, 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55];[.N155];[.Q155];[.T155];[.W155])" office:value-type="float" office:value="354835" calcext:value-type="float">
            <text:p>354835</text:p>
          </table:table-cell>
          <table:table-cell table:style-name="ce19" table:formula="of:=SUM([.L155];[.O155];[.R155];[.U155];[.X155])" office:value-type="float" office:value="109534" calcext:value-type="float">
            <text:p>109534</text:p>
          </table:table-cell>
          <table:table-cell table:style-name="ce28" table:formula="of:=SUM([.M155];[.P155];[.S155];[.V155];[.Y155])" office:value-type="percentage" office:value="0.000583285843064956" calcext:value-type="percentage">
            <text:p>0.06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55]/[.$K$518]" office:value-type="percentage" office:value="0" calcext:value-type="percentage">
            <text:p>0.00%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2" table:formula="of:=[.N155]/[.N$518]" office:value-type="percentage" office:value="0.00000000663633785937946" calcext:value-type="percentage">
            <text:p>0.00%</text:p>
          </table:table-cell>
          <table:table-cell office:value-type="float" office:value="916" calcext:value-type="float">
            <text:p>916</text:p>
          </table:table-cell>
          <table:table-cell office:value-type="float" office:value="284" calcext:value-type="float">
            <text:p>284</text:p>
          </table:table-cell>
          <table:table-cell table:style-name="ce42" table:formula="of:=[.Q155]/[.Q$518]" office:value-type="percentage" office:value="0.00000256508637137267" calcext:value-type="percentage">
            <text:p>0.00%</text:p>
          </table:table-cell>
          <table:table-cell office:value-type="float" office:value="353914" calcext:value-type="float">
            <text:p>353914</text:p>
          </table:table-cell>
          <table:table-cell office:value-type="float" office:value="109248" calcext:value-type="float">
            <text:p>109248</text:p>
          </table:table-cell>
          <table:table-cell table:style-name="ce42" table:formula="of:=[.T155]/[.T$518]" office:value-type="percentage" office:value="0.000580714120355724" calcext:value-type="percentage">
            <text:p>0.0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5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sbc A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56];[.N156];[.Q156];[.T156];[.W156])" office:value-type="float" office:value="15816" calcext:value-type="float">
            <text:p>15816</text:p>
          </table:table-cell>
          <table:table-cell table:style-name="ce19" table:formula="of:=SUM([.L156];[.O156];[.R156];[.U156];[.X156])" office:value-type="float" office:value="5713" calcext:value-type="float">
            <text:p>5713</text:p>
          </table:table-cell>
          <table:table-cell table:style-name="ce28" table:formula="of:=SUM([.M156];[.P156];[.S156];[.V156];[.Y156])" office:value-type="percentage" office:value="0.0000259514303688075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5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5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56]/[.Q$518]" office:value-type="percentage" office:value="0" calcext:value-type="percentage">
            <text:p>0.00%</text:p>
          </table:table-cell>
          <table:table-cell office:value-type="float" office:value="15816" calcext:value-type="float">
            <text:p>15816</text:p>
          </table:table-cell>
          <table:table-cell office:value-type="float" office:value="5713" calcext:value-type="float">
            <text:p>5713</text:p>
          </table:table-cell>
          <table:table-cell table:style-name="ce42" table:formula="of:=[.T156]/[.T$518]" office:value-type="percentage" office:value="0.0000259514303688075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5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sbc A, 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57];[.N157];[.Q157];[.T157];[.W157])" office:value-type="float" office:value="773089" calcext:value-type="float">
            <text:p>773089</text:p>
          </table:table-cell>
          <table:table-cell table:style-name="ce19" table:formula="of:=SUM([.L157];[.O157];[.R157];[.U157];[.X157])" office:value-type="float" office:value="235108" calcext:value-type="float">
            <text:p>235108</text:p>
          </table:table-cell>
          <table:table-cell table:style-name="ce28" table:formula="of:=SUM([.M157];[.P157];[.S157];[.V157];[.Y157])" office:value-type="percentage" office:value="0.00218137023076301" calcext:value-type="percentage">
            <text:p>0.22%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71" calcext:value-type="float">
            <text:p>71</text:p>
          </table:table-cell>
          <table:table-cell table:style-name="ce42" table:formula="of:=[.K157]/[.$K$518]" office:value-type="percentage" office:value="0.00000091960250893334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57]/[.N$518]" office:value-type="percentage" office:value="0" calcext:value-type="percentage">
            <text:p>0.00%</text:p>
          </table:table-cell>
          <table:table-cell office:value-type="float" office:value="711923" calcext:value-type="float">
            <text:p>711923</text:p>
          </table:table-cell>
          <table:table-cell office:value-type="float" office:value="215622" calcext:value-type="float">
            <text:p>215622</text:p>
          </table:table-cell>
          <table:table-cell table:style-name="ce42" table:formula="of:=[.Q157]/[.Q$518]" office:value-type="percentage" office:value="0.00199360697026938" calcext:value-type="percentage">
            <text:p>0.20%</text:p>
          </table:table-cell>
          <table:table-cell office:value-type="float" office:value="52305" calcext:value-type="float">
            <text:p>52305</text:p>
          </table:table-cell>
          <table:table-cell office:value-type="float" office:value="15502" calcext:value-type="float">
            <text:p>15502</text:p>
          </table:table-cell>
          <table:table-cell table:style-name="ce42" table:formula="of:=[.T157]/[.T$518]" office:value-type="percentage" office:value="0.0000858238217906219" calcext:value-type="percentage">
            <text:p>0.01%</text:p>
          </table:table-cell>
          <table:table-cell office:value-type="float" office:value="8684" calcext:value-type="float">
            <text:p>8684</text:p>
          </table:table-cell>
          <table:table-cell office:value-type="float" office:value="3913" calcext:value-type="float">
            <text:p>3913</text:p>
          </table:table-cell>
          <table:table-cell table:style-name="ce42" table:formula="of:=[.W157]/[.W$518]" office:value-type="percentage" office:value="0.000101019836194079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sbc A, 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58];[.N158];[.Q158];[.T158];[.W158])" office:value-type="float" office:value="295368" calcext:value-type="float">
            <text:p>295368</text:p>
          </table:table-cell>
          <table:table-cell table:style-name="ce19" table:formula="of:=SUM([.L158];[.O158];[.R158];[.U158];[.X158])" office:value-type="float" office:value="89872" calcext:value-type="float">
            <text:p>89872</text:p>
          </table:table-cell>
          <table:table-cell table:style-name="ce28" table:formula="of:=SUM([.M158];[.P158];[.S158];[.V158];[.Y158])" office:value-type="percentage" office:value="0.000484649853640233" calcext:value-type="percentage">
            <text:p>0.05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5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5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58]/[.Q$518]" office:value-type="percentage" office:value="0" calcext:value-type="percentage">
            <text:p>0.00%</text:p>
          </table:table-cell>
          <table:table-cell office:value-type="float" office:value="295368" calcext:value-type="float">
            <text:p>295368</text:p>
          </table:table-cell>
          <table:table-cell office:value-type="float" office:value="89872" calcext:value-type="float">
            <text:p>89872</text:p>
          </table:table-cell>
          <table:table-cell table:style-name="ce42" table:formula="of:=[.T158]/[.T$518]" office:value-type="percentage" office:value="0.000484649853640233" calcext:value-type="percentage">
            <text:p>0.0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5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sbc A, 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59];[.N159];[.Q159];[.T159];[.W159])" office:value-type="float" office:value="180764" calcext:value-type="float">
            <text:p>180764</text:p>
          </table:table-cell>
          <table:table-cell table:style-name="ce19" table:formula="of:=SUM([.L159];[.O159];[.R159];[.U159];[.X159])" office:value-type="float" office:value="54132" calcext:value-type="float">
            <text:p>54132</text:p>
          </table:table-cell>
          <table:table-cell table:style-name="ce28" table:formula="of:=SUM([.M159];[.P159];[.S159];[.V159];[.Y159])" office:value-type="percentage" office:value="0.000296603715173692" calcext:value-type="percentage">
            <text:p>0.03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5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5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59]/[.Q$518]" office:value-type="percentage" office:value="0" calcext:value-type="percentage">
            <text:p>0.00%</text:p>
          </table:table-cell>
          <table:table-cell office:value-type="float" office:value="180764" calcext:value-type="float">
            <text:p>180764</text:p>
          </table:table-cell>
          <table:table-cell office:value-type="float" office:value="54132" calcext:value-type="float">
            <text:p>54132</text:p>
          </table:table-cell>
          <table:table-cell table:style-name="ce42" table:formula="of:=[.T159]/[.T$518]" office:value-type="percentage" office:value="0.000296603715173692" calcext:value-type="percentage">
            <text:p>0.0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5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sbc A, 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60];[.N160];[.Q160];[.T160];[.W160])" office:value-type="float" office:value="0" calcext:value-type="float">
            <text:p>0</text:p>
          </table:table-cell>
          <table:table-cell table:style-name="ce19" table:formula="of:=SUM([.L160];[.O160];[.R160];[.U160];[.X160])" office:value-type="float" office:value="0" calcext:value-type="float">
            <text:p>0</text:p>
          </table:table-cell>
          <table:table-cell table:style-name="ce28" table:formula="of:=SUM([.M160];[.P160];[.S160];[.V160];[.Y16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6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6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6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16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6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sbc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61];[.N161];[.Q161];[.T161];[.W161])" office:value-type="float" office:value="409036" calcext:value-type="float">
            <text:p>409036</text:p>
          </table:table-cell>
          <table:table-cell table:style-name="ce19" table:formula="of:=SUM([.L161];[.O161];[.R161];[.U161];[.X161])" office:value-type="float" office:value="524857" calcext:value-type="float">
            <text:p>524857</text:p>
          </table:table-cell>
          <table:table-cell table:style-name="ce28" table:formula="of:=SUM([.M161];[.P161];[.S161];[.V161];[.Y161])" office:value-type="percentage" office:value="0.0012424041706168" calcext:value-type="percentage">
            <text:p>0.12%</text:p>
          </table:table-cell>
          <table:table-cell table:style-name="ce1" office:value-type="float" office:value="162583" calcext:value-type="float">
            <text:p>162583</text:p>
          </table:table-cell>
          <table:table-cell table:style-name="ce1" office:value-type="float" office:value="237098" calcext:value-type="float">
            <text:p>237098</text:p>
          </table:table-cell>
          <table:table-cell table:style-name="ce42" table:formula="of:=[.K161]/[.$K$518]" office:value-type="percentage" office:value="0.00084469906615768" calcext:value-type="percentage">
            <text:p>0.08%</text:p>
          </table:table-cell>
          <table:table-cell office:value-type="float" office:value="21314" calcext:value-type="float">
            <text:p>21314</text:p>
          </table:table-cell>
          <table:table-cell office:value-type="float" office:value="25703" calcext:value-type="float">
            <text:p>25703</text:p>
          </table:table-cell>
          <table:table-cell table:style-name="ce42" table:formula="of:=[.N161]/[.N$518]" office:value-type="percentage" office:value="0.000028289381026962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61]/[.Q$518]" office:value-type="percentage" office:value="0" calcext:value-type="percentage">
            <text:p>0.00%</text:p>
          </table:table-cell>
          <table:table-cell office:value-type="float" office:value="225139" calcext:value-type="float">
            <text:p>225139</text:p>
          </table:table-cell>
          <table:table-cell office:value-type="float" office:value="262056" calcext:value-type="float">
            <text:p>262056</text:p>
          </table:table-cell>
          <table:table-cell table:style-name="ce42" table:formula="of:=[.T161]/[.T$518]" office:value-type="percentage" office:value="0.000369415723432154" calcext:value-type="percentage">
            <text:p>0.04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6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sbc A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62];[.N162];[.Q162];[.T162];[.W162])" office:value-type="float" office:value="1003517" calcext:value-type="float">
            <text:p>1003517</text:p>
          </table:table-cell>
          <table:table-cell table:style-name="ce19" table:formula="of:=SUM([.L162];[.O162];[.R162];[.U162];[.X162])" office:value-type="float" office:value="296354" calcext:value-type="float">
            <text:p>296354</text:p>
          </table:table-cell>
          <table:table-cell table:style-name="ce28" table:formula="of:=SUM([.M162];[.P162];[.S162];[.V162];[.Y162])" office:value-type="percentage" office:value="0.00165475830280012" calcext:value-type="percentage">
            <text:p>0.17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6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6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62]/[.Q$518]" office:value-type="percentage" office:value="0" calcext:value-type="percentage">
            <text:p>0.00%</text:p>
          </table:table-cell>
          <table:table-cell office:value-type="float" office:value="1002701" calcext:value-type="float">
            <text:p>1002701</text:p>
          </table:table-cell>
          <table:table-cell office:value-type="float" office:value="295996" calcext:value-type="float">
            <text:p>295996</text:p>
          </table:table-cell>
          <table:table-cell table:style-name="ce42" table:formula="of:=[.T162]/[.T$518]" office:value-type="percentage" office:value="0.00164526588152717" calcext:value-type="percentage">
            <text:p>0.16%</text:p>
          </table:table-cell>
          <table:table-cell office:value-type="float" office:value="816" calcext:value-type="float">
            <text:p>816</text:p>
          </table:table-cell>
          <table:table-cell office:value-type="float" office:value="358" calcext:value-type="float">
            <text:p>358</text:p>
          </table:table-cell>
          <table:table-cell table:style-name="ce42" table:formula="of:=[.W162]/[.W$518]" office:value-type="percentage" office:value="0.00000949242127295812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and A, 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63];[.N163];[.Q163];[.T163];[.W163])" office:value-type="float" office:value="407766" calcext:value-type="float">
            <text:p>407766</text:p>
          </table:table-cell>
          <table:table-cell table:style-name="ce19" table:formula="of:=SUM([.L163];[.O163];[.R163];[.U163];[.X163])" office:value-type="float" office:value="140091" calcext:value-type="float">
            <text:p>140091</text:p>
          </table:table-cell>
          <table:table-cell table:style-name="ce28" table:formula="of:=SUM([.M163];[.P163];[.S163];[.V163];[.Y163])" office:value-type="percentage" office:value="0.00194785486574537" calcext:value-type="percentage">
            <text:p>0.19%</text:p>
          </table:table-cell>
          <table:table-cell table:style-name="ce1" office:value-type="float" office:value="337958" calcext:value-type="float">
            <text:p>337958</text:p>
          </table:table-cell>
          <table:table-cell table:style-name="ce1" office:value-type="float" office:value="119523" calcext:value-type="float">
            <text:p>119523</text:p>
          </table:table-cell>
          <table:table-cell table:style-name="ce42" table:formula="of:=[.K163]/[.$K$518]" office:value-type="percentage" office:value="0.0017558588966898" calcext:value-type="percentage">
            <text:p>0.18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63]/[.N$518]" office:value-type="percentage" office:value="0" calcext:value-type="percentage">
            <text:p>0.00%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42" table:formula="of:=[.Q163]/[.Q$518]" office:value-type="percentage" office:value="0.0000000588065652825613" calcext:value-type="percentage">
            <text:p>0.00%</text:p>
          </table:table-cell>
          <table:table-cell office:value-type="float" office:value="62038" calcext:value-type="float">
            <text:p>62038</text:p>
          </table:table-cell>
          <table:table-cell office:value-type="float" office:value="17678" calcext:value-type="float">
            <text:p>17678</text:p>
          </table:table-cell>
          <table:table-cell table:style-name="ce42" table:formula="of:=[.T163]/[.T$518]" office:value-type="percentage" office:value="0.00010179405900481" calcext:value-type="percentage">
            <text:p>0.01%</text:p>
          </table:table-cell>
          <table:table-cell office:value-type="float" office:value="7749" calcext:value-type="float">
            <text:p>7749</text:p>
          </table:table-cell>
          <table:table-cell office:value-type="float" office:value="2885" calcext:value-type="float">
            <text:p>2885</text:p>
          </table:table-cell>
          <table:table-cell table:style-name="ce42" table:formula="of:=[.W163]/[.W$518]" office:value-type="percentage" office:value="0.000090143103485481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and A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64];[.N164];[.Q164];[.T164];[.W164])" office:value-type="float" office:value="1573840" calcext:value-type="float">
            <text:p>1573840</text:p>
          </table:table-cell>
          <table:table-cell table:style-name="ce19" table:formula="of:=SUM([.L164];[.O164];[.R164];[.U164];[.X164])" office:value-type="float" office:value="460193" calcext:value-type="float">
            <text:p>460193</text:p>
          </table:table-cell>
          <table:table-cell table:style-name="ce28" table:formula="of:=SUM([.M164];[.P164];[.S164];[.V164];[.Y164])" office:value-type="percentage" office:value="0.00357933167732898" calcext:value-type="percentage">
            <text:p>0.36%</text:p>
          </table:table-cell>
          <table:table-cell table:style-name="ce1" office:value-type="float" office:value="32215" calcext:value-type="float">
            <text:p>32215</text:p>
          </table:table-cell>
          <table:table-cell table:style-name="ce1" office:value-type="float" office:value="12258" calcext:value-type="float">
            <text:p>12258</text:p>
          </table:table-cell>
          <table:table-cell table:style-name="ce42" table:formula="of:=[.K164]/[.$K$518]" office:value-type="percentage" office:value="0.000167372852120269" calcext:value-type="percentage">
            <text:p>0.02%</text:p>
          </table:table-cell>
          <table:table-cell office:value-type="float" office:value="702141" calcext:value-type="float">
            <text:p>702141</text:p>
          </table:table-cell>
          <table:table-cell office:value-type="float" office:value="215032" calcext:value-type="float">
            <text:p>215032</text:p>
          </table:table-cell>
          <table:table-cell table:style-name="ce42" table:formula="of:=[.N164]/[.N$518]" office:value-type="percentage" office:value="0.000931928980184511" calcext:value-type="percentage">
            <text:p>0.09%</text:p>
          </table:table-cell>
          <table:table-cell office:value-type="float" office:value="721314" calcext:value-type="float">
            <text:p>721314</text:p>
          </table:table-cell>
          <table:table-cell office:value-type="float" office:value="199724" calcext:value-type="float">
            <text:p>199724</text:p>
          </table:table-cell>
          <table:table-cell table:style-name="ce42" table:formula="of:=[.Q164]/[.Q$518]" office:value-type="percentage" office:value="0.00201990470620121" calcext:value-type="percentage">
            <text:p>0.20%</text:p>
          </table:table-cell>
          <table:table-cell office:value-type="float" office:value="91526" calcext:value-type="float">
            <text:p>91526</text:p>
          </table:table-cell>
          <table:table-cell office:value-type="float" office:value="22889" calcext:value-type="float">
            <text:p>22889</text:p>
          </table:table-cell>
          <table:table-cell table:style-name="ce42" table:formula="of:=[.T164]/[.T$518]" office:value-type="percentage" office:value="0.000150178971670174" calcext:value-type="percentage">
            <text:p>0.02%</text:p>
          </table:table-cell>
          <table:table-cell office:value-type="float" office:value="26644" calcext:value-type="float">
            <text:p>26644</text:p>
          </table:table-cell>
          <table:table-cell office:value-type="float" office:value="10290" calcext:value-type="float">
            <text:p>10290</text:p>
          </table:table-cell>
          <table:table-cell table:style-name="ce42" table:formula="of:=[.W164]/[.W$518]" office:value-type="percentage" office:value="0.000309946167152814" calcext:value-type="percentage">
            <text:p>0.03%</text:p>
          </table:table-cell>
          <table:table-cell table:style-name="ce1" table:number-columns-repeated="99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and A, 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65];[.N165];[.Q165];[.T165];[.W165])" office:value-type="float" office:value="6272" calcext:value-type="float">
            <text:p>6272</text:p>
          </table:table-cell>
          <table:table-cell table:style-name="ce19" table:formula="of:=SUM([.L165];[.O165];[.R165];[.U165];[.X165])" office:value-type="float" office:value="1527" calcext:value-type="float">
            <text:p>1527</text:p>
          </table:table-cell>
          <table:table-cell table:style-name="ce28" table:formula="of:=SUM([.M165];[.P165];[.S165];[.V165];[.Y165])" office:value-type="percentage" office:value="0.0000102948654389374" calcext:value-type="percentage">
            <text:p>0.0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2" table:formula="of:=[.K165]/[.$K$518]" office:value-type="percentage" office:value="0.0000000051954944007533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6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65]/[.Q$518]" office:value-type="percentage" office:value="0" calcext:value-type="percentage">
            <text:p>0.00%</text:p>
          </table:table-cell>
          <table:table-cell office:value-type="float" office:value="6271" calcext:value-type="float">
            <text:p>6271</text:p>
          </table:table-cell>
          <table:table-cell office:value-type="float" office:value="1527" calcext:value-type="float">
            <text:p>1527</text:p>
          </table:table-cell>
          <table:table-cell table:style-name="ce42" table:formula="of:=[.T165]/[.T$518]" office:value-type="percentage" office:value="0.000010289669944536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6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and A, 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66];[.N166];[.Q166];[.T166];[.W166])" office:value-type="float" office:value="15203" calcext:value-type="float">
            <text:p>15203</text:p>
          </table:table-cell>
          <table:table-cell table:style-name="ce19" table:formula="of:=SUM([.L166];[.O166];[.R166];[.U166];[.X166])" office:value-type="float" office:value="3971" calcext:value-type="float">
            <text:p>3971</text:p>
          </table:table-cell>
          <table:table-cell table:style-name="ce28" table:formula="of:=SUM([.M166];[.P166];[.S166];[.V166];[.Y166])" office:value-type="percentage" office:value="0.0000249455991335976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6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6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66]/[.Q$518]" office:value-type="percentage" office:value="0" calcext:value-type="percentage">
            <text:p>0.00%</text:p>
          </table:table-cell>
          <table:table-cell office:value-type="float" office:value="15203" calcext:value-type="float">
            <text:p>15203</text:p>
          </table:table-cell>
          <table:table-cell office:value-type="float" office:value="3971" calcext:value-type="float">
            <text:p>3971</text:p>
          </table:table-cell>
          <table:table-cell table:style-name="ce42" table:formula="of:=[.T166]/[.T$518]" office:value-type="percentage" office:value="0.0000249455991335976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6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and A, 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67];[.N167];[.Q167];[.T167];[.W167])" office:value-type="float" office:value="0" calcext:value-type="float">
            <text:p>0</text:p>
          </table:table-cell>
          <table:table-cell table:style-name="ce19" table:formula="of:=SUM([.L167];[.O167];[.R167];[.U167];[.X167])" office:value-type="float" office:value="0" calcext:value-type="float">
            <text:p>0</text:p>
          </table:table-cell>
          <table:table-cell table:style-name="ce28" table:formula="of:=SUM([.M167];[.P167];[.S167];[.V167];[.Y167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6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6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67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167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6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xa5</text:p>
          </table:table-cell>
          <table:table-cell office:value-type="string" calcext:value-type="string">
            <text:p>and A, 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68];[.N168];[.Q168];[.T168];[.W168])" office:value-type="float" office:value="3" calcext:value-type="float">
            <text:p>3</text:p>
          </table:table-cell>
          <table:table-cell table:style-name="ce19" table:formula="of:=SUM([.L168];[.O168];[.R168];[.U168];[.X168])" office:value-type="float" office:value="1" calcext:value-type="float">
            <text:p>1</text:p>
          </table:table-cell>
          <table:table-cell table:style-name="ce28" table:formula="of:=SUM([.M168];[.P168];[.S168];[.V168];[.Y168])" office:value-type="percentage" office:value="0.00000000492250196676925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6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6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68]/[.Q$518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2" table:formula="of:=[.T168]/[.T$518]" office:value-type="percentage" office:value="0.00000000492250196676925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6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and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69];[.N169];[.Q169];[.T169];[.W169])" office:value-type="float" office:value="52006" calcext:value-type="float">
            <text:p>52006</text:p>
          </table:table-cell>
          <table:table-cell table:style-name="ce19" table:formula="of:=SUM([.L169];[.O169];[.R169];[.U169];[.X169])" office:value-type="float" office:value="60664" calcext:value-type="float">
            <text:p>60664</text:p>
          </table:table-cell>
          <table:table-cell table:style-name="ce28" table:formula="of:=SUM([.M169];[.P169];[.S169];[.V169];[.Y169])" office:value-type="percentage" office:value="0.000120121460077431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69]/[.$K$518]" office:value-type="percentage" office:value="0" calcext:value-type="percentage">
            <text:p>0.00%</text:p>
          </table:table-cell>
          <table:table-cell office:value-type="float" office:value="24976" calcext:value-type="float">
            <text:p>24976</text:p>
          </table:table-cell>
          <table:table-cell office:value-type="float" office:value="28020" calcext:value-type="float">
            <text:p>28020</text:p>
          </table:table-cell>
          <table:table-cell table:style-name="ce42" table:formula="of:=[.N169]/[.N$518]" office:value-type="percentage" office:value="0.0000331498348751723" calcext:value-type="percentage">
            <text:p>0.00%</text:p>
          </table:table-cell>
          <table:table-cell office:value-type="float" office:value="25753" calcext:value-type="float">
            <text:p>25753</text:p>
          </table:table-cell>
          <table:table-cell office:value-type="float" office:value="30470" calcext:value-type="float">
            <text:p>30470</text:p>
          </table:table-cell>
          <table:table-cell table:style-name="ce42" table:formula="of:=[.Q169]/[.Q$518]" office:value-type="percentage" office:value="0.0000721164512248476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169]/[.T$518]" office:value-type="percentage" office:value="0" calcext:value-type="percentage">
            <text:p>0.00%</text:p>
          </table:table-cell>
          <table:table-cell office:value-type="float" office:value="1277" calcext:value-type="float">
            <text:p>1277</text:p>
          </table:table-cell>
          <table:table-cell office:value-type="float" office:value="2174" calcext:value-type="float">
            <text:p>2174</text:p>
          </table:table-cell>
          <table:table-cell table:style-name="ce42" table:formula="of:=[.W169]/[.W$518]" office:value-type="percentage" office:value="0.0000148551739774112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xa7</text:p>
          </table:table-cell>
          <table:table-cell office:value-type="string" calcext:value-type="string">
            <text:p>and A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70];[.N170];[.Q170];[.T170];[.W170])" office:value-type="float" office:value="8256479" calcext:value-type="float">
            <text:p>8256479</text:p>
          </table:table-cell>
          <table:table-cell table:style-name="ce19" table:formula="of:=SUM([.L170];[.O170];[.R170];[.U170];[.X170])" office:value-type="float" office:value="2803571" calcext:value-type="float">
            <text:p>2803571</text:p>
          </table:table-cell>
          <table:table-cell table:style-name="ce28" table:formula="of:=SUM([.M170];[.P170];[.S170];[.V170];[.Y170])" office:value-type="percentage" office:value="0.0379747197889071" calcext:value-type="percentage">
            <text:p>3.80%</text:p>
          </table:table-cell>
          <table:table-cell table:style-name="ce1" office:value-type="float" office:value="6431647" calcext:value-type="float">
            <text:p>6431647</text:p>
          </table:table-cell>
          <table:table-cell table:style-name="ce1" office:value-type="float" office:value="2246486" calcext:value-type="float">
            <text:p>2246486</text:p>
          </table:table-cell>
          <table:table-cell table:style-name="ce42" table:formula="of:=[.K170]/[.$K$518]" office:value-type="percentage" office:value="0.033415585976122" calcext:value-type="percentage">
            <text:p>3.34%</text:p>
          </table:table-cell>
          <table:table-cell office:value-type="float" office:value="812020" calcext:value-type="float">
            <text:p>812020</text:p>
          </table:table-cell>
          <table:table-cell office:value-type="float" office:value="245290" calcext:value-type="float">
            <text:p>245290</text:p>
          </table:table-cell>
          <table:table-cell table:style-name="ce42" table:formula="of:=[.N170]/[.N$518]" office:value-type="percentage" office:value="0.00107776781371466" calcext:value-type="percentage">
            <text:p>0.1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70]/[.Q$518]" office:value-type="percentage" office:value="0" calcext:value-type="percentage">
            <text:p>0.00%</text:p>
          </table:table-cell>
          <table:table-cell office:value-type="float" office:value="830716" calcext:value-type="float">
            <text:p>830716</text:p>
          </table:table-cell>
          <table:table-cell office:value-type="float" office:value="244773" calcext:value-type="float">
            <text:p>244773</text:p>
          </table:table-cell>
          <table:table-cell table:style-name="ce42" table:formula="of:=[.T170]/[.T$518]" office:value-type="percentage" office:value="0.00136306704794223" calcext:value-type="percentage">
            <text:p>0.14%</text:p>
          </table:table-cell>
          <table:table-cell office:value-type="float" office:value="182096" calcext:value-type="float">
            <text:p>182096</text:p>
          </table:table-cell>
          <table:table-cell office:value-type="float" office:value="67022" calcext:value-type="float">
            <text:p>67022</text:p>
          </table:table-cell>
          <table:table-cell table:style-name="ce42" table:formula="of:=[.W170]/[.W$518]" office:value-type="percentage" office:value="0.00211829895112816" calcext:value-type="percentage">
            <text:p>0.21%</text:p>
          </table:table-cell>
          <table:table-cell table:style-name="ce1" table:number-columns-repeated="99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xor B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71];[.N171];[.Q171];[.T171];[.W171])" office:value-type="float" office:value="49548" calcext:value-type="float">
            <text:p>49548</text:p>
          </table:table-cell>
          <table:table-cell table:style-name="ce19" table:formula="of:=SUM([.L171];[.O171];[.R171];[.U171];[.X171])" office:value-type="float" office:value="16979" calcext:value-type="float">
            <text:p>16979</text:p>
          </table:table-cell>
          <table:table-cell table:style-name="ce28" table:formula="of:=SUM([.M171];[.P171];[.S171];[.V171];[.Y171])" office:value-type="percentage" office:value="0.000381711366884419" calcext:value-type="percentage">
            <text:p>0.04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7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71]/[.N$518]" office:value-type="percentage" office:value="0" calcext:value-type="percentage">
            <text:p>0.00%</text:p>
          </table:table-cell>
          <table:table-cell office:value-type="float" office:value="4930" calcext:value-type="float">
            <text:p>4930</text:p>
          </table:table-cell>
          <table:table-cell office:value-type="float" office:value="1414" calcext:value-type="float">
            <text:p>1414</text:p>
          </table:table-cell>
          <table:table-cell table:style-name="ce42" table:formula="of:=[.Q171]/[.Q$518]" office:value-type="percentage" office:value="0.0000138055412782394" calcext:value-type="percentage">
            <text:p>0.00%</text:p>
          </table:table-cell>
          <table:table-cell office:value-type="float" office:value="15125" calcext:value-type="float">
            <text:p>15125</text:p>
          </table:table-cell>
          <table:table-cell office:value-type="float" office:value="4448" calcext:value-type="float">
            <text:p>4448</text:p>
          </table:table-cell>
          <table:table-cell table:style-name="ce42" table:formula="of:=[.T171]/[.T$518]" office:value-type="percentage" office:value="0.0000248176140824616" calcext:value-type="percentage">
            <text:p>0.00%</text:p>
          </table:table-cell>
          <table:table-cell office:value-type="float" office:value="29493" calcext:value-type="float">
            <text:p>29493</text:p>
          </table:table-cell>
          <table:table-cell office:value-type="float" office:value="11117" calcext:value-type="float">
            <text:p>11117</text:p>
          </table:table-cell>
          <table:table-cell table:style-name="ce42" table:formula="of:=[.W171]/[.W$518]" office:value-type="percentage" office:value="0.000343088211523718" calcext:value-type="percentage">
            <text:p>0.03%</text:p>
          </table:table-cell>
          <table:table-cell table:style-name="ce1" table:number-columns-repeated="99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xor C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72];[.N172];[.Q172];[.T172];[.W172])" office:value-type="float" office:value="1130133" calcext:value-type="float">
            <text:p>1130133</text:p>
          </table:table-cell>
          <table:table-cell table:style-name="ce19" table:formula="of:=SUM([.L172];[.O172];[.R172];[.U172];[.X172])" office:value-type="float" office:value="341765" calcext:value-type="float">
            <text:p>341765</text:p>
          </table:table-cell>
          <table:table-cell table:style-name="ce28" table:formula="of:=SUM([.M172];[.P172];[.S172];[.V172];[.Y172])" office:value-type="percentage" office:value="0.00241344376502082" calcext:value-type="percentage">
            <text:p>0.24%</text:p>
          </table:table-cell>
          <table:table-cell table:style-name="ce1" office:value-type="float" office:value="24511" calcext:value-type="float">
            <text:p>24511</text:p>
          </table:table-cell>
          <table:table-cell table:style-name="ce1" office:value-type="float" office:value="10469" calcext:value-type="float">
            <text:p>10469</text:p>
          </table:table-cell>
          <table:table-cell table:style-name="ce42" table:formula="of:=[.K172]/[.$K$518]" office:value-type="percentage" office:value="0.000127346763256865" calcext:value-type="percentage">
            <text:p>0.01%</text:p>
          </table:table-cell>
          <table:table-cell office:value-type="float" office:value="702141" calcext:value-type="float">
            <text:p>702141</text:p>
          </table:table-cell>
          <table:table-cell office:value-type="float" office:value="215704" calcext:value-type="float">
            <text:p>215704</text:p>
          </table:table-cell>
          <table:table-cell table:style-name="ce42" table:formula="of:=[.N172]/[.N$518]" office:value-type="percentage" office:value="0.000931928980184511" calcext:value-type="percentage">
            <text:p>0.09%</text:p>
          </table:table-cell>
          <table:table-cell office:value-type="float" office:value="370987" calcext:value-type="float">
            <text:p>370987</text:p>
          </table:table-cell>
          <table:table-cell office:value-type="float" office:value="103922" calcext:value-type="float">
            <text:p>103922</text:p>
          </table:table-cell>
          <table:table-cell table:style-name="ce42" table:formula="of:=[.Q172]/[.Q$518]" office:value-type="percentage" office:value="0.00103887958259436" calcext:value-type="percentage">
            <text:p>0.10%</text:p>
          </table:table-cell>
          <table:table-cell office:value-type="float" office:value="6276" calcext:value-type="float">
            <text:p>6276</text:p>
          </table:table-cell>
          <table:table-cell office:value-type="float" office:value="1606" calcext:value-type="float">
            <text:p>1606</text:p>
          </table:table-cell>
          <table:table-cell table:style-name="ce42" table:formula="of:=[.T172]/[.T$518]" office:value-type="percentage" office:value="0.0000102978741144813" calcext:value-type="percentage">
            <text:p>0.00%</text:p>
          </table:table-cell>
          <table:table-cell office:value-type="float" office:value="26218" calcext:value-type="float">
            <text:p>26218</text:p>
          </table:table-cell>
          <table:table-cell office:value-type="float" office:value="10064" calcext:value-type="float">
            <text:p>10064</text:p>
          </table:table-cell>
          <table:table-cell table:style-name="ce42" table:formula="of:=[.W172]/[.W$518]" office:value-type="percentage" office:value="0.000304990564870608" calcext:value-type="percentage">
            <text:p>0.03%</text:p>
          </table:table-cell>
          <table:table-cell table:style-name="ce1" table:number-columns-repeated="99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xor D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73];[.N173];[.Q173];[.T173];[.W173])" office:value-type="float" office:value="3886" calcext:value-type="float">
            <text:p>3886</text:p>
          </table:table-cell>
          <table:table-cell table:style-name="ce19" table:formula="of:=SUM([.L173];[.O173];[.R173];[.U173];[.X173])" office:value-type="float" office:value="1085" calcext:value-type="float">
            <text:p>1085</text:p>
          </table:table-cell>
          <table:table-cell table:style-name="ce28" table:formula="of:=SUM([.M173];[.P173];[.S173];[.V173];[.Y173])" office:value-type="percentage" office:value="0.00000637628088095511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7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7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73]/[.Q$518]" office:value-type="percentage" office:value="0" calcext:value-type="percentage">
            <text:p>0.00%</text:p>
          </table:table-cell>
          <table:table-cell office:value-type="float" office:value="3886" calcext:value-type="float">
            <text:p>3886</text:p>
          </table:table-cell>
          <table:table-cell office:value-type="float" office:value="1085" calcext:value-type="float">
            <text:p>1085</text:p>
          </table:table-cell>
          <table:table-cell table:style-name="ce42" table:formula="of:=[.T173]/[.T$518]" office:value-type="percentage" office:value="0.0000063762808809551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7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xor E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74];[.N174];[.Q174];[.T174];[.W174])" office:value-type="float" office:value="2549" calcext:value-type="float">
            <text:p>2549</text:p>
          </table:table-cell>
          <table:table-cell table:style-name="ce19" table:formula="of:=SUM([.L174];[.O174];[.R174];[.U174];[.X174])" office:value-type="float" office:value="745" calcext:value-type="float">
            <text:p>745</text:p>
          </table:table-cell>
          <table:table-cell table:style-name="ce28" table:formula="of:=SUM([.M174];[.P174];[.S174];[.V174];[.Y174])" office:value-type="percentage" office:value="0.00000418248583776494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7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7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74]/[.Q$518]" office:value-type="percentage" office:value="0" calcext:value-type="percentage">
            <text:p>0.00%</text:p>
          </table:table-cell>
          <table:table-cell office:value-type="float" office:value="2549" calcext:value-type="float">
            <text:p>2549</text:p>
          </table:table-cell>
          <table:table-cell office:value-type="float" office:value="745" calcext:value-type="float">
            <text:p>745</text:p>
          </table:table-cell>
          <table:table-cell table:style-name="ce42" table:formula="of:=[.T174]/[.T$518]" office:value-type="percentage" office:value="0.0000041824858377649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7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xor H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75];[.N175];[.Q175];[.T175];[.W175])" office:value-type="float" office:value="74984" calcext:value-type="float">
            <text:p>74984</text:p>
          </table:table-cell>
          <table:table-cell table:style-name="ce19" table:formula="of:=SUM([.L175];[.O175];[.R175];[.U175];[.X175])" office:value-type="float" office:value="22607" calcext:value-type="float">
            <text:p>22607</text:p>
          </table:table-cell>
          <table:table-cell table:style-name="ce28" table:formula="of:=SUM([.M175];[.P175];[.S175];[.V175];[.Y175])" office:value-type="percentage" office:value="0.000123036295825409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7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7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75]/[.Q$518]" office:value-type="percentage" office:value="0" calcext:value-type="percentage">
            <text:p>0.00%</text:p>
          </table:table-cell>
          <table:table-cell office:value-type="float" office:value="74984" calcext:value-type="float">
            <text:p>74984</text:p>
          </table:table-cell>
          <table:table-cell office:value-type="float" office:value="22607" calcext:value-type="float">
            <text:p>22607</text:p>
          </table:table-cell>
          <table:table-cell table:style-name="ce42" table:formula="of:=[.T175]/[.T$518]" office:value-type="percentage" office:value="0.000123036295825409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7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xad</text:p>
          </table:table-cell>
          <table:table-cell office:value-type="string" calcext:value-type="string">
            <text:p>xor L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76];[.N176];[.Q176];[.T176];[.W176])" office:value-type="float" office:value="10090" calcext:value-type="float">
            <text:p>10090</text:p>
          </table:table-cell>
          <table:table-cell table:style-name="ce19" table:formula="of:=SUM([.L176];[.O176];[.R176];[.U176];[.X176])" office:value-type="float" office:value="3412" calcext:value-type="float">
            <text:p>3412</text:p>
          </table:table-cell>
          <table:table-cell table:style-name="ce28" table:formula="of:=SUM([.M176];[.P176];[.S176];[.V176];[.Y176])" office:value-type="percentage" office:value="0.000088298827814432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7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7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76]/[.Q$518]" office:value-type="percentage" office:value="0" calcext:value-type="percentage">
            <text:p>0.00%</text:p>
          </table:table-cell>
          <table:table-cell office:value-type="float" office:value="2910" calcext:value-type="float">
            <text:p>2910</text:p>
          </table:table-cell>
          <table:table-cell office:value-type="float" office:value="715" calcext:value-type="float">
            <text:p>715</text:p>
          </table:table-cell>
          <table:table-cell table:style-name="ce42" table:formula="of:=[.T176]/[.T$518]" office:value-type="percentage" office:value="0.00000477482690776618" calcext:value-type="percentage">
            <text:p>0.00%</text:p>
          </table:table-cell>
          <table:table-cell office:value-type="float" office:value="7180" calcext:value-type="float">
            <text:p>7180</text:p>
          </table:table-cell>
          <table:table-cell office:value-type="float" office:value="2697" calcext:value-type="float">
            <text:p>2697</text:p>
          </table:table-cell>
          <table:table-cell table:style-name="ce42" table:formula="of:=[.W176]/[.W$518]" office:value-type="percentage" office:value="0.0000835240009066658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xae</text:p>
          </table:table-cell>
          <table:table-cell office:value-type="string" calcext:value-type="string">
            <text:p>xor (HL), 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77];[.N177];[.Q177];[.T177];[.W177])" office:value-type="float" office:value="458385" calcext:value-type="float">
            <text:p>458385</text:p>
          </table:table-cell>
          <table:table-cell table:style-name="ce19" table:formula="of:=SUM([.L177];[.O177];[.R177];[.U177];[.X177])" office:value-type="float" office:value="615924" calcext:value-type="float">
            <text:p>615924</text:p>
          </table:table-cell>
          <table:table-cell table:style-name="ce28" table:formula="of:=SUM([.M177];[.P177];[.S177];[.V177];[.Y177])" office:value-type="percentage" office:value="0.00215862505638004" calcext:value-type="percentage">
            <text:p>0.22%</text:p>
          </table:table-cell>
          <table:table-cell table:style-name="ce1" office:value-type="float" office:value="383293" calcext:value-type="float">
            <text:p>383293</text:p>
          </table:table-cell>
          <table:table-cell table:style-name="ce1" office:value-type="float" office:value="537126" calcext:value-type="float">
            <text:p>537126</text:p>
          </table:table-cell>
          <table:table-cell table:style-name="ce42" table:formula="of:=[.K177]/[.$K$518]" office:value-type="percentage" office:value="0.00199139663534795" calcext:value-type="percentage">
            <text:p>0.2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7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77]/[.Q$518]" office:value-type="percentage" office:value="0" calcext:value-type="percentage">
            <text:p>0.00%</text:p>
          </table:table-cell>
          <table:table-cell office:value-type="float" office:value="70687" calcext:value-type="float">
            <text:p>70687</text:p>
          </table:table-cell>
          <table:table-cell office:value-type="float" office:value="71844" calcext:value-type="float">
            <text:p>71844</text:p>
          </table:table-cell>
          <table:table-cell table:style-name="ce42" table:formula="of:=[.T177]/[.T$518]" office:value-type="percentage" office:value="0.000115985632175006" calcext:value-type="percentage">
            <text:p>0.01%</text:p>
          </table:table-cell>
          <table:table-cell office:value-type="float" office:value="4405" calcext:value-type="float">
            <text:p>4405</text:p>
          </table:table-cell>
          <table:table-cell office:value-type="float" office:value="6954" calcext:value-type="float">
            <text:p>6954</text:p>
          </table:table-cell>
          <table:table-cell table:style-name="ce42" table:formula="of:=[.W177]/[.W$518]" office:value-type="percentage" office:value="0.000051242788857084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xaf</text:p>
          </table:table-cell>
          <table:table-cell office:value-type="string" calcext:value-type="string">
            <text:p>xor A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78];[.N178];[.Q178];[.T178];[.W178])" office:value-type="float" office:value="3329321" calcext:value-type="float">
            <text:p>3329321</text:p>
          </table:table-cell>
          <table:table-cell table:style-name="ce19" table:formula="of:=SUM([.L178];[.O178];[.R178];[.U178];[.X178])" office:value-type="float" office:value="1017820" calcext:value-type="float">
            <text:p>1017820</text:p>
          </table:table-cell>
          <table:table-cell table:style-name="ce28" table:formula="of:=SUM([.M178];[.P178];[.S178];[.V178];[.Y178])" office:value-type="percentage" office:value="0.00858101281180111" calcext:value-type="percentage">
            <text:p>0.86%</text:p>
          </table:table-cell>
          <table:table-cell table:style-name="ce1" office:value-type="float" office:value="269299" calcext:value-type="float">
            <text:p>269299</text:p>
          </table:table-cell>
          <table:table-cell table:style-name="ce1" office:value-type="float" office:value="98621" calcext:value-type="float">
            <text:p>98621</text:p>
          </table:table-cell>
          <table:table-cell table:style-name="ce42" table:formula="of:=[.K178]/[.$K$518]" office:value-type="percentage" office:value="0.00139914144662847" calcext:value-type="percentage">
            <text:p>0.14%</text:p>
          </table:table-cell>
          <table:table-cell office:value-type="float" office:value="1597773" calcext:value-type="float">
            <text:p>1597773</text:p>
          </table:table-cell>
          <table:table-cell office:value-type="float" office:value="476864" calcext:value-type="float">
            <text:p>476864</text:p>
          </table:table-cell>
          <table:table-cell table:style-name="ce42" table:formula="of:=[.N178]/[.N$518]" office:value-type="percentage" office:value="0.00212067229011886" calcext:value-type="percentage">
            <text:p>0.21%</text:p>
          </table:table-cell>
          <table:table-cell office:value-type="float" office:value="673760" calcext:value-type="float">
            <text:p>673760</text:p>
          </table:table-cell>
          <table:table-cell office:value-type="float" office:value="192984" calcext:value-type="float">
            <text:p>192984</text:p>
          </table:table-cell>
          <table:table-cell table:style-name="ce42" table:formula="of:=[.Q178]/[.Q$518]" office:value-type="percentage" office:value="0.00188673863927517" calcext:value-type="percentage">
            <text:p>0.19%</text:p>
          </table:table-cell>
          <table:table-cell office:value-type="float" office:value="600271" calcext:value-type="float">
            <text:p>600271</text:p>
          </table:table-cell>
          <table:table-cell office:value-type="float" office:value="176820" calcext:value-type="float">
            <text:p>176820</text:p>
          </table:table-cell>
          <table:table-cell table:style-name="ce42" table:formula="of:=[.T178]/[.T$518]" office:value-type="percentage" office:value="0.000984945059364849" calcext:value-type="percentage">
            <text:p>0.10%</text:p>
          </table:table-cell>
          <table:table-cell office:value-type="float" office:value="188218" calcext:value-type="float">
            <text:p>188218</text:p>
          </table:table-cell>
          <table:table-cell office:value-type="float" office:value="72531" calcext:value-type="float">
            <text:p>72531</text:p>
          </table:table-cell>
          <table:table-cell table:style-name="ce42" table:formula="of:=[.W178]/[.W$518]" office:value-type="percentage" office:value="0.00218951537641376" calcext:value-type="percentage">
            <text:p>0.22%</text:p>
          </table:table-cell>
          <table:table-cell table:style-name="ce1" table:number-columns-repeated="99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or A, 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79];[.N179];[.Q179];[.T179];[.W179])" office:value-type="float" office:value="2169146" calcext:value-type="float">
            <text:p>2169146</text:p>
          </table:table-cell>
          <table:table-cell table:style-name="ce19" table:formula="of:=SUM([.L179];[.O179];[.R179];[.U179];[.X179])" office:value-type="float" office:value="657759" calcext:value-type="float">
            <text:p>657759</text:p>
          </table:table-cell>
          <table:table-cell table:style-name="ce28" table:formula="of:=SUM([.M179];[.P179];[.S179];[.V179];[.Y179])" office:value-type="percentage" office:value="0.00564220055442907" calcext:value-type="percentage">
            <text:p>0.56%</text:p>
          </table:table-cell>
          <table:table-cell table:style-name="ce1" office:value-type="float" office:value="321215" calcext:value-type="float">
            <text:p>321215</text:p>
          </table:table-cell>
          <table:table-cell table:style-name="ce1" office:value-type="float" office:value="116796" calcext:value-type="float">
            <text:p>116796</text:p>
          </table:table-cell>
          <table:table-cell table:style-name="ce42" table:formula="of:=[.K179]/[.$K$518]" office:value-type="percentage" office:value="0.00166887073393798" calcext:value-type="percentage">
            <text:p>0.17%</text:p>
          </table:table-cell>
          <table:table-cell office:value-type="float" office:value="819673" calcext:value-type="float">
            <text:p>819673</text:p>
          </table:table-cell>
          <table:table-cell office:value-type="float" office:value="252425" calcext:value-type="float">
            <text:p>252425</text:p>
          </table:table-cell>
          <table:table-cell table:style-name="ce42" table:formula="of:=[.N179]/[.N$518]" office:value-type="percentage" office:value="0.00108792539244223" calcext:value-type="percentage">
            <text:p>0.11%</text:p>
          </table:table-cell>
          <table:table-cell office:value-type="float" office:value="605780" calcext:value-type="float">
            <text:p>605780</text:p>
          </table:table-cell>
          <table:table-cell office:value-type="float" office:value="165033" calcext:value-type="float">
            <text:p>165033</text:p>
          </table:table-cell>
          <table:table-cell table:style-name="ce42" table:formula="of:=[.Q179]/[.Q$518]" office:value-type="percentage" office:value="0.00169637338651762" calcext:value-type="percentage">
            <text:p>0.17%</text:p>
          </table:table-cell>
          <table:table-cell office:value-type="float" office:value="372857" calcext:value-type="float">
            <text:p>372857</text:p>
          </table:table-cell>
          <table:table-cell office:value-type="float" office:value="105724" calcext:value-type="float">
            <text:p>105724</text:p>
          </table:table-cell>
          <table:table-cell table:style-name="ce42" table:formula="of:=[.T179]/[.T$518]" office:value-type="percentage" office:value="0.000611796438607894" calcext:value-type="percentage">
            <text:p>0.06%</text:p>
          </table:table-cell>
          <table:table-cell office:value-type="float" office:value="49621" calcext:value-type="float">
            <text:p>49621</text:p>
          </table:table-cell>
          <table:table-cell office:value-type="float" office:value="17781" calcext:value-type="float">
            <text:p>17781</text:p>
          </table:table-cell>
          <table:table-cell table:style-name="ce42" table:formula="of:=[.W179]/[.W$518]" office:value-type="percentage" office:value="0.000577234602923352" calcext:value-type="percentage">
            <text:p>0.06%</text:p>
          </table:table-cell>
          <table:table-cell table:style-name="ce1" table:number-columns-repeated="99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or A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80];[.N180];[.Q180];[.T180];[.W180])" office:value-type="float" office:value="21272524" calcext:value-type="float">
            <text:p>21272524</text:p>
          </table:table-cell>
          <table:table-cell table:style-name="ce19" table:formula="of:=SUM([.L180];[.O180];[.R180];[.U180];[.X180])" office:value-type="float" office:value="6186734" calcext:value-type="float">
            <text:p>6186734</text:p>
          </table:table-cell>
          <table:table-cell table:style-name="ce28" table:formula="of:=SUM([.M180];[.P180];[.S180];[.V180];[.Y180])" office:value-type="percentage" office:value="0.0344488612248355" calcext:value-type="percentage">
            <text:p>3.44%</text:p>
          </table:table-cell>
          <table:table-cell table:style-name="ce1" office:value-type="float" office:value="99456" calcext:value-type="float">
            <text:p>99456</text:p>
          </table:table-cell>
          <table:table-cell table:style-name="ce1" office:value-type="float" office:value="25271" calcext:value-type="float">
            <text:p>25271</text:p>
          </table:table-cell>
          <table:table-cell table:style-name="ce42" table:formula="of:=[.K180]/[.$K$518]" office:value-type="percentage" office:value="0.000516723091121324" calcext:value-type="percentage">
            <text:p>0.05%</text:p>
          </table:table-cell>
          <table:table-cell office:value-type="float" office:value="18750587" calcext:value-type="float">
            <text:p>18750587</text:p>
          </table:table-cell>
          <table:table-cell office:value-type="float" office:value="5463228" calcext:value-type="float">
            <text:p>5463228</text:p>
          </table:table-cell>
          <table:table-cell table:style-name="ce42" table:formula="of:=[.N180]/[.N$518]" office:value-type="percentage" office:value="0.0248870460787377" calcext:value-type="percentage">
            <text:p>2.49%</text:p>
          </table:table-cell>
          <table:table-cell office:value-type="float" office:value="2149671" calcext:value-type="float">
            <text:p>2149671</text:p>
          </table:table-cell>
          <table:table-cell office:value-type="float" office:value="617291" calcext:value-type="float">
            <text:p>617291</text:p>
          </table:table-cell>
          <table:table-cell table:style-name="ce42" table:formula="of:=[.Q180]/[.Q$518]" office:value-type="percentage" office:value="0.00601975085702518" calcext:value-type="percentage">
            <text:p>0.60%</text:p>
          </table:table-cell>
          <table:table-cell office:value-type="float" office:value="14834" calcext:value-type="float">
            <text:p>14834</text:p>
          </table:table-cell>
          <table:table-cell office:value-type="float" office:value="3968" calcext:value-type="float">
            <text:p>3968</text:p>
          </table:table-cell>
          <table:table-cell table:style-name="ce42" table:formula="of:=[.T180]/[.T$518]" office:value-type="percentage" office:value="0.000024340131391685" calcext:value-type="percentage">
            <text:p>0.00%</text:p>
          </table:table-cell>
          <table:table-cell office:value-type="float" office:value="257976" calcext:value-type="float">
            <text:p>257976</text:p>
          </table:table-cell>
          <table:table-cell office:value-type="float" office:value="76976" calcext:value-type="float">
            <text:p>76976</text:p>
          </table:table-cell>
          <table:table-cell table:style-name="ce42" table:formula="of:=[.W180]/[.W$518]" office:value-type="percentage" office:value="0.00300100106655961" calcext:value-type="percentage">
            <text:p>0.30%</text:p>
          </table:table-cell>
          <table:table-cell table:style-name="ce1" table:number-columns-repeated="99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or A, 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81];[.N181];[.Q181];[.T181];[.W181])" office:value-type="float" office:value="10836" calcext:value-type="float">
            <text:p>10836</text:p>
          </table:table-cell>
          <table:table-cell table:style-name="ce19" table:formula="of:=SUM([.L181];[.O181];[.R181];[.U181];[.X181])" office:value-type="float" office:value="3713" calcext:value-type="float">
            <text:p>3713</text:p>
          </table:table-cell>
          <table:table-cell table:style-name="ce28" table:formula="of:=SUM([.M181];[.P181];[.S181];[.V181];[.Y181])" office:value-type="percentage" office:value="0.0000949522483025318" calcext:value-type="percentage">
            <text:p>0.01%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168" calcext:value-type="float">
            <text:p>168</text:p>
          </table:table-cell>
          <table:table-cell table:style-name="ce42" table:formula="of:=[.K181]/[.$K$518]" office:value-type="percentage" office:value="0.0000029510408196279" calcext:value-type="percentage">
            <text:p>0.00%</text:p>
          </table:table-cell>
          <table:table-cell office:value-type="float" office:value="612" calcext:value-type="float">
            <text:p>612</text:p>
          </table:table-cell>
          <table:table-cell office:value-type="float" office:value="253" calcext:value-type="float">
            <text:p>253</text:p>
          </table:table-cell>
          <table:table-cell table:style-name="ce42" table:formula="of:=[.N181]/[.N$518]" office:value-type="percentage" office:value="0.000000812287753988046" calcext:value-type="percentage">
            <text:p>0.00%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2" table:formula="of:=[.Q181]/[.Q$518]" office:value-type="percentage" office:value="0.0000000364040642225379" calcext:value-type="percentage">
            <text:p>0.00%</text:p>
          </table:table-cell>
          <table:table-cell office:value-type="float" office:value="2104" calcext:value-type="float">
            <text:p>2104</text:p>
          </table:table-cell>
          <table:table-cell office:value-type="float" office:value="646" calcext:value-type="float">
            <text:p>646</text:p>
          </table:table-cell>
          <table:table-cell table:style-name="ce42" table:formula="of:=[.T181]/[.T$518]" office:value-type="percentage" office:value="0.00000345231471269417" calcext:value-type="percentage">
            <text:p>0.00%</text:p>
          </table:table-cell>
          <table:table-cell office:value-type="float" office:value="7539" calcext:value-type="float">
            <text:p>7539</text:p>
          </table:table-cell>
          <table:table-cell office:value-type="float" office:value="2644" calcext:value-type="float">
            <text:p>2644</text:p>
          </table:table-cell>
          <table:table-cell table:style-name="ce42" table:formula="of:=[.W181]/[.W$518]" office:value-type="percentage" office:value="0.0000877002009519991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or A, 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82];[.N182];[.Q182];[.T182];[.W182])" office:value-type="float" office:value="327194" calcext:value-type="float">
            <text:p>327194</text:p>
          </table:table-cell>
          <table:table-cell table:style-name="ce19" table:formula="of:=SUM([.L182];[.O182];[.R182];[.U182];[.X182])" office:value-type="float" office:value="94212" calcext:value-type="float">
            <text:p>94212</text:p>
          </table:table-cell>
          <table:table-cell table:style-name="ce28" table:formula="of:=SUM([.M182];[.P182];[.S182];[.V182];[.Y182])" office:value-type="percentage" office:value="0.000529544380662456" calcext:value-type="percentage">
            <text:p>0.05%</text:p>
          </table:table-cell>
          <table:table-cell table:style-name="ce1" office:value-type="float" office:value="3144" calcext:value-type="float">
            <text:p>3144</text:p>
          </table:table-cell>
          <table:table-cell table:style-name="ce1" office:value-type="float" office:value="1114" calcext:value-type="float">
            <text:p>1114</text:p>
          </table:table-cell>
          <table:table-cell table:style-name="ce42" table:formula="of:=[.K182]/[.$K$518]" office:value-type="percentage" office:value="0.0000163346343959685" calcext:value-type="percentage">
            <text:p>0.00%</text:p>
          </table:table-cell>
          <table:table-cell office:value-type="float" office:value="71235" calcext:value-type="float">
            <text:p>71235</text:p>
          </table:table-cell>
          <table:table-cell office:value-type="float" office:value="21243" calcext:value-type="float">
            <text:p>21243</text:p>
          </table:table-cell>
          <table:table-cell table:style-name="ce42" table:formula="of:=[.N182]/[.N$518]" office:value-type="percentage" office:value="0.0000945479054825792" calcext:value-type="percentage">
            <text:p>0.01%</text:p>
          </table:table-cell>
          <table:table-cell office:value-type="float" office:value="3307" calcext:value-type="float">
            <text:p>3307</text:p>
          </table:table-cell>
          <table:table-cell office:value-type="float" office:value="969" calcext:value-type="float">
            <text:p>969</text:p>
          </table:table-cell>
          <table:table-cell table:style-name="ce42" table:formula="of:=[.Q182]/[.Q$518]" office:value-type="percentage" office:value="0.00000926063387568715" calcext:value-type="percentage">
            <text:p>0.00%</text:p>
          </table:table-cell>
          <table:table-cell office:value-type="float" office:value="249508" calcext:value-type="float">
            <text:p>249508</text:p>
          </table:table-cell>
          <table:table-cell office:value-type="float" office:value="70886" calcext:value-type="float">
            <text:p>70886</text:p>
          </table:table-cell>
          <table:table-cell table:style-name="ce42" table:formula="of:=[.T182]/[.T$518]" office:value-type="percentage" office:value="0.000409401206908221" calcext:value-type="percentage">
            <text:p>0.04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8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or A, 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83];[.N183];[.Q183];[.T183];[.W183])" office:value-type="float" office:value="22392" calcext:value-type="float">
            <text:p>22392</text:p>
          </table:table-cell>
          <table:table-cell table:style-name="ce19" table:formula="of:=SUM([.L183];[.O183];[.R183];[.U183];[.X183])" office:value-type="float" office:value="6367" calcext:value-type="float">
            <text:p>6367</text:p>
          </table:table-cell>
          <table:table-cell table:style-name="ce28" table:formula="of:=SUM([.M183];[.P183];[.S183];[.V183];[.Y183])" office:value-type="percentage" office:value="0.0000428951206116701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83]/[.$K$518]" office:value-type="percentage" office:value="0" calcext:value-type="percentage">
            <text:p>0.00%</text:p>
          </table:table-cell>
          <table:table-cell office:value-type="float" office:value="11514" calcext:value-type="float">
            <text:p>11514</text:p>
          </table:table-cell>
          <table:table-cell office:value-type="float" office:value="3429" calcext:value-type="float">
            <text:p>3429</text:p>
          </table:table-cell>
          <table:table-cell table:style-name="ce42" table:formula="of:=[.N183]/[.N$518]" office:value-type="percentage" office:value="0.000015282158822579" calcext:value-type="percentage">
            <text:p>0.00%</text:p>
          </table:table-cell>
          <table:table-cell office:value-type="float" office:value="8421" calcext:value-type="float">
            <text:p>8421</text:p>
          </table:table-cell>
          <table:table-cell office:value-type="float" office:value="2322" calcext:value-type="float">
            <text:p>2322</text:p>
          </table:table-cell>
          <table:table-cell table:style-name="ce42" table:formula="of:=[.Q183]/[.Q$518]" office:value-type="percentage" office:value="0.0000235814326783071" calcext:value-type="percentage">
            <text:p>0.00%</text:p>
          </table:table-cell>
          <table:table-cell office:value-type="float" office:value="2457" calcext:value-type="float">
            <text:p>2457</text:p>
          </table:table-cell>
          <table:table-cell office:value-type="float" office:value="616" calcext:value-type="float">
            <text:p>616</text:p>
          </table:table-cell>
          <table:table-cell table:style-name="ce42" table:formula="of:=[.T183]/[.T$518]" office:value-type="percentage" office:value="0.0000040315291107840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8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xb5</text:p>
          </table:table-cell>
          <table:table-cell office:value-type="string" calcext:value-type="string">
            <text:p>or A, 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84];[.N184];[.Q184];[.T184];[.W184])" office:value-type="float" office:value="201505" calcext:value-type="float">
            <text:p>201505</text:p>
          </table:table-cell>
          <table:table-cell table:style-name="ce19" table:formula="of:=SUM([.L184];[.O184];[.R184];[.U184];[.X184])" office:value-type="float" office:value="60082" calcext:value-type="float">
            <text:p>60082</text:p>
          </table:table-cell>
          <table:table-cell table:style-name="ce28" table:formula="of:=SUM([.M184];[.P184];[.S184];[.V184];[.Y184])" office:value-type="percentage" office:value="0.000308015131387204" calcext:value-type="percentage">
            <text:p>0.03%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95" calcext:value-type="float">
            <text:p>195</text:p>
          </table:table-cell>
          <table:table-cell table:style-name="ce42" table:formula="of:=[.K184]/[.$K$518]" office:value-type="percentage" office:value="0.00000296662730283016" calcext:value-type="percentage">
            <text:p>0.00%</text:p>
          </table:table-cell>
          <table:table-cell office:value-type="float" office:value="116919" calcext:value-type="float">
            <text:p>116919</text:p>
          </table:table-cell>
          <table:table-cell office:value-type="float" office:value="35059" calcext:value-type="float">
            <text:p>35059</text:p>
          </table:table-cell>
          <table:table-cell table:style-name="ce42" table:formula="of:=[.N184]/[.N$518]" office:value-type="percentage" office:value="0.000155182797236157" calcext:value-type="percentage">
            <text:p>0.02%</text:p>
          </table:table-cell>
          <table:table-cell office:value-type="float" office:value="10359" calcext:value-type="float">
            <text:p>10359</text:p>
          </table:table-cell>
          <table:table-cell office:value-type="float" office:value="2909" calcext:value-type="float">
            <text:p>2909</text:p>
          </table:table-cell>
          <table:table-cell table:style-name="ce42" table:formula="of:=[.Q184]/[.Q$518]" office:value-type="percentage" office:value="0.0000290084385600977" calcext:value-type="percentage">
            <text:p>0.00%</text:p>
          </table:table-cell>
          <table:table-cell office:value-type="float" office:value="73656" calcext:value-type="float">
            <text:p>73656</text:p>
          </table:table-cell>
          <table:table-cell office:value-type="float" office:value="21919" calcext:value-type="float">
            <text:p>21919</text:p>
          </table:table-cell>
          <table:table-cell table:style-name="ce42" table:formula="of:=[.T184]/[.T$518]" office:value-type="percentage" office:value="0.000120857268288119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8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xb6</text:p>
          </table:table-cell>
          <table:table-cell office:value-type="string" calcext:value-type="string">
            <text:p>or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85];[.N185];[.Q185];[.T185];[.W185])" office:value-type="float" office:value="741647" calcext:value-type="float">
            <text:p>741647</text:p>
          </table:table-cell>
          <table:table-cell table:style-name="ce19" table:formula="of:=SUM([.L185];[.O185];[.R185];[.U185];[.X185])" office:value-type="float" office:value="891034" calcext:value-type="float">
            <text:p>891034</text:p>
          </table:table-cell>
          <table:table-cell table:style-name="ce28" table:formula="of:=SUM([.M185];[.P185];[.S185];[.V185];[.Y185])" office:value-type="percentage" office:value="0.0012871832524884" calcext:value-type="percentage">
            <text:p>0.13%</text:p>
          </table:table-cell>
          <table:table-cell table:style-name="ce1" office:value-type="float" office:value="23787" calcext:value-type="float">
            <text:p>23787</text:p>
          </table:table-cell>
          <table:table-cell table:style-name="ce1" office:value-type="float" office:value="37999" calcext:value-type="float">
            <text:p>37999</text:p>
          </table:table-cell>
          <table:table-cell table:style-name="ce42" table:formula="of:=[.K185]/[.$K$518]" office:value-type="percentage" office:value="0.00012358522531072" calcext:value-type="percentage">
            <text:p>0.01%</text:p>
          </table:table-cell>
          <table:table-cell office:value-type="float" office:value="330467" calcext:value-type="float">
            <text:p>330467</text:p>
          </table:table-cell>
          <table:table-cell office:value-type="float" office:value="393119" calcext:value-type="float">
            <text:p>393119</text:p>
          </table:table-cell>
          <table:table-cell table:style-name="ce42" table:formula="of:=[.N185]/[.N$518]" office:value-type="percentage" office:value="0.000438618132675111" calcext:value-type="percentage">
            <text:p>0.04%</text:p>
          </table:table-cell>
          <table:table-cell office:value-type="float" office:value="53269" calcext:value-type="float">
            <text:p>53269</text:p>
          </table:table-cell>
          <table:table-cell office:value-type="float" office:value="67429" calcext:value-type="float">
            <text:p>67429</text:p>
          </table:table-cell>
          <table:table-cell table:style-name="ce42" table:formula="of:=[.Q185]/[.Q$518]" office:value-type="percentage" office:value="0.000149169853620798" calcext:value-type="percentage">
            <text:p>0.01%</text:p>
          </table:table-cell>
          <table:table-cell office:value-type="float" office:value="331365" calcext:value-type="float">
            <text:p>331365</text:p>
          </table:table-cell>
          <table:table-cell office:value-type="float" office:value="387694" calcext:value-type="float">
            <text:p>387694</text:p>
          </table:table-cell>
          <table:table-cell table:style-name="ce42" table:formula="of:=[.T185]/[.T$518]" office:value-type="percentage" office:value="0.000543714954739498" calcext:value-type="percentage">
            <text:p>0.05%</text:p>
          </table:table-cell>
          <table:table-cell office:value-type="float" office:value="2759" calcext:value-type="float">
            <text:p>2759</text:p>
          </table:table-cell>
          <table:table-cell office:value-type="float" office:value="4793" calcext:value-type="float">
            <text:p>4793</text:p>
          </table:table-cell>
          <table:table-cell table:style-name="ce42" table:formula="of:=[.W185]/[.W$518]" office:value-type="percentage" office:value="0.0000320950861422689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or A, A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86];[.N186];[.Q186];[.T186];[.W186])" office:value-type="float" office:value="190462628" calcext:value-type="float">
            <text:p>190462628</text:p>
          </table:table-cell>
          <table:table-cell table:style-name="ce19" table:formula="of:=SUM([.L186];[.O186];[.R186];[.U186];[.X186])" office:value-type="float" office:value="55063850" calcext:value-type="float">
            <text:p>55063850</text:p>
          </table:table-cell>
          <table:table-cell table:style-name="ce28" table:formula="of:=SUM([.M186];[.P186];[.S186];[.V186];[.Y186])" office:value-type="percentage" office:value="0.379920608366043" calcext:value-type="percentage">
            <text:p>37.99%</text:p>
          </table:table-cell>
          <table:table-cell table:style-name="ce1" office:value-type="float" office:value="5334919" calcext:value-type="float">
            <text:p>5334919</text:p>
          </table:table-cell>
          <table:table-cell table:style-name="ce1" office:value-type="float" office:value="1853123" calcext:value-type="float">
            <text:p>1853123</text:p>
          </table:table-cell>
          <table:table-cell table:style-name="ce42" table:formula="of:=[.K186]/[.$K$518]" office:value-type="percentage" office:value="0.0277175417929726" calcext:value-type="percentage">
            <text:p>2.77%</text:p>
          </table:table-cell>
          <table:table-cell office:value-type="float" office:value="115254701" calcext:value-type="float">
            <text:p>115254701</text:p>
          </table:table-cell>
          <table:table-cell office:value-type="float" office:value="33665005" calcext:value-type="float">
            <text:p>33665005</text:p>
          </table:table-cell>
          <table:table-cell table:style-name="ce42" table:formula="of:=[.N186]/[.N$518]" office:value-type="percentage" office:value="0.152973827143552" calcext:value-type="percentage">
            <text:p>15.30%</text:p>
          </table:table-cell>
          <table:table-cell office:value-type="float" office:value="68709354" calcext:value-type="float">
            <text:p>68709354</text:p>
          </table:table-cell>
          <table:table-cell office:value-type="float" office:value="19181556" calcext:value-type="float">
            <text:p>19181556</text:p>
          </table:table-cell>
          <table:table-cell table:style-name="ce42" table:formula="of:=[.Q186]/[.Q$518]" office:value-type="percentage" office:value="0.192407671977315" calcext:value-type="percentage">
            <text:p>19.24%</text:p>
          </table:table-cell>
          <table:table-cell office:value-type="float" office:value="672042" calcext:value-type="float">
            <text:p>672042</text:p>
          </table:table-cell>
          <table:table-cell office:value-type="float" office:value="193351" calcext:value-type="float">
            <text:p>193351</text:p>
          </table:table-cell>
          <table:table-cell table:style-name="ce42" table:formula="of:=[.T186]/[.T$518]" office:value-type="percentage" office:value="0.00110270935558385" calcext:value-type="percentage">
            <text:p>0.11%</text:p>
          </table:table-cell>
          <table:table-cell office:value-type="float" office:value="491612" calcext:value-type="float">
            <text:p>491612</text:p>
          </table:table-cell>
          <table:table-cell office:value-type="float" office:value="170815" calcext:value-type="float">
            <text:p>170815</text:p>
          </table:table-cell>
          <table:table-cell table:style-name="ce42" table:formula="of:=[.W186]/[.W$518]" office:value-type="percentage" office:value="0.00571885809661947" calcext:value-type="percentage">
            <text:p>0.57%</text:p>
          </table:table-cell>
          <table:table-cell table:style-name="ce1" table:number-columns-repeated="99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cp A, 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87];[.N187];[.Q187];[.T187];[.W187])" office:value-type="float" office:value="1289804" calcext:value-type="float">
            <text:p>1289804</text:p>
          </table:table-cell>
          <table:table-cell table:style-name="ce19" table:formula="of:=SUM([.L187];[.O187];[.R187];[.U187];[.X187])" office:value-type="float" office:value="375005" calcext:value-type="float">
            <text:p>375005</text:p>
          </table:table-cell>
          <table:table-cell table:style-name="ce28" table:formula="of:=SUM([.M187];[.P187];[.S187];[.V187];[.Y187])" office:value-type="percentage" office:value="0.00329916953956203" calcext:value-type="percentage">
            <text:p>0.33%</text:p>
          </table:table-cell>
          <table:table-cell table:style-name="ce1" office:value-type="float" office:value="88100" calcext:value-type="float">
            <text:p>88100</text:p>
          </table:table-cell>
          <table:table-cell table:style-name="ce1" office:value-type="float" office:value="31407" calcext:value-type="float">
            <text:p>31407</text:p>
          </table:table-cell>
          <table:table-cell table:style-name="ce42" table:formula="of:=[.K187]/[.$K$518]" office:value-type="percentage" office:value="0.000457723056706369" calcext:value-type="percentage">
            <text:p>0.0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87]/[.N$518]" office:value-type="percentage" office:value="0" calcext:value-type="percentage">
            <text:p>0.00%</text:p>
          </table:table-cell>
          <table:table-cell office:value-type="float" office:value="696795" calcext:value-type="float">
            <text:p>696795</text:p>
          </table:table-cell>
          <table:table-cell office:value-type="float" office:value="196522" calcext:value-type="float">
            <text:p>196522</text:p>
          </table:table-cell>
          <table:table-cell table:style-name="ce42" table:formula="of:=[.Q187]/[.Q$518]" office:value-type="percentage" office:value="0.00195124384076487" calcext:value-type="percentage">
            <text:p>0.20%</text:p>
          </table:table-cell>
          <table:table-cell office:value-type="float" office:value="498731" calcext:value-type="float">
            <text:p>498731</text:p>
          </table:table-cell>
          <table:table-cell office:value-type="float" office:value="144729" calcext:value-type="float">
            <text:p>144729</text:p>
          </table:table-cell>
          <table:table-cell table:style-name="ce42" table:formula="of:=[.T187]/[.T$518]" office:value-type="percentage" office:value="0.000818334776129599" calcext:value-type="percentage">
            <text:p>0.08%</text:p>
          </table:table-cell>
          <table:table-cell office:value-type="float" office:value="6178" calcext:value-type="float">
            <text:p>6178</text:p>
          </table:table-cell>
          <table:table-cell office:value-type="float" office:value="2347" calcext:value-type="float">
            <text:p>2347</text:p>
          </table:table-cell>
          <table:table-cell table:style-name="ce42" table:formula="of:=[.W187]/[.W$518]" office:value-type="percentage" office:value="0.0000718678659611952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xb9</text:p>
          </table:table-cell>
          <table:table-cell office:value-type="string" calcext:value-type="string">
            <text:p>cp A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88];[.N188];[.Q188];[.T188];[.W188])" office:value-type="float" office:value="5111044" calcext:value-type="float">
            <text:p>5111044</text:p>
          </table:table-cell>
          <table:table-cell table:style-name="ce19" table:formula="of:=SUM([.L188];[.O188];[.R188];[.U188];[.X188])" office:value-type="float" office:value="1484747" calcext:value-type="float">
            <text:p>1484747</text:p>
          </table:table-cell>
          <table:table-cell table:style-name="ce28" table:formula="of:=SUM([.M188];[.P188];[.S188];[.V188];[.Y188])" office:value-type="percentage" office:value="0.0145735135229123" calcext:value-type="percentage">
            <text:p>1.46%</text:p>
          </table:table-cell>
          <table:table-cell table:style-name="ce1" office:value-type="float" office:value="86777" calcext:value-type="float">
            <text:p>86777</text:p>
          </table:table-cell>
          <table:table-cell table:style-name="ce1" office:value-type="float" office:value="30215" calcext:value-type="float">
            <text:p>30215</text:p>
          </table:table-cell>
          <table:table-cell table:style-name="ce42" table:formula="of:=[.K188]/[.$K$518]" office:value-type="percentage" office:value="0.000450849417614172" calcext:value-type="percentage">
            <text:p>0.05%</text:p>
          </table:table-cell>
          <table:table-cell office:value-type="float" office:value="29803" calcext:value-type="float">
            <text:p>29803</text:p>
          </table:table-cell>
          <table:table-cell office:value-type="float" office:value="8735" calcext:value-type="float">
            <text:p>8735</text:p>
          </table:table-cell>
          <table:table-cell table:style-name="ce42" table:formula="of:=[.N188]/[.N$518]" office:value-type="percentage" office:value="0.0000395565554446172" calcext:value-type="percentage">
            <text:p>0.00%</text:p>
          </table:table-cell>
          <table:table-cell office:value-type="float" office:value="4906188" calcext:value-type="float">
            <text:p>4906188</text:p>
          </table:table-cell>
          <table:table-cell office:value-type="float" office:value="1419033" calcext:value-type="float">
            <text:p>1419033</text:p>
          </table:table-cell>
          <table:table-cell table:style-name="ce42" table:formula="of:=[.Q188]/[.Q$518]" office:value-type="percentage" office:value="0.0137388602338342" calcext:value-type="percentage">
            <text:p>1.37%</text:p>
          </table:table-cell>
          <table:table-cell office:value-type="float" office:value="68320" calcext:value-type="float">
            <text:p>68320</text:p>
          </table:table-cell>
          <table:table-cell office:value-type="float" office:value="18257" calcext:value-type="float">
            <text:p>18257</text:p>
          </table:table-cell>
          <table:table-cell table:style-name="ce42" table:formula="of:=[.T188]/[.T$518]" office:value-type="percentage" office:value="0.000112101778123225" calcext:value-type="percentage">
            <text:p>0.01%</text:p>
          </table:table-cell>
          <table:table-cell office:value-type="float" office:value="19956" calcext:value-type="float">
            <text:p>19956</text:p>
          </table:table-cell>
          <table:table-cell office:value-type="float" office:value="8507" calcext:value-type="float">
            <text:p>8507</text:p>
          </table:table-cell>
          <table:table-cell table:style-name="ce42" table:formula="of:=[.W188]/[.W$518]" office:value-type="percentage" office:value="0.00023214553789602" calcext:value-type="percentage">
            <text:p>0.02%</text:p>
          </table:table-cell>
          <table:table-cell table:style-name="ce1" table:number-columns-repeated="99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cp A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89];[.N189];[.Q189];[.T189];[.W189])" office:value-type="float" office:value="212673" calcext:value-type="float">
            <text:p>212673</text:p>
          </table:table-cell>
          <table:table-cell table:style-name="ce19" table:formula="of:=SUM([.L189];[.O189];[.R189];[.U189];[.X189])" office:value-type="float" office:value="67441" calcext:value-type="float">
            <text:p>67441</text:p>
          </table:table-cell>
          <table:table-cell table:style-name="ce28" table:formula="of:=SUM([.M189];[.P189];[.S189];[.V189];[.Y189])" office:value-type="percentage" office:value="0.000605754701667964" calcext:value-type="percentage">
            <text:p>0.06%</text:p>
          </table:table-cell>
          <table:table-cell table:style-name="ce1" office:value-type="float" office:value="35760" calcext:value-type="float">
            <text:p>35760</text:p>
          </table:table-cell>
          <table:table-cell table:style-name="ce1" office:value-type="float" office:value="13454" calcext:value-type="float">
            <text:p>13454</text:p>
          </table:table-cell>
          <table:table-cell table:style-name="ce42" table:formula="of:=[.K189]/[.$K$518]" office:value-type="percentage" office:value="0.000185790879770939" calcext:value-type="percentage">
            <text:p>0.02%</text:p>
          </table:table-cell>
          <table:table-cell office:value-type="float" office:value="4167" calcext:value-type="float">
            <text:p>4167</text:p>
          </table:table-cell>
          <table:table-cell office:value-type="float" office:value="1316" calcext:value-type="float">
            <text:p>1316</text:p>
          </table:table-cell>
          <table:table-cell table:style-name="ce42" table:formula="of:=[.N189]/[.N$518]" office:value-type="percentage" office:value="0.0000055307239720068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89]/[.Q$518]" office:value-type="percentage" office:value="0" calcext:value-type="percentage">
            <text:p>0.00%</text:p>
          </table:table-cell>
          <table:table-cell office:value-type="float" office:value="159637" calcext:value-type="float">
            <text:p>159637</text:p>
          </table:table-cell>
          <table:table-cell office:value-type="float" office:value="47546" calcext:value-type="float">
            <text:p>47546</text:p>
          </table:table-cell>
          <table:table-cell table:style-name="ce42" table:formula="of:=[.T189]/[.T$518]" office:value-type="percentage" office:value="0.000261937815489714" calcext:value-type="percentage">
            <text:p>0.03%</text:p>
          </table:table-cell>
          <table:table-cell office:value-type="float" office:value="13109" calcext:value-type="float">
            <text:p>13109</text:p>
          </table:table-cell>
          <table:table-cell office:value-type="float" office:value="5125" calcext:value-type="float">
            <text:p>5125</text:p>
          </table:table-cell>
          <table:table-cell table:style-name="ce42" table:formula="of:=[.W189]/[.W$518]" office:value-type="percentage" office:value="0.000152495282435304" calcext:value-type="percentage">
            <text:p>0.02%</text:p>
          </table:table-cell>
          <table:table-cell table:style-name="ce1" table:number-columns-repeated="99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xbb</text:p>
          </table:table-cell>
          <table:table-cell office:value-type="string" calcext:value-type="string">
            <text:p>cp A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90];[.N190];[.Q190];[.T190];[.W190])" office:value-type="float" office:value="1147958" calcext:value-type="float">
            <text:p>1147958</text:p>
          </table:table-cell>
          <table:table-cell table:style-name="ce19" table:formula="of:=SUM([.L190];[.O190];[.R190];[.U190];[.X190])" office:value-type="float" office:value="342395" calcext:value-type="float">
            <text:p>342395</text:p>
          </table:table-cell>
          <table:table-cell table:style-name="ce28" table:formula="of:=SUM([.M190];[.P190];[.S190];[.V190];[.Y190])" office:value-type="percentage" office:value="0.00221701827229163" calcext:value-type="percentage">
            <text:p>0.22%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42" table:formula="of:=[.K190]/[.$K$518]" office:value-type="percentage" office:value="0.000000150669337621847" calcext:value-type="percentage">
            <text:p>0.00%</text:p>
          </table:table-cell>
          <table:table-cell office:value-type="float" office:value="59026" calcext:value-type="float">
            <text:p>59026</text:p>
          </table:table-cell>
          <table:table-cell office:value-type="float" office:value="21424" calcext:value-type="float">
            <text:p>21424</text:p>
          </table:table-cell>
          <table:table-cell table:style-name="ce42" table:formula="of:=[.N190]/[.N$518]" office:value-type="percentage" office:value="0.0000783432956975464" calcext:value-type="percentage">
            <text:p>0.01%</text:p>
          </table:table-cell>
          <table:table-cell office:value-type="float" office:value="190456" calcext:value-type="float">
            <text:p>190456</text:p>
          </table:table-cell>
          <table:table-cell office:value-type="float" office:value="59303" calcext:value-type="float">
            <text:p>59303</text:p>
          </table:table-cell>
          <table:table-cell table:style-name="ce42" table:formula="of:=[.Q190]/[.Q$518]" office:value-type="percentage" office:value="0.000533336342735976" calcext:value-type="percentage">
            <text:p>0.05%</text:p>
          </table:table-cell>
          <table:table-cell office:value-type="float" office:value="885338" calcext:value-type="float">
            <text:p>885338</text:p>
          </table:table-cell>
          <table:table-cell office:value-type="float" office:value="256851" calcext:value-type="float">
            <text:p>256851</text:p>
          </table:table-cell>
          <table:table-cell table:style-name="ce42" table:formula="of:=[.T190]/[.T$518]" office:value-type="percentage" office:value="0.00145269268208519" calcext:value-type="percentage">
            <text:p>0.15%</text:p>
          </table:table-cell>
          <table:table-cell office:value-type="float" office:value="13109" calcext:value-type="float">
            <text:p>13109</text:p>
          </table:table-cell>
          <table:table-cell office:value-type="float" office:value="4807" calcext:value-type="float">
            <text:p>4807</text:p>
          </table:table-cell>
          <table:table-cell table:style-name="ce42" table:formula="of:=[.W190]/[.W$518]" office:value-type="percentage" office:value="0.000152495282435304" calcext:value-type="percentage">
            <text:p>0.02%</text:p>
          </table:table-cell>
          <table:table-cell table:style-name="ce1" table:number-columns-repeated="99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cp A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91];[.N191];[.Q191];[.T191];[.W191])" office:value-type="float" office:value="706742" calcext:value-type="float">
            <text:p>706742</text:p>
          </table:table-cell>
          <table:table-cell table:style-name="ce19" table:formula="of:=SUM([.L191];[.O191];[.R191];[.U191];[.X191])" office:value-type="float" office:value="203956" calcext:value-type="float">
            <text:p>203956</text:p>
          </table:table-cell>
          <table:table-cell table:style-name="ce28" table:formula="of:=SUM([.M191];[.P191];[.S191];[.V191];[.Y191])" office:value-type="percentage" office:value="0.00115964629499948" calcext:value-type="percentage">
            <text:p>0.12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9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9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91]/[.Q$518]" office:value-type="percentage" office:value="0" calcext:value-type="percentage">
            <text:p>0.00%</text:p>
          </table:table-cell>
          <table:table-cell office:value-type="float" office:value="706742" calcext:value-type="float">
            <text:p>706742</text:p>
          </table:table-cell>
          <table:table-cell office:value-type="float" office:value="203956" calcext:value-type="float">
            <text:p>203956</text:p>
          </table:table-cell>
          <table:table-cell table:style-name="ce42" table:formula="of:=[.T191]/[.T$518]" office:value-type="percentage" office:value="0.00115964629499948" calcext:value-type="percentage">
            <text:p>0.12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9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xbd</text:p>
          </table:table-cell>
          <table:table-cell office:value-type="string" calcext:value-type="string">
            <text:p>cp A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92];[.N192];[.Q192];[.T192];[.W192])" office:value-type="float" office:value="28178" calcext:value-type="float">
            <text:p>28178</text:p>
          </table:table-cell>
          <table:table-cell table:style-name="ce19" table:formula="of:=SUM([.L192];[.O192];[.R192];[.U192];[.X192])" office:value-type="float" office:value="8184" calcext:value-type="float">
            <text:p>8184</text:p>
          </table:table-cell>
          <table:table-cell table:style-name="ce28" table:formula="of:=SUM([.M192];[.P192];[.S192];[.V192];[.Y192])" office:value-type="percentage" office:value="0.0000507097106687215" calcext:value-type="percentage">
            <text:p>0.01%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89" calcext:value-type="float">
            <text:p>89</text:p>
          </table:table-cell>
          <table:table-cell table:style-name="ce42" table:formula="of:=[.K192]/[.$K$518]" office:value-type="percentage" office:value="0.0000014131744770049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92]/[.N$518]" office:value-type="percentage" office:value="0" calcext:value-type="percentage">
            <text:p>0.00%</text:p>
          </table:table-cell>
          <table:table-cell office:value-type="float" office:value="3025" calcext:value-type="float">
            <text:p>3025</text:p>
          </table:table-cell>
          <table:table-cell office:value-type="float" office:value="836" calcext:value-type="float">
            <text:p>836</text:p>
          </table:table-cell>
          <table:table-cell table:style-name="ce42" table:formula="of:=[.Q192]/[.Q$518]" office:value-type="percentage" office:value="0.00000847094571332133" calcext:value-type="percentage">
            <text:p>0.00%</text:p>
          </table:table-cell>
          <table:table-cell office:value-type="float" office:value="24881" calcext:value-type="float">
            <text:p>24881</text:p>
          </table:table-cell>
          <table:table-cell office:value-type="float" office:value="7259" calcext:value-type="float">
            <text:p>7259</text:p>
          </table:table-cell>
          <table:table-cell table:style-name="ce42" table:formula="of:=[.T192]/[.T$518]" office:value-type="percentage" office:value="0.0000408255904783953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9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cp A, 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193];[.N193];[.Q193];[.T193];[.W193])" office:value-type="float" office:value="3529306" calcext:value-type="float">
            <text:p>3529306</text:p>
          </table:table-cell>
          <table:table-cell table:style-name="ce19" table:formula="of:=SUM([.L193];[.O193];[.R193];[.U193];[.X193])" office:value-type="float" office:value="4184669" calcext:value-type="float">
            <text:p>4184669</text:p>
          </table:table-cell>
          <table:table-cell table:style-name="ce28" table:formula="of:=SUM([.M193];[.P193];[.S193];[.V193];[.Y193])" office:value-type="percentage" office:value="0.00721845964744193" calcext:value-type="percentage">
            <text:p>0.72%</text:p>
          </table:table-cell>
          <table:table-cell table:style-name="ce1" office:value-type="float" office:value="22738" calcext:value-type="float">
            <text:p>22738</text:p>
          </table:table-cell>
          <table:table-cell table:style-name="ce1" office:value-type="float" office:value="36137" calcext:value-type="float">
            <text:p>36137</text:p>
          </table:table-cell>
          <table:table-cell table:style-name="ce42" table:formula="of:=[.K193]/[.$K$518]" office:value-type="percentage" office:value="0.000118135151684329" calcext:value-type="percentage">
            <text:p>0.01%</text:p>
          </table:table-cell>
          <table:table-cell office:value-type="float" office:value="1770244" calcext:value-type="float">
            <text:p>1770244</text:p>
          </table:table-cell>
          <table:table-cell office:value-type="float" office:value="2125342" calcext:value-type="float">
            <text:p>2125342</text:p>
          </table:table-cell>
          <table:table-cell table:style-name="ce42" table:formula="of:=[.N193]/[.N$518]" office:value-type="percentage" office:value="0.00234958745550787" calcext:value-type="percentage">
            <text:p>0.23%</text:p>
          </table:table-cell>
          <table:table-cell office:value-type="float" office:value="1624232" calcext:value-type="float">
            <text:p>1624232</text:p>
          </table:table-cell>
          <table:table-cell office:value-type="float" office:value="1886931" calcext:value-type="float">
            <text:p>1886931</text:p>
          </table:table-cell>
          <table:table-cell table:style-name="ce42" table:formula="of:=[.Q193]/[.Q$518]" office:value-type="percentage" office:value="0.00454835738771548" calcext:value-type="percentage">
            <text:p>0.45%</text:p>
          </table:table-cell>
          <table:table-cell office:value-type="float" office:value="110245" calcext:value-type="float">
            <text:p>110245</text:p>
          </table:table-cell>
          <table:table-cell office:value-type="float" office:value="132779" calcext:value-type="float">
            <text:p>132779</text:p>
          </table:table-cell>
          <table:table-cell table:style-name="ce42" table:formula="of:=[.T193]/[.T$518]" office:value-type="percentage" office:value="0.000180893743108825" calcext:value-type="percentage">
            <text:p>0.02%</text:p>
          </table:table-cell>
          <table:table-cell office:value-type="float" office:value="1847" calcext:value-type="float">
            <text:p>1847</text:p>
          </table:table-cell>
          <table:table-cell office:value-type="float" office:value="3480" calcext:value-type="float">
            <text:p>3480</text:p>
          </table:table-cell>
          <table:table-cell table:style-name="ce42" table:formula="of:=[.W193]/[.W$518]" office:value-type="percentage" office:value="0.0000214859094254334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cp A, 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94];[.N194];[.Q194];[.T194];[.W194])" office:value-type="float" office:value="0" calcext:value-type="float">
            <text:p>0</text:p>
          </table:table-cell>
          <table:table-cell table:style-name="ce19" table:formula="of:=SUM([.L194];[.O194];[.R194];[.U194];[.X194])" office:value-type="float" office:value="0" calcext:value-type="float">
            <text:p>0</text:p>
          </table:table-cell>
          <table:table-cell table:style-name="ce28" table:formula="of:=SUM([.M194];[.P194];[.S194];[.V194];[.Y19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19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19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19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19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19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retnz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95];[.N195];[.Q195];[.T195];[.W195])" office:value-type="float" office:value="7647328" calcext:value-type="float">
            <text:p>7647328</text:p>
          </table:table-cell>
          <table:table-cell table:style-name="ce19" table:formula="of:=SUM([.L195];[.O195];[.R195];[.U195];[.X195])" office:value-type="float" office:value="2263140" calcext:value-type="float">
            <text:p>2263140</text:p>
          </table:table-cell>
          <table:table-cell table:style-name="ce28" table:formula="of:=SUM([.M195];[.P195];[.S195];[.V195];[.Y195])" office:value-type="percentage" office:value="0.0221279189772875" calcext:value-type="percentage">
            <text:p>2.21%</text:p>
          </table:table-cell>
          <table:table-cell table:style-name="ce1" office:value-type="float" office:value="400472" calcext:value-type="float">
            <text:p>400472</text:p>
          </table:table-cell>
          <table:table-cell table:style-name="ce1" office:value-type="float" office:value="148574" calcext:value-type="float">
            <text:p>148574</text:p>
          </table:table-cell>
          <table:table-cell table:style-name="ce42" table:formula="of:=[.K195]/[.$K$518]" office:value-type="percentage" office:value="0.00208065003365849" calcext:value-type="percentage">
            <text:p>0.21%</text:p>
          </table:table-cell>
          <table:table-cell office:value-type="float" office:value="472313" calcext:value-type="float">
            <text:p>472313</text:p>
          </table:table-cell>
          <table:table-cell office:value-type="float" office:value="156250" calcext:value-type="float">
            <text:p>156250</text:p>
          </table:table-cell>
          <table:table-cell table:style-name="ce42" table:formula="of:=[.N195]/[.N$518]" office:value-type="percentage" office:value="0.000626885728675418" calcext:value-type="percentage">
            <text:p>0.06%</text:p>
          </table:table-cell>
          <table:table-cell office:value-type="float" office:value="5756994" calcext:value-type="float">
            <text:p>5756994</text:p>
          </table:table-cell>
          <table:table-cell office:value-type="float" office:value="1638494" calcext:value-type="float">
            <text:p>1638494</text:p>
          </table:table-cell>
          <table:table-cell table:style-name="ce42" table:formula="of:=[.Q195]/[.Q$518]" office:value-type="percentage" office:value="0.0161213830234435" calcext:value-type="percentage">
            <text:p>1.61%</text:p>
          </table:table-cell>
          <table:table-cell office:value-type="float" office:value="854482" calcext:value-type="float">
            <text:p>854482</text:p>
          </table:table-cell>
          <table:table-cell office:value-type="float" office:value="256103" calcext:value-type="float">
            <text:p>256103</text:p>
          </table:table-cell>
          <table:table-cell table:style-name="ce42" table:formula="of:=[.T195]/[.T$518]" office:value-type="percentage" office:value="0.00140206310852297" calcext:value-type="percentage">
            <text:p>0.14%</text:p>
          </table:table-cell>
          <table:table-cell office:value-type="float" office:value="163067" calcext:value-type="float">
            <text:p>163067</text:p>
          </table:table-cell>
          <table:table-cell office:value-type="float" office:value="63719" calcext:value-type="float">
            <text:p>63719</text:p>
          </table:table-cell>
          <table:table-cell table:style-name="ce42" table:formula="of:=[.W195]/[.W$518]" office:value-type="percentage" office:value="0.00189693708298709" calcext:value-type="percentage">
            <text:p>0.19%</text:p>
          </table:table-cell>
          <table:table-cell table:style-name="ce1" table:number-columns-repeated="99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pop B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96];[.N196];[.Q196];[.T196];[.W196])" office:value-type="float" office:value="9516641" calcext:value-type="float">
            <text:p>9516641</text:p>
          </table:table-cell>
          <table:table-cell table:style-name="ce19" table:formula="of:=SUM([.L196];[.O196];[.R196];[.U196];[.X196])" office:value-type="float" office:value="2933522" calcext:value-type="float">
            <text:p>2933522</text:p>
          </table:table-cell>
          <table:table-cell table:style-name="ce28" table:formula="of:=SUM([.M196];[.P196];[.S196];[.V196];[.Y196])" office:value-type="percentage" office:value="0.0155146383298845" calcext:value-type="percentage">
            <text:p>1.55%</text:p>
          </table:table-cell>
          <table:table-cell table:style-name="ce1" office:value-type="float" office:value="278238" calcext:value-type="float">
            <text:p>278238</text:p>
          </table:table-cell>
          <table:table-cell table:style-name="ce1" office:value-type="float" office:value="98537" calcext:value-type="float">
            <text:p>98537</text:p>
          </table:table-cell>
          <table:table-cell table:style-name="ce42" table:formula="of:=[.K196]/[.$K$518]" office:value-type="percentage" office:value="0.00144558397107681" calcext:value-type="percentage">
            <text:p>0.14%</text:p>
          </table:table-cell>
          <table:table-cell office:value-type="float" office:value="6690065" calcext:value-type="float">
            <text:p>6690065</text:p>
          </table:table-cell>
          <table:table-cell office:value-type="float" office:value="2066922" calcext:value-type="float">
            <text:p>2066922</text:p>
          </table:table-cell>
          <table:table-cell table:style-name="ce42" table:formula="of:=[.N196]/[.N$518]" office:value-type="percentage" office:value="0.00887950632824189" calcext:value-type="percentage">
            <text:p>0.89%</text:p>
          </table:table-cell>
          <table:table-cell office:value-type="float" office:value="339539" calcext:value-type="float">
            <text:p>339539</text:p>
          </table:table-cell>
          <table:table-cell office:value-type="float" office:value="107270" calcext:value-type="float">
            <text:p>107270</text:p>
          </table:table-cell>
          <table:table-cell table:style-name="ce42" table:formula="of:=[.Q196]/[.Q$518]" office:value-type="percentage" office:value="0.000950815350927408" calcext:value-type="percentage">
            <text:p>0.10%</text:p>
          </table:table-cell>
          <table:table-cell office:value-type="float" office:value="2147304" calcext:value-type="float">
            <text:p>2147304</text:p>
          </table:table-cell>
          <table:table-cell office:value-type="float" office:value="637189" calcext:value-type="float">
            <text:p>637189</text:p>
          </table:table-cell>
          <table:table-cell table:style-name="ce42" table:formula="of:=[.T196]/[.T$518]" office:value-type="percentage" office:value="0.00352336938775049" calcext:value-type="percentage">
            <text:p>0.35%</text:p>
          </table:table-cell>
          <table:table-cell office:value-type="float" office:value="61495" calcext:value-type="float">
            <text:p>61495</text:p>
          </table:table-cell>
          <table:table-cell office:value-type="float" office:value="23604" calcext:value-type="float">
            <text:p>23604</text:p>
          </table:table-cell>
          <table:table-cell table:style-name="ce42" table:formula="of:=[.W196]/[.W$518]" office:value-type="percentage" office:value="0.000715363291887941" calcext:value-type="percentage">
            <text:p>0.07%</text:p>
          </table:table-cell>
          <table:table-cell table:style-name="ce1" table:number-columns-repeated="99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jnz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97];[.N197];[.Q197];[.T197];[.W197])" office:value-type="float" office:value="1309424" calcext:value-type="float">
            <text:p>1309424</text:p>
          </table:table-cell>
          <table:table-cell table:style-name="ce19" table:formula="of:=SUM([.L197];[.O197];[.R197];[.U197];[.X197])" office:value-type="float" office:value="406071" calcext:value-type="float">
            <text:p>406071</text:p>
          </table:table-cell>
          <table:table-cell table:style-name="ce28" table:formula="of:=SUM([.M197];[.P197];[.S197];[.V197];[.Y197])" office:value-type="percentage" office:value="0.00275274671420909" calcext:value-type="percentage">
            <text:p>0.28%</text:p>
          </table:table-cell>
          <table:table-cell table:style-name="ce1" office:value-type="float" office:value="75867" calcext:value-type="float">
            <text:p>75867</text:p>
          </table:table-cell>
          <table:table-cell table:style-name="ce1" office:value-type="float" office:value="27421" calcext:value-type="float">
            <text:p>27421</text:p>
          </table:table-cell>
          <table:table-cell table:style-name="ce42" table:formula="of:=[.K197]/[.$K$518]" office:value-type="percentage" office:value="0.000394166573701953" calcext:value-type="percentage">
            <text:p>0.04%</text:p>
          </table:table-cell>
          <table:table-cell office:value-type="float" office:value="946658" calcext:value-type="float">
            <text:p>946658</text:p>
          </table:table-cell>
          <table:table-cell office:value-type="float" office:value="288823" calcext:value-type="float">
            <text:p>288823</text:p>
          </table:table-cell>
          <table:table-cell table:style-name="ce42" table:formula="of:=[.N197]/[.N$518]" office:value-type="percentage" office:value="0.00125646846505689" calcext:value-type="percentage">
            <text:p>0.13%</text:p>
          </table:table-cell>
          <table:table-cell office:value-type="float" office:value="44253" calcext:value-type="float">
            <text:p>44253</text:p>
          </table:table-cell>
          <table:table-cell office:value-type="float" office:value="13663" calcext:value-type="float">
            <text:p>13663</text:p>
          </table:table-cell>
          <table:table-cell table:style-name="ce42" table:formula="of:=[.Q197]/[.Q$518]" office:value-type="percentage" office:value="0.000123922234926152" calcext:value-type="percentage">
            <text:p>0.01%</text:p>
          </table:table-cell>
          <table:table-cell office:value-type="float" office:value="184595" calcext:value-type="float">
            <text:p>184595</text:p>
          </table:table-cell>
          <table:table-cell office:value-type="float" office:value="53930" calcext:value-type="float">
            <text:p>53930</text:p>
          </table:table-cell>
          <table:table-cell table:style-name="ce42" table:formula="of:=[.T197]/[.T$518]" office:value-type="percentage" office:value="0.000302889750185257" calcext:value-type="percentage">
            <text:p>0.03%</text:p>
          </table:table-cell>
          <table:table-cell office:value-type="float" office:value="58051" calcext:value-type="float">
            <text:p>58051</text:p>
          </table:table-cell>
          <table:table-cell office:value-type="float" office:value="22234" calcext:value-type="float">
            <text:p>22234</text:p>
          </table:table-cell>
          <table:table-cell table:style-name="ce42" table:formula="of:=[.W197]/[.W$518]" office:value-type="percentage" office:value="0.000675299690338838" calcext:value-type="percentage">
            <text:p>0.07%</text:p>
          </table:table-cell>
          <table:table-cell table:style-name="ce1" table:number-columns-repeated="99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xc3</text:p>
          </table:table-cell>
          <table:table-cell office:value-type="string" calcext:value-type="string">
            <text:p>jmp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98];[.N198];[.Q198];[.T198];[.W198])" office:value-type="float" office:value="5263513" calcext:value-type="float">
            <text:p>5263513</text:p>
          </table:table-cell>
          <table:table-cell table:style-name="ce19" table:formula="of:=SUM([.L198];[.O198];[.R198];[.U198];[.X198])" office:value-type="float" office:value="1569414" calcext:value-type="float">
            <text:p>1569414</text:p>
          </table:table-cell>
          <table:table-cell table:style-name="ce28" table:formula="of:=SUM([.M198];[.P198];[.S198];[.V198];[.Y198])" office:value-type="percentage" office:value="0.0121496519576241" calcext:value-type="percentage">
            <text:p>1.21%</text:p>
          </table:table-cell>
          <table:table-cell table:style-name="ce1" office:value-type="float" office:value="672870" calcext:value-type="float">
            <text:p>672870</text:p>
          </table:table-cell>
          <table:table-cell table:style-name="ce1" office:value-type="float" office:value="237153" calcext:value-type="float">
            <text:p>237153</text:p>
          </table:table-cell>
          <table:table-cell table:style-name="ce42" table:formula="of:=[.K198]/[.$K$518]" office:value-type="percentage" office:value="0.0034958923174349" calcext:value-type="percentage">
            <text:p>0.35%</text:p>
          </table:table-cell>
          <table:table-cell office:value-type="float" office:value="651615" calcext:value-type="float">
            <text:p>651615</text:p>
          </table:table-cell>
          <table:table-cell office:value-type="float" office:value="195673" calcext:value-type="float">
            <text:p>195673</text:p>
          </table:table-cell>
          <table:table-cell table:style-name="ce42" table:formula="of:=[.N198]/[.N$518]" office:value-type="percentage" office:value="0.00086486745884791" calcext:value-type="percentage">
            <text:p>0.09%</text:p>
          </table:table-cell>
          <table:table-cell office:value-type="float" office:value="404711" calcext:value-type="float">
            <text:p>404711</text:p>
          </table:table-cell>
          <table:table-cell office:value-type="float" office:value="122257" calcext:value-type="float">
            <text:p>122257</text:p>
          </table:table-cell>
          <table:table-cell table:style-name="ce42" table:formula="of:=[.Q198]/[.Q$518]" office:value-type="percentage" office:value="0.00113331732581289" calcext:value-type="percentage">
            <text:p>0.11%</text:p>
          </table:table-cell>
          <table:table-cell office:value-type="float" office:value="3448614" calcext:value-type="float">
            <text:p>3448614</text:p>
          </table:table-cell>
          <table:table-cell office:value-type="float" office:value="979671" calcext:value-type="float">
            <text:p>979671</text:p>
          </table:table-cell>
          <table:table-cell table:style-name="ce42" table:formula="of:=[.T198]/[.T$518]" office:value-type="percentage" office:value="0.00565860306587599" calcext:value-type="percentage">
            <text:p>0.57%</text:p>
          </table:table-cell>
          <table:table-cell office:value-type="float" office:value="85703" calcext:value-type="float">
            <text:p>85703</text:p>
          </table:table-cell>
          <table:table-cell office:value-type="float" office:value="34660" calcext:value-type="float">
            <text:p>34660</text:p>
          </table:table-cell>
          <table:table-cell table:style-name="ce42" table:formula="of:=[.W198]/[.W$518]" office:value-type="percentage" office:value="0.000996971789652365" calcext:value-type="percentage">
            <text:p>0.10%</text:p>
          </table:table-cell>
          <table:table-cell table:style-name="ce1" table:number-columns-repeated="99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callnz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199];[.N199];[.Q199];[.T199];[.W199])" office:value-type="float" office:value="1539622" calcext:value-type="float">
            <text:p>1539622</text:p>
          </table:table-cell>
          <table:table-cell table:style-name="ce19" table:formula="of:=SUM([.L199];[.O199];[.R199];[.U199];[.X199])" office:value-type="float" office:value="495430" calcext:value-type="float">
            <text:p>495430</text:p>
          </table:table-cell>
          <table:table-cell table:style-name="ce28" table:formula="of:=SUM([.M199];[.P199];[.S199];[.V199];[.Y199])" office:value-type="percentage" office:value="0.00291759438564625" calcext:value-type="percentage">
            <text:p>0.29%</text:p>
          </table:table-cell>
          <table:table-cell table:style-name="ce1" office:value-type="float" office:value="47124" calcext:value-type="float">
            <text:p>47124</text:p>
          </table:table-cell>
          <table:table-cell table:style-name="ce1" office:value-type="float" office:value="18907" calcext:value-type="float">
            <text:p>18907</text:p>
          </table:table-cell>
          <table:table-cell table:style-name="ce42" table:formula="of:=[.K199]/[.$K$518]" office:value-type="percentage" office:value="0.0002448324781411" calcext:value-type="percentage">
            <text:p>0.02%</text:p>
          </table:table-cell>
          <table:table-cell office:value-type="float" office:value="573921" calcext:value-type="float">
            <text:p>573921</text:p>
          </table:table-cell>
          <table:table-cell office:value-type="float" office:value="182496" calcext:value-type="float">
            <text:p>182496</text:p>
          </table:table-cell>
          <table:table-cell table:style-name="ce42" table:formula="of:=[.N199]/[.N$518]" office:value-type="percentage" office:value="0.000761746732118584" calcext:value-type="percentage">
            <text:p>0.08%</text:p>
          </table:table-cell>
          <table:table-cell office:value-type="float" office:value="143549" calcext:value-type="float">
            <text:p>143549</text:p>
          </table:table-cell>
          <table:table-cell office:value-type="float" office:value="49197" calcext:value-type="float">
            <text:p>49197</text:p>
          </table:table-cell>
          <table:table-cell table:style-name="ce42" table:formula="of:=[.Q199]/[.Q$518]" office:value-type="percentage" office:value="0.000401982078083161" calcext:value-type="percentage">
            <text:p>0.04%</text:p>
          </table:table-cell>
          <table:table-cell office:value-type="float" office:value="751275" calcext:value-type="float">
            <text:p>751275</text:p>
          </table:table-cell>
          <table:table-cell office:value-type="float" office:value="233153" calcext:value-type="float">
            <text:p>233153</text:p>
          </table:table-cell>
          <table:table-cell table:style-name="ce42" table:formula="of:=[.T199]/[.T$518]" office:value-type="percentage" office:value="0.00123271755502819" calcext:value-type="percentage">
            <text:p>0.12%</text:p>
          </table:table-cell>
          <table:table-cell office:value-type="float" office:value="23753" calcext:value-type="float">
            <text:p>23753</text:p>
          </table:table-cell>
          <table:table-cell office:value-type="float" office:value="11677" calcext:value-type="float">
            <text:p>11677</text:p>
          </table:table-cell>
          <table:table-cell table:style-name="ce42" table:formula="of:=[.W199]/[.W$518]" office:value-type="percentage" office:value="0.000276315542275214" calcext:value-type="percentage">
            <text:p>0.03%</text:p>
          </table:table-cell>
          <table:table-cell table:style-name="ce1" table:number-columns-repeated="99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xc5</text:p>
          </table:table-cell>
          <table:table-cell office:value-type="string" calcext:value-type="string">
            <text:p>push B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00];[.N200];[.Q200];[.T200];[.W200])" office:value-type="float" office:value="9290026" calcext:value-type="float">
            <text:p>9290026</text:p>
          </table:table-cell>
          <table:table-cell table:style-name="ce19" table:formula="of:=SUM([.L200];[.O200];[.R200];[.U200];[.X200])" office:value-type="float" office:value="2851669" calcext:value-type="float">
            <text:p>2851669</text:p>
          </table:table-cell>
          <table:table-cell table:style-name="ce28" table:formula="of:=SUM([.M200];[.P200];[.S200];[.V200];[.Y200])" office:value-type="percentage" office:value="0.0150567136558356" calcext:value-type="percentage">
            <text:p>1.51%</text:p>
          </table:table-cell>
          <table:table-cell table:style-name="ce1" office:value-type="float" office:value="260817" calcext:value-type="float">
            <text:p>260817</text:p>
          </table:table-cell>
          <table:table-cell table:style-name="ce1" office:value-type="float" office:value="95746" calcext:value-type="float">
            <text:p>95746</text:p>
          </table:table-cell>
          <table:table-cell table:style-name="ce42" table:formula="of:=[.K200]/[.$K$518]" office:value-type="percentage" office:value="0.00135507326312128" calcext:value-type="percentage">
            <text:p>0.14%</text:p>
          </table:table-cell>
          <table:table-cell office:value-type="float" office:value="6675090" calcext:value-type="float">
            <text:p>6675090</text:p>
          </table:table-cell>
          <table:table-cell office:value-type="float" office:value="2058601" calcext:value-type="float">
            <text:p>2058601</text:p>
          </table:table-cell>
          <table:table-cell table:style-name="ce42" table:formula="of:=[.N200]/[.N$518]" office:value-type="percentage" office:value="0.00885963049635305" calcext:value-type="percentage">
            <text:p>0.89%</text:p>
          </table:table-cell>
          <table:table-cell office:value-type="float" office:value="339539" calcext:value-type="float">
            <text:p>339539</text:p>
          </table:table-cell>
          <table:table-cell office:value-type="float" office:value="102699" calcext:value-type="float">
            <text:p>102699</text:p>
          </table:table-cell>
          <table:table-cell table:style-name="ce42" table:formula="of:=[.Q200]/[.Q$518]" office:value-type="percentage" office:value="0.000950815350927408" calcext:value-type="percentage">
            <text:p>0.10%</text:p>
          </table:table-cell>
          <table:table-cell office:value-type="float" office:value="1955973" calcext:value-type="float">
            <text:p>1955973</text:p>
          </table:table-cell>
          <table:table-cell office:value-type="float" office:value="572971" calcext:value-type="float">
            <text:p>572971</text:p>
          </table:table-cell>
          <table:table-cell table:style-name="ce42" table:formula="of:=[.T200]/[.T$518]" office:value-type="percentage" office:value="0.00320942697981585" calcext:value-type="percentage">
            <text:p>0.32%</text:p>
          </table:table-cell>
          <table:table-cell office:value-type="float" office:value="58607" calcext:value-type="float">
            <text:p>58607</text:p>
          </table:table-cell>
          <table:table-cell office:value-type="float" office:value="21652" calcext:value-type="float">
            <text:p>21652</text:p>
          </table:table-cell>
          <table:table-cell table:style-name="ce42" table:formula="of:=[.W200]/[.W$518]" office:value-type="percentage" office:value="0.000681767565617962" calcext:value-type="percentage">
            <text:p>0.07%</text:p>
          </table:table-cell>
          <table:table-cell table:style-name="ce1" table:number-columns-repeated="99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xc6</text:p>
          </table:table-cell>
          <table:table-cell office:value-type="string" calcext:value-type="string">
            <text:p>ad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01];[.N201];[.Q201];[.T201];[.W201])" office:value-type="float" office:value="2876683" calcext:value-type="float">
            <text:p>2876683</text:p>
          </table:table-cell>
          <table:table-cell table:style-name="ce19" table:formula="of:=SUM([.L201];[.O201];[.R201];[.U201];[.X201])" office:value-type="float" office:value="928994" calcext:value-type="float">
            <text:p>928994</text:p>
          </table:table-cell>
          <table:table-cell table:style-name="ce28" table:formula="of:=SUM([.M201];[.P201];[.S201];[.V201];[.Y201])" office:value-type="percentage" office:value="0.0100824753208273" calcext:value-type="percentage">
            <text:p>1.01%</text:p>
          </table:table-cell>
          <table:table-cell table:style-name="ce1" office:value-type="float" office:value="283363" calcext:value-type="float">
            <text:p>283363</text:p>
          </table:table-cell>
          <table:table-cell table:style-name="ce1" office:value-type="float" office:value="102539" calcext:value-type="float">
            <text:p>102539</text:p>
          </table:table-cell>
          <table:table-cell table:style-name="ce42" table:formula="of:=[.K201]/[.$K$518]" office:value-type="percentage" office:value="0.00147221087988067" calcext:value-type="percentage">
            <text:p>0.15%</text:p>
          </table:table-cell>
          <table:table-cell office:value-type="float" office:value="916566" calcext:value-type="float">
            <text:p>916566</text:p>
          </table:table-cell>
          <table:table-cell office:value-type="float" office:value="291691" calcext:value-type="float">
            <text:p>291691</text:p>
          </table:table-cell>
          <table:table-cell table:style-name="ce42" table:formula="of:=[.N201]/[.N$518]" office:value-type="percentage" office:value="0.001216528329284" calcext:value-type="percentage">
            <text:p>0.12%</text:p>
          </table:table-cell>
          <table:table-cell office:value-type="float" office:value="477870" calcext:value-type="float">
            <text:p>477870</text:p>
          </table:table-cell>
          <table:table-cell office:value-type="float" office:value="144145" calcext:value-type="float">
            <text:p>144145</text:p>
          </table:table-cell>
          <table:table-cell table:style-name="ce42" table:formula="of:=[.Q201]/[.Q$518]" office:value-type="percentage" office:value="0.00133818539769417" calcext:value-type="percentage">
            <text:p>0.13%</text:p>
          </table:table-cell>
          <table:table-cell office:value-type="float" office:value="789720" calcext:value-type="float">
            <text:p>789720</text:p>
          </table:table-cell>
          <table:table-cell office:value-type="float" office:value="233513" calcext:value-type="float">
            <text:p>233513</text:p>
          </table:table-cell>
          <table:table-cell table:style-name="ce42" table:formula="of:=[.T201]/[.T$518]" office:value-type="percentage" office:value="0.00129579941773234" calcext:value-type="percentage">
            <text:p>0.13%</text:p>
          </table:table-cell>
          <table:table-cell office:value-type="float" office:value="409164" calcext:value-type="float">
            <text:p>409164</text:p>
          </table:table-cell>
          <table:table-cell office:value-type="float" office:value="157106" calcext:value-type="float">
            <text:p>157106</text:p>
          </table:table-cell>
          <table:table-cell table:style-name="ce42" table:formula="of:=[.W201]/[.W$518]" office:value-type="percentage" office:value="0.00475975129623607" calcext:value-type="percentage">
            <text:p>0.48%</text:p>
          </table:table-cell>
          <table:table-cell table:style-name="ce1" table:number-columns-repeated="99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xc7</text:p>
          </table:table-cell>
          <table:table-cell office:value-type="string" calcext:value-type="string">
            <text:p>rst 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02];[.N202];[.Q202];[.T202];[.W202])" office:value-type="float" office:value="71072" calcext:value-type="float">
            <text:p>71072</text:p>
          </table:table-cell>
          <table:table-cell table:style-name="ce19" table:formula="of:=SUM([.L202];[.O202];[.R202];[.U202];[.X202])" office:value-type="float" office:value="30160" calcext:value-type="float">
            <text:p>30160</text:p>
          </table:table-cell>
          <table:table-cell table:style-name="ce28" table:formula="of:=SUM([.M202];[.P202];[.S202];[.V202];[.Y202])" office:value-type="percentage" office:value="0.000825562244022527" calcext:value-type="percentage">
            <text:p>0.08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0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0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02]/[.Q$518]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office:value-type="float" office:value="44" calcext:value-type="float">
            <text:p>44</text:p>
          </table:table-cell>
          <table:table-cell table:style-name="ce42" table:formula="of:=[.T202]/[.T$518]" office:value-type="percentage" office:value="0.000000198540912659693" calcext:value-type="percentage">
            <text:p>0.00%</text:p>
          </table:table-cell>
          <table:table-cell office:value-type="float" office:value="70951" calcext:value-type="float">
            <text:p>70951</text:p>
          </table:table-cell>
          <table:table-cell office:value-type="float" office:value="30116" calcext:value-type="float">
            <text:p>30116</text:p>
          </table:table-cell>
          <table:table-cell table:style-name="ce42" table:formula="of:=[.W202]/[.W$518]" office:value-type="percentage" office:value="0.000825363703109867" calcext:value-type="percentage">
            <text:p>0.08%</text:p>
          </table:table-cell>
          <table:table-cell table:style-name="ce1" table:number-columns-repeated="99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xc8</text:p>
          </table:table-cell>
          <table:table-cell office:value-type="string" calcext:value-type="string">
            <text:p>retz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03];[.N203];[.Q203];[.T203];[.W203])" office:value-type="float" office:value="5575663" calcext:value-type="float">
            <text:p>5575663</text:p>
          </table:table-cell>
          <table:table-cell table:style-name="ce19" table:formula="of:=SUM([.L203];[.O203];[.R203];[.U203];[.X203])" office:value-type="float" office:value="1856531" calcext:value-type="float">
            <text:p>1856531</text:p>
          </table:table-cell>
          <table:table-cell table:style-name="ce28" table:formula="of:=SUM([.M203];[.P203];[.S203];[.V203];[.Y203])" office:value-type="percentage" office:value="0.0224008668716233" calcext:value-type="percentage">
            <text:p>2.24%</text:p>
          </table:table-cell>
          <table:table-cell table:style-name="ce1" office:value-type="float" office:value="2302127" calcext:value-type="float">
            <text:p>2302127</text:p>
          </table:table-cell>
          <table:table-cell table:style-name="ce1" office:value-type="float" office:value="833334" calcext:value-type="float">
            <text:p>833334</text:p>
          </table:table-cell>
          <table:table-cell table:style-name="ce42" table:formula="of:=[.K203]/[.$K$518]" office:value-type="percentage" office:value="0.0119606879383231" calcext:value-type="percentage">
            <text:p>1.20%</text:p>
          </table:table-cell>
          <table:table-cell office:value-type="float" office:value="422624" calcext:value-type="float">
            <text:p>422624</text:p>
          </table:table-cell>
          <table:table-cell office:value-type="float" office:value="139157" calcext:value-type="float">
            <text:p>139157</text:p>
          </table:table-cell>
          <table:table-cell table:style-name="ce42" table:formula="of:=[.N203]/[.N$518]" office:value-type="percentage" office:value="0.000560935130296477" calcext:value-type="percentage">
            <text:p>0.06%</text:p>
          </table:table-cell>
          <table:table-cell office:value-type="float" office:value="778830" calcext:value-type="float">
            <text:p>778830</text:p>
          </table:table-cell>
          <table:table-cell office:value-type="float" office:value="229782" calcext:value-type="float">
            <text:p>229782</text:p>
          </table:table-cell>
          <table:table-cell table:style-name="ce42" table:formula="of:=[.Q203]/[.Q$518]" office:value-type="percentage" office:value="0.00218096748757225" calcext:value-type="percentage">
            <text:p>0.22%</text:p>
          </table:table-cell>
          <table:table-cell office:value-type="float" office:value="1641906" calcext:value-type="float">
            <text:p>1641906</text:p>
          </table:table-cell>
          <table:table-cell office:value-type="float" office:value="490576" calcext:value-type="float">
            <text:p>490576</text:p>
          </table:table-cell>
          <table:table-cell table:style-name="ce42" table:formula="of:=[.T203]/[.T$518]" office:value-type="percentage" office:value="0.00269409517141675" calcext:value-type="percentage">
            <text:p>0.27%</text:p>
          </table:table-cell>
          <table:table-cell office:value-type="float" office:value="430176" calcext:value-type="float">
            <text:p>430176</text:p>
          </table:table-cell>
          <table:table-cell office:value-type="float" office:value="163682" calcext:value-type="float">
            <text:p>163682</text:p>
          </table:table-cell>
          <table:table-cell table:style-name="ce42" table:formula="of:=[.W203]/[.W$518]" office:value-type="percentage" office:value="0.00500418114401475" calcext:value-type="percentage">
            <text:p>0.50%</text:p>
          </table:table-cell>
          <table:table-cell table:style-name="ce1" table:number-columns-repeated="99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ret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04];[.N204];[.Q204];[.T204];[.W204])" office:value-type="float" office:value="18343692" calcext:value-type="float">
            <text:p>18343692</text:p>
          </table:table-cell>
          <table:table-cell table:style-name="ce19" table:formula="of:=SUM([.L204];[.O204];[.R204];[.U204];[.X204])" office:value-type="float" office:value="5803823" calcext:value-type="float">
            <text:p>5803823</text:p>
          </table:table-cell>
          <table:table-cell table:style-name="ce28" table:formula="of:=SUM([.M204];[.P204];[.S204];[.V204];[.Y204])" office:value-type="percentage" office:value="0.047398441937881" calcext:value-type="percentage">
            <text:p>4.74%</text:p>
          </table:table-cell>
          <table:table-cell table:style-name="ce1" office:value-type="float" office:value="2123325" calcext:value-type="float">
            <text:p>2123325</text:p>
          </table:table-cell>
          <table:table-cell table:style-name="ce1" office:value-type="float" office:value="781515" calcext:value-type="float">
            <text:p>781515</text:p>
          </table:table-cell>
          <table:table-cell table:style-name="ce42" table:formula="of:=[.K204]/[.$K$518]" office:value-type="percentage" office:value="0.0110317231484796" calcext:value-type="percentage">
            <text:p>1.10%</text:p>
          </table:table-cell>
          <table:table-cell office:value-type="float" office:value="8174079" calcext:value-type="float">
            <text:p>8174079</text:p>
          </table:table-cell>
          <table:table-cell office:value-type="float" office:value="2510009" calcext:value-type="float">
            <text:p>2510009</text:p>
          </table:table-cell>
          <table:table-cell table:style-name="ce42" table:formula="of:=[.N204]/[.N$518]" office:value-type="percentage" office:value="0.0108491899866517" calcext:value-type="percentage">
            <text:p>1.08%</text:p>
          </table:table-cell>
          <table:table-cell office:value-type="float" office:value="2782820" calcext:value-type="float">
            <text:p>2782820</text:p>
          </table:table-cell>
          <table:table-cell office:value-type="float" office:value="858052" calcext:value-type="float">
            <text:p>858052</text:p>
          </table:table-cell>
          <table:table-cell table:style-name="ce42" table:formula="of:=[.Q204]/[.Q$518]" office:value-type="percentage" office:value="0.00779276599998177" calcext:value-type="percentage">
            <text:p>0.78%</text:p>
          </table:table-cell>
          <table:table-cell office:value-type="float" office:value="4353915" calcext:value-type="float">
            <text:p>4353915</text:p>
          </table:table-cell>
          <table:table-cell office:value-type="float" office:value="1299350" calcext:value-type="float">
            <text:p>1299350</text:p>
          </table:table-cell>
          <table:table-cell table:style-name="ce42" table:formula="of:=[.T204]/[.T$518]" office:value-type="percentage" office:value="0.00714405171688205" calcext:value-type="percentage">
            <text:p>0.71%</text:p>
          </table:table-cell>
          <table:table-cell office:value-type="float" office:value="909553" calcext:value-type="float">
            <text:p>909553</text:p>
          </table:table-cell>
          <table:table-cell office:value-type="float" office:value="354897" calcext:value-type="float">
            <text:p>354897</text:p>
          </table:table-cell>
          <table:table-cell table:style-name="ce42" table:formula="of:=[.W204]/[.W$518]" office:value-type="percentage" office:value="0.0105807110858859" calcext:value-type="percentage">
            <text:p>1.06%</text:p>
          </table:table-cell>
          <table:table-cell table:style-name="ce1" table:number-columns-repeated="99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xca</text:p>
          </table:table-cell>
          <table:table-cell office:value-type="string" calcext:value-type="string">
            <text:p>jz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05];[.N205];[.Q205];[.T205];[.W205])" office:value-type="float" office:value="3966122" calcext:value-type="float">
            <text:p>3966122</text:p>
          </table:table-cell>
          <table:table-cell table:style-name="ce19" table:formula="of:=SUM([.L205];[.O205];[.R205];[.U205];[.X205])" office:value-type="float" office:value="1193192" calcext:value-type="float">
            <text:p>1193192</text:p>
          </table:table-cell>
          <table:table-cell table:style-name="ce28" table:formula="of:=SUM([.M205];[.P205];[.S205];[.V205];[.Y205])" office:value-type="percentage" office:value="0.00764163169654103" calcext:value-type="percentage">
            <text:p>0.76%</text:p>
          </table:table-cell>
          <table:table-cell table:style-name="ce1" office:value-type="float" office:value="272546" calcext:value-type="float">
            <text:p>272546</text:p>
          </table:table-cell>
          <table:table-cell table:style-name="ce1" office:value-type="float" office:value="97385" calcext:value-type="float">
            <text:p>97385</text:p>
          </table:table-cell>
          <table:table-cell table:style-name="ce42" table:formula="of:=[.K205]/[.$K$518]" office:value-type="percentage" office:value="0.00141601121694772" calcext:value-type="percentage">
            <text:p>0.14%</text:p>
          </table:table-cell>
          <table:table-cell office:value-type="float" office:value="3322367" calcext:value-type="float">
            <text:p>3322367</text:p>
          </table:table-cell>
          <table:table-cell office:value-type="float" office:value="976106" calcext:value-type="float">
            <text:p>976106</text:p>
          </table:table-cell>
          <table:table-cell table:style-name="ce42" table:formula="of:=[.N205]/[.N$518]" office:value-type="percentage" office:value="0.00440966998097059" calcext:value-type="percentage">
            <text:p>0.44%</text:p>
          </table:table-cell>
          <table:table-cell office:value-type="float" office:value="119631" calcext:value-type="float">
            <text:p>119631</text:p>
          </table:table-cell>
          <table:table-cell office:value-type="float" office:value="36554" calcext:value-type="float">
            <text:p>36554</text:p>
          </table:table-cell>
          <table:table-cell table:style-name="ce42" table:formula="of:=[.Q205]/[.Q$518]" office:value-type="percentage" office:value="0.000335004200538957" calcext:value-type="percentage">
            <text:p>0.03%</text:p>
          </table:table-cell>
          <table:table-cell office:value-type="float" office:value="144678" calcext:value-type="float">
            <text:p>144678</text:p>
          </table:table-cell>
          <table:table-cell office:value-type="float" office:value="42611" calcext:value-type="float">
            <text:p>42611</text:p>
          </table:table-cell>
          <table:table-cell table:style-name="ce42" table:formula="of:=[.T205]/[.T$518]" office:value-type="percentage" office:value="0.000237392579849414" calcext:value-type="percentage">
            <text:p>0.02%</text:p>
          </table:table-cell>
          <table:table-cell office:value-type="float" office:value="106900" calcext:value-type="float">
            <text:p>106900</text:p>
          </table:table-cell>
          <table:table-cell office:value-type="float" office:value="40536" calcext:value-type="float">
            <text:p>40536</text:p>
          </table:table-cell>
          <table:table-cell table:style-name="ce42" table:formula="of:=[.W205]/[.W$518]" office:value-type="percentage" office:value="0.00124355371823434" calcext:value-type="percentage">
            <text:p>0.12%</text:p>
          </table:table-cell>
          <table:table-cell table:style-name="ce1" table:number-columns-repeated="99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xcb</text:p>
          </table:table-cell>
          <table:table-cell office:value-type="string" calcext:value-type="string">
            <text:p>escap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06];[.N206];[.Q206];[.T206];[.W206])" office:value-type="float" office:value="50184695" calcext:value-type="float">
            <text:p>50184695</text:p>
          </table:table-cell>
          <table:table-cell table:style-name="ce19" table:formula="of:=SUM([.L206];[.O206];[.R206];[.U206];[.X206])" office:value-type="float" office:value="14166012" calcext:value-type="float">
            <text:p>14166012</text:p>
          </table:table-cell>
          <table:table-cell table:style-name="ce28" table:formula="of:=SUM([.M206];[.P206];[.S206];[.V206];[.Y206])" office:value-type="percentage" office:value="0.1024006075086" calcext:value-type="percentage">
            <text:p>10.24%</text:p>
          </table:table-cell>
          <table:table-cell table:style-name="ce1" office:value-type="float" office:value="1226531" calcext:value-type="float">
            <text:p>1226531</text:p>
          </table:table-cell>
          <table:table-cell table:style-name="ce1" office:value-type="float" office:value="431052" calcext:value-type="float">
            <text:p>431052</text:p>
          </table:table-cell>
          <table:table-cell table:style-name="ce42" table:formula="of:=[.K206]/[.$K$518]" office:value-type="percentage" office:value="0.00637243494285039" calcext:value-type="percentage">
            <text:p>0.64%</text:p>
          </table:table-cell>
          <table:table-cell office:value-type="float" office:value="6318867" calcext:value-type="float">
            <text:p>6318867</text:p>
          </table:table-cell>
          <table:table-cell office:value-type="float" office:value="1867755" calcext:value-type="float">
            <text:p>1867755</text:p>
          </table:table-cell>
          <table:table-cell table:style-name="ce42" table:formula="of:=[.N206]/[.N$518]" office:value-type="percentage" office:value="0.0083868272600967" calcext:value-type="percentage">
            <text:p>0.84%</text:p>
          </table:table-cell>
          <table:table-cell office:value-type="float" office:value="5004183" calcext:value-type="float">
            <text:p>5004183</text:p>
          </table:table-cell>
          <table:table-cell office:value-type="float" office:value="1399101" calcext:value-type="float">
            <text:p>1399101</text:p>
          </table:table-cell>
          <table:table-cell table:style-name="ce42" table:formula="of:=[.Q206]/[.Q$518]" office:value-type="percentage" office:value="0.0140132768702563" calcext:value-type="percentage">
            <text:p>1.40%</text:p>
          </table:table-cell>
          <table:table-cell office:value-type="float" office:value="36446658" calcext:value-type="float">
            <text:p>36446658</text:p>
          </table:table-cell>
          <table:table-cell office:value-type="float" office:value="10032791" calcext:value-type="float">
            <text:p>10032791</text:p>
          </table:table-cell>
          <table:table-cell table:style-name="ce42" table:formula="of:=[.T206]/[.T$518]" office:value-type="percentage" office:value="0.0598029152290554" calcext:value-type="percentage">
            <text:p>5.98%</text:p>
          </table:table-cell>
          <table:table-cell office:value-type="float" office:value="1188456" calcext:value-type="float">
            <text:p>1188456</text:p>
          </table:table-cell>
          <table:table-cell office:value-type="float" office:value="435313" calcext:value-type="float">
            <text:p>435313</text:p>
          </table:table-cell>
          <table:table-cell table:style-name="ce42" table:formula="of:=[.W206]/[.W$518]" office:value-type="percentage" office:value="0.0138251532063416" calcext:value-type="percentage">
            <text:p>1.38%</text:p>
          </table:table-cell>
          <table:table-cell table:style-name="ce1" table:number-columns-repeated="99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xcc</text:p>
          </table:table-cell>
          <table:table-cell office:value-type="string" calcext:value-type="string">
            <text:p>callz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07];[.N207];[.Q207];[.T207];[.W207])" office:value-type="float" office:value="1036089" calcext:value-type="float">
            <text:p>1036089</text:p>
          </table:table-cell>
          <table:table-cell table:style-name="ce19" table:formula="of:=SUM([.L207];[.O207];[.R207];[.U207];[.X207])" office:value-type="float" office:value="322062" calcext:value-type="float">
            <text:p>322062</text:p>
          </table:table-cell>
          <table:table-cell table:style-name="ce28" table:formula="of:=SUM([.M207];[.P207];[.S207];[.V207];[.Y207])" office:value-type="percentage" office:value="0.00180930257357559" calcext:value-type="percentage">
            <text:p>0.18%</text:p>
          </table:table-cell>
          <table:table-cell table:style-name="ce1" office:value-type="float" office:value="33672" calcext:value-type="float">
            <text:p>33672</text:p>
          </table:table-cell>
          <table:table-cell table:style-name="ce1" office:value-type="float" office:value="13403" calcext:value-type="float">
            <text:p>13403</text:p>
          </table:table-cell>
          <table:table-cell table:style-name="ce42" table:formula="of:=[.K207]/[.$K$518]" office:value-type="percentage" office:value="0.000174942687462166" calcext:value-type="percentage">
            <text:p>0.02%</text:p>
          </table:table-cell>
          <table:table-cell office:value-type="float" office:value="631866" calcext:value-type="float">
            <text:p>631866</text:p>
          </table:table-cell>
          <table:table-cell office:value-type="float" office:value="189469" calcext:value-type="float">
            <text:p>189469</text:p>
          </table:table-cell>
          <table:table-cell table:style-name="ce42" table:formula="of:=[.N207]/[.N$518]" office:value-type="percentage" office:value="0.000838655251570933" calcext:value-type="percentage">
            <text:p>0.08%</text:p>
          </table:table-cell>
          <table:table-cell office:value-type="float" office:value="122545" calcext:value-type="float">
            <text:p>122545</text:p>
          </table:table-cell>
          <table:table-cell office:value-type="float" office:value="39796" calcext:value-type="float">
            <text:p>39796</text:p>
          </table:table-cell>
          <table:table-cell table:style-name="ce42" table:formula="of:=[.Q207]/[.Q$518]" office:value-type="percentage" office:value="0.00034316431155007" calcext:value-type="percentage">
            <text:p>0.03%</text:p>
          </table:table-cell>
          <table:table-cell office:value-type="float" office:value="243442" calcext:value-type="float">
            <text:p>243442</text:p>
          </table:table-cell>
          <table:table-cell office:value-type="float" office:value="77638" calcext:value-type="float">
            <text:p>77638</text:p>
          </table:table-cell>
          <table:table-cell table:style-name="ce42" table:formula="of:=[.T207]/[.T$518]" office:value-type="percentage" office:value="0.000399447907931413" calcext:value-type="percentage">
            <text:p>0.04%</text:p>
          </table:table-cell>
          <table:table-cell office:value-type="float" office:value="4564" calcext:value-type="float">
            <text:p>4564</text:p>
          </table:table-cell>
          <table:table-cell office:value-type="float" office:value="1756" calcext:value-type="float">
            <text:p>1756</text:p>
          </table:table-cell>
          <table:table-cell table:style-name="ce42" table:formula="of:=[.W207]/[.W$518]" office:value-type="percentage" office:value="0.000053092415061006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cal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08];[.N208];[.Q208];[.T208];[.W208])" office:value-type="float" office:value="20732621" calcext:value-type="float">
            <text:p>20732621</text:p>
          </table:table-cell>
          <table:table-cell table:style-name="ce19" table:formula="of:=SUM([.L208];[.O208];[.R208];[.U208];[.X208])" office:value-type="float" office:value="6683460" calcext:value-type="float">
            <text:p>6683460</text:p>
          </table:table-cell>
          <table:table-cell table:style-name="ce28" table:formula="of:=SUM([.M208];[.P208];[.S208];[.V208];[.Y208])" office:value-type="percentage" office:value="0.0572168029418362" calcext:value-type="percentage">
            <text:p>5.72%</text:p>
          </table:table-cell>
          <table:table-cell table:style-name="ce1" office:value-type="float" office:value="3378258" calcext:value-type="float">
            <text:p>3378258</text:p>
          </table:table-cell>
          <table:table-cell table:style-name="ce1" office:value-type="float" office:value="1245907" calcext:value-type="float">
            <text:p>1245907</text:p>
          </table:table-cell>
          <table:table-cell table:style-name="ce42" table:formula="of:=[.K208]/[.$K$518]" office:value-type="percentage" office:value="0.0175517205233002" calcext:value-type="percentage">
            <text:p>1.76%</text:p>
          </table:table-cell>
          <table:table-cell office:value-type="float" office:value="8715138" calcext:value-type="float">
            <text:p>8715138</text:p>
          </table:table-cell>
          <table:table-cell office:value-type="float" office:value="2727136" calcext:value-type="float">
            <text:p>2727136</text:p>
          </table:table-cell>
          <table:table-cell table:style-name="ce42" table:formula="of:=[.N208]/[.N$518]" office:value-type="percentage" office:value="0.0115673200518233" calcext:value-type="percentage">
            <text:p>1.16%</text:p>
          </table:table-cell>
          <table:table-cell office:value-type="float" office:value="3266138" calcext:value-type="float">
            <text:p>3266138</text:p>
          </table:table-cell>
          <table:table-cell office:value-type="float" office:value="998009" calcext:value-type="float">
            <text:p>998009</text:p>
          </table:table-cell>
          <table:table-cell table:style-name="ce42" table:formula="of:=[.Q208]/[.Q$518]" office:value-type="percentage" office:value="0.00914620750089781" calcext:value-type="percentage">
            <text:p>0.91%</text:p>
          </table:table-cell>
          <table:table-cell office:value-type="float" office:value="4358758" calcext:value-type="float">
            <text:p>4358758</text:p>
          </table:table-cell>
          <table:table-cell office:value-type="float" office:value="1312792" calcext:value-type="float">
            <text:p>1312792</text:p>
          </table:table-cell>
          <table:table-cell table:style-name="ce42" table:formula="of:=[.T208]/[.T$518]" office:value-type="percentage" office:value="0.0071519982758904" calcext:value-type="percentage">
            <text:p>0.72%</text:p>
          </table:table-cell>
          <table:table-cell office:value-type="float" office:value="1014329" calcext:value-type="float">
            <text:p>1014329</text:p>
          </table:table-cell>
          <table:table-cell office:value-type="float" office:value="399616" calcext:value-type="float">
            <text:p>399616</text:p>
          </table:table-cell>
          <table:table-cell table:style-name="ce42" table:formula="of:=[.W208]/[.W$518]" office:value-type="percentage" office:value="0.0117995565899244" calcext:value-type="percentage">
            <text:p>1.18%</text:p>
          </table:table-cell>
          <table:table-cell table:style-name="ce1" table:number-columns-repeated="99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xce</text:p>
          </table:table-cell>
          <table:table-cell office:value-type="string" calcext:value-type="string">
            <text:p>ad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09];[.N209];[.Q209];[.T209];[.W209])" office:value-type="float" office:value="644870" calcext:value-type="float">
            <text:p>644870</text:p>
          </table:table-cell>
          <table:table-cell table:style-name="ce19" table:formula="of:=SUM([.L209];[.O209];[.R209];[.U209];[.X209])" office:value-type="float" office:value="219780" calcext:value-type="float">
            <text:p>219780</text:p>
          </table:table-cell>
          <table:table-cell table:style-name="ce28" table:formula="of:=SUM([.M209];[.P209];[.S209];[.V209];[.Y209])" office:value-type="percentage" office:value="0.00153200022700851" calcext:value-type="percentage">
            <text:p>0.15%</text:p>
          </table:table-cell>
          <table:table-cell table:style-name="ce1" office:value-type="float" office:value="54590" calcext:value-type="float">
            <text:p>54590</text:p>
          </table:table-cell>
          <table:table-cell table:style-name="ce1" office:value-type="float" office:value="22535" calcext:value-type="float">
            <text:p>22535</text:p>
          </table:table-cell>
          <table:table-cell table:style-name="ce42" table:formula="of:=[.K209]/[.$K$518]" office:value-type="percentage" office:value="0.000283622039337125" calcext:value-type="percentage">
            <text:p>0.03%</text:p>
          </table:table-cell>
          <table:table-cell office:value-type="float" office:value="52656" calcext:value-type="float">
            <text:p>52656</text:p>
          </table:table-cell>
          <table:table-cell office:value-type="float" office:value="24403" calcext:value-type="float">
            <text:p>24403</text:p>
          </table:table-cell>
          <table:table-cell table:style-name="ce42" table:formula="of:=[.N209]/[.N$518]" office:value-type="percentage" office:value="0.000069888601264697" calcext:value-type="percentage">
            <text:p>0.01%</text:p>
          </table:table-cell>
          <table:table-cell office:value-type="float" office:value="80691" calcext:value-type="float">
            <text:p>80691</text:p>
          </table:table-cell>
          <table:table-cell office:value-type="float" office:value="25806" calcext:value-type="float">
            <text:p>25806</text:p>
          </table:table-cell>
          <table:table-cell table:style-name="ce42" table:formula="of:=[.Q209]/[.Q$518]" office:value-type="percentage" office:value="0.000225960026629293" calcext:value-type="percentage">
            <text:p>0.02%</text:p>
          </table:table-cell>
          <table:table-cell office:value-type="float" office:value="436639" calcext:value-type="float">
            <text:p>436639</text:p>
          </table:table-cell>
          <table:table-cell office:value-type="float" office:value="137171" calcext:value-type="float">
            <text:p>137171</text:p>
          </table:table-cell>
          <table:table-cell table:style-name="ce42" table:formula="of:=[.T209]/[.T$518]" office:value-type="percentage" office:value="0.000716452112089386" calcext:value-type="percentage">
            <text:p>0.07%</text:p>
          </table:table-cell>
          <table:table-cell office:value-type="float" office:value="20294" calcext:value-type="float">
            <text:p>20294</text:p>
          </table:table-cell>
          <table:table-cell office:value-type="float" office:value="9865" calcext:value-type="float">
            <text:p>9865</text:p>
          </table:table-cell>
          <table:table-cell table:style-name="ce42" table:formula="of:=[.W209]/[.W$518]" office:value-type="percentage" office:value="0.000236077447688005" calcext:value-type="percentage">
            <text:p>0.02%</text:p>
          </table:table-cell>
          <table:table-cell table:style-name="ce1" table:number-columns-repeated="99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xcf</text:p>
          </table:table-cell>
          <table:table-cell office:value-type="string" calcext:value-type="string">
            <text:p>rst 8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10];[.N210];[.Q210];[.T210];[.W210])" office:value-type="float" office:value="1288782" calcext:value-type="float">
            <text:p>1288782</text:p>
          </table:table-cell>
          <table:table-cell table:style-name="ce19" table:formula="of:=SUM([.L210];[.O210];[.R210];[.U210];[.X210])" office:value-type="float" office:value="450105" calcext:value-type="float">
            <text:p>450105</text:p>
          </table:table-cell>
          <table:table-cell table:style-name="ce28" table:formula="of:=SUM([.M210];[.P210];[.S210];[.V210];[.Y210])" office:value-type="percentage" office:value="0.00465172429933172" calcext:value-type="percentage">
            <text:p>0.47%</text:p>
          </table:table-cell>
          <table:table-cell table:style-name="ce1" office:value-type="float" office:value="262430" calcext:value-type="float">
            <text:p>262430</text:p>
          </table:table-cell>
          <table:table-cell table:style-name="ce1" office:value-type="float" office:value="106300" calcext:value-type="float">
            <text:p>106300</text:p>
          </table:table-cell>
          <table:table-cell table:style-name="ce42" table:formula="of:=[.K210]/[.$K$518]" office:value-type="percentage" office:value="0.0013634535955897" calcext:value-type="percentage">
            <text:p>0.14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10]/[.N$518]" office:value-type="percentage" office:value="0" calcext:value-type="percentage">
            <text:p>0.00%</text:p>
          </table:table-cell>
          <table:table-cell office:value-type="float" office:value="167654" calcext:value-type="float">
            <text:p>167654</text:p>
          </table:table-cell>
          <table:table-cell office:value-type="float" office:value="55997" calcext:value-type="float">
            <text:p>55997</text:p>
          </table:table-cell>
          <table:table-cell table:style-name="ce42" table:formula="of:=[.Q210]/[.Q$518]" office:value-type="percentage" office:value="0.000469483614089644" calcext:value-type="percentage">
            <text:p>0.05%</text:p>
          </table:table-cell>
          <table:table-cell office:value-type="float" office:value="717605" calcext:value-type="float">
            <text:p>717605</text:p>
          </table:table-cell>
          <table:table-cell office:value-type="float" office:value="230372" calcext:value-type="float">
            <text:p>230372</text:p>
          </table:table-cell>
          <table:table-cell table:style-name="ce42" table:formula="of:=[.T210]/[.T$518]" office:value-type="percentage" office:value="0.00117747067462115" calcext:value-type="percentage">
            <text:p>0.12%</text:p>
          </table:table-cell>
          <table:table-cell office:value-type="float" office:value="141093" calcext:value-type="float">
            <text:p>141093</text:p>
          </table:table-cell>
          <table:table-cell office:value-type="float" office:value="57436" calcext:value-type="float">
            <text:p>57436</text:p>
          </table:table-cell>
          <table:table-cell table:style-name="ce42" table:formula="of:=[.W210]/[.W$518]" office:value-type="percentage" office:value="0.00164131641503123" calcext:value-type="percentage">
            <text:p>0.16%</text:p>
          </table:table-cell>
          <table:table-cell table:style-name="ce1" table:number-columns-repeated="99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retn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11];[.N211];[.Q211];[.T211];[.W211])" office:value-type="float" office:value="1753489" calcext:value-type="float">
            <text:p>1753489</text:p>
          </table:table-cell>
          <table:table-cell table:style-name="ce19" table:formula="of:=SUM([.L211];[.O211];[.R211];[.U211];[.X211])" office:value-type="float" office:value="564987" calcext:value-type="float">
            <text:p>564987</text:p>
          </table:table-cell>
          <table:table-cell table:style-name="ce28" table:formula="of:=SUM([.M211];[.P211];[.S211];[.V211];[.Y211])" office:value-type="percentage" office:value="0.00674377340932788" calcext:value-type="percentage">
            <text:p>0.67%</text:p>
          </table:table-cell>
          <table:table-cell table:style-name="ce1" office:value-type="float" office:value="19158" calcext:value-type="float">
            <text:p>19158</text:p>
          </table:table-cell>
          <table:table-cell table:style-name="ce1" office:value-type="float" office:value="7541" calcext:value-type="float">
            <text:p>7541</text:p>
          </table:table-cell>
          <table:table-cell table:style-name="ce42" table:formula="of:=[.K211]/[.$K$518]" office:value-type="percentage" office:value="0.0000995352817296325" calcext:value-type="percentage">
            <text:p>0.01%</text:p>
          </table:table-cell>
          <table:table-cell office:value-type="float" office:value="32888" calcext:value-type="float">
            <text:p>32888</text:p>
          </table:table-cell>
          <table:table-cell office:value-type="float" office:value="10822" calcext:value-type="float">
            <text:p>10822</text:p>
          </table:table-cell>
          <table:table-cell table:style-name="ce42" table:formula="of:=[.N211]/[.N$518]" office:value-type="percentage" office:value="0.0000436511759038543" calcext:value-type="percentage">
            <text:p>0.00%</text:p>
          </table:table-cell>
          <table:table-cell office:value-type="float" office:value="395981" calcext:value-type="float">
            <text:p>395981</text:p>
          </table:table-cell>
          <table:table-cell office:value-type="float" office:value="123994" calcext:value-type="float">
            <text:p>123994</text:p>
          </table:table-cell>
          <table:table-cell table:style-name="ce42" table:formula="of:=[.Q211]/[.Q$518]" office:value-type="percentage" office:value="0.00110887059653114" calcext:value-type="percentage">
            <text:p>0.11%</text:p>
          </table:table-cell>
          <table:table-cell office:value-type="float" office:value="970228" calcext:value-type="float">
            <text:p>970228</text:p>
          </table:table-cell>
          <table:table-cell office:value-type="float" office:value="290619" calcext:value-type="float">
            <text:p>290619</text:p>
          </table:table-cell>
          <table:table-cell table:style-name="ce42" table:formula="of:=[.T211]/[.T$518]" office:value-type="percentage" office:value="0.00159198307940487" calcext:value-type="percentage">
            <text:p>0.16%</text:p>
          </table:table-cell>
          <table:table-cell office:value-type="float" office:value="335234" calcext:value-type="float">
            <text:p>335234</text:p>
          </table:table-cell>
          <table:table-cell office:value-type="float" office:value="132011" calcext:value-type="float">
            <text:p>132011</text:p>
          </table:table-cell>
          <table:table-cell table:style-name="ce42" table:formula="of:=[.W211]/[.W$518]" office:value-type="percentage" office:value="0.00389973327575839" calcext:value-type="percentage">
            <text:p>0.39%</text:p>
          </table:table-cell>
          <table:table-cell table:style-name="ce1" table:number-columns-repeated="99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pop D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12];[.N212];[.Q212];[.T212];[.W212])" office:value-type="float" office:value="4102016" calcext:value-type="float">
            <text:p>4102016</text:p>
          </table:table-cell>
          <table:table-cell table:style-name="ce19" table:formula="of:=SUM([.L212];[.O212];[.R212];[.U212];[.X212])" office:value-type="float" office:value="1257050" calcext:value-type="float">
            <text:p>1257050</text:p>
          </table:table-cell>
          <table:table-cell table:style-name="ce28" table:formula="of:=SUM([.M212];[.P212];[.S212];[.V212];[.Y212])" office:value-type="percentage" office:value="0.00924811812811169" calcext:value-type="percentage">
            <text:p>0.92%</text:p>
          </table:table-cell>
          <table:table-cell table:style-name="ce1" office:value-type="float" office:value="416807" calcext:value-type="float">
            <text:p>416807</text:p>
          </table:table-cell>
          <table:table-cell table:style-name="ce1" office:value-type="float" office:value="156175" calcext:value-type="float">
            <text:p>156175</text:p>
          </table:table-cell>
          <table:table-cell table:style-name="ce42" table:formula="of:=[.K212]/[.$K$518]" office:value-type="percentage" office:value="0.0021655184346948" calcext:value-type="percentage">
            <text:p>0.22%</text:p>
          </table:table-cell>
          <table:table-cell office:value-type="float" office:value="462143" calcext:value-type="float">
            <text:p>462143</text:p>
          </table:table-cell>
          <table:table-cell office:value-type="float" office:value="136275" calcext:value-type="float">
            <text:p>136275</text:p>
          </table:table-cell>
          <table:table-cell table:style-name="ce42" table:formula="of:=[.N212]/[.N$518]" office:value-type="percentage" office:value="0.000613387417469441" calcext:value-type="percentage">
            <text:p>0.06%</text:p>
          </table:table-cell>
          <table:table-cell office:value-type="float" office:value="391241" calcext:value-type="float">
            <text:p>391241</text:p>
          </table:table-cell>
          <table:table-cell office:value-type="float" office:value="120948" calcext:value-type="float">
            <text:p>120948</text:p>
          </table:table-cell>
          <table:table-cell table:style-name="ce42" table:formula="of:=[.Q212]/[.Q$518]" office:value-type="percentage" office:value="0.00109559711465307" calcext:value-type="percentage">
            <text:p>0.11%</text:p>
          </table:table-cell>
          <table:table-cell office:value-type="float" office:value="2759061" calcext:value-type="float">
            <text:p>2759061</text:p>
          </table:table-cell>
          <table:table-cell office:value-type="float" office:value="815303" calcext:value-type="float">
            <text:p>815303</text:p>
          </table:table-cell>
          <table:table-cell table:style-name="ce42" table:formula="of:=[.T212]/[.T$518]" office:value-type="percentage" office:value="0.00452716106631211" calcext:value-type="percentage">
            <text:p>0.45%</text:p>
          </table:table-cell>
          <table:table-cell office:value-type="float" office:value="72764" calcext:value-type="float">
            <text:p>72764</text:p>
          </table:table-cell>
          <table:table-cell office:value-type="float" office:value="28349" calcext:value-type="float">
            <text:p>28349</text:p>
          </table:table-cell>
          <table:table-cell table:style-name="ce42" table:formula="of:=[.W212]/[.W$518]" office:value-type="percentage" office:value="0.000846454094982261" calcext:value-type="percentage">
            <text:p>0.08%</text:p>
          </table:table-cell>
          <table:table-cell table:style-name="ce1" table:number-columns-repeated="99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xd2</text:p>
          </table:table-cell>
          <table:table-cell office:value-type="string" calcext:value-type="string">
            <text:p>jn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13];[.N213];[.Q213];[.T213];[.W213])" office:value-type="float" office:value="181037" calcext:value-type="float">
            <text:p>181037</text:p>
          </table:table-cell>
          <table:table-cell table:style-name="ce19" table:formula="of:=SUM([.L213];[.O213];[.R213];[.U213];[.X213])" office:value-type="float" office:value="61468" calcext:value-type="float">
            <text:p>61468</text:p>
          </table:table-cell>
          <table:table-cell table:style-name="ce28" table:formula="of:=SUM([.M213];[.P213];[.S213];[.V213];[.Y213])" office:value-type="percentage" office:value="0.000907133826033281" calcext:value-type="percentage">
            <text:p>0.09%</text:p>
          </table:table-cell>
          <table:table-cell table:style-name="ce1" office:value-type="float" office:value="77793" calcext:value-type="float">
            <text:p>77793</text:p>
          </table:table-cell>
          <table:table-cell table:style-name="ce1" office:value-type="float" office:value="27713" calcext:value-type="float">
            <text:p>27713</text:p>
          </table:table-cell>
          <table:table-cell table:style-name="ce42" table:formula="of:=[.K213]/[.$K$518]" office:value-type="percentage" office:value="0.000404173095917804" calcext:value-type="percentage">
            <text:p>0.04%</text:p>
          </table:table-cell>
          <table:table-cell office:value-type="float" office:value="53151" calcext:value-type="float">
            <text:p>53151</text:p>
          </table:table-cell>
          <table:table-cell office:value-type="float" office:value="15839" calcext:value-type="float">
            <text:p>15839</text:p>
          </table:table-cell>
          <table:table-cell table:style-name="ce42" table:formula="of:=[.N213]/[.N$518]" office:value-type="percentage" office:value="0.0000705455987127756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13]/[.Q$518]" office:value-type="percentage" office:value="0" calcext:value-type="percentage">
            <text:p>0.00%</text:p>
          </table:table-cell>
          <table:table-cell office:value-type="float" office:value="15043" calcext:value-type="float">
            <text:p>15043</text:p>
          </table:table-cell>
          <table:table-cell office:value-type="float" office:value="4431" calcext:value-type="float">
            <text:p>4431</text:p>
          </table:table-cell>
          <table:table-cell table:style-name="ce42" table:formula="of:=[.T213]/[.T$518]" office:value-type="percentage" office:value="0.00002468306569537" calcext:value-type="percentage">
            <text:p>0.00%</text:p>
          </table:table-cell>
          <table:table-cell office:value-type="float" office:value="35050" calcext:value-type="float">
            <text:p>35050</text:p>
          </table:table-cell>
          <table:table-cell office:value-type="float" office:value="13485" calcext:value-type="float">
            <text:p>13485</text:p>
          </table:table-cell>
          <table:table-cell table:style-name="ce42" table:formula="of:=[.W213]/[.W$518]" office:value-type="percentage" office:value="0.000407732065707331" calcext:value-type="percentage">
            <text:p>0.04%</text:p>
          </table:table-cell>
          <table:table-cell table:style-name="ce1" table:number-columns-repeated="99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14];[.N214];[.Q214];[.T214];[.W214])" office:value-type="float" office:value="0" calcext:value-type="float">
            <text:p>0</text:p>
          </table:table-cell>
          <table:table-cell table:style-name="ce19" table:formula="of:=SUM([.L214];[.O214];[.R214];[.U214];[.X214])" office:value-type="float" office:value="0" calcext:value-type="float">
            <text:p>0</text:p>
          </table:table-cell>
          <table:table-cell table:style-name="ce28" table:formula="of:=SUM([.M214];[.P214];[.S214];[.V214];[.Y21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1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1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1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1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1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calln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15];[.N215];[.Q215];[.T215];[.W215])" office:value-type="float" office:value="149607" calcext:value-type="float">
            <text:p>149607</text:p>
          </table:table-cell>
          <table:table-cell table:style-name="ce19" table:formula="of:=SUM([.L215];[.O215];[.R215];[.U215];[.X215])" office:value-type="float" office:value="48690" calcext:value-type="float">
            <text:p>48690</text:p>
          </table:table-cell>
          <table:table-cell table:style-name="ce28" table:formula="of:=SUM([.M215];[.P215];[.S215];[.V215];[.Y215])" office:value-type="percentage" office:value="0.000251567121395407" calcext:value-type="percentage">
            <text:p>0.03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15]/[.$K$518]" office:value-type="percentage" office:value="0" calcext:value-type="percentage">
            <text:p>0.00%</text:p>
          </table:table-cell>
          <table:table-cell office:value-type="float" office:value="285" calcext:value-type="float">
            <text:p>285</text:p>
          </table:table-cell>
          <table:table-cell office:value-type="float" office:value="132" calcext:value-type="float">
            <text:p>132</text:p>
          </table:table-cell>
          <table:table-cell table:style-name="ce42" table:formula="of:=[.N215]/[.N$518]" office:value-type="percentage" office:value="0.000000378271257984629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table:formula="of:=[.Q215]/[.Q$518]" office:value-type="percentage" office:value="0.00000000280031263250292" calcext:value-type="percentage">
            <text:p>0.00%</text:p>
          </table:table-cell>
          <table:table-cell office:value-type="float" office:value="148703" calcext:value-type="float">
            <text:p>148703</text:p>
          </table:table-cell>
          <table:table-cell office:value-type="float" office:value="48266" calcext:value-type="float">
            <text:p>48266</text:p>
          </table:table-cell>
          <table:table-cell table:style-name="ce42" table:formula="of:=[.T215]/[.T$518]" office:value-type="percentage" office:value="0.000243996936654829" calcext:value-type="percentage">
            <text:p>0.02%</text:p>
          </table:table-cell>
          <table:table-cell office:value-type="float" office:value="618" calcext:value-type="float">
            <text:p>618</text:p>
          </table:table-cell>
          <table:table-cell office:value-type="float" office:value="292" calcext:value-type="float">
            <text:p>292</text:p>
          </table:table-cell>
          <table:table-cell table:style-name="ce42" table:formula="of:=[.W215]/[.W$518]" office:value-type="percentage" office:value="0.00000718911316996093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push DE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16];[.N216];[.Q216];[.T216];[.W216])" office:value-type="float" office:value="3899799" calcext:value-type="float">
            <text:p>3899799</text:p>
          </table:table-cell>
          <table:table-cell table:style-name="ce19" table:formula="of:=SUM([.L216];[.O216];[.R216];[.U216];[.X216])" office:value-type="float" office:value="1157636" calcext:value-type="float">
            <text:p>1157636</text:p>
          </table:table-cell>
          <table:table-cell table:style-name="ce28" table:formula="of:=SUM([.M216];[.P216];[.S216];[.V216];[.Y216])" office:value-type="percentage" office:value="0.00865450199386774" calcext:value-type="percentage">
            <text:p>0.87%</text:p>
          </table:table-cell>
          <table:table-cell table:style-name="ce1" office:value-type="float" office:value="293651" calcext:value-type="float">
            <text:p>293651</text:p>
          </table:table-cell>
          <table:table-cell table:style-name="ce1" office:value-type="float" office:value="102545" calcext:value-type="float">
            <text:p>102545</text:p>
          </table:table-cell>
          <table:table-cell table:style-name="ce42" table:formula="of:=[.K216]/[.$K$518]" office:value-type="percentage" office:value="0.00152566212627562" calcext:value-type="percentage">
            <text:p>0.15%</text:p>
          </table:table-cell>
          <table:table-cell office:value-type="float" office:value="326533" calcext:value-type="float">
            <text:p>326533</text:p>
          </table:table-cell>
          <table:table-cell office:value-type="float" office:value="94259" calcext:value-type="float">
            <text:p>94259</text:p>
          </table:table-cell>
          <table:table-cell table:style-name="ce42" table:formula="of:=[.N216]/[.N$518]" office:value-type="percentage" office:value="0.000433396662047351" calcext:value-type="percentage">
            <text:p>0.04%</text:p>
          </table:table-cell>
          <table:table-cell office:value-type="float" office:value="470515" calcext:value-type="float">
            <text:p>470515</text:p>
          </table:table-cell>
          <table:table-cell office:value-type="float" office:value="138866" calcext:value-type="float">
            <text:p>138866</text:p>
          </table:table-cell>
          <table:table-cell table:style-name="ce42" table:formula="of:=[.Q216]/[.Q$518]" office:value-type="percentage" office:value="0.00131758909828211" calcext:value-type="percentage">
            <text:p>0.13%</text:p>
          </table:table-cell>
          <table:table-cell office:value-type="float" office:value="2732180" calcext:value-type="float">
            <text:p>2732180</text:p>
          </table:table-cell>
          <table:table-cell office:value-type="float" office:value="791597" calcext:value-type="float">
            <text:p>791597</text:p>
          </table:table-cell>
          <table:table-cell table:style-name="ce42" table:formula="of:=[.T216]/[.T$518]" office:value-type="percentage" office:value="0.00448305380785587" calcext:value-type="percentage">
            <text:p>0.45%</text:p>
          </table:table-cell>
          <table:table-cell office:value-type="float" office:value="76920" calcext:value-type="float">
            <text:p>76920</text:p>
          </table:table-cell>
          <table:table-cell office:value-type="float" office:value="30369" calcext:value-type="float">
            <text:p>30369</text:p>
          </table:table-cell>
          <table:table-cell table:style-name="ce42" table:formula="of:=[.W216]/[.W$518]" office:value-type="percentage" office:value="0.000894800299406788" calcext:value-type="percentage">
            <text:p>0.09%</text:p>
          </table:table-cell>
          <table:table-cell table:style-name="ce1" table:number-columns-repeated="99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xd6</text:p>
          </table:table-cell>
          <table:table-cell office:value-type="string" calcext:value-type="string">
            <text:p>sub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17];[.N217];[.Q217];[.T217];[.W217])" office:value-type="float" office:value="2415390" calcext:value-type="float">
            <text:p>2415390</text:p>
          </table:table-cell>
          <table:table-cell table:style-name="ce19" table:formula="of:=SUM([.L217];[.O217];[.R217];[.U217];[.X217])" office:value-type="float" office:value="754020" calcext:value-type="float">
            <text:p>754020</text:p>
          </table:table-cell>
          <table:table-cell table:style-name="ce28" table:formula="of:=SUM([.M217];[.P217];[.S217];[.V217];[.Y217])" office:value-type="percentage" office:value="0.00448417046688528" calcext:value-type="percentage">
            <text:p>0.45%</text:p>
          </table:table-cell>
          <table:table-cell table:style-name="ce1" office:value-type="float" office:value="166901" calcext:value-type="float">
            <text:p>166901</text:p>
          </table:table-cell>
          <table:table-cell table:style-name="ce1" office:value-type="float" office:value="60565" calcext:value-type="float">
            <text:p>60565</text:p>
          </table:table-cell>
          <table:table-cell table:style-name="ce42" table:formula="of:=[.K217]/[.$K$518]" office:value-type="percentage" office:value="0.000867133210980133" calcext:value-type="percentage">
            <text:p>0.09%</text:p>
          </table:table-cell>
          <table:table-cell office:value-type="float" office:value="1597304" calcext:value-type="float">
            <text:p>1597304</text:p>
          </table:table-cell>
          <table:table-cell office:value-type="float" office:value="491156" calcext:value-type="float">
            <text:p>491156</text:p>
          </table:table-cell>
          <table:table-cell table:style-name="ce42" table:formula="of:=[.N217]/[.N$518]" office:value-type="percentage" office:value="0.00212004980162765" calcext:value-type="percentage">
            <text:p>0.21%</text:p>
          </table:table-cell>
          <table:table-cell office:value-type="float" office:value="279431" calcext:value-type="float">
            <text:p>279431</text:p>
          </table:table-cell>
          <table:table-cell office:value-type="float" office:value="91041" calcext:value-type="float">
            <text:p>91041</text:p>
          </table:table-cell>
          <table:table-cell table:style-name="ce42" table:formula="of:=[.Q217]/[.Q$518]" office:value-type="percentage" office:value="0.000782494159212923" calcext:value-type="percentage">
            <text:p>0.08%</text:p>
          </table:table-cell>
          <table:table-cell office:value-type="float" office:value="361295" calcext:value-type="float">
            <text:p>361295</text:p>
          </table:table-cell>
          <table:table-cell office:value-type="float" office:value="106996" calcext:value-type="float">
            <text:p>106996</text:p>
          </table:table-cell>
          <table:table-cell table:style-name="ce42" table:formula="of:=[.T217]/[.T$518]" office:value-type="percentage" office:value="0.000592825116027966" calcext:value-type="percentage">
            <text:p>0.06%</text:p>
          </table:table-cell>
          <table:table-cell office:value-type="float" office:value="10459" calcext:value-type="float">
            <text:p>10459</text:p>
          </table:table-cell>
          <table:table-cell office:value-type="float" office:value="4262" calcext:value-type="float">
            <text:p>4262</text:p>
          </table:table-cell>
          <table:table-cell table:style-name="ce42" table:formula="of:=[.W217]/[.W$518]" office:value-type="percentage" office:value="0.000121668179036604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xd7</text:p>
          </table:table-cell>
          <table:table-cell office:value-type="string" calcext:value-type="string">
            <text:p>rst 10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18];[.N218];[.Q218];[.T218];[.W218])" office:value-type="float" office:value="1164016" calcext:value-type="float">
            <text:p>1164016</text:p>
          </table:table-cell>
          <table:table-cell table:style-name="ce19" table:formula="of:=SUM([.L218];[.O218];[.R218];[.U218];[.X218])" office:value-type="float" office:value="353340" calcext:value-type="float">
            <text:p>353340</text:p>
          </table:table-cell>
          <table:table-cell table:style-name="ce28" table:formula="of:=SUM([.M218];[.P218];[.S218];[.V218];[.Y218])" office:value-type="percentage" office:value="0.002304201717617" calcext:value-type="percentage">
            <text:p>0.23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1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18]/[.N$518]" office:value-type="percentage" office:value="0" calcext:value-type="percentage">
            <text:p>0.00%</text:p>
          </table:table-cell>
          <table:table-cell office:value-type="float" office:value="339950" calcext:value-type="float">
            <text:p>339950</text:p>
          </table:table-cell>
          <table:table-cell office:value-type="float" office:value="107236" calcext:value-type="float">
            <text:p>107236</text:p>
          </table:table-cell>
          <table:table-cell table:style-name="ce42" table:formula="of:=[.Q218]/[.Q$518]" office:value-type="percentage" office:value="0.000951966279419367" calcext:value-type="percentage">
            <text:p>0.10%</text:p>
          </table:table-cell>
          <table:table-cell office:value-type="float" office:value="824058" calcext:value-type="float">
            <text:p>824058</text:p>
          </table:table-cell>
          <table:table-cell office:value-type="float" office:value="246102" calcext:value-type="float">
            <text:p>246102</text:p>
          </table:table-cell>
          <table:table-cell table:style-name="ce42" table:formula="of:=[.T218]/[.T$518]" office:value-type="percentage" office:value="0.00135214237524398" calcext:value-type="percentage">
            <text:p>0.14%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2" table:formula="of:=[.W218]/[.W$518]" office:value-type="percentage" office:value="0.0000000930629536564522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ret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19];[.N219];[.Q219];[.T219];[.W219])" office:value-type="float" office:value="721338" calcext:value-type="float">
            <text:p>721338</text:p>
          </table:table-cell>
          <table:table-cell table:style-name="ce19" table:formula="of:=SUM([.L219];[.O219];[.R219];[.U219];[.X219])" office:value-type="float" office:value="240437" calcext:value-type="float">
            <text:p>240437</text:p>
          </table:table-cell>
          <table:table-cell table:style-name="ce28" table:formula="of:=SUM([.M219];[.P219];[.S219];[.V219];[.Y219])" office:value-type="percentage" office:value="0.00258098452859927" calcext:value-type="percentage">
            <text:p>0.26%</text:p>
          </table:table-cell>
          <table:table-cell table:style-name="ce1" office:value-type="float" office:value="133541" calcext:value-type="float">
            <text:p>133541</text:p>
          </table:table-cell>
          <table:table-cell table:style-name="ce1" office:value-type="float" office:value="50207" calcext:value-type="float">
            <text:p>50207</text:p>
          </table:table-cell>
          <table:table-cell table:style-name="ce42" table:formula="of:=[.K219]/[.$K$518]" office:value-type="percentage" office:value="0.000693811517771002" calcext:value-type="percentage">
            <text:p>0.07%</text:p>
          </table:table-cell>
          <table:table-cell office:value-type="float" office:value="26825" calcext:value-type="float">
            <text:p>26825</text:p>
          </table:table-cell>
          <table:table-cell office:value-type="float" office:value="9866" calcext:value-type="float">
            <text:p>9866</text:p>
          </table:table-cell>
          <table:table-cell table:style-name="ce42" table:formula="of:=[.N219]/[.N$518]" office:value-type="percentage" office:value="0.0000356039526155708" calcext:value-type="percentage">
            <text:p>0.00%</text:p>
          </table:table-cell>
          <table:table-cell office:value-type="float" office:value="151240" calcext:value-type="float">
            <text:p>151240</text:p>
          </table:table-cell>
          <table:table-cell office:value-type="float" office:value="47007" calcext:value-type="float">
            <text:p>47007</text:p>
          </table:table-cell>
          <table:table-cell table:style-name="ce42" table:formula="of:=[.Q219]/[.Q$518]" office:value-type="percentage" office:value="0.000423519282539741" calcext:value-type="percentage">
            <text:p>0.04%</text:p>
          </table:table-cell>
          <table:table-cell office:value-type="float" office:value="334097" calcext:value-type="float">
            <text:p>334097</text:p>
          </table:table-cell>
          <table:table-cell office:value-type="float" office:value="102891" calcext:value-type="float">
            <text:p>102891</text:p>
          </table:table-cell>
          <table:table-cell table:style-name="ce42" table:formula="of:=[.T219]/[.T$518]" office:value-type="percentage" office:value="0.000548197713197236" calcext:value-type="percentage">
            <text:p>0.05%</text:p>
          </table:table-cell>
          <table:table-cell office:value-type="float" office:value="75635" calcext:value-type="float">
            <text:p>75635</text:p>
          </table:table-cell>
          <table:table-cell office:value-type="float" office:value="30466" calcext:value-type="float">
            <text:p>30466</text:p>
          </table:table-cell>
          <table:table-cell table:style-name="ce42" table:formula="of:=[.W219]/[.W$518]" office:value-type="percentage" office:value="0.00087985206247572" calcext:value-type="percentage">
            <text:p>0.09%</text:p>
          </table:table-cell>
          <table:table-cell table:style-name="ce1" table:number-columns-repeated="99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reti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20];[.N220];[.Q220];[.T220];[.W220])" office:value-type="float" office:value="3031805" calcext:value-type="float">
            <text:p>3031805</text:p>
          </table:table-cell>
          <table:table-cell table:style-name="ce19" table:formula="of:=SUM([.L220];[.O220];[.R220];[.U220];[.X220])" office:value-type="float" office:value="937803" calcext:value-type="float">
            <text:p>937803</text:p>
          </table:table-cell>
          <table:table-cell table:style-name="ce28" table:formula="of:=SUM([.M220];[.P220];[.S220];[.V220];[.Y220])" office:value-type="percentage" office:value="0.00544192811119352" calcext:value-type="percentage">
            <text:p>0.54%</text:p>
          </table:table-cell>
          <table:table-cell table:style-name="ce1" office:value-type="float" office:value="24526" calcext:value-type="float">
            <text:p>24526</text:p>
          </table:table-cell>
          <table:table-cell table:style-name="ce1" office:value-type="float" office:value="11905" calcext:value-type="float">
            <text:p>11905</text:p>
          </table:table-cell>
          <table:table-cell table:style-name="ce42" table:formula="of:=[.K220]/[.$K$518]" office:value-type="percentage" office:value="0.000127424695672876" calcext:value-type="percentage">
            <text:p>0.01%</text:p>
          </table:table-cell>
          <table:table-cell office:value-type="float" office:value="98280" calcext:value-type="float">
            <text:p>98280</text:p>
          </table:table-cell>
          <table:table-cell office:value-type="float" office:value="35278" calcext:value-type="float">
            <text:p>35278</text:p>
          </table:table-cell>
          <table:table-cell table:style-name="ce42" table:formula="of:=[.N220]/[.N$518]" office:value-type="percentage" office:value="0.000130443856963963" calcext:value-type="percentage">
            <text:p>0.01%</text:p>
          </table:table-cell>
          <table:table-cell office:value-type="float" office:value="161834" calcext:value-type="float">
            <text:p>161834</text:p>
          </table:table-cell>
          <table:table-cell office:value-type="float" office:value="54648" calcext:value-type="float">
            <text:p>54648</text:p>
          </table:table-cell>
          <table:table-cell table:style-name="ce42" table:formula="of:=[.Q220]/[.Q$518]" office:value-type="percentage" office:value="0.000453185794568477" calcext:value-type="percentage">
            <text:p>0.05%</text:p>
          </table:table-cell>
          <table:table-cell office:value-type="float" office:value="2724824" calcext:value-type="float">
            <text:p>2724824</text:p>
          </table:table-cell>
          <table:table-cell office:value-type="float" office:value="826256" calcext:value-type="float">
            <text:p>826256</text:p>
          </table:table-cell>
          <table:table-cell table:style-name="ce42" table:formula="of:=[.T220]/[.T$518]" office:value-type="percentage" office:value="0.00447098383303335" calcext:value-type="percentage">
            <text:p>0.45%</text:p>
          </table:table-cell>
          <table:table-cell office:value-type="float" office:value="22341" calcext:value-type="float">
            <text:p>22341</text:p>
          </table:table-cell>
          <table:table-cell office:value-type="float" office:value="9716" calcext:value-type="float">
            <text:p>9716</text:p>
          </table:table-cell>
          <table:table-cell table:style-name="ce42" table:formula="of:=[.W220]/[.W$518]" office:value-type="percentage" office:value="0.00025988993095485" calcext:value-type="percentage">
            <text:p>0.03%</text:p>
          </table:table-cell>
          <table:table-cell table:style-name="ce1" table:number-columns-repeated="99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j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21];[.N221];[.Q221];[.T221];[.W221])" office:value-type="float" office:value="405713" calcext:value-type="float">
            <text:p>405713</text:p>
          </table:table-cell>
          <table:table-cell table:style-name="ce19" table:formula="of:=SUM([.L221];[.O221];[.R221];[.U221];[.X221])" office:value-type="float" office:value="142679" calcext:value-type="float">
            <text:p>142679</text:p>
          </table:table-cell>
          <table:table-cell table:style-name="ce28" table:formula="of:=SUM([.M221];[.P221];[.S221];[.V221];[.Y221])" office:value-type="percentage" office:value="0.00188422917919359" calcext:value-type="percentage">
            <text:p>0.19%</text:p>
          </table:table-cell>
          <table:table-cell table:style-name="ce1" office:value-type="float" office:value="244295" calcext:value-type="float">
            <text:p>244295</text:p>
          </table:table-cell>
          <table:table-cell table:style-name="ce1" office:value-type="float" office:value="90308" calcext:value-type="float">
            <text:p>90308</text:p>
          </table:table-cell>
          <table:table-cell table:style-name="ce42" table:formula="of:=[.K221]/[.$K$518]" office:value-type="percentage" office:value="0.00126923330463204" calcext:value-type="percentage">
            <text:p>0.13%</text:p>
          </table:table-cell>
          <table:table-cell office:value-type="float" office:value="61303" calcext:value-type="float">
            <text:p>61303</text:p>
          </table:table-cell>
          <table:table-cell office:value-type="float" office:value="19004" calcext:value-type="float">
            <text:p>19004</text:p>
          </table:table-cell>
          <table:table-cell table:style-name="ce42" table:formula="of:=[.N221]/[.N$518]" office:value-type="percentage" office:value="0.0000813654839587078" calcext:value-type="percentage">
            <text:p>0.01%</text:p>
          </table:table-cell>
          <table:table-cell office:value-type="float" office:value="27691" calcext:value-type="float">
            <text:p>27691</text:p>
          </table:table-cell>
          <table:table-cell office:value-type="float" office:value="8509" calcext:value-type="float">
            <text:p>8509</text:p>
          </table:table-cell>
          <table:table-cell table:style-name="ce42" table:formula="of:=[.Q221]/[.Q$518]" office:value-type="percentage" office:value="0.0000775434571066383" calcext:value-type="percentage">
            <text:p>0.01%</text:p>
          </table:table-cell>
          <table:table-cell office:value-type="float" office:value="38672" calcext:value-type="float">
            <text:p>38672</text:p>
          </table:table-cell>
          <table:table-cell office:value-type="float" office:value="11385" calcext:value-type="float">
            <text:p>11385</text:p>
          </table:table-cell>
          <table:table-cell table:style-name="ce42" table:formula="of:=[.T221]/[.T$518]" office:value-type="percentage" office:value="0.0000634543320196335" calcext:value-type="percentage">
            <text:p>0.01%</text:p>
          </table:table-cell>
          <table:table-cell office:value-type="float" office:value="33752" calcext:value-type="float">
            <text:p>33752</text:p>
          </table:table-cell>
          <table:table-cell office:value-type="float" office:value="13473" calcext:value-type="float">
            <text:p>13473</text:p>
          </table:table-cell>
          <table:table-cell table:style-name="ce42" table:formula="of:=[.W221]/[.W$518]" office:value-type="percentage" office:value="0.000392632601476572" calcext:value-type="percentage">
            <text:p>0.04%</text:p>
          </table:table-cell>
          <table:table-cell table:style-name="ce1" table:number-columns-repeated="99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xdb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22];[.N222];[.Q222];[.T222];[.W222])" office:value-type="float" office:value="0" calcext:value-type="float">
            <text:p>0</text:p>
          </table:table-cell>
          <table:table-cell table:style-name="ce19" table:formula="of:=SUM([.L222];[.O222];[.R222];[.U222];[.X222])" office:value-type="float" office:value="0" calcext:value-type="float">
            <text:p>0</text:p>
          </table:table-cell>
          <table:table-cell table:style-name="ce28" table:formula="of:=SUM([.M222];[.P222];[.S222];[.V222];[.Y22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2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2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2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2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2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call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23];[.N223];[.Q223];[.T223];[.W223])" office:value-type="float" office:value="1368023" calcext:value-type="float">
            <text:p>1368023</text:p>
          </table:table-cell>
          <table:table-cell table:style-name="ce19" table:formula="of:=SUM([.L223];[.O223];[.R223];[.U223];[.X223])" office:value-type="float" office:value="407970" calcext:value-type="float">
            <text:p>407970</text:p>
          </table:table-cell>
          <table:table-cell table:style-name="ce28" table:formula="of:=SUM([.M223];[.P223];[.S223];[.V223];[.Y223])" office:value-type="percentage" office:value="0.0023640275636092" calcext:value-type="percentage">
            <text:p>0.24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23]/[.$K$518]" office:value-type="percentage" office:value="0" calcext:value-type="percentage">
            <text:p>0.00%</text:p>
          </table:table-cell>
          <table:table-cell office:value-type="float" office:value="3417" calcext:value-type="float">
            <text:p>3417</text:p>
          </table:table-cell>
          <table:table-cell office:value-type="float" office:value="1273" calcext:value-type="float">
            <text:p>1273</text:p>
          </table:table-cell>
          <table:table-cell table:style-name="ce42" table:formula="of:=[.N223]/[.N$518]" office:value-type="percentage" office:value="0.00000453527329309993" calcext:value-type="percentage">
            <text:p>0.00%</text:p>
          </table:table-cell>
          <table:table-cell office:value-type="float" office:value="19154" calcext:value-type="float">
            <text:p>19154</text:p>
          </table:table-cell>
          <table:table-cell office:value-type="float" office:value="7309" calcext:value-type="float">
            <text:p>7309</text:p>
          </table:table-cell>
          <table:table-cell table:style-name="ce42" table:formula="of:=[.Q223]/[.Q$518]" office:value-type="percentage" office:value="0.0000536371881629609" calcext:value-type="percentage">
            <text:p>0.01%</text:p>
          </table:table-cell>
          <table:table-cell office:value-type="float" office:value="1335625" calcext:value-type="float">
            <text:p>1335625</text:p>
          </table:table-cell>
          <table:table-cell office:value-type="float" office:value="395486" calcext:value-type="float">
            <text:p>395486</text:p>
          </table:table-cell>
          <table:table-cell table:style-name="ce42" table:formula="of:=[.T223]/[.T$518]" office:value-type="percentage" office:value="0.00219153889645539" calcext:value-type="percentage">
            <text:p>0.22%</text:p>
          </table:table-cell>
          <table:table-cell office:value-type="float" office:value="9827" calcext:value-type="float">
            <text:p>9827</text:p>
          </table:table-cell>
          <table:table-cell office:value-type="float" office:value="3902" calcext:value-type="float">
            <text:p>3902</text:p>
          </table:table-cell>
          <table:table-cell table:style-name="ce42" table:formula="of:=[.W223]/[.W$518]" office:value-type="percentage" office:value="0.000114316205697744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xdd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24];[.N224];[.Q224];[.T224];[.W224])" office:value-type="float" office:value="0" calcext:value-type="float">
            <text:p>0</text:p>
          </table:table-cell>
          <table:table-cell table:style-name="ce19" table:formula="of:=SUM([.L224];[.O224];[.R224];[.U224];[.X224])" office:value-type="float" office:value="0" calcext:value-type="float">
            <text:p>0</text:p>
          </table:table-cell>
          <table:table-cell table:style-name="ce28" table:formula="of:=SUM([.M224];[.P224];[.S224];[.V224];[.Y22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2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2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2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2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2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sbc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25];[.N225];[.Q225];[.T225];[.W225])" office:value-type="float" office:value="121631" calcext:value-type="float">
            <text:p>121631</text:p>
          </table:table-cell>
          <table:table-cell table:style-name="ce19" table:formula="of:=SUM([.L225];[.O225];[.R225];[.U225];[.X225])" office:value-type="float" office:value="39766" calcext:value-type="float">
            <text:p>39766</text:p>
          </table:table-cell>
          <table:table-cell table:style-name="ce28" table:formula="of:=SUM([.M225];[.P225];[.S225];[.V225];[.Y225])" office:value-type="percentage" office:value="0.000275567779222411" calcext:value-type="percentage">
            <text:p>0.03%</text:p>
          </table:table-cell>
          <table:table-cell table:style-name="ce1" office:value-type="float" office:value="20560" calcext:value-type="float">
            <text:p>20560</text:p>
          </table:table-cell>
          <table:table-cell table:style-name="ce1" office:value-type="float" office:value="8962" calcext:value-type="float">
            <text:p>8962</text:p>
          </table:table-cell>
          <table:table-cell table:style-name="ce42" table:formula="of:=[.K225]/[.$K$518]" office:value-type="percentage" office:value="0.000106819364879489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2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25]/[.Q$518]" office:value-type="percentage" office:value="0" calcext:value-type="percentage">
            <text:p>0.00%</text:p>
          </table:table-cell>
          <table:table-cell office:value-type="float" office:value="100780" calcext:value-type="float">
            <text:p>100780</text:p>
          </table:table-cell>
          <table:table-cell office:value-type="float" office:value="30684" calcext:value-type="float">
            <text:p>30684</text:p>
          </table:table-cell>
          <table:table-cell table:style-name="ce42" table:formula="of:=[.T225]/[.T$518]" office:value-type="percentage" office:value="0.000165363249403668" calcext:value-type="percentage">
            <text:p>0.02%</text:p>
          </table:table-cell>
          <table:table-cell office:value-type="float" office:value="291" calcext:value-type="float">
            <text:p>291</text:p>
          </table:table-cell>
          <table:table-cell office:value-type="float" office:value="120" calcext:value-type="float">
            <text:p>120</text:p>
          </table:table-cell>
          <table:table-cell table:style-name="ce42" table:formula="of:=[.W225]/[.W$518]" office:value-type="percentage" office:value="0.00000338516493925345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xdf</text:p>
          </table:table-cell>
          <table:table-cell office:value-type="string" calcext:value-type="string">
            <text:p>rst 18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26];[.N226];[.Q226];[.T226];[.W226])" office:value-type="float" office:value="271908" calcext:value-type="float">
            <text:p>271908</text:p>
          </table:table-cell>
          <table:table-cell table:style-name="ce19" table:formula="of:=SUM([.L226];[.O226];[.R226];[.U226];[.X226])" office:value-type="float" office:value="83615" calcext:value-type="float">
            <text:p>83615</text:p>
          </table:table-cell>
          <table:table-cell table:style-name="ce28" table:formula="of:=SUM([.M226];[.P226];[.S226];[.V226];[.Y226])" office:value-type="percentage" office:value="0.00057947957737105" calcext:value-type="percentage">
            <text:p>0.06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2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26]/[.N$518]" office:value-type="percentage" office:value="0" calcext:value-type="percentage">
            <text:p>0.00%</text:p>
          </table:table-cell>
          <table:table-cell office:value-type="float" office:value="405" calcext:value-type="float">
            <text:p>405</text:p>
          </table:table-cell>
          <table:table-cell office:value-type="float" office:value="163" calcext:value-type="float">
            <text:p>163</text:p>
          </table:table-cell>
          <table:table-cell table:style-name="ce42" table:formula="of:=[.Q226]/[.Q$518]" office:value-type="percentage" office:value="0.00000113412661616368" calcext:value-type="percentage">
            <text:p>0.00%</text:p>
          </table:table-cell>
          <table:table-cell office:value-type="float" office:value="258207" calcext:value-type="float">
            <text:p>258207</text:p>
          </table:table-cell>
          <table:table-cell office:value-type="float" office:value="77083" calcext:value-type="float">
            <text:p>77083</text:p>
          </table:table-cell>
          <table:table-cell table:style-name="ce42" table:formula="of:=[.T226]/[.T$518]" office:value-type="percentage" office:value="0.000423674821777863" calcext:value-type="percentage">
            <text:p>0.04%</text:p>
          </table:table-cell>
          <table:table-cell office:value-type="float" office:value="13296" calcext:value-type="float">
            <text:p>13296</text:p>
          </table:table-cell>
          <table:table-cell office:value-type="float" office:value="6369" calcext:value-type="float">
            <text:p>6369</text:p>
          </table:table-cell>
          <table:table-cell table:style-name="ce42" table:formula="of:=[.W226]/[.W$518]" office:value-type="percentage" office:value="0.000154670628977024" calcext:value-type="percentage">
            <text:p>0.02%</text:p>
          </table:table-cell>
          <table:table-cell table:style-name="ce1" table:number-columns-repeated="99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l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227];[.N227];[.Q227];[.T227];[.W227])" office:value-type="float" office:value="33594876" calcext:value-type="float">
            <text:p>33594876</text:p>
          </table:table-cell>
          <table:table-cell table:style-name="ce19" table:formula="of:=SUM([.L227];[.O227];[.R227];[.U227];[.X227])" office:value-type="float" office:value="41254288" calcext:value-type="float">
            <text:p>41254288</text:p>
          </table:table-cell>
          <table:table-cell table:style-name="ce28" table:formula="of:=SUM([.M227];[.P227];[.S227];[.V227];[.Y227])" office:value-type="percentage" office:value="0.0661290881033866" calcext:value-type="percentage">
            <text:p>6.61%</text:p>
          </table:table-cell>
          <table:table-cell table:style-name="ce1" office:value-type="float" office:value="1608290" calcext:value-type="float">
            <text:p>1608290</text:p>
          </table:table-cell>
          <table:table-cell table:style-name="ce1" office:value-type="float" office:value="2468689" calcext:value-type="float">
            <text:p>2468689</text:p>
          </table:table-cell>
          <table:table-cell table:style-name="ce42" table:formula="of:=[.K227]/[.$K$518]" office:value-type="percentage" office:value="0.00835586168978759" calcext:value-type="percentage">
            <text:p>0.84%</text:p>
          </table:table-cell>
          <table:table-cell office:value-type="float" office:value="3143878" calcext:value-type="float">
            <text:p>3143878</text:p>
          </table:table-cell>
          <table:table-cell office:value-type="float" office:value="4741995" calcext:value-type="float">
            <text:p>4741995</text:p>
          </table:table-cell>
          <table:table-cell table:style-name="ce42" table:formula="of:=[.N227]/[.N$518]" office:value-type="percentage" office:value="0.00417276731933404" calcext:value-type="percentage">
            <text:p>0.42%</text:p>
          </table:table-cell>
          <table:table-cell office:value-type="float" office:value="3173290" calcext:value-type="float">
            <text:p>3173290</text:p>
          </table:table-cell>
          <table:table-cell office:value-type="float" office:value="4022824" calcext:value-type="float">
            <text:p>4022824</text:p>
          </table:table-cell>
          <table:table-cell table:style-name="ce42" table:formula="of:=[.Q227]/[.Q$518]" office:value-type="percentage" office:value="0.00888620407359518" calcext:value-type="percentage">
            <text:p>0.89%</text:p>
          </table:table-cell>
          <table:table-cell office:value-type="float" office:value="25409711" calcext:value-type="float">
            <text:p>25409711</text:p>
          </table:table-cell>
          <table:table-cell office:value-type="float" office:value="29567417" calcext:value-type="float">
            <text:p>29567417</text:p>
          </table:table-cell>
          <table:table-cell table:style-name="ce42" table:formula="of:=[.T227]/[.T$518]" office:value-type="percentage" office:value="0.0416931174575128" calcext:value-type="percentage">
            <text:p>4.17%</text:p>
          </table:table-cell>
          <table:table-cell office:value-type="float" office:value="259707" calcext:value-type="float">
            <text:p>259707</text:p>
          </table:table-cell>
          <table:table-cell office:value-type="float" office:value="453363" calcext:value-type="float">
            <text:p>453363</text:p>
          </table:table-cell>
          <table:table-cell table:style-name="ce42" table:formula="of:=[.W227]/[.W$518]" office:value-type="percentage" office:value="0.00302113756315703" calcext:value-type="percentage">
            <text:p>0.30%</text:p>
          </table:table-cell>
          <table:table-cell table:style-name="ce1" table:number-columns-repeated="99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xe1</text:p>
          </table:table-cell>
          <table:table-cell office:value-type="string" calcext:value-type="string">
            <text:p>pop H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28];[.N228];[.Q228];[.T228];[.W228])" office:value-type="float" office:value="12466539" calcext:value-type="float">
            <text:p>12466539</text:p>
          </table:table-cell>
          <table:table-cell table:style-name="ce19" table:formula="of:=SUM([.L228];[.O228];[.R228];[.U228];[.X228])" office:value-type="float" office:value="3882555" calcext:value-type="float">
            <text:p>3882555</text:p>
          </table:table-cell>
          <table:table-cell table:style-name="ce28" table:formula="of:=SUM([.M228];[.P228];[.S228];[.V228];[.Y228])" office:value-type="percentage" office:value="0.0269589330793036" calcext:value-type="percentage">
            <text:p>2.70%</text:p>
          </table:table-cell>
          <table:table-cell table:style-name="ce1" office:value-type="float" office:value="1465275" calcext:value-type="float">
            <text:p>1465275</text:p>
          </table:table-cell>
          <table:table-cell table:style-name="ce1" office:value-type="float" office:value="551380" calcext:value-type="float">
            <text:p>551380</text:p>
          </table:table-cell>
          <table:table-cell table:style-name="ce42" table:formula="of:=[.K228]/[.$K$518]" office:value-type="percentage" office:value="0.00761282805806385" calcext:value-type="percentage">
            <text:p>0.76%</text:p>
          </table:table-cell>
          <table:table-cell office:value-type="float" office:value="4263959" calcext:value-type="float">
            <text:p>4263959</text:p>
          </table:table-cell>
          <table:table-cell office:value-type="float" office:value="1302965" calcext:value-type="float">
            <text:p>1302965</text:p>
          </table:table-cell>
          <table:table-cell table:style-name="ce42" table:formula="of:=[.N228]/[.N$518]" office:value-type="percentage" office:value="0.00565941450850836" calcext:value-type="percentage">
            <text:p>0.57%</text:p>
          </table:table-cell>
          <table:table-cell office:value-type="float" office:value="735382" calcext:value-type="float">
            <text:p>735382</text:p>
          </table:table-cell>
          <table:table-cell office:value-type="float" office:value="226258" calcext:value-type="float">
            <text:p>226258</text:p>
          </table:table-cell>
          <table:table-cell table:style-name="ce42" table:formula="of:=[.Q228]/[.Q$518]" office:value-type="percentage" office:value="0.00205929950431526" calcext:value-type="percentage">
            <text:p>0.21%</text:p>
          </table:table-cell>
          <table:table-cell office:value-type="float" office:value="5823858" calcext:value-type="float">
            <text:p>5823858</text:p>
          </table:table-cell>
          <table:table-cell office:value-type="float" office:value="1727999" calcext:value-type="float">
            <text:p>1727999</text:p>
          </table:table-cell>
          <table:table-cell table:style-name="ce42" table:formula="of:=[.T228]/[.T$518]" office:value-type="percentage" office:value="0.00955598415306162" calcext:value-type="percentage">
            <text:p>0.96%</text:p>
          </table:table-cell>
          <table:table-cell office:value-type="float" office:value="178065" calcext:value-type="float">
            <text:p>178065</text:p>
          </table:table-cell>
          <table:table-cell office:value-type="float" office:value="73953" calcext:value-type="float">
            <text:p>73953</text:p>
          </table:table-cell>
          <table:table-cell table:style-name="ce42" table:formula="of:=[.W228]/[.W$518]" office:value-type="percentage" office:value="0.00207140685535452" calcext:value-type="percentage">
            <text:p>0.21%</text:p>
          </table:table-cell>
          <table:table-cell table:style-name="ce1" table:number-columns-repeated="99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xe2</text:p>
          </table:table-cell>
          <table:table-cell office:value-type="string" calcext:value-type="string">
            <text:p>l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229];[.N229];[.Q229];[.T229];[.W229])" office:value-type="float" office:value="272186" calcext:value-type="float">
            <text:p>272186</text:p>
          </table:table-cell>
          <table:table-cell table:style-name="ce19" table:formula="of:=SUM([.L229];[.O229];[.R229];[.U229];[.X229])" office:value-type="float" office:value="750983" calcext:value-type="float">
            <text:p>750983</text:p>
          </table:table-cell>
          <table:table-cell table:style-name="ce28" table:formula="of:=SUM([.M229];[.P229];[.S229];[.V229];[.Y229])" office:value-type="percentage" office:value="0.000750974724183031" calcext:value-type="percentage">
            <text:p>0.08%</text:p>
          </table:table-cell>
          <table:table-cell table:style-name="ce1" office:value-type="float" office:value="92818" calcext:value-type="float">
            <text:p>92818</text:p>
          </table:table-cell>
          <table:table-cell table:style-name="ce1" office:value-type="float" office:value="485605" calcext:value-type="float">
            <text:p>485605</text:p>
          </table:table-cell>
          <table:table-cell table:style-name="ce42" table:formula="of:=[.K229]/[.$K$518]" office:value-type="percentage" office:value="0.000482235399289123" calcext:value-type="percentage">
            <text:p>0.05%</text:p>
          </table:table-cell>
          <table:table-cell office:value-type="float" office:value="95958" calcext:value-type="float">
            <text:p>95958</text:p>
          </table:table-cell>
          <table:table-cell office:value-type="float" office:value="153083" calcext:value-type="float">
            <text:p>153083</text:p>
          </table:table-cell>
          <table:table-cell table:style-name="ce42" table:formula="of:=[.N229]/[.N$518]" office:value-type="percentage" office:value="0.000127361941662067" calcext:value-type="percentage">
            <text:p>0.01%</text:p>
          </table:table-cell>
          <table:table-cell office:value-type="float" office:value="3722" calcext:value-type="float">
            <text:p>3722</text:p>
          </table:table-cell>
          <table:table-cell office:value-type="float" office:value="3660" calcext:value-type="float">
            <text:p>3660</text:p>
          </table:table-cell>
          <table:table-cell table:style-name="ce42" table:formula="of:=[.Q229]/[.Q$518]" office:value-type="percentage" office:value="0.0000104227636181759" calcext:value-type="percentage">
            <text:p>0.00%</text:p>
          </table:table-cell>
          <table:table-cell office:value-type="float" office:value="79668" calcext:value-type="float">
            <text:p>79668</text:p>
          </table:table-cell>
          <table:table-cell office:value-type="float" office:value="108607" calcext:value-type="float">
            <text:p>108607</text:p>
          </table:table-cell>
          <table:table-cell table:style-name="ce42" table:formula="of:=[.T229]/[.T$518]" office:value-type="percentage" office:value="0.000130721962229524" calcext:value-type="percentage">
            <text:p>0.01%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style-name="ce42" table:formula="of:=[.W229]/[.W$518]" office:value-type="percentage" office:value="0.00000023265738414113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xe3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30];[.N230];[.Q230];[.T230];[.W230])" office:value-type="float" office:value="0" calcext:value-type="float">
            <text:p>0</text:p>
          </table:table-cell>
          <table:table-cell table:style-name="ce19" table:formula="of:=SUM([.L230];[.O230];[.R230];[.U230];[.X230])" office:value-type="float" office:value="0" calcext:value-type="float">
            <text:p>0</text:p>
          </table:table-cell>
          <table:table-cell table:style-name="ce28" table:formula="of:=SUM([.M230];[.P230];[.S230];[.V230];[.Y23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3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3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3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3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3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xe4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31];[.N231];[.Q231];[.T231];[.W231])" office:value-type="float" office:value="0" calcext:value-type="float">
            <text:p>0</text:p>
          </table:table-cell>
          <table:table-cell table:style-name="ce19" table:formula="of:=SUM([.L231];[.O231];[.R231];[.U231];[.X231])" office:value-type="float" office:value="0" calcext:value-type="float">
            <text:p>0</text:p>
          </table:table-cell>
          <table:table-cell table:style-name="ce28" table:formula="of:=SUM([.M231];[.P231];[.S231];[.V231];[.Y231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3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3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31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31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3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xe5</text:p>
          </table:table-cell>
          <table:table-cell office:value-type="string" calcext:value-type="string">
            <text:p>push H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32];[.N232];[.Q232];[.T232];[.W232])" office:value-type="float" office:value="12764659" calcext:value-type="float">
            <text:p>12764659</text:p>
          </table:table-cell>
          <table:table-cell table:style-name="ce19" table:formula="of:=SUM([.L232];[.O232];[.R232];[.U232];[.X232])" office:value-type="float" office:value="3874023" calcext:value-type="float">
            <text:p>3874023</text:p>
          </table:table-cell>
          <table:table-cell table:style-name="ce28" table:formula="of:=SUM([.M232];[.P232];[.S232];[.V232];[.Y232])" office:value-type="percentage" office:value="0.0267843303267672" calcext:value-type="percentage">
            <text:p>2.68%</text:p>
          </table:table-cell>
          <table:table-cell table:style-name="ce1" office:value-type="float" office:value="1494036" calcext:value-type="float">
            <text:p>1494036</text:p>
          </table:table-cell>
          <table:table-cell table:style-name="ce1" office:value-type="float" office:value="548918" calcext:value-type="float">
            <text:p>548918</text:p>
          </table:table-cell>
          <table:table-cell table:style-name="ce42" table:formula="of:=[.K232]/[.$K$518]" office:value-type="percentage" office:value="0.00776225567252391" calcext:value-type="percentage">
            <text:p>0.78%</text:p>
          </table:table-cell>
          <table:table-cell office:value-type="float" office:value="4422233" calcext:value-type="float">
            <text:p>4422233</text:p>
          </table:table-cell>
          <table:table-cell office:value-type="float" office:value="1310858" calcext:value-type="float">
            <text:p>1310858</text:p>
          </table:table-cell>
          <table:table-cell table:style-name="ce42" table:formula="of:=[.N232]/[.N$518]" office:value-type="percentage" office:value="0.00586948645617944" calcext:value-type="percentage">
            <text:p>0.59%</text:p>
          </table:table-cell>
          <table:table-cell office:value-type="float" office:value="740074" calcext:value-type="float">
            <text:p>740074</text:p>
          </table:table-cell>
          <table:table-cell office:value-type="float" office:value="222554" calcext:value-type="float">
            <text:p>222554</text:p>
          </table:table-cell>
          <table:table-cell table:style-name="ce42" table:formula="of:=[.Q232]/[.Q$518]" office:value-type="percentage" office:value="0.00207243857118696" calcext:value-type="percentage">
            <text:p>0.21%</text:p>
          </table:table-cell>
          <table:table-cell office:value-type="float" office:value="6002490" calcext:value-type="float">
            <text:p>6002490</text:p>
          </table:table-cell>
          <table:table-cell office:value-type="float" office:value="1750608" calcext:value-type="float">
            <text:p>1750608</text:p>
          </table:table-cell>
          <table:table-cell table:style-name="ce42" table:formula="of:=[.T232]/[.T$518]" office:value-type="percentage" office:value="0.00984908961017092" calcext:value-type="percentage">
            <text:p>0.98%</text:p>
          </table:table-cell>
          <table:table-cell office:value-type="float" office:value="105826" calcext:value-type="float">
            <text:p>105826</text:p>
          </table:table-cell>
          <table:table-cell office:value-type="float" office:value="41085" calcext:value-type="float">
            <text:p>41085</text:p>
          </table:table-cell>
          <table:table-cell table:style-name="ce42" table:formula="of:=[.W232]/[.W$518]" office:value-type="percentage" office:value="0.00123106001670596" calcext:value-type="percentage">
            <text:p>0.12%</text:p>
          </table:table-cell>
          <table:table-cell table:style-name="ce1" table:number-columns-repeated="99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xe6</text:p>
          </table:table-cell>
          <table:table-cell office:value-type="string" calcext:value-type="string">
            <text:p>and A,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33];[.N233];[.Q233];[.T233];[.W233])" office:value-type="float" office:value="75814090" calcext:value-type="float">
            <text:p>75814090</text:p>
          </table:table-cell>
          <table:table-cell table:style-name="ce19" table:formula="of:=SUM([.L233];[.O233];[.R233];[.U233];[.X233])" office:value-type="float" office:value="22277791" calcext:value-type="float">
            <text:p>22277791</text:p>
          </table:table-cell>
          <table:table-cell table:style-name="ce28" table:formula="of:=SUM([.M233];[.P233];[.S233];[.V233];[.Y233])" office:value-type="percentage" office:value="0.123510691723778" calcext:value-type="percentage">
            <text:p>12.35%</text:p>
          </table:table-cell>
          <table:table-cell table:style-name="ce1" office:value-type="float" office:value="1350820" calcext:value-type="float">
            <text:p>1350820</text:p>
          </table:table-cell>
          <table:table-cell table:style-name="ce1" office:value-type="float" office:value="478014" calcext:value-type="float">
            <text:p>478014</text:p>
          </table:table-cell>
          <table:table-cell table:style-name="ce42" table:formula="of:=[.K233]/[.$K$518]" office:value-type="percentage" office:value="0.00701817774642563" calcext:value-type="percentage">
            <text:p>0.70%</text:p>
          </table:table-cell>
          <table:table-cell office:value-type="float" office:value="58057142" calcext:value-type="float">
            <text:p>58057142</text:p>
          </table:table-cell>
          <table:table-cell office:value-type="float" office:value="17104794" calcext:value-type="float">
            <text:p>17104794</text:p>
          </table:table-cell>
          <table:table-cell table:style-name="ce42" table:formula="of:=[.N233]/[.N$518]" office:value-type="percentage" office:value="0.0770573618923939" calcext:value-type="percentage">
            <text:p>7.71%</text:p>
          </table:table-cell>
          <table:table-cell office:value-type="float" office:value="7109329" calcext:value-type="float">
            <text:p>7109329</text:p>
          </table:table-cell>
          <table:table-cell office:value-type="float" office:value="2027563" calcext:value-type="float">
            <text:p>2027563</text:p>
          </table:table-cell>
          <table:table-cell table:style-name="ce42" table:formula="of:=[.Q233]/[.Q$518]" office:value-type="percentage" office:value="0.0199083438073193" calcext:value-type="percentage">
            <text:p>1.99%</text:p>
          </table:table-cell>
          <table:table-cell office:value-type="float" office:value="8869228" calcext:value-type="float">
            <text:p>8869228</text:p>
          </table:table-cell>
          <table:table-cell office:value-type="float" office:value="2507596" calcext:value-type="float">
            <text:p>2507596</text:p>
          </table:table-cell>
          <table:table-cell table:style-name="ce42" table:formula="of:=[.T233]/[.T$518]" office:value-type="percentage" office:value="0.0145529307579083" calcext:value-type="percentage">
            <text:p>1.46%</text:p>
          </table:table-cell>
          <table:table-cell office:value-type="float" office:value="427571" calcext:value-type="float">
            <text:p>427571</text:p>
          </table:table-cell>
          <table:table-cell office:value-type="float" office:value="159824" calcext:value-type="float">
            <text:p>159824</text:p>
          </table:table-cell>
          <table:table-cell table:style-name="ce42" table:formula="of:=[.W233]/[.W$518]" office:value-type="percentage" office:value="0.00497387751973036" calcext:value-type="percentage">
            <text:p>0.50%</text:p>
          </table:table-cell>
          <table:table-cell table:style-name="ce1" table:number-columns-repeated="99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xe7</text:p>
          </table:table-cell>
          <table:table-cell office:value-type="string" calcext:value-type="string">
            <text:p>rst 20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34];[.N234];[.Q234];[.T234];[.W234])" office:value-type="float" office:value="180" calcext:value-type="float">
            <text:p>180</text:p>
          </table:table-cell>
          <table:table-cell table:style-name="ce19" table:formula="of:=SUM([.L234];[.O234];[.R234];[.U234];[.X234])" office:value-type="float" office:value="86" calcext:value-type="float">
            <text:p>86</text:p>
          </table:table-cell>
          <table:table-cell table:style-name="ce28" table:formula="of:=SUM([.M234];[.P234];[.S234];[.V234];[.Y234])" office:value-type="percentage" office:value="0.000000504056273850525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3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34]/[.N$518]" office:value-type="percentage" office:value="0" calcext:value-type="percentage">
            <text:p>0.00%</text:p>
          </table:table-cell>
          <table:table-cell office:value-type="float" office:value="180" calcext:value-type="float">
            <text:p>180</text:p>
          </table:table-cell>
          <table:table-cell office:value-type="float" office:value="86" calcext:value-type="float">
            <text:p>86</text:p>
          </table:table-cell>
          <table:table-cell table:style-name="ce42" table:formula="of:=[.Q234]/[.Q$518]" office:value-type="percentage" office:value="0.000000504056273850525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3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3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add SP,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35];[.N235];[.Q235];[.T235];[.W235])" office:value-type="float" office:value="5058" calcext:value-type="float">
            <text:p>5058</text:p>
          </table:table-cell>
          <table:table-cell table:style-name="ce19" table:formula="of:=SUM([.L235];[.O235];[.R235];[.U235];[.X235])" office:value-type="float" office:value="1474" calcext:value-type="float">
            <text:p>1474</text:p>
          </table:table-cell>
          <table:table-cell table:style-name="ce28" table:formula="of:=SUM([.M235];[.P235];[.S235];[.V235];[.Y235])" office:value-type="percentage" office:value="0.00000829933831597296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3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3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35]/[.Q$518]" office:value-type="percentage" office:value="0" calcext:value-type="percentage">
            <text:p>0.00%</text:p>
          </table:table-cell>
          <table:table-cell office:value-type="float" office:value="5058" calcext:value-type="float">
            <text:p>5058</text:p>
          </table:table-cell>
          <table:table-cell office:value-type="float" office:value="1474" calcext:value-type="float">
            <text:p>1474</text:p>
          </table:table-cell>
          <table:table-cell table:style-name="ce42" table:formula="of:=[.T235]/[.T$518]" office:value-type="percentage" office:value="0.00000829933831597296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3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jmp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236];[.N236];[.Q236];[.T236];[.W236])" office:value-type="float" office:value="842679" calcext:value-type="float">
            <text:p>842679</text:p>
          </table:table-cell>
          <table:table-cell table:style-name="ce19" table:formula="of:=SUM([.L236];[.O236];[.R236];[.U236];[.X236])" office:value-type="float" office:value="1085867" calcext:value-type="float">
            <text:p>1085867</text:p>
          </table:table-cell>
          <table:table-cell table:style-name="ce28" table:formula="of:=SUM([.M236];[.P236];[.S236];[.V236];[.Y236])" office:value-type="percentage" office:value="0.0037723928152693" calcext:value-type="percentage">
            <text:p>0.38%</text:p>
          </table:table-cell>
          <table:table-cell table:style-name="ce1" office:value-type="float" office:value="439070" calcext:value-type="float">
            <text:p>439070</text:p>
          </table:table-cell>
          <table:table-cell table:style-name="ce1" office:value-type="float" office:value="607515" calcext:value-type="float">
            <text:p>607515</text:p>
          </table:table-cell>
          <table:table-cell table:style-name="ce42" table:formula="of:=[.K236]/[.$K$518]" office:value-type="percentage" office:value="0.00228118572653877" calcext:value-type="percentage">
            <text:p>0.2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36]/[.N$518]" office:value-type="percentage" office:value="0" calcext:value-type="percentage">
            <text:p>0.00%</text:p>
          </table:table-cell>
          <table:table-cell office:value-type="float" office:value="25545" calcext:value-type="float">
            <text:p>25545</text:p>
          </table:table-cell>
          <table:table-cell office:value-type="float" office:value="28287" calcext:value-type="float">
            <text:p>28287</text:p>
          </table:table-cell>
          <table:table-cell table:style-name="ce42" table:formula="of:=[.Q236]/[.Q$518]" office:value-type="percentage" office:value="0.000071533986197287" calcext:value-type="percentage">
            <text:p>0.01%</text:p>
          </table:table-cell>
          <table:table-cell office:value-type="float" office:value="298067" calcext:value-type="float">
            <text:p>298067</text:p>
          </table:table-cell>
          <table:table-cell office:value-type="float" office:value="331202" calcext:value-type="float">
            <text:p>331202</text:p>
          </table:table-cell>
          <table:table-cell table:style-name="ce42" table:formula="of:=[.T236]/[.T$518]" office:value-type="percentage" office:value="0.000489078464576337" calcext:value-type="percentage">
            <text:p>0.05%</text:p>
          </table:table-cell>
          <table:table-cell office:value-type="float" office:value="79997" calcext:value-type="float">
            <text:p>79997</text:p>
          </table:table-cell>
          <table:table-cell office:value-type="float" office:value="118863" calcext:value-type="float">
            <text:p>118863</text:p>
          </table:table-cell>
          <table:table-cell table:style-name="ce42" table:formula="of:=[.W236]/[.W$518]" office:value-type="percentage" office:value="0.000930594637956901" calcext:value-type="percentage">
            <text:p>0.09%</text:p>
          </table:table-cell>
          <table:table-cell table:style-name="ce1" table:number-columns-repeated="99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xea</text:p>
          </table:table-cell>
          <table:table-cell office:value-type="string" calcext:value-type="string">
            <text:p>l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237];[.N237];[.Q237];[.T237];[.W237])" office:value-type="float" office:value="29085573" calcext:value-type="float">
            <text:p>29085573</text:p>
          </table:table-cell>
          <table:table-cell table:style-name="ce19" table:formula="of:=SUM([.L237];[.O237];[.R237];[.U237];[.X237])" office:value-type="float" office:value="35995840" calcext:value-type="float">
            <text:p>35995840</text:p>
          </table:table-cell>
          <table:table-cell table:style-name="ce28" table:formula="of:=SUM([.M237];[.P237];[.S237];[.V237];[.Y237])" office:value-type="percentage" office:value="0.0646446594222042" calcext:value-type="percentage">
            <text:p>6.46%</text:p>
          </table:table-cell>
          <table:table-cell table:style-name="ce1" office:value-type="float" office:value="2380847" calcext:value-type="float">
            <text:p>2380847</text:p>
          </table:table-cell>
          <table:table-cell table:style-name="ce1" office:value-type="float" office:value="3496549" calcext:value-type="float">
            <text:p>3496549</text:p>
          </table:table-cell>
          <table:table-cell table:style-name="ce42" table:formula="of:=[.K237]/[.$K$518]" office:value-type="percentage" office:value="0.0123696772575504" calcext:value-type="percentage">
            <text:p>1.24%</text:p>
          </table:table-cell>
          <table:table-cell office:value-type="float" office:value="18310163" calcext:value-type="float">
            <text:p>18310163</text:p>
          </table:table-cell>
          <table:table-cell office:value-type="float" office:value="22193036" calcext:value-type="float">
            <text:p>22193036</text:p>
          </table:table-cell>
          <table:table-cell table:style-name="ce42" table:formula="of:=[.N237]/[.N$518]" office:value-type="percentage" office:value="0.0243024855856618" calcext:value-type="percentage">
            <text:p>2.43%</text:p>
          </table:table-cell>
          <table:table-cell office:value-type="float" office:value="1549910" calcext:value-type="float">
            <text:p>1549910</text:p>
          </table:table-cell>
          <table:table-cell office:value-type="float" office:value="1872065" calcext:value-type="float">
            <text:p>1872065</text:p>
          </table:table-cell>
          <table:table-cell table:style-name="ce42" table:formula="of:=[.Q237]/[.Q$518]" office:value-type="percentage" office:value="0.0043402325522426" calcext:value-type="percentage">
            <text:p>0.43%</text:p>
          </table:table-cell>
          <table:table-cell office:value-type="float" office:value="5603532" calcext:value-type="float">
            <text:p>5603532</text:p>
          </table:table-cell>
          <table:table-cell office:value-type="float" office:value="6539502" calcext:value-type="float">
            <text:p>6539502</text:p>
          </table:table-cell>
          <table:table-cell table:style-name="ce42" table:formula="of:=[.T237]/[.T$518]" office:value-type="percentage" office:value="0.00919446576361815" calcext:value-type="percentage">
            <text:p>0.92%</text:p>
          </table:table-cell>
          <table:table-cell office:value-type="float" office:value="1241121" calcext:value-type="float">
            <text:p>1241121</text:p>
          </table:table-cell>
          <table:table-cell office:value-type="float" office:value="1894688" calcext:value-type="float">
            <text:p>1894688</text:p>
          </table:table-cell>
          <table:table-cell table:style-name="ce42" table:formula="of:=[.W237]/[.W$518]" office:value-type="percentage" office:value="0.0144377982631312" calcext:value-type="percentage">
            <text:p>1.44%</text:p>
          </table:table-cell>
          <table:table-cell table:style-name="ce1" table:number-columns-repeated="99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xeb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38];[.N238];[.Q238];[.T238];[.W238])" office:value-type="float" office:value="0" calcext:value-type="float">
            <text:p>0</text:p>
          </table:table-cell>
          <table:table-cell table:style-name="ce19" table:formula="of:=SUM([.L238];[.O238];[.R238];[.U238];[.X238])" office:value-type="float" office:value="0" calcext:value-type="float">
            <text:p>0</text:p>
          </table:table-cell>
          <table:table-cell table:style-name="ce28" table:formula="of:=SUM([.M238];[.P238];[.S238];[.V238];[.Y238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3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3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38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3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3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39];[.N239];[.Q239];[.T239];[.W239])" office:value-type="float" office:value="0" calcext:value-type="float">
            <text:p>0</text:p>
          </table:table-cell>
          <table:table-cell table:style-name="ce19" table:formula="of:=SUM([.L239];[.O239];[.R239];[.U239];[.X239])" office:value-type="float" office:value="0" calcext:value-type="float">
            <text:p>0</text:p>
          </table:table-cell>
          <table:table-cell table:style-name="ce28" table:formula="of:=SUM([.M239];[.P239];[.S239];[.V239];[.Y239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3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3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39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39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3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xed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40];[.N240];[.Q240];[.T240];[.W240])" office:value-type="float" office:value="0" calcext:value-type="float">
            <text:p>0</text:p>
          </table:table-cell>
          <table:table-cell table:style-name="ce19" table:formula="of:=SUM([.L240];[.O240];[.R240];[.U240];[.X240])" office:value-type="float" office:value="0" calcext:value-type="float">
            <text:p>0</text:p>
          </table:table-cell>
          <table:table-cell table:style-name="ce28" table:formula="of:=SUM([.M240];[.P240];[.S240];[.V240];[.Y24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4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4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4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4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4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xee</text:p>
          </table:table-cell>
          <table:table-cell office:value-type="string" calcext:value-type="string">
            <text:p>xor A,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41];[.N241];[.Q241];[.T241];[.W241])" office:value-type="float" office:value="249041" calcext:value-type="float">
            <text:p>249041</text:p>
          </table:table-cell>
          <table:table-cell table:style-name="ce19" table:formula="of:=SUM([.L241];[.O241];[.R241];[.U241];[.X241])" office:value-type="float" office:value="76145" calcext:value-type="float">
            <text:p>76145</text:p>
          </table:table-cell>
          <table:table-cell table:style-name="ce28" table:formula="of:=SUM([.M241];[.P241];[.S241];[.V241];[.Y241])" office:value-type="percentage" office:value="0.000411655894377166" calcext:value-type="percentage">
            <text:p>0.04%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65" calcext:value-type="float">
            <text:p>65</text:p>
          </table:table-cell>
          <table:table-cell table:style-name="ce42" table:formula="of:=[.K241]/[.$K$518]" office:value-type="percentage" office:value="0.000000971557452940874" calcext:value-type="percentage">
            <text:p>0.00%</text:p>
          </table:table-cell>
          <table:table-cell office:value-type="float" office:value="128935" calcext:value-type="float">
            <text:p>128935</text:p>
          </table:table-cell>
          <table:table-cell office:value-type="float" office:value="39778" calcext:value-type="float">
            <text:p>39778</text:p>
          </table:table-cell>
          <table:table-cell table:style-name="ce42" table:formula="of:=[.N241]/[.N$518]" office:value-type="percentage" office:value="0.000171131244379818" calcext:value-type="percentage">
            <text:p>0.02%</text:p>
          </table:table-cell>
          <table:table-cell office:value-type="float" office:value="36901" calcext:value-type="float">
            <text:p>36901</text:p>
          </table:table-cell>
          <table:table-cell office:value-type="float" office:value="11168" calcext:value-type="float">
            <text:p>11168</text:p>
          </table:table-cell>
          <table:table-cell table:style-name="ce42" table:formula="of:=[.Q241]/[.Q$518]" office:value-type="percentage" office:value="0.00010333433645199" calcext:value-type="percentage">
            <text:p>0.01%</text:p>
          </table:table-cell>
          <table:table-cell office:value-type="float" office:value="83018" calcext:value-type="float">
            <text:p>83018</text:p>
          </table:table-cell>
          <table:table-cell office:value-type="float" office:value="25134" calcext:value-type="float">
            <text:p>25134</text:p>
          </table:table-cell>
          <table:table-cell table:style-name="ce42" table:formula="of:=[.T241]/[.T$518]" office:value-type="percentage" office:value="0.000136218756092417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4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xef</text:p>
          </table:table-cell>
          <table:table-cell office:value-type="string" calcext:value-type="string">
            <text:p>rst 28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42];[.N242];[.Q242];[.T242];[.W242])" office:value-type="float" office:value="225166" calcext:value-type="float">
            <text:p>225166</text:p>
          </table:table-cell>
          <table:table-cell table:style-name="ce19" table:formula="of:=SUM([.L242];[.O242];[.R242];[.U242];[.X242])" office:value-type="float" office:value="91860" calcext:value-type="float">
            <text:p>91860</text:p>
          </table:table-cell>
          <table:table-cell table:style-name="ce28" table:formula="of:=SUM([.M242];[.P242];[.S242];[.V242];[.Y242])" office:value-type="percentage" office:value="0.00259645913890457" calcext:value-type="percentage">
            <text:p>0.26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4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42]/[.N$518]" office:value-type="percentage" office:value="0" calcext:value-type="percentage">
            <text:p>0.00%</text:p>
          </table:table-cell>
          <table:table-cell office:value-type="float" office:value="2589" calcext:value-type="float">
            <text:p>2589</text:p>
          </table:table-cell>
          <table:table-cell office:value-type="float" office:value="1237" calcext:value-type="float">
            <text:p>1237</text:p>
          </table:table-cell>
          <table:table-cell table:style-name="ce42" table:formula="of:=[.Q242]/[.Q$518]" office:value-type="percentage" office:value="0.00000725000940555005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42]/[.T$518]" office:value-type="percentage" office:value="0" calcext:value-type="percentage">
            <text:p>0.00%</text:p>
          </table:table-cell>
          <table:table-cell office:value-type="float" office:value="222577" calcext:value-type="float">
            <text:p>222577</text:p>
          </table:table-cell>
          <table:table-cell office:value-type="float" office:value="90623" calcext:value-type="float">
            <text:p>90623</text:p>
          </table:table-cell>
          <table:table-cell table:style-name="ce42" table:formula="of:=[.W242]/[.W$518]" office:value-type="percentage" office:value="0.00258920912949902" calcext:value-type="percentage">
            <text:p>0.26%</text:p>
          </table:table-cell>
          <table:table-cell table:style-name="ce1" table:number-columns-repeated="99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xf0</text:p>
          </table:table-cell>
          <table:table-cell office:value-type="string" calcext:value-type="string">
            <text:p>l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243];[.N243];[.Q243];[.T243];[.W243])" office:value-type="float" office:value="161430677" calcext:value-type="float">
            <text:p>161430677</text:p>
          </table:table-cell>
          <table:table-cell table:style-name="ce19" table:formula="of:=SUM([.L243];[.O243];[.R243];[.U243];[.X243])" office:value-type="float" office:value="184815437" calcext:value-type="float">
            <text:p>184815437</text:p>
          </table:table-cell>
          <table:table-cell table:style-name="ce28" table:formula="of:=SUM([.M243];[.P243];[.S243];[.V243];[.Y243])" office:value-type="percentage" office:value="0.339950721495429" calcext:value-type="percentage">
            <text:p>34.00%</text:p>
          </table:table-cell>
          <table:table-cell table:style-name="ce1" office:value-type="float" office:value="4940040" calcext:value-type="float">
            <text:p>4940040</text:p>
          </table:table-cell>
          <table:table-cell table:style-name="ce1" office:value-type="float" office:value="6974405" calcext:value-type="float">
            <text:p>6974405</text:p>
          </table:table-cell>
          <table:table-cell table:style-name="ce42" table:formula="of:=[.K243]/[.$K$518]" office:value-type="percentage" office:value="0.0256659501594975" calcext:value-type="percentage">
            <text:p>2.57%</text:p>
          </table:table-cell>
          <table:table-cell office:value-type="float" office:value="61817269" calcext:value-type="float">
            <text:p>61817269</text:p>
          </table:table-cell>
          <table:table-cell office:value-type="float" office:value="72317347" calcext:value-type="float">
            <text:p>72317347</text:p>
          </table:table-cell>
          <table:table-cell table:style-name="ce42" table:formula="of:=[.N243]/[.N$518]" office:value-type="percentage" office:value="0.0820480565256289" calcext:value-type="percentage">
            <text:p>8.20%</text:p>
          </table:table-cell>
          <table:table-cell office:value-type="float" office:value="64255078" calcext:value-type="float">
            <text:p>64255078</text:p>
          </table:table-cell>
          <table:table-cell office:value-type="float" office:value="71455659" calcext:value-type="float">
            <text:p>71455659</text:p>
          </table:table-cell>
          <table:table-cell table:style-name="ce42" table:formula="of:=[.Q243]/[.Q$518]" office:value-type="percentage" office:value="0.17993430662586" calcext:value-type="percentage">
            <text:p>17.99%</text:p>
          </table:table-cell>
          <table:table-cell office:value-type="float" office:value="30178995" calcext:value-type="float">
            <text:p>30178995</text:p>
          </table:table-cell>
          <table:table-cell office:value-type="float" office:value="33724531" calcext:value-type="float">
            <text:p>33724531</text:p>
          </table:table-cell>
          <table:table-cell table:style-name="ce42" table:formula="of:=[.T243]/[.T$518]" office:value-type="percentage" office:value="0.0495187207475398" calcext:value-type="percentage">
            <text:p>4.95%</text:p>
          </table:table-cell>
          <table:table-cell office:value-type="float" office:value="239295" calcext:value-type="float">
            <text:p>239295</text:p>
          </table:table-cell>
          <table:table-cell office:value-type="float" office:value="343495" calcext:value-type="float">
            <text:p>343495</text:p>
          </table:table-cell>
          <table:table-cell table:style-name="ce42" table:formula="of:=[.W243]/[.W$518]" office:value-type="percentage" office:value="0.00278368743690259" calcext:value-type="percentage">
            <text:p>0.28%</text:p>
          </table:table-cell>
          <table:table-cell table:style-name="ce1" table:number-columns-repeated="99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pop AF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44];[.N244];[.Q244];[.T244];[.W244])" office:value-type="float" office:value="13106619" calcext:value-type="float">
            <text:p>13106619</text:p>
          </table:table-cell>
          <table:table-cell table:style-name="ce19" table:formula="of:=SUM([.L244];[.O244];[.R244];[.U244];[.X244])" office:value-type="float" office:value="4080307" calcext:value-type="float">
            <text:p>4080307</text:p>
          </table:table-cell>
          <table:table-cell table:style-name="ce28" table:formula="of:=SUM([.M244];[.P244];[.S244];[.V244];[.Y244])" office:value-type="percentage" office:value="0.027098175082252" calcext:value-type="percentage">
            <text:p>2.71%</text:p>
          </table:table-cell>
          <table:table-cell table:style-name="ce1" office:value-type="float" office:value="496920" calcext:value-type="float">
            <text:p>496920</text:p>
          </table:table-cell>
          <table:table-cell table:style-name="ce1" office:value-type="float" office:value="190080" calcext:value-type="float">
            <text:p>190080</text:p>
          </table:table-cell>
          <table:table-cell table:style-name="ce42" table:formula="of:=[.K244]/[.$K$518]" office:value-type="percentage" office:value="0.00258174507762235" calcext:value-type="percentage">
            <text:p>0.26%</text:p>
          </table:table-cell>
          <table:table-cell office:value-type="float" office:value="1991189" calcext:value-type="float">
            <text:p>1991189</text:p>
          </table:table-cell>
          <table:table-cell office:value-type="float" office:value="649950" calcext:value-type="float">
            <text:p>649950</text:p>
          </table:table-cell>
          <table:table-cell table:style-name="ce42" table:formula="of:=[.N244]/[.N$518]" office:value-type="percentage" office:value="0.00264284058917599" calcext:value-type="percentage">
            <text:p>0.26%</text:p>
          </table:table-cell>
          <table:table-cell office:value-type="float" office:value="1220787" calcext:value-type="float">
            <text:p>1220787</text:p>
          </table:table-cell>
          <table:table-cell office:value-type="float" office:value="391481" calcext:value-type="float">
            <text:p>391481</text:p>
          </table:table-cell>
          <table:table-cell table:style-name="ce42" table:formula="of:=[.Q244]/[.Q$518]" office:value-type="percentage" office:value="0.00341858525769534" calcext:value-type="percentage">
            <text:p>0.34%</text:p>
          </table:table-cell>
          <table:table-cell office:value-type="float" office:value="9093991" calcext:value-type="float">
            <text:p>9093991</text:p>
          </table:table-cell>
          <table:table-cell office:value-type="float" office:value="2725877" calcext:value-type="float">
            <text:p>2725877</text:p>
          </table:table-cell>
          <table:table-cell table:style-name="ce42" table:formula="of:=[.T244]/[.T$518]" office:value-type="percentage" office:value="0.0149217295277606" calcext:value-type="percentage">
            <text:p>1.49%</text:p>
          </table:table-cell>
          <table:table-cell office:value-type="float" office:value="303732" calcext:value-type="float">
            <text:p>303732</text:p>
          </table:table-cell>
          <table:table-cell office:value-type="float" office:value="122919" calcext:value-type="float">
            <text:p>122919</text:p>
          </table:table-cell>
          <table:table-cell table:style-name="ce42" table:formula="of:=[.W244]/[.W$518]" office:value-type="percentage" office:value="0.00353327462999769" calcext:value-type="percentage">
            <text:p>0.35%</text:p>
          </table:table-cell>
          <table:table-cell table:style-name="ce1" table:number-columns-repeated="99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l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245];[.N245];[.Q245];[.T245];[.W245])" office:value-type="float" office:value="1774" calcext:value-type="float">
            <text:p>1774</text:p>
          </table:table-cell>
          <table:table-cell table:style-name="ce19" table:formula="of:=SUM([.L245];[.O245];[.R245];[.U245];[.X245])" office:value-type="float" office:value="2371" calcext:value-type="float">
            <text:p>2371</text:p>
          </table:table-cell>
          <table:table-cell table:style-name="ce28" table:formula="of:=SUM([.M245];[.P245];[.S245];[.V245];[.Y245])" office:value-type="percentage" office:value="0.00000845610973880475" calcext:value-type="percentage">
            <text:p>0.00%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2131" calcext:value-type="float">
            <text:p>2131</text:p>
          </table:table-cell>
          <table:table-cell table:style-name="ce42" table:formula="of:=[.K245]/[.$K$518]" office:value-type="percentage" office:value="0.0000081049712651752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4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45]/[.Q$518]" office:value-type="percentage" office:value="0" calcext:value-type="percentage">
            <text:p>0.00%</text:p>
          </table:table-cell>
          <table:table-cell office:value-type="float" office:value="214" calcext:value-type="float">
            <text:p>214</text:p>
          </table:table-cell>
          <table:table-cell office:value-type="float" office:value="240" calcext:value-type="float">
            <text:p>240</text:p>
          </table:table-cell>
          <table:table-cell table:style-name="ce42" table:formula="of:=[.T245]/[.T$518]" office:value-type="percentage" office:value="0.0000003511384736295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4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xf3</text:p>
          </table:table-cell>
          <table:table-cell office:value-type="string" calcext:value-type="string">
            <text:p>di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46];[.N246];[.Q246];[.T246];[.W246])" office:value-type="float" office:value="700236" calcext:value-type="float">
            <text:p>700236</text:p>
          </table:table-cell>
          <table:table-cell table:style-name="ce19" table:formula="of:=SUM([.L246];[.O246];[.R246];[.U246];[.X246])" office:value-type="float" office:value="207593" calcext:value-type="float">
            <text:p>207593</text:p>
          </table:table-cell>
          <table:table-cell table:style-name="ce28" table:formula="of:=SUM([.M246];[.P246];[.S246];[.V246];[.Y246])" office:value-type="percentage" office:value="0.00219454830094222" calcext:value-type="percentage">
            <text:p>0.22%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94" calcext:value-type="float">
            <text:p>94</text:p>
          </table:table-cell>
          <table:table-cell table:style-name="ce42" table:formula="of:=[.K246]/[.$K$518]" office:value-type="percentage" office:value="0.00000120535470097477" calcext:value-type="percentage">
            <text:p>0.00%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style-name="ce42" table:formula="of:=[.N246]/[.N$518]" office:value-type="percentage" office:value="0.000000025218083865642" calcext:value-type="percentage">
            <text:p>0.00%</text:p>
          </table:table-cell>
          <table:table-cell office:value-type="float" office:value="673500" calcext:value-type="float">
            <text:p>673500</text:p>
          </table:table-cell>
          <table:table-cell office:value-type="float" office:value="197138" calcext:value-type="float">
            <text:p>197138</text:p>
          </table:table-cell>
          <table:table-cell table:style-name="ce42" table:formula="of:=[.Q246]/[.Q$518]" office:value-type="percentage" office:value="0.00188601055799072" calcext:value-type="percentage">
            <text:p>0.19%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style-name="ce42" table:formula="of:=[.T246]/[.T$518]" office:value-type="percentage" office:value="0.000000129625885124924" calcext:value-type="percentage">
            <text:p>0.00%</text:p>
          </table:table-cell>
          <table:table-cell office:value-type="float" office:value="26406" calcext:value-type="float">
            <text:p>26406</text:p>
          </table:table-cell>
          <table:table-cell office:value-type="float" office:value="10326" calcext:value-type="float">
            <text:p>10326</text:p>
          </table:table-cell>
          <table:table-cell table:style-name="ce42" table:formula="of:=[.W246]/[.W$518]" office:value-type="percentage" office:value="0.000307177544281534" calcext:value-type="percentage">
            <text:p>0.03%</text:p>
          </table:table-cell>
          <table:table-cell table:style-name="ce1" table:number-columns-repeated="99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47];[.N247];[.Q247];[.T247];[.W247])" office:value-type="float" office:value="0" calcext:value-type="float">
            <text:p>0</text:p>
          </table:table-cell>
          <table:table-cell table:style-name="ce19" table:formula="of:=SUM([.L247];[.O247];[.R247];[.U247];[.X247])" office:value-type="float" office:value="0" calcext:value-type="float">
            <text:p>0</text:p>
          </table:table-cell>
          <table:table-cell table:style-name="ce28" table:formula="of:=SUM([.M247];[.P247];[.S247];[.V247];[.Y247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4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4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47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47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4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xf5</text:p>
          </table:table-cell>
          <table:table-cell office:value-type="string" calcext:value-type="string">
            <text:p>push AF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48];[.N248];[.Q248];[.T248];[.W248])" office:value-type="float" office:value="13174631" calcext:value-type="float">
            <text:p>13174631</text:p>
          </table:table-cell>
          <table:table-cell table:style-name="ce19" table:formula="of:=SUM([.L248];[.O248];[.R248];[.U248];[.X248])" office:value-type="float" office:value="4052058" calcext:value-type="float">
            <text:p>4052058</text:p>
          </table:table-cell>
          <table:table-cell table:style-name="ce28" table:formula="of:=SUM([.M248];[.P248];[.S248];[.V248];[.Y248])" office:value-type="percentage" office:value="0.0271749620190555" calcext:value-type="percentage">
            <text:p>2.72%</text:p>
          </table:table-cell>
          <table:table-cell table:style-name="ce1" office:value-type="float" office:value="487318" calcext:value-type="float">
            <text:p>487318</text:p>
          </table:table-cell>
          <table:table-cell table:style-name="ce1" office:value-type="float" office:value="179353" calcext:value-type="float">
            <text:p>179353</text:p>
          </table:table-cell>
          <table:table-cell table:style-name="ce42" table:formula="of:=[.K248]/[.$K$518]" office:value-type="percentage" office:value="0.00253185794038632" calcext:value-type="percentage">
            <text:p>0.25%</text:p>
          </table:table-cell>
          <table:table-cell office:value-type="float" office:value="1991215" calcext:value-type="float">
            <text:p>1991215</text:p>
          </table:table-cell>
          <table:table-cell office:value-type="float" office:value="635313" calcext:value-type="float">
            <text:p>635313</text:p>
          </table:table-cell>
          <table:table-cell table:style-name="ce42" table:formula="of:=[.N248]/[.N$518]" office:value-type="percentage" office:value="0.00264287509813286" calcext:value-type="percentage">
            <text:p>0.26%</text:p>
          </table:table-cell>
          <table:table-cell office:value-type="float" office:value="1220201" calcext:value-type="float">
            <text:p>1220201</text:p>
          </table:table-cell>
          <table:table-cell office:value-type="float" office:value="384779" calcext:value-type="float">
            <text:p>384779</text:p>
          </table:table-cell>
          <table:table-cell table:style-name="ce42" table:formula="of:=[.Q248]/[.Q$518]" office:value-type="percentage" office:value="0.00341694427449269" calcext:value-type="percentage">
            <text:p>0.34%</text:p>
          </table:table-cell>
          <table:table-cell office:value-type="float" office:value="9172164" calcext:value-type="float">
            <text:p>9172164</text:p>
          </table:table-cell>
          <table:table-cell office:value-type="float" office:value="2732158" calcext:value-type="float">
            <text:p>2732158</text:p>
          </table:table-cell>
          <table:table-cell table:style-name="ce42" table:formula="of:=[.T248]/[.T$518]" office:value-type="percentage" office:value="0.0150499984431767" calcext:value-type="percentage">
            <text:p>1.50%</text:p>
          </table:table-cell>
          <table:table-cell office:value-type="float" office:value="303733" calcext:value-type="float">
            <text:p>303733</text:p>
          </table:table-cell>
          <table:table-cell office:value-type="float" office:value="120455" calcext:value-type="float">
            <text:p>120455</text:p>
          </table:table-cell>
          <table:table-cell table:style-name="ce42" table:formula="of:=[.W248]/[.W$518]" office:value-type="percentage" office:value="0.0035332862628669" calcext:value-type="percentage">
            <text:p>0.35%</text:p>
          </table:table-cell>
          <table:table-cell table:style-name="ce1" table:number-columns-repeated="99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xf6</text:p>
          </table:table-cell>
          <table:table-cell office:value-type="string" calcext:value-type="string">
            <text:p>or A,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49];[.N249];[.Q249];[.T249];[.W249])" office:value-type="float" office:value="493785" calcext:value-type="float">
            <text:p>493785</text:p>
          </table:table-cell>
          <table:table-cell table:style-name="ce19" table:formula="of:=SUM([.L249];[.O249];[.R249];[.U249];[.X249])" office:value-type="float" office:value="152768" calcext:value-type="float">
            <text:p>152768</text:p>
          </table:table-cell>
          <table:table-cell table:style-name="ce28" table:formula="of:=SUM([.M249];[.P249];[.S249];[.V249];[.Y249])" office:value-type="percentage" office:value="0.00128025722855594" calcext:value-type="percentage">
            <text:p>0.13%</text:p>
          </table:table-cell>
          <table:table-cell table:style-name="ce1" office:value-type="float" office:value="87476" calcext:value-type="float">
            <text:p>87476</text:p>
          </table:table-cell>
          <table:table-cell table:style-name="ce1" office:value-type="float" office:value="31544" calcext:value-type="float">
            <text:p>31544</text:p>
          </table:table-cell>
          <table:table-cell table:style-name="ce42" table:formula="of:=[.K249]/[.$K$518]" office:value-type="percentage" office:value="0.000454481068200299" calcext:value-type="percentage">
            <text:p>0.05%</text:p>
          </table:table-cell>
          <table:table-cell office:value-type="float" office:value="136959" calcext:value-type="float">
            <text:p>136959</text:p>
          </table:table-cell>
          <table:table-cell office:value-type="float" office:value="41569" calcext:value-type="float">
            <text:p>41569</text:p>
          </table:table-cell>
          <table:table-cell table:style-name="ce42" table:formula="of:=[.N249]/[.N$518]" office:value-type="percentage" office:value="0.00018178123937655" calcext:value-type="percentage">
            <text:p>0.02%</text:p>
          </table:table-cell>
          <table:table-cell office:value-type="float" office:value="98024" calcext:value-type="float">
            <text:p>98024</text:p>
          </table:table-cell>
          <table:table-cell office:value-type="float" office:value="29471" calcext:value-type="float">
            <text:p>29471</text:p>
          </table:table-cell>
          <table:table-cell table:style-name="ce42" table:formula="of:=[.Q249]/[.Q$518]" office:value-type="percentage" office:value="0.000274497845488466" calcext:value-type="percentage">
            <text:p>0.03%</text:p>
          </table:table-cell>
          <table:table-cell office:value-type="float" office:value="162481" calcext:value-type="float">
            <text:p>162481</text:p>
          </table:table-cell>
          <table:table-cell office:value-type="float" office:value="46567" calcext:value-type="float">
            <text:p>46567</text:p>
          </table:table-cell>
          <table:table-cell table:style-name="ce42" table:formula="of:=[.T249]/[.T$518]" office:value-type="percentage" office:value="0.000266604347354212" calcext:value-type="percentage">
            <text:p>0.03%</text:p>
          </table:table-cell>
          <table:table-cell office:value-type="float" office:value="8845" calcext:value-type="float">
            <text:p>8845</text:p>
          </table:table-cell>
          <table:table-cell office:value-type="float" office:value="3617" calcext:value-type="float">
            <text:p>3617</text:p>
          </table:table-cell>
          <table:table-cell table:style-name="ce42" table:formula="of:=[.W249]/[.W$518]" office:value-type="percentage" office:value="0.000102892728136415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xf7</text:p>
          </table:table-cell>
          <table:table-cell office:value-type="string" calcext:value-type="string">
            <text:p>rst 30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50];[.N250];[.Q250];[.T250];[.W250])" office:value-type="float" office:value="95719" calcext:value-type="float">
            <text:p>95719</text:p>
          </table:table-cell>
          <table:table-cell table:style-name="ce19" table:formula="of:=SUM([.L250];[.O250];[.R250];[.U250];[.X250])" office:value-type="float" office:value="37361" calcext:value-type="float">
            <text:p>37361</text:p>
          </table:table-cell>
          <table:table-cell table:style-name="ce28" table:formula="of:=SUM([.M250];[.P250];[.S250];[.V250];[.Y250])" office:value-type="percentage" office:value="0.00111348660763024" calcext:value-type="percentage">
            <text:p>0.1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5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5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5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50]/[.T$518]" office:value-type="percentage" office:value="0" calcext:value-type="percentage">
            <text:p>0.00%</text:p>
          </table:table-cell>
          <table:table-cell office:value-type="float" office:value="95719" calcext:value-type="float">
            <text:p>95719</text:p>
          </table:table-cell>
          <table:table-cell office:value-type="float" office:value="37361" calcext:value-type="float">
            <text:p>37361</text:p>
          </table:table-cell>
          <table:table-cell table:style-name="ce42" table:formula="of:=[.W250]/[.W$518]" office:value-type="percentage" office:value="0.00111348660763024" calcext:value-type="percentage">
            <text:p>0.11%</text:p>
          </table:table-cell>
          <table:table-cell table:style-name="ce1" table:number-columns-repeated="99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xf8</text:p>
          </table:table-cell>
          <table:table-cell office:value-type="string" calcext:value-type="string">
            <text:p>ld sp,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51];[.N251];[.Q251];[.T251];[.W251])" office:value-type="float" office:value="37468" calcext:value-type="float">
            <text:p>37468</text:p>
          </table:table-cell>
          <table:table-cell table:style-name="ce19" table:formula="of:=SUM([.L251];[.O251];[.R251];[.U251];[.X251])" office:value-type="float" office:value="13572" calcext:value-type="float">
            <text:p>13572</text:p>
          </table:table-cell>
          <table:table-cell table:style-name="ce28" table:formula="of:=SUM([.M251];[.P251];[.S251];[.V251];[.Y251])" office:value-type="percentage" office:value="0.0000614787678969701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5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5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51]/[.Q$518]" office:value-type="percentage" office:value="0" calcext:value-type="percentage">
            <text:p>0.00%</text:p>
          </table:table-cell>
          <table:table-cell office:value-type="float" office:value="37468" calcext:value-type="float">
            <text:p>37468</text:p>
          </table:table-cell>
          <table:table-cell office:value-type="float" office:value="13572" calcext:value-type="float">
            <text:p>13572</text:p>
          </table:table-cell>
          <table:table-cell table:style-name="ce42" table:formula="of:=[.T251]/[.T$518]" office:value-type="percentage" office:value="0.0000614787678969701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5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ld SP, HL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52];[.N252];[.Q252];[.T252];[.W252])" office:value-type="float" office:value="0" calcext:value-type="float">
            <text:p>0</text:p>
          </table:table-cell>
          <table:table-cell table:style-name="ce19" table:formula="of:=SUM([.L252];[.O252];[.R252];[.U252];[.X252])" office:value-type="float" office:value="0" calcext:value-type="float">
            <text:p>0</text:p>
          </table:table-cell>
          <table:table-cell table:style-name="ce28" table:formula="of:=SUM([.M252];[.P252];[.S252];[.V252];[.Y25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5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5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5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5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5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xfa</text:p>
          </table:table-cell>
          <table:table-cell office:value-type="string" calcext:value-type="string">
            <text:p>ld A, (nn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9" table:formula="of:=SUM([.K253];[.N253];[.Q253];[.T253];[.W253])" office:value-type="float" office:value="120812017" calcext:value-type="float">
            <text:p>120812017</text:p>
          </table:table-cell>
          <table:table-cell table:style-name="ce19" table:formula="of:=SUM([.L253];[.O253];[.R253];[.U253];[.X253])" office:value-type="float" office:value="142580838" calcext:value-type="float">
            <text:p>142580838</text:p>
          </table:table-cell>
          <table:table-cell table:style-name="ce28" table:formula="of:=SUM([.M253];[.P253];[.S253];[.V253];[.Y253])" office:value-type="percentage" office:value="0.271060269815556" calcext:value-type="percentage">
            <text:p>27.11%</text:p>
          </table:table-cell>
          <table:table-cell table:style-name="ce1" office:value-type="float" office:value="13665044" calcext:value-type="float">
            <text:p>13665044</text:p>
          </table:table-cell>
          <table:table-cell table:style-name="ce1" office:value-type="float" office:value="19164830" calcext:value-type="float">
            <text:p>19164830</text:p>
          </table:table-cell>
          <table:table-cell table:style-name="ce42" table:formula="of:=[.K253]/[.$K$518]" office:value-type="percentage" office:value="0.070996659588048" calcext:value-type="percentage">
            <text:p>7.10%</text:p>
          </table:table-cell>
          <table:table-cell office:value-type="float" office:value="77576324" calcext:value-type="float">
            <text:p>77576324</text:p>
          </table:table-cell>
          <table:table-cell office:value-type="float" office:value="89065678" calcext:value-type="float">
            <text:p>89065678</text:p>
          </table:table-cell>
          <table:table-cell table:style-name="ce42" table:formula="of:=[.N253]/[.N$518]" office:value-type="percentage" office:value="0.102964539190538" calcext:value-type="percentage">
            <text:p>10.30%</text:p>
          </table:table-cell>
          <table:table-cell office:value-type="float" office:value="21417232" calcext:value-type="float">
            <text:p>21417232</text:p>
          </table:table-cell>
          <table:table-cell office:value-type="float" office:value="24086423" calcext:value-type="float">
            <text:p>24086423</text:p>
          </table:table-cell>
          <table:table-cell table:style-name="ce42" table:formula="of:=[.Q253]/[.Q$518]" office:value-type="percentage" office:value="0.0599749453228457" calcext:value-type="percentage">
            <text:p>6.00%</text:p>
          </table:table-cell>
          <table:table-cell office:value-type="float" office:value="5776952" calcext:value-type="float">
            <text:p>5776952</text:p>
          </table:table-cell>
          <table:table-cell office:value-type="float" office:value="6749382" calcext:value-type="float">
            <text:p>6749382</text:p>
          </table:table-cell>
          <table:table-cell table:style-name="ce42" table:formula="of:=[.T253]/[.T$518]" office:value-type="percentage" office:value="0.00947901919397719" calcext:value-type="percentage">
            <text:p>0.95%</text:p>
          </table:table-cell>
          <table:table-cell office:value-type="float" office:value="2376465" calcext:value-type="float">
            <text:p>2376465</text:p>
          </table:table-cell>
          <table:table-cell office:value-type="float" office:value="3514525" calcext:value-type="float">
            <text:p>3514525</text:p>
          </table:table-cell>
          <table:table-cell table:style-name="ce42" table:formula="of:=[.W253]/[.W$518]" office:value-type="percentage" office:value="0.0276451065201476" calcext:value-type="percentage">
            <text:p>2.76%</text:p>
          </table:table-cell>
          <table:table-cell table:style-name="ce1" table:number-columns-repeated="99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ei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54];[.N254];[.Q254];[.T254];[.W254])" office:value-type="float" office:value="1184629" calcext:value-type="float">
            <text:p>1184629</text:p>
          </table:table-cell>
          <table:table-cell table:style-name="ce19" table:formula="of:=SUM([.L254];[.O254];[.R254];[.U254];[.X254])" office:value-type="float" office:value="358856" calcext:value-type="float">
            <text:p>358856</text:p>
          </table:table-cell>
          <table:table-cell table:style-name="ce28" table:formula="of:=SUM([.M254];[.P254];[.S254];[.V254];[.Y254])" office:value-type="percentage" office:value="0.00318795842030322" calcext:value-type="percentage">
            <text:p>0.32%</text:p>
          </table:table-cell>
          <table:table-cell table:style-name="ce1" office:value-type="float" office:value="25129" calcext:value-type="float">
            <text:p>25129</text:p>
          </table:table-cell>
          <table:table-cell table:style-name="ce1" office:value-type="float" office:value="9747" calcext:value-type="float">
            <text:p>9747</text:p>
          </table:table-cell>
          <table:table-cell table:style-name="ce42" table:formula="of:=[.K254]/[.$K$518]" office:value-type="percentage" office:value="0.000130557578796531" calcext:value-type="percentage">
            <text:p>0.01%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42" table:formula="of:=[.N254]/[.N$518]" office:value-type="percentage" office:value="0.0000000225635487218902" calcext:value-type="percentage">
            <text:p>0.00%</text:p>
          </table:table-cell>
          <table:table-cell office:value-type="float" office:value="768457" calcext:value-type="float">
            <text:p>768457</text:p>
          </table:table-cell>
          <table:table-cell office:value-type="float" office:value="225901" calcext:value-type="float">
            <text:p>225901</text:p>
          </table:table-cell>
          <table:table-cell table:style-name="ce42" table:formula="of:=[.Q254]/[.Q$518]" office:value-type="percentage" office:value="0.00215191984463529" calcext:value-type="percentage">
            <text:p>0.22%</text:p>
          </table:table-cell>
          <table:table-cell office:value-type="float" office:value="364620" calcext:value-type="float">
            <text:p>364620</text:p>
          </table:table-cell>
          <table:table-cell office:value-type="float" office:value="113355" calcext:value-type="float">
            <text:p>113355</text:p>
          </table:table-cell>
          <table:table-cell table:style-name="ce42" table:formula="of:=[.T254]/[.T$518]" office:value-type="percentage" office:value="0.000598280889041135" calcext:value-type="percentage">
            <text:p>0.06%</text:p>
          </table:table-cell>
          <table:table-cell office:value-type="float" office:value="26406" calcext:value-type="float">
            <text:p>26406</text:p>
          </table:table-cell>
          <table:table-cell office:value-type="float" office:value="9847" calcext:value-type="float">
            <text:p>9847</text:p>
          </table:table-cell>
          <table:table-cell table:style-name="ce42" table:formula="of:=[.W254]/[.W$518]" office:value-type="percentage" office:value="0.000307177544281534" calcext:value-type="percentage">
            <text:p>0.03%</text:p>
          </table:table-cell>
          <table:table-cell table:style-name="ce1" table:number-columns-repeated="99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ld sp,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55];[.N255];[.Q255];[.T255];[.W255])" office:value-type="float" office:value="0" calcext:value-type="float">
            <text:p>0</text:p>
          </table:table-cell>
          <table:table-cell table:style-name="ce19" table:formula="of:=SUM([.L255];[.O255];[.R255];[.U255];[.X255])" office:value-type="float" office:value="0" calcext:value-type="float">
            <text:p>0</text:p>
          </table:table-cell>
          <table:table-cell table:style-name="ce28" table:formula="of:=SUM([.M255];[.P255];[.S255];[.V255];[.Y255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5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5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55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55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5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ld sp,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56];[.N256];[.Q256];[.T256];[.W256])" office:value-type="float" office:value="0" calcext:value-type="float">
            <text:p>0</text:p>
          </table:table-cell>
          <table:table-cell table:style-name="ce19" table:formula="of:=SUM([.L256];[.O256];[.R256];[.U256];[.X256])" office:value-type="float" office:value="0" calcext:value-type="float">
            <text:p>0</text:p>
          </table:table-cell>
          <table:table-cell table:style-name="ce28" table:formula="of:=SUM([.M256];[.P256];[.S256];[.V256];[.Y256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5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5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56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56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5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cp A,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57];[.N257];[.Q257];[.T257];[.W257])" office:value-type="float" office:value="24439034" calcext:value-type="float">
            <text:p>24439034</text:p>
          </table:table-cell>
          <table:table-cell table:style-name="ce19" table:formula="of:=SUM([.L257];[.O257];[.R257];[.U257];[.X257])" office:value-type="float" office:value="7614668" calcext:value-type="float">
            <text:p>7614668</text:p>
          </table:table-cell>
          <table:table-cell table:style-name="ce28" table:formula="of:=SUM([.M257];[.P257];[.S257];[.V257];[.Y257])" office:value-type="percentage" office:value="0.0660631974765654" calcext:value-type="percentage">
            <text:p>6.61%</text:p>
          </table:table-cell>
          <table:table-cell table:style-name="ce1" office:value-type="float" office:value="5428832" calcext:value-type="float">
            <text:p>5428832</text:p>
          </table:table-cell>
          <table:table-cell table:style-name="ce1" office:value-type="float" office:value="1932949" calcext:value-type="float">
            <text:p>1932949</text:p>
          </table:table-cell>
          <table:table-cell table:style-name="ce42" table:formula="of:=[.K257]/[.$K$518]" office:value-type="percentage" office:value="0.0282054662586305" calcext:value-type="percentage">
            <text:p>2.82%</text:p>
          </table:table-cell>
          <table:table-cell office:value-type="float" office:value="9645889" calcext:value-type="float">
            <text:p>9645889</text:p>
          </table:table-cell>
          <table:table-cell office:value-type="float" office:value="2891036" calcext:value-type="float">
            <text:p>2891036</text:p>
          </table:table-cell>
          <table:table-cell table:style-name="ce42" table:formula="of:=[.N257]/[.N$518]" office:value-type="percentage" office:value="0.0128026756716144" calcext:value-type="percentage">
            <text:p>1.28%</text:p>
          </table:table-cell>
          <table:table-cell office:value-type="float" office:value="1678164" calcext:value-type="float">
            <text:p>1678164</text:p>
          </table:table-cell>
          <table:table-cell office:value-type="float" office:value="492990" calcext:value-type="float">
            <text:p>492990</text:p>
          </table:table-cell>
          <table:table-cell table:style-name="ce42" table:formula="of:=[.Q257]/[.Q$518]" office:value-type="percentage" office:value="0.00469938384861163" calcext:value-type="percentage">
            <text:p>0.47%</text:p>
          </table:table-cell>
          <table:table-cell office:value-type="float" office:value="6911134" calcext:value-type="float">
            <text:p>6911134</text:p>
          </table:table-cell>
          <table:table-cell office:value-type="float" office:value="2001456" calcext:value-type="float">
            <text:p>2001456</text:p>
          </table:table-cell>
          <table:table-cell table:style-name="ce42" table:formula="of:=[.T257]/[.T$518]" office:value-type="percentage" office:value="0.011340023569202" calcext:value-type="percentage">
            <text:p>1.13%</text:p>
          </table:table-cell>
          <table:table-cell office:value-type="float" office:value="775015" calcext:value-type="float">
            <text:p>775015</text:p>
          </table:table-cell>
          <table:table-cell office:value-type="float" office:value="296237" calcext:value-type="float">
            <text:p>296237</text:p>
          </table:table-cell>
          <table:table-cell table:style-name="ce42" table:formula="of:=[.W257]/[.W$518]" office:value-type="percentage" office:value="0.00901564812850691" calcext:value-type="percentage">
            <text:p>0.90%</text:p>
          </table:table-cell>
          <table:table-cell table:style-name="ce1" table:number-columns-repeated="99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st 38H</text:p>
          </table:table-cell>
          <table:table-cell table:number-columns-repeated="4" office:value-type="string" calcext:value-type="string">
            <text:p>N</text:p>
          </table:table-cell>
          <table:table-cell table:style-name="ce19" table:formula="of:=SUM([.K258];[.N258];[.Q258];[.T258];[.W258])" office:value-type="float" office:value="0" calcext:value-type="float">
            <text:p>0</text:p>
          </table:table-cell>
          <table:table-cell table:style-name="ce19" table:formula="of:=SUM([.L258];[.O258];[.R258];[.U258];[.X258])" office:value-type="float" office:value="0" calcext:value-type="float">
            <text:p>0</text:p>
          </table:table-cell>
          <table:table-cell table:style-name="ce28" table:formula="of:=SUM([.M258];[.P258];[.S258];[.V258];[.Y258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5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5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58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5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5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rlc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59];[.N259];[.Q259];[.T259];[.W259])" office:value-type="float" office:value="0" calcext:value-type="float">
            <text:p>0</text:p>
          </table:table-cell>
          <table:table-cell table:style-name="ce19" table:formula="of:=SUM([.L259];[.O259];[.R259];[.U259];[.X259])" office:value-type="float" office:value="0" calcext:value-type="float">
            <text:p>0</text:p>
          </table:table-cell>
          <table:table-cell table:style-name="ce28" table:formula="of:=SUM([.M259];[.P259];[.S259];[.V259];[.Y259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5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5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59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59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5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x101</text:p>
          </table:table-cell>
          <table:table-cell office:value-type="string" calcext:value-type="string">
            <text:p>rlc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60];[.N260];[.Q260];[.T260];[.W260])" office:value-type="float" office:value="10978" calcext:value-type="float">
            <text:p>10978</text:p>
          </table:table-cell>
          <table:table-cell table:style-name="ce19" table:formula="of:=SUM([.L260];[.O260];[.R260];[.U260];[.X260])" office:value-type="float" office:value="3645" calcext:value-type="float">
            <text:p>3645</text:p>
          </table:table-cell>
          <table:table-cell table:style-name="ce28" table:formula="of:=SUM([.M260];[.P260];[.S260];[.V260];[.Y260])" office:value-type="percentage" office:value="0.0000180130755303976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6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6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60]/[.Q$518]" office:value-type="percentage" office:value="0" calcext:value-type="percentage">
            <text:p>0.00%</text:p>
          </table:table-cell>
          <table:table-cell office:value-type="float" office:value="10978" calcext:value-type="float">
            <text:p>10978</text:p>
          </table:table-cell>
          <table:table-cell office:value-type="float" office:value="3645" calcext:value-type="float">
            <text:p>3645</text:p>
          </table:table-cell>
          <table:table-cell table:style-name="ce42" table:formula="of:=[.T260]/[.T$518]" office:value-type="percentage" office:value="0.0000180130755303976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6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x102</text:p>
          </table:table-cell>
          <table:table-cell office:value-type="string" calcext:value-type="string">
            <text:p>rlc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61];[.N261];[.Q261];[.T261];[.W261])" office:value-type="float" office:value="1077" calcext:value-type="float">
            <text:p>1077</text:p>
          </table:table-cell>
          <table:table-cell table:style-name="ce19" table:formula="of:=SUM([.L261];[.O261];[.R261];[.U261];[.X261])" office:value-type="float" office:value="274" calcext:value-type="float">
            <text:p>274</text:p>
          </table:table-cell>
          <table:table-cell table:style-name="ce28" table:formula="of:=SUM([.M261];[.P261];[.S261];[.V261];[.Y261])" office:value-type="percentage" office:value="0.00000176717820607016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6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6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61]/[.Q$518]" office:value-type="percentage" office:value="0" calcext:value-type="percentage">
            <text:p>0.00%</text:p>
          </table:table-cell>
          <table:table-cell office:value-type="float" office:value="1077" calcext:value-type="float">
            <text:p>1077</text:p>
          </table:table-cell>
          <table:table-cell office:value-type="float" office:value="274" calcext:value-type="float">
            <text:p>274</text:p>
          </table:table-cell>
          <table:table-cell table:style-name="ce42" table:formula="of:=[.T261]/[.T$518]" office:value-type="percentage" office:value="0.00000176717820607016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6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x103</text:p>
          </table:table-cell>
          <table:table-cell office:value-type="string" calcext:value-type="string">
            <text:p>rlc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62];[.N262];[.Q262];[.T262];[.W262])" office:value-type="float" office:value="918" calcext:value-type="float">
            <text:p>918</text:p>
          </table:table-cell>
          <table:table-cell table:style-name="ce19" table:formula="of:=SUM([.L262];[.O262];[.R262];[.U262];[.X262])" office:value-type="float" office:value="245" calcext:value-type="float">
            <text:p>245</text:p>
          </table:table-cell>
          <table:table-cell table:style-name="ce28" table:formula="of:=SUM([.M262];[.P262];[.S262];[.V262];[.Y262])" office:value-type="percentage" office:value="0.00000150628560183139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6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6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62]/[.Q$518]" office:value-type="percentage" office:value="0" calcext:value-type="percentage">
            <text:p>0.00%</text:p>
          </table:table-cell>
          <table:table-cell office:value-type="float" office:value="918" calcext:value-type="float">
            <text:p>918</text:p>
          </table:table-cell>
          <table:table-cell office:value-type="float" office:value="245" calcext:value-type="float">
            <text:p>245</text:p>
          </table:table-cell>
          <table:table-cell table:style-name="ce42" table:formula="of:=[.T262]/[.T$518]" office:value-type="percentage" office:value="0.00000150628560183139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6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x104</text:p>
          </table:table-cell>
          <table:table-cell office:value-type="string" calcext:value-type="string">
            <text:p>rlc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63];[.N263];[.Q263];[.T263];[.W263])" office:value-type="float" office:value="0" calcext:value-type="float">
            <text:p>0</text:p>
          </table:table-cell>
          <table:table-cell table:style-name="ce19" table:formula="of:=SUM([.L263];[.O263];[.R263];[.U263];[.X263])" office:value-type="float" office:value="0" calcext:value-type="float">
            <text:p>0</text:p>
          </table:table-cell>
          <table:table-cell table:style-name="ce28" table:formula="of:=SUM([.M263];[.P263];[.S263];[.V263];[.Y263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6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6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63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63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6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x105</text:p>
          </table:table-cell>
          <table:table-cell office:value-type="string" calcext:value-type="string">
            <text:p>rlc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64];[.N264];[.Q264];[.T264];[.W264])" office:value-type="float" office:value="18" calcext:value-type="float">
            <text:p>18</text:p>
          </table:table-cell>
          <table:table-cell table:style-name="ce19" table:formula="of:=SUM([.L264];[.O264];[.R264];[.U264];[.X264])" office:value-type="float" office:value="8" calcext:value-type="float">
            <text:p>8</text:p>
          </table:table-cell>
          <table:table-cell table:style-name="ce28" table:formula="of:=SUM([.M264];[.P264];[.S264];[.V264];[.Y264])" office:value-type="percentage" office:value="0.0000000295350118006155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6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6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64]/[.Q$518]" office:value-type="percentage" office:value="0" calcext:value-type="percentage">
            <text:p>0.00%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42" table:formula="of:=[.T264]/[.T$518]" office:value-type="percentage" office:value="0.0000000295350118006155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6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x106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265];[.N265];[.Q265];[.T265];[.W265])" office:value-type="float" office:value="0" calcext:value-type="float">
            <text:p>0</text:p>
          </table:table-cell>
          <table:table-cell table:style-name="ce19" table:formula="of:=SUM([.L265];[.O265];[.R265];[.U265];[.X265])" office:value-type="float" office:value="0" calcext:value-type="float">
            <text:p>0</text:p>
          </table:table-cell>
          <table:table-cell table:style-name="ce28" table:formula="of:=SUM([.M265];[.P265];[.S265];[.V265];[.Y265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6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6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65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65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6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x107</text:p>
          </table:table-cell>
          <table:table-cell office:value-type="string" calcext:value-type="string">
            <text:p>rlc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66];[.N266];[.Q266];[.T266];[.W266])" office:value-type="float" office:value="0" calcext:value-type="float">
            <text:p>0</text:p>
          </table:table-cell>
          <table:table-cell table:style-name="ce19" table:formula="of:=SUM([.L266];[.O266];[.R266];[.U266];[.X266])" office:value-type="float" office:value="0" calcext:value-type="float">
            <text:p>0</text:p>
          </table:table-cell>
          <table:table-cell table:style-name="ce28" table:formula="of:=SUM([.M266];[.P266];[.S266];[.V266];[.Y266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6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6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66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66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6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x108</text:p>
          </table:table-cell>
          <table:table-cell office:value-type="string" calcext:value-type="string">
            <text:p>rrc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67];[.N267];[.Q267];[.T267];[.W267])" office:value-type="float" office:value="29952" calcext:value-type="float">
            <text:p>29952</text:p>
          </table:table-cell>
          <table:table-cell table:style-name="ce19" table:formula="of:=SUM([.L267];[.O267];[.R267];[.U267];[.X267])" office:value-type="float" office:value="7583" calcext:value-type="float">
            <text:p>7583</text:p>
          </table:table-cell>
          <table:table-cell table:style-name="ce28" table:formula="of:=SUM([.M267];[.P267];[.S267];[.V267];[.Y267])" office:value-type="percentage" office:value="0.0000491462596362242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6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6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67]/[.Q$518]" office:value-type="percentage" office:value="0" calcext:value-type="percentage">
            <text:p>0.00%</text:p>
          </table:table-cell>
          <table:table-cell office:value-type="float" office:value="29952" calcext:value-type="float">
            <text:p>29952</text:p>
          </table:table-cell>
          <table:table-cell office:value-type="float" office:value="7583" calcext:value-type="float">
            <text:p>7583</text:p>
          </table:table-cell>
          <table:table-cell table:style-name="ce42" table:formula="of:=[.T267]/[.T$518]" office:value-type="percentage" office:value="0.000049146259636224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6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x109</text:p>
          </table:table-cell>
          <table:table-cell office:value-type="string" calcext:value-type="string">
            <text:p>rrc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68];[.N268];[.Q268];[.T268];[.W268])" office:value-type="float" office:value="62464" calcext:value-type="float">
            <text:p>62464</text:p>
          </table:table-cell>
          <table:table-cell table:style-name="ce19" table:formula="of:=SUM([.L268];[.O268];[.R268];[.U268];[.X268])" office:value-type="float" office:value="16325" calcext:value-type="float">
            <text:p>16325</text:p>
          </table:table-cell>
          <table:table-cell table:style-name="ce28" table:formula="of:=SUM([.M268];[.P268];[.S268];[.V268];[.Y268])" office:value-type="percentage" office:value="0.0000992620659228373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68]/[.$K$518]" office:value-type="percentage" office:value="0" calcext:value-type="percentage">
            <text:p>0.00%</text:p>
          </table:table-cell>
          <table:table-cell office:value-type="float" office:value="10304" calcext:value-type="float">
            <text:p>10304</text:p>
          </table:table-cell>
          <table:table-cell office:value-type="float" office:value="4070" calcext:value-type="float">
            <text:p>4070</text:p>
          </table:table-cell>
          <table:table-cell table:style-name="ce42" table:formula="of:=[.N268]/[.N$518]" office:value-type="percentage" office:value="0.000013676165060609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68]/[.Q$518]" office:value-type="percentage" office:value="0" calcext:value-type="percentage">
            <text:p>0.00%</text:p>
          </table:table-cell>
          <table:table-cell office:value-type="float" office:value="52160" calcext:value-type="float">
            <text:p>52160</text:p>
          </table:table-cell>
          <table:table-cell office:value-type="float" office:value="12255" calcext:value-type="float">
            <text:p>12255</text:p>
          </table:table-cell>
          <table:table-cell table:style-name="ce42" table:formula="of:=[.T268]/[.T$518]" office:value-type="percentage" office:value="0.0000855859008622281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6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x10a</text:p>
          </table:table-cell>
          <table:table-cell office:value-type="string" calcext:value-type="string">
            <text:p>rrc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69];[.N269];[.Q269];[.T269];[.W269])" office:value-type="float" office:value="0" calcext:value-type="float">
            <text:p>0</text:p>
          </table:table-cell>
          <table:table-cell table:style-name="ce19" table:formula="of:=SUM([.L269];[.O269];[.R269];[.U269];[.X269])" office:value-type="float" office:value="0" calcext:value-type="float">
            <text:p>0</text:p>
          </table:table-cell>
          <table:table-cell table:style-name="ce28" table:formula="of:=SUM([.M269];[.P269];[.S269];[.V269];[.Y269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6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6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69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69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6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x10b</text:p>
          </table:table-cell>
          <table:table-cell office:value-type="string" calcext:value-type="string">
            <text:p>rrc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70];[.N270];[.Q270];[.T270];[.W270])" office:value-type="float" office:value="0" calcext:value-type="float">
            <text:p>0</text:p>
          </table:table-cell>
          <table:table-cell table:style-name="ce19" table:formula="of:=SUM([.L270];[.O270];[.R270];[.U270];[.X270])" office:value-type="float" office:value="0" calcext:value-type="float">
            <text:p>0</text:p>
          </table:table-cell>
          <table:table-cell table:style-name="ce28" table:formula="of:=SUM([.M270];[.P270];[.S270];[.V270];[.Y27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7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7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7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7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7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x10c</text:p>
          </table:table-cell>
          <table:table-cell office:value-type="string" calcext:value-type="string">
            <text:p>rrc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71];[.N271];[.Q271];[.T271];[.W271])" office:value-type="float" office:value="618" calcext:value-type="float">
            <text:p>618</text:p>
          </table:table-cell>
          <table:table-cell table:style-name="ce19" table:formula="of:=SUM([.L271];[.O271];[.R271];[.U271];[.X271])" office:value-type="float" office:value="173" calcext:value-type="float">
            <text:p>173</text:p>
          </table:table-cell>
          <table:table-cell table:style-name="ce28" table:formula="of:=SUM([.M271];[.P271];[.S271];[.V271];[.Y271])" office:value-type="percentage" office:value="0.00000101403540515447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7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7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71]/[.Q$518]" office:value-type="percentage" office:value="0" calcext:value-type="percentage">
            <text:p>0.00%</text:p>
          </table:table-cell>
          <table:table-cell office:value-type="float" office:value="618" calcext:value-type="float">
            <text:p>618</text:p>
          </table:table-cell>
          <table:table-cell office:value-type="float" office:value="173" calcext:value-type="float">
            <text:p>173</text:p>
          </table:table-cell>
          <table:table-cell table:style-name="ce42" table:formula="of:=[.T271]/[.T$518]" office:value-type="percentage" office:value="0.0000010140354051544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7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x10d</text:p>
          </table:table-cell>
          <table:table-cell office:value-type="string" calcext:value-type="string">
            <text:p>rrc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72];[.N272];[.Q272];[.T272];[.W272])" office:value-type="float" office:value="0" calcext:value-type="float">
            <text:p>0</text:p>
          </table:table-cell>
          <table:table-cell table:style-name="ce19" table:formula="of:=SUM([.L272];[.O272];[.R272];[.U272];[.X272])" office:value-type="float" office:value="0" calcext:value-type="float">
            <text:p>0</text:p>
          </table:table-cell>
          <table:table-cell table:style-name="ce28" table:formula="of:=SUM([.M272];[.P272];[.S272];[.V272];[.Y27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7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7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7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7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7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x10e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273];[.N273];[.Q273];[.T273];[.W273])" office:value-type="float" office:value="0" calcext:value-type="float">
            <text:p>0</text:p>
          </table:table-cell>
          <table:table-cell table:style-name="ce19" table:formula="of:=SUM([.L273];[.O273];[.R273];[.U273];[.X273])" office:value-type="float" office:value="0" calcext:value-type="float">
            <text:p>0</text:p>
          </table:table-cell>
          <table:table-cell table:style-name="ce28" table:formula="of:=SUM([.M273];[.P273];[.S273];[.V273];[.Y273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7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7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73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73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7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x10f</text:p>
          </table:table-cell>
          <table:table-cell office:value-type="string" calcext:value-type="string">
            <text:p>rrc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74];[.N274];[.Q274];[.T274];[.W274])" office:value-type="float" office:value="2808564" calcext:value-type="float">
            <text:p>2808564</text:p>
          </table:table-cell>
          <table:table-cell table:style-name="ce19" table:formula="of:=SUM([.L274];[.O274];[.R274];[.U274];[.X274])" office:value-type="float" office:value="846167" calcext:value-type="float">
            <text:p>846167</text:p>
          </table:table-cell>
          <table:table-cell table:style-name="ce28" table:formula="of:=SUM([.M274];[.P274];[.S274];[.V274];[.Y274])" office:value-type="percentage" office:value="0.00372771592073804" calcext:value-type="percentage">
            <text:p>0.37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74]/[.$K$518]" office:value-type="percentage" office:value="0" calcext:value-type="percentage">
            <text:p>0.00%</text:p>
          </table:table-cell>
          <table:table-cell office:value-type="float" office:value="2808564" calcext:value-type="float">
            <text:p>2808564</text:p>
          </table:table-cell>
          <table:table-cell office:value-type="float" office:value="846167" calcext:value-type="float">
            <text:p>846167</text:p>
          </table:table-cell>
          <table:table-cell table:style-name="ce42" table:formula="of:=[.N274]/[.N$518]" office:value-type="percentage" office:value="0.00372771592073804" calcext:value-type="percentage">
            <text:p>0.37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7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7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7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rl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75];[.N275];[.Q275];[.T275];[.W275])" office:value-type="float" office:value="6745301" calcext:value-type="float">
            <text:p>6745301</text:p>
          </table:table-cell>
          <table:table-cell table:style-name="ce19" table:formula="of:=SUM([.L275];[.O275];[.R275];[.U275];[.X275])" office:value-type="float" office:value="1917060" calcext:value-type="float">
            <text:p>1917060</text:p>
          </table:table-cell>
          <table:table-cell table:style-name="ce28" table:formula="of:=SUM([.M275];[.P275];[.S275];[.V275];[.Y275])" office:value-type="percentage" office:value="0.0111420549775981" calcext:value-type="percentage">
            <text:p>1.11%</text:p>
          </table:table-cell>
          <table:table-cell table:style-name="ce1" office:value-type="float" office:value="8212" calcext:value-type="float">
            <text:p>8212</text:p>
          </table:table-cell>
          <table:table-cell table:style-name="ce1" office:value-type="float" office:value="2957" calcext:value-type="float">
            <text:p>2957</text:p>
          </table:table-cell>
          <table:table-cell table:style-name="ce42" table:formula="of:=[.K275]/[.$K$518]" office:value-type="percentage" office:value="0.000042665400018986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75]/[.N$518]" office:value-type="percentage" office:value="0" calcext:value-type="percentage">
            <text:p>0.00%</text:p>
          </table:table-cell>
          <table:table-cell office:value-type="float" office:value="4930" calcext:value-type="float">
            <text:p>4930</text:p>
          </table:table-cell>
          <table:table-cell office:value-type="float" office:value="1688" calcext:value-type="float">
            <text:p>1688</text:p>
          </table:table-cell>
          <table:table-cell table:style-name="ce42" table:formula="of:=[.Q275]/[.Q$518]" office:value-type="percentage" office:value="0.0000138055412782394" calcext:value-type="percentage">
            <text:p>0.00%</text:p>
          </table:table-cell>
          <table:table-cell office:value-type="float" office:value="6728233" calcext:value-type="float">
            <text:p>6728233</text:p>
          </table:table-cell>
          <table:table-cell office:value-type="float" office:value="1910683" calcext:value-type="float">
            <text:p>1910683</text:p>
          </table:table-cell>
          <table:table-cell table:style-name="ce42" table:formula="of:=[.T275]/[.T$518]" office:value-type="percentage" office:value="0.0110399133917939" calcext:value-type="percentage">
            <text:p>1.10%</text:p>
          </table:table-cell>
          <table:table-cell office:value-type="float" office:value="3926" calcext:value-type="float">
            <text:p>3926</text:p>
          </table:table-cell>
          <table:table-cell office:value-type="float" office:value="1732" calcext:value-type="float">
            <text:p>1732</text:p>
          </table:table-cell>
          <table:table-cell table:style-name="ce42" table:formula="of:=[.W275]/[.W$518]" office:value-type="percentage" office:value="0.0000456706445069039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x111</text:p>
          </table:table-cell>
          <table:table-cell office:value-type="string" calcext:value-type="string">
            <text:p>rl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76];[.N276];[.Q276];[.T276];[.W276])" office:value-type="float" office:value="948" calcext:value-type="float">
            <text:p>948</text:p>
          </table:table-cell>
          <table:table-cell table:style-name="ce19" table:formula="of:=SUM([.L276];[.O276];[.R276];[.U276];[.X276])" office:value-type="float" office:value="255" calcext:value-type="float">
            <text:p>255</text:p>
          </table:table-cell>
          <table:table-cell table:style-name="ce28" table:formula="of:=SUM([.M276];[.P276];[.S276];[.V276];[.Y276])" office:value-type="percentage" office:value="0.00000155551062149908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7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7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76]/[.Q$518]" office:value-type="percentage" office:value="0" calcext:value-type="percentage">
            <text:p>0.00%</text:p>
          </table:table-cell>
          <table:table-cell office:value-type="float" office:value="948" calcext:value-type="float">
            <text:p>948</text:p>
          </table:table-cell>
          <table:table-cell office:value-type="float" office:value="255" calcext:value-type="float">
            <text:p>255</text:p>
          </table:table-cell>
          <table:table-cell table:style-name="ce42" table:formula="of:=[.T276]/[.T$518]" office:value-type="percentage" office:value="0.0000015555106214990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7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x112</text:p>
          </table:table-cell>
          <table:table-cell office:value-type="string" calcext:value-type="string">
            <text:p>rl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77];[.N277];[.Q277];[.T277];[.W277])" office:value-type="float" office:value="1283155" calcext:value-type="float">
            <text:p>1283155</text:p>
          </table:table-cell>
          <table:table-cell table:style-name="ce19" table:formula="of:=SUM([.L277];[.O277];[.R277];[.U277];[.X277])" office:value-type="float" office:value="360089" calcext:value-type="float">
            <text:p>360089</text:p>
          </table:table-cell>
          <table:table-cell table:style-name="ce28" table:formula="of:=SUM([.M277];[.P277];[.S277];[.V277];[.Y277])" office:value-type="percentage" office:value="0.0021136981759505" calcext:value-type="percentage">
            <text:p>0.21%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42" table:formula="of:=[.K277]/[.$K$518]" office:value-type="percentage" office:value="0.0000001246918656180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77]/[.N$518]" office:value-type="percentage" office:value="0" calcext:value-type="percentage">
            <text:p>0.00%</text:p>
          </table:table-cell>
          <table:table-cell office:value-type="float" office:value="7045" calcext:value-type="float">
            <text:p>7045</text:p>
          </table:table-cell>
          <table:table-cell office:value-type="float" office:value="2218" calcext:value-type="float">
            <text:p>2218</text:p>
          </table:table-cell>
          <table:table-cell table:style-name="ce42" table:formula="of:=[.Q277]/[.Q$518]" office:value-type="percentage" office:value="0.0000197282024959831" calcext:value-type="percentage">
            <text:p>0.00%</text:p>
          </table:table-cell>
          <table:table-cell office:value-type="float" office:value="1276086" calcext:value-type="float">
            <text:p>1276086</text:p>
          </table:table-cell>
          <table:table-cell office:value-type="float" office:value="357866" calcext:value-type="float">
            <text:p>357866</text:p>
          </table:table-cell>
          <table:table-cell table:style-name="ce42" table:formula="of:=[.T277]/[.T$518]" office:value-type="percentage" office:value="0.0020938452815889" calcext:value-type="percentage">
            <text:p>0.2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7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x113</text:p>
          </table:table-cell>
          <table:table-cell office:value-type="string" calcext:value-type="string">
            <text:p>rl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78];[.N278];[.Q278];[.T278];[.W278])" office:value-type="float" office:value="1319505" calcext:value-type="float">
            <text:p>1319505</text:p>
          </table:table-cell>
          <table:table-cell table:style-name="ce19" table:formula="of:=SUM([.L278];[.O278];[.R278];[.U278];[.X278])" office:value-type="float" office:value="387512" calcext:value-type="float">
            <text:p>387512</text:p>
          </table:table-cell>
          <table:table-cell table:style-name="ce28" table:formula="of:=SUM([.M278];[.P278];[.S278];[.V278];[.Y278])" office:value-type="percentage" office:value="0.00247344833395941" calcext:value-type="percentage">
            <text:p>0.25%</text:p>
          </table:table-cell>
          <table:table-cell table:style-name="ce1" office:value-type="float" office:value="86748" calcext:value-type="float">
            <text:p>86748</text:p>
          </table:table-cell>
          <table:table-cell table:style-name="ce1" office:value-type="float" office:value="37544" calcext:value-type="float">
            <text:p>37544</text:p>
          </table:table-cell>
          <table:table-cell table:style-name="ce42" table:formula="of:=[.K278]/[.$K$518]" office:value-type="percentage" office:value="0.000450698748276551" calcext:value-type="percentage">
            <text:p>0.0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7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78]/[.Q$518]" office:value-type="percentage" office:value="0" calcext:value-type="percentage">
            <text:p>0.00%</text:p>
          </table:table-cell>
          <table:table-cell office:value-type="float" office:value="1232757" calcext:value-type="float">
            <text:p>1232757</text:p>
          </table:table-cell>
          <table:table-cell office:value-type="float" office:value="349968" calcext:value-type="float">
            <text:p>349968</text:p>
          </table:table-cell>
          <table:table-cell table:style-name="ce42" table:formula="of:=[.T278]/[.T$518]" office:value-type="percentage" office:value="0.00202274958568285" calcext:value-type="percentage">
            <text:p>0.2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7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x114</text:p>
          </table:table-cell>
          <table:table-cell office:value-type="string" calcext:value-type="string">
            <text:p>rl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79];[.N279];[.Q279];[.T279];[.W279])" office:value-type="float" office:value="1340094" calcext:value-type="float">
            <text:p>1340094</text:p>
          </table:table-cell>
          <table:table-cell table:style-name="ce19" table:formula="of:=SUM([.L279];[.O279];[.R279];[.U279];[.X279])" office:value-type="float" office:value="388094" calcext:value-type="float">
            <text:p>388094</text:p>
          </table:table-cell>
          <table:table-cell table:style-name="ce28" table:formula="of:=SUM([.M279];[.P279];[.S279];[.V279];[.Y279])" office:value-type="percentage" office:value="0.0027713954174805" calcext:value-type="percentage">
            <text:p>0.28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7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7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79]/[.Q$518]" office:value-type="percentage" office:value="0" calcext:value-type="percentage">
            <text:p>0.00%</text:p>
          </table:table-cell>
          <table:table-cell office:value-type="float" office:value="1282796" calcext:value-type="float">
            <text:p>1282796</text:p>
          </table:table-cell>
          <table:table-cell office:value-type="float" office:value="364592" calcext:value-type="float">
            <text:p>364592</text:p>
          </table:table-cell>
          <table:table-cell table:style-name="ce42" table:formula="of:=[.T279]/[.T$518]" office:value-type="percentage" office:value="0.00210485527765458" calcext:value-type="percentage">
            <text:p>0.21%</text:p>
          </table:table-cell>
          <table:table-cell office:value-type="float" office:value="57298" calcext:value-type="float">
            <text:p>57298</text:p>
          </table:table-cell>
          <table:table-cell office:value-type="float" office:value="23502" calcext:value-type="float">
            <text:p>23502</text:p>
          </table:table-cell>
          <table:table-cell table:style-name="ce42" table:formula="of:=[.W279]/[.W$518]" office:value-type="percentage" office:value="0.000666540139825925" calcext:value-type="percentage">
            <text:p>0.07%</text:p>
          </table:table-cell>
          <table:table-cell table:style-name="ce1" table:number-columns-repeated="99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x115</text:p>
          </table:table-cell>
          <table:table-cell office:value-type="string" calcext:value-type="string">
            <text:p>rl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80];[.N280];[.Q280];[.T280];[.W280])" office:value-type="float" office:value="1225116" calcext:value-type="float">
            <text:p>1225116</text:p>
          </table:table-cell>
          <table:table-cell table:style-name="ce19" table:formula="of:=SUM([.L280];[.O280];[.R280];[.U280];[.X280])" office:value-type="float" office:value="343192" calcext:value-type="float">
            <text:p>343192</text:p>
          </table:table-cell>
          <table:table-cell table:style-name="ce28" table:formula="of:=SUM([.M280];[.P280];[.S280];[.V280];[.Y280])" office:value-type="percentage" office:value="0.00201021197317349" calcext:value-type="percentage">
            <text:p>0.2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8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8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80]/[.Q$518]" office:value-type="percentage" office:value="0" calcext:value-type="percentage">
            <text:p>0.00%</text:p>
          </table:table-cell>
          <table:table-cell office:value-type="float" office:value="1225116" calcext:value-type="float">
            <text:p>1225116</text:p>
          </table:table-cell>
          <table:table-cell office:value-type="float" office:value="343192" calcext:value-type="float">
            <text:p>343192</text:p>
          </table:table-cell>
          <table:table-cell table:style-name="ce42" table:formula="of:=[.T280]/[.T$518]" office:value-type="percentage" office:value="0.00201021197317349" calcext:value-type="percentage">
            <text:p>0.2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8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x116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281];[.N281];[.Q281];[.T281];[.W281])" office:value-type="float" office:value="210608" calcext:value-type="float">
            <text:p>210608</text:p>
          </table:table-cell>
          <table:table-cell table:style-name="ce19" table:formula="of:=SUM([.L281];[.O281];[.R281];[.U281];[.X281])" office:value-type="float" office:value="278577" calcext:value-type="float">
            <text:p>278577</text:p>
          </table:table-cell>
          <table:table-cell table:style-name="ce28" table:formula="of:=SUM([.M281];[.P281];[.S281];[.V281];[.Y281])" office:value-type="percentage" office:value="0.000279533168777638" calcext:value-type="percentage">
            <text:p>0.03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81]/[.$K$518]" office:value-type="percentage" office:value="0" calcext:value-type="percentage">
            <text:p>0.00%</text:p>
          </table:table-cell>
          <table:table-cell office:value-type="float" office:value="210608" calcext:value-type="float">
            <text:p>210608</text:p>
          </table:table-cell>
          <table:table-cell office:value-type="float" office:value="278577" calcext:value-type="float">
            <text:p>278577</text:p>
          </table:table-cell>
          <table:table-cell table:style-name="ce42" table:formula="of:=[.N281]/[.N$518]" office:value-type="percentage" office:value="0.000279533168777638" calcext:value-type="percentage">
            <text:p>0.0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81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81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8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x117</text:p>
          </table:table-cell>
          <table:table-cell office:value-type="string" calcext:value-type="string">
            <text:p>rl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82];[.N282];[.Q282];[.T282];[.W282])" office:value-type="float" office:value="0" calcext:value-type="float">
            <text:p>0</text:p>
          </table:table-cell>
          <table:table-cell table:style-name="ce19" table:formula="of:=SUM([.L282];[.O282];[.R282];[.U282];[.X282])" office:value-type="float" office:value="0" calcext:value-type="float">
            <text:p>0</text:p>
          </table:table-cell>
          <table:table-cell table:style-name="ce28" table:formula="of:=SUM([.M282];[.P282];[.S282];[.V282];[.Y28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8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8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8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8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8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x118</text:p>
          </table:table-cell>
          <table:table-cell office:value-type="string" calcext:value-type="string">
            <text:p>rr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83];[.N283];[.Q283];[.T283];[.W283])" office:value-type="float" office:value="45110" calcext:value-type="float">
            <text:p>45110</text:p>
          </table:table-cell>
          <table:table-cell table:style-name="ce19" table:formula="of:=SUM([.L283];[.O283];[.R283];[.U283];[.X283])" office:value-type="float" office:value="13423" calcext:value-type="float">
            <text:p>13423</text:p>
          </table:table-cell>
          <table:table-cell table:style-name="ce28" table:formula="of:=SUM([.M283];[.P283];[.S283];[.V283];[.Y283])" office:value-type="percentage" office:value="0.0000740180212403203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8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8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83]/[.Q$518]" office:value-type="percentage" office:value="0" calcext:value-type="percentage">
            <text:p>0.00%</text:p>
          </table:table-cell>
          <table:table-cell office:value-type="float" office:value="45110" calcext:value-type="float">
            <text:p>45110</text:p>
          </table:table-cell>
          <table:table-cell office:value-type="float" office:value="13423" calcext:value-type="float">
            <text:p>13423</text:p>
          </table:table-cell>
          <table:table-cell table:style-name="ce42" table:formula="of:=[.T283]/[.T$518]" office:value-type="percentage" office:value="0.0000740180212403203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8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x119</text:p>
          </table:table-cell>
          <table:table-cell office:value-type="string" calcext:value-type="string">
            <text:p>rr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84];[.N284];[.Q284];[.T284];[.W284])" office:value-type="float" office:value="31254" calcext:value-type="float">
            <text:p>31254</text:p>
          </table:table-cell>
          <table:table-cell table:style-name="ce19" table:formula="of:=SUM([.L284];[.O284];[.R284];[.U284];[.X284])" office:value-type="float" office:value="13313" calcext:value-type="float">
            <text:p>13313</text:p>
          </table:table-cell>
          <table:table-cell table:style-name="ce28" table:formula="of:=SUM([.M284];[.P284];[.S284];[.V284];[.Y284])" office:value-type="percentage" office:value="0.000363154028718183" calcext:value-type="percentage">
            <text:p>0.04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8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8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84]/[.Q$518]" office:value-type="percentage" office:value="0" calcext:value-type="percentage">
            <text:p>0.00%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style-name="ce42" table:formula="of:=[.T284]/[.T$518]" office:value-type="percentage" office:value="0.0000000689150275347695" calcext:value-type="percentage">
            <text:p>0.00%</text:p>
          </table:table-cell>
          <table:table-cell office:value-type="float" office:value="31212" calcext:value-type="float">
            <text:p>31212</text:p>
          </table:table-cell>
          <table:table-cell office:value-type="float" office:value="13294" calcext:value-type="float">
            <text:p>13294</text:p>
          </table:table-cell>
          <table:table-cell table:style-name="ce42" table:formula="of:=[.W284]/[.W$518]" office:value-type="percentage" office:value="0.000363085113690648" calcext:value-type="percentage">
            <text:p>0.04%</text:p>
          </table:table-cell>
          <table:table-cell table:style-name="ce1" table:number-columns-repeated="99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x11a</text:p>
          </table:table-cell>
          <table:table-cell office:value-type="string" calcext:value-type="string">
            <text:p>rr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85];[.N285];[.Q285];[.T285];[.W285])" office:value-type="float" office:value="0" calcext:value-type="float">
            <text:p>0</text:p>
          </table:table-cell>
          <table:table-cell table:style-name="ce19" table:formula="of:=SUM([.L285];[.O285];[.R285];[.U285];[.X285])" office:value-type="float" office:value="0" calcext:value-type="float">
            <text:p>0</text:p>
          </table:table-cell>
          <table:table-cell table:style-name="ce28" table:formula="of:=SUM([.M285];[.P285];[.S285];[.V285];[.Y285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8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8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85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85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8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x11b</text:p>
          </table:table-cell>
          <table:table-cell office:value-type="string" calcext:value-type="string">
            <text:p>rr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86];[.N286];[.Q286];[.T286];[.W286])" office:value-type="float" office:value="2770" calcext:value-type="float">
            <text:p>2770</text:p>
          </table:table-cell>
          <table:table-cell table:style-name="ce19" table:formula="of:=SUM([.L286];[.O286];[.R286];[.U286];[.X286])" office:value-type="float" office:value="917" calcext:value-type="float">
            <text:p>917</text:p>
          </table:table-cell>
          <table:table-cell table:style-name="ce28" table:formula="of:=SUM([.M286];[.P286];[.S286];[.V286];[.Y286])" office:value-type="percentage" office:value="0.00000454511014931694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8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8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86]/[.Q$518]" office:value-type="percentage" office:value="0" calcext:value-type="percentage">
            <text:p>0.00%</text:p>
          </table:table-cell>
          <table:table-cell office:value-type="float" office:value="2770" calcext:value-type="float">
            <text:p>2770</text:p>
          </table:table-cell>
          <table:table-cell office:value-type="float" office:value="917" calcext:value-type="float">
            <text:p>917</text:p>
          </table:table-cell>
          <table:table-cell table:style-name="ce42" table:formula="of:=[.T286]/[.T$518]" office:value-type="percentage" office:value="0.0000045451101493169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8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x11c</text:p>
          </table:table-cell>
          <table:table-cell office:value-type="string" calcext:value-type="string">
            <text:p>rr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87];[.N287];[.Q287];[.T287];[.W287])" office:value-type="float" office:value="13322" calcext:value-type="float">
            <text:p>13322</text:p>
          </table:table-cell>
          <table:table-cell table:style-name="ce19" table:formula="of:=SUM([.L287];[.O287];[.R287];[.U287];[.X287])" office:value-type="float" office:value="4189" calcext:value-type="float">
            <text:p>4189</text:p>
          </table:table-cell>
          <table:table-cell table:style-name="ce28" table:formula="of:=SUM([.M287];[.P287];[.S287];[.V287];[.Y287])" office:value-type="percentage" office:value="0.0000218591904004333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8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8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87]/[.Q$518]" office:value-type="percentage" office:value="0" calcext:value-type="percentage">
            <text:p>0.00%</text:p>
          </table:table-cell>
          <table:table-cell office:value-type="float" office:value="13322" calcext:value-type="float">
            <text:p>13322</text:p>
          </table:table-cell>
          <table:table-cell office:value-type="float" office:value="4189" calcext:value-type="float">
            <text:p>4189</text:p>
          </table:table-cell>
          <table:table-cell table:style-name="ce42" table:formula="of:=[.T287]/[.T$518]" office:value-type="percentage" office:value="0.0000218591904004333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8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x11d</text:p>
          </table:table-cell>
          <table:table-cell office:value-type="string" calcext:value-type="string">
            <text:p>rr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88];[.N288];[.Q288];[.T288];[.W288])" office:value-type="float" office:value="26" calcext:value-type="float">
            <text:p>26</text:p>
          </table:table-cell>
          <table:table-cell table:style-name="ce19" table:formula="of:=SUM([.L288];[.O288];[.R288];[.U288];[.X288])" office:value-type="float" office:value="9" calcext:value-type="float">
            <text:p>9</text:p>
          </table:table-cell>
          <table:table-cell table:style-name="ce28" table:formula="of:=SUM([.M288];[.P288];[.S288];[.V288];[.Y288])" office:value-type="percentage" office:value="0.0000000345089568687732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88]/[.$K$518]" office:value-type="percentage" office:value="0" calcext:value-type="percentage">
            <text:p>0.00%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42" table:formula="of:=[.N288]/[.N$518]" office:value-type="percentage" office:value="0.000000034508956868773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88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8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8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x11e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289];[.N289];[.Q289];[.T289];[.W289])" office:value-type="float" office:value="21916" calcext:value-type="float">
            <text:p>21916</text:p>
          </table:table-cell>
          <table:table-cell table:style-name="ce19" table:formula="of:=SUM([.L289];[.O289];[.R289];[.U289];[.X289])" office:value-type="float" office:value="38972" calcext:value-type="float">
            <text:p>38972</text:p>
          </table:table-cell>
          <table:table-cell table:style-name="ce28" table:formula="of:=SUM([.M289];[.P289];[.S289];[.V289];[.Y289])" office:value-type="percentage" office:value="0.0000613716516539339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8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89]/[.N$518]" office:value-type="percentage" office:value="0" calcext:value-type="percentage">
            <text:p>0.00%</text:p>
          </table:table-cell>
          <table:table-cell office:value-type="float" office:value="21916" calcext:value-type="float">
            <text:p>21916</text:p>
          </table:table-cell>
          <table:table-cell office:value-type="float" office:value="38972" calcext:value-type="float">
            <text:p>38972</text:p>
          </table:table-cell>
          <table:table-cell table:style-name="ce42" table:formula="of:=[.Q289]/[.Q$518]" office:value-type="percentage" office:value="0.0000613716516539339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89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8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x11f</text:p>
          </table:table-cell>
          <table:table-cell office:value-type="string" calcext:value-type="string">
            <text:p>rr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90];[.N290];[.Q290];[.T290];[.W290])" office:value-type="float" office:value="0" calcext:value-type="float">
            <text:p>0</text:p>
          </table:table-cell>
          <table:table-cell table:style-name="ce19" table:formula="of:=SUM([.L290];[.O290];[.R290];[.U290];[.X290])" office:value-type="float" office:value="0" calcext:value-type="float">
            <text:p>0</text:p>
          </table:table-cell>
          <table:table-cell table:style-name="ce28" table:formula="of:=SUM([.M290];[.P290];[.S290];[.V290];[.Y29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9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9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9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9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9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sla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91];[.N291];[.Q291];[.T291];[.W291])" office:value-type="float" office:value="6358" calcext:value-type="float">
            <text:p>6358</text:p>
          </table:table-cell>
          <table:table-cell table:style-name="ce19" table:formula="of:=SUM([.L291];[.O291];[.R291];[.U291];[.X291])" office:value-type="float" office:value="2972" calcext:value-type="float">
            <text:p>2972</text:p>
          </table:table-cell>
          <table:table-cell table:style-name="ce28" table:formula="of:=SUM([.M291];[.P291];[.S291];[.V291];[.Y291])" office:value-type="percentage" office:value="0.0000715466522505783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91]/[.$K$518]" office:value-type="percentage" office:value="0" calcext:value-type="percentage">
            <text:p>0.00%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table:style-name="ce42" table:formula="of:=[.N291]/[.N$518]" office:value-type="percentage" office:value="0.000000175199319487618" calcext:value-type="percentage">
            <text:p>0.00%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42" table:formula="of:=[.Q291]/[.Q$518]" office:value-type="percentage" office:value="0.0000000588065652825613" calcext:value-type="percentage">
            <text:p>0.00%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table:style-name="ce42" table:formula="of:=[.T291]/[.T$518]" office:value-type="percentage" office:value="0.000000142752557036308" calcext:value-type="percentage">
            <text:p>0.00%</text:p>
          </table:table-cell>
          <table:table-cell office:value-type="float" office:value="6118" calcext:value-type="float">
            <text:p>6118</text:p>
          </table:table-cell>
          <table:table-cell office:value-type="float" office:value="2883" calcext:value-type="float">
            <text:p>2883</text:p>
          </table:table-cell>
          <table:table-cell table:style-name="ce42" table:formula="of:=[.W291]/[.W$518]" office:value-type="percentage" office:value="0.0000711698938087718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x121</text:p>
          </table:table-cell>
          <table:table-cell office:value-type="string" calcext:value-type="string">
            <text:p>sla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92];[.N292];[.Q292];[.T292];[.W292])" office:value-type="float" office:value="6746653" calcext:value-type="float">
            <text:p>6746653</text:p>
          </table:table-cell>
          <table:table-cell table:style-name="ce19" table:formula="of:=SUM([.L292];[.O292];[.R292];[.U292];[.X292])" office:value-type="float" office:value="1921606" calcext:value-type="float">
            <text:p>1921606</text:p>
          </table:table-cell>
          <table:table-cell table:style-name="ce28" table:formula="of:=SUM([.M292];[.P292];[.S292];[.V292];[.Y292])" office:value-type="percentage" office:value="0.0111307042785347" calcext:value-type="percentage">
            <text:p>1.11%</text:p>
          </table:table-cell>
          <table:table-cell table:style-name="ce1" office:value-type="float" office:value="8212" calcext:value-type="float">
            <text:p>8212</text:p>
          </table:table-cell>
          <table:table-cell table:style-name="ce1" office:value-type="float" office:value="3469" calcext:value-type="float">
            <text:p>3469</text:p>
          </table:table-cell>
          <table:table-cell table:style-name="ce42" table:formula="of:=[.K292]/[.$K$518]" office:value-type="percentage" office:value="0.0000426654000189864" calcext:value-type="percentage">
            <text:p>0.00%</text:p>
          </table:table-cell>
          <table:table-cell office:value-type="float" office:value="25114" calcext:value-type="float">
            <text:p>25114</text:p>
          </table:table-cell>
          <table:table-cell office:value-type="float" office:value="8680" calcext:value-type="float">
            <text:p>8680</text:p>
          </table:table-cell>
          <table:table-cell table:style-name="ce42" table:formula="of:=[.N292]/[.N$518]" office:value-type="percentage" office:value="0.0000333329978000912" calcext:value-type="percentage">
            <text:p>0.00%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42" table:formula="of:=[.Q292]/[.Q$518]" office:value-type="percentage" office:value="0.0000000532059400175554" calcext:value-type="percentage">
            <text:p>0.00%</text:p>
          </table:table-cell>
          <table:table-cell office:value-type="float" office:value="6709382" calcext:value-type="float">
            <text:p>6709382</text:p>
          </table:table-cell>
          <table:table-cell office:value-type="float" office:value="1907426" calcext:value-type="float">
            <text:p>1907426</text:p>
          </table:table-cell>
          <table:table-cell table:style-name="ce42" table:formula="of:=[.T292]/[.T$518]" office:value-type="percentage" office:value="0.0110089820302687" calcext:value-type="percentage">
            <text:p>1.10%</text:p>
          </table:table-cell>
          <table:table-cell office:value-type="float" office:value="3926" calcext:value-type="float">
            <text:p>3926</text:p>
          </table:table-cell>
          <table:table-cell office:value-type="float" office:value="2026" calcext:value-type="float">
            <text:p>2026</text:p>
          </table:table-cell>
          <table:table-cell table:style-name="ce42" table:formula="of:=[.W292]/[.W$518]" office:value-type="percentage" office:value="0.0000456706445069039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x122</text:p>
          </table:table-cell>
          <table:table-cell office:value-type="string" calcext:value-type="string">
            <text:p>sla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93];[.N293];[.Q293];[.T293];[.W293])" office:value-type="float" office:value="1920" calcext:value-type="float">
            <text:p>1920</text:p>
          </table:table-cell>
          <table:table-cell table:style-name="ce19" table:formula="of:=SUM([.L293];[.O293];[.R293];[.U293];[.X293])" office:value-type="float" office:value="823" calcext:value-type="float">
            <text:p>823</text:p>
          </table:table-cell>
          <table:table-cell table:style-name="ce28" table:formula="of:=SUM([.M293];[.P293];[.S293];[.V293];[.Y293])" office:value-type="percentage" office:value="0.00000257469331703368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93]/[.$K$518]" office:value-type="percentage" office:value="0" calcext:value-type="percentage">
            <text:p>0.00%</text:p>
          </table:table-cell>
          <table:table-cell office:value-type="float" office:value="1836" calcext:value-type="float">
            <text:p>1836</text:p>
          </table:table-cell>
          <table:table-cell office:value-type="float" office:value="798" calcext:value-type="float">
            <text:p>798</text:p>
          </table:table-cell>
          <table:table-cell table:style-name="ce42" table:formula="of:=[.N293]/[.N$518]" office:value-type="percentage" office:value="0.0000024368632619641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93]/[.Q$518]" office:value-type="percentage" office:value="0" calcext:value-type="percentage">
            <text:p>0.00%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style-name="ce42" table:formula="of:=[.T293]/[.T$518]" office:value-type="percentage" office:value="0.000000137830055069539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9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x123</text:p>
          </table:table-cell>
          <table:table-cell office:value-type="string" calcext:value-type="string">
            <text:p>sla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94];[.N294];[.Q294];[.T294];[.W294])" office:value-type="float" office:value="34198" calcext:value-type="float">
            <text:p>34198</text:p>
          </table:table-cell>
          <table:table-cell table:style-name="ce19" table:formula="of:=SUM([.L294];[.O294];[.R294];[.U294];[.X294])" office:value-type="float" office:value="11048" calcext:value-type="float">
            <text:p>11048</text:p>
          </table:table-cell>
          <table:table-cell table:style-name="ce28" table:formula="of:=SUM([.M294];[.P294];[.S294];[.V294];[.Y294])" office:value-type="percentage" office:value="0.000079692927790854" calcext:value-type="percentage">
            <text:p>0.01%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42" table:formula="of:=[.K294]/[.$K$518]" office:value-type="percentage" office:value="0.0000000415639552060267" calcext:value-type="percentage">
            <text:p>0.00%</text:p>
          </table:table-cell>
          <table:table-cell office:value-type="float" office:value="8823" calcext:value-type="float">
            <text:p>8823</text:p>
          </table:table-cell>
          <table:table-cell office:value-type="float" office:value="3053" calcext:value-type="float">
            <text:p>3053</text:p>
          </table:table-cell>
          <table:table-cell table:style-name="ce42" table:formula="of:=[.N294]/[.N$518]" office:value-type="percentage" office:value="0.000011710481786661" calcext:value-type="percentage">
            <text:p>0.00%</text:p>
          </table:table-cell>
          <table:table-cell office:value-type="float" office:value="22698" calcext:value-type="float">
            <text:p>22698</text:p>
          </table:table-cell>
          <table:table-cell office:value-type="float" office:value="6820" calcext:value-type="float">
            <text:p>6820</text:p>
          </table:table-cell>
          <table:table-cell table:style-name="ce42" table:formula="of:=[.Q294]/[.Q$518]" office:value-type="percentage" office:value="0.0000635614961325512" calcext:value-type="percentage">
            <text:p>0.01%</text:p>
          </table:table-cell>
          <table:table-cell office:value-type="float" office:value="2669" calcext:value-type="float">
            <text:p>2669</text:p>
          </table:table-cell>
          <table:table-cell office:value-type="float" office:value="1174" calcext:value-type="float">
            <text:p>1174</text:p>
          </table:table-cell>
          <table:table-cell table:style-name="ce42" table:formula="of:=[.T294]/[.T$518]" office:value-type="percentage" office:value="0.0000043793859164357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9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x124</text:p>
          </table:table-cell>
          <table:table-cell office:value-type="string" calcext:value-type="string">
            <text:p>sla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95];[.N295];[.Q295];[.T295];[.W295])" office:value-type="float" office:value="27000" calcext:value-type="float">
            <text:p>27000</text:p>
          </table:table-cell>
          <table:table-cell table:style-name="ce19" table:formula="of:=SUM([.L295];[.O295];[.R295];[.U295];[.X295])" office:value-type="float" office:value="8473" calcext:value-type="float">
            <text:p>8473</text:p>
          </table:table-cell>
          <table:table-cell table:style-name="ce28" table:formula="of:=SUM([.M295];[.P295];[.S295];[.V295];[.Y295])" office:value-type="percentage" office:value="0.0000443025177009233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9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9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95]/[.Q$518]" office:value-type="percentage" office:value="0" calcext:value-type="percentage">
            <text:p>0.00%</text:p>
          </table:table-cell>
          <table:table-cell office:value-type="float" office:value="27000" calcext:value-type="float">
            <text:p>27000</text:p>
          </table:table-cell>
          <table:table-cell office:value-type="float" office:value="8473" calcext:value-type="float">
            <text:p>8473</text:p>
          </table:table-cell>
          <table:table-cell table:style-name="ce42" table:formula="of:=[.T295]/[.T$518]" office:value-type="percentage" office:value="0.0000443025177009233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9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x125</text:p>
          </table:table-cell>
          <table:table-cell office:value-type="string" calcext:value-type="string">
            <text:p>sla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96];[.N296];[.Q296];[.T296];[.W296])" office:value-type="float" office:value="2394" calcext:value-type="float">
            <text:p>2394</text:p>
          </table:table-cell>
          <table:table-cell table:style-name="ce19" table:formula="of:=SUM([.L296];[.O296];[.R296];[.U296];[.X296])" office:value-type="float" office:value="894" calcext:value-type="float">
            <text:p>894</text:p>
          </table:table-cell>
          <table:table-cell table:style-name="ce28" table:formula="of:=SUM([.M296];[.P296];[.S296];[.V296];[.Y296])" office:value-type="percentage" office:value="0.0000251912075136698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9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9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96]/[.Q$518]" office:value-type="percentage" office:value="0" calcext:value-type="percentage">
            <text:p>0.00%</text:p>
          </table:table-cell>
          <table:table-cell office:value-type="float" office:value="266" calcext:value-type="float">
            <text:p>266</text:p>
          </table:table-cell>
          <table:table-cell office:value-type="float" office:value="89" calcext:value-type="float">
            <text:p>89</text:p>
          </table:table-cell>
          <table:table-cell table:style-name="ce42" table:formula="of:=[.T296]/[.T$518]" office:value-type="percentage" office:value="0.00000043646184105354" calcext:value-type="percentage">
            <text:p>0.00%</text:p>
          </table:table-cell>
          <table:table-cell office:value-type="float" office:value="2128" calcext:value-type="float">
            <text:p>2128</text:p>
          </table:table-cell>
          <table:table-cell office:value-type="float" office:value="805" calcext:value-type="float">
            <text:p>805</text:p>
          </table:table-cell>
          <table:table-cell table:style-name="ce42" table:formula="of:=[.W296]/[.W$518]" office:value-type="percentage" office:value="0.0000247547456726163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x126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297];[.N297];[.Q297];[.T297];[.W297])" office:value-type="float" office:value="0" calcext:value-type="float">
            <text:p>0</text:p>
          </table:table-cell>
          <table:table-cell table:style-name="ce19" table:formula="of:=SUM([.L297];[.O297];[.R297];[.U297];[.X297])" office:value-type="float" office:value="0" calcext:value-type="float">
            <text:p>0</text:p>
          </table:table-cell>
          <table:table-cell table:style-name="ce28" table:formula="of:=SUM([.M297];[.P297];[.S297];[.V297];[.Y297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9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9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97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97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29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x127</text:p>
          </table:table-cell>
          <table:table-cell office:value-type="string" calcext:value-type="string">
            <text:p>sla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98];[.N298];[.Q298];[.T298];[.W298])" office:value-type="float" office:value="573912" calcext:value-type="float">
            <text:p>573912</text:p>
          </table:table-cell>
          <table:table-cell table:style-name="ce19" table:formula="of:=SUM([.L298];[.O298];[.R298];[.U298];[.X298])" office:value-type="float" office:value="180531" calcext:value-type="float">
            <text:p>180531</text:p>
          </table:table-cell>
          <table:table-cell table:style-name="ce28" table:formula="of:=SUM([.M298];[.P298];[.S298];[.V298];[.Y298])" office:value-type="percentage" office:value="0.00175669238890492" calcext:value-type="percentage">
            <text:p>0.18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98]/[.$K$518]" office:value-type="percentage" office:value="0" calcext:value-type="percentage">
            <text:p>0.00%</text:p>
          </table:table-cell>
          <table:table-cell office:value-type="float" office:value="242035" calcext:value-type="float">
            <text:p>242035</text:p>
          </table:table-cell>
          <table:table-cell office:value-type="float" office:value="78095" calcext:value-type="float">
            <text:p>78095</text:p>
          </table:table-cell>
          <table:table-cell table:style-name="ce42" table:formula="of:=[.N298]/[.N$518]" office:value-type="percentage" office:value="0.000321245206758982" calcext:value-type="percentage">
            <text:p>0.03%</text:p>
          </table:table-cell>
          <table:table-cell office:value-type="float" office:value="274579" calcext:value-type="float">
            <text:p>274579</text:p>
          </table:table-cell>
          <table:table-cell office:value-type="float" office:value="80518" calcext:value-type="float">
            <text:p>80518</text:p>
          </table:table-cell>
          <table:table-cell table:style-name="ce42" table:formula="of:=[.Q298]/[.Q$518]" office:value-type="percentage" office:value="0.000768907042320019" calcext:value-type="percentage">
            <text:p>0.08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298]/[.T$518]" office:value-type="percentage" office:value="0" calcext:value-type="percentage">
            <text:p>0.00%</text:p>
          </table:table-cell>
          <table:table-cell office:value-type="float" office:value="57298" calcext:value-type="float">
            <text:p>57298</text:p>
          </table:table-cell>
          <table:table-cell office:value-type="float" office:value="21918" calcext:value-type="float">
            <text:p>21918</text:p>
          </table:table-cell>
          <table:table-cell table:style-name="ce42" table:formula="of:=[.W298]/[.W$518]" office:value-type="percentage" office:value="0.000666540139825925" calcext:value-type="percentage">
            <text:p>0.07%</text:p>
          </table:table-cell>
          <table:table-cell table:style-name="ce1" table:number-columns-repeated="99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x128</text:p>
          </table:table-cell>
          <table:table-cell office:value-type="string" calcext:value-type="string">
            <text:p>sra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299];[.N299];[.Q299];[.T299];[.W299])" office:value-type="float" office:value="614748" calcext:value-type="float">
            <text:p>614748</text:p>
          </table:table-cell>
          <table:table-cell table:style-name="ce19" table:formula="of:=SUM([.L299];[.O299];[.R299];[.U299];[.X299])" office:value-type="float" office:value="177282" calcext:value-type="float">
            <text:p>177282</text:p>
          </table:table-cell>
          <table:table-cell table:style-name="ce28" table:formula="of:=SUM([.M299];[.P299];[.S299];[.V299];[.Y299])" office:value-type="percentage" office:value="0.00132057081625087" calcext:value-type="percentage">
            <text:p>0.13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29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29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299]/[.Q$518]" office:value-type="percentage" office:value="0" calcext:value-type="percentage">
            <text:p>0.00%</text:p>
          </table:table-cell>
          <table:table-cell office:value-type="float" office:value="583536" calcext:value-type="float">
            <text:p>583536</text:p>
          </table:table-cell>
          <table:table-cell office:value-type="float" office:value="164790" calcext:value-type="float">
            <text:p>164790</text:p>
          </table:table-cell>
          <table:table-cell table:style-name="ce42" table:formula="of:=[.T299]/[.T$518]" office:value-type="percentage" office:value="0.000957485702560221" calcext:value-type="percentage">
            <text:p>0.10%</text:p>
          </table:table-cell>
          <table:table-cell office:value-type="float" office:value="31212" calcext:value-type="float">
            <text:p>31212</text:p>
          </table:table-cell>
          <table:table-cell office:value-type="float" office:value="12492" calcext:value-type="float">
            <text:p>12492</text:p>
          </table:table-cell>
          <table:table-cell table:style-name="ce42" table:formula="of:=[.W299]/[.W$518]" office:value-type="percentage" office:value="0.000363085113690648" calcext:value-type="percentage">
            <text:p>0.04%</text:p>
          </table:table-cell>
          <table:table-cell table:style-name="ce1" table:number-columns-repeated="99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x129</text:p>
          </table:table-cell>
          <table:table-cell office:value-type="string" calcext:value-type="string">
            <text:p>sra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00];[.N300];[.Q300];[.T300];[.W300])" office:value-type="float" office:value="0" calcext:value-type="float">
            <text:p>0</text:p>
          </table:table-cell>
          <table:table-cell table:style-name="ce19" table:formula="of:=SUM([.L300];[.O300];[.R300];[.U300];[.X300])" office:value-type="float" office:value="0" calcext:value-type="float">
            <text:p>0</text:p>
          </table:table-cell>
          <table:table-cell table:style-name="ce28" table:formula="of:=SUM([.M300];[.P300];[.S300];[.V300];[.Y30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0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0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0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0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0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x12a</text:p>
          </table:table-cell>
          <table:table-cell office:value-type="string" calcext:value-type="string">
            <text:p>sra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01];[.N301];[.Q301];[.T301];[.W301])" office:value-type="float" office:value="0" calcext:value-type="float">
            <text:p>0</text:p>
          </table:table-cell>
          <table:table-cell table:style-name="ce19" table:formula="of:=SUM([.L301];[.O301];[.R301];[.U301];[.X301])" office:value-type="float" office:value="0" calcext:value-type="float">
            <text:p>0</text:p>
          </table:table-cell>
          <table:table-cell table:style-name="ce28" table:formula="of:=SUM([.M301];[.P301];[.S301];[.V301];[.Y301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0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0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01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01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0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x12b</text:p>
          </table:table-cell>
          <table:table-cell office:value-type="string" calcext:value-type="string">
            <text:p>sra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02];[.N302];[.Q302];[.T302];[.W302])" office:value-type="float" office:value="0" calcext:value-type="float">
            <text:p>0</text:p>
          </table:table-cell>
          <table:table-cell table:style-name="ce19" table:formula="of:=SUM([.L302];[.O302];[.R302];[.U302];[.X302])" office:value-type="float" office:value="0" calcext:value-type="float">
            <text:p>0</text:p>
          </table:table-cell>
          <table:table-cell table:style-name="ce28" table:formula="of:=SUM([.M302];[.P302];[.S302];[.V302];[.Y30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0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0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0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0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0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x12c</text:p>
          </table:table-cell>
          <table:table-cell office:value-type="string" calcext:value-type="string">
            <text:p>sra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03];[.N303];[.Q303];[.T303];[.W303])" office:value-type="float" office:value="0" calcext:value-type="float">
            <text:p>0</text:p>
          </table:table-cell>
          <table:table-cell table:style-name="ce19" table:formula="of:=SUM([.L303];[.O303];[.R303];[.U303];[.X303])" office:value-type="float" office:value="0" calcext:value-type="float">
            <text:p>0</text:p>
          </table:table-cell>
          <table:table-cell table:style-name="ce28" table:formula="of:=SUM([.M303];[.P303];[.S303];[.V303];[.Y303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0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0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03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03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0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x12d</text:p>
          </table:table-cell>
          <table:table-cell office:value-type="string" calcext:value-type="string">
            <text:p>sra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04];[.N304];[.Q304];[.T304];[.W304])" office:value-type="float" office:value="0" calcext:value-type="float">
            <text:p>0</text:p>
          </table:table-cell>
          <table:table-cell table:style-name="ce19" table:formula="of:=SUM([.L304];[.O304];[.R304];[.U304];[.X304])" office:value-type="float" office:value="0" calcext:value-type="float">
            <text:p>0</text:p>
          </table:table-cell>
          <table:table-cell table:style-name="ce28" table:formula="of:=SUM([.M304];[.P304];[.S304];[.V304];[.Y30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0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0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0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0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0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x12e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305];[.N305];[.Q305];[.T305];[.W305])" office:value-type="float" office:value="0" calcext:value-type="float">
            <text:p>0</text:p>
          </table:table-cell>
          <table:table-cell table:style-name="ce19" table:formula="of:=SUM([.L305];[.O305];[.R305];[.U305];[.X305])" office:value-type="float" office:value="0" calcext:value-type="float">
            <text:p>0</text:p>
          </table:table-cell>
          <table:table-cell table:style-name="ce28" table:formula="of:=SUM([.M305];[.P305];[.S305];[.V305];[.Y305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0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0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05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05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0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x12f</text:p>
          </table:table-cell>
          <table:table-cell office:value-type="string" calcext:value-type="string">
            <text:p>sra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06];[.N306];[.Q306];[.T306];[.W306])" office:value-type="float" office:value="4143" calcext:value-type="float">
            <text:p>4143</text:p>
          </table:table-cell>
          <table:table-cell table:style-name="ce19" table:formula="of:=SUM([.L306];[.O306];[.R306];[.U306];[.X306])" office:value-type="float" office:value="1191" calcext:value-type="float">
            <text:p>1191</text:p>
          </table:table-cell>
          <table:table-cell table:style-name="ce28" table:formula="of:=SUM([.M306];[.P306];[.S306];[.V306];[.Y306])" office:value-type="percentage" office:value="0.0000116016952364596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0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06]/[.N$518]" office:value-type="percentage" office:value="0" calcext:value-type="percentage">
            <text:p>0.00%</text:p>
          </table:table-cell>
          <table:table-cell office:value-type="float" office:value="4143" calcext:value-type="float">
            <text:p>4143</text:p>
          </table:table-cell>
          <table:table-cell office:value-type="float" office:value="1191" calcext:value-type="float">
            <text:p>1191</text:p>
          </table:table-cell>
          <table:table-cell table:style-name="ce42" table:formula="of:=[.Q306]/[.Q$518]" office:value-type="percentage" office:value="0.0000116016952364596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06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0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swap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07];[.N307];[.Q307];[.T307];[.W307])" office:value-type="float" office:value="29952" calcext:value-type="float">
            <text:p>29952</text:p>
          </table:table-cell>
          <table:table-cell table:style-name="ce19" table:formula="of:=SUM([.L307];[.O307];[.R307];[.U307];[.X307])" office:value-type="float" office:value="7470" calcext:value-type="float">
            <text:p>7470</text:p>
          </table:table-cell>
          <table:table-cell table:style-name="ce28" table:formula="of:=SUM([.M307];[.P307];[.S307];[.V307];[.Y307])" office:value-type="percentage" office:value="0.0000491462596362242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0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0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07]/[.Q$518]" office:value-type="percentage" office:value="0" calcext:value-type="percentage">
            <text:p>0.00%</text:p>
          </table:table-cell>
          <table:table-cell office:value-type="float" office:value="29952" calcext:value-type="float">
            <text:p>29952</text:p>
          </table:table-cell>
          <table:table-cell office:value-type="float" office:value="7470" calcext:value-type="float">
            <text:p>7470</text:p>
          </table:table-cell>
          <table:table-cell table:style-name="ce42" table:formula="of:=[.T307]/[.T$518]" office:value-type="percentage" office:value="0.000049146259636224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0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x131</text:p>
          </table:table-cell>
          <table:table-cell office:value-type="string" calcext:value-type="string">
            <text:p>swap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08];[.N308];[.Q308];[.T308];[.W308])" office:value-type="float" office:value="0" calcext:value-type="float">
            <text:p>0</text:p>
          </table:table-cell>
          <table:table-cell table:style-name="ce19" table:formula="of:=SUM([.L308];[.O308];[.R308];[.U308];[.X308])" office:value-type="float" office:value="0" calcext:value-type="float">
            <text:p>0</text:p>
          </table:table-cell>
          <table:table-cell table:style-name="ce28" table:formula="of:=SUM([.M308];[.P308];[.S308];[.V308];[.Y308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0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0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08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0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0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swap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09];[.N309];[.Q309];[.T309];[.W309])" office:value-type="float" office:value="0" calcext:value-type="float">
            <text:p>0</text:p>
          </table:table-cell>
          <table:table-cell table:style-name="ce19" table:formula="of:=SUM([.L309];[.O309];[.R309];[.U309];[.X309])" office:value-type="float" office:value="0" calcext:value-type="float">
            <text:p>0</text:p>
          </table:table-cell>
          <table:table-cell table:style-name="ce28" table:formula="of:=SUM([.M309];[.P309];[.S309];[.V309];[.Y309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0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0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09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09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0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x133</text:p>
          </table:table-cell>
          <table:table-cell office:value-type="string" calcext:value-type="string">
            <text:p>swap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10];[.N310];[.Q310];[.T310];[.W310])" office:value-type="float" office:value="0" calcext:value-type="float">
            <text:p>0</text:p>
          </table:table-cell>
          <table:table-cell table:style-name="ce19" table:formula="of:=SUM([.L310];[.O310];[.R310];[.U310];[.X310])" office:value-type="float" office:value="0" calcext:value-type="float">
            <text:p>0</text:p>
          </table:table-cell>
          <table:table-cell table:style-name="ce28" table:formula="of:=SUM([.M310];[.P310];[.S310];[.V310];[.Y31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1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1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1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1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1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x134</text:p>
          </table:table-cell>
          <table:table-cell office:value-type="string" calcext:value-type="string">
            <text:p>swap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11];[.N311];[.Q311];[.T311];[.W311])" office:value-type="float" office:value="0" calcext:value-type="float">
            <text:p>0</text:p>
          </table:table-cell>
          <table:table-cell table:style-name="ce19" table:formula="of:=SUM([.L311];[.O311];[.R311];[.U311];[.X311])" office:value-type="float" office:value="0" calcext:value-type="float">
            <text:p>0</text:p>
          </table:table-cell>
          <table:table-cell table:style-name="ce28" table:formula="of:=SUM([.M311];[.P311];[.S311];[.V311];[.Y311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1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1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11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11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1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x135</text:p>
          </table:table-cell>
          <table:table-cell office:value-type="string" calcext:value-type="string">
            <text:p>swap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12];[.N312];[.Q312];[.T312];[.W312])" office:value-type="float" office:value="2976" calcext:value-type="float">
            <text:p>2976</text:p>
          </table:table-cell>
          <table:table-cell table:style-name="ce19" table:formula="of:=SUM([.L312];[.O312];[.R312];[.U312];[.X312])" office:value-type="float" office:value="1068" calcext:value-type="float">
            <text:p>1068</text:p>
          </table:table-cell>
          <table:table-cell table:style-name="ce28" table:formula="of:=SUM([.M312];[.P312];[.S312];[.V312];[.Y312])" office:value-type="percentage" office:value="0.0000154617913366419" calcext:value-type="percentage">
            <text:p>0.00%</text:p>
          </table:table-cell>
          <table:table-cell table:style-name="ce1" office:value-type="float" office:value="2976" calcext:value-type="float">
            <text:p>2976</text:p>
          </table:table-cell>
          <table:table-cell table:style-name="ce1" office:value-type="float" office:value="1068" calcext:value-type="float">
            <text:p>1068</text:p>
          </table:table-cell>
          <table:table-cell table:style-name="ce42" table:formula="of:=[.K312]/[.$K$518]" office:value-type="percentage" office:value="0.0000154617913366419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1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1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1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1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x136</text:p>
          </table:table-cell>
          <table:table-cell office:value-type="string" calcext:value-type="string">
            <text:p>swap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313];[.N313];[.Q313];[.T313];[.W313])" office:value-type="float" office:value="0" calcext:value-type="float">
            <text:p>0</text:p>
          </table:table-cell>
          <table:table-cell table:style-name="ce19" table:formula="of:=SUM([.L313];[.O313];[.R313];[.U313];[.X313])" office:value-type="float" office:value="0" calcext:value-type="float">
            <text:p>0</text:p>
          </table:table-cell>
          <table:table-cell table:style-name="ce28" table:formula="of:=SUM([.M313];[.P313];[.S313];[.V313];[.Y313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1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1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13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13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1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x137</text:p>
          </table:table-cell>
          <table:table-cell office:value-type="string" calcext:value-type="string">
            <text:p>swap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14];[.N314];[.Q314];[.T314];[.W314])" office:value-type="float" office:value="1572147" calcext:value-type="float">
            <text:p>1572147</text:p>
          </table:table-cell>
          <table:table-cell table:style-name="ce19" table:formula="of:=SUM([.L314];[.O314];[.R314];[.U314];[.X314])" office:value-type="float" office:value="495150" calcext:value-type="float">
            <text:p>495150</text:p>
          </table:table-cell>
          <table:table-cell table:style-name="ce28" table:formula="of:=SUM([.M314];[.P314];[.S314];[.V314];[.Y314])" office:value-type="percentage" office:value="0.00543676247472747" calcext:value-type="percentage">
            <text:p>0.54%</text:p>
          </table:table-cell>
          <table:table-cell table:style-name="ce1" office:value-type="float" office:value="393676" calcext:value-type="float">
            <text:p>393676</text:p>
          </table:table-cell>
          <table:table-cell table:style-name="ce1" office:value-type="float" office:value="142712" calcext:value-type="float">
            <text:p>142712</text:p>
          </table:table-cell>
          <table:table-cell table:style-name="ce42" table:formula="of:=[.K314]/[.$K$518]" office:value-type="percentage" office:value="0.00204534145371097" calcext:value-type="percentage">
            <text:p>0.20%</text:p>
          </table:table-cell>
          <table:table-cell office:value-type="float" office:value="100019" calcext:value-type="float">
            <text:p>100019</text:p>
          </table:table-cell>
          <table:table-cell office:value-type="float" office:value="35262" calcext:value-type="float">
            <text:p>35262</text:p>
          </table:table-cell>
          <table:table-cell table:style-name="ce42" table:formula="of:=[.N314]/[.N$518]" office:value-type="percentage" office:value="0.000132751975271455" calcext:value-type="percentage">
            <text:p>0.01%</text:p>
          </table:table-cell>
          <table:table-cell office:value-type="float" office:value="897779" calcext:value-type="float">
            <text:p>897779</text:p>
          </table:table-cell>
          <table:table-cell office:value-type="float" office:value="258885" calcext:value-type="float">
            <text:p>258885</text:p>
          </table:table-cell>
          <table:table-cell table:style-name="ce42" table:formula="of:=[.Q314]/[.Q$518]" office:value-type="percentage" office:value="0.00251406187489584" calcext:value-type="percentage">
            <text:p>0.25%</text:p>
          </table:table-cell>
          <table:table-cell office:value-type="float" office:value="135822" calcext:value-type="float">
            <text:p>135822</text:p>
          </table:table-cell>
          <table:table-cell office:value-type="float" office:value="40460" calcext:value-type="float">
            <text:p>40460</text:p>
          </table:table-cell>
          <table:table-cell table:style-name="ce42" table:formula="of:=[.T314]/[.T$518]" office:value-type="percentage" office:value="0.000222861354043511" calcext:value-type="percentage">
            <text:p>0.02%</text:p>
          </table:table-cell>
          <table:table-cell office:value-type="float" office:value="44851" calcext:value-type="float">
            <text:p>44851</text:p>
          </table:table-cell>
          <table:table-cell office:value-type="float" office:value="17831" calcext:value-type="float">
            <text:p>17831</text:p>
          </table:table-cell>
          <table:table-cell table:style-name="ce42" table:formula="of:=[.W314]/[.W$518]" office:value-type="percentage" office:value="0.000521745816805692" calcext:value-type="percentage">
            <text:p>0.05%</text:p>
          </table:table-cell>
          <table:table-cell table:style-name="ce1" table:number-columns-repeated="99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x138</text:p>
          </table:table-cell>
          <table:table-cell office:value-type="string" calcext:value-type="string">
            <text:p>srl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15];[.N315];[.Q315];[.T315];[.W315])" office:value-type="float" office:value="36162" calcext:value-type="float">
            <text:p>36162</text:p>
          </table:table-cell>
          <table:table-cell table:style-name="ce19" table:formula="of:=SUM([.L315];[.O315];[.R315];[.U315];[.X315])" office:value-type="float" office:value="10727" calcext:value-type="float">
            <text:p>10727</text:p>
          </table:table-cell>
          <table:table-cell table:style-name="ce28" table:formula="of:=SUM([.M315];[.P315];[.S315];[.V315];[.Y315])" office:value-type="percentage" office:value="0.0000593358387074366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1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1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15]/[.Q$518]" office:value-type="percentage" office:value="0" calcext:value-type="percentage">
            <text:p>0.00%</text:p>
          </table:table-cell>
          <table:table-cell office:value-type="float" office:value="36162" calcext:value-type="float">
            <text:p>36162</text:p>
          </table:table-cell>
          <table:table-cell office:value-type="float" office:value="10727" calcext:value-type="float">
            <text:p>10727</text:p>
          </table:table-cell>
          <table:table-cell table:style-name="ce42" table:formula="of:=[.T315]/[.T$518]" office:value-type="percentage" office:value="0.0000593358387074366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1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x139</text:p>
          </table:table-cell>
          <table:table-cell office:value-type="string" calcext:value-type="string">
            <text:p>srl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16];[.N316];[.Q316];[.T316];[.W316])" office:value-type="float" office:value="73996" calcext:value-type="float">
            <text:p>73996</text:p>
          </table:table-cell>
          <table:table-cell table:style-name="ce19" table:formula="of:=SUM([.L316];[.O316];[.R316];[.U316];[.X316])" office:value-type="float" office:value="24739" calcext:value-type="float">
            <text:p>24739</text:p>
          </table:table-cell>
          <table:table-cell table:style-name="ce28" table:formula="of:=SUM([.M316];[.P316];[.S316];[.V316];[.Y316])" office:value-type="percentage" office:value="0.000335601975922397" calcext:value-type="percentage">
            <text:p>0.03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1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16]/[.N$518]" office:value-type="percentage" office:value="0" calcext:value-type="percentage">
            <text:p>0.00%</text:p>
          </table:table-cell>
          <table:table-cell office:value-type="float" office:value="59460" calcext:value-type="float">
            <text:p>59460</text:p>
          </table:table-cell>
          <table:table-cell office:value-type="float" office:value="18707" calcext:value-type="float">
            <text:p>18707</text:p>
          </table:table-cell>
          <table:table-cell table:style-name="ce42" table:formula="of:=[.Q316]/[.Q$518]" office:value-type="percentage" office:value="0.000166506589128624" calcext:value-type="percentage">
            <text:p>0.02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16]/[.T$518]" office:value-type="percentage" office:value="0" calcext:value-type="percentage">
            <text:p>0.00%</text:p>
          </table:table-cell>
          <table:table-cell office:value-type="float" office:value="14536" calcext:value-type="float">
            <text:p>14536</text:p>
          </table:table-cell>
          <table:table-cell office:value-type="float" office:value="6032" calcext:value-type="float">
            <text:p>6032</text:p>
          </table:table-cell>
          <table:table-cell table:style-name="ce42" table:formula="of:=[.W316]/[.W$518]" office:value-type="percentage" office:value="0.000169095386793774" calcext:value-type="percentage">
            <text:p>0.02%</text:p>
          </table:table-cell>
          <table:table-cell table:style-name="ce1" table:number-columns-repeated="99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x13a</text:p>
          </table:table-cell>
          <table:table-cell office:value-type="string" calcext:value-type="string">
            <text:p>srl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17];[.N317];[.Q317];[.T317];[.W317])" office:value-type="float" office:value="2910" calcext:value-type="float">
            <text:p>2910</text:p>
          </table:table-cell>
          <table:table-cell table:style-name="ce19" table:formula="of:=SUM([.L317];[.O317];[.R317];[.U317];[.X317])" office:value-type="float" office:value="831" calcext:value-type="float">
            <text:p>831</text:p>
          </table:table-cell>
          <table:table-cell table:style-name="ce28" table:formula="of:=SUM([.M317];[.P317];[.S317];[.V317];[.Y317])" office:value-type="percentage" office:value="0.00000477482690776618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1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1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17]/[.Q$518]" office:value-type="percentage" office:value="0" calcext:value-type="percentage">
            <text:p>0.00%</text:p>
          </table:table-cell>
          <table:table-cell office:value-type="float" office:value="2910" calcext:value-type="float">
            <text:p>2910</text:p>
          </table:table-cell>
          <table:table-cell office:value-type="float" office:value="831" calcext:value-type="float">
            <text:p>831</text:p>
          </table:table-cell>
          <table:table-cell table:style-name="ce42" table:formula="of:=[.T317]/[.T$518]" office:value-type="percentage" office:value="0.0000047748269077661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1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x13b</text:p>
          </table:table-cell>
          <table:table-cell office:value-type="string" calcext:value-type="string">
            <text:p>srl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18];[.N318];[.Q318];[.T318];[.W318])" office:value-type="float" office:value="0" calcext:value-type="float">
            <text:p>0</text:p>
          </table:table-cell>
          <table:table-cell table:style-name="ce19" table:formula="of:=SUM([.L318];[.O318];[.R318];[.U318];[.X318])" office:value-type="float" office:value="0" calcext:value-type="float">
            <text:p>0</text:p>
          </table:table-cell>
          <table:table-cell table:style-name="ce28" table:formula="of:=SUM([.M318];[.P318];[.S318];[.V318];[.Y318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1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1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18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1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1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x13c</text:p>
          </table:table-cell>
          <table:table-cell office:value-type="string" calcext:value-type="string">
            <text:p>srl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19];[.N319];[.Q319];[.T319];[.W319])" office:value-type="float" office:value="71247" calcext:value-type="float">
            <text:p>71247</text:p>
          </table:table-cell>
          <table:table-cell table:style-name="ce19" table:formula="of:=SUM([.L319];[.O319];[.R319];[.U319];[.X319])" office:value-type="float" office:value="21054" calcext:value-type="float">
            <text:p>21054</text:p>
          </table:table-cell>
          <table:table-cell table:style-name="ce28" table:formula="of:=SUM([.M319];[.P319];[.S319];[.V319];[.Y319])" office:value-type="percentage" office:value="0.00011689634648196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19]/[.$K$518]" office:value-type="percentage" office:value="0" calcext:value-type="percentage">
            <text:p>0.00%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2" table:formula="of:=[.N319]/[.N$518]" office:value-type="percentage" office:value="0.000000034508956868773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19]/[.Q$518]" office:value-type="percentage" office:value="0" calcext:value-type="percentage">
            <text:p>0.00%</text:p>
          </table:table-cell>
          <table:table-cell office:value-type="float" office:value="71221" calcext:value-type="float">
            <text:p>71221</text:p>
          </table:table-cell>
          <table:table-cell office:value-type="float" office:value="21043" calcext:value-type="float">
            <text:p>21043</text:p>
          </table:table-cell>
          <table:table-cell table:style-name="ce42" table:formula="of:=[.T319]/[.T$518]" office:value-type="percentage" office:value="0.000116861837525091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1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x13d</text:p>
          </table:table-cell>
          <table:table-cell office:value-type="string" calcext:value-type="string">
            <text:p>srl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20];[.N320];[.Q320];[.T320];[.W320])" office:value-type="float" office:value="0" calcext:value-type="float">
            <text:p>0</text:p>
          </table:table-cell>
          <table:table-cell table:style-name="ce19" table:formula="of:=SUM([.L320];[.O320];[.R320];[.U320];[.X320])" office:value-type="float" office:value="0" calcext:value-type="float">
            <text:p>0</text:p>
          </table:table-cell>
          <table:table-cell table:style-name="ce28" table:formula="of:=SUM([.M320];[.P320];[.S320];[.V320];[.Y32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2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2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2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2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2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x13e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321];[.N321];[.Q321];[.T321];[.W321])" office:value-type="float" office:value="21916" calcext:value-type="float">
            <text:p>21916</text:p>
          </table:table-cell>
          <table:table-cell table:style-name="ce19" table:formula="of:=SUM([.L321];[.O321];[.R321];[.U321];[.X321])" office:value-type="float" office:value="34154" calcext:value-type="float">
            <text:p>34154</text:p>
          </table:table-cell>
          <table:table-cell table:style-name="ce28" table:formula="of:=SUM([.M321];[.P321];[.S321];[.V321];[.Y321])" office:value-type="percentage" office:value="0.0000613716516539339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2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21]/[.N$518]" office:value-type="percentage" office:value="0" calcext:value-type="percentage">
            <text:p>0.00%</text:p>
          </table:table-cell>
          <table:table-cell office:value-type="float" office:value="21916" calcext:value-type="float">
            <text:p>21916</text:p>
          </table:table-cell>
          <table:table-cell office:value-type="float" office:value="34154" calcext:value-type="float">
            <text:p>34154</text:p>
          </table:table-cell>
          <table:table-cell table:style-name="ce42" table:formula="of:=[.Q321]/[.Q$518]" office:value-type="percentage" office:value="0.0000613716516539339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21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2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x13f</text:p>
          </table:table-cell>
          <table:table-cell office:value-type="string" calcext:value-type="string">
            <text:p>srl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22];[.N322];[.Q322];[.T322];[.W322])" office:value-type="float" office:value="1816368" calcext:value-type="float">
            <text:p>1816368</text:p>
          </table:table-cell>
          <table:table-cell table:style-name="ce19" table:formula="of:=SUM([.L322];[.O322];[.R322];[.U322];[.X322])" office:value-type="float" office:value="545580" calcext:value-type="float">
            <text:p>545580</text:p>
          </table:table-cell>
          <table:table-cell table:style-name="ce28" table:formula="of:=SUM([.M322];[.P322];[.S322];[.V322];[.Y322])" office:value-type="percentage" office:value="0.0034797804042155" calcext:value-type="percentage">
            <text:p>0.35%</text:p>
          </table:table-cell>
          <table:table-cell table:style-name="ce1" office:value-type="float" office:value="23142" calcext:value-type="float">
            <text:p>23142</text:p>
          </table:table-cell>
          <table:table-cell table:style-name="ce1" office:value-type="float" office:value="10251" calcext:value-type="float">
            <text:p>10251</text:p>
          </table:table-cell>
          <table:table-cell table:style-name="ce42" table:formula="of:=[.K322]/[.$K$518]" office:value-type="percentage" office:value="0.000120234131422234" calcext:value-type="percentage">
            <text:p>0.01%</text:p>
          </table:table-cell>
          <table:table-cell office:value-type="float" office:value="1201334" calcext:value-type="float">
            <text:p>1201334</text:p>
          </table:table-cell>
          <table:table-cell office:value-type="float" office:value="360051" calcext:value-type="float">
            <text:p>360051</text:p>
          </table:table-cell>
          <table:table-cell table:style-name="ce42" table:formula="of:=[.N322]/[.N$518]" office:value-type="percentage" office:value="0.00159449166119195" calcext:value-type="percentage">
            <text:p>0.16%</text:p>
          </table:table-cell>
          <table:table-cell office:value-type="float" office:value="504903" calcext:value-type="float">
            <text:p>504903</text:p>
          </table:table-cell>
          <table:table-cell office:value-type="float" office:value="147711" calcext:value-type="float">
            <text:p>147711</text:p>
          </table:table-cell>
          <table:table-cell table:style-name="ce42" table:formula="of:=[.Q322]/[.Q$518]" office:value-type="percentage" office:value="0.00141388624908862" calcext:value-type="percentage">
            <text:p>0.14%</text:p>
          </table:table-cell>
          <table:table-cell office:value-type="float" office:value="66129" calcext:value-type="float">
            <text:p>66129</text:p>
          </table:table-cell>
          <table:table-cell office:value-type="float" office:value="19777" calcext:value-type="float">
            <text:p>19777</text:p>
          </table:table-cell>
          <table:table-cell table:style-name="ce42" table:formula="of:=[.T322]/[.T$518]" office:value-type="percentage" office:value="0.000108506710853495" calcext:value-type="percentage">
            <text:p>0.01%</text:p>
          </table:table-cell>
          <table:table-cell office:value-type="float" office:value="20860" calcext:value-type="float">
            <text:p>20860</text:p>
          </table:table-cell>
          <table:table-cell office:value-type="float" office:value="7790" calcext:value-type="float">
            <text:p>7790</text:p>
          </table:table-cell>
          <table:table-cell table:style-name="ce42" table:formula="of:=[.W322]/[.W$518]" office:value-type="percentage" office:value="0.000242661651659199" calcext:value-type="percentage">
            <text:p>0.02%</text:p>
          </table:table-cell>
          <table:table-cell table:style-name="ce1" table:number-columns-repeated="99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x140</text:p>
          </table:table-cell>
          <table:table-cell office:value-type="string" calcext:value-type="string">
            <text:p>bi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23];[.N323];[.Q323];[.T323];[.W323])" office:value-type="float" office:value="16977" calcext:value-type="float">
            <text:p>16977</text:p>
          </table:table-cell>
          <table:table-cell table:style-name="ce19" table:formula="of:=SUM([.L323];[.O323];[.R323];[.U323];[.X323])" office:value-type="float" office:value="5033" calcext:value-type="float">
            <text:p>5033</text:p>
          </table:table-cell>
          <table:table-cell table:style-name="ce28" table:formula="of:=SUM([.M323];[.P323];[.S323];[.V323];[.Y323])" office:value-type="percentage" office:value="0.0000398560033384626" calcext:value-type="percentage">
            <text:p>0.00%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42" table:formula="of:=[.K323]/[.$K$518]" office:value-type="percentage" office:value="0.00000016625582082410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23]/[.N$518]" office:value-type="percentage" office:value="0" calcext:value-type="percentage">
            <text:p>0.00%</text:p>
          </table:table-cell>
          <table:table-cell office:value-type="float" office:value="10251" calcext:value-type="float">
            <text:p>10251</text:p>
          </table:table-cell>
          <table:table-cell office:value-type="float" office:value="3158" calcext:value-type="float">
            <text:p>3158</text:p>
          </table:table-cell>
          <table:table-cell table:style-name="ce42" table:formula="of:=[.Q323]/[.Q$518]" office:value-type="percentage" office:value="0.0000287060047957874" calcext:value-type="percentage">
            <text:p>0.00%</text:p>
          </table:table-cell>
          <table:table-cell office:value-type="float" office:value="6694" calcext:value-type="float">
            <text:p>6694</text:p>
          </table:table-cell>
          <table:table-cell office:value-type="float" office:value="1863" calcext:value-type="float">
            <text:p>1863</text:p>
          </table:table-cell>
          <table:table-cell table:style-name="ce42" table:formula="of:=[.T323]/[.T$518]" office:value-type="percentage" office:value="0.000010983742721851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2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x141</text:p>
          </table:table-cell>
          <table:table-cell office:value-type="string" calcext:value-type="string">
            <text:p>bit 1,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24];[.N324];[.Q324];[.T324];[.W324])" office:value-type="float" office:value="610" calcext:value-type="float">
            <text:p>610</text:p>
          </table:table-cell>
          <table:table-cell table:style-name="ce19" table:formula="of:=SUM([.L324];[.O324];[.R324];[.U324];[.X324])" office:value-type="float" office:value="239" calcext:value-type="float">
            <text:p>239</text:p>
          </table:table-cell>
          <table:table-cell table:style-name="ce28" table:formula="of:=SUM([.M324];[.P324];[.S324];[.V324];[.Y324])" office:value-type="percentage" office:value="0.00000100090873324308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2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2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24]/[.Q$518]" office:value-type="percentage" office:value="0" calcext:value-type="percentage">
            <text:p>0.00%</text:p>
          </table:table-cell>
          <table:table-cell office:value-type="float" office:value="610" calcext:value-type="float">
            <text:p>610</text:p>
          </table:table-cell>
          <table:table-cell office:value-type="float" office:value="239" calcext:value-type="float">
            <text:p>239</text:p>
          </table:table-cell>
          <table:table-cell table:style-name="ce42" table:formula="of:=[.T324]/[.T$518]" office:value-type="percentage" office:value="0.0000010009087332430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2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x142</text:p>
          </table:table-cell>
          <table:table-cell office:value-type="string" calcext:value-type="string">
            <text:p>bit 1,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25];[.N325];[.Q325];[.T325];[.W325])" office:value-type="float" office:value="7355" calcext:value-type="float">
            <text:p>7355</text:p>
          </table:table-cell>
          <table:table-cell table:style-name="ce19" table:formula="of:=SUM([.L325];[.O325];[.R325];[.U325];[.X325])" office:value-type="float" office:value="2101" calcext:value-type="float">
            <text:p>2101</text:p>
          </table:table-cell>
          <table:table-cell table:style-name="ce28" table:formula="of:=SUM([.M325];[.P325];[.S325];[.V325];[.Y325])" office:value-type="percentage" office:value="0.0000120683339885293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2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2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25]/[.Q$518]" office:value-type="percentage" office:value="0" calcext:value-type="percentage">
            <text:p>0.00%</text:p>
          </table:table-cell>
          <table:table-cell office:value-type="float" office:value="7355" calcext:value-type="float">
            <text:p>7355</text:p>
          </table:table-cell>
          <table:table-cell office:value-type="float" office:value="2101" calcext:value-type="float">
            <text:p>2101</text:p>
          </table:table-cell>
          <table:table-cell table:style-name="ce42" table:formula="of:=[.T325]/[.T$518]" office:value-type="percentage" office:value="0.0000120683339885293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2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x143</text:p>
          </table:table-cell>
          <table:table-cell office:value-type="string" calcext:value-type="string">
            <text:p>bit 1,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26];[.N326];[.Q326];[.T326];[.W326])" office:value-type="float" office:value="1065" calcext:value-type="float">
            <text:p>1065</text:p>
          </table:table-cell>
          <table:table-cell table:style-name="ce19" table:formula="of:=SUM([.L326];[.O326];[.R326];[.U326];[.X326])" office:value-type="float" office:value="484" calcext:value-type="float">
            <text:p>484</text:p>
          </table:table-cell>
          <table:table-cell table:style-name="ce28" table:formula="of:=SUM([.M326];[.P326];[.S326];[.V326];[.Y326])" office:value-type="percentage" office:value="0.0000123790136702971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2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2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26]/[.Q$518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table:formula="of:=[.T326]/[.T$518]" office:value-type="percentage" office:value="0.00000000164083398892308" calcext:value-type="percentage">
            <text:p>0.00%</text:p>
          </table:table-cell>
          <table:table-cell office:value-type="float" office:value="1064" calcext:value-type="float">
            <text:p>1064</text:p>
          </table:table-cell>
          <table:table-cell office:value-type="float" office:value="483" calcext:value-type="float">
            <text:p>483</text:p>
          </table:table-cell>
          <table:table-cell table:style-name="ce42" table:formula="of:=[.W326]/[.W$518]" office:value-type="percentage" office:value="0.0000123773728363081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x144</text:p>
          </table:table-cell>
          <table:table-cell office:value-type="string" calcext:value-type="string">
            <text:p>bit 1,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27];[.N327];[.Q327];[.T327];[.W327])" office:value-type="float" office:value="1560" calcext:value-type="float">
            <text:p>1560</text:p>
          </table:table-cell>
          <table:table-cell table:style-name="ce19" table:formula="of:=SUM([.L327];[.O327];[.R327];[.U327];[.X327])" office:value-type="float" office:value="623" calcext:value-type="float">
            <text:p>623</text:p>
          </table:table-cell>
          <table:table-cell table:style-name="ce28" table:formula="of:=SUM([.M327];[.P327];[.S327];[.V327];[.Y327])" office:value-type="percentage" office:value="0.00000810497126517521" calcext:value-type="percentage">
            <text:p>0.00%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623" calcext:value-type="float">
            <text:p>623</text:p>
          </table:table-cell>
          <table:table-cell table:style-name="ce42" table:formula="of:=[.K327]/[.$K$518]" office:value-type="percentage" office:value="0.0000081049712651752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2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27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27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2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x145</text:p>
          </table:table-cell>
          <table:table-cell office:value-type="string" calcext:value-type="string">
            <text:p>bit 1,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28];[.N328];[.Q328];[.T328];[.W328])" office:value-type="float" office:value="2" calcext:value-type="float">
            <text:p>2</text:p>
          </table:table-cell>
          <table:table-cell table:style-name="ce19" table:formula="of:=SUM([.L328];[.O328];[.R328];[.U328];[.X328])" office:value-type="float" office:value="0" calcext:value-type="float">
            <text:p>0</text:p>
          </table:table-cell>
          <table:table-cell table:style-name="ce28" table:formula="of:=SUM([.M328];[.P328];[.S328];[.V328];[.Y328])" office:value-type="percentage" office:value="0.00000000328166797784617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2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2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28]/[.Q$518]" office:value-type="percentage" office:value="0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2" table:formula="of:=[.T328]/[.T$518]" office:value-type="percentage" office:value="0.0000000032816679778461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2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x146</text:p>
          </table:table-cell>
          <table:table-cell office:value-type="string" calcext:value-type="string">
            <text:p>bit 1, (H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29];[.N329];[.Q329];[.T329];[.W329])" office:value-type="float" office:value="8747744" calcext:value-type="float">
            <text:p>8747744</text:p>
          </table:table-cell>
          <table:table-cell table:style-name="ce19" table:formula="of:=SUM([.L329];[.O329];[.R329];[.U329];[.X329])" office:value-type="float" office:value="9839270" calcext:value-type="float">
            <text:p>9839270</text:p>
          </table:table-cell>
          <table:table-cell table:style-name="ce28" table:formula="of:=SUM([.M329];[.P329];[.S329];[.V329];[.Y329])" office:value-type="percentage" office:value="0.0154935987271242" calcext:value-type="percentage">
            <text:p>1.55%</text:p>
          </table:table-cell>
          <table:table-cell table:style-name="ce1" office:value-type="float" office:value="50456" calcext:value-type="float">
            <text:p>50456</text:p>
          </table:table-cell>
          <table:table-cell table:style-name="ce1" office:value-type="float" office:value="81860" calcext:value-type="float">
            <text:p>81860</text:p>
          </table:table-cell>
          <table:table-cell table:style-name="ce42" table:formula="of:=[.K329]/[.$K$518]" office:value-type="percentage" office:value="0.00026214386548441" calcext:value-type="percentage">
            <text:p>0.0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29]/[.N$518]" office:value-type="percentage" office:value="0" calcext:value-type="percentage">
            <text:p>0.00%</text:p>
          </table:table-cell>
          <table:table-cell office:value-type="float" office:value="107441" calcext:value-type="float">
            <text:p>107441</text:p>
          </table:table-cell>
          <table:table-cell office:value-type="float" office:value="131449" calcext:value-type="float">
            <text:p>131449</text:p>
          </table:table-cell>
          <table:table-cell table:style-name="ce42" table:formula="of:=[.Q329]/[.Q$518]" office:value-type="percentage" office:value="0.000300868389548746" calcext:value-type="percentage">
            <text:p>0.03%</text:p>
          </table:table-cell>
          <table:table-cell office:value-type="float" office:value="8506173" calcext:value-type="float">
            <text:p>8506173</text:p>
          </table:table-cell>
          <table:table-cell office:value-type="float" office:value="9493418" calcext:value-type="float">
            <text:p>9493418</text:p>
          </table:table-cell>
          <table:table-cell table:style-name="ce42" table:formula="of:=[.T329]/[.T$518]" office:value-type="percentage" office:value="0.0139572177740598" calcext:value-type="percentage">
            <text:p>1.40%</text:p>
          </table:table-cell>
          <table:table-cell office:value-type="float" office:value="83674" calcext:value-type="float">
            <text:p>83674</text:p>
          </table:table-cell>
          <table:table-cell office:value-type="float" office:value="132543" calcext:value-type="float">
            <text:p>132543</text:p>
          </table:table-cell>
          <table:table-cell table:style-name="ce42" table:formula="of:=[.W329]/[.W$518]" office:value-type="percentage" office:value="0.000973368698031247" calcext:value-type="percentage">
            <text:p>0.10%</text:p>
          </table:table-cell>
          <table:table-cell table:style-name="ce1" table:number-columns-repeated="99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x147</text:p>
          </table:table-cell>
          <table:table-cell office:value-type="string" calcext:value-type="string">
            <text:p>bit 1,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30];[.N330];[.Q330];[.T330];[.W330])" office:value-type="float" office:value="533046" calcext:value-type="float">
            <text:p>533046</text:p>
          </table:table-cell>
          <table:table-cell table:style-name="ce19" table:formula="of:=SUM([.L330];[.O330];[.R330];[.U330];[.X330])" office:value-type="float" office:value="179907" calcext:value-type="float">
            <text:p>179907</text:p>
          </table:table-cell>
          <table:table-cell table:style-name="ce28" table:formula="of:=SUM([.M330];[.P330];[.S330];[.V330];[.Y330])" office:value-type="percentage" office:value="0.00365734182922305" calcext:value-type="percentage">
            <text:p>0.37%</text:p>
          </table:table-cell>
          <table:table-cell table:style-name="ce1" office:value-type="float" office:value="16774" calcext:value-type="float">
            <text:p>16774</text:p>
          </table:table-cell>
          <table:table-cell table:style-name="ce1" office:value-type="float" office:value="6163" calcext:value-type="float">
            <text:p>6163</text:p>
          </table:table-cell>
          <table:table-cell table:style-name="ce42" table:formula="of:=[.K330]/[.$K$518]" office:value-type="percentage" office:value="0.0000871492230782365" calcext:value-type="percentage">
            <text:p>0.01%</text:p>
          </table:table-cell>
          <table:table-cell office:value-type="float" office:value="39309" calcext:value-type="float">
            <text:p>39309</text:p>
          </table:table-cell>
          <table:table-cell office:value-type="float" office:value="11497" calcext:value-type="float">
            <text:p>11497</text:p>
          </table:table-cell>
          <table:table-cell table:style-name="ce42" table:formula="of:=[.N330]/[.N$518]" office:value-type="percentage" office:value="0.0000521735609828695" calcext:value-type="percentage">
            <text:p>0.01%</text:p>
          </table:table-cell>
          <table:table-cell office:value-type="float" office:value="197399" calcext:value-type="float">
            <text:p>197399</text:p>
          </table:table-cell>
          <table:table-cell office:value-type="float" office:value="58834" calcext:value-type="float">
            <text:p>58834</text:p>
          </table:table-cell>
          <table:table-cell table:style-name="ce42" table:formula="of:=[.Q330]/[.Q$518]" office:value-type="percentage" office:value="0.000552778913343443" calcext:value-type="percentage">
            <text:p>0.06%</text:p>
          </table:table-cell>
          <table:table-cell office:value-type="float" office:value="28712" calcext:value-type="float">
            <text:p>28712</text:p>
          </table:table-cell>
          <table:table-cell office:value-type="float" office:value="8094" calcext:value-type="float">
            <text:p>8094</text:p>
          </table:table-cell>
          <table:table-cell table:style-name="ce42" table:formula="of:=[.T330]/[.T$518]" office:value-type="percentage" office:value="0.0000471116254899596" calcext:value-type="percentage">
            <text:p>0.00%</text:p>
          </table:table-cell>
          <table:table-cell office:value-type="float" office:value="250852" calcext:value-type="float">
            <text:p>250852</text:p>
          </table:table-cell>
          <table:table-cell office:value-type="float" office:value="95319" calcext:value-type="float">
            <text:p>95319</text:p>
          </table:table-cell>
          <table:table-cell table:style-name="ce42" table:formula="of:=[.W330]/[.W$518]" office:value-type="percentage" office:value="0.00291812850632854" calcext:value-type="percentage">
            <text:p>0.29%</text:p>
          </table:table-cell>
          <table:table-cell table:style-name="ce1" table:number-columns-repeated="99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bi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31];[.N331];[.Q331];[.T331];[.W331])" office:value-type="float" office:value="1670" calcext:value-type="float">
            <text:p>1670</text:p>
          </table:table-cell>
          <table:table-cell table:style-name="ce19" table:formula="of:=SUM([.L331];[.O331];[.R331];[.U331];[.X331])" office:value-type="float" office:value="557" calcext:value-type="float">
            <text:p>557</text:p>
          </table:table-cell>
          <table:table-cell table:style-name="ce28" table:formula="of:=SUM([.M331];[.P331];[.S331];[.V331];[.Y331])" office:value-type="percentage" office:value="0.00000867647564925808" calcext:value-type="percentage">
            <text:p>0.00%</text:p>
          </table:table-cell>
          <table:table-cell table:style-name="ce1" office:value-type="float" office:value="1670" calcext:value-type="float">
            <text:p>1670</text:p>
          </table:table-cell>
          <table:table-cell table:style-name="ce1" office:value-type="float" office:value="557" calcext:value-type="float">
            <text:p>557</text:p>
          </table:table-cell>
          <table:table-cell table:style-name="ce42" table:formula="of:=[.K331]/[.$K$518]" office:value-type="percentage" office:value="0.0000086764756492580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3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31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31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3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x149</text:p>
          </table:table-cell>
          <table:table-cell office:value-type="string" calcext:value-type="string">
            <text:p>bit 2,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32];[.N332];[.Q332];[.T332];[.W332])" office:value-type="float" office:value="5473" calcext:value-type="float">
            <text:p>5473</text:p>
          </table:table-cell>
          <table:table-cell table:style-name="ce19" table:formula="of:=SUM([.L332];[.O332];[.R332];[.U332];[.X332])" office:value-type="float" office:value="1964" calcext:value-type="float">
            <text:p>1964</text:p>
          </table:table-cell>
          <table:table-cell table:style-name="ce28" table:formula="of:=SUM([.M332];[.P332];[.S332];[.V332];[.Y332])" office:value-type="percentage" office:value="0.0000151220427964184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3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32]/[.N$518]" office:value-type="percentage" office:value="0" calcext:value-type="percentage">
            <text:p>0.00%</text:p>
          </table:table-cell>
          <table:table-cell office:value-type="float" office:value="5297" calcext:value-type="float">
            <text:p>5297</text:p>
          </table:table-cell>
          <table:table-cell office:value-type="float" office:value="1913" calcext:value-type="float">
            <text:p>1913</text:p>
          </table:table-cell>
          <table:table-cell table:style-name="ce42" table:formula="of:=[.Q332]/[.Q$518]" office:value-type="percentage" office:value="0.000014833256014368" calcext:value-type="percentage">
            <text:p>0.00%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table:style-name="ce42" table:formula="of:=[.T332]/[.T$518]" office:value-type="percentage" office:value="0.000000288786782050463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3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x14a</text:p>
          </table:table-cell>
          <table:table-cell office:value-type="string" calcext:value-type="string">
            <text:p>bit 2,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33];[.N333];[.Q333];[.T333];[.W333])" office:value-type="float" office:value="0" calcext:value-type="float">
            <text:p>0</text:p>
          </table:table-cell>
          <table:table-cell table:style-name="ce19" table:formula="of:=SUM([.L333];[.O333];[.R333];[.U333];[.X333])" office:value-type="float" office:value="0" calcext:value-type="float">
            <text:p>0</text:p>
          </table:table-cell>
          <table:table-cell table:style-name="ce28" table:formula="of:=SUM([.M333];[.P333];[.S333];[.V333];[.Y333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3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3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33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33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3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x14b</text:p>
          </table:table-cell>
          <table:table-cell office:value-type="string" calcext:value-type="string">
            <text:p>bit 2,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34];[.N334];[.Q334];[.T334];[.W334])" office:value-type="float" office:value="1" calcext:value-type="float">
            <text:p>1</text:p>
          </table:table-cell>
          <table:table-cell table:style-name="ce19" table:formula="of:=SUM([.L334];[.O334];[.R334];[.U334];[.X334])" office:value-type="float" office:value="1" calcext:value-type="float">
            <text:p>1</text:p>
          </table:table-cell>
          <table:table-cell table:style-name="ce28" table:formula="of:=SUM([.M334];[.P334];[.S334];[.V334];[.Y334])" office:value-type="percentage" office:value="0.00000000164083398892308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3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3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34]/[.Q$518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table:formula="of:=[.T334]/[.T$518]" office:value-type="percentage" office:value="0.0000000016408339889230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3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x14c</text:p>
          </table:table-cell>
          <table:table-cell office:value-type="string" calcext:value-type="string">
            <text:p>bit 2,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35];[.N335];[.Q335];[.T335];[.W335])" office:value-type="float" office:value="0" calcext:value-type="float">
            <text:p>0</text:p>
          </table:table-cell>
          <table:table-cell table:style-name="ce19" table:formula="of:=SUM([.L335];[.O335];[.R335];[.U335];[.X335])" office:value-type="float" office:value="0" calcext:value-type="float">
            <text:p>0</text:p>
          </table:table-cell>
          <table:table-cell table:style-name="ce28" table:formula="of:=SUM([.M335];[.P335];[.S335];[.V335];[.Y335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3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3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35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35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3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x14d</text:p>
          </table:table-cell>
          <table:table-cell office:value-type="string" calcext:value-type="string">
            <text:p>bit 2,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36];[.N336];[.Q336];[.T336];[.W336])" office:value-type="float" office:value="2" calcext:value-type="float">
            <text:p>2</text:p>
          </table:table-cell>
          <table:table-cell table:style-name="ce19" table:formula="of:=SUM([.L336];[.O336];[.R336];[.U336];[.X336])" office:value-type="float" office:value="0" calcext:value-type="float">
            <text:p>0</text:p>
          </table:table-cell>
          <table:table-cell table:style-name="ce28" table:formula="of:=SUM([.M336];[.P336];[.S336];[.V336];[.Y336])" office:value-type="percentage" office:value="0.00000000328166797784617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3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3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36]/[.Q$518]" office:value-type="percentage" office:value="0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2" table:formula="of:=[.T336]/[.T$518]" office:value-type="percentage" office:value="0.0000000032816679778461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3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x14e</text:p>
          </table:table-cell>
          <table:table-cell office:value-type="string" calcext:value-type="string">
            <text:p>bit 2, (H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37];[.N337];[.Q337];[.T337];[.W337])" office:value-type="float" office:value="204818" calcext:value-type="float">
            <text:p>204818</text:p>
          </table:table-cell>
          <table:table-cell table:style-name="ce19" table:formula="of:=SUM([.L337];[.O337];[.R337];[.U337];[.X337])" office:value-type="float" office:value="260673" calcext:value-type="float">
            <text:p>260673</text:p>
          </table:table-cell>
          <table:table-cell table:style-name="ce28" table:formula="of:=SUM([.M337];[.P337];[.S337];[.V337];[.Y337])" office:value-type="percentage" office:value="0.000593392069309023" calcext:value-type="percentage">
            <text:p>0.06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3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37]/[.N$518]" office:value-type="percentage" office:value="0" calcext:value-type="percentage">
            <text:p>0.00%</text:p>
          </table:table-cell>
          <table:table-cell office:value-type="float" office:value="10242" calcext:value-type="float">
            <text:p>10242</text:p>
          </table:table-cell>
          <table:table-cell office:value-type="float" office:value="11893" calcext:value-type="float">
            <text:p>11893</text:p>
          </table:table-cell>
          <table:table-cell table:style-name="ce42" table:formula="of:=[.Q337]/[.Q$518]" office:value-type="percentage" office:value="0.0000286808019820949" calcext:value-type="percentage">
            <text:p>0.00%</text:p>
          </table:table-cell>
          <table:table-cell office:value-type="float" office:value="170012" calcext:value-type="float">
            <text:p>170012</text:p>
          </table:table-cell>
          <table:table-cell office:value-type="float" office:value="208523" calcext:value-type="float">
            <text:p>208523</text:p>
          </table:table-cell>
          <table:table-cell table:style-name="ce42" table:formula="of:=[.T337]/[.T$518]" office:value-type="percentage" office:value="0.000278961468124791" calcext:value-type="percentage">
            <text:p>0.03%</text:p>
          </table:table-cell>
          <table:table-cell office:value-type="float" office:value="24564" calcext:value-type="float">
            <text:p>24564</text:p>
          </table:table-cell>
          <table:table-cell office:value-type="float" office:value="40257" calcext:value-type="float">
            <text:p>40257</text:p>
          </table:table-cell>
          <table:table-cell table:style-name="ce42" table:formula="of:=[.W337]/[.W$518]" office:value-type="percentage" office:value="0.000285749799202136" calcext:value-type="percentage">
            <text:p>0.03%</text:p>
          </table:table-cell>
          <table:table-cell table:style-name="ce1" table:number-columns-repeated="99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x14f</text:p>
          </table:table-cell>
          <table:table-cell office:value-type="string" calcext:value-type="string">
            <text:p>bit 2,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38];[.N338];[.Q338];[.T338];[.W338])" office:value-type="float" office:value="789849" calcext:value-type="float">
            <text:p>789849</text:p>
          </table:table-cell>
          <table:table-cell table:style-name="ce19" table:formula="of:=SUM([.L338];[.O338];[.R338];[.U338];[.X338])" office:value-type="float" office:value="233502" calcext:value-type="float">
            <text:p>233502</text:p>
          </table:table-cell>
          <table:table-cell table:style-name="ce28" table:formula="of:=SUM([.M338];[.P338];[.S338];[.V338];[.Y338])" office:value-type="percentage" office:value="0.00170908918321006" calcext:value-type="percentage">
            <text:p>0.17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38]/[.$K$518]" office:value-type="percentage" office:value="0" calcext:value-type="percentage">
            <text:p>0.00%</text:p>
          </table:table-cell>
          <table:table-cell office:value-type="float" office:value="135206" calcext:value-type="float">
            <text:p>135206</text:p>
          </table:table-cell>
          <table:table-cell office:value-type="float" office:value="40165" calcext:value-type="float">
            <text:p>40165</text:p>
          </table:table-cell>
          <table:table-cell table:style-name="ce42" table:formula="of:=[.N338]/[.N$518]" office:value-type="percentage" office:value="0.000179454539323052" calcext:value-type="percentage">
            <text:p>0.02%</text:p>
          </table:table-cell>
          <table:table-cell office:value-type="float" office:value="98946" calcext:value-type="float">
            <text:p>98946</text:p>
          </table:table-cell>
          <table:table-cell office:value-type="float" office:value="28195" calcext:value-type="float">
            <text:p>28195</text:p>
          </table:table-cell>
          <table:table-cell table:style-name="ce42" table:formula="of:=[.Q338]/[.Q$518]" office:value-type="percentage" office:value="0.000277079733735634" calcext:value-type="percentage">
            <text:p>0.03%</text:p>
          </table:table-cell>
          <table:table-cell office:value-type="float" office:value="521595" calcext:value-type="float">
            <text:p>521595</text:p>
          </table:table-cell>
          <table:table-cell office:value-type="float" office:value="151779" calcext:value-type="float">
            <text:p>151779</text:p>
          </table:table-cell>
          <table:table-cell table:style-name="ce42" table:formula="of:=[.T338]/[.T$518]" office:value-type="percentage" office:value="0.000855850804452336" calcext:value-type="percentage">
            <text:p>0.09%</text:p>
          </table:table-cell>
          <table:table-cell office:value-type="float" office:value="34102" calcext:value-type="float">
            <text:p>34102</text:p>
          </table:table-cell>
          <table:table-cell office:value-type="float" office:value="13363" calcext:value-type="float">
            <text:p>13363</text:p>
          </table:table-cell>
          <table:table-cell table:style-name="ce42" table:formula="of:=[.W338]/[.W$518]" office:value-type="percentage" office:value="0.000396704105699041" calcext:value-type="percentage">
            <text:p>0.04%</text:p>
          </table:table-cell>
          <table:table-cell table:style-name="ce1" table:number-columns-repeated="99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x150</text:p>
          </table:table-cell>
          <table:table-cell office:value-type="string" calcext:value-type="string">
            <text:p>bi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39];[.N339];[.Q339];[.T339];[.W339])" office:value-type="float" office:value="0" calcext:value-type="float">
            <text:p>0</text:p>
          </table:table-cell>
          <table:table-cell table:style-name="ce19" table:formula="of:=SUM([.L339];[.O339];[.R339];[.U339];[.X339])" office:value-type="float" office:value="0" calcext:value-type="float">
            <text:p>0</text:p>
          </table:table-cell>
          <table:table-cell table:style-name="ce28" table:formula="of:=SUM([.M339];[.P339];[.S339];[.V339];[.Y339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3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3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39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39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3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x151</text:p>
          </table:table-cell>
          <table:table-cell office:value-type="string" calcext:value-type="string">
            <text:p>bit 3,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40];[.N340];[.Q340];[.T340];[.W340])" office:value-type="float" office:value="0" calcext:value-type="float">
            <text:p>0</text:p>
          </table:table-cell>
          <table:table-cell table:style-name="ce19" table:formula="of:=SUM([.L340];[.O340];[.R340];[.U340];[.X340])" office:value-type="float" office:value="0" calcext:value-type="float">
            <text:p>0</text:p>
          </table:table-cell>
          <table:table-cell table:style-name="ce28" table:formula="of:=SUM([.M340];[.P340];[.S340];[.V340];[.Y34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4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4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4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4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4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x152</text:p>
          </table:table-cell>
          <table:table-cell office:value-type="string" calcext:value-type="string">
            <text:p>bit 3,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41];[.N341];[.Q341];[.T341];[.W341])" office:value-type="float" office:value="2743" calcext:value-type="float">
            <text:p>2743</text:p>
          </table:table-cell>
          <table:table-cell table:style-name="ce19" table:formula="of:=SUM([.L341];[.O341];[.R341];[.U341];[.X341])" office:value-type="float" office:value="684" calcext:value-type="float">
            <text:p>684</text:p>
          </table:table-cell>
          <table:table-cell table:style-name="ce28" table:formula="of:=SUM([.M341];[.P341];[.S341];[.V341];[.Y341])" office:value-type="percentage" office:value="0.00000450080763161602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4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4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41]/[.Q$518]" office:value-type="percentage" office:value="0" calcext:value-type="percentage">
            <text:p>0.00%</text:p>
          </table:table-cell>
          <table:table-cell office:value-type="float" office:value="2743" calcext:value-type="float">
            <text:p>2743</text:p>
          </table:table-cell>
          <table:table-cell office:value-type="float" office:value="684" calcext:value-type="float">
            <text:p>684</text:p>
          </table:table-cell>
          <table:table-cell table:style-name="ce42" table:formula="of:=[.T341]/[.T$518]" office:value-type="percentage" office:value="0.0000045008076316160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4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x153</text:p>
          </table:table-cell>
          <table:table-cell office:value-type="string" calcext:value-type="string">
            <text:p>bit 3,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42];[.N342];[.Q342];[.T342];[.W342])" office:value-type="float" office:value="2" calcext:value-type="float">
            <text:p>2</text:p>
          </table:table-cell>
          <table:table-cell table:style-name="ce19" table:formula="of:=SUM([.L342];[.O342];[.R342];[.U342];[.X342])" office:value-type="float" office:value="1" calcext:value-type="float">
            <text:p>1</text:p>
          </table:table-cell>
          <table:table-cell table:style-name="ce28" table:formula="of:=SUM([.M342];[.P342];[.S342];[.V342];[.Y342])" office:value-type="percentage" office:value="0.00000000328166797784617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4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4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42]/[.Q$518]" office:value-type="percentage" office:value="0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2" table:formula="of:=[.T342]/[.T$518]" office:value-type="percentage" office:value="0.0000000032816679778461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4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x154</text:p>
          </table:table-cell>
          <table:table-cell office:value-type="string" calcext:value-type="string">
            <text:p>bit 3,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43];[.N343];[.Q343];[.T343];[.W343])" office:value-type="float" office:value="1560" calcext:value-type="float">
            <text:p>1560</text:p>
          </table:table-cell>
          <table:table-cell table:style-name="ce19" table:formula="of:=SUM([.L343];[.O343];[.R343];[.U343];[.X343])" office:value-type="float" office:value="729" calcext:value-type="float">
            <text:p>729</text:p>
          </table:table-cell>
          <table:table-cell table:style-name="ce28" table:formula="of:=SUM([.M343];[.P343];[.S343];[.V343];[.Y343])" office:value-type="percentage" office:value="0.00000810497126517521" calcext:value-type="percentage">
            <text:p>0.00%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729" calcext:value-type="float">
            <text:p>729</text:p>
          </table:table-cell>
          <table:table-cell table:style-name="ce42" table:formula="of:=[.K343]/[.$K$518]" office:value-type="percentage" office:value="0.0000081049712651752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4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43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43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4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x155</text:p>
          </table:table-cell>
          <table:table-cell office:value-type="string" calcext:value-type="string">
            <text:p>bit 3,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44];[.N344];[.Q344];[.T344];[.W344])" office:value-type="float" office:value="2" calcext:value-type="float">
            <text:p>2</text:p>
          </table:table-cell>
          <table:table-cell table:style-name="ce19" table:formula="of:=SUM([.L344];[.O344];[.R344];[.U344];[.X344])" office:value-type="float" office:value="1" calcext:value-type="float">
            <text:p>1</text:p>
          </table:table-cell>
          <table:table-cell table:style-name="ce28" table:formula="of:=SUM([.M344];[.P344];[.S344];[.V344];[.Y344])" office:value-type="percentage" office:value="0.00000000328166797784617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4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4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44]/[.Q$518]" office:value-type="percentage" office:value="0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2" table:formula="of:=[.T344]/[.T$518]" office:value-type="percentage" office:value="0.0000000032816679778461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4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x156</text:p>
          </table:table-cell>
          <table:table-cell office:value-type="string" calcext:value-type="string">
            <text:p>bit 3, (H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45];[.N345];[.Q345];[.T345];[.W345])" office:value-type="float" office:value="237001" calcext:value-type="float">
            <text:p>237001</text:p>
          </table:table-cell>
          <table:table-cell table:style-name="ce19" table:formula="of:=SUM([.L345];[.O345];[.R345];[.U345];[.X345])" office:value-type="float" office:value="277946" calcext:value-type="float">
            <text:p>277946</text:p>
          </table:table-cell>
          <table:table-cell table:style-name="ce28" table:formula="of:=SUM([.M345];[.P345];[.S345];[.V345];[.Y345])" office:value-type="percentage" office:value="0.000422754210370212" calcext:value-type="percentage">
            <text:p>0.04%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1915" calcext:value-type="float">
            <text:p>1915</text:p>
          </table:table-cell>
          <table:table-cell table:style-name="ce42" table:formula="of:=[.K345]/[.$K$518]" office:value-type="percentage" office:value="0.0000057410213128324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45]/[.N$518]" office:value-type="percentage" office:value="0" calcext:value-type="percentage">
            <text:p>0.00%</text:p>
          </table:table-cell>
          <table:table-cell office:value-type="float" office:value="25828" calcext:value-type="float">
            <text:p>25828</text:p>
          </table:table-cell>
          <table:table-cell office:value-type="float" office:value="35710" calcext:value-type="float">
            <text:p>35710</text:p>
          </table:table-cell>
          <table:table-cell table:style-name="ce42" table:formula="of:=[.Q345]/[.Q$518]" office:value-type="percentage" office:value="0.0000723264746722854" calcext:value-type="percentage">
            <text:p>0.01%</text:p>
          </table:table-cell>
          <table:table-cell office:value-type="float" office:value="210068" calcext:value-type="float">
            <text:p>210068</text:p>
          </table:table-cell>
          <table:table-cell office:value-type="float" office:value="240321" calcext:value-type="float">
            <text:p>240321</text:p>
          </table:table-cell>
          <table:table-cell table:style-name="ce42" table:formula="of:=[.T345]/[.T$518]" office:value-type="percentage" office:value="0.000344686714385094" calcext:value-type="percentage">
            <text:p>0.0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4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x157</text:p>
          </table:table-cell>
          <table:table-cell office:value-type="string" calcext:value-type="string">
            <text:p>bit 3,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46];[.N346];[.Q346];[.T346];[.W346])" office:value-type="float" office:value="3306841" calcext:value-type="float">
            <text:p>3306841</text:p>
          </table:table-cell>
          <table:table-cell table:style-name="ce19" table:formula="of:=SUM([.L346];[.O346];[.R346];[.U346];[.X346])" office:value-type="float" office:value="946623" calcext:value-type="float">
            <text:p>946623</text:p>
          </table:table-cell>
          <table:table-cell table:style-name="ce28" table:formula="of:=SUM([.M346];[.P346];[.S346];[.V346];[.Y346])" office:value-type="percentage" office:value="0.00546402925378567" calcext:value-type="percentage">
            <text:p>0.55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46]/[.$K$518]" office:value-type="percentage" office:value="0" calcext:value-type="percentage">
            <text:p>0.00%</text:p>
          </table:table-cell>
          <table:table-cell office:value-type="float" office:value="78749" calcext:value-type="float">
            <text:p>78749</text:p>
          </table:table-cell>
          <table:table-cell office:value-type="float" office:value="23517" calcext:value-type="float">
            <text:p>23517</text:p>
          </table:table-cell>
          <table:table-cell table:style-name="ce42" table:formula="of:=[.N346]/[.N$518]" office:value-type="percentage" office:value="0.000104520994017655" calcext:value-type="percentage">
            <text:p>0.01%</text:p>
          </table:table-cell>
          <table:table-cell office:value-type="float" office:value="54115" calcext:value-type="float">
            <text:p>54115</text:p>
          </table:table-cell>
          <table:table-cell office:value-type="float" office:value="15543" calcext:value-type="float">
            <text:p>15543</text:p>
          </table:table-cell>
          <table:table-cell table:style-name="ce42" table:formula="of:=[.Q346]/[.Q$518]" office:value-type="percentage" office:value="0.000151538918107895" calcext:value-type="percentage">
            <text:p>0.02%</text:p>
          </table:table-cell>
          <table:table-cell office:value-type="float" office:value="3173977" calcext:value-type="float">
            <text:p>3173977</text:p>
          </table:table-cell>
          <table:table-cell office:value-type="float" office:value="907563" calcext:value-type="float">
            <text:p>907563</text:p>
          </table:table-cell>
          <table:table-cell table:style-name="ce42" table:formula="of:=[.T346]/[.T$518]" office:value-type="percentage" office:value="0.00520796934166012" calcext:value-type="percentage">
            <text:p>0.52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4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x158</text:p>
          </table:table-cell>
          <table:table-cell office:value-type="string" calcext:value-type="string">
            <text:p>bi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47];[.N347];[.Q347];[.T347];[.W347])" office:value-type="float" office:value="0" calcext:value-type="float">
            <text:p>0</text:p>
          </table:table-cell>
          <table:table-cell table:style-name="ce19" table:formula="of:=SUM([.L347];[.O347];[.R347];[.U347];[.X347])" office:value-type="float" office:value="0" calcext:value-type="float">
            <text:p>0</text:p>
          </table:table-cell>
          <table:table-cell table:style-name="ce28" table:formula="of:=SUM([.M347];[.P347];[.S347];[.V347];[.Y347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4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4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47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47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4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x159</text:p>
          </table:table-cell>
          <table:table-cell office:value-type="string" calcext:value-type="string">
            <text:p>bit 4,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48];[.N348];[.Q348];[.T348];[.W348])" office:value-type="float" office:value="16765" calcext:value-type="float">
            <text:p>16765</text:p>
          </table:table-cell>
          <table:table-cell table:style-name="ce19" table:formula="of:=SUM([.L348];[.O348];[.R348];[.U348];[.X348])" office:value-type="float" office:value="5456" calcext:value-type="float">
            <text:p>5456</text:p>
          </table:table-cell>
          <table:table-cell table:style-name="ce28" table:formula="of:=SUM([.M348];[.P348];[.S348];[.V348];[.Y348])" office:value-type="percentage" office:value="0.0000285115308509921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4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48]/[.N$518]" office:value-type="percentage" office:value="0" calcext:value-type="percentage">
            <text:p>0.00%</text:p>
          </table:table-cell>
          <table:table-cell office:value-type="float" office:value="865" calcext:value-type="float">
            <text:p>865</text:p>
          </table:table-cell>
          <table:table-cell office:value-type="float" office:value="227" calcext:value-type="float">
            <text:p>227</text:p>
          </table:table-cell>
          <table:table-cell table:style-name="ce42" table:formula="of:=[.Q348]/[.Q$518]" office:value-type="percentage" office:value="0.00000242227042711502" calcext:value-type="percentage">
            <text:p>0.00%</text:p>
          </table:table-cell>
          <table:table-cell office:value-type="float" office:value="15900" calcext:value-type="float">
            <text:p>15900</text:p>
          </table:table-cell>
          <table:table-cell office:value-type="float" office:value="5229" calcext:value-type="float">
            <text:p>5229</text:p>
          </table:table-cell>
          <table:table-cell table:style-name="ce42" table:formula="of:=[.T348]/[.T$518]" office:value-type="percentage" office:value="0.00002608926042387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4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x15a</text:p>
          </table:table-cell>
          <table:table-cell office:value-type="string" calcext:value-type="string">
            <text:p>bit 4,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49];[.N349];[.Q349];[.T349];[.W349])" office:value-type="float" office:value="0" calcext:value-type="float">
            <text:p>0</text:p>
          </table:table-cell>
          <table:table-cell table:style-name="ce19" table:formula="of:=SUM([.L349];[.O349];[.R349];[.U349];[.X349])" office:value-type="float" office:value="0" calcext:value-type="float">
            <text:p>0</text:p>
          </table:table-cell>
          <table:table-cell table:style-name="ce28" table:formula="of:=SUM([.M349];[.P349];[.S349];[.V349];[.Y349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4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4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49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49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4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x15b</text:p>
          </table:table-cell>
          <table:table-cell office:value-type="string" calcext:value-type="string">
            <text:p>bit 4,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50];[.N350];[.Q350];[.T350];[.W350])" office:value-type="float" office:value="181" calcext:value-type="float">
            <text:p>181</text:p>
          </table:table-cell>
          <table:table-cell table:style-name="ce19" table:formula="of:=SUM([.L350];[.O350];[.R350];[.U350];[.X350])" office:value-type="float" office:value="83" calcext:value-type="float">
            <text:p>83</text:p>
          </table:table-cell>
          <table:table-cell table:style-name="ce28" table:formula="of:=SUM([.M350];[.P350];[.S350];[.V350];[.Y350])" office:value-type="percentage" office:value="0.000000940384486536354" calcext:value-type="percentage">
            <text:p>0.00%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83" calcext:value-type="float">
            <text:p>83</text:p>
          </table:table-cell>
          <table:table-cell table:style-name="ce42" table:formula="of:=[.K350]/[.$K$518]" office:value-type="percentage" office:value="0.00000094038448653635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5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5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5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5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x15c</text:p>
          </table:table-cell>
          <table:table-cell office:value-type="string" calcext:value-type="string">
            <text:p>bit 4,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51];[.N351];[.Q351];[.T351];[.W351])" office:value-type="float" office:value="0" calcext:value-type="float">
            <text:p>0</text:p>
          </table:table-cell>
          <table:table-cell table:style-name="ce19" table:formula="of:=SUM([.L351];[.O351];[.R351];[.U351];[.X351])" office:value-type="float" office:value="0" calcext:value-type="float">
            <text:p>0</text:p>
          </table:table-cell>
          <table:table-cell table:style-name="ce28" table:formula="of:=SUM([.M351];[.P351];[.S351];[.V351];[.Y351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5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5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51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51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5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x15d</text:p>
          </table:table-cell>
          <table:table-cell office:value-type="string" calcext:value-type="string">
            <text:p>bit 4,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52];[.N352];[.Q352];[.T352];[.W352])" office:value-type="float" office:value="0" calcext:value-type="float">
            <text:p>0</text:p>
          </table:table-cell>
          <table:table-cell table:style-name="ce19" table:formula="of:=SUM([.L352];[.O352];[.R352];[.U352];[.X352])" office:value-type="float" office:value="0" calcext:value-type="float">
            <text:p>0</text:p>
          </table:table-cell>
          <table:table-cell table:style-name="ce28" table:formula="of:=SUM([.M352];[.P352];[.S352];[.V352];[.Y35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5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5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5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5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5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x15e</text:p>
          </table:table-cell>
          <table:table-cell office:value-type="string" calcext:value-type="string">
            <text:p>bit 4, (H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53];[.N353];[.Q353];[.T353];[.W353])" office:value-type="float" office:value="226179" calcext:value-type="float">
            <text:p>226179</text:p>
          </table:table-cell>
          <table:table-cell table:style-name="ce19" table:formula="of:=SUM([.L353];[.O353];[.R353];[.U353];[.X353])" office:value-type="float" office:value="272954" calcext:value-type="float">
            <text:p>272954</text:p>
          </table:table-cell>
          <table:table-cell table:style-name="ce28" table:formula="of:=SUM([.M353];[.P353];[.S353];[.V353];[.Y353])" office:value-type="percentage" office:value="0.000452709826663225" calcext:value-type="percentage">
            <text:p>0.05%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6" calcext:value-type="float">
            <text:p>86</text:p>
          </table:table-cell>
          <table:table-cell table:style-name="ce42" table:formula="of:=[.K353]/[.$K$518]" office:value-type="percentage" office:value="0.00000025977472003766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53]/[.N$518]" office:value-type="percentage" office:value="0" calcext:value-type="percentage">
            <text:p>0.00%</text:p>
          </table:table-cell>
          <table:table-cell office:value-type="float" office:value="12698" calcext:value-type="float">
            <text:p>12698</text:p>
          </table:table-cell>
          <table:table-cell office:value-type="float" office:value="16148" calcext:value-type="float">
            <text:p>16148</text:p>
          </table:table-cell>
          <table:table-cell table:style-name="ce42" table:formula="of:=[.Q353]/[.Q$518]" office:value-type="percentage" office:value="0.000035558369807522" calcext:value-type="percentage">
            <text:p>0.00%</text:p>
          </table:table-cell>
          <table:table-cell office:value-type="float" office:value="206757" calcext:value-type="float">
            <text:p>206757</text:p>
          </table:table-cell>
          <table:table-cell office:value-type="float" office:value="245280" calcext:value-type="float">
            <text:p>245280</text:p>
          </table:table-cell>
          <table:table-cell table:style-name="ce42" table:formula="of:=[.T353]/[.T$518]" office:value-type="percentage" office:value="0.00033925391304777" calcext:value-type="percentage">
            <text:p>0.03%</text:p>
          </table:table-cell>
          <table:table-cell office:value-type="float" office:value="6674" calcext:value-type="float">
            <text:p>6674</text:p>
          </table:table-cell>
          <table:table-cell office:value-type="float" office:value="11440" calcext:value-type="float">
            <text:p>11440</text:p>
          </table:table-cell>
          <table:table-cell table:style-name="ce42" table:formula="of:=[.W353]/[.W$518]" office:value-type="percentage" office:value="0.0000776377690878952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x15f</text:p>
          </table:table-cell>
          <table:table-cell office:value-type="string" calcext:value-type="string">
            <text:p>bit 4,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54];[.N354];[.Q354];[.T354];[.W354])" office:value-type="float" office:value="888039" calcext:value-type="float">
            <text:p>888039</text:p>
          </table:table-cell>
          <table:table-cell table:style-name="ce19" table:formula="of:=SUM([.L354];[.O354];[.R354];[.U354];[.X354])" office:value-type="float" office:value="268795" calcext:value-type="float">
            <text:p>268795</text:p>
          </table:table-cell>
          <table:table-cell table:style-name="ce28" table:formula="of:=SUM([.M354];[.P354];[.S354];[.V354];[.Y354])" office:value-type="percentage" office:value="0.00130264888513335" calcext:value-type="percentage">
            <text:p>0.13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54]/[.$K$518]" office:value-type="percentage" office:value="0" calcext:value-type="percentage">
            <text:p>0.00%</text:p>
          </table:table-cell>
          <table:table-cell office:value-type="float" office:value="801020" calcext:value-type="float">
            <text:p>801020</text:p>
          </table:table-cell>
          <table:table-cell office:value-type="float" office:value="243513" calcext:value-type="float">
            <text:p>243513</text:p>
          </table:table-cell>
          <table:table-cell table:style-name="ce42" table:formula="of:=[.N354]/[.N$518]" office:value-type="percentage" office:value="0.00106316787042403" calcext:value-type="percentage">
            <text:p>0.11%</text:p>
          </table:table-cell>
          <table:table-cell office:value-type="float" office:value="62551" calcext:value-type="float">
            <text:p>62551</text:p>
          </table:table-cell>
          <table:table-cell office:value-type="float" office:value="17785" calcext:value-type="float">
            <text:p>17785</text:p>
          </table:table-cell>
          <table:table-cell table:style-name="ce42" table:formula="of:=[.Q354]/[.Q$518]" office:value-type="percentage" office:value="0.00017516235547569" calcext:value-type="percentage">
            <text:p>0.02%</text:p>
          </table:table-cell>
          <table:table-cell office:value-type="float" office:value="22049" calcext:value-type="float">
            <text:p>22049</text:p>
          </table:table-cell>
          <table:table-cell office:value-type="float" office:value="6394" calcext:value-type="float">
            <text:p>6394</text:p>
          </table:table-cell>
          <table:table-cell table:style-name="ce42" table:formula="of:=[.T354]/[.T$518]" office:value-type="percentage" office:value="0.0000361787486217651" calcext:value-type="percentage">
            <text:p>0.00%</text:p>
          </table:table-cell>
          <table:table-cell office:value-type="float" office:value="2419" calcext:value-type="float">
            <text:p>2419</text:p>
          </table:table-cell>
          <table:table-cell office:value-type="float" office:value="1103" calcext:value-type="float">
            <text:p>1103</text:p>
          </table:table-cell>
          <table:table-cell table:style-name="ce42" table:formula="of:=[.W354]/[.W$518]" office:value-type="percentage" office:value="0.0000281399106118697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x160</text:p>
          </table:table-cell>
          <table:table-cell office:value-type="string" calcext:value-type="string">
            <text:p>bi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55];[.N355];[.Q355];[.T355];[.W355])" office:value-type="float" office:value="232223" calcext:value-type="float">
            <text:p>232223</text:p>
          </table:table-cell>
          <table:table-cell table:style-name="ce19" table:formula="of:=SUM([.L355];[.O355];[.R355];[.U355];[.X355])" office:value-type="float" office:value="62121" calcext:value-type="float">
            <text:p>62121</text:p>
          </table:table-cell>
          <table:table-cell table:style-name="ce28" table:formula="of:=SUM([.M355];[.P355];[.S355];[.V355];[.Y355])" office:value-type="percentage" office:value="0.000644537870035064" calcext:value-type="percentage">
            <text:p>0.06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5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55]/[.N$518]" office:value-type="percentage" office:value="0" calcext:value-type="percentage">
            <text:p>0.00%</text:p>
          </table:table-cell>
          <table:table-cell office:value-type="float" office:value="227256" calcext:value-type="float">
            <text:p>227256</text:p>
          </table:table-cell>
          <table:table-cell office:value-type="float" office:value="60700" calcext:value-type="float">
            <text:p>60700</text:p>
          </table:table-cell>
          <table:table-cell table:style-name="ce42" table:formula="of:=[.Q355]/[.Q$518]" office:value-type="percentage" office:value="0.000636387847612083" calcext:value-type="percentage">
            <text:p>0.06%</text:p>
          </table:table-cell>
          <table:table-cell office:value-type="float" office:value="4967" calcext:value-type="float">
            <text:p>4967</text:p>
          </table:table-cell>
          <table:table-cell office:value-type="float" office:value="1421" calcext:value-type="float">
            <text:p>1421</text:p>
          </table:table-cell>
          <table:table-cell table:style-name="ce42" table:formula="of:=[.T355]/[.T$518]" office:value-type="percentage" office:value="0.00000815002242298096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5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x161</text:p>
          </table:table-cell>
          <table:table-cell office:value-type="string" calcext:value-type="string">
            <text:p>bit 5,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56];[.N356];[.Q356];[.T356];[.W356])" office:value-type="float" office:value="5297" calcext:value-type="float">
            <text:p>5297</text:p>
          </table:table-cell>
          <table:table-cell table:style-name="ce19" table:formula="of:=SUM([.L356];[.O356];[.R356];[.U356];[.X356])" office:value-type="float" office:value="2130" calcext:value-type="float">
            <text:p>2130</text:p>
          </table:table-cell>
          <table:table-cell table:style-name="ce28" table:formula="of:=SUM([.M356];[.P356];[.S356];[.V356];[.Y356])" office:value-type="percentage" office:value="0.000014833256014368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5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56]/[.N$518]" office:value-type="percentage" office:value="0" calcext:value-type="percentage">
            <text:p>0.00%</text:p>
          </table:table-cell>
          <table:table-cell office:value-type="float" office:value="5297" calcext:value-type="float">
            <text:p>5297</text:p>
          </table:table-cell>
          <table:table-cell office:value-type="float" office:value="2130" calcext:value-type="float">
            <text:p>2130</text:p>
          </table:table-cell>
          <table:table-cell table:style-name="ce42" table:formula="of:=[.Q356]/[.Q$518]" office:value-type="percentage" office:value="0.00001483325601436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56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5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x162</text:p>
          </table:table-cell>
          <table:table-cell office:value-type="string" calcext:value-type="string">
            <text:p>bit 5,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57];[.N357];[.Q357];[.T357];[.W357])" office:value-type="float" office:value="4506" calcext:value-type="float">
            <text:p>4506</text:p>
          </table:table-cell>
          <table:table-cell table:style-name="ce19" table:formula="of:=SUM([.L357];[.O357];[.R357];[.U357];[.X357])" office:value-type="float" office:value="1328" calcext:value-type="float">
            <text:p>1328</text:p>
          </table:table-cell>
          <table:table-cell table:style-name="ce28" table:formula="of:=SUM([.M357];[.P357];[.S357];[.V357];[.Y357])" office:value-type="percentage" office:value="0.00000739359795408742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5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5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57]/[.Q$518]" office:value-type="percentage" office:value="0" calcext:value-type="percentage">
            <text:p>0.00%</text:p>
          </table:table-cell>
          <table:table-cell office:value-type="float" office:value="4506" calcext:value-type="float">
            <text:p>4506</text:p>
          </table:table-cell>
          <table:table-cell office:value-type="float" office:value="1328" calcext:value-type="float">
            <text:p>1328</text:p>
          </table:table-cell>
          <table:table-cell table:style-name="ce42" table:formula="of:=[.T357]/[.T$518]" office:value-type="percentage" office:value="0.0000073935979540874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5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x163</text:p>
          </table:table-cell>
          <table:table-cell office:value-type="string" calcext:value-type="string">
            <text:p>bit 5,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58];[.N358];[.Q358];[.T358];[.W358])" office:value-type="float" office:value="0" calcext:value-type="float">
            <text:p>0</text:p>
          </table:table-cell>
          <table:table-cell table:style-name="ce19" table:formula="of:=SUM([.L358];[.O358];[.R358];[.U358];[.X358])" office:value-type="float" office:value="0" calcext:value-type="float">
            <text:p>0</text:p>
          </table:table-cell>
          <table:table-cell table:style-name="ce28" table:formula="of:=SUM([.M358];[.P358];[.S358];[.V358];[.Y358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5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5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58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5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5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x164</text:p>
          </table:table-cell>
          <table:table-cell office:value-type="string" calcext:value-type="string">
            <text:p>bit 5,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59];[.N359];[.Q359];[.T359];[.W359])" office:value-type="float" office:value="0" calcext:value-type="float">
            <text:p>0</text:p>
          </table:table-cell>
          <table:table-cell table:style-name="ce19" table:formula="of:=SUM([.L359];[.O359];[.R359];[.U359];[.X359])" office:value-type="float" office:value="0" calcext:value-type="float">
            <text:p>0</text:p>
          </table:table-cell>
          <table:table-cell table:style-name="ce28" table:formula="of:=SUM([.M359];[.P359];[.S359];[.V359];[.Y359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5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5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59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59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5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x165</text:p>
          </table:table-cell>
          <table:table-cell office:value-type="string" calcext:value-type="string">
            <text:p>bit 5,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60];[.N360];[.Q360];[.T360];[.W360])" office:value-type="float" office:value="0" calcext:value-type="float">
            <text:p>0</text:p>
          </table:table-cell>
          <table:table-cell table:style-name="ce19" table:formula="of:=SUM([.L360];[.O360];[.R360];[.U360];[.X360])" office:value-type="float" office:value="0" calcext:value-type="float">
            <text:p>0</text:p>
          </table:table-cell>
          <table:table-cell table:style-name="ce28" table:formula="of:=SUM([.M360];[.P360];[.S360];[.V360];[.Y36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6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6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6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6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6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0x166</text:p>
          </table:table-cell>
          <table:table-cell office:value-type="string" calcext:value-type="string">
            <text:p>bit 5, (H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61];[.N361];[.Q361];[.T361];[.W361])" office:value-type="float" office:value="174213" calcext:value-type="float">
            <text:p>174213</text:p>
          </table:table-cell>
          <table:table-cell table:style-name="ce19" table:formula="of:=SUM([.L361];[.O361];[.R361];[.U361];[.X361])" office:value-type="float" office:value="201030" calcext:value-type="float">
            <text:p>201030</text:p>
          </table:table-cell>
          <table:table-cell table:style-name="ce28" table:formula="of:=SUM([.M361];[.P361];[.S361];[.V361];[.Y361])" office:value-type="percentage" office:value="0.000285854611712257" calcext:value-type="percentage">
            <text:p>0.03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6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6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61]/[.Q$518]" office:value-type="percentage" office:value="0" calcext:value-type="percentage">
            <text:p>0.00%</text:p>
          </table:table-cell>
          <table:table-cell office:value-type="float" office:value="174213" calcext:value-type="float">
            <text:p>174213</text:p>
          </table:table-cell>
          <table:table-cell office:value-type="float" office:value="201030" calcext:value-type="float">
            <text:p>201030</text:p>
          </table:table-cell>
          <table:table-cell table:style-name="ce42" table:formula="of:=[.T361]/[.T$518]" office:value-type="percentage" office:value="0.000285854611712257" calcext:value-type="percentage">
            <text:p>0.0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6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x167</text:p>
          </table:table-cell>
          <table:table-cell office:value-type="string" calcext:value-type="string">
            <text:p>bit 5,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62];[.N362];[.Q362];[.T362];[.W362])" office:value-type="float" office:value="861359" calcext:value-type="float">
            <text:p>861359</text:p>
          </table:table-cell>
          <table:table-cell table:style-name="ce19" table:formula="of:=SUM([.L362];[.O362];[.R362];[.U362];[.X362])" office:value-type="float" office:value="254737" calcext:value-type="float">
            <text:p>254737</text:p>
          </table:table-cell>
          <table:table-cell table:style-name="ce28" table:formula="of:=SUM([.M362];[.P362];[.S362];[.V362];[.Y362])" office:value-type="percentage" office:value="0.00154131855355006" calcext:value-type="percentage">
            <text:p>0.15%</text:p>
          </table:table-cell>
          <table:table-cell table:style-name="ce1" office:value-type="float" office:value="16234" calcext:value-type="float">
            <text:p>16234</text:p>
          </table:table-cell>
          <table:table-cell table:style-name="ce1" office:value-type="float" office:value="5772" calcext:value-type="float">
            <text:p>5772</text:p>
          </table:table-cell>
          <table:table-cell table:style-name="ce42" table:formula="of:=[.K362]/[.$K$518]" office:value-type="percentage" office:value="0.0000843436561018297" calcext:value-type="percentage">
            <text:p>0.01%</text:p>
          </table:table-cell>
          <table:table-cell office:value-type="float" office:value="138847" calcext:value-type="float">
            <text:p>138847</text:p>
          </table:table-cell>
          <table:table-cell office:value-type="float" office:value="46498" calcext:value-type="float">
            <text:p>46498</text:p>
          </table:table-cell>
          <table:table-cell table:style-name="ce42" table:formula="of:=[.N362]/[.N$518]" office:value-type="percentage" office:value="0.000184287120552252" calcext:value-type="percentage">
            <text:p>0.02%</text:p>
          </table:table-cell>
          <table:table-cell office:value-type="float" office:value="98150" calcext:value-type="float">
            <text:p>98150</text:p>
          </table:table-cell>
          <table:table-cell office:value-type="float" office:value="29114" calcext:value-type="float">
            <text:p>29114</text:p>
          </table:table-cell>
          <table:table-cell table:style-name="ce42" table:formula="of:=[.Q362]/[.Q$518]" office:value-type="percentage" office:value="0.000274850684880161" calcext:value-type="percentage">
            <text:p>0.03%</text:p>
          </table:table-cell>
          <table:table-cell office:value-type="float" office:value="608128" calcext:value-type="float">
            <text:p>608128</text:p>
          </table:table-cell>
          <table:table-cell office:value-type="float" office:value="173353" calcext:value-type="float">
            <text:p>173353</text:p>
          </table:table-cell>
          <table:table-cell table:style-name="ce42" table:formula="of:=[.T362]/[.T$518]" office:value-type="percentage" office:value="0.000997837092015817" calcext:value-type="percentage">
            <text:p>0.1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6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x168</text:p>
          </table:table-cell>
          <table:table-cell office:value-type="string" calcext:value-type="string">
            <text:p>bi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63];[.N363];[.Q363];[.T363];[.W363])" office:value-type="float" office:value="334285" calcext:value-type="float">
            <text:p>334285</text:p>
          </table:table-cell>
          <table:table-cell table:style-name="ce19" table:formula="of:=SUM([.L363];[.O363];[.R363];[.U363];[.X363])" office:value-type="float" office:value="98764" calcext:value-type="float">
            <text:p>98764</text:p>
          </table:table-cell>
          <table:table-cell table:style-name="ce28" table:formula="of:=SUM([.M363];[.P363];[.S363];[.V363];[.Y363])" office:value-type="percentage" office:value="0.00171180858355453" calcext:value-type="percentage">
            <text:p>0.17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6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63]/[.N$518]" office:value-type="percentage" office:value="0" calcext:value-type="percentage">
            <text:p>0.00%</text:p>
          </table:table-cell>
          <table:table-cell office:value-type="float" office:value="227257" calcext:value-type="float">
            <text:p>227257</text:p>
          </table:table-cell>
          <table:table-cell office:value-type="float" office:value="61465" calcext:value-type="float">
            <text:p>61465</text:p>
          </table:table-cell>
          <table:table-cell table:style-name="ce42" table:formula="of:=[.Q363]/[.Q$518]" office:value-type="percentage" office:value="0.000636390647924716" calcext:value-type="percentage">
            <text:p>0.06%</text:p>
          </table:table-cell>
          <table:table-cell office:value-type="float" office:value="16976" calcext:value-type="float">
            <text:p>16976</text:p>
          </table:table-cell>
          <table:table-cell office:value-type="float" office:value="4836" calcext:value-type="float">
            <text:p>4836</text:p>
          </table:table-cell>
          <table:table-cell table:style-name="ce42" table:formula="of:=[.T363]/[.T$518]" office:value-type="percentage" office:value="0.0000278547977959583" calcext:value-type="percentage">
            <text:p>0.00%</text:p>
          </table:table-cell>
          <table:table-cell office:value-type="float" office:value="90052" calcext:value-type="float">
            <text:p>90052</text:p>
          </table:table-cell>
          <table:table-cell office:value-type="float" office:value="32463" calcext:value-type="float">
            <text:p>32463</text:p>
          </table:table-cell>
          <table:table-cell table:style-name="ce42" table:formula="of:=[.W363]/[.W$518]" office:value-type="percentage" office:value="0.00104756313783385" calcext:value-type="percentage">
            <text:p>0.10%</text:p>
          </table:table-cell>
          <table:table-cell table:style-name="ce1" table:number-columns-repeated="99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x169</text:p>
          </table:table-cell>
          <table:table-cell office:value-type="string" calcext:value-type="string">
            <text:p>bit 6,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64];[.N364];[.Q364];[.T364];[.W364])" office:value-type="float" office:value="5297" calcext:value-type="float">
            <text:p>5297</text:p>
          </table:table-cell>
          <table:table-cell table:style-name="ce19" table:formula="of:=SUM([.L364];[.O364];[.R364];[.U364];[.X364])" office:value-type="float" office:value="2025" calcext:value-type="float">
            <text:p>2025</text:p>
          </table:table-cell>
          <table:table-cell table:style-name="ce28" table:formula="of:=SUM([.M364];[.P364];[.S364];[.V364];[.Y364])" office:value-type="percentage" office:value="0.000014833256014368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6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64]/[.N$518]" office:value-type="percentage" office:value="0" calcext:value-type="percentage">
            <text:p>0.00%</text:p>
          </table:table-cell>
          <table:table-cell office:value-type="float" office:value="5297" calcext:value-type="float">
            <text:p>5297</text:p>
          </table:table-cell>
          <table:table-cell office:value-type="float" office:value="2025" calcext:value-type="float">
            <text:p>2025</text:p>
          </table:table-cell>
          <table:table-cell table:style-name="ce42" table:formula="of:=[.Q364]/[.Q$518]" office:value-type="percentage" office:value="0.00001483325601436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6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6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x16a</text:p>
          </table:table-cell>
          <table:table-cell office:value-type="string" calcext:value-type="string">
            <text:p>bit 6,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65];[.N365];[.Q365];[.T365];[.W365])" office:value-type="float" office:value="11692" calcext:value-type="float">
            <text:p>11692</text:p>
          </table:table-cell>
          <table:table-cell table:style-name="ce19" table:formula="of:=SUM([.L365];[.O365];[.R365];[.U365];[.X365])" office:value-type="float" office:value="3451" calcext:value-type="float">
            <text:p>3451</text:p>
          </table:table-cell>
          <table:table-cell table:style-name="ce28" table:formula="of:=SUM([.M365];[.P365];[.S365];[.V365];[.Y365])" office:value-type="percentage" office:value="0.0000191846309984887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6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6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65]/[.Q$518]" office:value-type="percentage" office:value="0" calcext:value-type="percentage">
            <text:p>0.00%</text:p>
          </table:table-cell>
          <table:table-cell office:value-type="float" office:value="11692" calcext:value-type="float">
            <text:p>11692</text:p>
          </table:table-cell>
          <table:table-cell office:value-type="float" office:value="3451" calcext:value-type="float">
            <text:p>3451</text:p>
          </table:table-cell>
          <table:table-cell table:style-name="ce42" table:formula="of:=[.T365]/[.T$518]" office:value-type="percentage" office:value="0.000019184630998488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6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x16b</text:p>
          </table:table-cell>
          <table:table-cell office:value-type="string" calcext:value-type="string">
            <text:p>bit 6,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66];[.N366];[.Q366];[.T366];[.W366])" office:value-type="float" office:value="1477" calcext:value-type="float">
            <text:p>1477</text:p>
          </table:table-cell>
          <table:table-cell table:style-name="ce19" table:formula="of:=SUM([.L366];[.O366];[.R366];[.U366];[.X366])" office:value-type="float" office:value="653" calcext:value-type="float">
            <text:p>653</text:p>
          </table:table-cell>
          <table:table-cell table:style-name="ce28" table:formula="of:=SUM([.M366];[.P366];[.S366];[.V366];[.Y366])" office:value-type="percentage" office:value="0.00000413606175820681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6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66]/[.N$518]" office:value-type="percentage" office:value="0" calcext:value-type="percentage">
            <text:p>0.00%</text:p>
          </table:table-cell>
          <table:table-cell office:value-type="float" office:value="1477" calcext:value-type="float">
            <text:p>1477</text:p>
          </table:table-cell>
          <table:table-cell office:value-type="float" office:value="653" calcext:value-type="float">
            <text:p>653</text:p>
          </table:table-cell>
          <table:table-cell table:style-name="ce42" table:formula="of:=[.Q366]/[.Q$518]" office:value-type="percentage" office:value="0.0000041360617582068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66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6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x16c</text:p>
          </table:table-cell>
          <table:table-cell office:value-type="string" calcext:value-type="string">
            <text:p>bit 6,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67];[.N367];[.Q367];[.T367];[.W367])" office:value-type="float" office:value="16305" calcext:value-type="float">
            <text:p>16305</text:p>
          </table:table-cell>
          <table:table-cell table:style-name="ce19" table:formula="of:=SUM([.L367];[.O367];[.R367];[.U367];[.X367])" office:value-type="float" office:value="3868" calcext:value-type="float">
            <text:p>3868</text:p>
          </table:table-cell>
          <table:table-cell table:style-name="ce28" table:formula="of:=SUM([.M367];[.P367];[.S367];[.V367];[.Y367])" office:value-type="percentage" office:value="0.0000267537981893909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6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6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67]/[.Q$518]" office:value-type="percentage" office:value="0" calcext:value-type="percentage">
            <text:p>0.00%</text:p>
          </table:table-cell>
          <table:table-cell office:value-type="float" office:value="16305" calcext:value-type="float">
            <text:p>16305</text:p>
          </table:table-cell>
          <table:table-cell office:value-type="float" office:value="3868" calcext:value-type="float">
            <text:p>3868</text:p>
          </table:table-cell>
          <table:table-cell table:style-name="ce42" table:formula="of:=[.T367]/[.T$518]" office:value-type="percentage" office:value="0.0000267537981893909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6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x16d</text:p>
          </table:table-cell>
          <table:table-cell office:value-type="string" calcext:value-type="string">
            <text:p>bit 6,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68];[.N368];[.Q368];[.T368];[.W368])" office:value-type="float" office:value="4106" calcext:value-type="float">
            <text:p>4106</text:p>
          </table:table-cell>
          <table:table-cell table:style-name="ce19" table:formula="of:=SUM([.L368];[.O368];[.R368];[.U368];[.X368])" office:value-type="float" office:value="1497" calcext:value-type="float">
            <text:p>1497</text:p>
          </table:table-cell>
          <table:table-cell table:style-name="ce28" table:formula="of:=SUM([.M368];[.P368];[.S368];[.V368];[.Y368])" office:value-type="percentage" office:value="0.0000213327000094932" calcext:value-type="percentage">
            <text:p>0.00%</text:p>
          </table:table-cell>
          <table:table-cell table:style-name="ce1" office:value-type="float" office:value="4106" calcext:value-type="float">
            <text:p>4106</text:p>
          </table:table-cell>
          <table:table-cell table:style-name="ce1" office:value-type="float" office:value="1497" calcext:value-type="float">
            <text:p>1497</text:p>
          </table:table-cell>
          <table:table-cell table:style-name="ce42" table:formula="of:=[.K368]/[.$K$518]" office:value-type="percentage" office:value="0.000021332700009493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6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68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6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6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x16e</text:p>
          </table:table-cell>
          <table:table-cell office:value-type="string" calcext:value-type="string">
            <text:p>bit 6, (H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69];[.N369];[.Q369];[.T369];[.W369])" office:value-type="float" office:value="21929" calcext:value-type="float">
            <text:p>21929</text:p>
          </table:table-cell>
          <table:table-cell table:style-name="ce19" table:formula="of:=SUM([.L369];[.O369];[.R369];[.U369];[.X369])" office:value-type="float" office:value="31487" calcext:value-type="float">
            <text:p>31487</text:p>
          </table:table-cell>
          <table:table-cell table:style-name="ce28" table:formula="of:=SUM([.M369];[.P369];[.S369];[.V369];[.Y369])" office:value-type="percentage" office:value="0.000119485286861035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6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6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69]/[.Q$518]" office:value-type="percentage" office:value="0" calcext:value-type="percentage">
            <text:p>0.00%</text:p>
          </table:table-cell>
          <table:table-cell office:value-type="float" office:value="13572" calcext:value-type="float">
            <text:p>13572</text:p>
          </table:table-cell>
          <table:table-cell office:value-type="float" office:value="18301" calcext:value-type="float">
            <text:p>18301</text:p>
          </table:table-cell>
          <table:table-cell table:style-name="ce42" table:formula="of:=[.T369]/[.T$518]" office:value-type="percentage" office:value="0.0000222693988976641" calcext:value-type="percentage">
            <text:p>0.00%</text:p>
          </table:table-cell>
          <table:table-cell office:value-type="float" office:value="8357" calcext:value-type="float">
            <text:p>8357</text:p>
          </table:table-cell>
          <table:table-cell office:value-type="float" office:value="13186" calcext:value-type="float">
            <text:p>13186</text:p>
          </table:table-cell>
          <table:table-cell table:style-name="ce42" table:formula="of:=[.W369]/[.W$518]" office:value-type="percentage" office:value="0.0000972158879633713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x16f</text:p>
          </table:table-cell>
          <table:table-cell office:value-type="string" calcext:value-type="string">
            <text:p>bit 6,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70];[.N370];[.Q370];[.T370];[.W370])" office:value-type="float" office:value="834809" calcext:value-type="float">
            <text:p>834809</text:p>
          </table:table-cell>
          <table:table-cell table:style-name="ce19" table:formula="of:=SUM([.L370];[.O370];[.R370];[.U370];[.X370])" office:value-type="float" office:value="274610" calcext:value-type="float">
            <text:p>274610</text:p>
          </table:table-cell>
          <table:table-cell table:style-name="ce28" table:formula="of:=SUM([.M370];[.P370];[.S370];[.V370];[.Y370])" office:value-type="percentage" office:value="0.00273978263998747" calcext:value-type="percentage">
            <text:p>0.27%</text:p>
          </table:table-cell>
          <table:table-cell table:style-name="ce1" office:value-type="float" office:value="390996" calcext:value-type="float">
            <text:p>390996</text:p>
          </table:table-cell>
          <table:table-cell table:style-name="ce1" office:value-type="float" office:value="137241" calcext:value-type="float">
            <text:p>137241</text:p>
          </table:table-cell>
          <table:table-cell table:style-name="ce42" table:formula="of:=[.K370]/[.$K$518]" office:value-type="percentage" office:value="0.00203141752871695" calcext:value-type="percentage">
            <text:p>0.20%</text:p>
          </table:table-cell>
          <table:table-cell office:value-type="float" office:value="321198" calcext:value-type="float">
            <text:p>321198</text:p>
          </table:table-cell>
          <table:table-cell office:value-type="float" office:value="101439" calcext:value-type="float">
            <text:p>101439</text:p>
          </table:table-cell>
          <table:table-cell table:style-name="ce42" table:formula="of:=[.N370]/[.N$518]" office:value-type="percentage" office:value="0.000426315689551393" calcext:value-type="percentage">
            <text:p>0.04%</text:p>
          </table:table-cell>
          <table:table-cell office:value-type="float" office:value="69737" calcext:value-type="float">
            <text:p>69737</text:p>
          </table:table-cell>
          <table:table-cell office:value-type="float" office:value="19620" calcext:value-type="float">
            <text:p>19620</text:p>
          </table:table-cell>
          <table:table-cell table:style-name="ce42" table:formula="of:=[.Q370]/[.Q$518]" office:value-type="percentage" office:value="0.000195285402052856" calcext:value-type="percentage">
            <text:p>0.02%</text:p>
          </table:table-cell>
          <table:table-cell office:value-type="float" office:value="52878" calcext:value-type="float">
            <text:p>52878</text:p>
          </table:table-cell>
          <table:table-cell office:value-type="float" office:value="16310" calcext:value-type="float">
            <text:p>16310</text:p>
          </table:table-cell>
          <table:table-cell table:style-name="ce42" table:formula="of:=[.T370]/[.T$518]" office:value-type="percentage" office:value="0.0000867640196662748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7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x170</text:p>
          </table:table-cell>
          <table:table-cell office:value-type="string" calcext:value-type="string">
            <text:p>bi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71];[.N371];[.Q371];[.T371];[.W371])" office:value-type="float" office:value="331226" calcext:value-type="float">
            <text:p>331226</text:p>
          </table:table-cell>
          <table:table-cell table:style-name="ce19" table:formula="of:=SUM([.L371];[.O371];[.R371];[.U371];[.X371])" office:value-type="float" office:value="97814" calcext:value-type="float">
            <text:p>97814</text:p>
          </table:table-cell>
          <table:table-cell table:style-name="ce28" table:formula="of:=SUM([.M371];[.P371];[.S371];[.V371];[.Y371])" office:value-type="percentage" office:value="0.00171162999972587" calcext:value-type="percentage">
            <text:p>0.17%</text:p>
          </table:table-cell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309" calcext:value-type="float">
            <text:p>309</text:p>
          </table:table-cell>
          <table:table-cell table:style-name="ce42" table:formula="of:=[.K371]/[.$K$518]" office:value-type="percentage" office:value="0.00000457723056706369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71]/[.N$518]" office:value-type="percentage" office:value="0" calcext:value-type="percentage">
            <text:p>0.00%</text:p>
          </table:table-cell>
          <table:table-cell office:value-type="float" office:value="228731" calcext:value-type="float">
            <text:p>228731</text:p>
          </table:table-cell>
          <table:table-cell office:value-type="float" office:value="61476" calcext:value-type="float">
            <text:p>61476</text:p>
          </table:table-cell>
          <table:table-cell table:style-name="ce42" table:formula="of:=[.Q371]/[.Q$518]" office:value-type="percentage" office:value="0.000640518308745025" calcext:value-type="percentage">
            <text:p>0.06%</text:p>
          </table:table-cell>
          <table:table-cell office:value-type="float" office:value="11562" calcext:value-type="float">
            <text:p>11562</text:p>
          </table:table-cell>
          <table:table-cell office:value-type="float" office:value="3212" calcext:value-type="float">
            <text:p>3212</text:p>
          </table:table-cell>
          <table:table-cell table:style-name="ce42" table:formula="of:=[.T371]/[.T$518]" office:value-type="percentage" office:value="0.0000189713225799287" calcext:value-type="percentage">
            <text:p>0.00%</text:p>
          </table:table-cell>
          <table:table-cell office:value-type="float" office:value="90052" calcext:value-type="float">
            <text:p>90052</text:p>
          </table:table-cell>
          <table:table-cell office:value-type="float" office:value="32817" calcext:value-type="float">
            <text:p>32817</text:p>
          </table:table-cell>
          <table:table-cell table:style-name="ce42" table:formula="of:=[.W371]/[.W$518]" office:value-type="percentage" office:value="0.00104756313783385" calcext:value-type="percentage">
            <text:p>0.10%</text:p>
          </table:table-cell>
          <table:table-cell table:style-name="ce1" table:number-columns-repeated="99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x171</text:p>
          </table:table-cell>
          <table:table-cell office:value-type="string" calcext:value-type="string">
            <text:p>bit 7,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72];[.N372];[.Q372];[.T372];[.W372])" office:value-type="float" office:value="10780" calcext:value-type="float">
            <text:p>10780</text:p>
          </table:table-cell>
          <table:table-cell table:style-name="ce19" table:formula="of:=SUM([.L372];[.O372];[.R372];[.U372];[.X372])" office:value-type="float" office:value="4605" calcext:value-type="float">
            <text:p>4605</text:p>
          </table:table-cell>
          <table:table-cell table:style-name="ce28" table:formula="of:=SUM([.M372];[.P372];[.S372];[.V372];[.Y372])" office:value-type="percentage" office:value="0.0000432851387809478" calcext:value-type="percentage">
            <text:p>0.00%</text:p>
          </table:table-cell>
          <table:table-cell table:style-name="ce1" office:value-type="float" office:value="5480" calcext:value-type="float">
            <text:p>5480</text:p>
          </table:table-cell>
          <table:table-cell table:style-name="ce1" office:value-type="float" office:value="2598" calcext:value-type="float">
            <text:p>2598</text:p>
          </table:table-cell>
          <table:table-cell table:style-name="ce42" table:formula="of:=[.K372]/[.$K$518]" office:value-type="percentage" office:value="0.0000284713093161283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72]/[.N$518]" office:value-type="percentage" office:value="0" calcext:value-type="percentage">
            <text:p>0.00%</text:p>
          </table:table-cell>
          <table:table-cell office:value-type="float" office:value="5276" calcext:value-type="float">
            <text:p>5276</text:p>
          </table:table-cell>
          <table:table-cell office:value-type="float" office:value="1995" calcext:value-type="float">
            <text:p>1995</text:p>
          </table:table-cell>
          <table:table-cell table:style-name="ce42" table:formula="of:=[.Q372]/[.Q$518]" office:value-type="percentage" office:value="0.0000147744494490854" calcext:value-type="percentage">
            <text:p>0.00%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42" table:formula="of:=[.T372]/[.T$518]" office:value-type="percentage" office:value="0.00000003938001573415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7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x172</text:p>
          </table:table-cell>
          <table:table-cell office:value-type="string" calcext:value-type="string">
            <text:p>bit 7,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73];[.N373];[.Q373];[.T373];[.W373])" office:value-type="float" office:value="183" calcext:value-type="float">
            <text:p>183</text:p>
          </table:table-cell>
          <table:table-cell table:style-name="ce19" table:formula="of:=SUM([.L373];[.O373];[.R373];[.U373];[.X373])" office:value-type="float" office:value="44" calcext:value-type="float">
            <text:p>44</text:p>
          </table:table-cell>
          <table:table-cell table:style-name="ce28" table:formula="of:=SUM([.M373];[.P373];[.S373];[.V373];[.Y373])" office:value-type="percentage" office:value="0.000000300272619972924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7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7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73]/[.Q$518]" office:value-type="percentage" office:value="0" calcext:value-type="percentage">
            <text:p>0.00%</text:p>
          </table:table-cell>
          <table:table-cell office:value-type="float" office:value="183" calcext:value-type="float">
            <text:p>183</text:p>
          </table:table-cell>
          <table:table-cell office:value-type="float" office:value="44" calcext:value-type="float">
            <text:p>44</text:p>
          </table:table-cell>
          <table:table-cell table:style-name="ce42" table:formula="of:=[.T373]/[.T$518]" office:value-type="percentage" office:value="0.00000030027261997292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7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x173</text:p>
          </table:table-cell>
          <table:table-cell office:value-type="string" calcext:value-type="string">
            <text:p>bit 7,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74];[.N374];[.Q374];[.T374];[.W374])" office:value-type="float" office:value="0" calcext:value-type="float">
            <text:p>0</text:p>
          </table:table-cell>
          <table:table-cell table:style-name="ce19" table:formula="of:=SUM([.L374];[.O374];[.R374];[.U374];[.X374])" office:value-type="float" office:value="0" calcext:value-type="float">
            <text:p>0</text:p>
          </table:table-cell>
          <table:table-cell table:style-name="ce28" table:formula="of:=SUM([.M374];[.P374];[.S374];[.V374];[.Y37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7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7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7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7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7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x174</text:p>
          </table:table-cell>
          <table:table-cell office:value-type="string" calcext:value-type="string">
            <text:p>bit 7,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75];[.N375];[.Q375];[.T375];[.W375])" office:value-type="float" office:value="0" calcext:value-type="float">
            <text:p>0</text:p>
          </table:table-cell>
          <table:table-cell table:style-name="ce19" table:formula="of:=SUM([.L375];[.O375];[.R375];[.U375];[.X375])" office:value-type="float" office:value="0" calcext:value-type="float">
            <text:p>0</text:p>
          </table:table-cell>
          <table:table-cell table:style-name="ce28" table:formula="of:=SUM([.M375];[.P375];[.S375];[.V375];[.Y375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7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7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75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75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7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x175</text:p>
          </table:table-cell>
          <table:table-cell office:value-type="string" calcext:value-type="string">
            <text:p>bit 7,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76];[.N376];[.Q376];[.T376];[.W376])" office:value-type="float" office:value="0" calcext:value-type="float">
            <text:p>0</text:p>
          </table:table-cell>
          <table:table-cell table:style-name="ce19" table:formula="of:=SUM([.L376];[.O376];[.R376];[.U376];[.X376])" office:value-type="float" office:value="0" calcext:value-type="float">
            <text:p>0</text:p>
          </table:table-cell>
          <table:table-cell table:style-name="ce28" table:formula="of:=SUM([.M376];[.P376];[.S376];[.V376];[.Y376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7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7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76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76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7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x176</text:p>
          </table:table-cell>
          <table:table-cell office:value-type="string" calcext:value-type="string">
            <text:p>bit 7, (H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77];[.N377];[.Q377];[.T377];[.W377])" office:value-type="float" office:value="40473" calcext:value-type="float">
            <text:p>40473</text:p>
          </table:table-cell>
          <table:table-cell table:style-name="ce19" table:formula="of:=SUM([.L377];[.O377];[.R377];[.U377];[.X377])" office:value-type="float" office:value="66429" calcext:value-type="float">
            <text:p>66429</text:p>
          </table:table-cell>
          <table:table-cell table:style-name="ce28" table:formula="of:=SUM([.M377];[.P377];[.S377];[.V377];[.Y377])" office:value-type="percentage" office:value="0.000435145549688462" calcext:value-type="percentage">
            <text:p>0.04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7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7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77]/[.Q$518]" office:value-type="percentage" office:value="0" calcext:value-type="percentage">
            <text:p>0.00%</text:p>
          </table:table-cell>
          <table:table-cell office:value-type="float" office:value="3570" calcext:value-type="float">
            <text:p>3570</text:p>
          </table:table-cell>
          <table:table-cell office:value-type="float" office:value="4506" calcext:value-type="float">
            <text:p>4506</text:p>
          </table:table-cell>
          <table:table-cell table:style-name="ce42" table:formula="of:=[.T377]/[.T$518]" office:value-type="percentage" office:value="0.00000585777734045541" calcext:value-type="percentage">
            <text:p>0.00%</text:p>
          </table:table-cell>
          <table:table-cell office:value-type="float" office:value="36903" calcext:value-type="float">
            <text:p>36903</text:p>
          </table:table-cell>
          <table:table-cell office:value-type="float" office:value="61923" calcext:value-type="float">
            <text:p>61923</text:p>
          </table:table-cell>
          <table:table-cell table:style-name="ce42" table:formula="of:=[.W377]/[.W$518]" office:value-type="percentage" office:value="0.000429287772348007" calcext:value-type="percentage">
            <text:p>0.04%</text:p>
          </table:table-cell>
          <table:table-cell table:style-name="ce1" table:number-columns-repeated="99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x177</text:p>
          </table:table-cell>
          <table:table-cell office:value-type="string" calcext:value-type="string">
            <text:p>bit 7,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78];[.N378];[.Q378];[.T378];[.W378])" office:value-type="float" office:value="110477" calcext:value-type="float">
            <text:p>110477</text:p>
          </table:table-cell>
          <table:table-cell table:style-name="ce19" table:formula="of:=SUM([.L378];[.O378];[.R378];[.U378];[.X378])" office:value-type="float" office:value="33713" calcext:value-type="float">
            <text:p>33713</text:p>
          </table:table-cell>
          <table:table-cell table:style-name="ce28" table:formula="of:=SUM([.M378];[.P378];[.S378];[.V378];[.Y378])" office:value-type="percentage" office:value="0.000199627467141824" calcext:value-type="percentage">
            <text:p>0.02%</text:p>
          </table:table-cell>
          <table:table-cell table:style-name="ce1" office:value-type="float" office:value="8813" calcext:value-type="float">
            <text:p>8813</text:p>
          </table:table-cell>
          <table:table-cell table:style-name="ce1" office:value-type="float" office:value="3357" calcext:value-type="float">
            <text:p>3357</text:p>
          </table:table-cell>
          <table:table-cell table:style-name="ce42" table:formula="of:=[.K378]/[.$K$518]" office:value-type="percentage" office:value="0.0000457878921538392" calcext:value-type="percentage">
            <text:p>0.00%</text:p>
          </table:table-cell>
          <table:table-cell office:value-type="float" office:value="42430" calcext:value-type="float">
            <text:p>42430</text:p>
          </table:table-cell>
          <table:table-cell office:value-type="float" office:value="12689" calcext:value-type="float">
            <text:p>12689</text:p>
          </table:table-cell>
          <table:table-cell table:style-name="ce42" table:formula="of:=[.N378]/[.N$518]" office:value-type="percentage" office:value="0.0000563159630746941" calcext:value-type="percentage">
            <text:p>0.01%</text:p>
          </table:table-cell>
          <table:table-cell office:value-type="float" office:value="285" calcext:value-type="float">
            <text:p>285</text:p>
          </table:table-cell>
          <table:table-cell office:value-type="float" office:value="75" calcext:value-type="float">
            <text:p>75</text:p>
          </table:table-cell>
          <table:table-cell table:style-name="ce42" table:formula="of:=[.Q378]/[.Q$518]" office:value-type="percentage" office:value="0.000000798089100263332" calcext:value-type="percentage">
            <text:p>0.00%</text:p>
          </table:table-cell>
          <table:table-cell office:value-type="float" office:value="58949" calcext:value-type="float">
            <text:p>58949</text:p>
          </table:table-cell>
          <table:table-cell office:value-type="float" office:value="17592" calcext:value-type="float">
            <text:p>17592</text:p>
          </table:table-cell>
          <table:table-cell table:style-name="ce42" table:formula="of:=[.T378]/[.T$518]" office:value-type="percentage" office:value="0.0000967255228130269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7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x178</text:p>
          </table:table-cell>
          <table:table-cell office:value-type="string" calcext:value-type="string">
            <text:p>bi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79];[.N379];[.Q379];[.T379];[.W379])" office:value-type="float" office:value="570268" calcext:value-type="float">
            <text:p>570268</text:p>
          </table:table-cell>
          <table:table-cell table:style-name="ce19" table:formula="of:=SUM([.L379];[.O379];[.R379];[.U379];[.X379])" office:value-type="float" office:value="157561" calcext:value-type="float">
            <text:p>157561</text:p>
          </table:table-cell>
          <table:table-cell table:style-name="ce28" table:formula="of:=SUM([.M379];[.P379];[.S379];[.V379];[.Y379])" office:value-type="percentage" office:value="0.00120602760404151" calcext:value-type="percentage">
            <text:p>0.12%</text:p>
          </table:table-cell>
          <table:table-cell table:style-name="ce1" office:value-type="float" office:value="1670" calcext:value-type="float">
            <text:p>1670</text:p>
          </table:table-cell>
          <table:table-cell table:style-name="ce1" office:value-type="float" office:value="585" calcext:value-type="float">
            <text:p>585</text:p>
          </table:table-cell>
          <table:table-cell table:style-name="ce42" table:formula="of:=[.K379]/[.$K$518]" office:value-type="percentage" office:value="0.0000086764756492580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79]/[.N$518]" office:value-type="percentage" office:value="0" calcext:value-type="percentage">
            <text:p>0.00%</text:p>
          </table:table-cell>
          <table:table-cell office:value-type="float" office:value="228013" calcext:value-type="float">
            <text:p>228013</text:p>
          </table:table-cell>
          <table:table-cell office:value-type="float" office:value="60330" calcext:value-type="float">
            <text:p>60330</text:p>
          </table:table-cell>
          <table:table-cell table:style-name="ce42" table:formula="of:=[.Q379]/[.Q$518]" office:value-type="percentage" office:value="0.000638507684274888" calcext:value-type="percentage">
            <text:p>0.06%</text:p>
          </table:table-cell>
          <table:table-cell office:value-type="float" office:value="340585" calcext:value-type="float">
            <text:p>340585</text:p>
          </table:table-cell>
          <table:table-cell office:value-type="float" office:value="96646" calcext:value-type="float">
            <text:p>96646</text:p>
          </table:table-cell>
          <table:table-cell table:style-name="ce42" table:formula="of:=[.T379]/[.T$518]" office:value-type="percentage" office:value="0.000558843444117369" calcext:value-type="percentage">
            <text:p>0.0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7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x179</text:p>
          </table:table-cell>
          <table:table-cell office:value-type="string" calcext:value-type="string">
            <text:p>bit 8,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80];[.N380];[.Q380];[.T380];[.W380])" office:value-type="float" office:value="173600" calcext:value-type="float">
            <text:p>173600</text:p>
          </table:table-cell>
          <table:table-cell table:style-name="ce19" table:formula="of:=SUM([.L380];[.O380];[.R380];[.U380];[.X380])" office:value-type="float" office:value="55578" calcext:value-type="float">
            <text:p>55578</text:p>
          </table:table-cell>
          <table:table-cell table:style-name="ce28" table:formula="of:=SUM([.M380];[.P380];[.S380];[.V380];[.Y380])" office:value-type="percentage" office:value="0.000487613760698479" calcext:value-type="percentage">
            <text:p>0.05%</text:p>
          </table:table-cell>
          <table:table-cell table:style-name="ce1" office:value-type="float" office:value="5476" calcext:value-type="float">
            <text:p>5476</text:p>
          </table:table-cell>
          <table:table-cell table:style-name="ce1" office:value-type="float" office:value="2483" calcext:value-type="float">
            <text:p>2483</text:p>
          </table:table-cell>
          <table:table-cell table:style-name="ce42" table:formula="of:=[.K380]/[.$K$518]" office:value-type="percentage" office:value="0.0000284505273385253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80]/[.N$518]" office:value-type="percentage" office:value="0" calcext:value-type="percentage">
            <text:p>0.00%</text:p>
          </table:table-cell>
          <table:table-cell office:value-type="float" office:value="158088" calcext:value-type="float">
            <text:p>158088</text:p>
          </table:table-cell>
          <table:table-cell office:value-type="float" office:value="50075" calcext:value-type="float">
            <text:p>50075</text:p>
          </table:table-cell>
          <table:table-cell table:style-name="ce42" table:formula="of:=[.Q380]/[.Q$518]" office:value-type="percentage" office:value="0.000442695823447121" calcext:value-type="percentage">
            <text:p>0.04%</text:p>
          </table:table-cell>
          <table:table-cell office:value-type="float" office:value="10036" calcext:value-type="float">
            <text:p>10036</text:p>
          </table:table-cell>
          <table:table-cell office:value-type="float" office:value="3020" calcext:value-type="float">
            <text:p>3020</text:p>
          </table:table-cell>
          <table:table-cell table:style-name="ce42" table:formula="of:=[.T380]/[.T$518]" office:value-type="percentage" office:value="0.000016467409912832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8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x17a</text:p>
          </table:table-cell>
          <table:table-cell office:value-type="string" calcext:value-type="string">
            <text:p>bit 8,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81];[.N381];[.Q381];[.T381];[.W381])" office:value-type="float" office:value="74176" calcext:value-type="float">
            <text:p>74176</text:p>
          </table:table-cell>
          <table:table-cell table:style-name="ce19" table:formula="of:=SUM([.L381];[.O381];[.R381];[.U381];[.X381])" office:value-type="float" office:value="22795" calcext:value-type="float">
            <text:p>22795</text:p>
          </table:table-cell>
          <table:table-cell table:style-name="ce28" table:formula="of:=SUM([.M381];[.P381];[.S381];[.V381];[.Y381])" office:value-type="percentage" office:value="0.000121710501962359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8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8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81]/[.Q$518]" office:value-type="percentage" office:value="0" calcext:value-type="percentage">
            <text:p>0.00%</text:p>
          </table:table-cell>
          <table:table-cell office:value-type="float" office:value="74176" calcext:value-type="float">
            <text:p>74176</text:p>
          </table:table-cell>
          <table:table-cell office:value-type="float" office:value="22795" calcext:value-type="float">
            <text:p>22795</text:p>
          </table:table-cell>
          <table:table-cell table:style-name="ce42" table:formula="of:=[.T381]/[.T$518]" office:value-type="percentage" office:value="0.000121710501962359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8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x17b</text:p>
          </table:table-cell>
          <table:table-cell office:value-type="string" calcext:value-type="string">
            <text:p>bit 8,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82];[.N382];[.Q382];[.T382];[.W382])" office:value-type="float" office:value="24176" calcext:value-type="float">
            <text:p>24176</text:p>
          </table:table-cell>
          <table:table-cell table:style-name="ce19" table:formula="of:=SUM([.L382];[.O382];[.R382];[.U382];[.X382])" office:value-type="float" office:value="8330" calcext:value-type="float">
            <text:p>8330</text:p>
          </table:table-cell>
          <table:table-cell table:style-name="ce28" table:formula="of:=SUM([.M382];[.P382];[.S382];[.V382];[.Y382])" office:value-type="percentage" office:value="0.0000396688025162045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8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8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82]/[.Q$518]" office:value-type="percentage" office:value="0" calcext:value-type="percentage">
            <text:p>0.00%</text:p>
          </table:table-cell>
          <table:table-cell office:value-type="float" office:value="24176" calcext:value-type="float">
            <text:p>24176</text:p>
          </table:table-cell>
          <table:table-cell office:value-type="float" office:value="8330" calcext:value-type="float">
            <text:p>8330</text:p>
          </table:table-cell>
          <table:table-cell table:style-name="ce42" table:formula="of:=[.T382]/[.T$518]" office:value-type="percentage" office:value="0.0000396688025162045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8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x17c</text:p>
          </table:table-cell>
          <table:table-cell office:value-type="string" calcext:value-type="string">
            <text:p>bit 8,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83];[.N383];[.Q383];[.T383];[.W383])" office:value-type="float" office:value="1751880" calcext:value-type="float">
            <text:p>1751880</text:p>
          </table:table-cell>
          <table:table-cell table:style-name="ce19" table:formula="of:=SUM([.L383];[.O383];[.R383];[.U383];[.X383])" office:value-type="float" office:value="504590" calcext:value-type="float">
            <text:p>504590</text:p>
          </table:table-cell>
          <table:table-cell table:style-name="ce28" table:formula="of:=SUM([.M383];[.P383];[.S383];[.V383];[.Y383])" office:value-type="percentage" office:value="0.00311104542640284" calcext:value-type="percentage">
            <text:p>0.3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8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83]/[.N$518]" office:value-type="percentage" office:value="0" calcext:value-type="percentage">
            <text:p>0.00%</text:p>
          </table:table-cell>
          <table:table-cell office:value-type="float" office:value="203972" calcext:value-type="float">
            <text:p>203972</text:p>
          </table:table-cell>
          <table:table-cell office:value-type="float" office:value="59288" calcext:value-type="float">
            <text:p>59288</text:p>
          </table:table-cell>
          <table:table-cell table:style-name="ce42" table:formula="of:=[.Q383]/[.Q$518]" office:value-type="percentage" office:value="0.000571185368276885" calcext:value-type="percentage">
            <text:p>0.06%</text:p>
          </table:table-cell>
          <table:table-cell office:value-type="float" office:value="1547908" calcext:value-type="float">
            <text:p>1547908</text:p>
          </table:table-cell>
          <table:table-cell office:value-type="float" office:value="445302" calcext:value-type="float">
            <text:p>445302</text:p>
          </table:table-cell>
          <table:table-cell table:style-name="ce42" table:formula="of:=[.T383]/[.T$518]" office:value-type="percentage" office:value="0.00253986005812595" calcext:value-type="percentage">
            <text:p>0.2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8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0x17d</text:p>
          </table:table-cell>
          <table:table-cell office:value-type="string" calcext:value-type="string">
            <text:p>bit 8,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84];[.N384];[.Q384];[.T384];[.W384])" office:value-type="float" office:value="0" calcext:value-type="float">
            <text:p>0</text:p>
          </table:table-cell>
          <table:table-cell table:style-name="ce19" table:formula="of:=SUM([.L384];[.O384];[.R384];[.U384];[.X384])" office:value-type="float" office:value="0" calcext:value-type="float">
            <text:p>0</text:p>
          </table:table-cell>
          <table:table-cell table:style-name="ce28" table:formula="of:=SUM([.M384];[.P384];[.S384];[.V384];[.Y38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8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8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8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8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8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0x17e</text:p>
          </table:table-cell>
          <table:table-cell office:value-type="string" calcext:value-type="string">
            <text:p>bit 8, (H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85];[.N385];[.Q385];[.T385];[.W385])" office:value-type="float" office:value="252679" calcext:value-type="float">
            <text:p>252679</text:p>
          </table:table-cell>
          <table:table-cell table:style-name="ce19" table:formula="of:=SUM([.L385];[.O385];[.R385];[.U385];[.X385])" office:value-type="float" office:value="310878" calcext:value-type="float">
            <text:p>310878</text:p>
          </table:table-cell>
          <table:table-cell table:style-name="ce28" table:formula="of:=SUM([.M385];[.P385];[.S385];[.V385];[.Y385])" office:value-type="percentage" office:value="0.000897391590955539" calcext:value-type="percentage">
            <text:p>0.09%</text:p>
          </table:table-cell>
          <table:table-cell table:style-name="ce1" office:value-type="float" office:value="1832" calcext:value-type="float">
            <text:p>1832</text:p>
          </table:table-cell>
          <table:table-cell table:style-name="ce1" office:value-type="float" office:value="2836" calcext:value-type="float">
            <text:p>2836</text:p>
          </table:table-cell>
          <table:table-cell table:style-name="ce42" table:formula="of:=[.K385]/[.$K$518]" office:value-type="percentage" office:value="0.00000951814574218012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table:formula="of:=[.N385]/[.N$518]" office:value-type="percentage" office:value="0.00000000132726757187589" calcext:value-type="percentage">
            <text:p>0.00%</text:p>
          </table:table-cell>
          <table:table-cell office:value-type="float" office:value="229847" calcext:value-type="float">
            <text:p>229847</text:p>
          </table:table-cell>
          <table:table-cell office:value-type="float" office:value="273249" calcext:value-type="float">
            <text:p>273249</text:p>
          </table:table-cell>
          <table:table-cell table:style-name="ce42" table:formula="of:=[.Q385]/[.Q$518]" office:value-type="percentage" office:value="0.000643643457642898" calcext:value-type="percentage">
            <text:p>0.06%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42" table:formula="of:=[.T385]/[.T$518]" office:value-type="percentage" office:value="0.00000000820416994461542" calcext:value-type="percentage">
            <text:p>0.00%</text:p>
          </table:table-cell>
          <table:table-cell office:value-type="float" office:value="20994" calcext:value-type="float">
            <text:p>20994</text:p>
          </table:table-cell>
          <table:table-cell office:value-type="float" office:value="34783" calcext:value-type="float">
            <text:p>34783</text:p>
          </table:table-cell>
          <table:table-cell table:style-name="ce42" table:formula="of:=[.W385]/[.W$518]" office:value-type="percentage" office:value="0.000244220456132945" calcext:value-type="percentage">
            <text:p>0.02%</text:p>
          </table:table-cell>
          <table:table-cell table:style-name="ce1" table:number-columns-repeated="99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x17f</text:p>
          </table:table-cell>
          <table:table-cell office:value-type="string" calcext:value-type="string">
            <text:p>bit 8,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86];[.N386];[.Q386];[.T386];[.W386])" office:value-type="float" office:value="516838" calcext:value-type="float">
            <text:p>516838</text:p>
          </table:table-cell>
          <table:table-cell table:style-name="ce19" table:formula="of:=SUM([.L386];[.O386];[.R386];[.U386];[.X386])" office:value-type="float" office:value="174581" calcext:value-type="float">
            <text:p>174581</text:p>
          </table:table-cell>
          <table:table-cell table:style-name="ce28" table:formula="of:=SUM([.M386];[.P386];[.S386];[.V386];[.Y386])" office:value-type="percentage" office:value="0.00168111541098304" calcext:value-type="percentage">
            <text:p>0.17%</text:p>
          </table:table-cell>
          <table:table-cell table:style-name="ce1" office:value-type="float" office:value="178944" calcext:value-type="float">
            <text:p>178944</text:p>
          </table:table-cell>
          <table:table-cell table:style-name="ce1" office:value-type="float" office:value="67278" calcext:value-type="float">
            <text:p>67278</text:p>
          </table:table-cell>
          <table:table-cell table:style-name="ce42" table:formula="of:=[.K386]/[.$K$518]" office:value-type="percentage" office:value="0.000929702550048405" calcext:value-type="percentage">
            <text:p>0.09%</text:p>
          </table:table-cell>
          <table:table-cell office:value-type="float" office:value="113250" calcext:value-type="float">
            <text:p>113250</text:p>
          </table:table-cell>
          <table:table-cell office:value-type="float" office:value="39187" calcext:value-type="float">
            <text:p>39187</text:p>
          </table:table-cell>
          <table:table-cell table:style-name="ce42" table:formula="of:=[.N386]/[.N$518]" office:value-type="percentage" office:value="0.000150313052514945" calcext:value-type="percentage">
            <text:p>0.02%</text:p>
          </table:table-cell>
          <table:table-cell office:value-type="float" office:value="114634" calcext:value-type="float">
            <text:p>114634</text:p>
          </table:table-cell>
          <table:table-cell office:value-type="float" office:value="35459" calcext:value-type="float">
            <text:p>35459</text:p>
          </table:table-cell>
          <table:table-cell table:style-name="ce42" table:formula="of:=[.Q386]/[.Q$518]" office:value-type="percentage" office:value="0.000321011038314339" calcext:value-type="percentage">
            <text:p>0.03%</text:p>
          </table:table-cell>
          <table:table-cell office:value-type="float" office:value="100044" calcext:value-type="float">
            <text:p>100044</text:p>
          </table:table-cell>
          <table:table-cell office:value-type="float" office:value="28789" calcext:value-type="float">
            <text:p>28789</text:p>
          </table:table-cell>
          <table:table-cell table:style-name="ce42" table:formula="of:=[.T386]/[.T$518]" office:value-type="percentage" office:value="0.000164155595587821" calcext:value-type="percentage">
            <text:p>0.02%</text:p>
          </table:table-cell>
          <table:table-cell office:value-type="float" office:value="9966" calcext:value-type="float">
            <text:p>9966</text:p>
          </table:table-cell>
          <table:table-cell office:value-type="float" office:value="3868" calcext:value-type="float">
            <text:p>3868</text:p>
          </table:table-cell>
          <table:table-cell table:style-name="ce42" table:formula="of:=[.W386]/[.W$518]" office:value-type="percentage" office:value="0.000115933174517525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rs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87];[.N387];[.Q387];[.T387];[.W387])" office:value-type="float" office:value="2507" calcext:value-type="float">
            <text:p>2507</text:p>
          </table:table-cell>
          <table:table-cell table:style-name="ce19" table:formula="of:=SUM([.L387];[.O387];[.R387];[.U387];[.X387])" office:value-type="float" office:value="722" calcext:value-type="float">
            <text:p>722</text:p>
          </table:table-cell>
          <table:table-cell table:style-name="ce28" table:formula="of:=SUM([.M387];[.P387];[.S387];[.V387];[.Y387])" office:value-type="percentage" office:value="0.00000411357081023017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8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8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87]/[.Q$518]" office:value-type="percentage" office:value="0" calcext:value-type="percentage">
            <text:p>0.00%</text:p>
          </table:table-cell>
          <table:table-cell office:value-type="float" office:value="2507" calcext:value-type="float">
            <text:p>2507</text:p>
          </table:table-cell>
          <table:table-cell office:value-type="float" office:value="722" calcext:value-type="float">
            <text:p>722</text:p>
          </table:table-cell>
          <table:table-cell table:style-name="ce42" table:formula="of:=[.T387]/[.T$518]" office:value-type="percentage" office:value="0.0000041135708102301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8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  <table:table-cell office:value-type="string" calcext:value-type="string">
            <text:p>rs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88];[.N388];[.Q388];[.T388];[.W388])" office:value-type="float" office:value="0" calcext:value-type="float">
            <text:p>0</text:p>
          </table:table-cell>
          <table:table-cell table:style-name="ce19" table:formula="of:=SUM([.L388];[.O388];[.R388];[.U388];[.X388])" office:value-type="float" office:value="0" calcext:value-type="float">
            <text:p>0</text:p>
          </table:table-cell>
          <table:table-cell table:style-name="ce28" table:formula="of:=SUM([.M388];[.P388];[.S388];[.V388];[.Y388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8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8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88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8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8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  <table:table-cell office:value-type="string" calcext:value-type="string">
            <text:p>rs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89];[.N389];[.Q389];[.T389];[.W389])" office:value-type="float" office:value="1117" calcext:value-type="float">
            <text:p>1117</text:p>
          </table:table-cell>
          <table:table-cell table:style-name="ce19" table:formula="of:=SUM([.L389];[.O389];[.R389];[.U389];[.X389])" office:value-type="float" office:value="314" calcext:value-type="float">
            <text:p>314</text:p>
          </table:table-cell>
          <table:table-cell table:style-name="ce28" table:formula="of:=SUM([.M389];[.P389];[.S389];[.V389];[.Y389])" office:value-type="percentage" office:value="0.00000183281156562708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8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8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89]/[.Q$518]" office:value-type="percentage" office:value="0" calcext:value-type="percentage">
            <text:p>0.00%</text:p>
          </table:table-cell>
          <table:table-cell office:value-type="float" office:value="1117" calcext:value-type="float">
            <text:p>1117</text:p>
          </table:table-cell>
          <table:table-cell office:value-type="float" office:value="314" calcext:value-type="float">
            <text:p>314</text:p>
          </table:table-cell>
          <table:table-cell table:style-name="ce42" table:formula="of:=[.T389]/[.T$518]" office:value-type="percentage" office:value="0.0000018328115656270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8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  <table:table-cell office:value-type="string" calcext:value-type="string">
            <text:p>rs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90];[.N390];[.Q390];[.T390];[.W390])" office:value-type="float" office:value="0" calcext:value-type="float">
            <text:p>0</text:p>
          </table:table-cell>
          <table:table-cell table:style-name="ce19" table:formula="of:=SUM([.L390];[.O390];[.R390];[.U390];[.X390])" office:value-type="float" office:value="0" calcext:value-type="float">
            <text:p>0</text:p>
          </table:table-cell>
          <table:table-cell table:style-name="ce28" table:formula="of:=SUM([.M390];[.P390];[.S390];[.V390];[.Y39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9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9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9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9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9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  <table:table-cell office:value-type="string" calcext:value-type="string">
            <text:p>rs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91];[.N391];[.Q391];[.T391];[.W391])" office:value-type="float" office:value="0" calcext:value-type="float">
            <text:p>0</text:p>
          </table:table-cell>
          <table:table-cell table:style-name="ce19" table:formula="of:=SUM([.L391];[.O391];[.R391];[.U391];[.X391])" office:value-type="float" office:value="0" calcext:value-type="float">
            <text:p>0</text:p>
          </table:table-cell>
          <table:table-cell table:style-name="ce28" table:formula="of:=SUM([.M391];[.P391];[.S391];[.V391];[.Y391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9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9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91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91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9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  <table:table-cell office:value-type="string" calcext:value-type="string">
            <text:p>rs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92];[.N392];[.Q392];[.T392];[.W392])" office:value-type="float" office:value="0" calcext:value-type="float">
            <text:p>0</text:p>
          </table:table-cell>
          <table:table-cell table:style-name="ce19" table:formula="of:=SUM([.L392];[.O392];[.R392];[.U392];[.X392])" office:value-type="float" office:value="0" calcext:value-type="float">
            <text:p>0</text:p>
          </table:table-cell>
          <table:table-cell table:style-name="ce28" table:formula="of:=SUM([.M392];[.P392];[.S392];[.V392];[.Y39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9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9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9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9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9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  <table:table-cell office:value-type="string" calcext:value-type="string">
            <text:p>rst 1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393];[.N393];[.Q393];[.T393];[.W393])" office:value-type="float" office:value="113372" calcext:value-type="float">
            <text:p>113372</text:p>
          </table:table-cell>
          <table:table-cell table:style-name="ce19" table:formula="of:=SUM([.L393];[.O393];[.R393];[.U393];[.X393])" office:value-type="float" office:value="158734" calcext:value-type="float">
            <text:p>158734</text:p>
          </table:table-cell>
          <table:table-cell table:style-name="ce28" table:formula="of:=SUM([.M393];[.P393];[.S393];[.V393];[.Y393])" office:value-type="percentage" office:value="0.000473815267766814" calcext:value-type="percentage">
            <text:p>0.05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9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93]/[.N$518]" office:value-type="percentage" office:value="0" calcext:value-type="percentage">
            <text:p>0.00%</text:p>
          </table:table-cell>
          <table:table-cell office:value-type="float" office:value="4464" calcext:value-type="float">
            <text:p>4464</text:p>
          </table:table-cell>
          <table:table-cell office:value-type="float" office:value="6651" calcext:value-type="float">
            <text:p>6651</text:p>
          </table:table-cell>
          <table:table-cell table:style-name="ce42" table:formula="of:=[.Q393]/[.Q$518]" office:value-type="percentage" office:value="0.000012500595591493" calcext:value-type="percentage">
            <text:p>0.00%</text:p>
          </table:table-cell>
          <table:table-cell office:value-type="float" office:value="80624" calcext:value-type="float">
            <text:p>80624</text:p>
          </table:table-cell>
          <table:table-cell office:value-type="float" office:value="102246" calcext:value-type="float">
            <text:p>102246</text:p>
          </table:table-cell>
          <table:table-cell table:style-name="ce42" table:formula="of:=[.T393]/[.T$518]" office:value-type="percentage" office:value="0.000132290599522935" calcext:value-type="percentage">
            <text:p>0.01%</text:p>
          </table:table-cell>
          <table:table-cell office:value-type="float" office:value="28284" calcext:value-type="float">
            <text:p>28284</text:p>
          </table:table-cell>
          <table:table-cell office:value-type="float" office:value="49837" calcext:value-type="float">
            <text:p>49837</text:p>
          </table:table-cell>
          <table:table-cell table:style-name="ce42" table:formula="of:=[.W393]/[.W$518]" office:value-type="percentage" office:value="0.000329024072652387" calcext:value-type="percentage">
            <text:p>0.03%</text:p>
          </table:table-cell>
          <table:table-cell table:style-name="ce1" table:number-columns-repeated="99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  <table:table-cell office:value-type="string" calcext:value-type="string">
            <text:p>rs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94];[.N394];[.Q394];[.T394];[.W394])" office:value-type="float" office:value="135926" calcext:value-type="float">
            <text:p>135926</text:p>
          </table:table-cell>
          <table:table-cell table:style-name="ce19" table:formula="of:=SUM([.L394];[.O394];[.R394];[.U394];[.X394])" office:value-type="float" office:value="46633" calcext:value-type="float">
            <text:p>46633</text:p>
          </table:table-cell>
          <table:table-cell table:style-name="ce28" table:formula="of:=SUM([.M394];[.P394];[.S394];[.V394];[.Y394])" office:value-type="percentage" office:value="0.0011692817277167" calcext:value-type="percentage">
            <text:p>0.12%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42" table:formula="of:=[.K394]/[.$K$518]" office:value-type="percentage" office:value="0.000000062345932809040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94]/[.N$518]" office:value-type="percentage" office:value="0" calcext:value-type="percentage">
            <text:p>0.00%</text:p>
          </table:table-cell>
          <table:table-cell office:value-type="float" office:value="39677" calcext:value-type="float">
            <text:p>39677</text:p>
          </table:table-cell>
          <table:table-cell office:value-type="float" office:value="12065" calcext:value-type="float">
            <text:p>12065</text:p>
          </table:table-cell>
          <table:table-cell table:style-name="ce42" table:formula="of:=[.Q394]/[.Q$518]" office:value-type="percentage" office:value="0.000111108004319818" calcext:value-type="percentage">
            <text:p>0.01%</text:p>
          </table:table-cell>
          <table:table-cell office:value-type="float" office:value="6145" calcext:value-type="float">
            <text:p>6145</text:p>
          </table:table-cell>
          <table:table-cell office:value-type="float" office:value="2016" calcext:value-type="float">
            <text:p>2016</text:p>
          </table:table-cell>
          <table:table-cell table:style-name="ce42" table:formula="of:=[.T394]/[.T$518]" office:value-type="percentage" office:value="0.0000100829248619324" calcext:value-type="percentage">
            <text:p>0.00%</text:p>
          </table:table-cell>
          <table:table-cell office:value-type="float" office:value="90092" calcext:value-type="float">
            <text:p>90092</text:p>
          </table:table-cell>
          <table:table-cell office:value-type="float" office:value="32548" calcext:value-type="float">
            <text:p>32548</text:p>
          </table:table-cell>
          <table:table-cell table:style-name="ce42" table:formula="of:=[.W394]/[.W$518]" office:value-type="percentage" office:value="0.00104802845260214" calcext:value-type="percentage">
            <text:p>0.10%</text:p>
          </table:table-cell>
          <table:table-cell table:style-name="ce1" table:number-columns-repeated="99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  <table:table-cell office:value-type="string" calcext:value-type="string">
            <text:p>rs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95];[.N395];[.Q395];[.T395];[.W395])" office:value-type="float" office:value="1264" calcext:value-type="float">
            <text:p>1264</text:p>
          </table:table-cell>
          <table:table-cell table:style-name="ce19" table:formula="of:=SUM([.L395];[.O395];[.R395];[.U395];[.X395])" office:value-type="float" office:value="313" calcext:value-type="float">
            <text:p>313</text:p>
          </table:table-cell>
          <table:table-cell table:style-name="ce28" table:formula="of:=SUM([.M395];[.P395];[.S395];[.V395];[.Y395])" office:value-type="percentage" office:value="0.00000207401416199878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9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9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95]/[.Q$518]" office:value-type="percentage" office:value="0" calcext:value-type="percentage">
            <text:p>0.00%</text:p>
          </table:table-cell>
          <table:table-cell office:value-type="float" office:value="1264" calcext:value-type="float">
            <text:p>1264</text:p>
          </table:table-cell>
          <table:table-cell office:value-type="float" office:value="313" calcext:value-type="float">
            <text:p>313</text:p>
          </table:table-cell>
          <table:table-cell table:style-name="ce42" table:formula="of:=[.T395]/[.T$518]" office:value-type="percentage" office:value="0.0000020740141619987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9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x189</text:p>
          </table:table-cell>
          <table:table-cell office:value-type="string" calcext:value-type="string">
            <text:p>rs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96];[.N396];[.Q396];[.T396];[.W396])" office:value-type="float" office:value="0" calcext:value-type="float">
            <text:p>0</text:p>
          </table:table-cell>
          <table:table-cell table:style-name="ce19" table:formula="of:=SUM([.L396];[.O396];[.R396];[.U396];[.X396])" office:value-type="float" office:value="0" calcext:value-type="float">
            <text:p>0</text:p>
          </table:table-cell>
          <table:table-cell table:style-name="ce28" table:formula="of:=SUM([.M396];[.P396];[.S396];[.V396];[.Y396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9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9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96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96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9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  <table:table-cell office:value-type="string" calcext:value-type="string">
            <text:p>rs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97];[.N397];[.Q397];[.T397];[.W397])" office:value-type="float" office:value="0" calcext:value-type="float">
            <text:p>0</text:p>
          </table:table-cell>
          <table:table-cell table:style-name="ce19" table:formula="of:=SUM([.L397];[.O397];[.R397];[.U397];[.X397])" office:value-type="float" office:value="0" calcext:value-type="float">
            <text:p>0</text:p>
          </table:table-cell>
          <table:table-cell table:style-name="ce28" table:formula="of:=SUM([.M397];[.P397];[.S397];[.V397];[.Y397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9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9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97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97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9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  <table:table-cell office:value-type="string" calcext:value-type="string">
            <text:p>rs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98];[.N398];[.Q398];[.T398];[.W398])" office:value-type="float" office:value="0" calcext:value-type="float">
            <text:p>0</text:p>
          </table:table-cell>
          <table:table-cell table:style-name="ce19" table:formula="of:=SUM([.L398];[.O398];[.R398];[.U398];[.X398])" office:value-type="float" office:value="0" calcext:value-type="float">
            <text:p>0</text:p>
          </table:table-cell>
          <table:table-cell table:style-name="ce28" table:formula="of:=SUM([.M398];[.P398];[.S398];[.V398];[.Y398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9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9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98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39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9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0x18c</text:p>
          </table:table-cell>
          <table:table-cell office:value-type="string" calcext:value-type="string">
            <text:p>rs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399];[.N399];[.Q399];[.T399];[.W399])" office:value-type="float" office:value="475" calcext:value-type="float">
            <text:p>475</text:p>
          </table:table-cell>
          <table:table-cell table:style-name="ce19" table:formula="of:=SUM([.L399];[.O399];[.R399];[.U399];[.X399])" office:value-type="float" office:value="159" calcext:value-type="float">
            <text:p>159</text:p>
          </table:table-cell>
          <table:table-cell table:style-name="ce28" table:formula="of:=SUM([.M399];[.P399];[.S399];[.V399];[.Y399])" office:value-type="percentage" office:value="0.000000779396144738465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39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39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399]/[.Q$518]" office:value-type="percentage" office:value="0" calcext:value-type="percentage">
            <text:p>0.00%</text:p>
          </table:table-cell>
          <table:table-cell office:value-type="float" office:value="475" calcext:value-type="float">
            <text:p>475</text:p>
          </table:table-cell>
          <table:table-cell office:value-type="float" office:value="159" calcext:value-type="float">
            <text:p>159</text:p>
          </table:table-cell>
          <table:table-cell table:style-name="ce42" table:formula="of:=[.T399]/[.T$518]" office:value-type="percentage" office:value="0.000000779396144738465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39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  <table:table-cell office:value-type="string" calcext:value-type="string">
            <text:p>rs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00];[.N400];[.Q400];[.T400];[.W400])" office:value-type="float" office:value="0" calcext:value-type="float">
            <text:p>0</text:p>
          </table:table-cell>
          <table:table-cell table:style-name="ce19" table:formula="of:=SUM([.L400];[.O400];[.R400];[.U400];[.X400])" office:value-type="float" office:value="0" calcext:value-type="float">
            <text:p>0</text:p>
          </table:table-cell>
          <table:table-cell table:style-name="ce28" table:formula="of:=SUM([.M400];[.P400];[.S400];[.V400];[.Y40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0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0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0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0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0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x18e</text:p>
          </table:table-cell>
          <table:table-cell office:value-type="string" calcext:value-type="string">
            <text:p>rst 2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401];[.N401];[.Q401];[.T401];[.W401])" office:value-type="float" office:value="55474" calcext:value-type="float">
            <text:p>55474</text:p>
          </table:table-cell>
          <table:table-cell table:style-name="ce19" table:formula="of:=SUM([.L401];[.O401];[.R401];[.U401];[.X401])" office:value-type="float" office:value="82023" calcext:value-type="float">
            <text:p>82023</text:p>
          </table:table-cell>
          <table:table-cell table:style-name="ce28" table:formula="of:=SUM([.M401];[.P401];[.S401];[.V401];[.Y401])" office:value-type="percentage" office:value="0.000108493251340596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0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01]/[.N$518]" office:value-type="percentage" office:value="0" calcext:value-type="percentage">
            <text:p>0.00%</text:p>
          </table:table-cell>
          <table:table-cell office:value-type="float" office:value="14972" calcext:value-type="float">
            <text:p>14972</text:p>
          </table:table-cell>
          <table:table-cell office:value-type="float" office:value="23498" calcext:value-type="float">
            <text:p>23498</text:p>
          </table:table-cell>
          <table:table-cell table:style-name="ce42" table:formula="of:=[.Q401]/[.Q$518]" office:value-type="percentage" office:value="0.0000419262807338337" calcext:value-type="percentage">
            <text:p>0.00%</text:p>
          </table:table-cell>
          <table:table-cell office:value-type="float" office:value="40491" calcext:value-type="float">
            <text:p>40491</text:p>
          </table:table-cell>
          <table:table-cell office:value-type="float" office:value="58507" calcext:value-type="float">
            <text:p>58507</text:p>
          </table:table-cell>
          <table:table-cell table:style-name="ce42" table:formula="of:=[.T401]/[.T$518]" office:value-type="percentage" office:value="0.0000664390090454846" calcext:value-type="percentage">
            <text:p>0.01%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42" table:formula="of:=[.W401]/[.W$518]" office:value-type="percentage" office:value="0.000000127961561277622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x18f</text:p>
          </table:table-cell>
          <table:table-cell office:value-type="string" calcext:value-type="string">
            <text:p>rs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02];[.N402];[.Q402];[.T402];[.W402])" office:value-type="float" office:value="104221" calcext:value-type="float">
            <text:p>104221</text:p>
          </table:table-cell>
          <table:table-cell table:style-name="ce19" table:formula="of:=SUM([.L402];[.O402];[.R402];[.U402];[.X402])" office:value-type="float" office:value="29900" calcext:value-type="float">
            <text:p>29900</text:p>
          </table:table-cell>
          <table:table-cell table:style-name="ce28" table:formula="of:=SUM([.M402];[.P402];[.S402];[.V402];[.Y402])" office:value-type="percentage" office:value="0.000371786768483075" calcext:value-type="percentage">
            <text:p>0.04%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42" table:formula="of:=[.K402]/[.$K$518]" office:value-type="percentage" office:value="0.0000000623459328090401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42" table:formula="of:=[.N402]/[.N$518]" office:value-type="percentage" office:value="0.0000000331816892968973" calcext:value-type="percentage">
            <text:p>0.00%</text:p>
          </table:table-cell>
          <table:table-cell office:value-type="float" office:value="95133" calcext:value-type="float">
            <text:p>95133</text:p>
          </table:table-cell>
          <table:table-cell office:value-type="float" office:value="26657" calcext:value-type="float">
            <text:p>26657</text:p>
          </table:table-cell>
          <table:table-cell table:style-name="ce42" table:formula="of:=[.Q402]/[.Q$518]" office:value-type="percentage" office:value="0.0002664021416679" calcext:value-type="percentage">
            <text:p>0.0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02]/[.T$518]" office:value-type="percentage" office:value="0" calcext:value-type="percentage">
            <text:p>0.00%</text:p>
          </table:table-cell>
          <table:table-cell office:value-type="float" office:value="9051" calcext:value-type="float">
            <text:p>9051</text:p>
          </table:table-cell>
          <table:table-cell office:value-type="float" office:value="3224" calcext:value-type="float">
            <text:p>3224</text:p>
          </table:table-cell>
          <table:table-cell table:style-name="ce42" table:formula="of:=[.W402]/[.W$518]" office:value-type="percentage" office:value="0.000105289099193069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x190</text:p>
          </table:table-cell>
          <table:table-cell office:value-type="string" calcext:value-type="string">
            <text:p>rs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03];[.N403];[.Q403];[.T403];[.W403])" office:value-type="float" office:value="3600" calcext:value-type="float">
            <text:p>3600</text:p>
          </table:table-cell>
          <table:table-cell table:style-name="ce19" table:formula="of:=SUM([.L403];[.O403];[.R403];[.U403];[.X403])" office:value-type="float" office:value="891" calcext:value-type="float">
            <text:p>891</text:p>
          </table:table-cell>
          <table:table-cell table:style-name="ce28" table:formula="of:=SUM([.M403];[.P403];[.S403];[.V403];[.Y403])" office:value-type="percentage" office:value="0.0000418783291454035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0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0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03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03]/[.T$518]" office:value-type="percentage" office:value="0" calcext:value-type="percentage">
            <text:p>0.00%</text:p>
          </table:table-cell>
          <table:table-cell office:value-type="float" office:value="3600" calcext:value-type="float">
            <text:p>3600</text:p>
          </table:table-cell>
          <table:table-cell office:value-type="float" office:value="891" calcext:value-type="float">
            <text:p>891</text:p>
          </table:table-cell>
          <table:table-cell table:style-name="ce42" table:formula="of:=[.W403]/[.W$518]" office:value-type="percentage" office:value="0.0000418783291454035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0x191</text:p>
          </table:table-cell>
          <table:table-cell office:value-type="string" calcext:value-type="string">
            <text:p>rs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04];[.N404];[.Q404];[.T404];[.W404])" office:value-type="float" office:value="0" calcext:value-type="float">
            <text:p>0</text:p>
          </table:table-cell>
          <table:table-cell table:style-name="ce19" table:formula="of:=SUM([.L404];[.O404];[.R404];[.U404];[.X404])" office:value-type="float" office:value="0" calcext:value-type="float">
            <text:p>0</text:p>
          </table:table-cell>
          <table:table-cell table:style-name="ce28" table:formula="of:=SUM([.M404];[.P404];[.S404];[.V404];[.Y40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0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0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0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0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0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  <table:table-cell office:value-type="string" calcext:value-type="string">
            <text:p>rs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05];[.N405];[.Q405];[.T405];[.W405])" office:value-type="float" office:value="1" calcext:value-type="float">
            <text:p>1</text:p>
          </table:table-cell>
          <table:table-cell table:style-name="ce19" table:formula="of:=SUM([.L405];[.O405];[.R405];[.U405];[.X405])" office:value-type="float" office:value="1" calcext:value-type="float">
            <text:p>1</text:p>
          </table:table-cell>
          <table:table-cell table:style-name="ce28" table:formula="of:=SUM([.M405];[.P405];[.S405];[.V405];[.Y405])" office:value-type="percentage" office:value="0.00000000164083398892308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0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0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05]/[.Q$518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table:formula="of:=[.T405]/[.T$518]" office:value-type="percentage" office:value="0.0000000016408339889230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0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x193</text:p>
          </table:table-cell>
          <table:table-cell office:value-type="string" calcext:value-type="string">
            <text:p>rs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06];[.N406];[.Q406];[.T406];[.W406])" office:value-type="float" office:value="0" calcext:value-type="float">
            <text:p>0</text:p>
          </table:table-cell>
          <table:table-cell table:style-name="ce19" table:formula="of:=SUM([.L406];[.O406];[.R406];[.U406];[.X406])" office:value-type="float" office:value="0" calcext:value-type="float">
            <text:p>0</text:p>
          </table:table-cell>
          <table:table-cell table:style-name="ce28" table:formula="of:=SUM([.M406];[.P406];[.S406];[.V406];[.Y406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0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0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06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06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0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0x194</text:p>
          </table:table-cell>
          <table:table-cell office:value-type="string" calcext:value-type="string">
            <text:p>rs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07];[.N407];[.Q407];[.T407];[.W407])" office:value-type="float" office:value="298410" calcext:value-type="float">
            <text:p>298410</text:p>
          </table:table-cell>
          <table:table-cell table:style-name="ce19" table:formula="of:=SUM([.L407];[.O407];[.R407];[.U407];[.X407])" office:value-type="float" office:value="92005" calcext:value-type="float">
            <text:p>92005</text:p>
          </table:table-cell>
          <table:table-cell table:style-name="ce28" table:formula="of:=SUM([.M407];[.P407];[.S407];[.V407];[.Y407])" office:value-type="percentage" office:value="0.00133466187383301" calcext:value-type="percentage">
            <text:p>0.13%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42" table:formula="of:=[.K407]/[.$K$518]" office:value-type="percentage" office:value="0.00000015066933762184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07]/[.N$518]" office:value-type="percentage" office:value="0" calcext:value-type="percentage">
            <text:p>0.00%</text:p>
          </table:table-cell>
          <table:table-cell office:value-type="float" office:value="241891" calcext:value-type="float">
            <text:p>241891</text:p>
          </table:table-cell>
          <table:table-cell office:value-type="float" office:value="70095" calcext:value-type="float">
            <text:p>70095</text:p>
          </table:table-cell>
          <table:table-cell table:style-name="ce42" table:formula="of:=[.Q407]/[.Q$518]" office:value-type="percentage" office:value="0.000677370422988763" calcext:value-type="percentage">
            <text:p>0.07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07]/[.T$518]" office:value-type="percentage" office:value="0" calcext:value-type="percentage">
            <text:p>0.00%</text:p>
          </table:table-cell>
          <table:table-cell office:value-type="float" office:value="56490" calcext:value-type="float">
            <text:p>56490</text:p>
          </table:table-cell>
          <table:table-cell office:value-type="float" office:value="21892" calcext:value-type="float">
            <text:p>21892</text:p>
          </table:table-cell>
          <table:table-cell table:style-name="ce42" table:formula="of:=[.W407]/[.W$518]" office:value-type="percentage" office:value="0.000657140781506623" calcext:value-type="percentage">
            <text:p>0.07%</text:p>
          </table:table-cell>
          <table:table-cell table:style-name="ce1" table:number-columns-repeated="99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x195</text:p>
          </table:table-cell>
          <table:table-cell office:value-type="string" calcext:value-type="string">
            <text:p>rs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08];[.N408];[.Q408];[.T408];[.W408])" office:value-type="float" office:value="1206" calcext:value-type="float">
            <text:p>1206</text:p>
          </table:table-cell>
          <table:table-cell table:style-name="ce19" table:formula="of:=SUM([.L408];[.O408];[.R408];[.U408];[.X408])" office:value-type="float" office:value="337" calcext:value-type="float">
            <text:p>337</text:p>
          </table:table-cell>
          <table:table-cell table:style-name="ce28" table:formula="of:=SUM([.M408];[.P408];[.S408];[.V408];[.Y408])" office:value-type="percentage" office:value="0.00000337717703479852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0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08]/[.N$518]" office:value-type="percentage" office:value="0" calcext:value-type="percentage">
            <text:p>0.00%</text:p>
          </table:table-cell>
          <table:table-cell office:value-type="float" office:value="1206" calcext:value-type="float">
            <text:p>1206</text:p>
          </table:table-cell>
          <table:table-cell office:value-type="float" office:value="337" calcext:value-type="float">
            <text:p>337</text:p>
          </table:table-cell>
          <table:table-cell table:style-name="ce42" table:formula="of:=[.Q408]/[.Q$518]" office:value-type="percentage" office:value="0.0000033771770347985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0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0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x196</text:p>
          </table:table-cell>
          <table:table-cell office:value-type="string" calcext:value-type="string">
            <text:p>rst 3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409];[.N409];[.Q409];[.T409];[.W409])" office:value-type="float" office:value="11717" calcext:value-type="float">
            <text:p>11717</text:p>
          </table:table-cell>
          <table:table-cell table:style-name="ce19" table:formula="of:=SUM([.L409];[.O409];[.R409];[.U409];[.X409])" office:value-type="float" office:value="18669" calcext:value-type="float">
            <text:p>18669</text:p>
          </table:table-cell>
          <table:table-cell table:style-name="ce28" table:formula="of:=SUM([.M409];[.P409];[.S409];[.V409];[.Y409])" office:value-type="percentage" office:value="0.0000311114674235486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0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09]/[.N$518]" office:value-type="percentage" office:value="0" calcext:value-type="percentage">
            <text:p>0.00%</text:p>
          </table:table-cell>
          <table:table-cell office:value-type="float" office:value="10251" calcext:value-type="float">
            <text:p>10251</text:p>
          </table:table-cell>
          <table:table-cell office:value-type="float" office:value="16513" calcext:value-type="float">
            <text:p>16513</text:p>
          </table:table-cell>
          <table:table-cell table:style-name="ce42" table:formula="of:=[.Q409]/[.Q$518]" office:value-type="percentage" office:value="0.0000287060047957874" calcext:value-type="percentage">
            <text:p>0.00%</text:p>
          </table:table-cell>
          <table:table-cell office:value-type="float" office:value="1466" calcext:value-type="float">
            <text:p>1466</text:p>
          </table:table-cell>
          <table:table-cell office:value-type="float" office:value="2156" calcext:value-type="float">
            <text:p>2156</text:p>
          </table:table-cell>
          <table:table-cell table:style-name="ce42" table:formula="of:=[.T409]/[.T$518]" office:value-type="percentage" office:value="0.0000024054626277612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0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0x197</text:p>
          </table:table-cell>
          <table:table-cell office:value-type="string" calcext:value-type="string">
            <text:p>rs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10];[.N410];[.Q410];[.T410];[.W410])" office:value-type="float" office:value="10337" calcext:value-type="float">
            <text:p>10337</text:p>
          </table:table-cell>
          <table:table-cell table:style-name="ce19" table:formula="of:=SUM([.L410];[.O410];[.R410];[.U410];[.X410])" office:value-type="float" office:value="2846" calcext:value-type="float">
            <text:p>2846</text:p>
          </table:table-cell>
          <table:table-cell table:style-name="ce28" table:formula="of:=SUM([.M410];[.P410];[.S410];[.V410];[.Y410])" office:value-type="percentage" office:value="0.0000289540172274874" calcext:value-type="percentage">
            <text:p>0.00%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42" table:formula="of:=[.K410]/[.$K$518]" office:value-type="percentage" office:value="0.00000001558648320226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10]/[.N$518]" office:value-type="percentage" office:value="0" calcext:value-type="percentage">
            <text:p>0.00%</text:p>
          </table:table-cell>
          <table:table-cell office:value-type="float" office:value="10334" calcext:value-type="float">
            <text:p>10334</text:p>
          </table:table-cell>
          <table:table-cell office:value-type="float" office:value="2843" calcext:value-type="float">
            <text:p>2843</text:p>
          </table:table-cell>
          <table:table-cell table:style-name="ce42" table:formula="of:=[.Q410]/[.Q$518]" office:value-type="percentage" office:value="0.000028938430744285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1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1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0x198</text:p>
          </table:table-cell>
          <table:table-cell office:value-type="string" calcext:value-type="string">
            <text:p>rs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11];[.N411];[.Q411];[.T411];[.W411])" office:value-type="float" office:value="0" calcext:value-type="float">
            <text:p>0</text:p>
          </table:table-cell>
          <table:table-cell table:style-name="ce19" table:formula="of:=SUM([.L411];[.O411];[.R411];[.U411];[.X411])" office:value-type="float" office:value="0" calcext:value-type="float">
            <text:p>0</text:p>
          </table:table-cell>
          <table:table-cell table:style-name="ce28" table:formula="of:=SUM([.M411];[.P411];[.S411];[.V411];[.Y411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1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1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11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11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1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0x199</text:p>
          </table:table-cell>
          <table:table-cell office:value-type="string" calcext:value-type="string">
            <text:p>rs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12];[.N412];[.Q412];[.T412];[.W412])" office:value-type="float" office:value="0" calcext:value-type="float">
            <text:p>0</text:p>
          </table:table-cell>
          <table:table-cell table:style-name="ce19" table:formula="of:=SUM([.L412];[.O412];[.R412];[.U412];[.X412])" office:value-type="float" office:value="0" calcext:value-type="float">
            <text:p>0</text:p>
          </table:table-cell>
          <table:table-cell table:style-name="ce28" table:formula="of:=SUM([.M412];[.P412];[.S412];[.V412];[.Y41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1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1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1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1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1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0x19a</text:p>
          </table:table-cell>
          <table:table-cell office:value-type="string" calcext:value-type="string">
            <text:p>rs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13];[.N413];[.Q413];[.T413];[.W413])" office:value-type="float" office:value="1" calcext:value-type="float">
            <text:p>1</text:p>
          </table:table-cell>
          <table:table-cell table:style-name="ce19" table:formula="of:=SUM([.L413];[.O413];[.R413];[.U413];[.X413])" office:value-type="float" office:value="0" calcext:value-type="float">
            <text:p>0</text:p>
          </table:table-cell>
          <table:table-cell table:style-name="ce28" table:formula="of:=SUM([.M413];[.P413];[.S413];[.V413];[.Y413])" office:value-type="percentage" office:value="0.00000000164083398892308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1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1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13]/[.Q$518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table:formula="of:=[.T413]/[.T$518]" office:value-type="percentage" office:value="0.0000000016408339889230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1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0x19b</text:p>
          </table:table-cell>
          <table:table-cell office:value-type="string" calcext:value-type="string">
            <text:p>rs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14];[.N414];[.Q414];[.T414];[.W414])" office:value-type="float" office:value="0" calcext:value-type="float">
            <text:p>0</text:p>
          </table:table-cell>
          <table:table-cell table:style-name="ce19" table:formula="of:=SUM([.L414];[.O414];[.R414];[.U414];[.X414])" office:value-type="float" office:value="0" calcext:value-type="float">
            <text:p>0</text:p>
          </table:table-cell>
          <table:table-cell table:style-name="ce28" table:formula="of:=SUM([.M414];[.P414];[.S414];[.V414];[.Y41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1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1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1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1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1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0x19c</text:p>
          </table:table-cell>
          <table:table-cell office:value-type="string" calcext:value-type="string">
            <text:p>rs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15];[.N415];[.Q415];[.T415];[.W415])" office:value-type="float" office:value="0" calcext:value-type="float">
            <text:p>0</text:p>
          </table:table-cell>
          <table:table-cell table:style-name="ce19" table:formula="of:=SUM([.L415];[.O415];[.R415];[.U415];[.X415])" office:value-type="float" office:value="0" calcext:value-type="float">
            <text:p>0</text:p>
          </table:table-cell>
          <table:table-cell table:style-name="ce28" table:formula="of:=SUM([.M415];[.P415];[.S415];[.V415];[.Y415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1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1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15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15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1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0x19d</text:p>
          </table:table-cell>
          <table:table-cell office:value-type="string" calcext:value-type="string">
            <text:p>rs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16];[.N416];[.Q416];[.T416];[.W416])" office:value-type="float" office:value="0" calcext:value-type="float">
            <text:p>0</text:p>
          </table:table-cell>
          <table:table-cell table:style-name="ce19" table:formula="of:=SUM([.L416];[.O416];[.R416];[.U416];[.X416])" office:value-type="float" office:value="0" calcext:value-type="float">
            <text:p>0</text:p>
          </table:table-cell>
          <table:table-cell table:style-name="ce28" table:formula="of:=SUM([.M416];[.P416];[.S416];[.V416];[.Y416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1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1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16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16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1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0x19e</text:p>
          </table:table-cell>
          <table:table-cell office:value-type="string" calcext:value-type="string">
            <text:p>rst 4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417];[.N417];[.Q417];[.T417];[.W417])" office:value-type="float" office:value="177" calcext:value-type="float">
            <text:p>177</text:p>
          </table:table-cell>
          <table:table-cell table:style-name="ce19" table:formula="of:=SUM([.L417];[.O417];[.R417];[.U417];[.X417])" office:value-type="float" office:value="257" calcext:value-type="float">
            <text:p>257</text:p>
          </table:table-cell>
          <table:table-cell table:style-name="ce28" table:formula="of:=SUM([.M417];[.P417];[.S417];[.V417];[.Y417])" office:value-type="percentage" office:value="0.000000493336378665857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1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17]/[.N$518]" office:value-type="percentage" office:value="0" calcext:value-type="percentage">
            <text:p>0.00%</text:p>
          </table:table-cell>
          <table:table-cell office:value-type="float" office:value="175" calcext:value-type="float">
            <text:p>175</text:p>
          </table:table-cell>
          <table:table-cell office:value-type="float" office:value="254" calcext:value-type="float">
            <text:p>254</text:p>
          </table:table-cell>
          <table:table-cell table:style-name="ce42" table:formula="of:=[.Q417]/[.Q$518]" office:value-type="percentage" office:value="0.000000490054710688011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2" table:formula="of:=[.T417]/[.T$518]" office:value-type="percentage" office:value="0.0000000032816679778461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1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0x19f</text:p>
          </table:table-cell>
          <table:table-cell office:value-type="string" calcext:value-type="string">
            <text:p>rs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18];[.N418];[.Q418];[.T418];[.W418])" office:value-type="float" office:value="7" calcext:value-type="float">
            <text:p>7</text:p>
          </table:table-cell>
          <table:table-cell table:style-name="ce19" table:formula="of:=SUM([.L418];[.O418];[.R418];[.U418];[.X418])" office:value-type="float" office:value="4" calcext:value-type="float">
            <text:p>4</text:p>
          </table:table-cell>
          <table:table-cell table:style-name="ce28" table:formula="of:=SUM([.M418];[.P418];[.S418];[.V418];[.Y418])" office:value-type="percentage" office:value="0.0000000196021884275204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1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18]/[.N$518]"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42" table:formula="of:=[.Q418]/[.Q$518]" office:value-type="percentage" office:value="0.000000019602188427520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1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1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0x1a0</text:p>
          </table:table-cell>
          <table:table-cell office:value-type="string" calcext:value-type="string">
            <text:p>rs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19];[.N419];[.Q419];[.T419];[.W419])" office:value-type="float" office:value="0" calcext:value-type="float">
            <text:p>0</text:p>
          </table:table-cell>
          <table:table-cell table:style-name="ce19" table:formula="of:=SUM([.L419];[.O419];[.R419];[.U419];[.X419])" office:value-type="float" office:value="0" calcext:value-type="float">
            <text:p>0</text:p>
          </table:table-cell>
          <table:table-cell table:style-name="ce28" table:formula="of:=SUM([.M419];[.P419];[.S419];[.V419];[.Y419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1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1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19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19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1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0x1a1</text:p>
          </table:table-cell>
          <table:table-cell office:value-type="string" calcext:value-type="string">
            <text:p>rs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20];[.N420];[.Q420];[.T420];[.W420])" office:value-type="float" office:value="3474" calcext:value-type="float">
            <text:p>3474</text:p>
          </table:table-cell>
          <table:table-cell table:style-name="ce19" table:formula="of:=SUM([.L420];[.O420];[.R420];[.U420];[.X420])" office:value-type="float" office:value="1402" calcext:value-type="float">
            <text:p>1402</text:p>
          </table:table-cell>
          <table:table-cell table:style-name="ce28" table:formula="of:=SUM([.M420];[.P420];[.S420];[.V420];[.Y420])" office:value-type="percentage" office:value="0.00000570025727751879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2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2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20]/[.Q$518]" office:value-type="percentage" office:value="0" calcext:value-type="percentage">
            <text:p>0.00%</text:p>
          </table:table-cell>
          <table:table-cell office:value-type="float" office:value="3474" calcext:value-type="float">
            <text:p>3474</text:p>
          </table:table-cell>
          <table:table-cell office:value-type="float" office:value="1402" calcext:value-type="float">
            <text:p>1402</text:p>
          </table:table-cell>
          <table:table-cell table:style-name="ce42" table:formula="of:=[.T420]/[.T$518]" office:value-type="percentage" office:value="0.00000570025727751879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2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0x1a2</text:p>
          </table:table-cell>
          <table:table-cell office:value-type="string" calcext:value-type="string">
            <text:p>rs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21];[.N421];[.Q421];[.T421];[.W421])" office:value-type="float" office:value="83" calcext:value-type="float">
            <text:p>83</text:p>
          </table:table-cell>
          <table:table-cell table:style-name="ce19" table:formula="of:=SUM([.L421];[.O421];[.R421];[.U421];[.X421])" office:value-type="float" office:value="22" calcext:value-type="float">
            <text:p>22</text:p>
          </table:table-cell>
          <table:table-cell table:style-name="ce28" table:formula="of:=SUM([.M421];[.P421];[.S421];[.V421];[.Y421])" office:value-type="percentage" office:value="0.000000136189221080616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2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2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21]/[.Q$518]" office:value-type="percentage" office:value="0" calcext:value-type="percentage">
            <text:p>0.00%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table:style-name="ce42" table:formula="of:=[.T421]/[.T$518]" office:value-type="percentage" office:value="0.000000136189221080616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2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0x1a3</text:p>
          </table:table-cell>
          <table:table-cell office:value-type="string" calcext:value-type="string">
            <text:p>rs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22];[.N422];[.Q422];[.T422];[.W422])" office:value-type="float" office:value="0" calcext:value-type="float">
            <text:p>0</text:p>
          </table:table-cell>
          <table:table-cell table:style-name="ce19" table:formula="of:=SUM([.L422];[.O422];[.R422];[.U422];[.X422])" office:value-type="float" office:value="0" calcext:value-type="float">
            <text:p>0</text:p>
          </table:table-cell>
          <table:table-cell table:style-name="ce28" table:formula="of:=SUM([.M422];[.P422];[.S422];[.V422];[.Y42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2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2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2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2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2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x1a4</text:p>
          </table:table-cell>
          <table:table-cell office:value-type="string" calcext:value-type="string">
            <text:p>rs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23];[.N423];[.Q423];[.T423];[.W423])" office:value-type="float" office:value="0" calcext:value-type="float">
            <text:p>0</text:p>
          </table:table-cell>
          <table:table-cell table:style-name="ce19" table:formula="of:=SUM([.L423];[.O423];[.R423];[.U423];[.X423])" office:value-type="float" office:value="0" calcext:value-type="float">
            <text:p>0</text:p>
          </table:table-cell>
          <table:table-cell table:style-name="ce28" table:formula="of:=SUM([.M423];[.P423];[.S423];[.V423];[.Y423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2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2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23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23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2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x1a5</text:p>
          </table:table-cell>
          <table:table-cell office:value-type="string" calcext:value-type="string">
            <text:p>rs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24];[.N424];[.Q424];[.T424];[.W424])" office:value-type="float" office:value="0" calcext:value-type="float">
            <text:p>0</text:p>
          </table:table-cell>
          <table:table-cell table:style-name="ce19" table:formula="of:=SUM([.L424];[.O424];[.R424];[.U424];[.X424])" office:value-type="float" office:value="0" calcext:value-type="float">
            <text:p>0</text:p>
          </table:table-cell>
          <table:table-cell table:style-name="ce28" table:formula="of:=SUM([.M424];[.P424];[.S424];[.V424];[.Y42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2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2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2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2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2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x1a6</text:p>
          </table:table-cell>
          <table:table-cell office:value-type="string" calcext:value-type="string">
            <text:p>rst 5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425];[.N425];[.Q425];[.T425];[.W425])" office:value-type="float" office:value="174833" calcext:value-type="float">
            <text:p>174833</text:p>
          </table:table-cell>
          <table:table-cell table:style-name="ce19" table:formula="of:=SUM([.L425];[.O425];[.R425];[.U425];[.X425])" office:value-type="float" office:value="223393" calcext:value-type="float">
            <text:p>223393</text:p>
          </table:table-cell>
          <table:table-cell table:style-name="ce28" table:formula="of:=SUM([.M425];[.P425];[.S425];[.V425];[.Y425])" office:value-type="percentage" office:value="0.00038101848736186" calcext:value-type="percentage">
            <text:p>0.04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2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25]/[.N$518]" office:value-type="percentage" office:value="0" calcext:value-type="percentage">
            <text:p>0.00%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42" table:formula="of:=[.Q425]/[.Q$518]" office:value-type="percentage" office:value="0.0000000280031263250292" calcext:value-type="percentage">
            <text:p>0.00%</text:p>
          </table:table-cell>
          <table:table-cell office:value-type="float" office:value="165402" calcext:value-type="float">
            <text:p>165402</text:p>
          </table:table-cell>
          <table:table-cell office:value-type="float" office:value="203515" calcext:value-type="float">
            <text:p>203515</text:p>
          </table:table-cell>
          <table:table-cell table:style-name="ce42" table:formula="of:=[.T425]/[.T$518]" office:value-type="percentage" office:value="0.000271397223435856" calcext:value-type="percentage">
            <text:p>0.03%</text:p>
          </table:table-cell>
          <table:table-cell office:value-type="float" office:value="9421" calcext:value-type="float">
            <text:p>9421</text:p>
          </table:table-cell>
          <table:table-cell office:value-type="float" office:value="19863" calcext:value-type="float">
            <text:p>19863</text:p>
          </table:table-cell>
          <table:table-cell table:style-name="ce42" table:formula="of:=[.W425]/[.W$518]" office:value-type="percentage" office:value="0.000109593260799679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x1a7</text:p>
          </table:table-cell>
          <table:table-cell office:value-type="string" calcext:value-type="string">
            <text:p>rs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26];[.N426];[.Q426];[.T426];[.W426])" office:value-type="float" office:value="1748" calcext:value-type="float">
            <text:p>1748</text:p>
          </table:table-cell>
          <table:table-cell table:style-name="ce19" table:formula="of:=SUM([.L426];[.O426];[.R426];[.U426];[.X426])" office:value-type="float" office:value="493" calcext:value-type="float">
            <text:p>493</text:p>
          </table:table-cell>
          <table:table-cell table:style-name="ce28" table:formula="of:=SUM([.M426];[.P426];[.S426];[.V426];[.Y426])" office:value-type="percentage" office:value="0.00000287861312042977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2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26]/[.N$518]" office:value-type="percentage" office:value="0" calcext:value-type="percentage">
            <text:p>0.00%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42" table:formula="of:=[.Q426]/[.Q$518]" office:value-type="percentage" office:value="0.0000000252028136925263" calcext:value-type="percentage">
            <text:p>0.00%</text:p>
          </table:table-cell>
          <table:table-cell office:value-type="float" office:value="1739" calcext:value-type="float">
            <text:p>1739</text:p>
          </table:table-cell>
          <table:table-cell office:value-type="float" office:value="489" calcext:value-type="float">
            <text:p>489</text:p>
          </table:table-cell>
          <table:table-cell table:style-name="ce42" table:formula="of:=[.T426]/[.T$518]" office:value-type="percentage" office:value="0.0000028534103067372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2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x1a8</text:p>
          </table:table-cell>
          <table:table-cell office:value-type="string" calcext:value-type="string">
            <text:p>rs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27];[.N427];[.Q427];[.T427];[.W427])" office:value-type="float" office:value="0" calcext:value-type="float">
            <text:p>0</text:p>
          </table:table-cell>
          <table:table-cell table:style-name="ce19" table:formula="of:=SUM([.L427];[.O427];[.R427];[.U427];[.X427])" office:value-type="float" office:value="0" calcext:value-type="float">
            <text:p>0</text:p>
          </table:table-cell>
          <table:table-cell table:style-name="ce28" table:formula="of:=SUM([.M427];[.P427];[.S427];[.V427];[.Y427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2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2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27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27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2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x1a9</text:p>
          </table:table-cell>
          <table:table-cell office:value-type="string" calcext:value-type="string">
            <text:p>rs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28];[.N428];[.Q428];[.T428];[.W428])" office:value-type="float" office:value="5376" calcext:value-type="float">
            <text:p>5376</text:p>
          </table:table-cell>
          <table:table-cell table:style-name="ce19" table:formula="of:=SUM([.L428];[.O428];[.R428];[.U428];[.X428])" office:value-type="float" office:value="1549" calcext:value-type="float">
            <text:p>1549</text:p>
          </table:table-cell>
          <table:table-cell table:style-name="ce28" table:formula="of:=SUM([.M428];[.P428];[.S428];[.V428];[.Y428])" office:value-type="percentage" office:value="0.0000088211235244505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2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2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28]/[.Q$518]" office:value-type="percentage" office:value="0" calcext:value-type="percentage">
            <text:p>0.00%</text:p>
          </table:table-cell>
          <table:table-cell office:value-type="float" office:value="5376" calcext:value-type="float">
            <text:p>5376</text:p>
          </table:table-cell>
          <table:table-cell office:value-type="float" office:value="1549" calcext:value-type="float">
            <text:p>1549</text:p>
          </table:table-cell>
          <table:table-cell table:style-name="ce42" table:formula="of:=[.T428]/[.T$518]" office:value-type="percentage" office:value="0.0000088211235244505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2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x1aa</text:p>
          </table:table-cell>
          <table:table-cell office:value-type="string" calcext:value-type="string">
            <text:p>rs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29];[.N429];[.Q429];[.T429];[.W429])" office:value-type="float" office:value="0" calcext:value-type="float">
            <text:p>0</text:p>
          </table:table-cell>
          <table:table-cell table:style-name="ce19" table:formula="of:=SUM([.L429];[.O429];[.R429];[.U429];[.X429])" office:value-type="float" office:value="0" calcext:value-type="float">
            <text:p>0</text:p>
          </table:table-cell>
          <table:table-cell table:style-name="ce28" table:formula="of:=SUM([.M429];[.P429];[.S429];[.V429];[.Y429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2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2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29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29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2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x1ab</text:p>
          </table:table-cell>
          <table:table-cell office:value-type="string" calcext:value-type="string">
            <text:p>rs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30];[.N430];[.Q430];[.T430];[.W430])" office:value-type="float" office:value="0" calcext:value-type="float">
            <text:p>0</text:p>
          </table:table-cell>
          <table:table-cell table:style-name="ce19" table:formula="of:=SUM([.L430];[.O430];[.R430];[.U430];[.X430])" office:value-type="float" office:value="0" calcext:value-type="float">
            <text:p>0</text:p>
          </table:table-cell>
          <table:table-cell table:style-name="ce28" table:formula="of:=SUM([.M430];[.P430];[.S430];[.V430];[.Y43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3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3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3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3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3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0x1ac</text:p>
          </table:table-cell>
          <table:table-cell office:value-type="string" calcext:value-type="string">
            <text:p>rs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31];[.N431];[.Q431];[.T431];[.W431])" office:value-type="float" office:value="0" calcext:value-type="float">
            <text:p>0</text:p>
          </table:table-cell>
          <table:table-cell table:style-name="ce19" table:formula="of:=SUM([.L431];[.O431];[.R431];[.U431];[.X431])" office:value-type="float" office:value="0" calcext:value-type="float">
            <text:p>0</text:p>
          </table:table-cell>
          <table:table-cell table:style-name="ce28" table:formula="of:=SUM([.M431];[.P431];[.S431];[.V431];[.Y431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3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3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31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31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3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0x1ad</text:p>
          </table:table-cell>
          <table:table-cell office:value-type="string" calcext:value-type="string">
            <text:p>rs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32];[.N432];[.Q432];[.T432];[.W432])" office:value-type="float" office:value="0" calcext:value-type="float">
            <text:p>0</text:p>
          </table:table-cell>
          <table:table-cell table:style-name="ce19" table:formula="of:=SUM([.L432];[.O432];[.R432];[.U432];[.X432])" office:value-type="float" office:value="0" calcext:value-type="float">
            <text:p>0</text:p>
          </table:table-cell>
          <table:table-cell table:style-name="ce28" table:formula="of:=SUM([.M432];[.P432];[.S432];[.V432];[.Y43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3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3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3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3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3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0x1ae</text:p>
          </table:table-cell>
          <table:table-cell office:value-type="string" calcext:value-type="string">
            <text:p>rst 6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433];[.N433];[.Q433];[.T433];[.W433])" office:value-type="float" office:value="98371" calcext:value-type="float">
            <text:p>98371</text:p>
          </table:table-cell>
          <table:table-cell table:style-name="ce19" table:formula="of:=SUM([.L433];[.O433];[.R433];[.U433];[.X433])" office:value-type="float" office:value="132545" calcext:value-type="float">
            <text:p>132545</text:p>
          </table:table-cell>
          <table:table-cell table:style-name="ce28" table:formula="of:=SUM([.M433];[.P433];[.S433];[.V433];[.Y433])" office:value-type="percentage" office:value="0.000186014690733332" calcext:value-type="percentage">
            <text:p>0.02%</text:p>
          </table:table-cell>
          <table:table-cell table:style-name="ce1" office:value-type="float" office:value="6902" calcext:value-type="float">
            <text:p>6902</text:p>
          </table:table-cell>
          <table:table-cell table:style-name="ce1" office:value-type="float" office:value="13908" calcext:value-type="float">
            <text:p>13908</text:p>
          </table:table-cell>
          <table:table-cell table:style-name="ce42" table:formula="of:=[.K433]/[.$K$518]" office:value-type="percentage" office:value="0.0000358593023539995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3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33]/[.Q$518]" office:value-type="percentage" office:value="0" calcext:value-type="percentage">
            <text:p>0.00%</text:p>
          </table:table-cell>
          <table:table-cell office:value-type="float" office:value="91462" calcext:value-type="float">
            <text:p>91462</text:p>
          </table:table-cell>
          <table:table-cell office:value-type="float" office:value="118628" calcext:value-type="float">
            <text:p>118628</text:p>
          </table:table-cell>
          <table:table-cell table:style-name="ce42" table:formula="of:=[.T433]/[.T$518]" office:value-type="percentage" office:value="0.000150073958294883" calcext:value-type="percentage">
            <text:p>0.02%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2" table:formula="of:=[.W433]/[.W$518]" office:value-type="percentage" office:value="0.0000000814300844493957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0x1af</text:p>
          </table:table-cell>
          <table:table-cell office:value-type="string" calcext:value-type="string">
            <text:p>rs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34];[.N434];[.Q434];[.T434];[.W434])" office:value-type="float" office:value="31888" calcext:value-type="float">
            <text:p>31888</text:p>
          </table:table-cell>
          <table:table-cell table:style-name="ce19" table:formula="of:=SUM([.L434];[.O434];[.R434];[.U434];[.X434])" office:value-type="float" office:value="11410" calcext:value-type="float">
            <text:p>11410</text:p>
          </table:table-cell>
          <table:table-cell table:style-name="ce28" table:formula="of:=SUM([.M434];[.P434];[.S434];[.V434];[.Y434])" office:value-type="percentage" office:value="0.000135776577004857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34]/[.$K$518]" office:value-type="percentage" office:value="0" calcext:value-type="percentage">
            <text:p>0.00%</text:p>
          </table:table-cell>
          <table:table-cell office:value-type="float" office:value="22819" calcext:value-type="float">
            <text:p>22819</text:p>
          </table:table-cell>
          <table:table-cell office:value-type="float" office:value="7884" calcext:value-type="float">
            <text:p>7884</text:p>
          </table:table-cell>
          <table:table-cell table:style-name="ce42" table:formula="of:=[.N434]/[.N$518]" office:value-type="percentage" office:value="0.000030286918722636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2" table:formula="of:=[.Q434]/[.Q$518]" office:value-type="percentage" office:value="0.0000000028003126325029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34]/[.T$518]" office:value-type="percentage" office:value="0" calcext:value-type="percentage">
            <text:p>0.00%</text:p>
          </table:table-cell>
          <table:table-cell office:value-type="float" office:value="9068" calcext:value-type="float">
            <text:p>9068</text:p>
          </table:table-cell>
          <table:table-cell office:value-type="float" office:value="3525" calcext:value-type="float">
            <text:p>3525</text:p>
          </table:table-cell>
          <table:table-cell table:style-name="ce42" table:formula="of:=[.W434]/[.W$518]" office:value-type="percentage" office:value="0.000105486857969589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0x1b0</text:p>
          </table:table-cell>
          <table:table-cell office:value-type="string" calcext:value-type="string">
            <text:p>rs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35];[.N435];[.Q435];[.T435];[.W435])" office:value-type="float" office:value="1264" calcext:value-type="float">
            <text:p>1264</text:p>
          </table:table-cell>
          <table:table-cell table:style-name="ce19" table:formula="of:=SUM([.L435];[.O435];[.R435];[.U435];[.X435])" office:value-type="float" office:value="289" calcext:value-type="float">
            <text:p>289</text:p>
          </table:table-cell>
          <table:table-cell table:style-name="ce28" table:formula="of:=SUM([.M435];[.P435];[.S435];[.V435];[.Y435])" office:value-type="percentage" office:value="0.00000207401416199878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3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3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35]/[.Q$518]" office:value-type="percentage" office:value="0" calcext:value-type="percentage">
            <text:p>0.00%</text:p>
          </table:table-cell>
          <table:table-cell office:value-type="float" office:value="1264" calcext:value-type="float">
            <text:p>1264</text:p>
          </table:table-cell>
          <table:table-cell office:value-type="float" office:value="289" calcext:value-type="float">
            <text:p>289</text:p>
          </table:table-cell>
          <table:table-cell table:style-name="ce42" table:formula="of:=[.T435]/[.T$518]" office:value-type="percentage" office:value="0.0000020740141619987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3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0x1b1</text:p>
          </table:table-cell>
          <table:table-cell office:value-type="string" calcext:value-type="string">
            <text:p>rs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36];[.N436];[.Q436];[.T436];[.W436])" office:value-type="float" office:value="5423" calcext:value-type="float">
            <text:p>5423</text:p>
          </table:table-cell>
          <table:table-cell table:style-name="ce19" table:formula="of:=SUM([.L436];[.O436];[.R436];[.U436];[.X436])" office:value-type="float" office:value="1616" calcext:value-type="float">
            <text:p>1616</text:p>
          </table:table-cell>
          <table:table-cell table:style-name="ce28" table:formula="of:=SUM([.M436];[.P436];[.S436];[.V436];[.Y436])" office:value-type="percentage" office:value="0.00000889824272192988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3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3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36]/[.Q$518]" office:value-type="percentage" office:value="0" calcext:value-type="percentage">
            <text:p>0.00%</text:p>
          </table:table-cell>
          <table:table-cell office:value-type="float" office:value="5423" calcext:value-type="float">
            <text:p>5423</text:p>
          </table:table-cell>
          <table:table-cell office:value-type="float" office:value="1616" calcext:value-type="float">
            <text:p>1616</text:p>
          </table:table-cell>
          <table:table-cell table:style-name="ce42" table:formula="of:=[.T436]/[.T$518]" office:value-type="percentage" office:value="0.0000088982427219298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3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0x1b2</text:p>
          </table:table-cell>
          <table:table-cell office:value-type="string" calcext:value-type="string">
            <text:p>rs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37];[.N437];[.Q437];[.T437];[.W437])" office:value-type="float" office:value="44" calcext:value-type="float">
            <text:p>44</text:p>
          </table:table-cell>
          <table:table-cell table:style-name="ce19" table:formula="of:=SUM([.L437];[.O437];[.R437];[.U437];[.X437])" office:value-type="float" office:value="12" calcext:value-type="float">
            <text:p>12</text:p>
          </table:table-cell>
          <table:table-cell table:style-name="ce28" table:formula="of:=SUM([.M437];[.P437];[.S437];[.V437];[.Y437])" office:value-type="percentage" office:value="0.0000000721966955126157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3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3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37]/[.Q$518]" office:value-type="percentage" office:value="0" calcext:value-type="percentage">
            <text:p>0.00%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style-name="ce42" table:formula="of:=[.T437]/[.T$518]" office:value-type="percentage" office:value="0.000000072196695512615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3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0x1b3</text:p>
          </table:table-cell>
          <table:table-cell office:value-type="string" calcext:value-type="string">
            <text:p>rs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38];[.N438];[.Q438];[.T438];[.W438])" office:value-type="float" office:value="0" calcext:value-type="float">
            <text:p>0</text:p>
          </table:table-cell>
          <table:table-cell table:style-name="ce19" table:formula="of:=SUM([.L438];[.O438];[.R438];[.U438];[.X438])" office:value-type="float" office:value="0" calcext:value-type="float">
            <text:p>0</text:p>
          </table:table-cell>
          <table:table-cell table:style-name="ce28" table:formula="of:=SUM([.M438];[.P438];[.S438];[.V438];[.Y438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3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3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38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3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3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0x1b4</text:p>
          </table:table-cell>
          <table:table-cell office:value-type="string" calcext:value-type="string">
            <text:p>rs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39];[.N439];[.Q439];[.T439];[.W439])" office:value-type="float" office:value="62555" calcext:value-type="float">
            <text:p>62555</text:p>
          </table:table-cell>
          <table:table-cell table:style-name="ce19" table:formula="of:=SUM([.L439];[.O439];[.R439];[.U439];[.X439])" office:value-type="float" office:value="19626" calcext:value-type="float">
            <text:p>19626</text:p>
          </table:table-cell>
          <table:table-cell table:style-name="ce28" table:formula="of:=SUM([.M439];[.P439];[.S439];[.V439];[.Y439])" office:value-type="percentage" office:value="0.000102642370177084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3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3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39]/[.Q$518]" office:value-type="percentage" office:value="0" calcext:value-type="percentage">
            <text:p>0.00%</text:p>
          </table:table-cell>
          <table:table-cell office:value-type="float" office:value="62555" calcext:value-type="float">
            <text:p>62555</text:p>
          </table:table-cell>
          <table:table-cell office:value-type="float" office:value="19626" calcext:value-type="float">
            <text:p>19626</text:p>
          </table:table-cell>
          <table:table-cell table:style-name="ce42" table:formula="of:=[.T439]/[.T$518]" office:value-type="percentage" office:value="0.000102642370177084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3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x1b5</text:p>
          </table:table-cell>
          <table:table-cell office:value-type="string" calcext:value-type="string">
            <text:p>rs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40];[.N440];[.Q440];[.T440];[.W440])" office:value-type="float" office:value="0" calcext:value-type="float">
            <text:p>0</text:p>
          </table:table-cell>
          <table:table-cell table:style-name="ce19" table:formula="of:=SUM([.L440];[.O440];[.R440];[.U440];[.X440])" office:value-type="float" office:value="0" calcext:value-type="float">
            <text:p>0</text:p>
          </table:table-cell>
          <table:table-cell table:style-name="ce28" table:formula="of:=SUM([.M440];[.P440];[.S440];[.V440];[.Y44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4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4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4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4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4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0x1b6</text:p>
          </table:table-cell>
          <table:table-cell office:value-type="string" calcext:value-type="string">
            <text:p>rst 7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441];[.N441];[.Q441];[.T441];[.W441])" office:value-type="float" office:value="7733" calcext:value-type="float">
            <text:p>7733</text:p>
          </table:table-cell>
          <table:table-cell table:style-name="ce19" table:formula="of:=SUM([.L441];[.O441];[.R441];[.U441];[.X441])" office:value-type="float" office:value="12243" calcext:value-type="float">
            <text:p>12243</text:p>
          </table:table-cell>
          <table:table-cell table:style-name="ce28" table:formula="of:=SUM([.M441];[.P441];[.S441];[.V441];[.Y441])" office:value-type="percentage" office:value="0.0000521571083479693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4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4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41]/[.Q$518]" office:value-type="percentage" office:value="0" calcext:value-type="percentage">
            <text:p>0.00%</text:p>
          </table:table-cell>
          <table:table-cell office:value-type="float" office:value="3783" calcext:value-type="float">
            <text:p>3783</text:p>
          </table:table-cell>
          <table:table-cell office:value-type="float" office:value="5030" calcext:value-type="float">
            <text:p>5030</text:p>
          </table:table-cell>
          <table:table-cell table:style-name="ce42" table:formula="of:=[.T441]/[.T$518]" office:value-type="percentage" office:value="0.00000620727498009603" calcext:value-type="percentage">
            <text:p>0.00%</text:p>
          </table:table-cell>
          <table:table-cell office:value-type="float" office:value="3950" calcext:value-type="float">
            <text:p>3950</text:p>
          </table:table-cell>
          <table:table-cell office:value-type="float" office:value="7213" calcext:value-type="float">
            <text:p>7213</text:p>
          </table:table-cell>
          <table:table-cell table:style-name="ce42" table:formula="of:=[.W441]/[.W$518]" office:value-type="percentage" office:value="0.0000459498333678733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0x1b7</text:p>
          </table:table-cell>
          <table:table-cell office:value-type="string" calcext:value-type="string">
            <text:p>rs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42];[.N442];[.Q442];[.T442];[.W442])" office:value-type="float" office:value="21" calcext:value-type="float">
            <text:p>21</text:p>
          </table:table-cell>
          <table:table-cell table:style-name="ce19" table:formula="of:=SUM([.L442];[.O442];[.R442];[.U442];[.X442])" office:value-type="float" office:value="6" calcext:value-type="float">
            <text:p>6</text:p>
          </table:table-cell>
          <table:table-cell table:style-name="ce28" table:formula="of:=SUM([.M442];[.P442];[.S442];[.V442];[.Y442])" office:value-type="percentage" office:value="0.0000000588065652825613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4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42]/[.N$518]" office:value-type="percentage" office:value="0" calcext:value-type="percentage">
            <text:p>0.00%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42" table:formula="of:=[.Q442]/[.Q$518]" office:value-type="percentage" office:value="0.0000000588065652825613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4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4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0x1b8</text:p>
          </table:table-cell>
          <table:table-cell office:value-type="string" calcext:value-type="string">
            <text:p>rs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43];[.N443];[.Q443];[.T443];[.W443])" office:value-type="float" office:value="0" calcext:value-type="float">
            <text:p>0</text:p>
          </table:table-cell>
          <table:table-cell table:style-name="ce19" table:formula="of:=SUM([.L443];[.O443];[.R443];[.U443];[.X443])" office:value-type="float" office:value="0" calcext:value-type="float">
            <text:p>0</text:p>
          </table:table-cell>
          <table:table-cell table:style-name="ce28" table:formula="of:=SUM([.M443];[.P443];[.S443];[.V443];[.Y443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4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4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43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43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4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0x1b9</text:p>
          </table:table-cell>
          <table:table-cell office:value-type="string" calcext:value-type="string">
            <text:p>rs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44];[.N444];[.Q444];[.T444];[.W444])" office:value-type="float" office:value="3839" calcext:value-type="float">
            <text:p>3839</text:p>
          </table:table-cell>
          <table:table-cell table:style-name="ce19" table:formula="of:=SUM([.L444];[.O444];[.R444];[.U444];[.X444])" office:value-type="float" office:value="1105" calcext:value-type="float">
            <text:p>1105</text:p>
          </table:table-cell>
          <table:table-cell table:style-name="ce28" table:formula="of:=SUM([.M444];[.P444];[.S444];[.V444];[.Y444])" office:value-type="percentage" office:value="0.00000634322187193175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4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44]/[.N$518]" office:value-type="percentage" office:value="0" calcext:value-type="percentage">
            <text:p>0.00%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style-name="ce42" table:formula="of:=[.Q444]/[.Q$518]" office:value-type="percentage" office:value="0.000000106411880035111" calcext:value-type="percentage">
            <text:p>0.00%</text:p>
          </table:table-cell>
          <table:table-cell office:value-type="float" office:value="3801" calcext:value-type="float">
            <text:p>3801</text:p>
          </table:table-cell>
          <table:table-cell office:value-type="float" office:value="1094" calcext:value-type="float">
            <text:p>1094</text:p>
          </table:table-cell>
          <table:table-cell table:style-name="ce42" table:formula="of:=[.T444]/[.T$518]" office:value-type="percentage" office:value="0.0000062368099918966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4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0x1ba</text:p>
          </table:table-cell>
          <table:table-cell office:value-type="string" calcext:value-type="string">
            <text:p>rs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45];[.N445];[.Q445];[.T445];[.W445])" office:value-type="float" office:value="127" calcext:value-type="float">
            <text:p>127</text:p>
          </table:table-cell>
          <table:table-cell table:style-name="ce19" table:formula="of:=SUM([.L445];[.O445];[.R445];[.U445];[.X445])" office:value-type="float" office:value="25" calcext:value-type="float">
            <text:p>25</text:p>
          </table:table-cell>
          <table:table-cell table:style-name="ce28" table:formula="of:=SUM([.M445];[.P445];[.S445];[.V445];[.Y445])" office:value-type="percentage" office:value="0.000000208385916593232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4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4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45]/[.Q$518]" office:value-type="percentage" office:value="0" calcext:value-type="percentage">
            <text:p>0.00%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table:style-name="ce42" table:formula="of:=[.T445]/[.T$518]" office:value-type="percentage" office:value="0.00000020838591659323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4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0x1bb</text:p>
          </table:table-cell>
          <table:table-cell office:value-type="string" calcext:value-type="string">
            <text:p>rs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46];[.N446];[.Q446];[.T446];[.W446])" office:value-type="float" office:value="1064" calcext:value-type="float">
            <text:p>1064</text:p>
          </table:table-cell>
          <table:table-cell table:style-name="ce19" table:formula="of:=SUM([.L446];[.O446];[.R446];[.U446];[.X446])" office:value-type="float" office:value="556" calcext:value-type="float">
            <text:p>556</text:p>
          </table:table-cell>
          <table:table-cell table:style-name="ce28" table:formula="of:=SUM([.M446];[.P446];[.S446];[.V446];[.Y446])" office:value-type="percentage" office:value="0.0000123773728363081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4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4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46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46]/[.T$518]" office:value-type="percentage" office:value="0" calcext:value-type="percentage">
            <text:p>0.00%</text:p>
          </table:table-cell>
          <table:table-cell office:value-type="float" office:value="1064" calcext:value-type="float">
            <text:p>1064</text:p>
          </table:table-cell>
          <table:table-cell office:value-type="float" office:value="556" calcext:value-type="float">
            <text:p>556</text:p>
          </table:table-cell>
          <table:table-cell table:style-name="ce42" table:formula="of:=[.W446]/[.W$518]" office:value-type="percentage" office:value="0.0000123773728363081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0x1bc</text:p>
          </table:table-cell>
          <table:table-cell office:value-type="string" calcext:value-type="string">
            <text:p>rs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47];[.N447];[.Q447];[.T447];[.W447])" office:value-type="float" office:value="62525" calcext:value-type="float">
            <text:p>62525</text:p>
          </table:table-cell>
          <table:table-cell table:style-name="ce19" table:formula="of:=SUM([.L447];[.O447];[.R447];[.U447];[.X447])" office:value-type="float" office:value="19341" calcext:value-type="float">
            <text:p>19341</text:p>
          </table:table-cell>
          <table:table-cell table:style-name="ce28" table:formula="of:=SUM([.M447];[.P447];[.S447];[.V447];[.Y447])" office:value-type="percentage" office:value="0.000102593145157416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4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4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47]/[.Q$518]" office:value-type="percentage" office:value="0" calcext:value-type="percentage">
            <text:p>0.00%</text:p>
          </table:table-cell>
          <table:table-cell office:value-type="float" office:value="62525" calcext:value-type="float">
            <text:p>62525</text:p>
          </table:table-cell>
          <table:table-cell office:value-type="float" office:value="19341" calcext:value-type="float">
            <text:p>19341</text:p>
          </table:table-cell>
          <table:table-cell table:style-name="ce42" table:formula="of:=[.T447]/[.T$518]" office:value-type="percentage" office:value="0.000102593145157416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4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0x1bd</text:p>
          </table:table-cell>
          <table:table-cell office:value-type="string" calcext:value-type="string">
            <text:p>rs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48];[.N448];[.Q448];[.T448];[.W448])" office:value-type="float" office:value="0" calcext:value-type="float">
            <text:p>0</text:p>
          </table:table-cell>
          <table:table-cell table:style-name="ce19" table:formula="of:=SUM([.L448];[.O448];[.R448];[.U448];[.X448])" office:value-type="float" office:value="0" calcext:value-type="float">
            <text:p>0</text:p>
          </table:table-cell>
          <table:table-cell table:style-name="ce28" table:formula="of:=SUM([.M448];[.P448];[.S448];[.V448];[.Y448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4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4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48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4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4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0x1be</text:p>
          </table:table-cell>
          <table:table-cell office:value-type="string" calcext:value-type="string">
            <text:p>rst 8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449];[.N449];[.Q449];[.T449];[.W449])" office:value-type="float" office:value="37511" calcext:value-type="float">
            <text:p>37511</text:p>
          </table:table-cell>
          <table:table-cell table:style-name="ce19" table:formula="of:=SUM([.L449];[.O449];[.R449];[.U449];[.X449])" office:value-type="float" office:value="59689" calcext:value-type="float">
            <text:p>59689</text:p>
          </table:table-cell>
          <table:table-cell table:style-name="ce28" table:formula="of:=SUM([.M449];[.P449];[.S449];[.V449];[.Y449])" office:value-type="percentage" office:value="0.000149489225713286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4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4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49]/[.Q$518]" office:value-type="percentage" office:value="0" calcext:value-type="percentage">
            <text:p>0.00%</text:p>
          </table:table-cell>
          <table:table-cell office:value-type="float" office:value="28710" calcext:value-type="float">
            <text:p>28710</text:p>
          </table:table-cell>
          <table:table-cell office:value-type="float" office:value="45408" calcext:value-type="float">
            <text:p>45408</text:p>
          </table:table-cell>
          <table:table-cell table:style-name="ce42" table:formula="of:=[.T449]/[.T$518]" office:value-type="percentage" office:value="0.0000471083438219817" calcext:value-type="percentage">
            <text:p>0.00%</text:p>
          </table:table-cell>
          <table:table-cell office:value-type="float" office:value="8801" calcext:value-type="float">
            <text:p>8801</text:p>
          </table:table-cell>
          <table:table-cell office:value-type="float" office:value="14281" calcext:value-type="float">
            <text:p>14281</text:p>
          </table:table-cell>
          <table:table-cell table:style-name="ce42" table:formula="of:=[.W449]/[.W$518]" office:value-type="percentage" office:value="0.000102380881891304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0x1bf</text:p>
          </table:table-cell>
          <table:table-cell office:value-type="string" calcext:value-type="string">
            <text:p>rs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50];[.N450];[.Q450];[.T450];[.W450])" office:value-type="float" office:value="179" calcext:value-type="float">
            <text:p>179</text:p>
          </table:table-cell>
          <table:table-cell table:style-name="ce19" table:formula="of:=SUM([.L450];[.O450];[.R450];[.U450];[.X450])" office:value-type="float" office:value="68" calcext:value-type="float">
            <text:p>68</text:p>
          </table:table-cell>
          <table:table-cell table:style-name="ce28" table:formula="of:=SUM([.M450];[.P450];[.S450];[.V450];[.Y450])" office:value-type="percentage" office:value="0.00000128421997532969" calcext:value-type="percentage">
            <text:p>0.00%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42" table:formula="of:=[.K450]/[.$K$518]" office:value-type="percentage" office:value="0.00000012469186561808" calcext:value-type="percentage">
            <text:p>0.00%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42" table:formula="of:=[.N450]/[.N$518]" office:value-type="percentage" office:value="0.0000000172544784343866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50]/[.Q$518]" office:value-type="percentage" office:value="0" calcext:value-type="percentage">
            <text:p>0.00%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style-name="ce42" table:formula="of:=[.T450]/[.T$518]" office:value-type="percentage" office:value="0.0000000836825334350773" calcext:value-type="percentage">
            <text:p>0.00%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table:style-name="ce42" table:formula="of:=[.W450]/[.W$518]" office:value-type="percentage" office:value="0.00000105859109784214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0x1c0</text:p>
          </table:table-cell>
          <table:table-cell office:value-type="string" calcext:value-type="string">
            <text:p>se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51];[.N451];[.Q451];[.T451];[.W451])" office:value-type="float" office:value="3754" calcext:value-type="float">
            <text:p>3754</text:p>
          </table:table-cell>
          <table:table-cell table:style-name="ce19" table:formula="of:=SUM([.L451];[.O451];[.R451];[.U451];[.X451])" office:value-type="float" office:value="1060" calcext:value-type="float">
            <text:p>1060</text:p>
          </table:table-cell>
          <table:table-cell table:style-name="ce28" table:formula="of:=SUM([.M451];[.P451];[.S451];[.V451];[.Y451])" office:value-type="percentage" office:value="0.00000615969079441726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5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5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51]/[.Q$518]" office:value-type="percentage" office:value="0" calcext:value-type="percentage">
            <text:p>0.00%</text:p>
          </table:table-cell>
          <table:table-cell office:value-type="float" office:value="3754" calcext:value-type="float">
            <text:p>3754</text:p>
          </table:table-cell>
          <table:table-cell office:value-type="float" office:value="1060" calcext:value-type="float">
            <text:p>1060</text:p>
          </table:table-cell>
          <table:table-cell table:style-name="ce42" table:formula="of:=[.T451]/[.T$518]" office:value-type="percentage" office:value="0.00000615969079441726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5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0x1c1</text:p>
          </table:table-cell>
          <table:table-cell office:value-type="string" calcext:value-type="string">
            <text:p>se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52];[.N452];[.Q452];[.T452];[.W452])" office:value-type="float" office:value="0" calcext:value-type="float">
            <text:p>0</text:p>
          </table:table-cell>
          <table:table-cell table:style-name="ce19" table:formula="of:=SUM([.L452];[.O452];[.R452];[.U452];[.X452])" office:value-type="float" office:value="0" calcext:value-type="float">
            <text:p>0</text:p>
          </table:table-cell>
          <table:table-cell table:style-name="ce28" table:formula="of:=SUM([.M452];[.P452];[.S452];[.V452];[.Y45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5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5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5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5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5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0x1c2</text:p>
          </table:table-cell>
          <table:table-cell office:value-type="string" calcext:value-type="string">
            <text:p>se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53];[.N453];[.Q453];[.T453];[.W453])" office:value-type="float" office:value="238" calcext:value-type="float">
            <text:p>238</text:p>
          </table:table-cell>
          <table:table-cell table:style-name="ce19" table:formula="of:=SUM([.L453];[.O453];[.R453];[.U453];[.X453])" office:value-type="float" office:value="66" calcext:value-type="float">
            <text:p>66</text:p>
          </table:table-cell>
          <table:table-cell table:style-name="ce28" table:formula="of:=SUM([.M453];[.P453];[.S453];[.V453];[.Y453])" office:value-type="percentage" office:value="0.000000390518489363694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5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5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53]/[.Q$518]" office:value-type="percentage" office:value="0" calcext:value-type="percentage">
            <text:p>0.00%</text:p>
          </table:table-cell>
          <table:table-cell office:value-type="float" office:value="238" calcext:value-type="float">
            <text:p>238</text:p>
          </table:table-cell>
          <table:table-cell office:value-type="float" office:value="66" calcext:value-type="float">
            <text:p>66</text:p>
          </table:table-cell>
          <table:table-cell table:style-name="ce42" table:formula="of:=[.T453]/[.T$518]" office:value-type="percentage" office:value="0.00000039051848936369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5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0x1c3</text:p>
          </table:table-cell>
          <table:table-cell office:value-type="string" calcext:value-type="string">
            <text:p>se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54];[.N454];[.Q454];[.T454];[.W454])" office:value-type="float" office:value="0" calcext:value-type="float">
            <text:p>0</text:p>
          </table:table-cell>
          <table:table-cell table:style-name="ce19" table:formula="of:=SUM([.L454];[.O454];[.R454];[.U454];[.X454])" office:value-type="float" office:value="0" calcext:value-type="float">
            <text:p>0</text:p>
          </table:table-cell>
          <table:table-cell table:style-name="ce28" table:formula="of:=SUM([.M454];[.P454];[.S454];[.V454];[.Y45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5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5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5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5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5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0x1c4</text:p>
          </table:table-cell>
          <table:table-cell office:value-type="string" calcext:value-type="string">
            <text:p>se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55];[.N455];[.Q455];[.T455];[.W455])" office:value-type="float" office:value="0" calcext:value-type="float">
            <text:p>0</text:p>
          </table:table-cell>
          <table:table-cell table:style-name="ce19" table:formula="of:=SUM([.L455];[.O455];[.R455];[.U455];[.X455])" office:value-type="float" office:value="0" calcext:value-type="float">
            <text:p>0</text:p>
          </table:table-cell>
          <table:table-cell table:style-name="ce28" table:formula="of:=SUM([.M455];[.P455];[.S455];[.V455];[.Y455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5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5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55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55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5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0x1c5</text:p>
          </table:table-cell>
          <table:table-cell office:value-type="string" calcext:value-type="string">
            <text:p>se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56];[.N456];[.Q456];[.T456];[.W456])" office:value-type="float" office:value="0" calcext:value-type="float">
            <text:p>0</text:p>
          </table:table-cell>
          <table:table-cell table:style-name="ce19" table:formula="of:=SUM([.L456];[.O456];[.R456];[.U456];[.X456])" office:value-type="float" office:value="0" calcext:value-type="float">
            <text:p>0</text:p>
          </table:table-cell>
          <table:table-cell table:style-name="ce28" table:formula="of:=SUM([.M456];[.P456];[.S456];[.V456];[.Y456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5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5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56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56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5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0x1c6</text:p>
          </table:table-cell>
          <table:table-cell office:value-type="string" calcext:value-type="string">
            <text:p>set 1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457];[.N457];[.Q457];[.T457];[.W457])" office:value-type="float" office:value="102942" calcext:value-type="float">
            <text:p>102942</text:p>
          </table:table-cell>
          <table:table-cell table:style-name="ce19" table:formula="of:=SUM([.L457];[.O457];[.R457];[.U457];[.X457])" office:value-type="float" office:value="175085" calcext:value-type="float">
            <text:p>175085</text:p>
          </table:table-cell>
          <table:table-cell table:style-name="ce28" table:formula="of:=SUM([.M457];[.P457];[.S457];[.V457];[.Y457])" office:value-type="percentage" office:value="0.000383373226005846" calcext:value-type="percentage">
            <text:p>0.04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5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57]/[.N$518]" office:value-type="percentage" office:value="0" calcext:value-type="percentage">
            <text:p>0.00%</text:p>
          </table:table-cell>
          <table:table-cell office:value-type="float" office:value="408" calcext:value-type="float">
            <text:p>408</text:p>
          </table:table-cell>
          <table:table-cell office:value-type="float" office:value="659" calcext:value-type="float">
            <text:p>659</text:p>
          </table:table-cell>
          <table:table-cell table:style-name="ce42" table:formula="of:=[.Q457]/[.Q$518]" office:value-type="percentage" office:value="0.00000114252755406119" calcext:value-type="percentage">
            <text:p>0.00%</text:p>
          </table:table-cell>
          <table:table-cell office:value-type="float" office:value="81118" calcext:value-type="float">
            <text:p>81118</text:p>
          </table:table-cell>
          <table:table-cell office:value-type="float" office:value="132592" calcext:value-type="float">
            <text:p>132592</text:p>
          </table:table-cell>
          <table:table-cell table:style-name="ce42" table:formula="of:=[.T457]/[.T$518]" office:value-type="percentage" office:value="0.000133101171513463" calcext:value-type="percentage">
            <text:p>0.01%</text:p>
          </table:table-cell>
          <table:table-cell office:value-type="float" office:value="21416" calcext:value-type="float">
            <text:p>21416</text:p>
          </table:table-cell>
          <table:table-cell office:value-type="float" office:value="41834" calcext:value-type="float">
            <text:p>41834</text:p>
          </table:table-cell>
          <table:table-cell table:style-name="ce42" table:formula="of:=[.W457]/[.W$518]" office:value-type="percentage" office:value="0.000249129526938322" calcext:value-type="percentage">
            <text:p>0.02%</text:p>
          </table:table-cell>
          <table:table-cell table:style-name="ce1" table:number-columns-repeated="99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0x1c7</text:p>
          </table:table-cell>
          <table:table-cell office:value-type="string" calcext:value-type="string">
            <text:p>se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58];[.N458];[.Q458];[.T458];[.W458])" office:value-type="float" office:value="27434" calcext:value-type="float">
            <text:p>27434</text:p>
          </table:table-cell>
          <table:table-cell table:style-name="ce19" table:formula="of:=SUM([.L458];[.O458];[.R458];[.U458];[.X458])" office:value-type="float" office:value="8808" calcext:value-type="float">
            <text:p>8808</text:p>
          </table:table-cell>
          <table:table-cell table:style-name="ce28" table:formula="of:=SUM([.M458];[.P458];[.S458];[.V458];[.Y458])" office:value-type="percentage" office:value="0.000076852518941304" calcext:value-type="percentage">
            <text:p>0.01%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42" table:formula="of:=[.K458]/[.$K$518]" office:value-type="percentage" office:value="0.000000062345932809040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58]/[.N$518]" office:value-type="percentage" office:value="0" calcext:value-type="percentage">
            <text:p>0.00%</text:p>
          </table:table-cell>
          <table:table-cell office:value-type="float" office:value="27422" calcext:value-type="float">
            <text:p>27422</text:p>
          </table:table-cell>
          <table:table-cell office:value-type="float" office:value="8802" calcext:value-type="float">
            <text:p>8802</text:p>
          </table:table-cell>
          <table:table-cell table:style-name="ce42" table:formula="of:=[.Q458]/[.Q$518]" office:value-type="percentage" office:value="0.000076790173008495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5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5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0x1c8</text:p>
          </table:table-cell>
          <table:table-cell office:value-type="string" calcext:value-type="string">
            <text:p>se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59];[.N459];[.Q459];[.T459];[.W459])" office:value-type="float" office:value="15168" calcext:value-type="float">
            <text:p>15168</text:p>
          </table:table-cell>
          <table:table-cell table:style-name="ce19" table:formula="of:=SUM([.L459];[.O459];[.R459];[.U459];[.X459])" office:value-type="float" office:value="4083" calcext:value-type="float">
            <text:p>4083</text:p>
          </table:table-cell>
          <table:table-cell table:style-name="ce28" table:formula="of:=SUM([.M459];[.P459];[.S459];[.V459];[.Y459])" office:value-type="percentage" office:value="0.0000248881699439853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5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5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59]/[.Q$518]" office:value-type="percentage" office:value="0" calcext:value-type="percentage">
            <text:p>0.00%</text:p>
          </table:table-cell>
          <table:table-cell office:value-type="float" office:value="15168" calcext:value-type="float">
            <text:p>15168</text:p>
          </table:table-cell>
          <table:table-cell office:value-type="float" office:value="4083" calcext:value-type="float">
            <text:p>4083</text:p>
          </table:table-cell>
          <table:table-cell table:style-name="ce42" table:formula="of:=[.T459]/[.T$518]" office:value-type="percentage" office:value="0.0000248881699439853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5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0x1c9</text:p>
          </table:table-cell>
          <table:table-cell office:value-type="string" calcext:value-type="string">
            <text:p>se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60];[.N460];[.Q460];[.T460];[.W460])" office:value-type="float" office:value="0" calcext:value-type="float">
            <text:p>0</text:p>
          </table:table-cell>
          <table:table-cell table:style-name="ce19" table:formula="of:=SUM([.L460];[.O460];[.R460];[.U460];[.X460])" office:value-type="float" office:value="0" calcext:value-type="float">
            <text:p>0</text:p>
          </table:table-cell>
          <table:table-cell table:style-name="ce28" table:formula="of:=SUM([.M460];[.P460];[.S460];[.V460];[.Y46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6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6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6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6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6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0x1ca</text:p>
          </table:table-cell>
          <table:table-cell office:value-type="string" calcext:value-type="string">
            <text:p>se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61];[.N461];[.Q461];[.T461];[.W461])" office:value-type="float" office:value="0" calcext:value-type="float">
            <text:p>0</text:p>
          </table:table-cell>
          <table:table-cell table:style-name="ce19" table:formula="of:=SUM([.L461];[.O461];[.R461];[.U461];[.X461])" office:value-type="float" office:value="0" calcext:value-type="float">
            <text:p>0</text:p>
          </table:table-cell>
          <table:table-cell table:style-name="ce28" table:formula="of:=SUM([.M461];[.P461];[.S461];[.V461];[.Y461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6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6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61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61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6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0x1cb</text:p>
          </table:table-cell>
          <table:table-cell office:value-type="string" calcext:value-type="string">
            <text:p>se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62];[.N462];[.Q462];[.T462];[.W462])" office:value-type="float" office:value="0" calcext:value-type="float">
            <text:p>0</text:p>
          </table:table-cell>
          <table:table-cell table:style-name="ce19" table:formula="of:=SUM([.L462];[.O462];[.R462];[.U462];[.X462])" office:value-type="float" office:value="0" calcext:value-type="float">
            <text:p>0</text:p>
          </table:table-cell>
          <table:table-cell table:style-name="ce28" table:formula="of:=SUM([.M462];[.P462];[.S462];[.V462];[.Y46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6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6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6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6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6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0x1cc</text:p>
          </table:table-cell>
          <table:table-cell office:value-type="string" calcext:value-type="string">
            <text:p>se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63];[.N463];[.Q463];[.T463];[.W463])" office:value-type="float" office:value="0" calcext:value-type="float">
            <text:p>0</text:p>
          </table:table-cell>
          <table:table-cell table:style-name="ce19" table:formula="of:=SUM([.L463];[.O463];[.R463];[.U463];[.X463])" office:value-type="float" office:value="0" calcext:value-type="float">
            <text:p>0</text:p>
          </table:table-cell>
          <table:table-cell table:style-name="ce28" table:formula="of:=SUM([.M463];[.P463];[.S463];[.V463];[.Y463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6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6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63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63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6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0x1cd</text:p>
          </table:table-cell>
          <table:table-cell office:value-type="string" calcext:value-type="string">
            <text:p>se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64];[.N464];[.Q464];[.T464];[.W464])" office:value-type="float" office:value="0" calcext:value-type="float">
            <text:p>0</text:p>
          </table:table-cell>
          <table:table-cell table:style-name="ce19" table:formula="of:=SUM([.L464];[.O464];[.R464];[.U464];[.X464])" office:value-type="float" office:value="0" calcext:value-type="float">
            <text:p>0</text:p>
          </table:table-cell>
          <table:table-cell table:style-name="ce28" table:formula="of:=SUM([.M464];[.P464];[.S464];[.V464];[.Y46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6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6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6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6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6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0x1ce</text:p>
          </table:table-cell>
          <table:table-cell office:value-type="string" calcext:value-type="string">
            <text:p>set 2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465];[.N465];[.Q465];[.T465];[.W465])" office:value-type="float" office:value="40631" calcext:value-type="float">
            <text:p>40631</text:p>
          </table:table-cell>
          <table:table-cell table:style-name="ce19" table:formula="of:=SUM([.L465];[.O465];[.R465];[.U465];[.X465])" office:value-type="float" office:value="64744" calcext:value-type="float">
            <text:p>64744</text:p>
          </table:table-cell>
          <table:table-cell table:style-name="ce28" table:formula="of:=SUM([.M465];[.P465];[.S465];[.V465];[.Y465])" office:value-type="percentage" office:value="0.0000668928807100569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6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65]/[.N$518]" office:value-type="percentage" office:value="0" calcext:value-type="percentage">
            <text:p>0.00%</text:p>
          </table:table-cell>
          <table:table-cell office:value-type="float" office:value="133" calcext:value-type="float">
            <text:p>133</text:p>
          </table:table-cell>
          <table:table-cell office:value-type="float" office:value="167" calcext:value-type="float">
            <text:p>167</text:p>
          </table:table-cell>
          <table:table-cell table:style-name="ce42" table:formula="of:=[.Q465]/[.Q$518]" office:value-type="percentage" office:value="0.000000372441580122888" calcext:value-type="percentage">
            <text:p>0.00%</text:p>
          </table:table-cell>
          <table:table-cell office:value-type="float" office:value="40491" calcext:value-type="float">
            <text:p>40491</text:p>
          </table:table-cell>
          <table:table-cell office:value-type="float" office:value="64563" calcext:value-type="float">
            <text:p>64563</text:p>
          </table:table-cell>
          <table:table-cell table:style-name="ce42" table:formula="of:=[.T465]/[.T$518]" office:value-type="percentage" office:value="0.0000664390090454846" calcext:value-type="percentage">
            <text:p>0.01%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42" table:formula="of:=[.W465]/[.W$518]" office:value-type="percentage" office:value="0.0000000814300844493957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0x1cf</text:p>
          </table:table-cell>
          <table:table-cell office:value-type="string" calcext:value-type="string">
            <text:p>se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66];[.N466];[.Q466];[.T466];[.W466])" office:value-type="float" office:value="95049" calcext:value-type="float">
            <text:p>95049</text:p>
          </table:table-cell>
          <table:table-cell table:style-name="ce19" table:formula="of:=SUM([.L466];[.O466];[.R466];[.U466];[.X466])" office:value-type="float" office:value="30101" calcext:value-type="float">
            <text:p>30101</text:p>
          </table:table-cell>
          <table:table-cell table:style-name="ce28" table:formula="of:=SUM([.M466];[.P466];[.S466];[.V466];[.Y466])" office:value-type="percentage" office:value="0.000266219910746217" calcext:value-type="percentage">
            <text:p>0.03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6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66]/[.N$518]" office:value-type="percentage" office:value="0" calcext:value-type="percentage">
            <text:p>0.00%</text:p>
          </table:table-cell>
          <table:table-cell office:value-type="float" office:value="95043" calcext:value-type="float">
            <text:p>95043</text:p>
          </table:table-cell>
          <table:table-cell office:value-type="float" office:value="30100" calcext:value-type="float">
            <text:p>30100</text:p>
          </table:table-cell>
          <table:table-cell table:style-name="ce42" table:formula="of:=[.Q466]/[.Q$518]" office:value-type="percentage" office:value="0.000266150113530975" calcext:value-type="percentage">
            <text:p>0.0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66]/[.T$518]"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2" table:formula="of:=[.W466]/[.W$518]" office:value-type="percentage" office:value="0.0000000697972152423391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0x1d0</text:p>
          </table:table-cell>
          <table:table-cell office:value-type="string" calcext:value-type="string">
            <text:p>se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67];[.N467];[.Q467];[.T467];[.W467])" office:value-type="float" office:value="44" calcext:value-type="float">
            <text:p>44</text:p>
          </table:table-cell>
          <table:table-cell table:style-name="ce19" table:formula="of:=SUM([.L467];[.O467];[.R467];[.U467];[.X467])" office:value-type="float" office:value="12" calcext:value-type="float">
            <text:p>12</text:p>
          </table:table-cell>
          <table:table-cell table:style-name="ce28" table:formula="of:=SUM([.M467];[.P467];[.S467];[.V467];[.Y467])" office:value-type="percentage" office:value="0.0000000721966955126157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6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6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67]/[.Q$518]" office:value-type="percentage" office:value="0" calcext:value-type="percentage">
            <text:p>0.00%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style-name="ce42" table:formula="of:=[.T467]/[.T$518]" office:value-type="percentage" office:value="0.000000072196695512615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6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0x1d1</text:p>
          </table:table-cell>
          <table:table-cell office:value-type="string" calcext:value-type="string">
            <text:p>se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68];[.N468];[.Q468];[.T468];[.W468])" office:value-type="float" office:value="0" calcext:value-type="float">
            <text:p>0</text:p>
          </table:table-cell>
          <table:table-cell table:style-name="ce19" table:formula="of:=SUM([.L468];[.O468];[.R468];[.U468];[.X468])" office:value-type="float" office:value="0" calcext:value-type="float">
            <text:p>0</text:p>
          </table:table-cell>
          <table:table-cell table:style-name="ce28" table:formula="of:=SUM([.M468];[.P468];[.S468];[.V468];[.Y468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6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6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68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6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6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0x1d2</text:p>
          </table:table-cell>
          <table:table-cell office:value-type="string" calcext:value-type="string">
            <text:p>se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69];[.N469];[.Q469];[.T469];[.W469])" office:value-type="float" office:value="0" calcext:value-type="float">
            <text:p>0</text:p>
          </table:table-cell>
          <table:table-cell table:style-name="ce19" table:formula="of:=SUM([.L469];[.O469];[.R469];[.U469];[.X469])" office:value-type="float" office:value="0" calcext:value-type="float">
            <text:p>0</text:p>
          </table:table-cell>
          <table:table-cell table:style-name="ce28" table:formula="of:=SUM([.M469];[.P469];[.S469];[.V469];[.Y469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6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6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69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69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6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0x1d3</text:p>
          </table:table-cell>
          <table:table-cell office:value-type="string" calcext:value-type="string">
            <text:p>se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70];[.N470];[.Q470];[.T470];[.W470])" office:value-type="float" office:value="0" calcext:value-type="float">
            <text:p>0</text:p>
          </table:table-cell>
          <table:table-cell table:style-name="ce19" table:formula="of:=SUM([.L470];[.O470];[.R470];[.U470];[.X470])" office:value-type="float" office:value="0" calcext:value-type="float">
            <text:p>0</text:p>
          </table:table-cell>
          <table:table-cell table:style-name="ce28" table:formula="of:=SUM([.M470];[.P470];[.S470];[.V470];[.Y47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7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7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7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7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7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0x1d4</text:p>
          </table:table-cell>
          <table:table-cell office:value-type="string" calcext:value-type="string">
            <text:p>se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71];[.N471];[.Q471];[.T471];[.W471])" office:value-type="float" office:value="241891" calcext:value-type="float">
            <text:p>241891</text:p>
          </table:table-cell>
          <table:table-cell table:style-name="ce19" table:formula="of:=SUM([.L471];[.O471];[.R471];[.U471];[.X471])" office:value-type="float" office:value="72036" calcext:value-type="float">
            <text:p>72036</text:p>
          </table:table-cell>
          <table:table-cell table:style-name="ce28" table:formula="of:=SUM([.M471];[.P471];[.S471];[.V471];[.Y471])" office:value-type="percentage" office:value="0.000677370422988763" calcext:value-type="percentage">
            <text:p>0.07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7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71]/[.N$518]" office:value-type="percentage" office:value="0" calcext:value-type="percentage">
            <text:p>0.00%</text:p>
          </table:table-cell>
          <table:table-cell office:value-type="float" office:value="241891" calcext:value-type="float">
            <text:p>241891</text:p>
          </table:table-cell>
          <table:table-cell office:value-type="float" office:value="72036" calcext:value-type="float">
            <text:p>72036</text:p>
          </table:table-cell>
          <table:table-cell table:style-name="ce42" table:formula="of:=[.Q471]/[.Q$518]" office:value-type="percentage" office:value="0.000677370422988763" calcext:value-type="percentage">
            <text:p>0.07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71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7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0x1d5</text:p>
          </table:table-cell>
          <table:table-cell office:value-type="string" calcext:value-type="string">
            <text:p>se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72];[.N472];[.Q472];[.T472];[.W472])" office:value-type="float" office:value="1206" calcext:value-type="float">
            <text:p>1206</text:p>
          </table:table-cell>
          <table:table-cell table:style-name="ce19" table:formula="of:=SUM([.L472];[.O472];[.R472];[.U472];[.X472])" office:value-type="float" office:value="345" calcext:value-type="float">
            <text:p>345</text:p>
          </table:table-cell>
          <table:table-cell table:style-name="ce28" table:formula="of:=SUM([.M472];[.P472];[.S472];[.V472];[.Y472])" office:value-type="percentage" office:value="0.00000337717703479852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7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72]/[.N$518]" office:value-type="percentage" office:value="0" calcext:value-type="percentage">
            <text:p>0.00%</text:p>
          </table:table-cell>
          <table:table-cell office:value-type="float" office:value="1206" calcext:value-type="float">
            <text:p>1206</text:p>
          </table:table-cell>
          <table:table-cell office:value-type="float" office:value="345" calcext:value-type="float">
            <text:p>345</text:p>
          </table:table-cell>
          <table:table-cell table:style-name="ce42" table:formula="of:=[.Q472]/[.Q$518]" office:value-type="percentage" office:value="0.0000033771770347985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7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7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0x1d6</text:p>
          </table:table-cell>
          <table:table-cell office:value-type="string" calcext:value-type="string">
            <text:p>set 3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473];[.N473];[.Q473];[.T473];[.W473])" office:value-type="float" office:value="1498" calcext:value-type="float">
            <text:p>1498</text:p>
          </table:table-cell>
          <table:table-cell table:style-name="ce19" table:formula="of:=SUM([.L473];[.O473];[.R473];[.U473];[.X473])" office:value-type="float" office:value="2315" calcext:value-type="float">
            <text:p>2315</text:p>
          </table:table-cell>
          <table:table-cell table:style-name="ce28" table:formula="of:=SUM([.M473];[.P473];[.S473];[.V473];[.Y473])" office:value-type="percentage" office:value="0.00000249391315335775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7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73]/[.N$518]" office:value-type="percentage" office:value="0" calcext:value-type="percentage">
            <text:p>0.00%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style-name="ce42" table:formula="of:=[.Q473]/[.Q$518]" office:value-type="percentage" office:value="0.0000000868096916075905" calcext:value-type="percentage">
            <text:p>0.00%</text:p>
          </table:table-cell>
          <table:table-cell office:value-type="float" office:value="1467" calcext:value-type="float">
            <text:p>1467</text:p>
          </table:table-cell>
          <table:table-cell office:value-type="float" office:value="2271" calcext:value-type="float">
            <text:p>2271</text:p>
          </table:table-cell>
          <table:table-cell table:style-name="ce42" table:formula="of:=[.T473]/[.T$518]" office:value-type="percentage" office:value="0.00000240710346175016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7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0x1d7</text:p>
          </table:table-cell>
          <table:table-cell office:value-type="string" calcext:value-type="string">
            <text:p>se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74];[.N474];[.Q474];[.T474];[.W474])" office:value-type="float" office:value="10312" calcext:value-type="float">
            <text:p>10312</text:p>
          </table:table-cell>
          <table:table-cell table:style-name="ce19" table:formula="of:=SUM([.L474];[.O474];[.R474];[.U474];[.X474])" office:value-type="float" office:value="2922" calcext:value-type="float">
            <text:p>2922</text:p>
          </table:table-cell>
          <table:table-cell table:style-name="ce28" table:formula="of:=SUM([.M474];[.P474];[.S474];[.V474];[.Y474])" office:value-type="percentage" office:value="0.0000288864045934431" calcext:value-type="percentage">
            <text:p>0.00%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42" table:formula="of:=[.K474]/[.$K$518]" office:value-type="percentage" office:value="0.0000000207819776030133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74]/[.N$518]" office:value-type="percentage" office:value="0" calcext:value-type="percentage">
            <text:p>0.00%</text:p>
          </table:table-cell>
          <table:table-cell office:value-type="float" office:value="10308" calcext:value-type="float">
            <text:p>10308</text:p>
          </table:table-cell>
          <table:table-cell office:value-type="float" office:value="2918" calcext:value-type="float">
            <text:p>2918</text:p>
          </table:table-cell>
          <table:table-cell table:style-name="ce42" table:formula="of:=[.Q474]/[.Q$518]" office:value-type="percentage" office:value="0.0000288656226158401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7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7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0x1d8</text:p>
          </table:table-cell>
          <table:table-cell office:value-type="string" calcext:value-type="string">
            <text:p>se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75];[.N475];[.Q475];[.T475];[.W475])" office:value-type="float" office:value="0" calcext:value-type="float">
            <text:p>0</text:p>
          </table:table-cell>
          <table:table-cell table:style-name="ce19" table:formula="of:=SUM([.L475];[.O475];[.R475];[.U475];[.X475])" office:value-type="float" office:value="0" calcext:value-type="float">
            <text:p>0</text:p>
          </table:table-cell>
          <table:table-cell table:style-name="ce28" table:formula="of:=SUM([.M475];[.P475];[.S475];[.V475];[.Y475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7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7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75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75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7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0x1d9</text:p>
          </table:table-cell>
          <table:table-cell office:value-type="string" calcext:value-type="string">
            <text:p>se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76];[.N476];[.Q476];[.T476];[.W476])" office:value-type="float" office:value="0" calcext:value-type="float">
            <text:p>0</text:p>
          </table:table-cell>
          <table:table-cell table:style-name="ce19" table:formula="of:=SUM([.L476];[.O476];[.R476];[.U476];[.X476])" office:value-type="float" office:value="0" calcext:value-type="float">
            <text:p>0</text:p>
          </table:table-cell>
          <table:table-cell table:style-name="ce28" table:formula="of:=SUM([.M476];[.P476];[.S476];[.V476];[.Y476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7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7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76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76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7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0x1da</text:p>
          </table:table-cell>
          <table:table-cell office:value-type="string" calcext:value-type="string">
            <text:p>se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77];[.N477];[.Q477];[.T477];[.W477])" office:value-type="float" office:value="0" calcext:value-type="float">
            <text:p>0</text:p>
          </table:table-cell>
          <table:table-cell table:style-name="ce19" table:formula="of:=SUM([.L477];[.O477];[.R477];[.U477];[.X477])" office:value-type="float" office:value="0" calcext:value-type="float">
            <text:p>0</text:p>
          </table:table-cell>
          <table:table-cell table:style-name="ce28" table:formula="of:=SUM([.M477];[.P477];[.S477];[.V477];[.Y477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7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7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77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77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7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0x1db</text:p>
          </table:table-cell>
          <table:table-cell office:value-type="string" calcext:value-type="string">
            <text:p>se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78];[.N478];[.Q478];[.T478];[.W478])" office:value-type="float" office:value="0" calcext:value-type="float">
            <text:p>0</text:p>
          </table:table-cell>
          <table:table-cell table:style-name="ce19" table:formula="of:=SUM([.L478];[.O478];[.R478];[.U478];[.X478])" office:value-type="float" office:value="0" calcext:value-type="float">
            <text:p>0</text:p>
          </table:table-cell>
          <table:table-cell table:style-name="ce28" table:formula="of:=SUM([.M478];[.P478];[.S478];[.V478];[.Y478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7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7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78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7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7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0x1dc</text:p>
          </table:table-cell>
          <table:table-cell office:value-type="string" calcext:value-type="string">
            <text:p>se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79];[.N479];[.Q479];[.T479];[.W479])" office:value-type="float" office:value="0" calcext:value-type="float">
            <text:p>0</text:p>
          </table:table-cell>
          <table:table-cell table:style-name="ce19" table:formula="of:=SUM([.L479];[.O479];[.R479];[.U479];[.X479])" office:value-type="float" office:value="0" calcext:value-type="float">
            <text:p>0</text:p>
          </table:table-cell>
          <table:table-cell table:style-name="ce28" table:formula="of:=SUM([.M479];[.P479];[.S479];[.V479];[.Y479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7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7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79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79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7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0x1dd</text:p>
          </table:table-cell>
          <table:table-cell office:value-type="string" calcext:value-type="string">
            <text:p>se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80];[.N480];[.Q480];[.T480];[.W480])" office:value-type="float" office:value="0" calcext:value-type="float">
            <text:p>0</text:p>
          </table:table-cell>
          <table:table-cell table:style-name="ce19" table:formula="of:=SUM([.L480];[.O480];[.R480];[.U480];[.X480])" office:value-type="float" office:value="0" calcext:value-type="float">
            <text:p>0</text:p>
          </table:table-cell>
          <table:table-cell table:style-name="ce28" table:formula="of:=SUM([.M480];[.P480];[.S480];[.V480];[.Y48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8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8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8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8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8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0x1de</text:p>
          </table:table-cell>
          <table:table-cell office:value-type="string" calcext:value-type="string">
            <text:p>set 4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481];[.N481];[.Q481];[.T481];[.W481])" office:value-type="float" office:value="326" calcext:value-type="float">
            <text:p>326</text:p>
          </table:table-cell>
          <table:table-cell table:style-name="ce19" table:formula="of:=SUM([.L481];[.O481];[.R481];[.U481];[.X481])" office:value-type="float" office:value="546" calcext:value-type="float">
            <text:p>546</text:p>
          </table:table-cell>
          <table:table-cell table:style-name="ce28" table:formula="of:=SUM([.M481];[.P481];[.S481];[.V481];[.Y481])" office:value-type="percentage" office:value="0.000000882755473462876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8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81]/[.N$518]" office:value-type="percentage" office:value="0" calcext:value-type="percentage">
            <text:p>0.00%</text:p>
          </table:table-cell>
          <table:table-cell office:value-type="float" office:value="300" calcext:value-type="float">
            <text:p>300</text:p>
          </table:table-cell>
          <table:table-cell office:value-type="float" office:value="510" calcext:value-type="float">
            <text:p>510</text:p>
          </table:table-cell>
          <table:table-cell table:style-name="ce42" table:formula="of:=[.Q481]/[.Q$518]" office:value-type="percentage" office:value="0.000000840093789750875" calcext:value-type="percentage">
            <text:p>0.00%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42" table:formula="of:=[.T481]/[.T$518]" office:value-type="percentage" office:value="0.0000000426616837120002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8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0x1df</text:p>
          </table:table-cell>
          <table:table-cell office:value-type="string" calcext:value-type="string">
            <text:p>se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82];[.N482];[.Q482];[.T482];[.W482])" office:value-type="float" office:value="9050" calcext:value-type="float">
            <text:p>9050</text:p>
          </table:table-cell>
          <table:table-cell table:style-name="ce19" table:formula="of:=SUM([.L482];[.O482];[.R482];[.U482];[.X482])" office:value-type="float" office:value="3425" calcext:value-type="float">
            <text:p>3425</text:p>
          </table:table-cell>
          <table:table-cell table:style-name="ce28" table:formula="of:=SUM([.M482];[.P482];[.S482];[.V482];[.Y482])" office:value-type="percentage" office:value="0.000105242136097563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8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82]/[.N$518]"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2" table:formula="of:=[.Q482]/[.Q$518]" office:value-type="percentage" office:value="0.000000011201250530011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82]/[.T$518]" office:value-type="percentage" office:value="0" calcext:value-type="percentage">
            <text:p>0.00%</text:p>
          </table:table-cell>
          <table:table-cell office:value-type="float" office:value="9046" calcext:value-type="float">
            <text:p>9046</text:p>
          </table:table-cell>
          <table:table-cell office:value-type="float" office:value="3423" calcext:value-type="float">
            <text:p>3423</text:p>
          </table:table-cell>
          <table:table-cell table:style-name="ce42" table:formula="of:=[.W482]/[.W$518]" office:value-type="percentage" office:value="0.000105230934847033" calcext:value-type="percentage">
            <text:p>0.01%</text:p>
          </table:table-cell>
          <table:table-cell table:style-name="ce1" table:number-columns-repeated="99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0x1e0</text:p>
          </table:table-cell>
          <table:table-cell office:value-type="string" calcext:value-type="string">
            <text:p>se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83];[.N483];[.Q483];[.T483];[.W483])" office:value-type="float" office:value="0" calcext:value-type="float">
            <text:p>0</text:p>
          </table:table-cell>
          <table:table-cell table:style-name="ce19" table:formula="of:=SUM([.L483];[.O483];[.R483];[.U483];[.X483])" office:value-type="float" office:value="0" calcext:value-type="float">
            <text:p>0</text:p>
          </table:table-cell>
          <table:table-cell table:style-name="ce28" table:formula="of:=SUM([.M483];[.P483];[.S483];[.V483];[.Y483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8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8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83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83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8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0x1e1</text:p>
          </table:table-cell>
          <table:table-cell office:value-type="string" calcext:value-type="string">
            <text:p>se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84];[.N484];[.Q484];[.T484];[.W484])" office:value-type="float" office:value="0" calcext:value-type="float">
            <text:p>0</text:p>
          </table:table-cell>
          <table:table-cell table:style-name="ce19" table:formula="of:=SUM([.L484];[.O484];[.R484];[.U484];[.X484])" office:value-type="float" office:value="0" calcext:value-type="float">
            <text:p>0</text:p>
          </table:table-cell>
          <table:table-cell table:style-name="ce28" table:formula="of:=SUM([.M484];[.P484];[.S484];[.V484];[.Y48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8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8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8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8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8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0x1e2</text:p>
          </table:table-cell>
          <table:table-cell office:value-type="string" calcext:value-type="string">
            <text:p>se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85];[.N485];[.Q485];[.T485];[.W485])" office:value-type="float" office:value="83" calcext:value-type="float">
            <text:p>83</text:p>
          </table:table-cell>
          <table:table-cell table:style-name="ce19" table:formula="of:=SUM([.L485];[.O485];[.R485];[.U485];[.X485])" office:value-type="float" office:value="19" calcext:value-type="float">
            <text:p>19</text:p>
          </table:table-cell>
          <table:table-cell table:style-name="ce28" table:formula="of:=SUM([.M485];[.P485];[.S485];[.V485];[.Y485])" office:value-type="percentage" office:value="0.000000136189221080616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8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8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85]/[.Q$518]" office:value-type="percentage" office:value="0" calcext:value-type="percentage">
            <text:p>0.00%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table:style-name="ce42" table:formula="of:=[.T485]/[.T$518]" office:value-type="percentage" office:value="0.000000136189221080616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8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0x1e3</text:p>
          </table:table-cell>
          <table:table-cell office:value-type="string" calcext:value-type="string">
            <text:p>se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86];[.N486];[.Q486];[.T486];[.W486])" office:value-type="float" office:value="0" calcext:value-type="float">
            <text:p>0</text:p>
          </table:table-cell>
          <table:table-cell table:style-name="ce19" table:formula="of:=SUM([.L486];[.O486];[.R486];[.U486];[.X486])" office:value-type="float" office:value="0" calcext:value-type="float">
            <text:p>0</text:p>
          </table:table-cell>
          <table:table-cell table:style-name="ce28" table:formula="of:=SUM([.M486];[.P486];[.S486];[.V486];[.Y486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8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8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86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86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8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0x1e4</text:p>
          </table:table-cell>
          <table:table-cell office:value-type="string" calcext:value-type="string">
            <text:p>se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87];[.N487];[.Q487];[.T487];[.W487])" office:value-type="float" office:value="0" calcext:value-type="float">
            <text:p>0</text:p>
          </table:table-cell>
          <table:table-cell table:style-name="ce19" table:formula="of:=SUM([.L487];[.O487];[.R487];[.U487];[.X487])" office:value-type="float" office:value="0" calcext:value-type="float">
            <text:p>0</text:p>
          </table:table-cell>
          <table:table-cell table:style-name="ce28" table:formula="of:=SUM([.M487];[.P487];[.S487];[.V487];[.Y487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8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8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87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87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8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0x1e5</text:p>
          </table:table-cell>
          <table:table-cell office:value-type="string" calcext:value-type="string">
            <text:p>se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88];[.N488];[.Q488];[.T488];[.W488])" office:value-type="float" office:value="0" calcext:value-type="float">
            <text:p>0</text:p>
          </table:table-cell>
          <table:table-cell table:style-name="ce19" table:formula="of:=SUM([.L488];[.O488];[.R488];[.U488];[.X488])" office:value-type="float" office:value="0" calcext:value-type="float">
            <text:p>0</text:p>
          </table:table-cell>
          <table:table-cell table:style-name="ce28" table:formula="of:=SUM([.M488];[.P488];[.S488];[.V488];[.Y488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8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8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88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8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8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0x1e6</text:p>
          </table:table-cell>
          <table:table-cell office:value-type="string" calcext:value-type="string">
            <text:p>set 5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489];[.N489];[.Q489];[.T489];[.W489])" office:value-type="float" office:value="156035" calcext:value-type="float">
            <text:p>156035</text:p>
          </table:table-cell>
          <table:table-cell table:style-name="ce19" table:formula="of:=SUM([.L489];[.O489];[.R489];[.U489];[.X489])" office:value-type="float" office:value="193822" calcext:value-type="float">
            <text:p>193822</text:p>
          </table:table-cell>
          <table:table-cell table:style-name="ce28" table:formula="of:=SUM([.M489];[.P489];[.S489];[.V489];[.Y489])" office:value-type="percentage" office:value="0.000256027531461613" calcext:value-type="percentage">
            <text:p>0.03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8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8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89]/[.Q$518]" office:value-type="percentage" office:value="0" calcext:value-type="percentage">
            <text:p>0.00%</text:p>
          </table:table-cell>
          <table:table-cell office:value-type="float" office:value="156035" calcext:value-type="float">
            <text:p>156035</text:p>
          </table:table-cell>
          <table:table-cell office:value-type="float" office:value="193822" calcext:value-type="float">
            <text:p>193822</text:p>
          </table:table-cell>
          <table:table-cell table:style-name="ce42" table:formula="of:=[.T489]/[.T$518]" office:value-type="percentage" office:value="0.000256027531461613" calcext:value-type="percentage">
            <text:p>0.0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8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0x1e7</text:p>
          </table:table-cell>
          <table:table-cell office:value-type="string" calcext:value-type="string">
            <text:p>se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90];[.N490];[.Q490];[.T490];[.W490])" office:value-type="float" office:value="15174" calcext:value-type="float">
            <text:p>15174</text:p>
          </table:table-cell>
          <table:table-cell table:style-name="ce19" table:formula="of:=SUM([.L490];[.O490];[.R490];[.U490];[.X490])" office:value-type="float" office:value="4173" calcext:value-type="float">
            <text:p>4173</text:p>
          </table:table-cell>
          <table:table-cell table:style-name="ce28" table:formula="of:=SUM([.M490];[.P490];[.S490];[.V490];[.Y490])" office:value-type="percentage" office:value="0.0000249049718197804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9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90]/[.N$518]"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2" table:formula="of:=[.Q490]/[.Q$518]" office:value-type="percentage" office:value="0.0000000168018757950175" calcext:value-type="percentage">
            <text:p>0.00%</text:p>
          </table:table-cell>
          <table:table-cell office:value-type="float" office:value="15168" calcext:value-type="float">
            <text:p>15168</text:p>
          </table:table-cell>
          <table:table-cell office:value-type="float" office:value="4172" calcext:value-type="float">
            <text:p>4172</text:p>
          </table:table-cell>
          <table:table-cell table:style-name="ce42" table:formula="of:=[.T490]/[.T$518]" office:value-type="percentage" office:value="0.0000248881699439853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9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0x1e8</text:p>
          </table:table-cell>
          <table:table-cell office:value-type="string" calcext:value-type="string">
            <text:p>se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91];[.N491];[.Q491];[.T491];[.W491])" office:value-type="float" office:value="0" calcext:value-type="float">
            <text:p>0</text:p>
          </table:table-cell>
          <table:table-cell table:style-name="ce19" table:formula="of:=SUM([.L491];[.O491];[.R491];[.U491];[.X491])" office:value-type="float" office:value="0" calcext:value-type="float">
            <text:p>0</text:p>
          </table:table-cell>
          <table:table-cell table:style-name="ce28" table:formula="of:=SUM([.M491];[.P491];[.S491];[.V491];[.Y491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9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9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91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91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9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0x1e9</text:p>
          </table:table-cell>
          <table:table-cell office:value-type="string" calcext:value-type="string">
            <text:p>se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92];[.N492];[.Q492];[.T492];[.W492])" office:value-type="float" office:value="0" calcext:value-type="float">
            <text:p>0</text:p>
          </table:table-cell>
          <table:table-cell table:style-name="ce19" table:formula="of:=SUM([.L492];[.O492];[.R492];[.U492];[.X492])" office:value-type="float" office:value="0" calcext:value-type="float">
            <text:p>0</text:p>
          </table:table-cell>
          <table:table-cell table:style-name="ce28" table:formula="of:=SUM([.M492];[.P492];[.S492];[.V492];[.Y49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9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9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9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9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9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0x1ea</text:p>
          </table:table-cell>
          <table:table-cell office:value-type="string" calcext:value-type="string">
            <text:p>se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93];[.N493];[.Q493];[.T493];[.W493])" office:value-type="float" office:value="0" calcext:value-type="float">
            <text:p>0</text:p>
          </table:table-cell>
          <table:table-cell table:style-name="ce19" table:formula="of:=SUM([.L493];[.O493];[.R493];[.U493];[.X493])" office:value-type="float" office:value="0" calcext:value-type="float">
            <text:p>0</text:p>
          </table:table-cell>
          <table:table-cell table:style-name="ce28" table:formula="of:=SUM([.M493];[.P493];[.S493];[.V493];[.Y493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9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9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93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93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93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0x1eb</text:p>
          </table:table-cell>
          <table:table-cell office:value-type="string" calcext:value-type="string">
            <text:p>se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94];[.N494];[.Q494];[.T494];[.W494])" office:value-type="float" office:value="0" calcext:value-type="float">
            <text:p>0</text:p>
          </table:table-cell>
          <table:table-cell table:style-name="ce19" table:formula="of:=SUM([.L494];[.O494];[.R494];[.U494];[.X494])" office:value-type="float" office:value="0" calcext:value-type="float">
            <text:p>0</text:p>
          </table:table-cell>
          <table:table-cell table:style-name="ce28" table:formula="of:=SUM([.M494];[.P494];[.S494];[.V494];[.Y49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9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9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9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9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9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0x1ec</text:p>
          </table:table-cell>
          <table:table-cell office:value-type="string" calcext:value-type="string">
            <text:p>se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95];[.N495];[.Q495];[.T495];[.W495])" office:value-type="float" office:value="0" calcext:value-type="float">
            <text:p>0</text:p>
          </table:table-cell>
          <table:table-cell table:style-name="ce19" table:formula="of:=SUM([.L495];[.O495];[.R495];[.U495];[.X495])" office:value-type="float" office:value="0" calcext:value-type="float">
            <text:p>0</text:p>
          </table:table-cell>
          <table:table-cell table:style-name="ce28" table:formula="of:=SUM([.M495];[.P495];[.S495];[.V495];[.Y495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9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9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95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95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95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0x1ed</text:p>
          </table:table-cell>
          <table:table-cell office:value-type="string" calcext:value-type="string">
            <text:p>se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96];[.N496];[.Q496];[.T496];[.W496])" office:value-type="float" office:value="0" calcext:value-type="float">
            <text:p>0</text:p>
          </table:table-cell>
          <table:table-cell table:style-name="ce19" table:formula="of:=SUM([.L496];[.O496];[.R496];[.U496];[.X496])" office:value-type="float" office:value="0" calcext:value-type="float">
            <text:p>0</text:p>
          </table:table-cell>
          <table:table-cell table:style-name="ce28" table:formula="of:=SUM([.M496];[.P496];[.S496];[.V496];[.Y496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9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96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96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96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496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0x1ee</text:p>
          </table:table-cell>
          <table:table-cell office:value-type="string" calcext:value-type="string">
            <text:p>set 6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497];[.N497];[.Q497];[.T497];[.W497])" office:value-type="float" office:value="35390" calcext:value-type="float">
            <text:p>35390</text:p>
          </table:table-cell>
          <table:table-cell table:style-name="ce19" table:formula="of:=SUM([.L497];[.O497];[.R497];[.U497];[.X497])" office:value-type="float" office:value="57401" calcext:value-type="float">
            <text:p>57401</text:p>
          </table:table-cell>
          <table:table-cell table:style-name="ce28" table:formula="of:=SUM([.M497];[.P497];[.S497];[.V497];[.Y497])" office:value-type="percentage" office:value="0.000089157892744488" calcext:value-type="percentage">
            <text:p>0.01%</text:p>
          </table:table-cell>
          <table:table-cell table:style-name="ce1" office:value-type="float" office:value="8715" calcext:value-type="float">
            <text:p>8715</text:p>
          </table:table-cell>
          <table:table-cell table:style-name="ce1" office:value-type="float" office:value="18445" calcext:value-type="float">
            <text:p>18445</text:p>
          </table:table-cell>
          <table:table-cell table:style-name="ce42" table:formula="of:=[.K497]/[.$K$518]" office:value-type="percentage" office:value="0.0000452787337025653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9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97]/[.Q$518]" office:value-type="percentage" office:value="0" calcext:value-type="percentage">
            <text:p>0.00%</text:p>
          </table:table-cell>
          <table:table-cell office:value-type="float" office:value="26664" calcext:value-type="float">
            <text:p>26664</text:p>
          </table:table-cell>
          <table:table-cell office:value-type="float" office:value="38935" calcext:value-type="float">
            <text:p>38935</text:p>
          </table:table-cell>
          <table:table-cell table:style-name="ce42" table:formula="of:=[.T497]/[.T$518]" office:value-type="percentage" office:value="0.0000437511974806451" calcext:value-type="percentage">
            <text:p>0.00%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42" table:formula="of:=[.W497]/[.W$518]" office:value-type="percentage" office:value="0.000000127961561277622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0x1ef</text:p>
          </table:table-cell>
          <table:table-cell office:value-type="string" calcext:value-type="string">
            <text:p>se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98];[.N498];[.Q498];[.T498];[.W498])" office:value-type="float" office:value="3765" calcext:value-type="float">
            <text:p>3765</text:p>
          </table:table-cell>
          <table:table-cell table:style-name="ce19" table:formula="of:=SUM([.L498];[.O498];[.R498];[.U498];[.X498])" office:value-type="float" office:value="1360" calcext:value-type="float">
            <text:p>1360</text:p>
          </table:table-cell>
          <table:table-cell table:style-name="ce28" table:formula="of:=SUM([.M498];[.P498];[.S498];[.V498];[.Y498])" office:value-type="percentage" office:value="0.00000592515222736172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98]/[.$K$518]" office:value-type="percentage" office:value="0" calcext:value-type="percentage">
            <text:p>0.00%</text:p>
          </table:table-cell>
          <table:table-cell office:value-type="float" office:value="3165" calcext:value-type="float">
            <text:p>3165</text:p>
          </table:table-cell>
          <table:table-cell office:value-type="float" office:value="1197" calcext:value-type="float">
            <text:p>1197</text:p>
          </table:table-cell>
          <table:table-cell table:style-name="ce42" table:formula="of:=[.N498]/[.N$518]" office:value-type="percentage" office:value="0.0000042008018649872" calcext:value-type="percentage">
            <text:p>0.00%</text:p>
          </table:table-cell>
          <table:table-cell office:value-type="float" office:value="595" calcext:value-type="float">
            <text:p>595</text:p>
          </table:table-cell>
          <table:table-cell office:value-type="float" office:value="162" calcext:value-type="float">
            <text:p>162</text:p>
          </table:table-cell>
          <table:table-cell table:style-name="ce42" table:formula="of:=[.Q498]/[.Q$518]" office:value-type="percentage" office:value="0.00000166618601633924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498]/[.T$518]" office:value-type="percentage" office:value="0" calcext:value-type="percentage">
            <text:p>0.00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2" table:formula="of:=[.W498]/[.W$518]" office:value-type="percentage" office:value="0.0000000581643460352826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0x1f0</text:p>
          </table:table-cell>
          <table:table-cell office:value-type="string" calcext:value-type="string">
            <text:p>se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499];[.N499];[.Q499];[.T499];[.W499])" office:value-type="float" office:value="18768" calcext:value-type="float">
            <text:p>18768</text:p>
          </table:table-cell>
          <table:table-cell table:style-name="ce19" table:formula="of:=SUM([.L499];[.O499];[.R499];[.U499];[.X499])" office:value-type="float" office:value="5085" calcext:value-type="float">
            <text:p>5085</text:p>
          </table:table-cell>
          <table:table-cell table:style-name="ce28" table:formula="of:=SUM([.M499];[.P499];[.S499];[.V499];[.Y499])" office:value-type="percentage" office:value="0.0000667664990893888" calcext:value-type="percentage">
            <text:p>0.01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49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49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499]/[.Q$518]" office:value-type="percentage" office:value="0" calcext:value-type="percentage">
            <text:p>0.00%</text:p>
          </table:table-cell>
          <table:table-cell office:value-type="float" office:value="15168" calcext:value-type="float">
            <text:p>15168</text:p>
          </table:table-cell>
          <table:table-cell office:value-type="float" office:value="4198" calcext:value-type="float">
            <text:p>4198</text:p>
          </table:table-cell>
          <table:table-cell table:style-name="ce42" table:formula="of:=[.T499]/[.T$518]" office:value-type="percentage" office:value="0.0000248881699439853" calcext:value-type="percentage">
            <text:p>0.00%</text:p>
          </table:table-cell>
          <table:table-cell office:value-type="float" office:value="3600" calcext:value-type="float">
            <text:p>3600</text:p>
          </table:table-cell>
          <table:table-cell office:value-type="float" office:value="887" calcext:value-type="float">
            <text:p>887</text:p>
          </table:table-cell>
          <table:table-cell table:style-name="ce42" table:formula="of:=[.W499]/[.W$518]" office:value-type="percentage" office:value="0.0000418783291454035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0x1f1</text:p>
          </table:table-cell>
          <table:table-cell office:value-type="string" calcext:value-type="string">
            <text:p>se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500];[.N500];[.Q500];[.T500];[.W500])" office:value-type="float" office:value="0" calcext:value-type="float">
            <text:p>0</text:p>
          </table:table-cell>
          <table:table-cell table:style-name="ce19" table:formula="of:=SUM([.L500];[.O500];[.R500];[.U500];[.X500])" office:value-type="float" office:value="0" calcext:value-type="float">
            <text:p>0</text:p>
          </table:table-cell>
          <table:table-cell table:style-name="ce28" table:formula="of:=SUM([.M500];[.P500];[.S500];[.V500];[.Y50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50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50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50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50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50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0x1f2</text:p>
          </table:table-cell>
          <table:table-cell office:value-type="string" calcext:value-type="string">
            <text:p>se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501];[.N501];[.Q501];[.T501];[.W501])" office:value-type="float" office:value="0" calcext:value-type="float">
            <text:p>0</text:p>
          </table:table-cell>
          <table:table-cell table:style-name="ce19" table:formula="of:=SUM([.L501];[.O501];[.R501];[.U501];[.X501])" office:value-type="float" office:value="0" calcext:value-type="float">
            <text:p>0</text:p>
          </table:table-cell>
          <table:table-cell table:style-name="ce28" table:formula="of:=SUM([.M501];[.P501];[.S501];[.V501];[.Y501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50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50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501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501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50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0x1f3</text:p>
          </table:table-cell>
          <table:table-cell office:value-type="string" calcext:value-type="string">
            <text:p>se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502];[.N502];[.Q502];[.T502];[.W502])" office:value-type="float" office:value="0" calcext:value-type="float">
            <text:p>0</text:p>
          </table:table-cell>
          <table:table-cell table:style-name="ce19" table:formula="of:=SUM([.L502];[.O502];[.R502];[.U502];[.X502])" office:value-type="float" office:value="0" calcext:value-type="float">
            <text:p>0</text:p>
          </table:table-cell>
          <table:table-cell table:style-name="ce28" table:formula="of:=SUM([.M502];[.P502];[.S502];[.V502];[.Y50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50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50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50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50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50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x1f4</text:p>
          </table:table-cell>
          <table:table-cell office:value-type="string" calcext:value-type="string">
            <text:p>se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503];[.N503];[.Q503];[.T503];[.W503])" office:value-type="float" office:value="1069" calcext:value-type="float">
            <text:p>1069</text:p>
          </table:table-cell>
          <table:table-cell table:style-name="ce19" table:formula="of:=SUM([.L503];[.O503];[.R503];[.U503];[.X503])" office:value-type="float" office:value="607" calcext:value-type="float">
            <text:p>607</text:p>
          </table:table-cell>
          <table:table-cell table:style-name="ce28" table:formula="of:=SUM([.M503];[.P503];[.S503];[.V503];[.Y503])" office:value-type="percentage" office:value="0.0000123855770062528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50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50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503]/[.Q$518]" office:value-type="percentage" office:value="0" calcext:value-type="percentage">
            <text:p>0.00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2" table:formula="of:=[.T503]/[.T$518]" office:value-type="percentage" office:value="0.00000000820416994461542" calcext:value-type="percentage">
            <text:p>0.00%</text:p>
          </table:table-cell>
          <table:table-cell office:value-type="float" office:value="1064" calcext:value-type="float">
            <text:p>1064</text:p>
          </table:table-cell>
          <table:table-cell office:value-type="float" office:value="606" calcext:value-type="float">
            <text:p>606</text:p>
          </table:table-cell>
          <table:table-cell table:style-name="ce42" table:formula="of:=[.W503]/[.W$518]" office:value-type="percentage" office:value="0.0000123773728363081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0x1f5</text:p>
          </table:table-cell>
          <table:table-cell office:value-type="string" calcext:value-type="string">
            <text:p>se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504];[.N504];[.Q504];[.T504];[.W504])" office:value-type="float" office:value="0" calcext:value-type="float">
            <text:p>0</text:p>
          </table:table-cell>
          <table:table-cell table:style-name="ce19" table:formula="of:=SUM([.L504];[.O504];[.R504];[.U504];[.X504])" office:value-type="float" office:value="0" calcext:value-type="float">
            <text:p>0</text:p>
          </table:table-cell>
          <table:table-cell table:style-name="ce28" table:formula="of:=SUM([.M504];[.P504];[.S504];[.V504];[.Y504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504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504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504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504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504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0x1f6</text:p>
          </table:table-cell>
          <table:table-cell office:value-type="string" calcext:value-type="string">
            <text:p>set 7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505];[.N505];[.Q505];[.T505];[.W505])" office:value-type="float" office:value="2636" calcext:value-type="float">
            <text:p>2636</text:p>
          </table:table-cell>
          <table:table-cell table:style-name="ce19" table:formula="of:=SUM([.L505];[.O505];[.R505];[.U505];[.X505])" office:value-type="float" office:value="3530" calcext:value-type="float">
            <text:p>3530</text:p>
          </table:table-cell>
          <table:table-cell table:style-name="ce28" table:formula="of:=SUM([.M505];[.P505];[.S505];[.V505];[.Y505])" office:value-type="percentage" office:value="0.00000590397995926633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505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505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505]/[.Q$518]" office:value-type="percentage" office:value="0" calcext:value-type="percentage">
            <text:p>0.00%</text:p>
          </table:table-cell>
          <table:table-cell office:value-type="float" office:value="2478" calcext:value-type="float">
            <text:p>2478</text:p>
          </table:table-cell>
          <table:table-cell office:value-type="float" office:value="3236" calcext:value-type="float">
            <text:p>3236</text:p>
          </table:table-cell>
          <table:table-cell table:style-name="ce42" table:formula="of:=[.T505]/[.T$518]" office:value-type="percentage" office:value="0.0000040659866245514" calcext:value-type="percentage">
            <text:p>0.00%</text:p>
          </table:table-cell>
          <table:table-cell office:value-type="float" office:value="158" calcext:value-type="float">
            <text:p>158</text:p>
          </table:table-cell>
          <table:table-cell office:value-type="float" office:value="294" calcext:value-type="float">
            <text:p>294</text:p>
          </table:table-cell>
          <table:table-cell table:style-name="ce42" table:formula="of:=[.W505]/[.W$518]" office:value-type="percentage" office:value="0.00000183799333471493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0x1f7</text:p>
          </table:table-cell>
          <table:table-cell office:value-type="string" calcext:value-type="string">
            <text:p>se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506];[.N506];[.Q506];[.T506];[.W506])" office:value-type="float" office:value="23" calcext:value-type="float">
            <text:p>23</text:p>
          </table:table-cell>
          <table:table-cell table:style-name="ce19" table:formula="of:=SUM([.L506];[.O506];[.R506];[.U506];[.X506])" office:value-type="float" office:value="6" calcext:value-type="float">
            <text:p>6</text:p>
          </table:table-cell>
          <table:table-cell table:style-name="ce28" table:formula="of:=SUM([.M506];[.P506];[.S506];[.V506];[.Y506])" office:value-type="percentage" office:value="0.000000117402529994889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506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506]/[.N$518]" office:value-type="percentage" office:value="0" calcext:value-type="percentage">
            <text:p>0.00%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42" table:formula="of:=[.Q506]/[.Q$518]" office:value-type="percentage" office:value="0.0000000476053147525496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506]/[.T$518]"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2" table:formula="of:=[.W506]/[.W$518]" office:value-type="percentage" office:value="0.0000000697972152423391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0x1f8</text:p>
          </table:table-cell>
          <table:table-cell office:value-type="string" calcext:value-type="string">
            <text:p>se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507];[.N507];[.Q507];[.T507];[.W507])" office:value-type="float" office:value="0" calcext:value-type="float">
            <text:p>0</text:p>
          </table:table-cell>
          <table:table-cell table:style-name="ce19" table:formula="of:=SUM([.L507];[.O507];[.R507];[.U507];[.X507])" office:value-type="float" office:value="0" calcext:value-type="float">
            <text:p>0</text:p>
          </table:table-cell>
          <table:table-cell table:style-name="ce28" table:formula="of:=SUM([.M507];[.P507];[.S507];[.V507];[.Y507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507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507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507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507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507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0x1f9</text:p>
          </table:table-cell>
          <table:table-cell office:value-type="string" calcext:value-type="string">
            <text:p>se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508];[.N508];[.Q508];[.T508];[.W508])" office:value-type="float" office:value="0" calcext:value-type="float">
            <text:p>0</text:p>
          </table:table-cell>
          <table:table-cell table:style-name="ce19" table:formula="of:=SUM([.L508];[.O508];[.R508];[.U508];[.X508])" office:value-type="float" office:value="0" calcext:value-type="float">
            <text:p>0</text:p>
          </table:table-cell>
          <table:table-cell table:style-name="ce28" table:formula="of:=SUM([.M508];[.P508];[.S508];[.V508];[.Y508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508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508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508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508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508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0x1fa</text:p>
          </table:table-cell>
          <table:table-cell office:value-type="string" calcext:value-type="string">
            <text:p>se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509];[.N509];[.Q509];[.T509];[.W509])" office:value-type="float" office:value="3239" calcext:value-type="float">
            <text:p>3239</text:p>
          </table:table-cell>
          <table:table-cell table:style-name="ce19" table:formula="of:=SUM([.L509];[.O509];[.R509];[.U509];[.X509])" office:value-type="float" office:value="1024" calcext:value-type="float">
            <text:p>1024</text:p>
          </table:table-cell>
          <table:table-cell table:style-name="ce28" table:formula="of:=SUM([.M509];[.P509];[.S509];[.V509];[.Y509])" office:value-type="percentage" office:value="0.00000531466129012187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509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509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509]/[.Q$518]" office:value-type="percentage" office:value="0" calcext:value-type="percentage">
            <text:p>0.00%</text:p>
          </table:table-cell>
          <table:table-cell office:value-type="float" office:value="3239" calcext:value-type="float">
            <text:p>3239</text:p>
          </table:table-cell>
          <table:table-cell office:value-type="float" office:value="1024" calcext:value-type="float">
            <text:p>1024</text:p>
          </table:table-cell>
          <table:table-cell table:style-name="ce42" table:formula="of:=[.T509]/[.T$518]" office:value-type="percentage" office:value="0.00000531466129012187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509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0x1fb</text:p>
          </table:table-cell>
          <table:table-cell office:value-type="string" calcext:value-type="string">
            <text:p>se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510];[.N510];[.Q510];[.T510];[.W510])" office:value-type="float" office:value="0" calcext:value-type="float">
            <text:p>0</text:p>
          </table:table-cell>
          <table:table-cell table:style-name="ce19" table:formula="of:=SUM([.L510];[.O510];[.R510];[.U510];[.X510])" office:value-type="float" office:value="0" calcext:value-type="float">
            <text:p>0</text:p>
          </table:table-cell>
          <table:table-cell table:style-name="ce28" table:formula="of:=SUM([.M510];[.P510];[.S510];[.V510];[.Y510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510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510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510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510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510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0x1fc</text:p>
          </table:table-cell>
          <table:table-cell office:value-type="string" calcext:value-type="string">
            <text:p>se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511];[.N511];[.Q511];[.T511];[.W511])" office:value-type="float" office:value="168" calcext:value-type="float">
            <text:p>168</text:p>
          </table:table-cell>
          <table:table-cell table:style-name="ce19" table:formula="of:=SUM([.L511];[.O511];[.R511];[.U511];[.X511])" office:value-type="float" office:value="73" calcext:value-type="float">
            <text:p>73</text:p>
          </table:table-cell>
          <table:table-cell table:style-name="ce28" table:formula="of:=SUM([.M511];[.P511];[.S511];[.V511];[.Y511])" office:value-type="percentage" office:value="0.000000275660110139078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511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511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511]/[.Q$518]" office:value-type="percentage" office:value="0" calcext:value-type="percentage">
            <text:p>0.00%</text:p>
          </table:table-cell>
          <table:table-cell office:value-type="float" office:value="168" calcext:value-type="float">
            <text:p>168</text:p>
          </table:table-cell>
          <table:table-cell office:value-type="float" office:value="73" calcext:value-type="float">
            <text:p>73</text:p>
          </table:table-cell>
          <table:table-cell table:style-name="ce42" table:formula="of:=[.T511]/[.T$518]" office:value-type="percentage" office:value="0.000000275660110139078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511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0x1fd</text:p>
          </table:table-cell>
          <table:table-cell office:value-type="string" calcext:value-type="string">
            <text:p>se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512];[.N512];[.Q512];[.T512];[.W512])" office:value-type="float" office:value="0" calcext:value-type="float">
            <text:p>0</text:p>
          </table:table-cell>
          <table:table-cell table:style-name="ce19" table:formula="of:=SUM([.L512];[.O512];[.R512];[.U512];[.X512])" office:value-type="float" office:value="0" calcext:value-type="float">
            <text:p>0</text:p>
          </table:table-cell>
          <table:table-cell table:style-name="ce28" table:formula="of:=SUM([.M512];[.P512];[.S512];[.V512];[.Y512])" office:value-type="percentage" office:value="0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512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512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512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512]/[.T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W512]/[.W$518]" office:value-type="percentage" office:value="0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0x1fe</text:p>
          </table:table-cell>
          <table:table-cell office:value-type="string" calcext:value-type="string">
            <text:p>set 8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9" table:formula="of:=SUM([.K513];[.N513];[.Q513];[.T513];[.W513])" office:value-type="float" office:value="156" calcext:value-type="float">
            <text:p>156</text:p>
          </table:table-cell>
          <table:table-cell table:style-name="ce19" table:formula="of:=SUM([.L513];[.O513];[.R513];[.U513];[.X513])" office:value-type="float" office:value="296" calcext:value-type="float">
            <text:p>296</text:p>
          </table:table-cell>
          <table:table-cell table:style-name="ce28" table:formula="of:=SUM([.M513];[.P513];[.S513];[.V513];[.Y513])" office:value-type="percentage" office:value="0.00000181472759630082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513]/[.$K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N513]/[.N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Q513]/[.Q$518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T513]/[.T$518]" office:value-type="percentage" office:value="0" calcext:value-type="percentage">
            <text:p>0.00%</text:p>
          </table:table-cell>
          <table:table-cell office:value-type="float" office:value="156" calcext:value-type="float">
            <text:p>156</text:p>
          </table:table-cell>
          <table:table-cell office:value-type="float" office:value="296" calcext:value-type="float">
            <text:p>296</text:p>
          </table:table-cell>
          <table:table-cell table:style-name="ce42" table:formula="of:=[.W513]/[.W$518]" office:value-type="percentage" office:value="0.00000181472759630082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0x1ff</text:p>
          </table:table-cell>
          <table:table-cell office:value-type="string" calcext:value-type="string">
            <text:p>se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table:formula="of:=SUM([.K514];[.N514];[.Q514];[.T514];[.W514])" office:value-type="float" office:value="14323" calcext:value-type="float">
            <text:p>14323</text:p>
          </table:table-cell>
          <table:table-cell table:style-name="ce19" table:formula="of:=SUM([.L514];[.O514];[.R514];[.U514];[.X514])" office:value-type="float" office:value="5165" calcext:value-type="float">
            <text:p>5165</text:p>
          </table:table-cell>
          <table:table-cell table:style-name="ce28" table:formula="of:=SUM([.M514];[.P514];[.S514];[.V514];[.Y514])" office:value-type="percentage" office:value="0.0000195514606250919" calcext:value-type="percentage">
            <text:p>0.00%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2" table:formula="of:=[.K514]/[.K$518]" office:value-type="percentage" office:value="0" calcext:value-type="percentage">
            <text:p>0.00%</text:p>
          </table:table-cell>
          <table:table-cell office:value-type="float" office:value="14014" calcext:value-type="float">
            <text:p>14014</text:p>
          </table:table-cell>
          <table:table-cell office:value-type="float" office:value="5086" calcext:value-type="float">
            <text:p>5086</text:p>
          </table:table-cell>
          <table:table-cell table:style-name="ce42" table:formula="of:=[.N514]/[.N$518]" office:value-type="percentage" office:value="0.0000186003277522688" calcext:value-type="percentage">
            <text:p>0.00%</text:p>
          </table:table-cell>
          <table:table-cell office:value-type="float" office:value="271" calcext:value-type="float">
            <text:p>271</text:p>
          </table:table-cell>
          <table:table-cell office:value-type="float" office:value="73" calcext:value-type="float">
            <text:p>73</text:p>
          </table:table-cell>
          <table:table-cell table:style-name="ce42" table:formula="of:=[.Q514]/[.Q$518]" office:value-type="percentage" office:value="0.000000758884723408291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2" table:formula="of:=[.T514]/[.T$518]" office:value-type="percentage" office:value="0.0000000410208497230771" calcext:value-type="percentage">
            <text:p>0.00%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42" table:formula="of:=[.W514]/[.W$518]" office:value-type="percentage" office:value="0.000000151227299691735" calcext:value-type="percentage">
            <text:p>0.00%</text:p>
          </table:table-cell>
          <table:table-cell table:style-name="ce1" table:number-columns-repeated="999"/>
        </table:table-row>
        <table:table-row table:style-name="ro1">
          <table:table-cell table:number-columns-repeated="7"/>
          <table:table-cell table:style-name="ce20"/>
          <table:table-cell table:style-name="ce26" table:number-columns-repeated="2"/>
          <table:table-cell table:style-name="ce33"/>
          <table:table-cell table:style-name="ce1" table:number-columns-repeated="1013"/>
        </table:table-row>
        <table:table-row table:style-name="ro1">
          <table:table-cell/>
          <table:table-cell table:style-name="ce5"/>
          <table:table-cell table:style-name="ce11"/>
          <table:table-cell table:style-name="ce6" table:number-columns-repeated="4"/>
          <table:table-cell table:style-name="ce18" office:value-type="string" calcext:value-type="string">
            <text:p><text:s/>Usage </text:p>
          </table:table-cell>
          <table:table-cell table:style-name="ce25" office:value-type="string" calcext:value-type="string">
            <text:p><text:s/>Time</text:p>
          </table:table-cell>
          <table:table-cell table:style-name="ce25" office:value-type="string" calcext:value-type="string">
            <text:p>Percentage</text:p>
          </table:table-cell>
          <table:table-cell table:style-name="ce34"/>
          <table:table-cell table:style-name="ce8" table:number-columns-repeated="3"/>
          <table:table-cell table:style-name="ce34"/>
          <table:table-cell table:style-name="ce8" table:number-columns-repeated="3"/>
          <table:table-cell table:style-name="ce1" table:number-columns-repeated="1006"/>
        </table:table-row>
        <table:table-row table:style-name="ro1">
          <table:table-cell/>
          <table:table-cell table:style-name="ce6" table:number-columns-repeated="6"/>
          <table:table-cell table:number-columns-repeated="2" table:style-name="ce15" office:value-type="string" calcext:value-type="string">
            <text:p>TOTAL</text:p>
          </table:table-cell>
          <table:table-cell table:style-name="ce15" office:value-type="string" calcext:value-type="string">
            <text:p>AVERAGE</text:p>
          </table:table-cell>
          <table:table-cell table:style-name="ce35" office:value-type="string" calcext:value-type="string" table:number-columns-spanned="2" table:number-rows-spanned="1">
            <text:p>total</text:p>
          </table:table-cell>
          <table:covered-table-cell table:style-name="ce8"/>
          <table:table-cell table:style-name="ce11" office:value-type="string" calcext:value-type="string">
            <text:p>percentage</text:p>
          </table:table-cell>
          <table:table-cell table:style-name="ce35" office:value-type="string" calcext:value-type="string" table:number-columns-spanned="2" table:number-rows-spanned="1">
            <text:p>total</text:p>
          </table:table-cell>
          <table:covered-table-cell table:style-name="ce8"/>
          <table:table-cell table:style-name="ce11" office:value-type="string" calcext:value-type="string">
            <text:p>percentage</text:p>
          </table:table-cell>
          <table:table-cell table:style-name="ce35" office:value-type="string" calcext:value-type="string" table:number-columns-spanned="2" table:number-rows-spanned="1">
            <text:p>total</text:p>
          </table:table-cell>
          <table:covered-table-cell table:style-name="ce8"/>
          <table:table-cell table:style-name="ce11" office:value-type="string" calcext:value-type="string">
            <text:p>percentage</text:p>
          </table:table-cell>
          <table:table-cell table:style-name="ce1" table:number-columns-repeated="1005"/>
        </table:table-row>
        <table:table-row table:style-name="ro1">
          <table:table-cell/>
          <table:table-cell table:style-name="ce7" table:number-columns-repeated="4"/>
          <table:table-cell table:style-name="ce15"/>
          <table:table-cell table:style-name="ce16" office:value-type="string" calcext:value-type="string">
            <text:p>Instructions </text:p>
          </table:table-cell>
          <table:table-cell table:style-name="ce21" table:formula="of:=SUM([.H3:.H517])" office:value-type="float" office:value="1998414524" calcext:value-type="float">
            <text:p>1998 414 524</text:p>
          </table:table-cell>
          <table:table-cell table:style-name="ce21" table:formula="of:=SUM([.I3:.I517])" office:value-type="float" office:value="1064228570" calcext:value-type="float">
            <text:p>1064 228 570</text:p>
          </table:table-cell>
          <table:table-cell table:style-name="ce29" table:formula="of:=AVERAGE([.M518];[.P518];[.S518];[.V518];[.Y518])" office:value-type="percentage" office:value="1" calcext:value-type="percentage">
            <text:p>100.00%</text:p>
          </table:table-cell>
          <table:table-cell table:style-name="ce36" table:formula="of:=SUM([.K3:.K517])" office:value-type="float" office:value="192474464" calcext:value-type="float">
            <text:p>192 474 464</text:p>
          </table:table-cell>
          <table:table-cell table:style-name="ce40" table:formula="of:=SUM([.L3:.L517])" office:value-type="float" office:value="134205148" calcext:value-type="float">
            <text:p>134 205 148</text:p>
          </table:table-cell>
          <table:table-cell table:style-name="ce43" table:formula="of:=SUM([.M3:.M514])" office:value-type="percentage" office:value="1" calcext:value-type="percentage">
            <text:p>100.00%</text:p>
          </table:table-cell>
          <table:table-cell table:style-name="ce36" table:formula="of:=SUM([.N3:.N517])" office:value-type="float" office:value="753427584" calcext:value-type="float">
            <text:p>753 427 584</text:p>
          </table:table-cell>
          <table:table-cell table:style-name="ce40" table:formula="of:=SUM([.O3:.O517])" office:value-type="float" office:value="395659874" calcext:value-type="float">
            <text:p>395 659 874</text:p>
          </table:table-cell>
          <table:table-cell table:style-name="ce43" table:formula="of:=SUM([.P3:.P514])" office:value-type="percentage" office:value="1" calcext:value-type="percentage">
            <text:p>100.00%</text:p>
          </table:table-cell>
          <table:table-cell table:style-name="ce36" table:formula="of:=SUM([.Q3:.Q517])" office:value-type="float" office:value="357102985" calcext:value-type="float">
            <text:p>357 102 985</text:p>
          </table:table-cell>
          <table:table-cell table:style-name="ce40" table:formula="of:=SUM([.R3:.R517])" office:value-type="float" office:value="188728317" calcext:value-type="float">
            <text:p>188 728 317</text:p>
          </table:table-cell>
          <table:table-cell table:style-name="ce43" table:formula="of:=SUM([.S3:.S514])" office:value-type="percentage" office:value="1" calcext:value-type="percentage">
            <text:p>100.00%</text:p>
          </table:table-cell>
          <table:table-cell table:style-name="ce36" table:formula="of:=SUM([.T3:.T517])" office:value-type="float" office:value="609446176" calcext:value-type="float">
            <text:p>609 446 176</text:p>
          </table:table-cell>
          <table:table-cell table:style-name="ce40" table:formula="of:=SUM([.U3:.U517])" office:value-type="float" office:value="305103637" calcext:value-type="float">
            <text:p>305 103 637</text:p>
          </table:table-cell>
          <table:table-cell table:style-name="ce43" table:formula="of:=SUM([.V3:.V514])" office:value-type="percentage" office:value="1" calcext:value-type="percentage">
            <text:p>100.00%</text:p>
          </table:table-cell>
          <table:table-cell table:style-name="ce36" table:formula="of:=SUM([.W3:.W517])" office:value-type="float" office:value="85963315" calcext:value-type="float">
            <text:p>85 963 315</text:p>
          </table:table-cell>
          <table:table-cell table:style-name="ce40" table:formula="of:=SUM([.X3:.X517])" office:value-type="float" office:value="40531594" calcext:value-type="float">
            <text:p>40 531 594</text:p>
          </table:table-cell>
          <table:table-cell table:style-name="ce43" table:formula="of:=SUM([.Y3:.Y514])" office:value-type="percentage" office:value="1" calcext:value-type="percentage">
            <text:p>100.00%</text:p>
          </table:table-cell>
          <table:table-cell table:style-name="ce1" table:number-columns-repeated="999"/>
        </table:table-row>
        <table:table-row table:style-name="ro1">
          <table:table-cell/>
          <table:table-cell table:style-name="ce7" table:number-columns-repeated="4"/>
          <table:table-cell table:style-name="ce15"/>
          <table:table-cell table:style-name="ce16" office:value-type="string" calcext:value-type="string">
            <text:p>with DELAY </text:p>
          </table:table-cell>
          <table:table-cell table:style-name="ce21" table:formula="of:=SUMIF([.$D3:.$D514];&quot;Y&quot;;[.H3:.H514])" office:value-type="float" office:value="528158445" calcext:value-type="float">
            <text:p>528 158 445</text:p>
          </table:table-cell>
          <table:table-cell table:style-name="ce21" table:formula="of:=SUMIF([.$D3:.$D514];&quot;Y&quot;;[.I3:.I514])" office:value-type="float" office:value="627050357" calcext:value-type="float">
            <text:p>627 050 357</text:p>
          </table:table-cell>
          <table:table-cell table:style-name="ce29" table:formula="of:=AVERAGE([.M519];[.P519];[.S519];[.V519];[.Y519])" office:value-type="percentage" office:value="0.246623981404355" calcext:value-type="percentage">
            <text:p>24.66%</text:p>
          </table:table-cell>
          <table:table-cell table:style-name="ce36" table:formula="of:=SUMIF([.$D3:.$D514];&quot;Y&quot;;[.K3:.K514])" office:value-type="float" office:value="62717275" calcext:value-type="float">
            <text:p>62 717 275</text:p>
          </table:table-cell>
          <table:table-cell table:style-name="ce40" table:formula="of:=SUMIF([.$D3:.$D514];&quot;Y&quot;;[.L3:.L514])" office:value-type="float" office:value="88480087" calcext:value-type="float">
            <text:p>88 480 087</text:p>
          </table:table-cell>
          <table:table-cell table:style-name="ce43" table:formula="of:=[.K519]/[.K$518]" office:value-type="percentage" office:value="0.325847251093007" calcext:value-type="percentage">
            <text:p>32.58%</text:p>
          </table:table-cell>
          <table:table-cell table:style-name="ce36" table:formula="of:=SUMIF([.$D3:.$D514];&quot;Y&quot;;[.N3:.N514])" office:value-type="float" office:value="197096933" calcext:value-type="float">
            <text:p>197 096 933</text:p>
          </table:table-cell>
          <table:table-cell table:style-name="ce40" table:formula="of:=SUMIF([.$D3:.$D514];&quot;Y&quot;;[.O3:.O514])" office:value-type="float" office:value="231525161" calcext:value-type="float">
            <text:p>231 525 161</text:p>
          </table:table-cell>
          <table:table-cell table:style-name="ce43" table:formula="of:=[.N519]/[.N$518]" office:value-type="percentage" office:value="0.261600367687095" calcext:value-type="percentage">
            <text:p>26.16%</text:p>
          </table:table-cell>
          <table:table-cell table:style-name="ce36" table:formula="of:=SUMIF([.$D3:.$D514];&quot;Y&quot;;[.Q3:.Q514])" office:value-type="float" office:value="103447306" calcext:value-type="float">
            <text:p>103 447 306</text:p>
          </table:table-cell>
          <table:table-cell table:style-name="ce40" table:formula="of:=SUMIF([.$D3:.$D514];&quot;Y&quot;;[.R3:.R514])" office:value-type="float" office:value="116647939" calcext:value-type="float">
            <text:p>116 647 939</text:p>
          </table:table-cell>
          <table:table-cell table:style-name="ce43" table:formula="of:=[.Q519]/[.Q$518]" office:value-type="percentage" office:value="0.289684797790195" calcext:value-type="percentage">
            <text:p>28.97%</text:p>
          </table:table-cell>
          <table:table-cell table:style-name="ce36" table:formula="of:=SUMIF([.$D3:.$D514];&quot;Y&quot;;[.T3:.T514])" office:value-type="float" office:value="156348222" calcext:value-type="float">
            <text:p>156 348 222</text:p>
          </table:table-cell>
          <table:table-cell table:style-name="ce40" table:formula="of:=SUMIF([.$D3:.$D514];&quot;Y&quot;;[.U3:.U514])" office:value-type="float" office:value="177576602" calcext:value-type="float">
            <text:p>177 576 602</text:p>
          </table:table-cell>
          <table:table-cell table:style-name="ce43" table:formula="of:=[.T519]/[.T$518]" office:value-type="percentage" office:value="0.256541476765292" calcext:value-type="percentage">
            <text:p>25.65%</text:p>
          </table:table-cell>
          <table:table-cell table:style-name="ce36" table:formula="of:=SUMIF([.$D3:.$D514];&quot;Y&quot;;[.W3:.W514])" office:value-type="float" office:value="8548709" calcext:value-type="float">
            <text:p>8 548 709</text:p>
          </table:table-cell>
          <table:table-cell table:style-name="ce40" table:formula="of:=SUMIF([.$D3:.$D514];&quot;Y&quot;;[.X3:.X514])" office:value-type="float" office:value="12820568" calcext:value-type="float">
            <text:p>12 820 568</text:p>
          </table:table-cell>
          <table:table-cell table:style-name="ce43" table:formula="of:=[.W519]/[.W$518]" office:value-type="percentage" office:value="0.099446013686187" calcext:value-type="percentage">
            <text:p>9.94%</text:p>
          </table:table-cell>
          <table:table-cell table:style-name="ce1" table:number-columns-repeated="999"/>
        </table:table-row>
        <table:table-row table:style-name="ro1">
          <table:table-cell/>
          <table:table-cell table:style-name="ce7" table:number-columns-repeated="4"/>
          <table:table-cell table:style-name="ce15"/>
          <table:table-cell table:style-name="ce16" office:value-type="string" calcext:value-type="string">
            <text:p>extended </text:p>
          </table:table-cell>
          <table:table-cell table:style-name="ce21" table:formula="of:=SUMIF([.$G3:.$G514];&quot;Y&quot;;[.H3:.H514])" office:value-type="float" office:value="50184695" calcext:value-type="float">
            <text:p>50 184 695</text:p>
          </table:table-cell>
          <table:table-cell table:style-name="ce21" table:formula="of:=SUMIF([.$G3:.$G514];&quot;Y&quot;;[.I3:.I514])" office:value-type="float" office:value="24295167" calcext:value-type="float">
            <text:p>24 295 167</text:p>
          </table:table-cell>
          <table:table-cell table:style-name="ce29" table:formula="of:=AVERAGE([.M520];[.P520];[.S520];[.V520];[.Y520])" office:value-type="percentage" office:value="0.0204801215017201" calcext:value-type="percentage">
            <text:p>2.05%</text:p>
          </table:table-cell>
          <table:table-cell table:style-name="ce36" table:formula="of:=SUMIF([.$G3:.$G514];&quot;Y&quot;;[.K3:.K514])" office:value-type="float" office:value="1226531" calcext:value-type="float">
            <text:p>1 226 531</text:p>
          </table:table-cell>
          <table:table-cell table:style-name="ce40" table:formula="of:=SUMIF([.$G3:.$G514];&quot;Y&quot;;[.L3:.L514])" office:value-type="float" office:value="546392" calcext:value-type="float">
            <text:p><text:s/>546 392</text:p>
          </table:table-cell>
          <table:table-cell table:style-name="ce43" table:formula="of:=[.K520]/[.K$518]" office:value-type="percentage" office:value="0.00637243494285039" calcext:value-type="percentage">
            <text:p>0.64%</text:p>
          </table:table-cell>
          <table:table-cell table:style-name="ce36" table:formula="of:=SUMIF([.$G3:.$G514];&quot;Y&quot;;[.N3:.N514])" office:value-type="float" office:value="6318867" calcext:value-type="float">
            <text:p>6 318 867</text:p>
          </table:table-cell>
          <table:table-cell table:style-name="ce40" table:formula="of:=SUMIF([.$G3:.$G514];&quot;Y&quot;;[.O3:.O514])" office:value-type="float" office:value="2147521" calcext:value-type="float">
            <text:p>2 147 521</text:p>
          </table:table-cell>
          <table:table-cell table:style-name="ce43" table:formula="of:=[.N520]/[.N$518]" office:value-type="percentage" office:value="0.0083868272600967" calcext:value-type="percentage">
            <text:p>0.84%</text:p>
          </table:table-cell>
          <table:table-cell table:style-name="ce36" table:formula="of:=SUMIF([.$G3:.$G514];&quot;Y&quot;;[.Q3:.Q514])" office:value-type="float" office:value="5004183" calcext:value-type="float">
            <text:p>5 004 183</text:p>
          </table:table-cell>
          <table:table-cell table:style-name="ce40" table:formula="of:=SUMIF([.$G3:.$G514];&quot;Y&quot;;[.R3:.R514])" office:value-type="float" office:value="1904162" calcext:value-type="float">
            <text:p>1 904 162</text:p>
          </table:table-cell>
          <table:table-cell table:style-name="ce43" table:formula="of:=[.Q520]/[.Q$518]" office:value-type="percentage" office:value="0.0140132768702563" calcext:value-type="percentage">
            <text:p>1.40%</text:p>
          </table:table-cell>
          <table:table-cell table:style-name="ce36" table:formula="of:=SUMIF([.$G3:.$G514];&quot;Y&quot;;[.T3:.T514])" office:value-type="float" office:value="36446658" calcext:value-type="float">
            <text:p>36 446 658</text:p>
          </table:table-cell>
          <table:table-cell table:style-name="ce40" table:formula="of:=SUMIF([.$G3:.$G514];&quot;Y&quot;;[.U3:.U514])" office:value-type="float" office:value="18911962" calcext:value-type="float">
            <text:p>18 911 962</text:p>
          </table:table-cell>
          <table:table-cell table:style-name="ce43" table:formula="of:=[.T520]/[.T$518]" office:value-type="percentage" office:value="0.0598029152290554" calcext:value-type="percentage">
            <text:p>5.98%</text:p>
          </table:table-cell>
          <table:table-cell table:style-name="ce36" table:formula="of:=SUMIF([.$G3:.$G514];&quot;Y&quot;;[.W3:.W514])" office:value-type="float" office:value="1188456" calcext:value-type="float">
            <text:p>1 188 456</text:p>
          </table:table-cell>
          <table:table-cell table:style-name="ce40" table:formula="of:=SUMIF([.$G3:.$G514];&quot;Y&quot;;[.X3:.X514])" office:value-type="float" office:value="785130" calcext:value-type="float">
            <text:p><text:s/>785 130</text:p>
          </table:table-cell>
          <table:table-cell table:style-name="ce43" table:formula="of:=[.W520]/[.W$518]" office:value-type="percentage" office:value="0.0138251532063416" calcext:value-type="percentage">
            <text:p>1.38%</text:p>
          </table:table-cell>
          <table:table-cell table:style-name="ce1" table:number-columns-repeated="999"/>
        </table:table-row>
        <table:table-row table:style-name="ro1">
          <table:table-cell/>
          <table:table-cell table:style-name="ce8" table:number-columns-repeated="6"/>
          <table:table-cell table:style-name="ce22" table:number-columns-repeated="2"/>
          <table:table-cell table:style-name="ce30"/>
          <table:table-cell table:style-name="ce34"/>
          <table:table-cell table:style-name="ce8" table:number-columns-repeated="11"/>
          <table:table-cell table:style-name="ce1" table:number-columns-repeated="1002"/>
        </table:table-row>
        <table:table-row table:style-name="ro1">
          <table:table-cell/>
          <table:table-cell table:style-name="ce5"/>
          <table:table-cell table:style-name="ce6" table:number-columns-repeated="5"/>
          <table:table-cell table:style-name="ce23"/>
          <table:table-cell table:style-name="ce15" office:value-type="string" calcext:value-type="string">
            <text:p>TOTAL</text:p>
          </table:table-cell>
          <table:table-cell table:style-name="ce6"/>
          <table:table-cell table:style-name="ce37" office:value-type="string" calcext:value-type="string">
            <text:p>Game Boy</text:p>
          </table:table-cell>
          <table:table-cell table:style-name="ce8" table:number-columns-repeated="2"/>
          <table:table-cell table:style-name="ce11" office:value-type="string" calcext:value-type="string">
            <text:p>GameBoy Color</text:p>
          </table:table-cell>
          <table:table-cell table:style-name="ce8" table:number-columns-repeated="2"/>
          <table:table-cell table:style-name="ce11" office:value-type="string" calcext:value-type="string">
            <text:p>GameBoy Color</text:p>
          </table:table-cell>
          <table:table-cell table:style-name="ce8" table:number-columns-repeated="2"/>
          <table:table-cell table:style-name="ce11" office:value-type="string" calcext:value-type="string">
            <text:p>GameBoy Color</text:p>
          </table:table-cell>
          <table:table-cell table:style-name="ce8" table:number-columns-repeated="2"/>
          <table:table-cell table:style-name="ce1" table:number-columns-repeated="1002"/>
        </table:table-row>
        <table:table-row table:style-name="ro1">
          <table:table-cell/>
          <table:table-cell table:style-name="ce9"/>
          <table:table-cell table:style-name="ce12" office:value-type="string" calcext:value-type="string">
            <text:p>preencher só esta cor</text:p>
          </table:table-cell>
          <table:table-cell table:style-name="ce12"/>
          <table:table-cell table:style-name="ce6" table:number-columns-repeated="2"/>
          <table:table-cell table:style-name="ce15" office:value-type="string" calcext:value-type="string">
            <text:p>clicks</text:p>
          </table:table-cell>
          <table:table-cell table:style-name="ce24"/>
          <table:table-cell table:style-name="ce27" table:formula="of:=SUM([.K523];[.N523];[.Q523];[.T523];[.W523])" office:value-type="float" office:value="1873547709" calcext:value-type="float">
            <text:p>1873 547 709</text:p>
          </table:table-cell>
          <table:table-cell table:style-name="ce6"/>
          <table:table-cell table:style-name="ce12" office:value-type="float" office:value="243098641" calcext:value-type="float">
            <text:p>243098641</text:p>
          </table:table-cell>
          <table:table-cell table:style-name="ce8" table:number-columns-repeated="2"/>
          <table:table-cell table:style-name="ce12" office:value-type="float" office:value="682016063" calcext:value-type="float">
            <text:p>682016063</text:p>
          </table:table-cell>
          <table:table-cell table:style-name="ce8" table:number-columns-repeated="2"/>
          <table:table-cell table:style-name="ce12" office:value-type="float" office:value="320014805" calcext:value-type="float">
            <text:p>320014805</text:p>
          </table:table-cell>
          <table:table-cell table:style-name="ce8" table:number-columns-repeated="2"/>
          <table:table-cell table:style-name="ce12" office:value-type="float" office:value="521286581" calcext:value-type="float">
            <text:p>521286581</text:p>
          </table:table-cell>
          <table:table-cell table:style-name="ce8" table:number-columns-repeated="2"/>
          <table:table-cell table:style-name="ce12" office:value-type="float" office:value="107131619" calcext:value-type="float">
            <text:p>107131619</text:p>
          </table:table-cell>
          <table:table-cell table:style-name="ce1" table:number-columns-repeated="1001"/>
        </table:table-row>
        <table:table-row table:style-name="ro1">
          <table:table-cell/>
          <table:table-cell table:style-name="ce5"/>
          <table:table-cell table:style-name="ce6" table:number-columns-repeated="4"/>
          <table:table-cell table:style-name="ce15" office:value-type="string" calcext:value-type="string">
            <text:p>seconds</text:p>
          </table:table-cell>
          <table:table-cell table:style-name="ce24"/>
          <table:table-cell table:style-name="ce27" table:formula="of:=[.I523]/1000000" office:value-type="float" office:value="1873.547709" calcext:value-type="float">
            <text:p><text:s/>1 873.548</text:p>
          </table:table-cell>
          <table:table-cell table:style-name="ce6"/>
          <table:table-cell table:style-name="ce38" table:formula="of:=[.K523]/1000000" office:value-type="float" office:value="243.098641" calcext:value-type="float">
            <text:p>243.099</text:p>
          </table:table-cell>
          <table:table-cell table:style-name="ce8" table:number-columns-repeated="2"/>
          <table:table-cell table:style-name="ce38" table:formula="of:=[.N523]/1000000" office:value-type="float" office:value="682.016063" calcext:value-type="float">
            <text:p>682.016</text:p>
          </table:table-cell>
          <table:table-cell table:style-name="ce8" table:number-columns-repeated="2"/>
          <table:table-cell table:style-name="ce38" table:formula="of:=[.Q523]/1000000" office:value-type="float" office:value="320.014805" calcext:value-type="float">
            <text:p>320.015</text:p>
          </table:table-cell>
          <table:table-cell table:style-name="ce8" table:number-columns-repeated="2"/>
          <table:table-cell table:style-name="ce38" table:formula="of:=[.T523]/1000000" office:value-type="float" office:value="521.286581" calcext:value-type="float">
            <text:p>521.287</text:p>
          </table:table-cell>
          <table:table-cell table:style-name="ce8" table:number-columns-repeated="2"/>
          <table:table-cell table:style-name="ce38" table:formula="of:=[.W523]/1000000" office:value-type="float" office:value="107.131619" calcext:value-type="float">
            <text:p>107.132</text:p>
          </table:table-cell>
          <table:table-cell table:style-name="ce1" table:number-columns-repeated="1001"/>
        </table:table-row>
        <table:table-row table:style-name="ro1">
          <table:table-cell/>
          <table:table-cell table:style-name="ce5"/>
          <table:table-cell table:style-name="ce6" table:number-columns-repeated="4"/>
          <table:table-cell table:style-name="ce15" office:value-type="string" calcext:value-type="string">
            <text:p>minutes</text:p>
          </table:table-cell>
          <table:table-cell table:style-name="ce24"/>
          <table:table-cell table:style-name="ce27" table:formula="of:=[.I524]/60" office:value-type="float" office:value="31.22579515" calcext:value-type="float">
            <text:p><text:s text:c="2"/>31.226</text:p>
          </table:table-cell>
          <table:table-cell table:style-name="ce6"/>
          <table:table-cell table:style-name="ce38" table:formula="of:=[.K524]/60" office:value-type="float" office:value="4.05164401666667" calcext:value-type="float">
            <text:p>4.052</text:p>
          </table:table-cell>
          <table:table-cell table:style-name="ce8" table:number-columns-repeated="2"/>
          <table:table-cell table:style-name="ce38" table:formula="of:=[.N524]/60" office:value-type="float" office:value="11.3669343833333" calcext:value-type="float">
            <text:p>11.367</text:p>
          </table:table-cell>
          <table:table-cell table:style-name="ce8" table:number-columns-repeated="2"/>
          <table:table-cell table:style-name="ce38" table:formula="of:=[.Q524]/60" office:value-type="float" office:value="5.33358008333333" calcext:value-type="float">
            <text:p>5.334</text:p>
          </table:table-cell>
          <table:table-cell table:style-name="ce8" table:number-columns-repeated="2"/>
          <table:table-cell table:style-name="ce38" table:formula="of:=[.T524]/60" office:value-type="float" office:value="8.68810968333333" calcext:value-type="float">
            <text:p>8.688</text:p>
          </table:table-cell>
          <table:table-cell table:style-name="ce8" table:number-columns-repeated="2"/>
          <table:table-cell table:style-name="ce38" table:formula="of:=[.W524]/60" office:value-type="float" office:value="1.78552698333333" calcext:value-type="float">
            <text:p>1.786</text:p>
          </table:table-cell>
          <table:table-cell table:style-name="ce1" table:number-columns-repeated="1001"/>
        </table:table-row>
        <table:table-row table:style-name="ro1">
          <table:table-cell/>
          <table:table-cell table:style-name="ce5"/>
          <table:table-cell table:style-name="ce6" table:number-columns-repeated="4"/>
          <table:table-cell table:style-name="ce15" office:value-type="string" calcext:value-type="string">
            <text:p>hours</text:p>
          </table:table-cell>
          <table:table-cell table:style-name="ce24"/>
          <table:table-cell table:style-name="ce27" table:formula="of:=[.I524]/60/60" office:value-type="float" office:value="0.520429919166667" calcext:value-type="float">
            <text:p><text:s text:c="2"/>0.52</text:p>
          </table:table-cell>
          <table:table-cell table:style-name="ce6"/>
          <table:table-cell table:style-name="ce38" table:formula="of:=[.K524]/60/60" office:value-type="float" office:value="0.0675274002777778" calcext:value-type="float">
            <text:p>0.068</text:p>
          </table:table-cell>
          <table:table-cell table:style-name="ce8" table:number-columns-repeated="2"/>
          <table:table-cell table:style-name="ce38" table:formula="of:=[.N524]/60/60" office:value-type="float" office:value="0.189448906388889" calcext:value-type="float">
            <text:p>0.189</text:p>
          </table:table-cell>
          <table:table-cell table:style-name="ce8" table:number-columns-repeated="2"/>
          <table:table-cell table:style-name="ce38" table:formula="of:=[.Q524]/60/60" office:value-type="float" office:value="0.0888930013888889" calcext:value-type="float">
            <text:p>0.089</text:p>
          </table:table-cell>
          <table:table-cell table:style-name="ce8" table:number-columns-repeated="2"/>
          <table:table-cell table:style-name="ce38" table:formula="of:=[.T524]/60/60" office:value-type="float" office:value="0.144801828055556" calcext:value-type="float">
            <text:p>0.145</text:p>
          </table:table-cell>
          <table:table-cell table:style-name="ce8" table:number-columns-repeated="2"/>
          <table:table-cell table:style-name="ce38" table:formula="of:=[.W524]/60/60" office:value-type="float" office:value="0.0297587830555556" calcext:value-type="float">
            <text:p>0.030</text:p>
          </table:table-cell>
          <table:table-cell table:style-name="ce1" table:number-columns-repeated="1001"/>
        </table:table-row>
        <table:table-row table:style-name="ro1" table:number-rows-repeated="10480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3:Sheet1.K5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" svg:font-family="Gentium" style:font-pitch="variable"/>
    <style:font-face style:name="TeXGyreAdventor" svg:font-family="TeXGyreAdvento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>
        <number:embedded-text number:position="3"> </number:embedded-text>
      </number:number>
    </number:number-style>
    <number:number-style style:name="N122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28">
      <number:number number:decimal-places="9" number:min-integer-digits="1" number:decimal-replacement="">
        <number:embedded-text number:position="6"> </number:embedded-text>
        <number:embedded-text number:position="3"> </number:embedded-text>
      </number:number>
      <number:text>  </number:text>
    </number:number-style>
    <number:number-style style:name="N129">
      <number:number number:decimal-places="3" number:min-integer-digits="1" number:decimal-replacement="">
        <number:embedded-text number:position="6"> </number:embedded-text>
        <number:embedded-text number:position="3"> </number:embedded-text>
      </number:number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 style:data-style-name="N2" text:time-value="22:52:27.588005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2:36:41.194386807</meta:creation-date>
    <dc:date>2015-04-18T00:15:52.056836856</dc:date>
    <meta:editing-duration>PT27M16S</meta:editing-duration>
    <meta:editing-cycles>5</meta:editing-cycles>
    <meta:generator>LibreOffice/4.3.3.2$Linux_X86_64 LibreOffice_project/430m0$Build-2</meta:generator>
    <meta:document-statistic meta:table-count="1" meta:cell-count="12934" meta:object-count="0"/>
    <meta:user-defined meta:name="qrichtext">1</meta:user-defined>
  </office:meta>
</office:document-meta>
</file>